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Consolas" svg:font-family="Consolas"/>
    <style:font-face style:name="宋体" svg:font-family="宋体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3" style:family="table-column">
      <style:table-column-properties fo:break-before="auto" style:column-width="7.251cm"/>
    </style:style>
    <style:style style:name="co64" style:family="table-column">
      <style:table-column-properties fo:break-before="auto" style:column-width="4.44cm"/>
    </style:style>
    <style:style style:name="co65" style:family="table-column">
      <style:table-column-properties fo:break-before="auto" style:column-width="7.44cm"/>
    </style:style>
    <style:style style:name="co66" style:family="table-column">
      <style:table-column-properties fo:break-before="auto" style:column-width="8.867cm"/>
    </style:style>
    <style:style style:name="co67" style:family="table-column">
      <style:table-column-properties fo:break-before="auto" style:column-width="6.881cm"/>
    </style:style>
    <style:style style:name="co68" style:family="table-column">
      <style:table-column-properties fo:break-before="auto" style:column-width="4.882cm"/>
    </style:style>
    <style:style style:name="co69" style:family="table-column">
      <style:table-column-properties fo:break-before="auto" style:column-width="4.733cm"/>
    </style:style>
    <style:style style:name="co70" style:family="table-column">
      <style:table-column-properties fo:break-before="auto" style:column-width="4.771cm"/>
    </style:style>
    <style:style style:name="co85" style:family="table-column">
      <style:table-column-properties fo:break-before="auto" style:column-width="4.588cm"/>
    </style:style>
    <style:style style:name="co86" style:family="table-column">
      <style:table-column-properties fo:break-before="auto" style:column-width="6.288cm"/>
    </style:style>
    <style:style style:name="co87" style:family="table-column">
      <style:table-column-properties fo:break-before="auto" style:column-width="6.105cm"/>
    </style:style>
    <style:style style:name="co88" style:family="table-column">
      <style:table-column-properties fo:break-before="auto" style:column-width="6.399cm"/>
    </style:style>
    <style:style style:name="co89" style:family="table-column">
      <style:table-column-properties fo:break-before="auto" style:column-width="5.179cm"/>
    </style:style>
    <style:style style:name="co90" style:family="table-column">
      <style:table-column-properties fo:break-before="auto" style:column-width="5.142cm"/>
    </style:style>
    <style:style style:name="co91" style:family="table-column">
      <style:table-column-properties fo:break-before="auto" style:column-width="5.771cm"/>
    </style:style>
    <style:style style:name="co92" style:family="table-column">
      <style:table-column-properties fo:break-before="auto" style:column-width="5.734cm"/>
    </style:style>
    <style:style style:name="co93" style:family="table-column">
      <style:table-column-properties fo:break-before="auto" style:column-width="7.936cm"/>
    </style:style>
    <style:style style:name="co35" style:family="table-column">
      <style:table-column-properties fo:break-before="auto" style:column-width="2.265cm"/>
    </style:style>
    <style:style style:name="co17" style:family="table-column">
      <style:table-column-properties fo:break-before="auto" style:column-width="2.267cm"/>
    </style:style>
    <style:style style:name="co94" style:family="table-column">
      <style:table-column-properties fo:break-before="auto" style:column-width="8.546cm"/>
    </style:style>
    <style:style style:name="co40" style:family="table-column">
      <style:table-column-properties fo:break-before="auto" style:column-width="3.071cm"/>
    </style:style>
    <style:style style:name="co95" style:family="table-column">
      <style:table-column-properties fo:break-before="auto" style:column-width="6.807cm"/>
    </style:style>
    <style:style style:name="co96" style:family="table-column">
      <style:table-column-properties fo:break-before="auto" style:column-width="6.152cm"/>
    </style:style>
    <style:style style:name="co97" style:family="table-column">
      <style:table-column-properties fo:break-before="auto" style:column-width="6.126cm"/>
    </style:style>
    <style:style style:name="co98" style:family="table-column">
      <style:table-column-properties fo:break-before="auto" style:column-width="6.796cm"/>
    </style:style>
    <style:style style:name="co99" style:family="table-column">
      <style:table-column-properties fo:break-before="auto" style:column-width="6.824cm"/>
    </style:style>
    <style:style style:name="co100" style:family="table-column">
      <style:table-column-properties fo:break-before="auto" style:column-width="7.437cm"/>
    </style:style>
    <style:style style:name="co101" style:family="table-column">
      <style:table-column-properties fo:break-before="auto" style:column-width="6.511cm"/>
    </style:style>
    <style:style style:name="co102" style:family="table-column">
      <style:table-column-properties fo:break-before="auto" style:column-width="4.919cm"/>
    </style:style>
    <style:style style:name="co103" style:family="table-column">
      <style:table-column-properties fo:break-before="auto" style:column-width="6.142cm"/>
    </style:style>
    <style:style style:name="co46" style:family="table-column">
      <style:table-column-properties fo:break-before="auto" style:column-width="7.733cm"/>
    </style:style>
    <style:style style:name="co104" style:family="table-column">
      <style:table-column-properties fo:break-before="auto" style:column-width="4.831cm"/>
    </style:style>
    <style:style style:name="co48" style:family="table-column">
      <style:table-column-properties fo:break-before="auto" style:column-width="3.581cm"/>
    </style:style>
    <style:style style:name="co49" style:family="table-column">
      <style:table-column-properties fo:break-before="auto" style:column-width="4.195cm"/>
    </style:style>
    <style:style style:name="co50" style:family="table-column">
      <style:table-column-properties fo:break-before="auto" style:column-width="3.3cm"/>
    </style:style>
    <style:style style:name="co51" style:family="table-column">
      <style:table-column-properties fo:break-before="auto" style:column-width="4.845cm"/>
    </style:style>
    <style:style style:name="co52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53" style:family="table-column">
      <style:table-column-properties fo:break-before="auto" style:column-width="3.625cm"/>
    </style:style>
    <style:style style:name="co54" style:family="table-column">
      <style:table-column-properties fo:break-before="auto" style:column-width="4.662cm"/>
    </style:style>
    <style:style style:name="co5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56" style:family="table-column">
      <style:table-column-properties fo:break-before="auto" style:column-width="4.143cm"/>
    </style:style>
    <style:style style:name="co57" style:family="table-column">
      <style:table-column-properties fo:break-before="auto" style:column-width="5.105cm"/>
    </style:style>
    <style:style style:name="co58" style:family="table-column">
      <style:table-column-properties fo:break-before="auto" style:column-width="5.586cm"/>
    </style:style>
    <style:style style:name="co59" style:family="table-column">
      <style:table-column-properties fo:break-before="auto" style:column-width="5.315cm"/>
    </style:style>
    <style:style style:name="co60" style:family="table-column">
      <style:table-column-properties fo:break-before="auto" style:column-width="4.57cm"/>
    </style:style>
    <style:style style:name="co71" style:family="table-column">
      <style:table-column-properties fo:break-before="auto" style:column-width="6.74cm"/>
    </style:style>
    <style:style style:name="co72" style:family="table-column">
      <style:table-column-properties fo:break-before="auto" style:column-width="1.774cm"/>
    </style:style>
    <style:style style:name="co73" style:family="table-column">
      <style:table-column-properties fo:break-before="auto" style:column-width="8.167cm"/>
    </style:style>
    <style:style style:name="co74" style:family="table-column">
      <style:table-column-properties fo:break-before="auto" style:column-width="8.62cm"/>
    </style:style>
    <style:style style:name="co75" style:family="table-column">
      <style:table-column-properties fo:break-before="auto" style:column-width="10.359cm"/>
    </style:style>
    <style:style style:name="co76" style:family="table-column">
      <style:table-column-properties fo:break-before="auto" style:column-width="7.719cm"/>
    </style:style>
    <style:style style:name="co77" style:family="table-column">
      <style:table-column-properties fo:break-before="auto" style:column-width="6.936cm"/>
    </style:style>
    <style:style style:name="co78" style:family="table-column">
      <style:table-column-properties fo:break-before="auto" style:column-width="5.846cm"/>
    </style:style>
    <style:style style:name="co79" style:family="table-column">
      <style:table-column-properties fo:break-before="auto" style:column-width="5.475cm"/>
    </style:style>
    <style:style style:name="co80" style:family="table-column">
      <style:table-column-properties fo:break-before="auto" style:column-width="6.585cm"/>
    </style:style>
    <style:style style:name="co81" style:family="table-column">
      <style:table-column-properties fo:break-before="auto" style:column-width="7.177cm"/>
    </style:style>
    <style:style style:name="co82" style:family="table-column">
      <style:table-column-properties fo:break-before="auto" style:column-width="8.509cm"/>
    </style:style>
    <style:style style:name="co83" style:family="table-column">
      <style:table-column-properties fo:break-before="auto" style:column-width="7.325cm"/>
    </style:style>
    <style:style style:name="co84" style:family="table-column">
      <style:table-column-properties fo:break-before="auto" style:column-width="7.019cm"/>
    </style:style>
    <style:style style:name="co105" style:family="table-column">
      <style:table-column-properties fo:break-before="auto" style:column-width="7.14cm"/>
    </style:style>
    <style:style style:name="co106" style:family="table-column">
      <style:table-column-properties fo:break-before="auto" style:column-width="3.44cm"/>
    </style:style>
    <style:style style:name="co107" style:family="table-column">
      <style:table-column-properties fo:break-before="auto" style:column-width="3.217cm"/>
    </style:style>
    <style:style style:name="co108" style:family="table-column">
      <style:table-column-properties fo:break-before="auto" style:column-width="3.366cm"/>
    </style:style>
    <style:style style:name="co109" style:family="table-column">
      <style:table-column-properties fo:break-before="auto" style:column-width="4.514cm"/>
    </style:style>
    <style:style style:name="co110" style:family="table-column">
      <style:table-column-properties fo:break-before="auto" style:column-width="3.773cm"/>
    </style:style>
    <style:style style:name="co111" style:family="table-column">
      <style:table-column-properties fo:break-before="auto" style:column-width="3.736cm"/>
    </style:style>
    <style:style style:name="co112" style:family="table-column">
      <style:table-column-properties fo:break-before="auto" style:column-width="3.81cm"/>
    </style:style>
    <style:style style:name="co113" style:family="table-column">
      <style:table-column-properties fo:break-before="auto" style:column-width="4.551cm"/>
    </style:style>
    <style:style style:name="co114" style:family="table-column">
      <style:table-column-properties fo:break-before="auto" style:column-width="2.96cm"/>
    </style:style>
    <style:style style:name="co115" style:family="table-column">
      <style:table-column-properties fo:break-before="auto" style:column-width="3.403cm"/>
    </style:style>
    <style:style style:name="co116" style:family="table-column">
      <style:table-column-properties fo:break-before="auto" style:column-width="3.921cm"/>
    </style:style>
    <style:style style:name="co117" style:family="table-column">
      <style:table-column-properties fo:break-before="auto" style:column-width="3.427cm"/>
    </style:style>
    <style:style style:name="co118" style:family="table-column">
      <style:table-column-properties fo:break-before="auto" style:column-width="3.143cm"/>
    </style:style>
    <style:style style:name="co119" style:family="table-column">
      <style:table-column-properties fo:break-before="auto" style:column-width="7.579cm"/>
    </style:style>
    <style:style style:name="co120" style:family="table-column">
      <style:table-column-properties fo:break-before="auto" style:column-width="6.544cm"/>
    </style:style>
    <style:style style:name="co121" style:family="table-column">
      <style:table-column-properties fo:break-before="auto" style:column-width="6.548cm"/>
    </style:style>
    <style:style style:name="co122" style:family="table-column">
      <style:table-column-properties fo:break-before="auto" style:column-width="8.768cm"/>
    </style:style>
    <style:style style:name="co123" style:family="table-column">
      <style:table-column-properties fo:break-before="auto" style:column-width="6.992cm"/>
    </style:style>
    <style:style style:name="co124" style:family="table-column">
      <style:table-column-properties fo:break-before="auto" style:column-width="6.251cm"/>
    </style:style>
    <style:style style:name="co125" style:family="table-column">
      <style:table-column-properties fo:break-before="auto" style:column-width="6.955cm"/>
    </style:style>
    <style:style style:name="co126" style:family="table-column">
      <style:table-column-properties fo:break-before="auto" style:column-width="7.692cm"/>
    </style:style>
    <style:style style:name="co127" style:family="table-column">
      <style:table-column-properties fo:break-before="auto" style:column-width="6.398cm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22" style:family="table-row">
      <style:table-row-properties style:row-height="0.898cm" fo:break-before="auto" style:use-optimal-row-height="true"/>
    </style:style>
    <style:style style:name="ro23" style:family="table-row">
      <style:table-row-properties style:row-height="1.734cm" fo:break-before="auto" style:use-optimal-row-height="true"/>
    </style:style>
    <style:style style:name="ro24" style:family="table-row">
      <style:table-row-properties style:row-height="1.894cm" fo:break-before="auto" style:use-optimal-row-height="false"/>
    </style:style>
    <style:style style:name="ro25" style:family="table-row">
      <style:table-row-properties style:row-height="1.021cm" fo:break-before="auto" style:use-optimal-row-height="true"/>
    </style:style>
    <style:style style:name="ro26" style:family="table-row">
      <style:table-row-properties style:row-height="1.369cm" fo:break-before="auto" style:use-optimal-row-height="false"/>
    </style:style>
    <style:style style:name="ro27" style:family="table-row">
      <style:table-row-properties style:row-height="1.332cm" fo:break-before="auto" style:use-optimal-row-height="true"/>
    </style:style>
    <style:style style:name="ro28" style:family="table-row">
      <style:table-row-properties style:row-height="2.168cm" fo:break-before="auto" style:use-optimal-row-height="true"/>
    </style:style>
    <style:style style:name="ro18" style:family="table-row">
      <style:table-row-properties style:row-height="0.49cm" fo:break-before="auto" style:use-optimal-row-height="false"/>
    </style:style>
    <style:style style:name="ro11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1.316cm" fo:break-before="auto" style:use-optimal-row-height="true"/>
    </style:style>
    <style:style style:name="ro12" style:family="table-row">
      <style:table-row-properties style:row-height="1.737cm" fo:break-before="auto" style:use-optimal-row-height="true"/>
    </style:style>
    <style:style style:name="ro19" style:family="table-row">
      <style:table-row-properties style:row-height="0.478cm" fo:break-before="auto" style:use-optimal-row-height="true"/>
    </style:style>
    <style:style style:name="ro20" style:family="table-row">
      <style:table-row-properties style:row-height="0.736cm" fo:break-before="auto" style:use-optimal-row-height="false"/>
    </style:style>
    <style:style style:name="ro21" style:family="table-row">
      <style:table-row-properties style:row-height="0.596cm" fo:break-before="auto" style:use-optimal-row-height="false"/>
    </style:style>
    <style:style style:name="ro29" style:family="table-row">
      <style:table-row-properties style:row-height="0.806cm" fo:break-before="auto" style:use-optimal-row-height="false"/>
    </style:style>
    <style:style style:name="ro30" style:family="table-row">
      <style:table-row-properties style:row-height="0.841cm" fo:break-before="auto" style:use-optimal-row-height="false"/>
    </style:style>
    <style:style style:name="ro31" style:family="table-row">
      <style:table-row-properties style:row-height="0.877cm" fo:break-before="auto" style:use-optimal-row-height="false"/>
    </style:style>
    <style:style style:name="ro32" style:family="table-row">
      <style:table-row-properties style:row-height="0.982cm" fo:break-before="auto" style:use-optimal-row-height="false"/>
    </style:style>
    <style:style style:name="ro33" style:family="table-row">
      <style:table-row-properties style:row-height="0.631cm" fo:break-before="auto" style:use-optimal-row-height="false"/>
    </style:style>
    <style:style style:name="ro34" style:family="table-row">
      <style:table-row-properties style:row-height="1cm" fo:break-before="auto" style:use-optimal-row-height="true"/>
    </style:style>
    <style:style style:name="ro35" style:family="table-row">
      <style:table-row-properties style:row-height="2.422cm" fo:break-before="auto" style:use-optimal-row-height="true"/>
    </style:style>
    <style:style style:name="ro36" style:family="table-row">
      <style:table-row-properties style:row-height="1.192cm" fo:break-before="auto" style:use-optimal-row-height="false"/>
    </style:style>
    <style:style style:name="ro37" style:family="table-row">
      <style:table-row-properties style:row-height="1.473cm" fo:break-before="auto" style:use-optimal-row-height="true"/>
    </style:style>
    <style:style style:name="ro38" style:family="table-row">
      <style:table-row-properties style:row-height="2.027cm" fo:break-before="auto" style:use-optimal-row-height="true"/>
    </style:style>
    <style:style style:name="ro39" style:family="table-row">
      <style:table-row-properties style:row-height="2.157cm" fo:break-before="auto" style:use-optimal-row-height="true"/>
    </style:style>
    <style:style style:name="ro40" style:family="table-row">
      <style:table-row-properties style:row-height="1.947cm" fo:break-before="auto" style:use-optimal-row-height="true"/>
    </style:style>
    <style:style style:name="ro41" style:family="table-row">
      <style:table-row-properties style:row-height="0.771cm" fo:break-before="auto" style:use-optimal-row-height="false"/>
    </style:style>
    <style:style style:name="ro42" style:family="table-row">
      <style:table-row-properties style:row-height="1.228cm" fo:break-before="auto" style:use-optimal-row-height="false"/>
    </style:style>
    <style:style style:name="ro43" style:family="table-row">
      <style:table-row-properties style:row-height="2.491cm" fo:break-before="auto" style:use-optimal-row-height="false"/>
    </style:style>
    <style:style style:name="ro44" style:family="table-row">
      <style:table-row-properties style:row-height="1.053cm" fo:break-before="auto" style:use-optimal-row-height="false"/>
    </style:style>
    <style:style style:name="ro45" style:family="table-row">
      <style:table-row-properties style:row-height="1.334cm" fo:break-before="auto" style:use-optimal-row-height="false"/>
    </style:style>
    <style:style style:name="ro46" style:family="table-row">
      <style:table-row-properties style:row-height="1.965cm" fo:break-before="auto" style:use-optimal-row-height="false"/>
    </style:style>
    <style:style style:name="ro47" style:family="table-row">
      <style:table-row-properties style:row-height="1.122cm" fo:break-before="auto" style:use-optimal-row-height="false"/>
    </style:style>
    <style:style style:name="ro48" style:family="table-row">
      <style:table-row-properties style:row-height="0.912cm" fo:break-before="auto" style:use-optimal-row-height="false"/>
    </style:style>
    <style:style style:name="ta5" style:family="table" style:master-page-name="PageStyle_5f_Root">
      <style:table-properties table:display="true" style:writing-mode="lr-tb"/>
    </style:style>
    <style:style style:name="ta7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fo:background-color="#e6e6e6"/>
      <style:text-properties fo:color="#000000" fo:language="it" fo:country="IT"/>
    </style:style>
    <style:style style:name="ce106" style:family="table-cell" style:parent-style-name="Default">
      <style:table-cell-properties fo:background-color="transparent"/>
      <style:text-properties fo:language="it" fo:country="IT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0" style:family="table-cell" style:parent-style-name="Default">
      <style:table-cell-properties fo:background-color="#e6e6e6"/>
      <style:text-properties fo:color="#000000" fo:language="ro" fo:country="RO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fo:language="ro" fo:country="RO"/>
    </style:style>
    <style:style style:name="ce1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ackground-color="#e6e6e6"/>
      <style:text-properties fo:color="#000000" fo:language="fi" fo:country="FI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>
      <style:table-cell-properties fo:background-color="#e6e6e6"/>
      <style:text-properties fo:color="#000000" fo:language="nb" fo:country="NO"/>
    </style:style>
    <style:style style:name="ce125" style:family="table-cell" style:parent-style-name="Default">
      <style:text-properties fo:language="nb" fo:country="NO"/>
    </style:style>
    <style:style style:name="ce12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1" style:family="table-cell" style:parent-style-name="Default" style:data-style-name="N15000">
      <style:text-properties fo:language="zxx" fo:country="none"/>
    </style:style>
    <style:style style:name="ce132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134" style:family="table-cell" style:parent-style-name="Default" style:data-style-name="N15000">
      <style:table-cell-properties fo:background-color="#ffd320"/>
      <style:text-properties fo:language="zxx" fo:country="none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9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0" style:family="table-cell" style:parent-style-name="dutch" style:data-style-name="N20037">
      <style:text-properties fo:language="en" fo:country="US"/>
    </style:style>
    <style:style style:name="ce141" style:family="table-cell" style:parent-style-name="dutch" style:data-style-name="N20037">
      <style:table-cell-properties fo:background-color="#ffd320"/>
      <style:text-properties fo:language="en" fo:country="US"/>
    </style:style>
    <style:style style:name="ce142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44" style:family="table-cell" style:parent-style-name="Default" style:data-style-name="N20037">
      <style:table-cell-properties fo:background-color="transparent"/>
      <style:text-properties fo:language="en" fo:country="US"/>
    </style:style>
    <style:style style:name="ce145" style:family="table-cell" style:parent-style-name="Default" style:data-style-name="N20037">
      <style:text-properties fo:language="zxx" fo:country="none"/>
    </style:style>
    <style:style style:name="ce146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4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5" style:family="table-cell" style:parent-style-name="Default" style:data-style-name="N5037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fo:background-color="#4c4c4c"/>
    </style:style>
    <style:style style:name="ce157" style:family="table-cell" style:parent-style-name="Default">
      <style:table-cell-properties fo:background-color="#e6e6e6"/>
      <style:text-properties fo:color="#000000"/>
    </style:style>
    <style:style style:name="ce158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9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 style:data-style-name="N41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65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 style:data-style-name="N25041">
      <style:text-properties fo:language="zxx" fo:country="none"/>
    </style:style>
    <style:style style:name="ce16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2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76" style:family="table-cell" style:parent-style-name="Default">
      <style:table-cell-properties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78" style:family="table-cell" style:parent-style-name="Default">
      <style:table-cell-properties fo:background-color="#ffd320" style:text-align-source="fix" style:repeat-content="false" fo:wrap-option="wrap"/>
      <style:paragraph-properties fo:text-align="start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79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82" style:family="table-cell" style:parent-style-name="Default"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1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6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2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4" style:family="table-cell" style:parent-style-name="Default">
      <style:table-cell-properties fo:background-color="transparent"/>
      <style:text-properties fo:language="pl" fo:country="PL"/>
    </style:style>
    <style:style style:name="ce2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8" style:family="table-cell" style:parent-style-name="Default">
      <style:table-cell-properties fo:background-color="#ffcc99"/>
      <style:text-properties fo:language="pl" fo:country="PL"/>
    </style:style>
    <style:style style:name="ce21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0" style:family="table-cell" style:parent-style-name="Default">
      <style:table-cell-properties fo:background-color="transparent" fo:wrap-option="wrap"/>
      <style:text-properties fo:language="it" fo:country="IT"/>
    </style:style>
    <style:style style:name="ce2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22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2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fo:background-color="transparent"/>
      <style:text-properties fo:language="fi" fo:country="FI"/>
    </style:style>
    <style:style style:name="ce22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9" style:family="table-cell" style:parent-style-name="Default">
      <style:table-cell-properties fo:background-color="transparent" fo:wrap-option="wrap"/>
      <style:text-properties fo:language="nb" fo:country="NO"/>
    </style:style>
    <style:style style:name="ce230" style:family="table-cell" style:parent-style-name="Default">
      <style:table-cell-properties fo:wrap-option="wrap"/>
      <style:text-properties fo:language="nb" fo:country="NO"/>
    </style:style>
    <style:style style:name="ce231" style:family="table-cell" style:parent-style-name="Default">
      <style:table-cell-properties fo:background-color="#ffd320" fo:wrap-option="wrap"/>
      <style:text-properties fo:language="nb" fo:country="NO"/>
    </style:style>
    <style:style style:name="ce23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33" style:family="table-cell" style:parent-style-name="Default">
      <style:table-cell-properties fo:background-color="#ffcc99" fo:wrap-option="wrap"/>
      <style:text-properties fo:language="nb" fo:country="NO"/>
    </style:style>
    <style:style style:name="ce234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5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6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7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46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fo:wrap-option="wrap"/>
      <style:text-properties fo:language="lt" fo:country="LT"/>
    </style:style>
    <style:style style:name="ce249" style:family="table-cell" style:parent-style-name="Default">
      <style:table-cell-properties fo:background-color="#ffd320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fo:background-color="#e6e6e6"/>
      <style:text-properties fo:color="#000000" fo:language="zxx" fo:country="none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 style:data-style-name="N15000">
      <style:table-cell-properties fo:background-color="#4c4c4c"/>
      <style:text-properties fo:language="zxx" fo:country="none"/>
    </style:style>
    <style:style style:name="ce40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44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53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60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>
      <style:table-cell-properties fo:background-color="#e6e6e6"/>
      <style:text-properties fo:color="#000000" fo:language="de" fo:country="DE"/>
    </style:style>
    <style:style style:name="ce80" style:family="table-cell" style:parent-style-name="Default">
      <style:table-cell-properties fo:background-color="#e6e6e6"/>
      <style:text-properties fo:color="#000000" fo:language="es" fo:country="ES"/>
    </style:style>
    <style:style style:name="ce87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ackground-color="transparent" fo:border="0.035cm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fo:background-color="#e6e6e6"/>
      <style:text-properties fo:color="#000000" fo:language="pl" fo:country="PL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60" style:family="table-cell" style:parent-style-name="Default">
      <style:text-properties fo:language="pl" fo:country="PL"/>
    </style:style>
    <style:style style:name="ce26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Default"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4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67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ackground-color="#aecf0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7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3" style:family="table-cell" style:parent-style-name="Default">
      <style:table-cell-properties fo:background-color="#ffcc99"/>
    </style:style>
    <style:style style:name="ce17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9" style:family="table-cell" style:parent-style-name="Default">
      <style:text-properties fo:language="zxx" fo:country="none"/>
    </style:style>
    <style:style style:name="ce190" style:family="table-cell" style:parent-style-name="Default">
      <style:table-cell-properties fo:background-color="transparent"/>
      <style:text-properties fo:language="zxx" fo:country="none"/>
    </style:style>
    <style:style style:name="ce191" style:family="table-cell" style:parent-style-name="Default">
      <style:table-cell-properties fo:background-color="transparent"/>
      <style:text-properties fo:language="en" fo:country="US"/>
    </style:style>
    <style:style style:name="ce192" style:family="table-cell" style:parent-style-name="Default">
      <style:table-cell-properties fo:background-color="transparent"/>
      <style:text-properties fo:language="fr" fo:country="FR"/>
    </style:style>
    <style:style style:name="ce193" style:family="table-cell" style:parent-style-name="Default">
      <style:table-cell-properties fo:background-color="transparent"/>
      <style:text-properties fo:language="de" fo:country="DE" fo:font-style="normal"/>
    </style:style>
    <style:style style:name="ce194" style:family="table-cell" style:parent-style-name="Default">
      <style:table-cell-properties fo:background-color="transparent"/>
      <style:text-properties fo:language="es" fo:country="ES"/>
    </style:style>
    <style:style style:name="ce1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99" style:family="table-cell" style:parent-style-name="Default">
      <style:table-cell-properties style:diagonal-bl-tr="none" style:diagonal-tl-br="none" fo:background-color="transparent" fo:border="0.035cm solid #808080"/>
    </style:style>
    <style:style style:name="ce200" style:family="table-cell" style:parent-style-name="Default">
      <style:table-cell-properties fo:background-color="#ffffcc"/>
      <style:text-properties fo:language="pl" fo:country="PL"/>
    </style:style>
    <style:style style:name="ce2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>
      <style:text-properties fo:language="fi" fo:country="FI"/>
    </style:style>
    <style:style style:name="ce203" style:family="table-cell" style:parent-style-name="Default">
      <style:table-cell-properties fo:background-color="#ffffff"/>
      <style:text-properties fo:language="fi" fo:country="FI"/>
    </style:style>
    <style:style style:name="ce204" style:family="table-cell" style:parent-style-name="Default">
      <style:table-cell-properties fo:background-color="#7da647"/>
      <style:text-properties fo:language="fi" fo:country="FI"/>
    </style:style>
    <style:style style:name="ce205" style:family="table-cell" style:parent-style-name="Default">
      <style:table-cell-properties fo:background-color="transparent"/>
      <style:text-properties fo:language="nb" fo:country="NO"/>
    </style:style>
    <style:style style:name="ce20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fo:border="0.035cm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ackground-color="transparent"/>
      <style:text-properties fo:language="de" fo:country="DE"/>
    </style:style>
    <style:style style:name="ce29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97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8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8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309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1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312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313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314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315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3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2" style:font-size-asian="10pt" style:font-size-complex="10pt"/>
    </style:style>
    <style:style style:name="ce318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1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20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3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2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24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5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32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2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32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3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3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4" style:family="table-cell" style:parent-style-name="Default">
      <style:table-cell-properties fo:background-color="transparent" fo:wrap-option="wrap"/>
      <style:text-properties fo:language="zxx" fo:country="none"/>
    </style:style>
    <style:style style:name="ce33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34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1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2" style:family="table-cell" style:parent-style-name="Default">
      <style:table-cell-properties fo:wrap-option="wrap"/>
      <style:text-properties fo:language="zxx" fo:country="none"/>
    </style:style>
    <style:style style:name="ce343" style:family="table-cell" style:parent-style-name="Default">
      <style:table-cell-properties fo:background-color="#ffd320" fo:wrap-option="wrap"/>
      <style:text-properties fo:language="zxx" fo:country="none"/>
    </style:style>
    <style:style style:name="ce344" style:family="table-cell" style:parent-style-name="Default">
      <style:table-cell-properties fo:background-color="#ffcc99" fo:wrap-option="wrap"/>
      <style:text-properties fo:language="zxx" fo:country="none"/>
    </style:style>
    <style:style style:name="ce345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346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347" style:family="table-cell" style:parent-style-name="Default">
      <style:table-cell-properties fo:background-color="#b3b3b3" fo:wrap-option="wrap"/>
      <style:text-properties fo:language="zxx" fo:country="none"/>
    </style:style>
    <style:style style:name="ce348" style:family="table-cell" style:parent-style-name="Default">
      <style:table-cell-properties fo:background-color="#ffffcc" fo:wrap-option="wrap"/>
      <style:text-properties fo:language="zxx" fo:country="none"/>
    </style:style>
    <style:style style:name="ce349" style:family="table-cell" style:parent-style-name="Default">
      <style:table-cell-properties fo:wrap-option="wrap"/>
    </style:style>
    <style:style style:name="ce35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3" style:family="table-cell" style:parent-style-name="Default">
      <style:table-cell-properties fo:background-color="transparent" fo:wrap-option="wrap"/>
      <style:text-properties fo:language="en" fo:country="US"/>
    </style:style>
    <style:style style:name="ce354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357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35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1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6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70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71" style:family="table-cell" style:parent-style-name="Default">
      <style:table-cell-properties fo:background-color="#b3b3b3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72" style:family="table-cell" style:parent-style-name="Default">
      <style:table-cell-properties fo:background-color="#ffffcc" fo:wrap-option="wrap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73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>
      <style:table-cell-properties fo:background-color="#ffffff" fo:wrap-option="wrap"/>
      <style:text-properties fo:language="pl" fo:country="PL"/>
    </style:style>
    <style:style style:name="ce37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0" style:family="table-cell" style:parent-style-name="Default">
      <style:table-cell-properties fo:background-color="#ffcc99" fo:wrap-option="wrap"/>
      <style:text-properties fo:language="pl" fo:country="PL"/>
    </style:style>
    <style:style style:name="ce381" style:family="table-cell" style:parent-style-name="Default">
      <style:table-cell-properties fo:background-color="transparent" fo:wrap-option="wrap"/>
      <style:text-properties fo:language="pl" fo:country="PL"/>
    </style:style>
    <style:style style:name="ce3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8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8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8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87" style:family="table-cell" style:parent-style-name="Default">
      <style:table-cell-properties fo:background-color="#e6e6e6" fo:wrap-option="wrap"/>
      <style:text-properties fo:language="it" fo:country="IT"/>
    </style:style>
    <style:style style:name="ce38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9" style:family="table-cell" style:parent-style-name="Default">
      <style:table-cell-properties fo:background-color="#ffd320" fo:wrap-option="wrap"/>
      <style:text-properties fo:language="it" fo:country="IT"/>
    </style:style>
    <style:style style:name="ce3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91" style:family="table-cell" style:parent-style-name="Default">
      <style:table-cell-properties fo:background-color="#ffd320" fo:wrap-option="wrap"/>
      <style:text-properties fo:language="en" fo:country="US"/>
    </style:style>
    <style:style style:name="ce39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4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39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6" style:family="table-cell" style:parent-style-name="Default">
      <style:table-cell-properties fo:background-color="transparent" fo:wrap-option="wrap"/>
      <style:text-properties fo:language="ro" fo:country="RO"/>
    </style:style>
    <style:style style:name="ce397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9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40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2" style:family="table-cell" style:parent-style-name="Default">
      <style:table-cell-properties fo:background-color="transparent" fo:wrap-option="wrap"/>
      <style:text-properties fo:language="fi" fo:country="FI"/>
    </style:style>
    <style:style style:name="ce40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4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5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6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407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9" style:family="table-cell" style:parent-style-name="Default">
      <style:table-cell-properties fo:background-color="#b3b3b3" fo:wrap-option="wrap"/>
      <style:text-properties fo:language="nb" fo:country="NO"/>
    </style:style>
    <style:style style:name="ce410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41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3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5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1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17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0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1" style:family="table-cell" style:parent-style-name="Default">
      <style:table-cell-properties fo:background-color="#b3b3b3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2" style:family="table-cell" style:parent-style-name="Default">
      <style:table-cell-properties fo:background-color="transparent" fo:wrap-option="wrap"/>
    </style:style>
    <style:style style:name="ce423" style:family="table-cell" style:parent-style-name="Default">
      <style:table-cell-properties fo:background-color="#ffd320" fo:wrap-option="wrap"/>
    </style:style>
    <style:style style:name="ce42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5" style:family="table-cell" style:parent-style-name="Default">
      <style:table-cell-properties fo:background-color="#ffcc99" fo:wrap-option="wrap"/>
    </style:style>
    <style:style style:name="ce426" style:family="table-cell" style:parent-style-name="Default">
      <style:table-cell-properties fo:background-color="#b3b3b3" fo:wrap-option="wrap"/>
    </style:style>
    <style:style style:name="ce427" style:family="table-cell" style:parent-style-name="Default">
      <style:table-cell-properties fo:background-color="#ffcc99" fo:wrap-option="wrap"/>
      <style:text-properties style:use-window-font-color="true"/>
    </style:style>
    <style:style style:name="ce428" style:family="table-cell" style:parent-style-name="Default">
      <style:table-cell-properties fo:background-color="#ffffcc" fo:wrap-option="wrap"/>
    </style:style>
    <style:style style:name="ce429" style:family="table-cell" style:parent-style-name="Default">
      <style:table-cell-properties fo:background-color="#b3b3b3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it" fo:country="IT"/>
    </style:style>
    <style:style style:name="T3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8" table:print="false">
        <office:forms form:automatic-focus="false" form:apply-design-mode="false"/>
        <table:table-column table:style-name="co105" table:default-cell-style-name="ce1"/>
        <table:table-column table:style-name="co106" table:default-cell-style-name="ce1"/>
        <table:table-column table:style-name="co107" table:default-cell-style-name="ce1"/>
        <table:table-column table:style-name="co108" table:default-cell-style-name="ce1"/>
        <table:table-column table:style-name="co109" table:default-cell-style-name="ce1"/>
        <table:table-column table:style-name="co6" table:default-cell-style-name="ce1"/>
        <table:table-column table:style-name="co7" table:default-cell-style-name="Default"/>
        <table:table-column table:style-name="co40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7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7" table:number-columns-repeated="1005" table:default-cell-style-name="Default"/>
        <table:table-row table:style-name="ro19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0">
          <table:table-cell table:style-name="ce306" office:value-type="string" table:number-columns-spanned="2" table:number-rows-spanned="1">
            <text:p>This is Revision : 0014 (final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9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1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21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21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21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21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21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21" table:number-rows-repeated="3">
          <table:table-cell table:number-columns-repeated="1022"/>
        </table:table-row>
        <table:table-row table:style-name="ro21">
          <table:table-cell/>
          <table:table-cell table:style-name="Default" table:number-columns-repeated="5"/>
          <table:table-cell table:number-columns-repeated="1016"/>
        </table:table-row>
        <table:table-row table:style-name="ro19">
          <table:table-cell table:style-name="ce307" office:value-type="string">
            <text:p>Total number of strings:</text:p>
          </table:table-cell>
          <table:table-cell table:style-name="ce317" table:formula="of:=(COUNTA([RootLang.A3:.A88]))+(COUNTA([UpdaterLang.A3:.A18]))+(COUNTA([FileBrowserLang.A3:.A9]))+(COUNTA([ScreenManagerLang.A3:.A323]))+(COUNTA([Installer.A3:.A7]))" office:value-type="float" office:value="435">
            <text:p>435</text:p>
          </table:table-cell>
          <table:table-cell table:style-name="Default" table:number-columns-repeated="4"/>
          <table:table-cell table:number-columns-repeated="1016"/>
        </table:table-row>
        <table:table-row table:style-name="ro19">
          <table:table-cell table:style-name="ce307" table:number-columns-repeated="2"/>
          <table:table-cell table:style-name="Default" table:number-columns-repeated="4"/>
          <table:table-cell table:number-columns-repeated="1016"/>
        </table:table-row>
        <table:table-row table:style-name="ro19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328" office:value-type="string">
            <text:p>Lietuvių</text:p>
          </table:table-cell>
          <table:table-cell table:style-name="ce328" office:value-type="string">
            <text:p>Svenska</text:p>
          </table:table-cell>
          <table:table-cell table:number-columns-repeated="1005"/>
        </table:table-row>
        <table:table-row table:style-name="ro19">
          <table:table-cell table:style-name="ce308" office:value-type="string">
            <text:p>Progress (%)</text:p>
          </table:table-cell>
          <table:table-cell table:style-name="ce318" table:formula="of:=100 - (((COUNTBLANK([RootLang.C$3:.C$88])+COUNTBLANK([UpdaterLang.C$3:.C$18])+COUNTBLANK([FileBrowserLang.C$3:.C$9])+COUNTBLANK([ScreenManagerLang.C$3:.C$323])+COUNTBLANK([Installer.C$3:.C$7])) / [.$B$14])*100)" office:value-type="float" office:value="100">
            <text:p>100</text:p>
          </table:table-cell>
          <table:table-cell table:style-name="ce318" table:formula="of:=100 - (((COUNTBLANK([RootLang.D$3:.D$88])+COUNTBLANK([UpdaterLang.D$3:.D$18])+COUNTBLANK([FileBrowserLang.D$3:.D$9])+COUNTBLANK([ScreenManagerLang.D$3:.D$323])+COUNTBLANK([Installer.D$3:.D$7])) / [.$B$14])*100)" office:value-type="float" office:value="100">
            <text:p>100</text:p>
          </table:table-cell>
          <table:table-cell table:style-name="ce318" table:formula="of:=100 - (((COUNTBLANK([RootLang.E$3:.E$88])+COUNTBLANK([UpdaterLang.E$3:.E$18])+COUNTBLANK([FileBrowserLang.E$3:.E$9])+COUNTBLANK([ScreenManagerLang.E$3:.E$323])+COUNTBLANK([Installer.E$3:.E$7])) / [.$B$14])*100)" office:value-type="float" office:value="98.3908045977011">
            <text:p>98,39</text:p>
          </table:table-cell>
          <table:table-cell table:style-name="ce318" table:formula="of:=100 - (((COUNTBLANK([RootLang.F$3:.F$88])+COUNTBLANK([UpdaterLang.F$3:.F$18])+COUNTBLANK([FileBrowserLang.F$3:.F$9])+COUNTBLANK([ScreenManagerLang.F$3:.F$323])+COUNTBLANK([Installer.F$3:.F$7])) / [.$B$14])*100)" office:value-type="float" office:value="98.3908045977011">
            <text:p>98,39</text:p>
          </table:table-cell>
          <table:table-cell table:style-name="ce318" table:formula="of:=100 - (((COUNTBLANK([RootLang.G$3:.G$88])+COUNTBLANK([UpdaterLang.G$3:.G$18])+COUNTBLANK([FileBrowserLang.G$3:.G$9])+COUNTBLANK([ScreenManagerLang.G$3:.G$323])+COUNTBLANK([Installer.G$3:.G$7])) / [.$B$14])*100)" office:value-type="float" office:value="98.3908045977011">
            <text:p>98,39</text:p>
          </table:table-cell>
          <table:table-cell table:style-name="ce318" table:formula="of:=100 - (((COUNTBLANK([RootLang.H$3:.H$88])+COUNTBLANK([UpdaterLang.H$3:.H$18])+COUNTBLANK([FileBrowserLang.H$3:.H$9])+COUNTBLANK([ScreenManagerLang.H$3:.H$323])+COUNTBLANK([Installer.H$3:.H$7])) / [.$B$14])*100)" office:value-type="float" office:value="98.3908045977011">
            <text:p>98,39</text:p>
          </table:table-cell>
          <table:table-cell table:style-name="ce318" table:formula="of:=100 - (((COUNTBLANK([RootLang.I$3:.I$88])+COUNTBLANK([UpdaterLang.I$3:.I$18])+COUNTBLANK([FileBrowserLang.I$3:.I$9])+COUNTBLANK([ScreenManagerLang.I$3:.I$323])+COUNTBLANK([Installer.I$3:.I$7])) / [.$B$14])*100)" office:value-type="float" office:value="51.9540229885058">
            <text:p>51,95</text:p>
          </table:table-cell>
          <table:table-cell table:style-name="ce318" table:formula="of:=100 - (((COUNTBLANK([RootLang.J$3:.J$88])+COUNTBLANK([UpdaterLang.J$3:.J$18])+COUNTBLANK([FileBrowserLang.J$3:.J$9])+COUNTBLANK([ScreenManagerLang.J$3:.J$323])+COUNTBLANK([Installer.J$3:.J$7])) / [.$B$14])*100)" office:value-type="float" office:value="98.3908045977011">
            <text:p>98,39</text:p>
          </table:table-cell>
          <table:table-cell table:style-name="ce318" table:formula="of:=100 - (((COUNTBLANK([RootLang.K$3:.K$88])+COUNTBLANK([UpdaterLang.K$3:.K$18])+COUNTBLANK([FileBrowserLang.K$3:.K$9])+COUNTBLANK([ScreenManagerLang.K$3:.K$323])+COUNTBLANK([Installer.K$3:.K$7])) / [.$B$14])*100)" office:value-type="float" office:value="98.3908045977011">
            <text:p>98,39</text:p>
          </table:table-cell>
          <table:table-cell table:style-name="ce318" table:formula="of:=100 - (((COUNTBLANK([RootLang.L$3:.L$88])+COUNTBLANK([UpdaterLang.L$3:.L$18])+COUNTBLANK([FileBrowserLang.L$3:.L$9])+COUNTBLANK([ScreenManagerLang.L$3:.L$323])+COUNTBLANK([Installer.L$3:.L$7])) / [.$B$14])*100)" office:value-type="float" office:value="98.3908045977011">
            <text:p>98,39</text:p>
          </table:table-cell>
          <table:table-cell table:style-name="ce318" table:formula="of:=100 - (((COUNTBLANK([RootLang.M$3:.M$88])+COUNTBLANK([UpdaterLang.M$3:.M$18])+COUNTBLANK([FileBrowserLang.M$3:.M$9])+COUNTBLANK([ScreenManagerLang.M$3:.M$323])+COUNTBLANK([Installer.M$3:.M$7])) / [.$B$14])*100)" office:value-type="float" office:value="81.8390804597701">
            <text:p>81,84</text:p>
          </table:table-cell>
          <table:table-cell table:style-name="ce318" table:formula="of:=100 - (((COUNTBLANK([RootLang.N$3:.N$88])+COUNTBLANK([UpdaterLang.N$3:.N$18])+COUNTBLANK([FileBrowserLang.N$3:.N$9])+COUNTBLANK([ScreenManagerLang.N$3:.N$323])+COUNTBLANK([Installer.N$3:.N$7])) / [.$B$14])*100)" office:value-type="float" office:value="80.4597701149425">
            <text:p>80,46</text:p>
          </table:table-cell>
          <table:table-cell table:style-name="ce318" table:formula="of:=100 - (((COUNTBLANK([RootLang.O$3:.O$88])+COUNTBLANK([UpdaterLang.O$3:.O$18])+COUNTBLANK([FileBrowserLang.O$3:.O$9])+COUNTBLANK([ScreenManagerLang.O$3:.O$323])+COUNTBLANK([Installer.O$3:.O$7])) / [.$B$14])*100)" office:value-type="float" office:value="98.3908045977011">
            <text:p>98,39</text:p>
          </table:table-cell>
          <table:table-cell table:style-name="ce318" table:formula="of:=100 - (((COUNTBLANK([RootLang.P$3:.P$88])+COUNTBLANK([UpdaterLang.P$3:.P$18])+COUNTBLANK([FileBrowserLang.P$3:.P$9])+COUNTBLANK([ScreenManagerLang.P$3:.P$323])+COUNTBLANK([Installer.P$3:.P$7])) / [.$B$14])*100)" office:value-type="float" office:value="98.3908045977011">
            <text:p>98,39</text:p>
          </table:table-cell>
          <table:table-cell table:style-name="ce318" table:formula="of:=100 - (((COUNTBLANK([RootLang.Q$3:.Q$88])+COUNTBLANK([UpdaterLang.Q$3:.Q$18])+COUNTBLANK([FileBrowserLang.Q$3:.Q$9])+COUNTBLANK([ScreenManagerLang.Q$3:.Q$323])+COUNTBLANK([Installer.Q$3:.Q$7])) / [.$B$14])*100)" office:value-type="float" office:value="98.3908045977011">
            <text:p>98,39</text:p>
          </table:table-cell>
          <table:table-cell table:style-name="ce318" table:formula="of:=100 - (((COUNTBLANK([RootLang.R$3:.R$88])+COUNTBLANK([UpdaterLang.R$3:.R$18])+COUNTBLANK([FileBrowserLang.R$3:.R$9])+COUNTBLANK([ScreenManagerLang.R$3:.R$323])+COUNTBLANK([Installer.R$3:.R$7])) / [.$B$14])*100)" office:value-type="float" office:value="98.3908045977011">
            <text:p>98,39</text:p>
          </table:table-cell>
          <table:table-cell table:number-columns-repeated="1005"/>
        </table:table-row>
        <table:table-row table:style-name="ro19">
          <table:table-cell table:style-name="ce309" office:value-type="string">
            <text:p>Contributor</text:p>
          </table:table-cell>
          <table:table-cell table:style-name="ce308" office:value-type="string">
            <text:p>Joan Charmant</text:p>
          </table:table-cell>
          <table:table-cell table:style-name="ce308" office:value-type="string">
            <text:p>Joan Charmant</text:p>
          </table:table-cell>
          <table:table-cell table:style-name="ce308" office:value-type="string">
            <text:p>Peter Strikwerda</text:p>
          </table:table-cell>
          <table:table-cell table:style-name="ce308" office:value-type="string">
            <text:p>Stephan Frost</text:p>
          </table:table-cell>
          <table:table-cell table:style-name="ce308" office:value-type="string">
            <text:p>Lionel Sosa Estrada</text:p>
          </table:table-cell>
          <table:table-cell table:style-name="ce324" office:value-type="string">
            <text:p>Fernando Jorge </text:p>
          </table:table-cell>
          <table:table-cell table:style-name="ce308" office:value-type="string">
            <text:p>Kuba Zamojski</text:p>
          </table:table-cell>
          <table:table-cell table:style-name="ce308" office:value-type="string">
            <text:p>Giorgio Biancuzzi</text:p>
          </table:table-cell>
          <table:table-cell table:style-name="ce325" office:value-type="string">
            <text:p>Bogdan Paul Frăţilă</text:p>
          </table:table-cell>
          <table:table-cell table:style-name="ce308" office:value-type="string">
            <text:p>Alexander Holthoer</text:p>
          </table:table-cell>
          <table:table-cell table:style-name="ce308" office:value-type="string">
            <text:p>Espen Kolderup</text:p>
          </table:table-cell>
          <table:table-cell table:style-name="ce326" office:value-type="string">
            <text:p>Nicko Deng</text:p>
          </table:table-cell>
          <table:table-cell table:style-name="ce326" office:value-type="string">
            <text:p>Eray Kıranoğlu</text:p>
          </table:table-cell>
          <table:table-cell table:style-name="ce327" office:value-type="string">
            <text:p>Nikos Sklavounos</text:p>
          </table:table-cell>
          <table:table-cell table:style-name="ce329" office:value-type="string">
            <text:p>Mindaugas Slavikas</text:p>
          </table:table-cell>
          <table:table-cell table:style-name="ce331" office:value-type="string">
            <text:p>Thomas Buska</text:p>
          </table:table-cell>
          <table:table-cell table:style-name="ce307" table:number-columns-repeated="1005"/>
        </table:table-row>
        <table:table-row table:style-name="ro19">
          <table:table-cell table:style-name="ce309" office:value-type="string">
            <text:p>Contributor</text:p>
          </table:table-cell>
          <table:table-cell table:style-name="ce319" office:value-type="string">
            <text:p>Mike Herbert</text:p>
          </table:table-cell>
          <table:table-cell table:style-name="ce308"/>
          <table:table-cell table:style-name="ce322" office:value-type="string">
            <text:p>Bart Kerkvliet</text:p>
          </table:table-cell>
          <table:table-cell table:style-name="ce308" office:value-type="string">
            <text:p>Dominique Saussereau</text:p>
          </table:table-cell>
          <table:table-cell table:style-name="ce308" office:value-type="string">
            <text:p>Rafael Gonzalez</text:p>
          </table:table-cell>
          <table:table-cell table:style-name="ce308" office:value-type="string">
            <text:p>Rafael Fernandes </text:p>
          </table:table-cell>
          <table:table-cell table:style-name="ce308" table:number-columns-repeated="8"/>
          <table:table-cell table:style-name="ce330"/>
          <table:table-cell table:style-name="ce308" office:value-type="string">
            <text:p>Alexander Holthoer</text:p>
          </table:table-cell>
          <table:table-cell table:style-name="ce307" table:number-columns-repeated="1005"/>
        </table:table-row>
        <table:table-row table:style-name="ro21">
          <table:table-cell table:style-name="ce309" office:value-type="string">
            <text:p>Contributor</text:p>
          </table:table-cell>
          <table:table-cell table:style-name="ce320" table:number-columns-repeated="2"/>
          <table:table-cell table:style-name="ce308"/>
          <table:table-cell table:style-name="ce308" office:value-type="string">
            <text:p>Jonathan Boder</text:p>
          </table:table-cell>
          <table:table-cell table:style-name="ce308" office:value-type="string">
            <text:p>Andoni Morales Alastruey</text:p>
          </table:table-cell>
          <table:table-cell table:style-name="ce308" table:number-columns-repeated="9"/>
          <table:table-cell table:style-name="ce330" table:number-columns-repeated="2"/>
          <table:table-cell table:style-name="ce307" table:number-columns-repeated="1005"/>
        </table:table-row>
        <table:table-row table:style-name="ro19">
          <table:table-cell table:style-name="ce309" office:value-type="string">
            <text:p>Contributor</text:p>
          </table:table-cell>
          <table:table-cell table:style-name="ce320" table:number-columns-repeated="2"/>
          <table:table-cell table:style-name="ce308"/>
          <table:table-cell table:style-name="ce308" office:value-type="string">
            <text:p>Stephan Peuckert</text:p>
          </table:table-cell>
          <table:table-cell table:style-name="ce320" table:number-columns-repeated="10"/>
          <table:table-cell table:style-name="ce330" table:number-columns-repeated="2"/>
          <table:table-cell table:number-columns-repeated="1005"/>
        </table:table-row>
        <table:table-row table:style-name="ro19">
          <table:table-cell table:style-name="ce310"/>
          <table:table-cell table:style-name="ce321" table:number-columns-repeated="3"/>
          <table:table-cell table:style-name="ce323"/>
          <table:table-cell table:style-name="ce321" table:number-columns-repeated="6"/>
          <table:table-cell table:style-name="ce1" table:number-columns-repeated="1011"/>
        </table:table-row>
        <table:table-row table:style-name="ro19">
          <table:table-cell table:style-name="ce310" office:value-type="string">
            <text:p><text:s/></text:p>
          </table:table-cell>
          <table:table-cell table:style-name="ce321" table:number-columns-repeated="3"/>
          <table:table-cell table:style-name="ce323"/>
          <table:table-cell table:style-name="ce321" table:number-columns-repeated="6"/>
          <table:table-cell table:style-name="ce1" table:number-columns-repeated="1011"/>
        </table:table-row>
        <table:table-row table:style-name="ro19" table:number-rows-repeated="2">
          <table:table-cell table:style-name="ce310"/>
          <table:table-cell table:style-name="ce321" table:number-columns-repeated="3"/>
          <table:table-cell table:style-name="ce323"/>
          <table:table-cell table:style-name="ce321" table:number-columns-repeated="6"/>
          <table:table-cell table:style-name="ce1" table:number-columns-repeated="1011"/>
        </table:table-row>
        <table:table-row table:style-name="ro19" table:number-rows-repeated="2">
          <table:table-cell table:style-name="Default" table:number-columns-repeated="6"/>
          <table:table-cell table:number-columns-repeated="1016"/>
        </table:table-row>
        <table:table-row table:style-name="ro20">
          <table:table-cell table:style-name="ce311" office:value-type="string">
            <text:p>Keys</text:p>
          </table:table-cell>
          <table:table-cell table:style-name="ce307" table:number-columns-repeated="1021"/>
        </table:table-row>
        <table:table-row table:style-name="ro29">
          <table:table-cell table:style-name="ce312" office:value-type="string">
            <text:p>Translation is missing !</text:p>
          </table:table-cell>
          <table:table-cell table:style-name="ce316" office:value-type="string" table:number-columns-spanned="2" table:number-rows-spanned="1">
            <text:p>Please add the translation</text:p>
          </table:table-cell>
          <table:covered-table-cell table:style-name="ce316"/>
          <table:table-cell table:style-name="ce307" table:number-columns-repeated="1019"/>
        </table:table-row>
        <table:table-row table:style-name="ro30">
          <table:table-cell table:style-name="ce313" office:value-type="string">
            <text:p>Added in this revision !</text:p>
          </table:table-cell>
          <table:table-cell table:style-name="ce316" office:value-type="string" table:number-columns-spanned="2" table:number-rows-spanned="1">
            <text:p>Please add the translation</text:p>
          </table:table-cell>
          <table:covered-table-cell table:style-name="ce316"/>
          <table:table-cell table:style-name="ce307" table:number-columns-repeated="1019"/>
        </table:table-row>
        <table:table-row table:style-name="ro31">
          <table:table-cell table:style-name="ce314" office:value-type="string">
            <text:p>English ref has changed significantly</text:p>
          </table:table-cell>
          <table:table-cell table:style-name="ce316" office:value-type="string" table:number-columns-spanned="2" table:number-rows-spanned="1">
            <text:p>Please update the translation</text:p>
          </table:table-cell>
          <table:covered-table-cell table:style-name="ce316"/>
          <table:table-cell table:style-name="ce307" table:number-columns-repeated="1019"/>
        </table:table-row>
        <table:table-row table:style-name="ro31">
          <table:table-cell table:style-name="ce315" office:value-type="string">
            <text:p>You changed a translation</text:p>
          </table:table-cell>
          <table:table-cell table:style-name="ce316" office:value-type="string" table:number-columns-spanned="2" table:number-rows-spanned="1">
            <text:p>Thanks for pointing it out</text:p>
          </table:table-cell>
          <table:covered-table-cell table:style-name="ce316"/>
          <table:table-cell table:style-name="ce307" table:number-columns-repeated="1019"/>
        </table:table-row>
        <table:table-row table:style-name="ro32">
          <table:table-cell table:style-name="ce316" office:value-type="string">
            <office:annotation draw:style-name="gr7" draw:text-style-name="P1" svg:width="2.88cm" svg:height="0.608cm" svg:x="7.732cm" svg:y="17.024cm" draw:caption-point-x="-0.629cm" draw:caption-point-y="1.517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316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5" table:print="false">
        <office:forms form:automatic-focus="false" form:apply-design-mode="false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number-columns-repeated="2" table:default-cell-style-name="ce248"/>
        <table:table-column table:style-name="co35" table:number-columns-repeated="237" table:default-cell-style-name="Default"/>
        <table:table-column table:style-name="co17" table:number-columns-repeated="769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0">
          <table:table-cell table:style-name="ce35" office:value-type="string">
            <text:p>CommandSwitchUICulture_FriendlyName</text:p>
          </table:table-cell>
          <table:table-cell table:style-name="ce131"/>
          <table:table-cell table:style-name="ce136" office:value-type="string">
            <text:p>Change Language</text:p>
          </table:table-cell>
          <table:table-cell table:style-name="ce146" office:value-type="string">
            <text:p>Changer la Langue</text:p>
          </table:table-cell>
          <table:table-cell table:style-name="ce158" office:value-type="string">
            <text:p>Wijzig de taal</text:p>
          </table:table-cell>
          <table:table-cell table:style-name="ce66" office:value-type="string">
            <text:p>Sprache ändern</text:p>
          </table:table-cell>
          <table:table-cell table:style-name="ce176" office:value-type="string">
            <text:p>Cambiar Idioma</text:p>
          </table:table-cell>
          <table:table-cell table:style-name="ce183" office:value-type="string">
            <text:p>Escolher Idioma</text:p>
          </table:table-cell>
          <table:table-cell table:style-name="ce98" office:value-type="string">
            <text:p>Zmień język</text:p>
          </table:table-cell>
          <table:table-cell table:style-name="ce106" office:value-type="string">
            <text:p>Cambia Lingua</text:p>
          </table:table-cell>
          <table:table-cell table:style-name="ce111" office:value-type="string">
            <text:p>Modifică limba</text:p>
          </table:table-cell>
          <table:table-cell table:style-name="ce117" office:value-type="string">
            <text:p>Vaihda kieli</text:p>
          </table:table-cell>
          <table:table-cell table:style-name="ce125" office:value-type="string">
            <text:p>Endre språk</text:p>
          </table:table-cell>
          <table:table-cell table:style-name="ce234" office:value-type="string">
            <text:p>改变语言</text:p>
          </table:table-cell>
          <table:table-cell table:style-name="ce238" office:value-type="string">
            <text:p>Dili Değiştir</text:p>
          </table:table-cell>
          <table:table-cell table:style-name="ce241" office:value-type="string">
            <text:p>Αλλαγή Γλώσσας</text:p>
          </table:table-cell>
          <table:table-cell table:style-name="ce150" office:value-type="string">
            <text:p>Pakeisti kalba</text:p>
          </table:table-cell>
          <table:table-cell table:style-name="ce1" office:value-type="string">
            <text:p>Välj Språk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CommandToggleFileExplorer_FriendlyName</text:p>
          </table:table-cell>
          <table:table-cell table:style-name="ce131"/>
          <table:table-cell table:style-name="ce136" office:value-type="string">
            <text:p>Show/Hide File Explorer</text:p>
          </table:table-cell>
          <table:table-cell table:style-name="ce146" office:value-type="string">
            <text:p>Montrer/Cacher l'Explorateur de Fichiers</text:p>
          </table:table-cell>
          <table:table-cell table:style-name="ce158" office:value-type="string">
            <text:p>Toon/Verberg bestand verkenner</text:p>
          </table:table-cell>
          <table:table-cell table:style-name="ce66" office:value-type="string">
            <text:p>Explorer zeigen / verbergen</text:p>
          </table:table-cell>
          <table:table-cell table:style-name="ce176" office:value-type="string">
            <text:p>Mostrar/Ocultar Explorador de Archivos</text:p>
          </table:table-cell>
          <table:table-cell table:style-name="ce184" office:value-type="string">
            <text:p>Mostrar/Ocultar o Gerenciador de Arquivos</text:p>
          </table:table-cell>
          <table:table-cell table:style-name="ce98" office:value-type="string">
            <text:p>Pokaż/Ukryj przeglądarkę plików</text:p>
          </table:table-cell>
          <table:table-cell table:style-name="ce106" office:value-type="string">
            <text:p>Mostra / Nascondi Esplora File</text:p>
          </table:table-cell>
          <table:table-cell table:style-name="ce111" office:value-type="string">
            <text:p>Arată/Ascunde Exploratorul de fişiere</text:p>
          </table:table-cell>
          <table:table-cell table:style-name="ce117" office:value-type="string">
            <text:p>Näytä/piilota Explorer</text:p>
          </table:table-cell>
          <table:table-cell table:style-name="ce125" office:value-type="string">
            <text:p>Vis/Skjul</text:p>
          </table:table-cell>
          <table:table-cell table:style-name="ce234" office:value-type="string">
            <text:p>显示/隐藏 文件浏览器</text:p>
          </table:table-cell>
          <table:table-cell table:style-name="ce239" office:value-type="string">
            <text:p>Dosya Yöneticisini Göster/Gizle</text:p>
          </table:table-cell>
          <table:table-cell table:style-name="ce241" office:value-type="string">
            <text:p>Εμφάνιση/Απόκρυψη Εξερεύνησης Αρχείων</text:p>
          </table:table-cell>
          <table:table-cell table:style-name="ce150" office:value-type="string">
            <text:p>Rodyti/slėpti dokumentų naršyklę</text:p>
          </table:table-cell>
          <table:table-cell table:style-name="ce1" office:value-type="string">
            <text:p>Dölj/Visa Fil Utforskare</text:p>
          </table:table-cell>
          <table:table-cell table:number-columns-repeated="1006"/>
        </table:table-row>
        <table:table-row table:style-name="ro23">
          <table:table-cell table:style-name="ce36" office:value-type="string">
            <text:p>dlgAbout_Info1</text:p>
          </table:table-cell>
          <table:table-cell table:style-name="ce133"/>
          <table:table-cell table:style-name="ce137" office:value-type="string">
            <text:p>Kinovea is subject to the terms of the Gnu General Public License version 2.</text:p>
          </table:table-cell>
          <table:table-cell table:style-name="ce147" office:value-type="string">
            <text:p>Kinovea est soumis aux termes de la licence Gnu General Public License version 2.</text:p>
          </table:table-cell>
          <table:table-cell table:style-name="ce159" office:value-type="string">
            <text:p>Kinovea is onderworpen aan de afspraken van de Gnu General Public Licence version 2.</text:p>
          </table:table-cell>
          <table:table-cell table:style-name="ce66" office:value-type="string">
            <text:p>Kinovea unterliegt den Bestimmungen der Gnu General Public License version 2.</text:p>
          </table:table-cell>
          <table:table-cell table:style-name="ce176" office:value-type="string">
            <text:p>Kinovea está sujeto a los términos de la licencia GNU General Public License versión 2.</text:p>
          </table:table-cell>
          <table:table-cell table:style-name="ce185" office:value-type="string">
            <text:p>Kinovea está sujeito aos termos da Gnu General Public License versão 2.</text:p>
          </table:table-cell>
          <table:table-cell table:style-name="ce213" office:value-type="string">
            <text:p>Kinovea jest oparta na licencji Gnu General Public License version 2.</text:p>
          </table:table-cell>
          <table:table-cell table:style-name="ce107" office:value-type="string">
            <text:p>Kinovea e' soggetto ai termini della Gnu Licenza Pubblica Generale versione 2.</text:p>
          </table:table-cell>
          <table:table-cell table:style-name="ce111" office:value-type="string">
            <text:p>Kinovea se supune termenilor Licenţei Publice Gnu versiunea 2.</text:p>
          </table:table-cell>
          <table:table-cell table:style-name="ce223" office:value-type="string">
            <text:p>Kinovea on Gnu General Public License versio 2:n alainen</text:p>
          </table:table-cell>
          <table:table-cell table:style-name="ce229" office:value-type="string">
            <text:p>Kinovea er underlagt bestemmelsene for Gnu General Public License version 2.</text:p>
          </table:table-cell>
          <table:table-cell table:style-name="ce234" office:value-type="string">
            <text:p>本软件遵守 Gnu General Public License version 2 开源标准.</text:p>
          </table:table-cell>
          <table:table-cell table:style-name="ce183" office:value-type="string">
            <text:p>Kinovea Gnu Genel Kamu Lisansı sürüm 2 maddelerine tabidir.</text:p>
          </table:table-cell>
          <table:table-cell table:style-name="ce242" office:value-type="string">
            <text:p>Το Kinovea υπόκειται στους όρους της άδειας του Gnu General Public έκδοση 2.</text:p>
          </table:table-cell>
          <table:table-cell table:style-name="ce66" office:value-type="string">
            <text:p>Kinovea programai taikoma GNU General Public License 2 versijos sąlygos.</text:p>
          </table:table-cell>
          <table:table-cell table:style-name="ce66" office:value-type="string">
            <text:p>Kinovea omfattas av vilkoren för Gnu General </text:p>
            <text:p>Public License version 2.</text:p>
          </table:table-cell>
          <table:table-cell table:style-name="ce1" table:number-columns-repeated="1006"/>
        </table:table-row>
        <table:table-row table:style-name="ro23">
          <table:table-cell table:style-name="ce36" office:value-type="string">
            <text:p>dlgAbout_Info2</text:p>
          </table:table-cell>
          <table:table-cell table:style-name="ce133"/>
          <table:table-cell table:style-name="ce137" office:value-type="string">
            <text:p>Kinovea uses the following software components:</text:p>
          </table:table-cell>
          <table:table-cell table:style-name="ce147" office:value-type="string">
            <text:p>Kinovea utilise les composants logiciels suivants :</text:p>
          </table:table-cell>
          <table:table-cell table:style-name="ce159" office:value-type="string">
            <text:p>Kinovea werkt samen met de volgende software onderdelen:</text:p>
          </table:table-cell>
          <table:table-cell table:style-name="ce66" office:value-type="string">
            <text:p>Kinovea arbeitet mit den folgenden Softwarekomponenten zusammen:</text:p>
          </table:table-cell>
          <table:table-cell table:style-name="ce176" office:value-type="string">
            <text:p>Kinovea trabaja en cooperación con los siguientes componentes:</text:p>
          </table:table-cell>
          <table:table-cell table:style-name="ce183" office:value-type="string">
            <text:p>Kinovea trabalha em cooperação com os seguintes componentes:</text:p>
          </table:table-cell>
          <table:table-cell table:style-name="ce213" office:value-type="string">
            <text:p>Kinovea wykorzystuje następujące komponenty:</text:p>
          </table:table-cell>
          <table:table-cell table:style-name="ce107" office:value-type="string">
            <text:p>Kinovea funziona in cooperazione con i seguenti componenti software:</text:p>
          </table:table-cell>
          <table:table-cell table:style-name="ce111" office:value-type="string">
            <text:p>Kinovea funcţionează în cooperare cu urmatoarele componente software:</text:p>
          </table:table-cell>
          <table:table-cell table:style-name="ce223" office:value-type="string">
            <text:p>Kinovea on yhteensopiva seuraavien ohjelmistojen kanssa:</text:p>
          </table:table-cell>
          <table:table-cell table:style-name="ce229" office:value-type="string">
            <text:p>Kinovea benytter seg av følgende programvarekomponenter :</text:p>
          </table:table-cell>
          <table:table-cell table:style-name="ce234" office:value-type="string">
            <text:p>本软件包含以下几个功能模块:</text:p>
          </table:table-cell>
          <table:table-cell table:style-name="ce183" office:value-type="string">
            <text:p>Kinovea aşağıda belirtilen yazılım bileşenleriyle beraber çalışır:</text:p>
          </table:table-cell>
          <table:table-cell table:style-name="ce242" office:value-type="string">
            <text:p>Το Kinovea συνεργάζεται με τα ακόλουθα στοιχεία άλλων λογισμικών::</text:p>
          </table:table-cell>
          <table:table-cell table:style-name="ce151" office:value-type="string">
            <text:p>Kinovea naudoja šias programinės įrangos komponentus:</text:p>
          </table:table-cell>
          <table:table-cell table:style-name="ce66" office:value-type="string">
            <text:p>Kinovea använder följande mjukvaru </text:p>
            <text:p>komponenter:</text:p>
          </table:table-cell>
          <table:table-cell table:style-name="ce1" table:number-columns-repeated="1006"/>
        </table:table-row>
        <table:table-row table:style-name="ro24">
          <table:table-cell table:style-name="ce36" office:value-type="string">
            <text:p>dlgAbout_Info3</text:p>
          </table:table-cell>
          <table:table-cell table:style-name="ce133"/>
          <table:table-cell table:style-name="ce137" office:value-type="string">
            <text:p>You are welcome to help translate, test, debug, improve or otherwise support Kinovea.</text:p>
          </table:table-cell>
          <table:table-cell table:style-name="ce147" office:value-type="string">
            <text:p>Vous êtes cordialement invités à contribuer à la traduction, aux tests, au débuggage, à l'amélioration, ou à supporter Kinovea.</text:p>
          </table:table-cell>
          <table:table-cell table:style-name="ce160" office:value-type="string">
            <text:p>U bent welkom om mee te werken aan vertalingen, testen, debuggen, verbeteringen of anderszins te helpen bij Kinovea.</text:p>
          </table:table-cell>
          <table:table-cell table:style-name="ce66" office:value-type="string">
            <text:p>Gerne nehmen wir Verbesserungsvorschläge bezüglich der Übersetzung, der Fehlerbehebung oder andere Anregungen von Ihren entgegen.</text:p>
          </table:table-cell>
          <table:table-cell table:style-name="ce176" office:value-type="string">
            <text:p>Usted es bienvenido a ayudar a traducir, probar, depurar, mejorar o cualquier otro tipo de soporte para Kinovea.</text:p>
          </table:table-cell>
          <table:table-cell table:style-name="ce183" office:value-type="string">
            <text:p>Você é bem vindo a ajudar a traduzir, testar, depurar, melhorar ou qualquer outro tipo de suporte ao Kinovea.</text:p>
          </table:table-cell>
          <table:table-cell table:style-name="ce213" office:value-type="string">
            <text:p>Jeśli chcesz pomóc tworzyć, tłumaczyć lub w inny sposób przyczynić się do rozwoje aplikacji Kinovea - zapraszamy.</text:p>
          </table:table-cell>
          <table:table-cell table:style-name="ce107" office:value-type="string">
            <text:p>E' possibile contribuire alla traduzione, alle prove, all'individuazione degli errori, ai miglioramenti o a supportare Kinovea.</text:p>
          </table:table-cell>
          <table:table-cell table:style-name="ce111" office:value-type="string">
            <text:p>Sunteţi invitaţii noştri dacă doriţi sa traduceţi, testaţi, corectaţi sau să <text:s/>îmbunătăţiţi în vreun fel Kinovea.</text:p>
          </table:table-cell>
          <table:table-cell table:style-name="ce223" office:value-type="string">
            <text:p>Tervetuloa osallistumaan Kinovean kehittämiseen kielikäännösten, testaamisen, virheraportoinnin ja muun tuen kautta</text:p>
          </table:table-cell>
          <table:table-cell table:style-name="ce229" office:value-type="string">
            <text:p>Du er velkommen til å oversette, teste, debugge, forbedre eller på andre måter hjelpe Kinovea.</text:p>
          </table:table-cell>
          <table:table-cell table:style-name="ce234" office:value-type="string">
            <text:p>非常欢迎帮助我们翻译, 测试, 调试, 改进 或者支持我们.</text:p>
          </table:table-cell>
          <table:table-cell table:style-name="ce183" office:value-type="string">
            <text:p>Kinovea'nın çeviri, test, hatalardan arındırma, geliştirme süreçlerine yardımınızdan ya da desteğinizden memnuniyet duyarız.</text:p>
          </table:table-cell>
          <table:table-cell table:style-name="ce242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51" office:value-type="string">
            <text:p>Kviečiame prisidėti išbandant, tobulinant programą Kinovea.</text:p>
          </table:table-cell>
          <table:table-cell table:style-name="ce66" office:value-type="string">
            <text:p>Du är välkommen att hjälpa till att översätta, </text:p>
            <text:p>testa, felsöka, förbättra eller stöda Kinovea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About_Info4</text:p>
          </table:table-cell>
          <table:table-cell table:style-name="ce133"/>
          <table:table-cell table:style-name="ce137" office:value-type="string">
            <text:p>Translations:</text:p>
          </table:table-cell>
          <table:table-cell table:style-name="ce147" office:value-type="string">
            <text:p>Traductions:</text:p>
          </table:table-cell>
          <table:table-cell table:style-name="ce159" office:value-type="string">
            <text:p>Vertalingen:</text:p>
          </table:table-cell>
          <table:table-cell table:style-name="ce114" office:value-type="string">
            <text:p>Übersetzung:</text:p>
          </table:table-cell>
          <table:table-cell table:style-name="ce176" office:value-type="string">
            <text:p>Traducciones:</text:p>
          </table:table-cell>
          <table:table-cell table:style-name="ce183" office:value-type="string">
            <text:p>Traduções:</text:p>
          </table:table-cell>
          <table:table-cell table:style-name="ce214" office:value-type="string">
            <text:p>Lokalizacja:</text:p>
          </table:table-cell>
          <table:table-cell table:style-name="ce107" office:value-type="string">
            <text:p>Riferimenti:</text:p>
          </table:table-cell>
          <table:table-cell table:style-name="ce111" office:value-type="string">
            <text:p>Localizări:</text:p>
          </table:table-cell>
          <table:table-cell table:style-name="ce223" office:value-type="string">
            <text:p>Käännökset:</text:p>
          </table:table-cell>
          <table:table-cell table:style-name="ce229" office:value-type="string">
            <text:p>Lokalisering :</text:p>
          </table:table-cell>
          <table:table-cell table:style-name="ce234" office:value-type="string">
            <text:p>本地化语言:</text:p>
          </table:table-cell>
          <table:table-cell table:style-name="ce183" office:value-type="string">
            <text:p>Yerelleştirmeler:</text:p>
          </table:table-cell>
          <table:table-cell table:style-name="ce242" office:value-type="string">
            <text:p>Μεταφράσεις:</text:p>
          </table:table-cell>
          <table:table-cell table:style-name="ce151" office:value-type="string">
            <text:p>Vertimai:</text:p>
          </table:table-cell>
          <table:table-cell table:style-name="ce1" office:value-type="string">
            <text:p>Översättningar:</text:p>
          </table:table-cell>
          <table:table-cell table:style-name="ce1" table:number-columns-repeated="1006"/>
        </table:table-row>
        <table:table-row table:style-name="ro10">
          <table:table-cell table:style-name="ce35" office:value-type="string">
            <text:p>dlgOpenFile_Filter</text:p>
          </table:table-cell>
          <table:table-cell table:style-name="ce131"/>
          <table:table-cell table:style-name="ce136" office:value-type="string">
            <text:p>All files (*.*)|*.*</text:p>
          </table:table-cell>
          <table:table-cell table:style-name="ce146" office:value-type="string">
            <text:p>Tous les fichiers (*.*)|*.*</text:p>
          </table:table-cell>
          <table:table-cell table:style-name="ce158" office:value-type="string">
            <text:p>Alle bestanden (*.*)|*.*</text:p>
          </table:table-cell>
          <table:table-cell table:style-name="ce66" office:value-type="string">
            <text:p>Alle Dateien (*.*)|*.*</text:p>
          </table:table-cell>
          <table:table-cell table:style-name="ce177" office:value-type="string">
            <text:p>Todos los archivos (*.*)|*.*</text:p>
          </table:table-cell>
          <table:table-cell table:style-name="ce183" office:value-type="string">
            <text:p>Todos os arquivos (*.*)|*.*</text:p>
          </table:table-cell>
          <table:table-cell table:style-name="ce215" office:value-type="string">
            <text:p>Wszystkie pliki (*.*)|*.*</text:p>
          </table:table-cell>
          <table:table-cell table:style-name="ce107" office:value-type="string">
            <text:p>Tutti I files (*.*)|*.*</text:p>
          </table:table-cell>
          <table:table-cell table:style-name="ce111" office:value-type="string">
            <text:p>Toate fişierele (*.*)|*.*</text:p>
          </table:table-cell>
          <table:table-cell table:style-name="ce117" office:value-type="string">
            <text:p>Kaikki tiedostot (*.*)|*.*</text:p>
          </table:table-cell>
          <table:table-cell table:style-name="ce230" office:value-type="string">
            <text:p>Alle filer (*.*)|*.*</text:p>
          </table:table-cell>
          <table:table-cell table:style-name="ce234" office:value-type="string">
            <text:p>所有文件 (*.*)|*.*</text:p>
          </table:table-cell>
          <table:table-cell table:style-name="ce239" office:value-type="string">
            <text:p>Tüm Dosyalar (*.*)|*.*</text:p>
          </table:table-cell>
          <table:table-cell table:style-name="ce241" office:value-type="string">
            <text:p>Όλα τα αρχεία (*.*)|*.*</text:p>
          </table:table-cell>
          <table:table-cell table:style-name="ce151" office:value-type="string">
            <text:p>Visi dokumentai (*.*)|*.*</text:p>
          </table:table-cell>
          <table:table-cell table:style-name="ce1" office:value-type="string">
            <text:p>Alla filer (*.*)|*.*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OpenFile_Title</text:p>
          </table:table-cell>
          <table:table-cell table:style-name="ce131"/>
          <table:table-cell table:style-name="ce136" office:value-type="string">
            <text:p>Open Video File</text:p>
          </table:table-cell>
          <table:table-cell table:style-name="ce146" office:value-type="string">
            <text:p>Ouvrir un Fichier Vidéo</text:p>
          </table:table-cell>
          <table:table-cell table:style-name="ce158" office:value-type="string">
            <text:p>Open een video bestand</text:p>
          </table:table-cell>
          <table:table-cell table:style-name="ce66" office:value-type="string">
            <text:p>Videodatei öffnen</text:p>
          </table:table-cell>
          <table:table-cell table:style-name="ce177" office:value-type="string">
            <text:p>Abrir un Video</text:p>
          </table:table-cell>
          <table:table-cell table:style-name="ce183" office:value-type="string">
            <text:p>Abrir arquivo de vídeo</text:p>
          </table:table-cell>
          <table:table-cell table:style-name="ce215" office:value-type="string">
            <text:p>Otwórz plik wideo</text:p>
          </table:table-cell>
          <table:table-cell table:style-name="ce107" office:value-type="string">
            <text:p>Apri File Video</text:p>
          </table:table-cell>
          <table:table-cell table:style-name="ce111" office:value-type="string">
            <text:p>Deschide fişier video</text:p>
          </table:table-cell>
          <table:table-cell table:style-name="ce117" office:value-type="string">
            <text:p>Avaa videotiedosto</text:p>
          </table:table-cell>
          <table:table-cell table:style-name="ce230" office:value-type="string">
            <text:p>Åpne videofil</text:p>
          </table:table-cell>
          <table:table-cell table:style-name="ce234" office:value-type="string">
            <text:p>打开视频文件</text:p>
          </table:table-cell>
          <table:table-cell table:style-name="ce239" office:value-type="string">
            <text:p>Video Dosyasını Aç</text:p>
          </table:table-cell>
          <table:table-cell table:style-name="ce241" office:value-type="string">
            <text:p>Άνοιγμα Αρχείου Video</text:p>
          </table:table-cell>
          <table:table-cell table:style-name="ce150" office:value-type="string">
            <text:p>Atidaryti vaizdo dokumentą</text:p>
          </table:table-cell>
          <table:table-cell table:style-name="ce1" office:value-type="string">
            <text:p>Öppna Video Fil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dlgPreferences_btnCapture</text:p>
          </table:table-cell>
          <table:table-cell table:style-name="ce134"/>
          <table:table-cell table:style-name="ce139" office:value-type="string">
            <text:p>Capture</text:p>
          </table:table-cell>
          <table:table-cell table:style-name="ce152" office:value-type="string">
            <text:p>Capture</text:p>
          </table:table-cell>
          <table:table-cell table:style-name="ce161" office:value-type="string">
            <text:p>Opnemen</text:p>
          </table:table-cell>
          <table:table-cell table:style-name="ce169" office:value-type="string">
            <text:p>Aufnahme</text:p>
          </table:table-cell>
          <table:table-cell table:style-name="ce178" office:value-type="string">
            <text:p>Captura</text:p>
          </table:table-cell>
          <table:table-cell table:style-name="ce186" office:value-type="string">
            <text:p>Capturar</text:p>
          </table:table-cell>
          <table:table-cell table:style-name="ce216"/>
          <table:table-cell table:style-name="ce219" office:value-type="string">
            <text:p>Cattura</text:p>
          </table:table-cell>
          <table:table-cell table:style-name="ce111" office:value-type="string">
            <text:p>Captură</text:p>
          </table:table-cell>
          <table:table-cell table:style-name="ce224" office:value-type="string">
            <text:p>Videotallennus</text:p>
          </table:table-cell>
          <table:table-cell table:style-name="ce231"/>
          <table:table-cell table:style-name="ce235"/>
          <table:table-cell table:style-name="ce187" office:value-type="string">
            <text:p>Capture</text:p>
          </table:table-cell>
          <table:table-cell table:style-name="ce243" office:value-type="string">
            <text:p>Αποτύπωση</text:p>
          </table:table-cell>
          <table:table-cell table:style-name="ce169" office:value-type="string">
            <text:p>Įrašymas</text:p>
          </table:table-cell>
          <table:table-cell table:style-name="ce1" office:value-type="string">
            <text:p>Inspelning</text:p>
          </table:table-cell>
          <table:table-cell table:style-name="ce249" table:number-columns-repeated="1006"/>
        </table:table-row>
        <table:table-row table:style-name="ro10">
          <table:table-cell table:style-name="ce36" office:value-type="string">
            <text:p>dlgPreferences_btnDrawings</text:p>
          </table:table-cell>
          <table:table-cell table:style-name="ce133"/>
          <table:table-cell table:style-name="ce137" office:value-type="string">
            <text:p>Drawings</text:p>
          </table:table-cell>
          <table:table-cell table:style-name="ce147" office:value-type="string">
            <text:p>Dessins</text:p>
          </table:table-cell>
          <table:table-cell table:style-name="ce159" office:value-type="string">
            <text:p>Tekeningen</text:p>
          </table:table-cell>
          <table:table-cell table:style-name="ce66" office:value-type="string">
            <text:p>Zeichenelemente</text:p>
          </table:table-cell>
          <table:table-cell table:style-name="ce177" office:value-type="string">
            <text:p>Dibujos</text:p>
          </table:table-cell>
          <table:table-cell table:style-name="ce183" office:value-type="string">
            <text:p>Desenhos</text:p>
          </table:table-cell>
          <table:table-cell table:style-name="ce217"/>
          <table:table-cell table:style-name="ce106" office:value-type="string">
            <text:p>Disegni</text:p>
          </table:table-cell>
          <table:table-cell table:style-name="ce111" office:value-type="string">
            <text:p>Desene</text:p>
          </table:table-cell>
          <table:table-cell table:style-name="ce223" office:value-type="string">
            <text:p>Piirrokset</text:p>
          </table:table-cell>
          <table:table-cell table:style-name="ce229" office:value-type="string">
            <text:p>Tegninger</text:p>
          </table:table-cell>
          <table:table-cell table:style-name="ce234" office:value-type="string">
            <text:p>绘制</text:p>
          </table:table-cell>
          <table:table-cell table:style-name="ce183" office:value-type="string">
            <text:p>Çizimler</text:p>
          </table:table-cell>
          <table:table-cell table:style-name="ce242" office:value-type="string">
            <text:p>Σχέδια</text:p>
          </table:table-cell>
          <table:table-cell table:style-name="ce66" office:value-type="string">
            <text:p>Piešimas</text:p>
          </table:table-cell>
          <table:table-cell table:style-name="ce1" office:value-type="string">
            <text:p>Ritningar</text:p>
          </table:table-cell>
          <table:table-cell table:style-name="ce1" table:number-columns-repeated="1005"/>
          <table:table-cell/>
        </table:table-row>
        <table:table-row table:style-name="ro10">
          <table:table-cell table:style-name="ce35" office:value-type="string">
            <text:p>dlgPreferences_ButtonGeneral</text:p>
          </table:table-cell>
          <table:table-cell table:style-name="ce131"/>
          <table:table-cell table:style-name="ce136" office:value-type="string">
            <text:p>General</text:p>
          </table:table-cell>
          <table:table-cell table:style-name="ce146" office:value-type="string">
            <text:p>Général</text:p>
          </table:table-cell>
          <table:table-cell table:style-name="ce158" office:value-type="string">
            <text:p>Algemeen</text:p>
          </table:table-cell>
          <table:table-cell table:style-name="ce66" office:value-type="string">
            <text:p>Allgemein</text:p>
          </table:table-cell>
          <table:table-cell table:style-name="ce176" office:value-type="string">
            <text:p>General</text:p>
          </table:table-cell>
          <table:table-cell table:style-name="ce183" office:value-type="string">
            <text:p>Geral</text:p>
          </table:table-cell>
          <table:table-cell table:style-name="ce215" office:value-type="string">
            <text:p>Ogólne</text:p>
          </table:table-cell>
          <table:table-cell table:style-name="ce107" office:value-type="string">
            <text:p>Generale</text:p>
          </table:table-cell>
          <table:table-cell table:style-name="ce111" office:value-type="string">
            <text:p>General</text:p>
          </table:table-cell>
          <table:table-cell table:style-name="ce117" office:value-type="string">
            <text:p>Yleinen</text:p>
          </table:table-cell>
          <table:table-cell table:style-name="ce230" office:value-type="string">
            <text:p>Generelt</text:p>
          </table:table-cell>
          <table:table-cell table:style-name="ce234" office:value-type="string">
            <text:p>常规</text:p>
          </table:table-cell>
          <table:table-cell table:style-name="ce239" office:value-type="string">
            <text:p>Genel</text:p>
          </table:table-cell>
          <table:table-cell table:style-name="ce241" office:value-type="string">
            <text:p>Γενικά</text:p>
          </table:table-cell>
          <table:table-cell table:style-name="ce66" office:value-type="string">
            <text:p>Pagrindinis</text:p>
          </table:table-cell>
          <table:table-cell table:style-name="ce1" office:value-type="string">
            <text:p>Allmänt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Preferences_ButtonPlayAnalyze</text:p>
          </table:table-cell>
          <table:table-cell table:style-name="ce133" office:value-type="string">
            <office:annotation draw:style-name="gr2" draw:text-style-name="P1" svg:width="4.47cm" svg:height="3.415cm" svg:x="12.247cm" svg:y="9.827cm" draw:caption-point-x="-0.61cm" draw:caption-point-y="1.531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140" office:value-type="string">
            <text:p>Playback</text:p>
          </table:table-cell>
          <table:table-cell table:style-name="ce146" office:value-type="string">
            <text:p>Lecture</text:p>
          </table:table-cell>
          <table:table-cell table:style-name="ce159" office:value-type="string">
            <text:p>Afspelen</text:p>
          </table:table-cell>
          <table:table-cell table:style-name="ce66" office:value-type="string">
            <text:p>Wiedergabe</text:p>
          </table:table-cell>
          <table:table-cell table:style-name="ce177" office:value-type="string">
            <text:p>Lectura</text:p>
          </table:table-cell>
          <table:table-cell table:style-name="ce183" office:value-type="string">
            <text:p>Reproduzir</text:p>
          </table:table-cell>
          <table:table-cell table:style-name="ce215" office:value-type="string">
            <text:p>Odtwórz</text:p>
          </table:table-cell>
          <table:table-cell table:style-name="ce107" office:value-type="string">
            <text:p>Riproduzione</text:p>
          </table:table-cell>
          <table:table-cell table:style-name="ce111" office:value-type="string">
            <text:p>Rulează</text:p>
          </table:table-cell>
          <table:table-cell table:style-name="ce117" office:value-type="string">
            <text:p>Näytä</text:p>
          </table:table-cell>
          <table:table-cell table:style-name="ce230" office:value-type="string">
            <text:p>Spill av</text:p>
          </table:table-cell>
          <table:table-cell table:style-name="ce234" office:value-type="string">
            <text:p>播放</text:p>
          </table:table-cell>
          <table:table-cell table:style-name="ce239" office:value-type="string">
            <text:p>İzle</text:p>
          </table:table-cell>
          <table:table-cell table:style-name="ce241" office:value-type="string">
            <text:p>Αναπαραγωγή</text:p>
          </table:table-cell>
          <table:table-cell table:style-name="ce150" office:value-type="string">
            <text:p>Groti</text:p>
          </table:table-cell>
          <table:table-cell table:style-name="ce1" office:value-type="string">
            <text:p>Uppspelning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dlgPreferences_Capture_lblImageDirectory</text:p>
          </table:table-cell>
          <table:table-cell table:style-name="ce134"/>
          <table:table-cell table:style-name="ce141" office:value-type="string">
            <text:p>Image directory:</text:p>
          </table:table-cell>
          <table:table-cell table:style-name="ce152" office:value-type="string">
            <text:p>Dossier images :</text:p>
          </table:table-cell>
          <table:table-cell table:style-name="ce161" office:value-type="string">
            <text:p>Afbeeldingen map :</text:p>
          </table:table-cell>
          <table:table-cell table:style-name="ce169" office:value-type="string">
            <text:p>Bild Verzeichnis</text:p>
          </table:table-cell>
          <table:table-cell table:style-name="ce178" office:value-type="string">
            <text:p>Carpeta de imágenes :</text:p>
          </table:table-cell>
          <table:table-cell table:style-name="ce187" office:value-type="string">
            <text:p>Pasta de Imagens:</text:p>
          </table:table-cell>
          <table:table-cell table:style-name="ce216"/>
          <table:table-cell table:style-name="ce219" office:value-type="string">
            <text:p>Directory delle immagini:</text:p>
          </table:table-cell>
          <table:table-cell table:style-name="ce111" office:value-type="string">
            <text:p>Director imagini:</text:p>
          </table:table-cell>
          <table:table-cell table:style-name="ce224" office:value-type="string">
            <text:p>Kuvahakemisto :</text:p>
          </table:table-cell>
          <table:table-cell table:style-name="ce231"/>
          <table:table-cell table:style-name="ce235"/>
          <table:table-cell table:style-name="ce187" office:value-type="string">
            <text:p>İmaj klasörü:</text:p>
          </table:table-cell>
          <table:table-cell table:style-name="ce243" office:value-type="string">
            <text:p>Κατεύθυνση προορισμού εικόνας:</text:p>
          </table:table-cell>
          <table:table-cell table:style-name="ce169" office:value-type="string">
            <text:p>Paveikslėlio aplankas:</text:p>
          </table:table-cell>
          <table:table-cell table:style-name="ce1" office:value-type="string">
            <text:p>Bildbibliotek: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VideoDirectory</text:p>
          </table:table-cell>
          <table:table-cell table:style-name="ce134"/>
          <table:table-cell table:style-name="ce141" office:value-type="string">
            <text:p>Video directory:</text:p>
          </table:table-cell>
          <table:table-cell table:style-name="ce152" office:value-type="string">
            <text:p>Dossier vidéos :</text:p>
          </table:table-cell>
          <table:table-cell table:style-name="ce161" office:value-type="string">
            <text:p>Videobeelden map :</text:p>
          </table:table-cell>
          <table:table-cell table:style-name="ce169" office:value-type="string">
            <text:p>Video Verzeichnis</text:p>
          </table:table-cell>
          <table:table-cell table:style-name="ce178" office:value-type="string">
            <text:p>Carpeta de videos :</text:p>
          </table:table-cell>
          <table:table-cell table:style-name="ce187" office:value-type="string">
            <text:p>Pasta de Videos:</text:p>
          </table:table-cell>
          <table:table-cell table:style-name="ce216"/>
          <table:table-cell table:style-name="ce219" office:value-type="string">
            <text:p>Directory dei video:</text:p>
          </table:table-cell>
          <table:table-cell table:style-name="ce111" office:value-type="string">
            <text:p>Director video:</text:p>
          </table:table-cell>
          <table:table-cell table:style-name="ce224" office:value-type="string">
            <text:p>Videohakemisto :</text:p>
          </table:table-cell>
          <table:table-cell table:style-name="ce231"/>
          <table:table-cell table:style-name="ce235"/>
          <table:table-cell table:style-name="ce187" office:value-type="string">
            <text:p>Video klasörü:</text:p>
          </table:table-cell>
          <table:table-cell table:style-name="ce243" office:value-type="string">
            <text:p>Κατεύθυνση προορισμού βίντεο:</text:p>
          </table:table-cell>
          <table:table-cell table:style-name="ce169" office:value-type="string">
            <text:p>Vaizdo aplankas:</text:p>
          </table:table-cell>
          <table:table-cell table:style-name="ce1" office:value-type="string">
            <text:p>Videobibliotek: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ImageFormat</text:p>
          </table:table-cell>
          <table:table-cell table:style-name="ce134"/>
          <table:table-cell table:style-name="ce141" office:value-type="string">
            <text:p>Image format:</text:p>
          </table:table-cell>
          <table:table-cell table:style-name="ce152" office:value-type="string">
            <text:p>Format image :</text:p>
          </table:table-cell>
          <table:table-cell table:style-name="ce161" office:value-type="string">
            <text:p>Afbeeldingstype :</text:p>
          </table:table-cell>
          <table:table-cell table:style-name="ce169" office:value-type="string">
            <text:p>Bildformat</text:p>
          </table:table-cell>
          <table:table-cell table:style-name="ce178" office:value-type="string">
            <text:p>Formato de imagen :</text:p>
          </table:table-cell>
          <table:table-cell table:style-name="ce187" office:value-type="string">
            <text:p>Formato da Imagem:</text:p>
          </table:table-cell>
          <table:table-cell table:style-name="ce216"/>
          <table:table-cell table:style-name="ce219" office:value-type="string">
            <text:p>Formato immagine:</text:p>
          </table:table-cell>
          <table:table-cell table:style-name="ce111" office:value-type="string">
            <text:p>Format imagine:</text:p>
          </table:table-cell>
          <table:table-cell table:style-name="ce224" office:value-type="string">
            <text:p>Kuvamuoto :</text:p>
          </table:table-cell>
          <table:table-cell table:style-name="ce231"/>
          <table:table-cell table:style-name="ce235"/>
          <table:table-cell table:style-name="ce187" office:value-type="string">
            <text:p>İmaj formatı:</text:p>
          </table:table-cell>
          <table:table-cell table:style-name="ce243" office:value-type="string">
            <text:p>Μορφή εικονας:</text:p>
          </table:table-cell>
          <table:table-cell table:style-name="ce169" office:value-type="string">
            <text:p>Paveikslėlio formatas:</text:p>
          </table:table-cell>
          <table:table-cell table:style-name="ce1" office:value-type="string">
            <text:p>Bildformat: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VideoFormat</text:p>
          </table:table-cell>
          <table:table-cell table:style-name="ce134"/>
          <table:table-cell table:style-name="ce141" office:value-type="string">
            <text:p>Video format:</text:p>
          </table:table-cell>
          <table:table-cell table:style-name="ce152" office:value-type="string">
            <text:p>Format vidéo :</text:p>
          </table:table-cell>
          <table:table-cell table:style-name="ce161" office:value-type="string">
            <text:p>Videotype :</text:p>
          </table:table-cell>
          <table:table-cell table:style-name="ce169" office:value-type="string">
            <text:p>Videoformat</text:p>
          </table:table-cell>
          <table:table-cell table:style-name="ce178" office:value-type="string">
            <text:p>Formato de video :</text:p>
          </table:table-cell>
          <table:table-cell table:style-name="ce187" office:value-type="string">
            <text:p>Formato do Video:</text:p>
          </table:table-cell>
          <table:table-cell table:style-name="ce216"/>
          <table:table-cell table:style-name="ce219" office:value-type="string">
            <text:p>Formato video:</text:p>
          </table:table-cell>
          <table:table-cell table:style-name="ce111" office:value-type="string">
            <text:p>Format video:</text:p>
          </table:table-cell>
          <table:table-cell table:style-name="ce224" office:value-type="string">
            <text:p>Videomuoto :</text:p>
          </table:table-cell>
          <table:table-cell table:style-name="ce231"/>
          <table:table-cell table:style-name="ce235"/>
          <table:table-cell table:style-name="ce187" office:value-type="string">
            <text:p>Video formatı:</text:p>
          </table:table-cell>
          <table:table-cell table:style-name="ce243" office:value-type="string">
            <text:p>Μορφή βίντεο:</text:p>
          </table:table-cell>
          <table:table-cell table:style-name="ce169" office:value-type="string">
            <text:p>Vaizdo formatas:</text:p>
          </table:table-cell>
          <table:table-cell table:style-name="ce1" office:value-type="string">
            <text:p>Videoformat: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tabNaming</text:p>
          </table:table-cell>
          <table:table-cell table:style-name="ce134"/>
          <table:table-cell table:style-name="ce139" office:value-type="string">
            <text:p>File naming</text:p>
          </table:table-cell>
          <table:table-cell table:style-name="ce152" office:value-type="string">
            <text:p>Nommage des fichiers</text:p>
          </table:table-cell>
          <table:table-cell table:style-name="ce162" office:value-type="string">
            <text:p>Bestandsnaam</text:p>
          </table:table-cell>
          <table:table-cell table:style-name="ce170" office:value-type="string">
            <text:p>Dateibenennung</text:p>
          </table:table-cell>
          <table:table-cell table:style-name="ce179" office:value-type="string">
            <text:p>Nombrado de archivos</text:p>
          </table:table-cell>
          <table:table-cell table:style-name="ce187" office:value-type="string">
            <text:p>Nome dos arquivos</text:p>
          </table:table-cell>
          <table:table-cell table:style-name="ce216"/>
          <table:table-cell table:style-name="ce139" office:value-type="string">
            <text:p><text:span text:style-name="T2">Denominazione</text:span> file</text:p>
          </table:table-cell>
          <table:table-cell table:style-name="ce137" office:value-type="string">
            <text:p>Denumire fişiere</text:p>
          </table:table-cell>
          <table:table-cell table:style-name="ce139" office:value-type="string">
            <text:p>Tiedoston nimeäminen</text:p>
          </table:table-cell>
          <table:table-cell table:style-name="ce232"/>
          <table:table-cell table:style-name="ce235"/>
          <table:table-cell table:style-name="ce172" office:value-type="string">
            <text:p>Dosya isimlendirme</text:p>
          </table:table-cell>
          <table:table-cell table:style-name="ce187" office:value-type="string">
            <text:p>Ονοματοδοσία αρχείου</text:p>
          </table:table-cell>
          <table:table-cell table:style-name="ce169" office:value-type="string">
            <text:p>Failų pavadinimo struktūra</text:p>
          </table:table-cell>
          <table:table-cell table:style-name="ce1" office:value-type="string">
            <text:p>Namnge fil</text:p>
          </table:table-cell>
          <table:table-cell table:style-name="ce249" table:number-columns-repeated="1006"/>
        </table:table-row>
        <table:table-row table:style-name="ro22">
          <table:table-cell table:style-name="ce129" office:value-type="string">
            <text:p>dlgPreferences_Capture_rbFreeText</text:p>
          </table:table-cell>
          <table:table-cell table:style-name="ce134"/>
          <table:table-cell table:style-name="ce139" office:value-type="string">
            <text:p>Free text with automatic counter</text:p>
          </table:table-cell>
          <table:table-cell table:style-name="ce152" office:value-type="string">
            <text:p>Texte libre avec compteur automatique</text:p>
          </table:table-cell>
          <table:table-cell table:style-name="ce162" office:value-type="string">
            <text:p>Vrije tekst met automatische teller</text:p>
          </table:table-cell>
          <table:table-cell table:style-name="ce170" office:value-type="string">
            <text:p>Freier Text mit automatischer Zählung</text:p>
          </table:table-cell>
          <table:table-cell table:style-name="ce179" office:value-type="string">
            <text:p>Texto libre con contador automático</text:p>
          </table:table-cell>
          <table:table-cell table:style-name="ce187" office:value-type="string">
            <text:p>Texto livre com contador automático</text:p>
          </table:table-cell>
          <table:table-cell table:style-name="ce216"/>
          <table:table-cell table:style-name="ce139" office:value-type="string">
            <text:p>Testo libero con contatore automatico</text:p>
          </table:table-cell>
          <table:table-cell table:style-name="ce137" office:value-type="string">
            <text:p>Text autonom cu contor automat</text:p>
          </table:table-cell>
          <table:table-cell table:style-name="ce139" office:value-type="string">
            <text:p>Vapaa teksti automaattisella numeroinnilla</text:p>
          </table:table-cell>
          <table:table-cell table:style-name="ce232"/>
          <table:table-cell table:style-name="ce235"/>
          <table:table-cell table:style-name="ce172" office:value-type="string">
            <text:p>Otomatik sayaçlı boş metin</text:p>
          </table:table-cell>
          <table:table-cell table:style-name="ce187" office:value-type="string">
            <text:p>Ελεύθερο κείμενο με αυτόματο μετρητή</text:p>
          </table:table-cell>
          <table:table-cell table:style-name="ce169" office:value-type="string">
            <text:p>Laisvas tekstas su automatiniu skaitikliu</text:p>
          </table:table-cell>
          <table:table-cell table:style-name="ce1" office:value-type="string">
            <text:p>Fri text med automatisk räknare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rbPattern</text:p>
          </table:table-cell>
          <table:table-cell table:style-name="ce134"/>
          <table:table-cell table:style-name="ce139" office:value-type="string">
            <text:p>Naming pattern</text:p>
          </table:table-cell>
          <table:table-cell table:style-name="ce152" office:value-type="string">
            <text:p>Modèle de nommage</text:p>
          </table:table-cell>
          <table:table-cell table:style-name="ce162" office:value-type="string">
            <text:p>Vormgeving naam</text:p>
          </table:table-cell>
          <table:table-cell table:style-name="ce170" office:value-type="string">
            <text:p>Muster für Namensgebung</text:p>
          </table:table-cell>
          <table:table-cell table:style-name="ce179" office:value-type="string">
            <text:p>Modelo de nomenclatura</text:p>
          </table:table-cell>
          <table:table-cell table:style-name="ce187" office:value-type="string">
            <text:p>Padrão de nomeação</text:p>
          </table:table-cell>
          <table:table-cell table:style-name="ce216"/>
          <table:table-cell table:style-name="ce139" office:value-type="string">
            <text:p>Esempio di denominazione</text:p>
          </table:table-cell>
          <table:table-cell table:style-name="ce137" office:value-type="string">
            <text:p>Model de denumire</text:p>
          </table:table-cell>
          <table:table-cell table:style-name="ce139" office:value-type="string">
            <text:p>Nimeämisasetukset</text:p>
          </table:table-cell>
          <table:table-cell table:style-name="ce232"/>
          <table:table-cell table:style-name="ce235"/>
          <table:table-cell table:style-name="ce172" office:value-type="string">
            <text:p>İsimlendirme şablonu</text:p>
          </table:table-cell>
          <table:table-cell table:style-name="ce187" office:value-type="string">
            <text:p>Σχέδιο ονοματοδοσίας</text:p>
          </table:table-cell>
          <table:table-cell table:style-name="ce169" office:value-type="string">
            <text:p>Pavadinimų sistema</text:p>
          </table:table-cell>
          <table:table-cell table:style-name="ce1" office:value-type="string">
            <text:p>Namngivningsmönster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Year</text:p>
          </table:table-cell>
          <table:table-cell table:style-name="ce134"/>
          <table:table-cell table:style-name="ce139" office:value-type="string">
            <text:p>Year</text:p>
          </table:table-cell>
          <table:table-cell table:style-name="ce152" office:value-type="string">
            <text:p>Année</text:p>
          </table:table-cell>
          <table:table-cell table:style-name="ce162" office:value-type="string">
            <text:p>Jaar</text:p>
          </table:table-cell>
          <table:table-cell table:style-name="ce170" office:value-type="string">
            <text:p>Jahr</text:p>
          </table:table-cell>
          <table:table-cell table:style-name="ce179" office:value-type="string">
            <text:p>Año</text:p>
          </table:table-cell>
          <table:table-cell table:style-name="ce187" office:value-type="string">
            <text:p>Ano</text:p>
          </table:table-cell>
          <table:table-cell table:style-name="ce216"/>
          <table:table-cell table:style-name="ce139" office:value-type="string">
            <text:p>Anno</text:p>
          </table:table-cell>
          <table:table-cell table:style-name="ce137" office:value-type="string">
            <text:p>Anul</text:p>
          </table:table-cell>
          <table:table-cell table:style-name="ce139" office:value-type="string">
            <text:p>Vuosi</text:p>
          </table:table-cell>
          <table:table-cell table:style-name="ce232"/>
          <table:table-cell table:style-name="ce235"/>
          <table:table-cell table:style-name="ce172" office:value-type="string">
            <text:p>Yıl</text:p>
          </table:table-cell>
          <table:table-cell table:style-name="ce187" office:value-type="string">
            <text:p>Έτος</text:p>
          </table:table-cell>
          <table:table-cell table:style-name="ce169" office:value-type="string">
            <text:p>Metai</text:p>
          </table:table-cell>
          <table:table-cell table:style-name="ce1" office:value-type="string">
            <text:p>År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Month</text:p>
          </table:table-cell>
          <table:table-cell table:style-name="ce134"/>
          <table:table-cell table:style-name="ce139" office:value-type="string">
            <text:p>Month</text:p>
          </table:table-cell>
          <table:table-cell table:style-name="ce152" office:value-type="string">
            <text:p>Mois</text:p>
          </table:table-cell>
          <table:table-cell table:style-name="ce162" office:value-type="string">
            <text:p>Maand</text:p>
          </table:table-cell>
          <table:table-cell table:style-name="ce170" office:value-type="string">
            <text:p>Monat</text:p>
          </table:table-cell>
          <table:table-cell table:style-name="ce179" office:value-type="string">
            <text:p>Mes</text:p>
          </table:table-cell>
          <table:table-cell table:style-name="ce187" office:value-type="string">
            <text:p>Mês</text:p>
          </table:table-cell>
          <table:table-cell table:style-name="ce216"/>
          <table:table-cell table:style-name="ce139" office:value-type="string">
            <text:p>Mese</text:p>
          </table:table-cell>
          <table:table-cell table:style-name="ce137" office:value-type="string">
            <text:p>Luna</text:p>
          </table:table-cell>
          <table:table-cell table:style-name="ce139" office:value-type="string">
            <text:p>Kuukausi</text:p>
          </table:table-cell>
          <table:table-cell table:style-name="ce232"/>
          <table:table-cell table:style-name="ce235"/>
          <table:table-cell table:style-name="ce172" office:value-type="string">
            <text:p>Ay</text:p>
          </table:table-cell>
          <table:table-cell table:style-name="ce187" office:value-type="string">
            <text:p>Μήνας</text:p>
          </table:table-cell>
          <table:table-cell table:style-name="ce169" office:value-type="string">
            <text:p>Mėnuo</text:p>
          </table:table-cell>
          <table:table-cell table:style-name="ce1" office:value-type="string">
            <text:p>Månad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Day</text:p>
          </table:table-cell>
          <table:table-cell table:style-name="ce134"/>
          <table:table-cell table:style-name="ce139" office:value-type="string">
            <text:p>Day</text:p>
          </table:table-cell>
          <table:table-cell table:style-name="ce152" office:value-type="string">
            <text:p>Jour</text:p>
          </table:table-cell>
          <table:table-cell table:style-name="ce162" office:value-type="string">
            <text:p>Dag</text:p>
          </table:table-cell>
          <table:table-cell table:style-name="ce170" office:value-type="string">
            <text:p>Tag</text:p>
          </table:table-cell>
          <table:table-cell table:style-name="ce179" office:value-type="string">
            <text:p>Día</text:p>
          </table:table-cell>
          <table:table-cell table:style-name="ce187" office:value-type="string">
            <text:p>Dia</text:p>
          </table:table-cell>
          <table:table-cell table:style-name="ce216"/>
          <table:table-cell table:style-name="ce139" office:value-type="string">
            <text:p>Giorno</text:p>
          </table:table-cell>
          <table:table-cell table:style-name="ce137" office:value-type="string">
            <text:p>Ziua</text:p>
          </table:table-cell>
          <table:table-cell table:style-name="ce139" office:value-type="string">
            <text:p>Päivä</text:p>
          </table:table-cell>
          <table:table-cell table:style-name="ce232"/>
          <table:table-cell table:style-name="ce235"/>
          <table:table-cell table:style-name="ce172" office:value-type="string">
            <text:p>Gün</text:p>
          </table:table-cell>
          <table:table-cell table:style-name="ce187" office:value-type="string">
            <text:p>Ημέρα</text:p>
          </table:table-cell>
          <table:table-cell table:style-name="ce169" office:value-type="string">
            <text:p>Diena</text:p>
          </table:table-cell>
          <table:table-cell table:style-name="ce1" office:value-type="string">
            <text:p>Dag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Hour</text:p>
          </table:table-cell>
          <table:table-cell table:style-name="ce134"/>
          <table:table-cell table:style-name="ce139" office:value-type="string">
            <text:p>Hour</text:p>
          </table:table-cell>
          <table:table-cell table:style-name="ce152" office:value-type="string">
            <text:p>Heure</text:p>
          </table:table-cell>
          <table:table-cell table:style-name="ce162" office:value-type="string">
            <text:p>Uur</text:p>
          </table:table-cell>
          <table:table-cell table:style-name="ce170" office:value-type="string">
            <text:p>Stunde</text:p>
          </table:table-cell>
          <table:table-cell table:style-name="ce179" office:value-type="string">
            <text:p>Horas</text:p>
          </table:table-cell>
          <table:table-cell table:style-name="ce187" office:value-type="string">
            <text:p>Hora</text:p>
          </table:table-cell>
          <table:table-cell table:style-name="ce216"/>
          <table:table-cell table:style-name="ce139" office:value-type="string">
            <text:p>Ora</text:p>
          </table:table-cell>
          <table:table-cell table:style-name="ce137" office:value-type="string">
            <text:p>Ora</text:p>
          </table:table-cell>
          <table:table-cell table:style-name="ce139" office:value-type="string">
            <text:p>Tunti</text:p>
          </table:table-cell>
          <table:table-cell table:style-name="ce232"/>
          <table:table-cell table:style-name="ce235"/>
          <table:table-cell table:style-name="ce172" office:value-type="string">
            <text:p>Saat</text:p>
          </table:table-cell>
          <table:table-cell table:style-name="ce187" office:value-type="string">
            <text:p>Ώρα</text:p>
          </table:table-cell>
          <table:table-cell table:style-name="ce169" office:value-type="string">
            <text:p>Valanda</text:p>
          </table:table-cell>
          <table:table-cell table:style-name="ce1" office:value-type="string">
            <text:p>Timme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Minute</text:p>
          </table:table-cell>
          <table:table-cell table:style-name="ce134"/>
          <table:table-cell table:style-name="ce139" office:value-type="string">
            <text:p>Minute</text:p>
          </table:table-cell>
          <table:table-cell table:style-name="ce152" office:value-type="string">
            <text:p>Minute</text:p>
          </table:table-cell>
          <table:table-cell table:style-name="ce162" office:value-type="string">
            <text:p>Minuut</text:p>
          </table:table-cell>
          <table:table-cell table:style-name="ce170" office:value-type="string">
            <text:p>Minute</text:p>
          </table:table-cell>
          <table:table-cell table:style-name="ce179" office:value-type="string">
            <text:p>Minutos</text:p>
          </table:table-cell>
          <table:table-cell table:style-name="ce187" office:value-type="string">
            <text:p>Minuto</text:p>
          </table:table-cell>
          <table:table-cell table:style-name="ce216"/>
          <table:table-cell table:style-name="ce139" office:value-type="string">
            <text:p>Minuto</text:p>
          </table:table-cell>
          <table:table-cell table:style-name="ce137" office:value-type="string">
            <text:p>Minutul</text:p>
          </table:table-cell>
          <table:table-cell table:style-name="ce139" office:value-type="string">
            <text:p>Minuutti</text:p>
          </table:table-cell>
          <table:table-cell table:style-name="ce232"/>
          <table:table-cell table:style-name="ce235"/>
          <table:table-cell table:style-name="ce172" office:value-type="string">
            <text:p>Dakika</text:p>
          </table:table-cell>
          <table:table-cell table:style-name="ce187" office:value-type="string">
            <text:p>Λεπτό</text:p>
          </table:table-cell>
          <table:table-cell table:style-name="ce169" office:value-type="string">
            <text:p>Minutė</text:p>
          </table:table-cell>
          <table:table-cell table:style-name="ce1" office:value-type="string">
            <text:p>Minuter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Second</text:p>
          </table:table-cell>
          <table:table-cell table:style-name="ce134"/>
          <table:table-cell table:style-name="ce139" office:value-type="string">
            <text:p>Second</text:p>
          </table:table-cell>
          <table:table-cell table:style-name="ce152" office:value-type="string">
            <text:p>Seconde</text:p>
          </table:table-cell>
          <table:table-cell table:style-name="ce162" office:value-type="string">
            <text:p>Seconde</text:p>
          </table:table-cell>
          <table:table-cell table:style-name="ce170" office:value-type="string">
            <text:p>Sekunde</text:p>
          </table:table-cell>
          <table:table-cell table:style-name="ce179" office:value-type="string">
            <text:p>Segundo</text:p>
          </table:table-cell>
          <table:table-cell table:style-name="ce187" office:value-type="string">
            <text:p>Segundo</text:p>
          </table:table-cell>
          <table:table-cell table:style-name="ce216"/>
          <table:table-cell table:style-name="ce139" office:value-type="string">
            <text:p>Secondo</text:p>
          </table:table-cell>
          <table:table-cell table:style-name="ce137" office:value-type="string">
            <text:p>Secunda</text:p>
          </table:table-cell>
          <table:table-cell table:style-name="ce139" office:value-type="string">
            <text:p>Sekunti</text:p>
          </table:table-cell>
          <table:table-cell table:style-name="ce232"/>
          <table:table-cell table:style-name="ce235"/>
          <table:table-cell table:style-name="ce172" office:value-type="string">
            <text:p>Saniye</text:p>
          </table:table-cell>
          <table:table-cell table:style-name="ce187" office:value-type="string">
            <text:p>Δευτερόλεπτο</text:p>
          </table:table-cell>
          <table:table-cell table:style-name="ce169" office:value-type="string">
            <text:p>Sekundė</text:p>
          </table:table-cell>
          <table:table-cell table:style-name="ce1" office:value-type="string">
            <text:p>Sekunder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lblCounter</text:p>
          </table:table-cell>
          <table:table-cell table:style-name="ce134"/>
          <table:table-cell table:style-name="ce139" office:value-type="string">
            <text:p>Counter</text:p>
          </table:table-cell>
          <table:table-cell table:style-name="ce152" office:value-type="string">
            <text:p>Compteur</text:p>
          </table:table-cell>
          <table:table-cell table:style-name="ce162" office:value-type="string">
            <text:p>Teller</text:p>
          </table:table-cell>
          <table:table-cell table:style-name="ce170" office:value-type="string">
            <text:p>Zähler</text:p>
          </table:table-cell>
          <table:table-cell table:style-name="ce179" office:value-type="string">
            <text:p>Contador</text:p>
          </table:table-cell>
          <table:table-cell table:style-name="ce187" office:value-type="string">
            <text:p>Contador</text:p>
          </table:table-cell>
          <table:table-cell table:style-name="ce216"/>
          <table:table-cell table:style-name="ce139" office:value-type="string">
            <text:p>Contatore</text:p>
          </table:table-cell>
          <table:table-cell table:style-name="ce137" office:value-type="string">
            <text:p>Contor</text:p>
          </table:table-cell>
          <table:table-cell table:style-name="ce139" office:value-type="string">
            <text:p>Laskuri</text:p>
          </table:table-cell>
          <table:table-cell table:style-name="ce232"/>
          <table:table-cell table:style-name="ce235"/>
          <table:table-cell table:style-name="ce172" office:value-type="string">
            <text:p>Sayaç</text:p>
          </table:table-cell>
          <table:table-cell table:style-name="ce187" office:value-type="string">
            <text:p>Μετρητής</text:p>
          </table:table-cell>
          <table:table-cell table:style-name="ce169" office:value-type="string">
            <text:p>Skaitiklis</text:p>
          </table:table-cell>
          <table:table-cell table:style-name="ce1" office:value-type="string">
            <text:p>Räknare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btnResetCounter</text:p>
          </table:table-cell>
          <table:table-cell table:style-name="ce134">
            <office:annotation draw:style-name="gr3" draw:text-style-name="P1" svg:width="4.47cm" svg:height="1.562cm" svg:x="12.247cm" svg:y="18.571cm" draw:caption-point-x="-0.61cm" draw:caption-point-y="1.53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139" office:value-type="string">
            <text:p>Reset counters</text:p>
          </table:table-cell>
          <table:table-cell table:style-name="ce152" office:value-type="string">
            <text:p>Reset des compteurs</text:p>
          </table:table-cell>
          <table:table-cell table:style-name="ce162" office:value-type="string">
            <text:p>Herstart teller</text:p>
          </table:table-cell>
          <table:table-cell table:style-name="ce170" office:value-type="string">
            <text:p>Zähler zurücksetzen</text:p>
          </table:table-cell>
          <table:table-cell table:style-name="ce179" office:value-type="string">
            <text:p>Reiniciar contadores</text:p>
          </table:table-cell>
          <table:table-cell table:style-name="ce187" office:value-type="string">
            <text:p>Resetar contadores</text:p>
          </table:table-cell>
          <table:table-cell table:style-name="ce216"/>
          <table:table-cell table:style-name="ce139" office:value-type="string">
            <text:p>Azzera contatori</text:p>
          </table:table-cell>
          <table:table-cell table:style-name="ce137" office:value-type="string">
            <text:p>Resetare contoare</text:p>
          </table:table-cell>
          <table:table-cell table:style-name="ce139" office:value-type="string">
            <text:p>Laskurin nollaus</text:p>
          </table:table-cell>
          <table:table-cell table:style-name="ce232"/>
          <table:table-cell table:style-name="ce235"/>
          <table:table-cell table:style-name="ce172" office:value-type="string">
            <text:p>Sayaçları sıfırla</text:p>
          </table:table-cell>
          <table:table-cell table:style-name="ce187" office:value-type="string">
            <text:p>Μηδενισμός μετρητών</text:p>
          </table:table-cell>
          <table:table-cell table:style-name="ce169" office:value-type="string">
            <text:p>Išvalyti skaitiklį</text:p>
          </table:table-cell>
          <table:table-cell table:style-name="ce1" office:value-type="string">
            <text:p>Återställning av räknare</text:p>
          </table:table-cell>
          <table:table-cell table:style-name="ce249" table:number-columns-repeated="1006"/>
        </table:table-row>
        <table:table-row table:style-name="ro10">
          <table:table-cell table:style-name="ce129" office:value-type="string">
            <text:p>dlgPreferences_Capture_tabMemory</text:p>
          </table:table-cell>
          <table:table-cell table:style-name="ce134"/>
          <table:table-cell table:style-name="ce139" office:value-type="string">
            <text:p>Memory</text:p>
          </table:table-cell>
          <table:table-cell table:style-name="ce152" office:value-type="string">
            <text:p>Mémoire</text:p>
          </table:table-cell>
          <table:table-cell table:style-name="ce162" office:value-type="string">
            <text:p>Geheugen</text:p>
          </table:table-cell>
          <table:table-cell table:style-name="ce170" office:value-type="string">
            <text:p>Speicher</text:p>
          </table:table-cell>
          <table:table-cell table:style-name="ce179" office:value-type="string">
            <text:p>Memoria</text:p>
          </table:table-cell>
          <table:table-cell table:style-name="ce187" office:value-type="string">
            <text:p>Memória</text:p>
          </table:table-cell>
          <table:table-cell table:style-name="ce216"/>
          <table:table-cell table:style-name="ce139" office:value-type="string">
            <text:p>Memoria</text:p>
          </table:table-cell>
          <table:table-cell table:style-name="ce137" office:value-type="string">
            <text:p>Memorie</text:p>
          </table:table-cell>
          <table:table-cell table:style-name="ce139" office:value-type="string">
            <text:p>Muisti</text:p>
          </table:table-cell>
          <table:table-cell table:style-name="ce232"/>
          <table:table-cell table:style-name="ce235"/>
          <table:table-cell table:style-name="ce172" office:value-type="string">
            <text:p>Bellek</text:p>
          </table:table-cell>
          <table:table-cell table:style-name="ce187" office:value-type="string">
            <text:p>Μνήμη</text:p>
          </table:table-cell>
          <table:table-cell table:style-name="ce169" office:value-type="string">
            <text:p>Atmintis</text:p>
          </table:table-cell>
          <table:table-cell table:style-name="ce1" office:value-type="string">
            <text:p>Minne</text:p>
          </table:table-cell>
          <table:table-cell table:style-name="ce249" table:number-columns-repeated="1006"/>
        </table:table-row>
        <table:table-row table:style-name="ro22">
          <table:table-cell table:style-name="ce129" office:value-type="string">
            <text:p>dlgPreferences_Capture_lblMemoryBuffer</text:p>
          </table:table-cell>
          <table:table-cell table:style-name="ce134"/>
          <table:table-cell table:style-name="ce139" office:value-type="string">
            <text:p>Memory allocated for capture buffers: {0} MB.</text:p>
          </table:table-cell>
          <table:table-cell table:style-name="ce152" office:value-type="string">
            <text:p>Mémoire allouée pour la mémoire tampon : {0} Mo.</text:p>
          </table:table-cell>
          <table:table-cell table:style-name="ce162" office:value-type="string">
            <text:p>Toegewezen geheugen voor buffering van opname: {0} MB.</text:p>
          </table:table-cell>
          <table:table-cell table:style-name="ce172" office:value-type="string">
            <text:p>Pufferspeicher für Aufnahme: {0} MB.</text:p>
          </table:table-cell>
          <table:table-cell table:style-name="ce179" office:value-type="string">
            <text:p>Memoria asignada al buffer : {0} MB.</text:p>
          </table:table-cell>
          <table:table-cell table:style-name="ce172" office:value-type="string">
            <text:p>Memória usada para captura de buffers: {0} MB.</text:p>
          </table:table-cell>
          <table:table-cell table:style-name="ce216"/>
          <table:table-cell table:style-name="ce139" office:value-type="string">
            <text:p>Memoria allocata per buffer di cattura: {0} MB.</text:p>
          </table:table-cell>
          <table:table-cell table:style-name="ce137" office:value-type="string">
            <text:p>Memorie alocată bufferelor de captură: {0} MB.</text:p>
          </table:table-cell>
          <table:table-cell table:style-name="ce139" office:value-type="string">
            <text:p>Tallennukseen varattu muistimäärä : {0} Mb.</text:p>
          </table:table-cell>
          <table:table-cell table:style-name="ce232"/>
          <table:table-cell table:style-name="ce235"/>
          <table:table-cell table:style-name="ce172" office:value-type="string">
            <text:p>Capture tamponu için ayrılmış bellek: {0} MB.</text:p>
          </table:table-cell>
          <table:table-cell table:style-name="ce187" office:value-type="string">
            <text:p>Προσδιορισμένη ενδιάμεση μνήμη αποτύπωσης: {0} MB.</text:p>
          </table:table-cell>
          <table:table-cell table:style-name="ce172" office:value-type="string">
            <text:p>Užimta atminties įrašymo buferiui: {0} MB.</text:p>
          </table:table-cell>
          <table:table-cell table:style-name="ce1" office:value-type="string">
            <text:p>Minne som tilldelats upptagen buffer: {0} MB.</text:p>
          </table:table-cell>
          <table:table-cell table:style-name="ce249" table:number-columns-repeated="1006"/>
        </table:table-row>
        <table:table-row table:style-name="ro10">
          <table:table-cell table:style-name="ce35" office:value-type="string">
            <text:p>dlgPreferences_chkAlwaysVisible</text:p>
          </table:table-cell>
          <table:table-cell table:style-name="ce131"/>
          <table:table-cell table:style-name="ce143" office:value-type="string">
            <text:p>Always Visible</text:p>
          </table:table-cell>
          <table:table-cell table:style-name="ce153" office:value-type="string">
            <text:p>Toujours Visible</text:p>
          </table:table-cell>
          <table:table-cell table:style-name="ce66" office:value-type="string">
            <text:p>Altijd zichtbaar</text:p>
          </table:table-cell>
          <table:table-cell table:style-name="ce173" office:value-type="string">
            <text:p>immer sichtbar</text:p>
          </table:table-cell>
          <table:table-cell table:style-name="ce176" office:value-type="string">
            <text:p>Siempre Visible</text:p>
          </table:table-cell>
          <table:table-cell table:style-name="ce183" office:value-type="string">
            <text:p>Sempre Visível</text:p>
          </table:table-cell>
          <table:table-cell table:style-name="ce217"/>
          <table:table-cell table:style-name="ce220" office:value-type="string">
            <text:p>Sempre Visibile</text:p>
          </table:table-cell>
          <table:table-cell table:style-name="ce221" office:value-type="string">
            <text:p>Întotdeauna vizibil</text:p>
          </table:table-cell>
          <table:table-cell table:style-name="ce225" office:value-type="string">
            <text:p>Aina näkyvillä</text:p>
          </table:table-cell>
          <table:table-cell table:style-name="ce229" office:value-type="string">
            <text:p>Alltid synlig</text:p>
          </table:table-cell>
          <table:table-cell table:style-name="ce135" office:value-type="string">
            <text:p>一直可见</text:p>
          </table:table-cell>
          <table:table-cell table:style-name="ce183" office:value-type="string">
            <text:p>Her zaman Görünür</text:p>
          </table:table-cell>
          <table:table-cell table:style-name="ce244" office:value-type="string">
            <text:p>Ορατό Πάντα</text:p>
          </table:table-cell>
          <table:table-cell table:style-name="ce66" office:value-type="string">
            <text:p>Visą laiką rodyti</text:p>
          </table:table-cell>
          <table:table-cell table:style-name="ce66" office:value-type="string">
            <text:p>Alltid synlig</text:p>
          </table:table-cell>
          <table:table-cell table:number-columns-repeated="1006"/>
        </table:table-row>
        <table:table-row table:style-name="ro25">
          <table:table-cell table:style-name="ce36" office:value-type="string">
            <text:p>dlgPreferences_chkDrawOnPlay</text:p>
          </table:table-cell>
          <table:table-cell table:style-name="ce133"/>
          <table:table-cell table:style-name="ce137" office:value-type="string">
            <text:p>Show drawings when video is playing</text:p>
          </table:table-cell>
          <table:table-cell table:style-name="ce147" office:value-type="string">
            <text:p>Montrer les dessins pendant la lecture vidéo</text:p>
          </table:table-cell>
          <table:table-cell table:style-name="ce159" office:value-type="string">
            <text:p>Toon tekening als de video speelt</text:p>
          </table:table-cell>
          <table:table-cell table:style-name="ce66" office:value-type="string">
            <text:p>Zeige Zeichenelemente bei Wiedergabe</text:p>
          </table:table-cell>
          <table:table-cell table:style-name="ce177" office:value-type="string">
            <text:p>Mostrar los dibujos durante la reproducción del vídeo</text:p>
          </table:table-cell>
          <table:table-cell table:style-name="ce184" office:value-type="string">
            <text:p>Mostrar desenhos enquanto o vídeo estiver reproduzindo</text:p>
          </table:table-cell>
          <table:table-cell table:style-name="ce217"/>
          <table:table-cell table:style-name="ce220" office:value-type="string">
            <text:p>Mostra disegni quando riproduce il video</text:p>
          </table:table-cell>
          <table:table-cell table:style-name="ce111" office:value-type="string">
            <text:p>Arată desenele când este rulat fişierul video</text:p>
          </table:table-cell>
          <table:table-cell table:style-name="ce223" office:value-type="string">
            <text:p>Näytä piirrustukset videon aikana</text:p>
          </table:table-cell>
          <table:table-cell table:style-name="ce229" office:value-type="string">
            <text:p>Vis tegninger samtidig meg videoavspilling</text:p>
          </table:table-cell>
          <table:table-cell table:style-name="ce234" office:value-type="string">
            <text:p>当播放视频的时候显示绘制信息</text:p>
          </table:table-cell>
          <table:table-cell table:style-name="ce183" office:value-type="string">
            <text:p>Video oynatılırken çizimleri göster</text:p>
          </table:table-cell>
          <table:table-cell table:style-name="ce242" office:value-type="string">
            <text:p>Απεικόνηση σχεδίων κατά την αναπαραγωγή</text:p>
          </table:table-cell>
          <table:table-cell table:style-name="ce66" office:value-type="string">
            <text:p>Rodyti piešinius rodant vaizdą</text:p>
          </table:table-cell>
          <table:table-cell table:style-name="ce1" office:value-type="string">
            <text:p>Visa ritningar när video spelas</text:p>
          </table:table-cell>
          <table:table-cell table:style-name="ce1" table:number-columns-repeated="1005"/>
          <table:table-cell/>
        </table:table-row>
        <table:table-row table:style-name="ro10">
          <table:table-cell table:style-name="ce36" office:value-type="string">
            <text:p>dlgPreferences_chkEnablePersistence</text:p>
          </table:table-cell>
          <table:table-cell table:style-name="ce133"/>
          <table:table-cell table:style-name="ce137" office:value-type="string">
            <text:p>Enable persistence</text:p>
          </table:table-cell>
          <table:table-cell table:style-name="ce147" office:value-type="string">
            <text:p>Activer la persistance</text:p>
          </table:table-cell>
          <table:table-cell table:style-name="ce159" office:value-type="string">
            <text:p>Sta Persistentie toe</text:p>
          </table:table-cell>
          <table:table-cell table:style-name="ce173" office:value-type="string">
            <text:p>Nachleuchten aktivieren</text:p>
          </table:table-cell>
          <table:table-cell table:style-name="ce177" office:value-type="string">
            <text:p>Activar persistencia</text:p>
          </table:table-cell>
          <table:table-cell table:style-name="ce183" office:value-type="string">
            <text:p>Habilitar persistência</text:p>
          </table:table-cell>
          <table:table-cell table:style-name="ce217"/>
          <table:table-cell table:style-name="ce106" office:value-type="string">
            <text:p>Attiva la persistenza</text:p>
          </table:table-cell>
          <table:table-cell table:style-name="ce111" office:value-type="string">
            <text:p>Activează persistenţa</text:p>
          </table:table-cell>
          <table:table-cell table:style-name="ce223" office:value-type="string">
            <text:p>Aktivoi pysyvyys</text:p>
          </table:table-cell>
          <table:table-cell table:style-name="ce229" office:value-type="string">
            <text:p>Start likevekt</text:p>
          </table:table-cell>
          <table:table-cell table:style-name="ce234" office:value-type="string">
            <text:p>允许持久性</text:p>
          </table:table-cell>
          <table:table-cell table:style-name="ce183" office:value-type="string">
            <text:p>Kalıcılığı aktive et</text:p>
          </table:table-cell>
          <table:table-cell table:style-name="ce242" office:value-type="string">
            <text:p>Ενεργοποίηση Επιμονής</text:p>
          </table:table-cell>
          <table:table-cell table:style-name="ce66" office:value-type="string">
            <text:p>Įjungti išlaikymą</text:p>
          </table:table-cell>
          <table:table-cell table:style-name="ce1" office:value-type="string">
            <text:p>Aktivera synlighet</text:p>
          </table:table-cell>
          <table:table-cell table:style-name="ce1" table:number-columns-repeated="1005"/>
          <table:table-cell/>
        </table:table-row>
        <table:table-row table:style-name="ro26">
          <table:table-cell table:style-name="ce36" office:value-type="string">
            <text:p>dlgPreferences_DeinterlaceByDefault</text:p>
          </table:table-cell>
          <table:table-cell table:style-name="ce133"/>
          <table:table-cell table:style-name="ce137" office:value-type="string">
            <text:p>Always deinterlace when opening a new video.</text:p>
          </table:table-cell>
          <table:table-cell table:style-name="ce147" office:value-type="string">
            <text:p>Toujours désentrelacer à l'ouverture d'une nouvelle vidéo.</text:p>
          </table:table-cell>
          <table:table-cell table:style-name="ce159" office:value-type="string">
            <text:p>Altijd deinterlace toepassen bij het openen van nieuwe video</text:p>
          </table:table-cell>
          <table:table-cell table:style-name="ce173" office:value-type="string">
            <text:p>Beim Öffnen eines neuen Videos Deinterlace verwenden</text:p>
          </table:table-cell>
          <table:table-cell table:style-name="ce177" office:value-type="string">
            <text:p>Siempre desentrelazar al abrir un vídeo nuevo</text:p>
          </table:table-cell>
          <table:table-cell table:style-name="ce183" office:value-type="string">
            <text:p>Sempre desentrelaçar ao abrir um novo vídeo.</text:p>
          </table:table-cell>
          <table:table-cell table:style-name="ce217"/>
          <table:table-cell table:style-name="ce220" office:value-type="string">
            <text:p>Attiva sempre funzione Deinterlaccia quando apre un nuovo video</text:p>
          </table:table-cell>
          <table:table-cell table:style-name="ce111" office:value-type="string">
            <text:p>Ruleaza intotdeauna filtrul deintretesere cand este deschis un nou fisier video</text:p>
          </table:table-cell>
          <table:table-cell table:style-name="ce223" office:value-type="string">
            <text:p>Poista aina kuvien limitykset avattaessa uusi video.</text:p>
          </table:table-cell>
          <table:table-cell table:style-name="ce229" office:value-type="string">
            <text:p>Alltid deinterlace ved åpning av ny video</text:p>
          </table:table-cell>
          <table:table-cell table:style-name="ce234" office:value-type="string">
            <text:p>当打开一个新视频的时候使用反交错.</text:p>
          </table:table-cell>
          <table:table-cell table:style-name="ce183" office:value-type="string">
            <text:p>Yeni bir video açarken her zaman deinterlace et</text:p>
          </table:table-cell>
          <table:table-cell table:style-name="ce242" office:value-type="string">
            <text:p>Απόπλεξη πάντα όταν ανοίγει ένα νέο video</text:p>
          </table:table-cell>
          <table:table-cell table:style-name="ce66" office:value-type="string">
            <text:p>Deinterlace filtro naudojimas.</text:p>
          </table:table-cell>
          <table:table-cell table:style-name="ce1" office:value-type="string">
            <text:p>Utför alltid uppflätning när ny video hämtas.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Format169</text:p>
          </table:table-cell>
          <table:table-cell table:style-name="ce133" office:value-type="string">
            <text:p>also on ScreenManagerLang</text:p>
          </table:table-cell>
          <table:table-cell table:style-name="ce137" office:value-type="string">
            <text:p>Force 16:9</text:p>
          </table:table-cell>
          <table:table-cell table:style-name="ce147" office:value-type="string">
            <text:p>Forcer 16:9</text:p>
          </table:table-cell>
          <table:table-cell table:style-name="ce159" office:value-type="string">
            <text:p>Forceer 16:9</text:p>
          </table:table-cell>
          <table:table-cell table:style-name="ce173" office:value-type="string">
            <text:p>16:9 erzwingen</text:p>
          </table:table-cell>
          <table:table-cell table:style-name="ce177" office:value-type="string">
            <text:p>Forzar 16:9</text:p>
          </table:table-cell>
          <table:table-cell table:style-name="ce183" office:value-type="string">
            <text:p>Forçar formato 16:9</text:p>
          </table:table-cell>
          <table:table-cell table:style-name="ce217"/>
          <table:table-cell table:style-name="ce106" office:value-type="string">
            <text:p>Applica 16:9</text:p>
          </table:table-cell>
          <table:table-cell table:style-name="ce111" office:value-type="string">
            <text:p>Forteaza format 16:9</text:p>
          </table:table-cell>
          <table:table-cell table:style-name="ce223" office:value-type="string">
            <text:p>Pakota 16:9</text:p>
          </table:table-cell>
          <table:table-cell table:style-name="ce229" office:value-type="string">
            <text:p>Bruk 16:9</text:p>
          </table:table-cell>
          <table:table-cell table:style-name="ce234" office:value-type="string">
            <text:p>强制 16:9</text:p>
          </table:table-cell>
          <table:table-cell table:style-name="ce183" office:value-type="string">
            <text:p>16:9'u Zorla</text:p>
          </table:table-cell>
          <table:table-cell table:style-name="ce242" office:value-type="string">
            <text:p>Εφαρμογή 16:9</text:p>
          </table:table-cell>
          <table:table-cell table:style-name="ce66" office:value-type="string">
            <text:p>Formatas 16:9</text:p>
          </table:table-cell>
          <table:table-cell table:style-name="ce66" office:value-type="string">
            <text:p>Bildförhållande 16:9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Format43</text:p>
          </table:table-cell>
          <table:table-cell table:style-name="ce133" office:value-type="string">
            <text:p>also on ScreenManagerLang</text:p>
          </table:table-cell>
          <table:table-cell table:style-name="ce137" office:value-type="string">
            <text:p>Force 4:3</text:p>
          </table:table-cell>
          <table:table-cell table:style-name="ce147" office:value-type="string">
            <text:p>Forcer 4:3</text:p>
          </table:table-cell>
          <table:table-cell table:style-name="ce159" office:value-type="string">
            <text:p>Forceer 4:3</text:p>
          </table:table-cell>
          <table:table-cell table:style-name="ce173" office:value-type="string">
            <text:p>4:3 erzwingen</text:p>
          </table:table-cell>
          <table:table-cell table:style-name="ce177" office:value-type="string">
            <text:p>Forzar 4:3</text:p>
          </table:table-cell>
          <table:table-cell table:style-name="ce183" office:value-type="string">
            <text:p>Forçar formato 4:3</text:p>
          </table:table-cell>
          <table:table-cell table:style-name="ce217"/>
          <table:table-cell table:style-name="ce106" office:value-type="string">
            <text:p>Applica 4:3</text:p>
          </table:table-cell>
          <table:table-cell table:style-name="ce111" office:value-type="string">
            <text:p>Forteaza format 4:3</text:p>
          </table:table-cell>
          <table:table-cell table:style-name="ce223" office:value-type="string">
            <text:p>Pakota 4:3</text:p>
          </table:table-cell>
          <table:table-cell table:style-name="ce229" office:value-type="string">
            <text:p>Bruk 4:3</text:p>
          </table:table-cell>
          <table:table-cell table:style-name="ce234" office:value-type="string">
            <text:p>强制 4:3</text:p>
          </table:table-cell>
          <table:table-cell table:style-name="ce183" office:value-type="string">
            <text:p>4:3'ü Zorla</text:p>
          </table:table-cell>
          <table:table-cell table:style-name="ce242" office:value-type="string">
            <text:p>Εφαρμογή 4:3</text:p>
          </table:table-cell>
          <table:table-cell table:style-name="ce66" office:value-type="string">
            <text:p>Formatas 4:3</text:p>
          </table:table-cell>
          <table:table-cell table:style-name="ce66" office:value-type="string">
            <text:p>Bildförhållande 4:3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FormatAuto</text:p>
          </table:table-cell>
          <table:table-cell table:style-name="ce133" office:value-type="string">
            <text:p>also on ScreenManagerLang</text:p>
          </table:table-cell>
          <table:table-cell table:style-name="ce137" office:value-type="string">
            <text:p>Auto Detection</text:p>
          </table:table-cell>
          <table:table-cell table:style-name="ce147" office:value-type="string">
            <text:p>Détection Automatique</text:p>
          </table:table-cell>
          <table:table-cell table:style-name="ce159" office:value-type="string">
            <text:p>Automatische Detectie</text:p>
          </table:table-cell>
          <table:table-cell table:style-name="ce173" office:value-type="string">
            <text:p>Automatisch erkennen</text:p>
          </table:table-cell>
          <table:table-cell table:style-name="ce177" office:value-type="string">
            <text:p>Detección automática</text:p>
          </table:table-cell>
          <table:table-cell table:style-name="ce183" office:value-type="string">
            <text:p>Auto Detecção</text:p>
          </table:table-cell>
          <table:table-cell table:style-name="ce217"/>
          <table:table-cell table:style-name="ce106" office:value-type="string">
            <text:p>Rilevazione automatica </text:p>
          </table:table-cell>
          <table:table-cell table:style-name="ce111" office:value-type="string">
            <text:p>Detectie automata</text:p>
          </table:table-cell>
          <table:table-cell table:style-name="ce223" office:value-type="string">
            <text:p>Automaattinen havaitseminen</text:p>
          </table:table-cell>
          <table:table-cell table:style-name="ce229" office:value-type="string">
            <text:p>Automatisk valg</text:p>
          </table:table-cell>
          <table:table-cell table:style-name="ce234" office:value-type="string">
            <text:p>自动识别</text:p>
          </table:table-cell>
          <table:table-cell table:style-name="ce183" office:value-type="string">
            <text:p>Otomatik Bulma</text:p>
          </table:table-cell>
          <table:table-cell table:style-name="ce242" office:value-type="string">
            <text:p>Αυτόματη Ανίχνευση</text:p>
          </table:table-cell>
          <table:table-cell table:style-name="ce66" office:value-type="string">
            <text:p>Automatinis aptikimas</text:p>
          </table:table-cell>
          <table:table-cell table:style-name="ce1" office:value-type="string">
            <text:p>Automatisk igenkänning</text:p>
          </table:table-cell>
          <table:table-cell table:style-name="ce1" table:number-columns-repeated="1006"/>
        </table:table-row>
        <table:table-row table:style-name="ro25">
          <table:table-cell table:style-name="ce35" office:value-type="string">
            <text:p>dlgPreferences_GroupAnalysisMode</text:p>
          </table:table-cell>
          <table:table-cell table:style-name="ce131"/>
          <table:table-cell table:style-name="ce136" office:value-type="string">
            <text:p>Switch To Analysis Mode</text:p>
          </table:table-cell>
          <table:table-cell table:style-name="ce146" office:value-type="string">
            <text:p>Bascule en mode Analyse</text:p>
          </table:table-cell>
          <table:table-cell table:style-name="ce158" office:value-type="string">
            <text:p>Schakel naar Analyse functie</text:p>
          </table:table-cell>
          <table:table-cell table:style-name="ce66" office:value-type="string">
            <text:p>Wechseln zum Analyse-Modus</text:p>
          </table:table-cell>
          <table:table-cell table:style-name="ce176" office:value-type="string">
            <text:p>Cambiar A Modo Análisis</text:p>
          </table:table-cell>
          <table:table-cell table:style-name="ce184" office:value-type="string">
            <text:p>Mudar para o Módulo de Análise</text:p>
          </table:table-cell>
          <table:table-cell table:style-name="ce215" office:value-type="string">
            <text:p>Przejdź do trybu Analizy</text:p>
          </table:table-cell>
          <table:table-cell table:style-name="ce107" office:value-type="string">
            <text:p>Passa a Modalita' Analisi </text:p>
          </table:table-cell>
          <table:table-cell table:style-name="ce111" office:value-type="string">
            <text:p>Schimbă in Modul Analiză</text:p>
          </table:table-cell>
          <table:table-cell table:style-name="ce117" office:value-type="string">
            <text:p>Vaihda Analyysi-tilaan</text:p>
          </table:table-cell>
          <table:table-cell table:style-name="ce230" office:value-type="string">
            <text:p>Bytt til Analyse modus</text:p>
          </table:table-cell>
          <table:table-cell table:style-name="ce234" office:value-type="string">
            <text:p>当以下情况切换至分析模式</text:p>
          </table:table-cell>
          <table:table-cell table:style-name="ce239" office:value-type="string">
            <text:p>Analiz Moduna Geç</text:p>
          </table:table-cell>
          <table:table-cell table:style-name="ce242" office:value-type="string">
            <text:p>Αλλαγή σε Τρόπο Ανάλυσης</text:p>
          </table:table-cell>
          <table:table-cell table:style-name="ce150" office:value-type="string">
            <text:p>Pereitį į analizavimo rėžimą</text:p>
          </table:table-cell>
          <table:table-cell table:style-name="ce1" office:value-type="string">
            <text:p>Byt till analysverktyg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Preferences_GroupColors</text:p>
          </table:table-cell>
          <table:table-cell table:style-name="ce131"/>
          <table:table-cell table:style-name="ce136" office:value-type="string">
            <text:p>Colors</text:p>
          </table:table-cell>
          <table:table-cell table:style-name="ce146" office:value-type="string">
            <text:p>Couleurs</text:p>
          </table:table-cell>
          <table:table-cell table:style-name="ce158" office:value-type="string">
            <text:p>Kleuren</text:p>
          </table:table-cell>
          <table:table-cell table:style-name="ce66" office:value-type="string">
            <text:p>Farben</text:p>
          </table:table-cell>
          <table:table-cell table:style-name="ce177" office:value-type="string">
            <text:p>Colores</text:p>
          </table:table-cell>
          <table:table-cell table:style-name="ce183" office:value-type="string">
            <text:p>Cores</text:p>
          </table:table-cell>
          <table:table-cell table:style-name="ce215" office:value-type="string">
            <text:p>Kolory</text:p>
          </table:table-cell>
          <table:table-cell table:style-name="ce107" office:value-type="string">
            <text:p>Colori</text:p>
          </table:table-cell>
          <table:table-cell table:style-name="ce111" office:value-type="string">
            <text:p>Culori</text:p>
          </table:table-cell>
          <table:table-cell table:style-name="ce117" office:value-type="string">
            <text:p>Värit</text:p>
          </table:table-cell>
          <table:table-cell table:style-name="ce230" office:value-type="string">
            <text:p>Farger</text:p>
          </table:table-cell>
          <table:table-cell table:style-name="ce234" office:value-type="string">
            <text:p>颜色</text:p>
          </table:table-cell>
          <table:table-cell table:style-name="ce239" office:value-type="string">
            <text:p>Renkler</text:p>
          </table:table-cell>
          <table:table-cell table:style-name="ce242" office:value-type="string">
            <text:p>Χρώματα</text:p>
          </table:table-cell>
          <table:table-cell table:style-name="ce150" office:value-type="string">
            <text:p>Spalvos</text:p>
          </table:table-cell>
          <table:table-cell table:style-name="ce1" office:value-type="string">
            <text:p>Färger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dlgPreferences_grpPersistence</text:p>
          </table:table-cell>
          <table:table-cell table:style-name="ce133"/>
          <table:table-cell table:style-name="ce137" office:value-type="string">
            <text:p>Persistence</text:p>
          </table:table-cell>
          <table:table-cell table:style-name="ce147" office:value-type="string">
            <text:p>Persistance</text:p>
          </table:table-cell>
          <table:table-cell table:style-name="ce159" office:value-type="string">
            <text:p>Persistentie</text:p>
          </table:table-cell>
          <table:table-cell table:style-name="ce173" office:value-type="string">
            <text:p>Nachleuchten</text:p>
          </table:table-cell>
          <table:table-cell table:style-name="ce177" office:value-type="string">
            <text:p>Persistencia</text:p>
          </table:table-cell>
          <table:table-cell table:style-name="ce183" office:value-type="string">
            <text:p>Persistência</text:p>
          </table:table-cell>
          <table:table-cell table:style-name="ce217"/>
          <table:table-cell table:style-name="ce106" office:value-type="string">
            <text:p>Persistenza</text:p>
          </table:table-cell>
          <table:table-cell table:style-name="ce111" office:value-type="string">
            <text:p>Persistenţă</text:p>
          </table:table-cell>
          <table:table-cell table:style-name="ce223" office:value-type="string">
            <text:p>Pysyvyys</text:p>
          </table:table-cell>
          <table:table-cell table:style-name="ce229" office:value-type="string">
            <text:p>Likevekt</text:p>
          </table:table-cell>
          <table:table-cell table:style-name="ce234" office:value-type="string">
            <text:p>持久性</text:p>
          </table:table-cell>
          <table:table-cell table:style-name="ce183" office:value-type="string">
            <text:p>Kalıcılık</text:p>
          </table:table-cell>
          <table:table-cell table:style-name="ce242" office:value-type="string">
            <text:p>Επιμονή</text:p>
          </table:table-cell>
          <table:table-cell table:style-name="ce66" office:value-type="string">
            <text:p>Išlaikymas</text:p>
          </table:table-cell>
          <table:table-cell table:style-name="ce1" office:value-type="string">
            <text:p>Synlighet</text:p>
          </table:table-cell>
          <table:table-cell table:style-name="ce1" table:number-columns-repeated="1005"/>
          <table:table-cell/>
        </table:table-row>
        <table:table-row table:style-name="ro10">
          <table:table-cell table:style-name="ce35" office:value-type="string">
            <text:p>dlgPreferences_LabelGrid</text:p>
          </table:table-cell>
          <table:table-cell table:style-name="ce131"/>
          <table:table-cell table:style-name="ce136" office:value-type="string">
            <text:p>Grid:</text:p>
          </table:table-cell>
          <table:table-cell table:style-name="ce146" office:value-type="string">
            <text:p>Grille :</text:p>
          </table:table-cell>
          <table:table-cell table:style-name="ce158" office:value-type="string">
            <text:p>Raster:</text:p>
          </table:table-cell>
          <table:table-cell table:style-name="ce66" office:value-type="string">
            <text:p>Raster :</text:p>
          </table:table-cell>
          <table:table-cell table:style-name="ce177" office:value-type="string">
            <text:p>Cuadrícula :</text:p>
          </table:table-cell>
          <table:table-cell table:style-name="ce183" office:value-type="string">
            <text:p>Grade:</text:p>
          </table:table-cell>
          <table:table-cell table:style-name="ce215" office:value-type="string">
            <text:p>Siatka :</text:p>
          </table:table-cell>
          <table:table-cell table:style-name="ce107" office:value-type="string">
            <text:p>Griglia :</text:p>
          </table:table-cell>
          <table:table-cell table:style-name="ce111" office:value-type="string">
            <text:p>Grilă :</text:p>
          </table:table-cell>
          <table:table-cell table:style-name="ce117" office:value-type="string">
            <text:p>Ruudukko:</text:p>
          </table:table-cell>
          <table:table-cell table:style-name="ce230" office:value-type="string">
            <text:p>Rutenett:</text:p>
          </table:table-cell>
          <table:table-cell table:style-name="ce234" office:value-type="string">
            <text:p>网格:</text:p>
          </table:table-cell>
          <table:table-cell table:style-name="ce239" office:value-type="string">
            <text:p>Izgara:</text:p>
          </table:table-cell>
          <table:table-cell table:style-name="ce242" office:value-type="string">
            <text:p>Πλέγμα:</text:p>
          </table:table-cell>
          <table:table-cell table:style-name="ce150" office:value-type="string">
            <text:p>Tinklelis:</text:p>
          </table:table-cell>
          <table:table-cell table:style-name="ce1" office:value-type="string">
            <text:p>Rutverk: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dlgPreferences_LabelHistoryCount</text:p>
          </table:table-cell>
          <table:table-cell table:style-name="ce131"/>
          <table:table-cell table:style-name="ce136" office:value-type="string">
            <text:p>Number of files in history:</text:p>
          </table:table-cell>
          <table:table-cell table:style-name="ce146" office:value-type="string">
            <text:p>Nombre de fichiers dans l'historique :</text:p>
          </table:table-cell>
          <table:table-cell table:style-name="ce158" office:value-type="string">
            <text:p>Aantal bestanden in historie:</text:p>
          </table:table-cell>
          <table:table-cell table:style-name="ce66" office:value-type="string">
            <text:p>Anzahl Dateien im Verlauf :</text:p>
          </table:table-cell>
          <table:table-cell table:style-name="ce176" office:value-type="string">
            <text:p>Número de archivos en historial:</text:p>
          </table:table-cell>
          <table:table-cell table:style-name="ce183" office:value-type="string">
            <text:p>Número de arquivos no histórico:</text:p>
          </table:table-cell>
          <table:table-cell table:style-name="ce215" office:value-type="string">
            <text:p>Liczba plików w historii :</text:p>
          </table:table-cell>
          <table:table-cell table:style-name="ce107" office:value-type="string">
            <text:p>Numero di Files nella cronologia :</text:p>
          </table:table-cell>
          <table:table-cell table:style-name="ce111" office:value-type="string">
            <text:p>Număr de fişiere în istoric :</text:p>
          </table:table-cell>
          <table:table-cell table:style-name="ce117" office:value-type="string">
            <text:p>Historiassa näkyvien tiedostojen määrä:</text:p>
          </table:table-cell>
          <table:table-cell table:style-name="ce230" office:value-type="string">
            <text:p>Antall filer i historielisten:</text:p>
          </table:table-cell>
          <table:table-cell table:style-name="ce234" office:value-type="string">
            <text:p>历史文件显示个数:</text:p>
          </table:table-cell>
          <table:table-cell table:style-name="ce239" office:value-type="string">
            <text:p>Geçmişteki dosya sayısı:</text:p>
          </table:table-cell>
          <table:table-cell table:style-name="ce242" office:value-type="string">
            <text:p>Αριθμός αρχείων στο Ιστορικό:</text:p>
          </table:table-cell>
          <table:table-cell table:style-name="ce150" office:value-type="string">
            <text:p>Dokumentų kiekis atmintyje:</text:p>
          </table:table-cell>
          <table:table-cell table:style-name="ce1" office:value-type="string">
            <text:p>Antal filer i historik:</text:p>
          </table:table-cell>
          <table:table-cell table:number-columns-repeated="1006"/>
        </table:table-row>
        <table:table-row table:style-name="ro22">
          <table:table-cell table:style-name="ce36" office:value-type="string">
            <text:p>dlgPreferences_LabelImageFormat</text:p>
          </table:table-cell>
          <table:table-cell table:style-name="ce133"/>
          <table:table-cell table:style-name="ce137" office:value-type="string">
            <text:p>Default image format:</text:p>
          </table:table-cell>
          <table:table-cell table:style-name="ce147" office:value-type="string">
            <text:p>Format d'image par défault :</text:p>
          </table:table-cell>
          <table:table-cell table:style-name="ce159" office:value-type="string">
            <text:p>Standaard beeldformaat:</text:p>
          </table:table-cell>
          <table:table-cell table:style-name="ce66" office:value-type="string">
            <text:p>Standard Bildformat</text:p>
          </table:table-cell>
          <table:table-cell table:style-name="ce176" office:value-type="string">
            <text:p>Formato de imagen por defecto</text:p>
          </table:table-cell>
          <table:table-cell table:style-name="ce185" office:value-type="string">
            <text:p>Formato padrão de imagem:</text:p>
          </table:table-cell>
          <table:table-cell table:style-name="ce217"/>
          <table:table-cell table:style-name="ce107" office:value-type="string">
            <text:p>Formato immagine preimpostato</text:p>
          </table:table-cell>
          <table:table-cell table:style-name="ce111" office:value-type="string">
            <text:p>Formatul de imagine implicit</text:p>
          </table:table-cell>
          <table:table-cell table:style-name="ce223" office:value-type="string">
            <text:p>Kuvien oletusformaatti:</text:p>
          </table:table-cell>
          <table:table-cell table:style-name="ce229" office:value-type="string">
            <text:p>Standard bildeformat:</text:p>
          </table:table-cell>
          <table:table-cell table:style-name="ce234" office:value-type="string">
            <text:p>默认图像显示格式:</text:p>
          </table:table-cell>
          <table:table-cell table:style-name="ce183" office:value-type="string">
            <text:p>Öntanımlı imaj formatı:</text:p>
          </table:table-cell>
          <table:table-cell table:style-name="ce242" office:value-type="string">
            <text:p>Προκαθορισμένη μορφή εικόνας:</text:p>
          </table:table-cell>
          <table:table-cell table:style-name="ce66" office:value-type="string">
            <text:p>Numatytasis paveikslėlio formatas:</text:p>
          </table:table-cell>
          <table:table-cell table:style-name="ce1" office:value-type="string">
            <text:p>Original bildformat:</text:p>
          </table:table-cell>
          <table:table-cell table:style-name="ce1" table:number-columns-repeated="1006"/>
        </table:table-row>
        <table:table-row table:style-name="ro10">
          <table:table-cell table:style-name="ce35" office:value-type="string">
            <text:p>dlgPreferences_LabelLanguages</text:p>
          </table:table-cell>
          <table:table-cell table:style-name="ce131"/>
          <table:table-cell table:style-name="ce136" office:value-type="string">
            <text:p>Language:</text:p>
          </table:table-cell>
          <table:table-cell table:style-name="ce146" office:value-type="string">
            <text:p>Langue :</text:p>
          </table:table-cell>
          <table:table-cell table:style-name="ce158" office:value-type="string">
            <text:p>Taal:</text:p>
          </table:table-cell>
          <table:table-cell table:style-name="ce66" office:value-type="string">
            <text:p>Sprache :</text:p>
          </table:table-cell>
          <table:table-cell table:style-name="ce177" office:value-type="string">
            <text:p>Idioma:</text:p>
          </table:table-cell>
          <table:table-cell table:style-name="ce183" office:value-type="string">
            <text:p>Idioma:</text:p>
          </table:table-cell>
          <table:table-cell table:style-name="ce215" office:value-type="string">
            <text:p>Język :</text:p>
          </table:table-cell>
          <table:table-cell table:style-name="ce107" office:value-type="string">
            <text:p>Lingua :</text:p>
          </table:table-cell>
          <table:table-cell table:style-name="ce111" office:value-type="string">
            <text:p>Limba :</text:p>
          </table:table-cell>
          <table:table-cell table:style-name="ce117" office:value-type="string">
            <text:p>Kieli:</text:p>
          </table:table-cell>
          <table:table-cell table:style-name="ce230" office:value-type="string">
            <text:p>Språk:</text:p>
          </table:table-cell>
          <table:table-cell table:style-name="ce234" office:value-type="string">
            <text:p>语言:</text:p>
          </table:table-cell>
          <table:table-cell table:style-name="ce239" office:value-type="string">
            <text:p>Dil:</text:p>
          </table:table-cell>
          <table:table-cell table:style-name="ce241" office:value-type="string">
            <text:p>Γλώσσα:</text:p>
          </table:table-cell>
          <table:table-cell table:style-name="ce150" office:value-type="string">
            <text:p>Kalba:</text:p>
          </table:table-cell>
          <table:table-cell table:style-name="ce1" office:value-type="string">
            <text:p>Språk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Preferences_LabelLogic</text:p>
          </table:table-cell>
          <table:table-cell table:style-name="ce131"/>
          <table:table-cell table:style-name="ce136" office:value-type="string">
            <text:p>And</text:p>
          </table:table-cell>
          <table:table-cell table:style-name="ce146" office:value-type="string">
            <text:p>Et</text:p>
          </table:table-cell>
          <table:table-cell table:style-name="ce158" office:value-type="string">
            <text:p>En</text:p>
          </table:table-cell>
          <table:table-cell table:style-name="ce66" office:value-type="string">
            <text:p>Und</text:p>
          </table:table-cell>
          <table:table-cell table:style-name="ce176" office:value-type="string">
            <text:p>Y</text:p>
          </table:table-cell>
          <table:table-cell table:style-name="ce183" office:value-type="string">
            <text:p>E</text:p>
          </table:table-cell>
          <table:table-cell table:style-name="ce215" office:value-type="string">
            <text:p>I</text:p>
          </table:table-cell>
          <table:table-cell table:style-name="ce107" office:value-type="string">
            <text:p>E</text:p>
          </table:table-cell>
          <table:table-cell table:style-name="ce111" office:value-type="string">
            <text:p>Şi</text:p>
          </table:table-cell>
          <table:table-cell table:style-name="ce117" office:value-type="string">
            <text:p>Ja</text:p>
          </table:table-cell>
          <table:table-cell table:style-name="ce230" office:value-type="string">
            <text:p>Og</text:p>
          </table:table-cell>
          <table:table-cell table:style-name="ce234" office:value-type="string">
            <text:p>和</text:p>
          </table:table-cell>
          <table:table-cell table:style-name="ce239" office:value-type="string">
            <text:p>Ve</text:p>
          </table:table-cell>
          <table:table-cell table:style-name="ce241" office:value-type="string">
            <text:p>Και</text:p>
          </table:table-cell>
          <table:table-cell table:style-name="ce150" office:value-type="string">
            <text:p>Ir</text:p>
          </table:table-cell>
          <table:table-cell table:style-name="ce1" office:value-type="string">
            <text:p>Och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Preferences_LabelPlane3D</text:p>
          </table:table-cell>
          <table:table-cell table:style-name="ce131"/>
          <table:table-cell table:style-name="ce136" office:value-type="string">
            <text:p>Perspective Grid:</text:p>
          </table:table-cell>
          <table:table-cell table:style-name="ce146" office:value-type="string">
            <text:p>Grille de Perspective:</text:p>
          </table:table-cell>
          <table:table-cell table:style-name="ce158" office:value-type="string">
            <text:p>Perspectief Vlak:</text:p>
          </table:table-cell>
          <table:table-cell table:style-name="ce66" office:value-type="string">
            <text:p>Perspektivenraster :</text:p>
          </table:table-cell>
          <table:table-cell table:style-name="ce176" office:value-type="string">
            <text:p>Cuadrícula de Perspectiva :</text:p>
          </table:table-cell>
          <table:table-cell table:style-name="ce183" office:value-type="string">
            <text:p>Grade de Perspectiva:</text:p>
          </table:table-cell>
          <table:table-cell table:style-name="ce215" office:value-type="string">
            <text:p>Widok Perspektywa :</text:p>
          </table:table-cell>
          <table:table-cell table:style-name="ce107" office:value-type="string">
            <text:p>Griglia in prospettiva</text:p>
          </table:table-cell>
          <table:table-cell table:style-name="ce111" office:value-type="string">
            <text:p>Grilă de perspectivă:</text:p>
          </table:table-cell>
          <table:table-cell table:style-name="ce117" office:value-type="string">
            <text:p>Perspektiiviruudukko:</text:p>
          </table:table-cell>
          <table:table-cell table:style-name="ce230" office:value-type="string">
            <text:p>Perspektiv Rutenett:</text:p>
          </table:table-cell>
          <table:table-cell table:style-name="ce234" office:value-type="string">
            <text:p>透视网格:</text:p>
          </table:table-cell>
          <table:table-cell table:style-name="ce239" office:value-type="string">
            <text:p>Perspektif Izgarası:</text:p>
          </table:table-cell>
          <table:table-cell table:style-name="ce242" office:value-type="string">
            <text:p>Πλέγμα Προοπτικής:</text:p>
          </table:table-cell>
          <table:table-cell table:style-name="ce150" office:value-type="string">
            <text:p>Pagrindinis tinklelis:</text:p>
          </table:table-cell>
          <table:table-cell table:style-name="ce1" office:value-type="string">
            <text:p>Rutverk med perspektiv: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dlgPreferences_LabelTimeFormat</text:p>
          </table:table-cell>
          <table:table-cell table:style-name="ce131"/>
          <table:table-cell table:style-name="ce136" office:value-type="string">
            <text:p>Time markers format</text:p>
          </table:table-cell>
          <table:table-cell table:style-name="ce146" office:value-type="string">
            <text:p>Format des marqueurs temporels</text:p>
          </table:table-cell>
          <table:table-cell table:style-name="ce158" office:value-type="string">
            <text:p>Tijdmarkeringsvorm</text:p>
          </table:table-cell>
          <table:table-cell table:style-name="ce114" office:value-type="string">
            <text:p>Zeitmarkierungsformat</text:p>
          </table:table-cell>
          <table:table-cell table:style-name="ce176" office:value-type="string">
            <text:p>Formato de marcas de tiempo</text:p>
          </table:table-cell>
          <table:table-cell table:style-name="ce183" office:value-type="string">
            <text:p>Formato de marcação de tempo</text:p>
          </table:table-cell>
          <table:table-cell table:style-name="ce215" office:value-type="string">
            <text:p>Format znaczników czasu</text:p>
          </table:table-cell>
          <table:table-cell table:style-name="ce107" office:value-type="string">
            <text:p>Formato dei contatori di tempo</text:p>
          </table:table-cell>
          <table:table-cell table:style-name="ce111" office:value-type="string">
            <text:p>Formatul markerilor temporari</text:p>
          </table:table-cell>
          <table:table-cell table:style-name="ce117" office:value-type="string">
            <text:p>Ajan oletusmuotoilu</text:p>
          </table:table-cell>
          <table:table-cell table:style-name="ce230" office:value-type="string">
            <text:p>Tidsmarkør format</text:p>
          </table:table-cell>
          <table:table-cell table:style-name="ce234" office:value-type="string">
            <text:p>时间标记格式</text:p>
          </table:table-cell>
          <table:table-cell table:style-name="ce239" office:value-type="string">
            <text:p>Zaman işaretleyicisi formatı</text:p>
          </table:table-cell>
          <table:table-cell table:style-name="ce241" office:value-type="string">
            <text:p>Μορφή Σελιδοδεικτών Χρόνου</text:p>
          </table:table-cell>
          <table:table-cell table:style-name="ce150" office:value-type="string">
            <text:p>Laiko žymų formatai</text:p>
          </table:table-cell>
          <table:table-cell table:style-name="ce1" office:value-type="string">
            <text:p>Format för tidsmarkering</text:p>
          </table:table-cell>
          <table:table-cell table:number-columns-repeated="1006"/>
        </table:table-row>
        <table:table-row table:style-name="ro27">
          <table:table-cell table:style-name="ce35" office:value-type="string">
            <text:p>dlgPreferences_LabelWorkingZoneMemory</text:p>
          </table:table-cell>
          <table:table-cell table:style-name="ce131"/>
          <table:table-cell table:style-name="ce136" office:value-type="string">
            <text:p>Working Zone will take less than {0} MB of Memory.</text:p>
          </table:table-cell>
          <table:table-cell table:style-name="ce146" office:value-type="string">
            <text:p>La Zone de Travail prend moins de {0} Mo de mémoire.</text:p>
          </table:table-cell>
          <table:table-cell table:style-name="ce160" office:value-type="string">
            <text:p>Werkgebied zal minder dan {0} MB van het geheugen innemen.</text:p>
          </table:table-cell>
          <table:table-cell table:style-name="ce66" office:value-type="string">
            <text:p>Der Arbeitsbereich nimmt weniger als {0} MB Speicher in Anspruch.</text:p>
          </table:table-cell>
          <table:table-cell table:style-name="ce176" office:value-type="string">
            <text:p>La Zona De Trabajo tomará menos de {0} MB de Memoria.</text:p>
          </table:table-cell>
          <table:table-cell table:style-name="ce183" office:value-type="string">
            <text:p>Zona de Trabalho usará menos que {0} MB de Memória.</text:p>
          </table:table-cell>
          <table:table-cell table:style-name="ce215" office:value-type="string">
            <text:p>Strefa obróbki zajmie mniej niż {0} MB pamięci.</text:p>
          </table:table-cell>
          <table:table-cell table:style-name="ce107" office:value-type="string">
            <text:p>La Zona Lavoro occupa meno di {0} MB di Memoria.</text:p>
          </table:table-cell>
          <table:table-cell table:style-name="ce111" office:value-type="string">
            <text:p>Zona de lucru va accesa mai puţin de {0} MB de memorie.</text:p>
          </table:table-cell>
          <table:table-cell table:style-name="ce117" office:value-type="string">
            <text:p>Työstettävä jakso käyttää alle {0} MB muistia.</text:p>
          </table:table-cell>
          <table:table-cell table:style-name="ce230" office:value-type="string">
            <text:p>Arbeidsfelt vil benytte seg av mindre enn {0} MB minne.</text:p>
          </table:table-cell>
          <table:table-cell table:style-name="ce234" office:value-type="string">
            <text:p>工作区文件占用内存少于 {0} MB.</text:p>
          </table:table-cell>
          <table:table-cell table:style-name="ce239" office:value-type="string">
            <text:p>Çalışma Alanı Hafızanın {0} MB'ından daha azını kullanacaktır.</text:p>
          </table:table-cell>
          <table:table-cell table:style-name="ce242" office:value-type="string">
            <text:p>Το Πεδίο Εργασίας θα χρησιμοποιήσει λιγότερα από {0} MB Μνήμης.</text:p>
          </table:table-cell>
          <table:table-cell table:style-name="ce150" office:value-type="string">
            <text:p>Darbo zona užims mažiau nei {0} Mb atminties.</text:p>
          </table:table-cell>
          <table:table-cell table:style-name="ce1" office:value-type="string">
            <text:p>Arbetszonen upptar mindre än {0} av minnet</text:p>
          </table:table-cell>
          <table:table-cell table:number-columns-repeated="1006"/>
        </table:table-row>
        <table:table-row table:style-name="ro25">
          <table:table-cell table:style-name="ce35" office:value-type="string">
            <text:p>dlgPreferences_LabelWorkingZoneSeconds</text:p>
          </table:table-cell>
          <table:table-cell table:style-name="ce131"/>
          <table:table-cell table:style-name="ce136" office:value-type="string">
            <text:p>Working Zone is less than {0} seconds.</text:p>
          </table:table-cell>
          <table:table-cell table:style-name="ce146" office:value-type="string">
            <text:p>La Zone de Travail fait moins de {0} secondes.</text:p>
          </table:table-cell>
          <table:table-cell table:style-name="ce158" office:value-type="string">
            <text:p>Werkgebied is minder dan {0} seconden.</text:p>
          </table:table-cell>
          <table:table-cell table:style-name="ce66" office:value-type="string">
            <text:p>Der Arbeitsbereich ist kürzer als {0} Sekunden.</text:p>
          </table:table-cell>
          <table:table-cell table:style-name="ce176" office:value-type="string">
            <text:p>La Zona de Trabajo es menor a {0} segundos.</text:p>
          </table:table-cell>
          <table:table-cell table:style-name="ce183" office:value-type="string">
            <text:p>A Zona de Trabalho é menor que {0} segundos.</text:p>
          </table:table-cell>
          <table:table-cell table:style-name="ce215" office:value-type="string">
            <text:p>Strefa obróbki jest mniejsza niż {0} sekund.</text:p>
          </table:table-cell>
          <table:table-cell table:style-name="ce107" office:value-type="string">
            <text:p>La Zona Lavoro e' minore di {0} secondi.</text:p>
          </table:table-cell>
          <table:table-cell table:style-name="ce111" office:value-type="string">
            <text:p>Zona de lucru este mai mică de {0} seconds.</text:p>
          </table:table-cell>
          <table:table-cell table:style-name="ce117" office:value-type="string">
            <text:p>Työstettävä jakso on kestoltaan alle {0} sekuntia.</text:p>
          </table:table-cell>
          <table:table-cell table:style-name="ce230" office:value-type="string">
            <text:p>Arbeidsfelt er mindre enn {0} sekunder.</text:p>
          </table:table-cell>
          <table:table-cell table:style-name="ce234" office:value-type="string">
            <text:p>工作区视频文件小于 {0} 秒.</text:p>
          </table:table-cell>
          <table:table-cell table:style-name="ce239" office:value-type="string">
            <text:p>Çalışma Alanı {0} saniyeden daha az.</text:p>
          </table:table-cell>
          <table:table-cell table:style-name="ce242" office:value-type="string">
            <text:p>Το Πεδίο Εργασίας είναι λιγότερο από {0} δευτερόλεπτα.</text:p>
          </table:table-cell>
          <table:table-cell table:style-name="ce150" office:value-type="string">
            <text:p>Darbo zona yra mažiau nei {0} sekundės.</text:p>
          </table:table-cell>
          <table:table-cell table:style-name="ce1" office:value-type="string">
            <text:p>Arbetszonen är mindre än {0} sekunder</text:p>
          </table:table-cell>
          <table:table-cell table:number-columns-repeated="1006"/>
        </table:table-row>
        <table:table-row table:style-name="ro23">
          <table:table-cell table:style-name="ce36" office:value-type="string">
            <text:p>dlgPreferences_lblFading</text:p>
          </table:table-cell>
          <table:table-cell table:style-name="ce133"/>
          <table:table-cell table:style-name="ce137" office:value-type="string">
            <text:p>By default, drawings will stay visible for {0} images around the Key Image.</text:p>
          </table:table-cell>
          <table:table-cell table:style-name="ce147" office:value-type="string">
            <text:p>Par défaut, les dessins resteront visibles pendant {0} images autour de leur Image Clé.</text:p>
          </table:table-cell>
          <table:table-cell table:style-name="ce159" office:value-type="string">
            <text:p>Standaard zullen tekeningen zichtbaar zijn gedurende {0} beelden vanaf het Kernbeeld.</text:p>
          </table:table-cell>
          <table:table-cell table:style-name="ce173" office:value-type="string">
            <text:p>Standardmäßig bleiben Zeichenelemente für {0} Einzelbilder um ein Schlüsselbild sichtbar.</text:p>
          </table:table-cell>
          <table:table-cell table:style-name="ce176" office:value-type="string">
            <text:p>Por defecto, los dibujos permanecerán visibles durante {0} imágenes alrededor la imagen clave</text:p>
          </table:table-cell>
          <table:table-cell table:style-name="ce183" office:value-type="string">
            <text:p>Por padrão os desenhos permanecerão {0} imagens ao redor do Quadro de Imagem.</text:p>
          </table:table-cell>
          <table:table-cell table:style-name="ce217"/>
          <table:table-cell table:style-name="ce107" office:value-type="string">
            <text:p>Come preimpostazione, il disegno restera' visibile per {0} immagini intorno all'Immagine Chiave.</text:p>
          </table:table-cell>
          <table:table-cell table:style-name="ce111" office:value-type="string">
            <text:p>Implicit, desenele vor sta vizibile pentru {0} imagini în jurul Imaginii Principale.</text:p>
          </table:table-cell>
          <table:table-cell table:style-name="ce223" office:value-type="string">
            <text:p>Oletuksena piirrokset pysyvät näkyvissä {0} kuvaa ennen ja jälkeen avainkuvan.</text:p>
          </table:table-cell>
          <table:table-cell table:style-name="ce229" office:value-type="string">
            <text:p>Tegninger vil være synlige I {0} enkeltbilder rundt nøkkelbildet.</text:p>
          </table:table-cell>
          <table:table-cell table:style-name="ce234" office:value-type="string">
            <text:p>默认情况下，从关键图像开始绘制信息将被保持 {0} 次.</text:p>
          </table:table-cell>
          <table:table-cell table:style-name="ce183" office:value-type="string">
            <text:p>Öntanımlı değer olarak, çizimler Anahtar İmajın etrafındaki {0} imaj boyunca görülebilir kalacaktır.</text:p>
          </table:table-cell>
          <table:table-cell table:style-name="ce242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66" office:value-type="string">
            <text:p>Pagal nutylėjimą, brėžiniai liks matomi {0} kadruose.</text:p>
          </table:table-cell>
          <table:table-cell table:style-name="ce66" office:value-type="string">
            <text:p>Som standard, ritningar kommer att vara </text:p>
            <text:p>synliga i {0} bilder runt nyckelbild.</text:p>
          </table:table-cell>
          <table:table-cell table:style-name="ce1" table:number-columns-repeated="1005"/>
          <table:table-cell/>
        </table:table-row>
        <table:table-row table:style-name="ro10">
          <table:table-cell table:style-name="ce36" office:value-type="string">
            <text:p>dlgPreferences_LabelSpeedUnit</text:p>
          </table:table-cell>
          <table:table-cell table:style-name="ce133"/>
          <table:table-cell table:style-name="ce137" office:value-type="string">
            <text:p>Speed unit:</text:p>
          </table:table-cell>
          <table:table-cell table:style-name="ce147" office:value-type="string">
            <text:p>Unité de vitesse :</text:p>
          </table:table-cell>
          <table:table-cell table:style-name="ce159" office:value-type="string">
            <text:p>Snelheid eenheid:</text:p>
          </table:table-cell>
          <table:table-cell table:style-name="ce173" office:value-type="string">
            <text:p>Geschwindigkeitseinheit:</text:p>
          </table:table-cell>
          <table:table-cell table:style-name="ce181" office:value-type="string">
            <text:p>Unidad de velocidad :</text:p>
          </table:table-cell>
          <table:table-cell table:style-name="ce188" office:value-type="string">
            <text:p>Unidade de Velocidade:</text:p>
          </table:table-cell>
          <table:table-cell table:style-name="ce217"/>
          <table:table-cell table:style-name="ce107" office:value-type="string">
            <text:p>Unita' di misura velocita':</text:p>
          </table:table-cell>
          <table:table-cell table:style-name="ce111" office:value-type="string">
            <text:p>Unitatea de măsurare a vitezei:</text:p>
          </table:table-cell>
          <table:table-cell table:style-name="ce137" office:value-type="string">
            <text:p>Nopeuden yksikkö:</text:p>
          </table:table-cell>
          <table:table-cell table:style-name="ce130" office:value-type="string">
            <text:p>Hastighet:</text:p>
          </table:table-cell>
          <table:table-cell table:style-name="ce236" office:value-type="string">
            <text:p>速度单位:</text:p>
          </table:table-cell>
          <table:table-cell table:style-name="ce240" office:value-type="string">
            <text:p>Hız birimi:</text:p>
          </table:table-cell>
          <table:table-cell table:style-name="ce183" office:value-type="string">
            <text:p>Μονάδα ταχύτητας:</text:p>
          </table:table-cell>
          <table:table-cell table:style-name="ce66" office:value-type="string">
            <text:p>Greičio matas:</text:p>
          </table:table-cell>
          <table:table-cell table:style-name="ce1" office:value-type="string">
            <text:p>Hastighet enhet: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MetersPerSecond</text:p>
          </table:table-cell>
          <table:table-cell table:style-name="ce133" office:value-type="string">
            <office:annotation draw:style-name="gr4" draw:text-style-name="P1" svg:width="6.62cm" svg:height="2.094cm" svg:x="12.247cm" svg:y="37.462cm" draw:caption-point-x="-0.61cm" draw:caption-point-y="1.535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137" office:value-type="string">
            <text:p>Meters per second ({0})</text:p>
          </table:table-cell>
          <table:table-cell table:style-name="ce147" office:value-type="string">
            <text:p>Mètres / seconde ({0})</text:p>
          </table:table-cell>
          <table:table-cell table:style-name="ce159" office:value-type="string">
            <text:p>Meter per seconde <text:s/>({0})</text:p>
          </table:table-cell>
          <table:table-cell table:style-name="ce173" office:value-type="string">
            <text:p>Meter pro Sekunde ({0})</text:p>
          </table:table-cell>
          <table:table-cell table:style-name="ce181" office:value-type="string">
            <text:p>Metros por segundo ({0})</text:p>
          </table:table-cell>
          <table:table-cell table:style-name="ce212" office:value-type="string">
            <text:p>Metros por segundo ({0})</text:p>
          </table:table-cell>
          <table:table-cell table:style-name="ce217"/>
          <table:table-cell table:style-name="ce137" office:value-type="string">
            <text:p>Metri al secondo ({0})</text:p>
          </table:table-cell>
          <table:table-cell table:style-name="ce137" office:value-type="string">
            <text:p>Metri pe secondă ({0})</text:p>
          </table:table-cell>
          <table:table-cell table:style-name="ce137" office:value-type="string">
            <text:p>Metriä sekunnissa ({0})</text:p>
          </table:table-cell>
          <table:table-cell table:style-name="ce130" office:value-type="string">
            <text:p>Meter per sekund ({0})</text:p>
          </table:table-cell>
          <table:table-cell table:style-name="ce236" office:value-type="string">
            <text:p>米/秒 ({0})</text:p>
          </table:table-cell>
          <table:table-cell table:style-name="ce240" office:value-type="string">
            <text:p>Metre bölü saniye ({0})</text:p>
          </table:table-cell>
          <table:table-cell table:style-name="ce183" office:value-type="string">
            <text:p>Μέτρα ανά δευτερόλεπτο ({0})</text:p>
          </table:table-cell>
          <table:table-cell table:style-name="ce240" office:value-type="string">
            <text:p>Metrai per sekunde ({0})</text:p>
          </table:table-cell>
          <table:table-cell table:style-name="ce1" office:value-type="string">
            <text:p>Meter/sekund ({0})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KilometersPerHour</text:p>
          </table:table-cell>
          <table:table-cell table:style-name="ce133"/>
          <table:table-cell table:style-name="ce137" office:value-type="string">
            <text:p>Kilometers per hour ({0})</text:p>
          </table:table-cell>
          <table:table-cell table:style-name="ce147" office:value-type="string">
            <text:p>Kilomètres / heure ({0})</text:p>
          </table:table-cell>
          <table:table-cell table:style-name="ce160" office:value-type="string">
            <text:p>Kilometer per uur ({0})</text:p>
          </table:table-cell>
          <table:table-cell table:style-name="ce173" office:value-type="string">
            <text:p>Kilometer pro Stunde ({0})</text:p>
          </table:table-cell>
          <table:table-cell table:style-name="ce181" office:value-type="string">
            <text:p>Kilómetros por hora ({0})</text:p>
          </table:table-cell>
          <table:table-cell table:style-name="ce188" office:value-type="string">
            <text:p>Kilomêtros por hora ({0})</text:p>
          </table:table-cell>
          <table:table-cell table:style-name="ce217"/>
          <table:table-cell table:style-name="ce137" office:value-type="string">
            <text:p>Chilometri all'ora ({0})</text:p>
          </table:table-cell>
          <table:table-cell table:style-name="ce137" office:value-type="string">
            <text:p>Kilometri pe oră ({0})</text:p>
          </table:table-cell>
          <table:table-cell table:style-name="ce137" office:value-type="string">
            <text:p>Kilometriä tunnissa ({0})</text:p>
          </table:table-cell>
          <table:table-cell table:style-name="ce130" office:value-type="string">
            <text:p>Kilometer per sekund ({0})</text:p>
          </table:table-cell>
          <table:table-cell table:style-name="ce236" office:value-type="string">
            <text:p>千米/小时 ({0})</text:p>
          </table:table-cell>
          <table:table-cell table:style-name="ce240" office:value-type="string">
            <text:p>Kilometre bölü saat ({0})</text:p>
          </table:table-cell>
          <table:table-cell table:style-name="ce183" office:value-type="string">
            <text:p>Χιλιόμετρα ανά ώρα ({0})</text:p>
          </table:table-cell>
          <table:table-cell table:style-name="ce240" office:value-type="string">
            <text:p>Kilometrai per valandą ({0})</text:p>
          </table:table-cell>
          <table:table-cell table:style-name="ce1" office:value-type="string">
            <text:p>Kilometer/timme ({0})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FeetPerSecond</text:p>
          </table:table-cell>
          <table:table-cell table:style-name="ce133"/>
          <table:table-cell table:style-name="ce137" office:value-type="string">
            <text:p>Feet per second ({0})</text:p>
          </table:table-cell>
          <table:table-cell table:style-name="ce147" office:value-type="string">
            <text:p>Pieds / seconde ({0})</text:p>
          </table:table-cell>
          <table:table-cell table:style-name="ce159" office:value-type="string">
            <text:p>Voet per seconde <text:s/>({0})</text:p>
          </table:table-cell>
          <table:table-cell table:style-name="ce173" office:value-type="string">
            <text:p>Fuß pro Sekunde ({0})</text:p>
          </table:table-cell>
          <table:table-cell table:style-name="ce181" office:value-type="string">
            <text:p>Pies por segundo ({0})</text:p>
          </table:table-cell>
          <table:table-cell table:style-name="ce188" office:value-type="string">
            <text:p>Pés por segundo ({0})</text:p>
          </table:table-cell>
          <table:table-cell table:style-name="ce217"/>
          <table:table-cell table:style-name="ce137" office:value-type="string">
            <text:p>Piedi al secondo ({0})</text:p>
          </table:table-cell>
          <table:table-cell table:style-name="ce137" office:value-type="string">
            <text:p>Picioare (30.5 cm) <text:s/>pe secundă ({0})</text:p>
          </table:table-cell>
          <table:table-cell table:style-name="ce137" office:value-type="string">
            <text:p>Jalkaa sekunnissa ({0})</text:p>
          </table:table-cell>
          <table:table-cell table:style-name="ce130" office:value-type="string">
            <text:p>Fot per sekund ({0})</text:p>
          </table:table-cell>
          <table:table-cell table:style-name="ce236" office:value-type="string">
            <text:p>英尺/秒 ({0})</text:p>
          </table:table-cell>
          <table:table-cell table:style-name="ce240" office:value-type="string">
            <text:p>Ayak bölü saniye({0})</text:p>
          </table:table-cell>
          <table:table-cell table:style-name="ce183" office:value-type="string">
            <text:p>Πόδια ανά δευτερόλεπτο ({0})</text:p>
          </table:table-cell>
          <table:table-cell table:style-name="ce240" office:value-type="string">
            <text:p>Pedų per sekundę ({0})</text:p>
          </table:table-cell>
          <table:table-cell table:style-name="ce1" office:value-type="string">
            <text:p>Fot/timme ({0})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MilesPerHour</text:p>
          </table:table-cell>
          <table:table-cell table:style-name="ce133"/>
          <table:table-cell table:style-name="ce137" office:value-type="string">
            <text:p>Miles per hour ({0})</text:p>
          </table:table-cell>
          <table:table-cell table:style-name="ce147" office:value-type="string">
            <text:p>Miles / heure ({0})</text:p>
          </table:table-cell>
          <table:table-cell table:style-name="ce159" office:value-type="string">
            <text:p>Mijl per uur <text:s/>({0})</text:p>
          </table:table-cell>
          <table:table-cell table:style-name="ce173" office:value-type="string">
            <text:p>Meilen pro Stunde ({0})</text:p>
          </table:table-cell>
          <table:table-cell table:style-name="ce181" office:value-type="string">
            <text:p>Millas por hora ({0})</text:p>
          </table:table-cell>
          <table:table-cell table:style-name="ce188" office:value-type="string">
            <text:p>Milhas por hora ({0})</text:p>
          </table:table-cell>
          <table:table-cell table:style-name="ce217"/>
          <table:table-cell table:style-name="ce137" office:value-type="string">
            <text:p>Miglia all'ora ({0})</text:p>
          </table:table-cell>
          <table:table-cell table:style-name="ce137" office:value-type="string">
            <text:p>Mile (1609 m) pe oră ({0})</text:p>
          </table:table-cell>
          <table:table-cell table:style-name="ce137" office:value-type="string">
            <text:p>Mailia tunnissa ({0})</text:p>
          </table:table-cell>
          <table:table-cell table:style-name="ce130" office:value-type="string">
            <text:p>Miles per sekund ({0})</text:p>
          </table:table-cell>
          <table:table-cell table:style-name="ce236" office:value-type="string">
            <text:p>英里/小时 ({0})</text:p>
          </table:table-cell>
          <table:table-cell table:style-name="ce240" office:value-type="string">
            <text:p>Mil bölü saat ({0})</text:p>
          </table:table-cell>
          <table:table-cell table:style-name="ce183" office:value-type="string">
            <text:p>Μίλια ανά δευτερόλεπτο ({0})</text:p>
          </table:table-cell>
          <table:table-cell table:style-name="ce240" office:value-type="string">
            <text:p>Milių per valandą ({0})</text:p>
          </table:table-cell>
          <table:table-cell table:style-name="ce1" office:value-type="string">
            <text:p>Eng.mil/timme ({0})</text:p>
          </table:table-cell>
          <table:table-cell table:style-name="ce1" table:number-columns-repeated="1006"/>
        </table:table-row>
        <table:table-row table:style-name="ro10">
          <table:table-cell table:style-name="ce36" office:value-type="string">
            <text:p>dlgPreferences_Speed_Knots</text:p>
          </table:table-cell>
          <table:table-cell table:style-name="ce133"/>
          <table:table-cell table:style-name="ce137" office:value-type="string">
            <text:p>Knots ({0})</text:p>
          </table:table-cell>
          <table:table-cell table:style-name="ce147" office:value-type="string">
            <text:p>Nœuds ({0})</text:p>
          </table:table-cell>
          <table:table-cell table:style-name="ce159" office:value-type="string">
            <text:p>Knopen <text:s/>({0})</text:p>
          </table:table-cell>
          <table:table-cell table:style-name="ce173" office:value-type="string">
            <text:p>Knoten ({0})</text:p>
          </table:table-cell>
          <table:table-cell table:style-name="ce181" office:value-type="string">
            <text:p>Nudos ({0})</text:p>
          </table:table-cell>
          <table:table-cell table:style-name="ce188" office:value-type="string">
            <text:p>Nós ({0})</text:p>
          </table:table-cell>
          <table:table-cell table:style-name="ce217"/>
          <table:table-cell table:style-name="ce137" office:value-type="string">
            <text:p>Nodi ({0})</text:p>
          </table:table-cell>
          <table:table-cell table:style-name="ce137" office:value-type="string">
            <text:p>Noduri (milă pe oră) ({0})</text:p>
          </table:table-cell>
          <table:table-cell table:style-name="ce137" office:value-type="string">
            <text:p>Solmua ({0})</text:p>
          </table:table-cell>
          <table:table-cell table:style-name="ce130" office:value-type="string">
            <text:p>Knop ({0})</text:p>
          </table:table-cell>
          <table:table-cell table:style-name="ce236" office:value-type="string">
            <text:p>结 ({0})</text:p>
          </table:table-cell>
          <table:table-cell table:style-name="ce240" office:value-type="string">
            <text:p>Deniz mili ({0})</text:p>
          </table:table-cell>
          <table:table-cell table:style-name="ce183" office:value-type="string">
            <text:p>Κόμβοι ({0})</text:p>
          </table:table-cell>
          <table:table-cell table:style-name="ce240" office:value-type="string">
            <text:p>Mazgų ({0})</text:p>
          </table:table-cell>
          <table:table-cell table:style-name="ce1" office:value-type="string">
            <text:p>Knop ({0})</text:p>
          </table:table-cell>
          <table:table-cell table:style-name="ce1" table:number-columns-repeated="1006"/>
        </table:table-row>
        <table:table-row table:style-name="ro10">
          <table:table-cell table:style-name="ce35" office:value-type="string">
            <text:p>dlgPreferences_Title</text:p>
          </table:table-cell>
          <table:table-cell table:style-name="ce131"/>
          <table:table-cell table:style-name="ce136" office:value-type="string">
            <text:p>Preferences…</text:p>
          </table:table-cell>
          <table:table-cell table:style-name="ce146" office:value-type="string">
            <text:p>Préférences...</text:p>
          </table:table-cell>
          <table:table-cell table:style-name="ce158" office:value-type="string">
            <text:p>Voorkeuren…</text:p>
          </table:table-cell>
          <table:table-cell table:style-name="ce66" office:value-type="string">
            <text:p>Einstellungen...</text:p>
          </table:table-cell>
          <table:table-cell table:style-name="ce176" office:value-type="string">
            <text:p>Preferencias…</text:p>
          </table:table-cell>
          <table:table-cell table:style-name="ce183" office:value-type="string">
            <text:p>Preferências...</text:p>
          </table:table-cell>
          <table:table-cell table:style-name="ce215" office:value-type="string">
            <text:p>Preferencje...</text:p>
          </table:table-cell>
          <table:table-cell table:style-name="ce107" office:value-type="string">
            <text:p>Preferenze...</text:p>
          </table:table-cell>
          <table:table-cell table:style-name="ce111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style-name="ce230" office:value-type="string">
            <text:p>Instillinger</text:p>
          </table:table-cell>
          <table:table-cell table:style-name="ce234" office:value-type="string">
            <text:p>首选项...</text:p>
          </table:table-cell>
          <table:table-cell table:style-name="ce239" office:value-type="string">
            <text:p>Tercihler...</text:p>
          </table:table-cell>
          <table:table-cell table:style-name="ce242" office:value-type="string">
            <text:p>Προτιμήσεις…</text:p>
          </table:table-cell>
          <table:table-cell table:style-name="ce240" office:value-type="string">
            <text:p>Parinktys...</text:p>
          </table:table-cell>
          <table:table-cell table:style-name="ce1" office:value-type="string">
            <text:p>Inställningar...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dlgSplash_LoadInfos</text:p>
          </table:table-cell>
          <table:table-cell table:style-name="ce131"/>
          <table:table-cell table:style-name="ce136" office:value-type="string">
            <text:p>Loading User Interface…</text:p>
          </table:table-cell>
          <table:table-cell table:style-name="ce146" office:value-type="string">
            <text:p>Chargement de l'Interface Graphique...</text:p>
          </table:table-cell>
          <table:table-cell table:style-name="ce158" office:value-type="string">
            <text:p>Laden Gebruikers Interface...</text:p>
          </table:table-cell>
          <table:table-cell table:style-name="ce114" office:value-type="string">
            <text:p>Laden der Benutzeroberfläche ...</text:p>
          </table:table-cell>
          <table:table-cell table:style-name="ce177" office:value-type="string">
            <text:p>Cargando la Interfaz Gráfica ...</text:p>
          </table:table-cell>
          <table:table-cell table:style-name="ce184" office:value-type="string">
            <text:p>Carregando a Interface de Usuário... </text:p>
          </table:table-cell>
          <table:table-cell table:style-name="ce215" office:value-type="string">
            <text:p>Wczytywanie interfejsu użytkownika...</text:p>
          </table:table-cell>
          <table:table-cell table:style-name="ce107" office:value-type="string">
            <text:p>Caricamento Interfaccia Utente... </text:p>
          </table:table-cell>
          <table:table-cell table:style-name="ce111" office:value-type="string">
            <text:p>Încarc Interfaţa Grafica... </text:p>
          </table:table-cell>
          <table:table-cell table:style-name="ce117" office:value-type="string">
            <text:p>Ladataan käyttäjäliittymää...</text:p>
          </table:table-cell>
          <table:table-cell table:style-name="ce230" office:value-type="string">
            <text:p>Laster brukerinstillinger</text:p>
          </table:table-cell>
          <table:table-cell table:style-name="ce234" office:value-type="string">
            <text:p>载入用户界面...</text:p>
          </table:table-cell>
          <table:table-cell table:style-name="ce239" office:value-type="string">
            <text:p>Kullanıcı Arayüzünü Yüklüyor...</text:p>
          </table:table-cell>
          <table:table-cell table:style-name="ce242" office:value-type="string">
            <text:p>Φόρτωση Διεπαφής/Διασύνδεσης Χρήστη</text:p>
          </table:table-cell>
          <table:table-cell table:style-name="ce240" office:value-type="string">
            <text:p>Įkeliama vartotojo sąsaja...</text:p>
          </table:table-cell>
          <table:table-cell table:style-name="ce1" office:value-type="string">
            <text:p>Laddar användargränssnitt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Cancel</text:p>
          </table:table-cell>
          <table:table-cell table:style-name="ce131"/>
          <table:table-cell table:style-name="ce136" office:value-type="string">
            <text:p>Cancel</text:p>
          </table:table-cell>
          <table:table-cell table:style-name="ce146" office:value-type="string">
            <text:p>Annuler</text:p>
          </table:table-cell>
          <table:table-cell table:style-name="ce158" office:value-type="string">
            <text:p>Annuleer</text:p>
          </table:table-cell>
          <table:table-cell table:style-name="ce66" office:value-type="string">
            <text:p>Abbrechen</text:p>
          </table:table-cell>
          <table:table-cell table:style-name="ce177" office:value-type="string">
            <text:p>Cancelar</text:p>
          </table:table-cell>
          <table:table-cell table:style-name="ce183" office:value-type="string">
            <text:p>Cancelar</text:p>
          </table:table-cell>
          <table:table-cell table:style-name="ce215" office:value-type="string">
            <text:p>Anuluj</text:p>
          </table:table-cell>
          <table:table-cell table:style-name="ce107" office:value-type="string">
            <text:p>Annulla</text:p>
          </table:table-cell>
          <table:table-cell table:style-name="ce111" office:value-type="string">
            <text:p>Anulează</text:p>
          </table:table-cell>
          <table:table-cell table:style-name="ce117" office:value-type="string">
            <text:p>Peruuta</text:p>
          </table:table-cell>
          <table:table-cell table:style-name="ce230" office:value-type="string">
            <text:p>Avbryt</text:p>
          </table:table-cell>
          <table:table-cell table:style-name="ce234" office:value-type="string">
            <text:p>取消</text:p>
          </table:table-cell>
          <table:table-cell table:style-name="ce239" office:value-type="string">
            <text:p>İptal Et</text:p>
          </table:table-cell>
          <table:table-cell table:style-name="ce242" office:value-type="string">
            <text:p>Άκυρο</text:p>
          </table:table-cell>
          <table:table-cell table:style-name="ce240" office:value-type="string">
            <text:p>Anuliuoti</text:p>
          </table:table-cell>
          <table:table-cell table:style-name="ce1" office:value-type="string">
            <text:p>Ångr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Quit</text:p>
          </table:table-cell>
          <table:table-cell table:style-name="ce131"/>
          <table:table-cell table:style-name="ce136" office:value-type="string">
            <text:p>Quit</text:p>
          </table:table-cell>
          <table:table-cell table:style-name="ce146" office:value-type="string">
            <text:p>Quitter</text:p>
          </table:table-cell>
          <table:table-cell table:style-name="ce158" office:value-type="string">
            <text:p>Stop</text:p>
          </table:table-cell>
          <table:table-cell table:style-name="ce66" office:value-type="string">
            <text:p>Beenden</text:p>
          </table:table-cell>
          <table:table-cell table:style-name="ce176" office:value-type="string">
            <text:p>Salir</text:p>
          </table:table-cell>
          <table:table-cell table:style-name="ce183" office:value-type="string">
            <text:p>Sair</text:p>
          </table:table-cell>
          <table:table-cell table:style-name="ce215" office:value-type="string">
            <text:p>Wyjdź</text:p>
          </table:table-cell>
          <table:table-cell table:style-name="ce107" office:value-type="string">
            <text:p>Esci</text:p>
          </table:table-cell>
          <table:table-cell table:style-name="ce111" office:value-type="string">
            <text:p>Renunţ</text:p>
          </table:table-cell>
          <table:table-cell table:style-name="ce117" office:value-type="string">
            <text:p>Lopeta</text:p>
          </table:table-cell>
          <table:table-cell table:style-name="ce230" office:value-type="string">
            <text:p>End </text:p>
          </table:table-cell>
          <table:table-cell table:style-name="ce234" office:value-type="string">
            <text:p>退出</text:p>
          </table:table-cell>
          <table:table-cell table:style-name="ce239" office:value-type="string">
            <text:p>Çık</text:p>
          </table:table-cell>
          <table:table-cell table:style-name="ce242" office:value-type="string">
            <text:p>Παραίτηση</text:p>
          </table:table-cell>
          <table:table-cell table:style-name="ce150" office:value-type="string">
            <text:p>Baigti</text:p>
          </table:table-cell>
          <table:table-cell table:style-name="ce1" office:value-type="string">
            <text:p>Avslut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Save</text:p>
          </table:table-cell>
          <table:table-cell table:style-name="ce131"/>
          <table:table-cell table:style-name="ce136" office:value-type="string">
            <text:p>Save</text:p>
          </table:table-cell>
          <table:table-cell table:style-name="ce146" office:value-type="string">
            <text:p>Enregistrer</text:p>
          </table:table-cell>
          <table:table-cell table:style-name="ce158" office:value-type="string">
            <text:p>Bewaar</text:p>
          </table:table-cell>
          <table:table-cell table:style-name="ce66" office:value-type="string">
            <text:p>Speichern</text:p>
          </table:table-cell>
          <table:table-cell table:style-name="ce176" office:value-type="string">
            <text:p>Guardar</text:p>
          </table:table-cell>
          <table:table-cell table:style-name="ce183" office:value-type="string">
            <text:p>Salvar</text:p>
          </table:table-cell>
          <table:table-cell table:style-name="ce215" office:value-type="string">
            <text:p>Zapisz</text:p>
          </table:table-cell>
          <table:table-cell table:style-name="ce107" office:value-type="string">
            <text:p>Salva</text:p>
          </table:table-cell>
          <table:table-cell table:style-name="ce111" office:value-type="string">
            <text:p>Salvează</text:p>
          </table:table-cell>
          <table:table-cell table:style-name="ce117" office:value-type="string">
            <text:p>Tallenna</text:p>
          </table:table-cell>
          <table:table-cell table:style-name="ce230" office:value-type="string">
            <text:p>Lagre</text:p>
          </table:table-cell>
          <table:table-cell table:style-name="ce234" office:value-type="string">
            <text:p>保存...</text:p>
          </table:table-cell>
          <table:table-cell table:style-name="ce239" office:value-type="string">
            <text:p>Kaydet</text:p>
          </table:table-cell>
          <table:table-cell table:style-name="ce242" office:value-type="string">
            <text:p>Αποθήκευση</text:p>
          </table:table-cell>
          <table:table-cell table:style-name="ce150" office:value-type="string">
            <text:p>Išsaugoti</text:p>
          </table:table-cell>
          <table:table-cell table:style-name="ce1" office:value-type="string">
            <text:p>Spar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About</text:p>
          </table:table-cell>
          <table:table-cell table:style-name="ce131"/>
          <table:table-cell table:style-name="ce136" office:value-type="string">
            <text:p>About Kinovea…</text:p>
          </table:table-cell>
          <table:table-cell table:style-name="ce146" office:value-type="string">
            <text:p>À Propos de Kinovea…</text:p>
          </table:table-cell>
          <table:table-cell table:style-name="ce158" office:value-type="string">
            <text:p>Over Kinovea…</text:p>
          </table:table-cell>
          <table:table-cell table:style-name="ce66" office:value-type="string">
            <text:p>Über Kinovea...</text:p>
          </table:table-cell>
          <table:table-cell table:style-name="ce176" office:value-type="string">
            <text:p>Acerca de Kinovea…</text:p>
          </table:table-cell>
          <table:table-cell table:style-name="ce183" office:value-type="string">
            <text:p>Sobre o Kinovea...</text:p>
          </table:table-cell>
          <table:table-cell table:style-name="ce215" office:value-type="string">
            <text:p>O Kinovea</text:p>
          </table:table-cell>
          <table:table-cell table:style-name="ce107" office:value-type="string">
            <text:p>Riguardo Kinovea...</text:p>
          </table:table-cell>
          <table:table-cell table:style-name="ce111" office:value-type="string">
            <text:p>Despre Kinovea...</text:p>
          </table:table-cell>
          <table:table-cell table:style-name="ce117" office:value-type="string">
            <text:p>Kinoveasta...</text:p>
          </table:table-cell>
          <table:table-cell table:style-name="ce230" office:value-type="string">
            <text:p>Om Kinovea...</text:p>
          </table:table-cell>
          <table:table-cell table:style-name="ce234" office:value-type="string">
            <text:p>关于本软件...</text:p>
          </table:table-cell>
          <table:table-cell table:style-name="ce239" office:value-type="string">
            <text:p>Kinovea Hakkında...</text:p>
          </table:table-cell>
          <table:table-cell table:style-name="ce242" office:value-type="string">
            <text:p>Περί του Kinovea…</text:p>
          </table:table-cell>
          <table:table-cell table:style-name="ce150" office:value-type="string">
            <text:p>Apie Kinovea...</text:p>
          </table:table-cell>
          <table:table-cell table:style-name="ce1" office:value-type="string">
            <text:p>Om Kinovea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ApplicationFolder</text:p>
          </table:table-cell>
          <table:table-cell table:style-name="ce133"/>
          <table:table-cell table:style-name="ce137" office:value-type="string">
            <text:p>Open log folder…</text:p>
          </table:table-cell>
          <table:table-cell table:style-name="ce147" office:value-type="string">
            <text:p>Ouvrir le dossier des logs…</text:p>
          </table:table-cell>
          <table:table-cell table:style-name="ce159" office:value-type="string">
            <text:p>Open de map met de logs..</text:p>
          </table:table-cell>
          <table:table-cell table:style-name="ce66" office:value-type="string">
            <text:p>Log Ordner öffnen...</text:p>
          </table:table-cell>
          <table:table-cell table:style-name="ce176" office:value-type="string">
            <text:p>Abrir el archivo de logs</text:p>
          </table:table-cell>
          <table:table-cell table:style-name="ce183" office:value-type="string">
            <text:p>Abrir pasta de log...</text:p>
          </table:table-cell>
          <table:table-cell table:style-name="ce217"/>
          <table:table-cell table:style-name="ce107" office:value-type="string">
            <text:p>Apri cartella del Log</text:p>
          </table:table-cell>
          <table:table-cell table:style-name="ce111" office:value-type="string">
            <text:p>Deschide folderul de loguri...</text:p>
          </table:table-cell>
          <table:table-cell table:style-name="ce223" office:value-type="string">
            <text:p>Avaa lokitiedosto...</text:p>
          </table:table-cell>
          <table:table-cell table:style-name="ce229" office:value-type="string">
            <text:p>Åpne logfil</text:p>
          </table:table-cell>
          <table:table-cell table:style-name="ce234" office:value-type="string">
            <text:p>上传视频分析...</text:p>
          </table:table-cell>
          <table:table-cell table:style-name="ce183" office:value-type="string">
            <text:p>Log klasörünü aç...</text:p>
          </table:table-cell>
          <table:table-cell table:style-name="ce242" office:value-type="string">
            <text:p>Άνοιγμα Φακέλου Ημερολογίου…</text:p>
          </table:table-cell>
          <table:table-cell table:style-name="ce66" office:value-type="string">
            <text:p>Atverti registro aplanką</text:p>
          </table:table-cell>
          <table:table-cell table:style-name="ce1" office:value-type="string">
            <text:p>Öppna log mapp...</text:p>
          </table:table-cell>
          <table:table-cell table:style-name="ce1" table:number-columns-repeated="1006"/>
        </table:table-row>
        <table:table-row table:style-name="ro10">
          <table:table-cell table:style-name="ce35" office:value-type="string">
            <text:p>mnuEdit</text:p>
          </table:table-cell>
          <table:table-cell table:style-name="ce131"/>
          <table:table-cell table:style-name="ce136" office:value-type="string">
            <text:p>Edit</text:p>
          </table:table-cell>
          <table:table-cell table:style-name="ce146" office:value-type="string">
            <text:p>Édition</text:p>
          </table:table-cell>
          <table:table-cell table:style-name="ce158" office:value-type="string">
            <text:p>Bewerk</text:p>
          </table:table-cell>
          <table:table-cell table:style-name="ce66" office:value-type="string">
            <text:p>Bearbeiten</text:p>
          </table:table-cell>
          <table:table-cell table:style-name="ce176" office:value-type="string">
            <text:p>Editar</text:p>
          </table:table-cell>
          <table:table-cell table:style-name="ce183" office:value-type="string">
            <text:p>Editar</text:p>
          </table:table-cell>
          <table:table-cell table:style-name="ce215" office:value-type="string">
            <text:p>Edytuj</text:p>
          </table:table-cell>
          <table:table-cell table:style-name="ce107" office:value-type="string">
            <text:p>Modifica</text:p>
          </table:table-cell>
          <table:table-cell table:style-name="ce111" office:value-type="string">
            <text:p>Editează</text:p>
          </table:table-cell>
          <table:table-cell table:style-name="ce117" office:value-type="string">
            <text:p>Editoi</text:p>
          </table:table-cell>
          <table:table-cell table:style-name="ce230" office:value-type="string">
            <text:p>Edit</text:p>
          </table:table-cell>
          <table:table-cell table:style-name="ce234" office:value-type="string">
            <text:p>编辑</text:p>
          </table:table-cell>
          <table:table-cell table:style-name="ce239" office:value-type="string">
            <text:p>Düzenle</text:p>
          </table:table-cell>
          <table:table-cell table:style-name="ce242" office:value-type="string">
            <text:p>Σύνταξη</text:p>
          </table:table-cell>
          <table:table-cell table:style-name="ce246" office:value-type="string">
            <text:p>Redaguoti</text:p>
          </table:table-cell>
          <table:table-cell table:style-name="ce1" office:value-type="string">
            <text:p>Rediger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File</text:p>
          </table:table-cell>
          <table:table-cell table:style-name="ce131"/>
          <table:table-cell table:style-name="ce136" office:value-type="string">
            <text:p>File</text:p>
          </table:table-cell>
          <table:table-cell table:style-name="ce146" office:value-type="string">
            <text:p>Fichier</text:p>
          </table:table-cell>
          <table:table-cell table:style-name="ce158" office:value-type="string">
            <text:p>Bestand</text:p>
          </table:table-cell>
          <table:table-cell table:style-name="ce66" office:value-type="string">
            <text:p>Datei</text:p>
          </table:table-cell>
          <table:table-cell table:style-name="ce176" office:value-type="string">
            <text:p>Archivo</text:p>
          </table:table-cell>
          <table:table-cell table:style-name="ce183" office:value-type="string">
            <text:p>Arquivo</text:p>
          </table:table-cell>
          <table:table-cell table:style-name="ce215" office:value-type="string">
            <text:p>Plik</text:p>
          </table:table-cell>
          <table:table-cell table:style-name="ce106" office:value-type="string">
            <text:p>File</text:p>
          </table:table-cell>
          <table:table-cell table:style-name="ce111" office:value-type="string">
            <text:p>Fişier</text:p>
          </table:table-cell>
          <table:table-cell table:style-name="ce117" office:value-type="string">
            <text:p>Tiedosto</text:p>
          </table:table-cell>
          <table:table-cell table:style-name="ce230" office:value-type="string">
            <text:p>Fil</text:p>
          </table:table-cell>
          <table:table-cell table:style-name="ce234" office:value-type="string">
            <text:p>文件</text:p>
          </table:table-cell>
          <table:table-cell table:style-name="ce239" office:value-type="string">
            <text:p>Dosya</text:p>
          </table:table-cell>
          <table:table-cell table:style-name="ce242" office:value-type="string">
            <text:p>Αρχείο</text:p>
          </table:table-cell>
          <table:table-cell table:style-name="ce66" office:value-type="string">
            <text:p>Dokumentai</text:p>
          </table:table-cell>
          <table:table-cell table:style-name="ce1" office:value-type="string">
            <text:p>Fil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Help</text:p>
          </table:table-cell>
          <table:table-cell table:style-name="ce131"/>
          <table:table-cell table:style-name="ce136" office:value-type="string">
            <text:p>Help</text:p>
          </table:table-cell>
          <table:table-cell table:style-name="ce146" office:value-type="string">
            <text:p>Aide</text:p>
          </table:table-cell>
          <table:table-cell table:style-name="ce158" office:value-type="string">
            <text:p>Help</text:p>
          </table:table-cell>
          <table:table-cell table:style-name="ce66" office:value-type="string">
            <text:p>Hilfe</text:p>
          </table:table-cell>
          <table:table-cell table:style-name="ce176" office:value-type="string">
            <text:p>Ayuda</text:p>
          </table:table-cell>
          <table:table-cell table:style-name="ce183" office:value-type="string">
            <text:p>Ajuda</text:p>
          </table:table-cell>
          <table:table-cell table:style-name="ce215" office:value-type="string">
            <text:p>Pomoc</text:p>
          </table:table-cell>
          <table:table-cell table:style-name="ce106" office:value-type="string">
            <text:p>Aiuto</text:p>
          </table:table-cell>
          <table:table-cell table:style-name="ce111" office:value-type="string">
            <text:p>Ajutor</text:p>
          </table:table-cell>
          <table:table-cell table:style-name="ce117" office:value-type="string">
            <text:p>Apua</text:p>
          </table:table-cell>
          <table:table-cell table:style-name="ce230" office:value-type="string">
            <text:p>Hjelp</text:p>
          </table:table-cell>
          <table:table-cell table:style-name="ce234" office:value-type="string">
            <text:p>帮助</text:p>
          </table:table-cell>
          <table:table-cell table:style-name="ce239" office:value-type="string">
            <text:p>Yardım</text:p>
          </table:table-cell>
          <table:table-cell table:style-name="ce242" office:value-type="string">
            <text:p>Βοήθεια</text:p>
          </table:table-cell>
          <table:table-cell table:style-name="ce66" office:value-type="string">
            <text:p>Pagalba</text:p>
          </table:table-cell>
          <table:table-cell table:style-name="ce1" office:value-type="string">
            <text:p>Hjälp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HelpContents</text:p>
          </table:table-cell>
          <table:table-cell table:style-name="ce131"/>
          <table:table-cell table:style-name="ce136" office:value-type="string">
            <text:p>Kinovea Help...</text:p>
          </table:table-cell>
          <table:table-cell table:style-name="ce146" office:value-type="string">
            <text:p>Aide de Kinovea…</text:p>
          </table:table-cell>
          <table:table-cell table:style-name="ce158" office:value-type="string">
            <text:p>Kinovea Help…</text:p>
          </table:table-cell>
          <table:table-cell table:style-name="ce66" office:value-type="string">
            <text:p>Kinovea Hilfe...</text:p>
          </table:table-cell>
          <table:table-cell table:style-name="ce176" office:value-type="string">
            <text:p>Ayuda de Kinovea...</text:p>
          </table:table-cell>
          <table:table-cell table:style-name="ce183" office:value-type="string">
            <text:p>Ajuda do Kinovea...</text:p>
          </table:table-cell>
          <table:table-cell table:style-name="ce215" office:value-type="string">
            <text:p>Kinovea - pomoc</text:p>
          </table:table-cell>
          <table:table-cell table:style-name="ce107" office:value-type="string">
            <text:p>Aiuto di Kinovea ...</text:p>
          </table:table-cell>
          <table:table-cell table:style-name="ce111" office:value-type="string">
            <text:p>Ajutor Kinovea …</text:p>
          </table:table-cell>
          <table:table-cell table:style-name="ce117" office:value-type="string">
            <text:p>Kinovean apu...</text:p>
          </table:table-cell>
          <table:table-cell table:style-name="ce230" office:value-type="string">
            <text:p>Kinovea hjelp</text:p>
          </table:table-cell>
          <table:table-cell table:style-name="ce234" office:value-type="string">
            <text:p>帮助...</text:p>
          </table:table-cell>
          <table:table-cell table:style-name="ce239" office:value-type="string">
            <text:p>Kinovea Yardımı...</text:p>
          </table:table-cell>
          <table:table-cell table:style-name="ce242" office:value-type="string">
            <text:p>Βοήθεια Kinovea…</text:p>
          </table:table-cell>
          <table:table-cell table:style-name="ce66" office:value-type="string">
            <text:p>Kinovea pagalba...</text:p>
          </table:table-cell>
          <table:table-cell table:style-name="ce1" office:value-type="string">
            <text:p>Kinovea hjälp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History</text:p>
          </table:table-cell>
          <table:table-cell table:style-name="ce131"/>
          <table:table-cell table:style-name="ce136" office:value-type="string">
            <text:p>Recent</text:p>
          </table:table-cell>
          <table:table-cell table:style-name="ce146" office:value-type="string">
            <text:p>Récents</text:p>
          </table:table-cell>
          <table:table-cell table:style-name="ce158" office:value-type="string">
            <text:p>Recent</text:p>
          </table:table-cell>
          <table:table-cell table:style-name="ce66" office:value-type="string">
            <text:p>Zuletzt verwendet</text:p>
          </table:table-cell>
          <table:table-cell table:style-name="ce176" office:value-type="string">
            <text:p>Recientes</text:p>
          </table:table-cell>
          <table:table-cell table:style-name="ce183" office:value-type="string">
            <text:p>Recentes</text:p>
          </table:table-cell>
          <table:table-cell table:style-name="ce215" office:value-type="string">
            <text:p>Ostatnie</text:p>
          </table:table-cell>
          <table:table-cell table:style-name="ce106" office:value-type="string">
            <text:p>Recenti</text:p>
          </table:table-cell>
          <table:table-cell table:style-name="ce111" office:value-type="string">
            <text:p>Recent</text:p>
          </table:table-cell>
          <table:table-cell table:style-name="ce117" office:value-type="string">
            <text:p>Aikaisemmat</text:p>
          </table:table-cell>
          <table:table-cell table:style-name="ce230" office:value-type="string">
            <text:p>Sist benyttet</text:p>
          </table:table-cell>
          <table:table-cell table:style-name="ce234" office:value-type="string">
            <text:p>最近文件...</text:p>
          </table:table-cell>
          <table:table-cell table:style-name="ce239" office:value-type="string">
            <text:p>Son Kullanılan</text:p>
          </table:table-cell>
          <table:table-cell table:style-name="ce242" office:value-type="string">
            <text:p>Πρόσφατα</text:p>
          </table:table-cell>
          <table:table-cell table:style-name="ce66" office:value-type="string">
            <text:p>Naujausi</text:p>
          </table:table-cell>
          <table:table-cell table:style-name="ce1" office:value-type="string">
            <text:p>Senast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HistoryReset</text:p>
          </table:table-cell>
          <table:table-cell table:style-name="ce131"/>
          <table:table-cell table:style-name="ce136" office:value-type="string">
            <text:p>Reset History</text:p>
          </table:table-cell>
          <table:table-cell table:style-name="ce146" office:value-type="string">
            <text:p>Effacer l'Historique</text:p>
          </table:table-cell>
          <table:table-cell table:style-name="ce158" office:value-type="string">
            <text:p>Herstel historie</text:p>
          </table:table-cell>
          <table:table-cell table:style-name="ce66" office:value-type="string">
            <text:p>Verlauf löschen</text:p>
          </table:table-cell>
          <table:table-cell table:style-name="ce176" office:value-type="string">
            <text:p>Borrar Historial</text:p>
          </table:table-cell>
          <table:table-cell table:style-name="ce183" office:value-type="string">
            <text:p>Zerar Histórico</text:p>
          </table:table-cell>
          <table:table-cell table:style-name="ce215" office:value-type="string">
            <text:p>Skasuj historię</text:p>
          </table:table-cell>
          <table:table-cell table:style-name="ce106" office:value-type="string">
            <text:p>Cancella cronologia</text:p>
          </table:table-cell>
          <table:table-cell table:style-name="ce111" office:value-type="string">
            <text:p>Resetează Istoric</text:p>
          </table:table-cell>
          <table:table-cell table:style-name="ce117" office:value-type="string">
            <text:p>Palauta historia</text:p>
          </table:table-cell>
          <table:table-cell table:style-name="ce230" office:value-type="string">
            <text:p>Sist benyttet historikk</text:p>
          </table:table-cell>
          <table:table-cell table:style-name="ce234" office:value-type="string">
            <text:p>重设历史文件</text:p>
          </table:table-cell>
          <table:table-cell table:style-name="ce239" office:value-type="string">
            <text:p>Geçmişi Sıfırla</text:p>
          </table:table-cell>
          <table:table-cell table:style-name="ce242" office:value-type="string">
            <text:p>Επανάθεση Ιστορικού</text:p>
          </table:table-cell>
          <table:table-cell table:style-name="ce66" office:value-type="string">
            <text:p>Įvalyti istorija</text:p>
          </table:table-cell>
          <table:table-cell table:style-name="ce1" office:value-type="string">
            <text:p>Återställ historik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Image</text:p>
          </table:table-cell>
          <table:table-cell table:style-name="ce131"/>
          <table:table-cell table:style-name="ce136" office:value-type="string">
            <text:p>Image</text:p>
          </table:table-cell>
          <table:table-cell table:style-name="ce146" office:value-type="string">
            <text:p>Image</text:p>
          </table:table-cell>
          <table:table-cell table:style-name="ce158" office:value-type="string">
            <text:p>Afbeelding</text:p>
          </table:table-cell>
          <table:table-cell table:style-name="ce66" office:value-type="string">
            <text:p>Bild</text:p>
          </table:table-cell>
          <table:table-cell table:style-name="ce176" office:value-type="string">
            <text:p>Imagen</text:p>
          </table:table-cell>
          <table:table-cell table:style-name="ce183" office:value-type="string">
            <text:p>Imagem</text:p>
          </table:table-cell>
          <table:table-cell table:style-name="ce215" office:value-type="string">
            <text:p>Obraz</text:p>
          </table:table-cell>
          <table:table-cell table:style-name="ce106" office:value-type="string">
            <text:p>Immagine</text:p>
          </table:table-cell>
          <table:table-cell table:style-name="ce111" office:value-type="string">
            <text:p>Imagine</text:p>
          </table:table-cell>
          <table:table-cell table:style-name="ce117" office:value-type="string">
            <text:p>Kuva</text:p>
          </table:table-cell>
          <table:table-cell table:style-name="ce230" office:value-type="string">
            <text:p>Bilde</text:p>
          </table:table-cell>
          <table:table-cell table:style-name="ce234" office:value-type="string">
            <text:p>图像</text:p>
          </table:table-cell>
          <table:table-cell table:style-name="ce239" office:value-type="string">
            <text:p>İmaj</text:p>
          </table:table-cell>
          <table:table-cell table:style-name="ce242" office:value-type="string">
            <text:p>Εικόνα</text:p>
          </table:table-cell>
          <table:table-cell table:style-name="ce150" office:value-type="string">
            <text:p>Paveikslėlis</text:p>
          </table:table-cell>
          <table:table-cell table:style-name="ce1" office:value-type="string">
            <text:p>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Languages</text:p>
          </table:table-cell>
          <table:table-cell table:style-name="ce131"/>
          <table:table-cell table:style-name="ce136" office:value-type="string">
            <text:p>Language</text:p>
          </table:table-cell>
          <table:table-cell table:style-name="ce146" office:value-type="string">
            <text:p>Langue</text:p>
          </table:table-cell>
          <table:table-cell table:style-name="ce158" office:value-type="string">
            <text:p>Taal</text:p>
          </table:table-cell>
          <table:table-cell table:style-name="ce66" office:value-type="string">
            <text:p>Sprachen</text:p>
          </table:table-cell>
          <table:table-cell table:style-name="ce176" office:value-type="string">
            <text:p>Idioma</text:p>
          </table:table-cell>
          <table:table-cell table:style-name="ce183" office:value-type="string">
            <text:p>Idioma</text:p>
          </table:table-cell>
          <table:table-cell table:style-name="ce215" office:value-type="string">
            <text:p>Język</text:p>
          </table:table-cell>
          <table:table-cell table:style-name="ce107" office:value-type="string">
            <text:p>Lingua</text:p>
          </table:table-cell>
          <table:table-cell table:style-name="ce111" office:value-type="string">
            <text:p>Limba</text:p>
          </table:table-cell>
          <table:table-cell table:style-name="ce117" office:value-type="string">
            <text:p>Kieli</text:p>
          </table:table-cell>
          <table:table-cell table:style-name="ce230" office:value-type="string">
            <text:p>Språk</text:p>
          </table:table-cell>
          <table:table-cell table:style-name="ce234" office:value-type="string">
            <text:p>语言</text:p>
          </table:table-cell>
          <table:table-cell table:style-name="ce239" office:value-type="string">
            <text:p>Dil</text:p>
          </table:table-cell>
          <table:table-cell table:style-name="ce242" office:value-type="string">
            <text:p>Γλώσσα</text:p>
          </table:table-cell>
          <table:table-cell table:style-name="ce150" office:value-type="string">
            <text:p>Kalba</text:p>
          </table:table-cell>
          <table:table-cell table:style-name="ce1" office:value-type="string">
            <text:p>Språk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Motion</text:p>
          </table:table-cell>
          <table:table-cell table:style-name="ce131"/>
          <table:table-cell table:style-name="ce136" office:value-type="string">
            <text:p>Motion</text:p>
          </table:table-cell>
          <table:table-cell table:style-name="ce146" office:value-type="string">
            <text:p>Mouvement</text:p>
          </table:table-cell>
          <table:table-cell table:style-name="ce158" office:value-type="string">
            <text:p>Beweging</text:p>
          </table:table-cell>
          <table:table-cell table:style-name="ce66" office:value-type="string">
            <text:p>Bewegung</text:p>
          </table:table-cell>
          <table:table-cell table:style-name="ce176" office:value-type="string">
            <text:p>Movimiento</text:p>
          </table:table-cell>
          <table:table-cell table:style-name="ce183" office:value-type="string">
            <text:p>Movimento</text:p>
          </table:table-cell>
          <table:table-cell table:style-name="ce215" office:value-type="string">
            <text:p>Ruch</text:p>
          </table:table-cell>
          <table:table-cell table:style-name="ce106" office:value-type="string">
            <text:p>Movimento</text:p>
          </table:table-cell>
          <table:table-cell table:style-name="ce111" office:value-type="string">
            <text:p>Mişcare</text:p>
          </table:table-cell>
          <table:table-cell table:style-name="ce117" office:value-type="string">
            <text:p>Liike</text:p>
          </table:table-cell>
          <table:table-cell table:style-name="ce230" office:value-type="string">
            <text:p>Bevegelse</text:p>
          </table:table-cell>
          <table:table-cell table:style-name="ce234" office:value-type="string">
            <text:p>动作</text:p>
          </table:table-cell>
          <table:table-cell table:style-name="ce239" office:value-type="string">
            <text:p>Hareket</text:p>
          </table:table-cell>
          <table:table-cell table:style-name="ce242" office:value-type="string">
            <text:p>Κίνηση</text:p>
          </table:table-cell>
          <table:table-cell table:style-name="ce150" office:value-type="string">
            <text:p>Judesys</text:p>
          </table:table-cell>
          <table:table-cell table:style-name="ce1" office:value-type="string">
            <text:p>Rörels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OpenFile</text:p>
          </table:table-cell>
          <table:table-cell table:style-name="ce131"/>
          <table:table-cell table:style-name="ce136" office:value-type="string">
            <text:p>Open Video File…</text:p>
          </table:table-cell>
          <table:table-cell table:style-name="ce146" office:value-type="string">
            <text:p>Ouvrir un Fichier Video…</text:p>
          </table:table-cell>
          <table:table-cell table:style-name="ce158" office:value-type="string">
            <text:p>Open een video bestand...</text:p>
          </table:table-cell>
          <table:table-cell table:style-name="ce66" office:value-type="string">
            <text:p>Videodatei öffnen...</text:p>
          </table:table-cell>
          <table:table-cell table:style-name="ce176" office:value-type="string">
            <text:p>Abrir Archivo de Video…</text:p>
          </table:table-cell>
          <table:table-cell table:style-name="ce183" office:value-type="string">
            <text:p>Abrir Arquivo de Vídeo...</text:p>
          </table:table-cell>
          <table:table-cell table:style-name="ce215" office:value-type="string">
            <text:p>Otwórz plik wideo...</text:p>
          </table:table-cell>
          <table:table-cell table:style-name="ce107" office:value-type="string">
            <text:p>Apri File Video...</text:p>
          </table:table-cell>
          <table:table-cell table:style-name="ce111" office:value-type="string">
            <text:p>Deschid fişierul video...</text:p>
          </table:table-cell>
          <table:table-cell table:style-name="ce117" office:value-type="string">
            <text:p>Avaa videotiedosto</text:p>
          </table:table-cell>
          <table:table-cell table:style-name="ce230" office:value-type="string">
            <text:p>Åpne videofil...</text:p>
          </table:table-cell>
          <table:table-cell table:style-name="ce234" office:value-type="string">
            <text:p>打开视频文件...</text:p>
          </table:table-cell>
          <table:table-cell table:style-name="ce239" office:value-type="string">
            <text:p>Video Dosyasını Aç...</text:p>
          </table:table-cell>
          <table:table-cell table:style-name="ce242" office:value-type="string">
            <text:p>Άνοιγμα Αρχείου Video…</text:p>
          </table:table-cell>
          <table:table-cell table:style-name="ce150" office:value-type="string">
            <text:p>Atidaryti vaizdo dokumentą...</text:p>
          </table:table-cell>
          <table:table-cell table:style-name="ce1" office:value-type="string">
            <text:p>Öppna videofil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Options</text:p>
          </table:table-cell>
          <table:table-cell table:style-name="ce131"/>
          <table:table-cell table:style-name="ce136" office:value-type="string">
            <text:p>Options</text:p>
          </table:table-cell>
          <table:table-cell table:style-name="ce146" office:value-type="string">
            <text:p>Options</text:p>
          </table:table-cell>
          <table:table-cell table:style-name="ce158" office:value-type="string">
            <text:p>Opties</text:p>
          </table:table-cell>
          <table:table-cell table:style-name="ce114" office:value-type="string">
            <text:p>Optionen</text:p>
          </table:table-cell>
          <table:table-cell table:style-name="ce176" office:value-type="string">
            <text:p>Opciones</text:p>
          </table:table-cell>
          <table:table-cell table:style-name="ce183" office:value-type="string">
            <text:p>Opções</text:p>
          </table:table-cell>
          <table:table-cell table:style-name="ce215" office:value-type="string">
            <text:p>Opcje</text:p>
          </table:table-cell>
          <table:table-cell table:style-name="ce107" office:value-type="string">
            <text:p>Opzioni</text:p>
          </table:table-cell>
          <table:table-cell table:style-name="ce111" office:value-type="string">
            <text:p>Opţiuni</text:p>
          </table:table-cell>
          <table:table-cell table:style-name="ce117" office:value-type="string">
            <text:p>Vaihtoehdot</text:p>
          </table:table-cell>
          <table:table-cell table:style-name="ce230" office:value-type="string">
            <text:p>Alternativer</text:p>
          </table:table-cell>
          <table:table-cell table:style-name="ce234" office:value-type="string">
            <text:p>选项</text:p>
          </table:table-cell>
          <table:table-cell table:style-name="ce239" office:value-type="string">
            <text:p>Seçenekler</text:p>
          </table:table-cell>
          <table:table-cell table:style-name="ce242" office:value-type="string">
            <text:p>Επιλογές</text:p>
          </table:table-cell>
          <table:table-cell table:style-name="ce150" office:value-type="string">
            <text:p>Nustatymai</text:p>
          </table:table-cell>
          <table:table-cell table:style-name="ce1" office:value-type="string">
            <text:p>Alternativ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Preferences</text:p>
          </table:table-cell>
          <table:table-cell table:style-name="ce131"/>
          <table:table-cell table:style-name="ce136" office:value-type="string">
            <text:p>Preferences…</text:p>
          </table:table-cell>
          <table:table-cell table:style-name="ce146" office:value-type="string">
            <text:p>Préférences…</text:p>
          </table:table-cell>
          <table:table-cell table:style-name="ce158" office:value-type="string">
            <text:p>Voorkeuren…</text:p>
          </table:table-cell>
          <table:table-cell table:style-name="ce114" office:value-type="string">
            <text:p>Einstellungen ...</text:p>
          </table:table-cell>
          <table:table-cell table:style-name="ce176" office:value-type="string">
            <text:p>Preferencias…</text:p>
          </table:table-cell>
          <table:table-cell table:style-name="ce183" office:value-type="string">
            <text:p>Preferências...</text:p>
          </table:table-cell>
          <table:table-cell table:style-name="ce215" office:value-type="string">
            <text:p>Preferencje...</text:p>
          </table:table-cell>
          <table:table-cell table:style-name="ce107" office:value-type="string">
            <text:p>Preferenze...</text:p>
          </table:table-cell>
          <table:table-cell table:style-name="ce111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style-name="ce230" office:value-type="string">
            <text:p>Instillinger...</text:p>
          </table:table-cell>
          <table:table-cell table:style-name="ce234" office:value-type="string">
            <text:p>首选项...</text:p>
          </table:table-cell>
          <table:table-cell table:style-name="ce239" office:value-type="string">
            <text:p>Tercihler...</text:p>
          </table:table-cell>
          <table:table-cell table:style-name="ce242" office:value-type="string">
            <text:p>Προτιμήσεις…</text:p>
          </table:table-cell>
          <table:table-cell table:style-name="ce150" office:value-type="string">
            <text:p>Nuostatos...</text:p>
          </table:table-cell>
          <table:table-cell table:style-name="ce1" office:value-type="string">
            <text:p>Inställningar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Redo</text:p>
          </table:table-cell>
          <table:table-cell table:style-name="ce131"/>
          <table:table-cell table:style-name="ce136" office:value-type="string">
            <text:p>Redo</text:p>
          </table:table-cell>
          <table:table-cell table:style-name="ce146" office:value-type="string">
            <text:p>Refaire</text:p>
          </table:table-cell>
          <table:table-cell table:style-name="ce158" office:value-type="string">
            <text:p>Opnieuw</text:p>
          </table:table-cell>
          <table:table-cell table:style-name="ce173" office:value-type="string">
            <text:p>Wiederholen</text:p>
          </table:table-cell>
          <table:table-cell table:style-name="ce176" office:value-type="string">
            <text:p>Rehacer</text:p>
          </table:table-cell>
          <table:table-cell table:style-name="ce183" office:value-type="string">
            <text:p>Refazer</text:p>
          </table:table-cell>
          <table:table-cell table:style-name="ce215" office:value-type="string">
            <text:p>Powtórz</text:p>
          </table:table-cell>
          <table:table-cell table:style-name="ce107" office:value-type="string">
            <text:p>Riesegui</text:p>
          </table:table-cell>
          <table:table-cell table:style-name="ce111" office:value-type="string">
            <text:p>Refă</text:p>
          </table:table-cell>
          <table:table-cell table:style-name="ce117" office:value-type="string">
            <text:p>Toista</text:p>
          </table:table-cell>
          <table:table-cell table:style-name="ce230" office:value-type="string">
            <text:p>Gjør om</text:p>
          </table:table-cell>
          <table:table-cell table:style-name="ce234" office:value-type="string">
            <text:p>重做</text:p>
          </table:table-cell>
          <table:table-cell table:style-name="ce239" office:value-type="string">
            <text:p>Yinele</text:p>
          </table:table-cell>
          <table:table-cell table:style-name="ce242" office:value-type="string">
            <text:p>Επανάληψη</text:p>
          </table:table-cell>
          <table:table-cell table:style-name="ce150" office:value-type="string">
            <text:p>Veiksmas pirmyn</text:p>
          </table:table-cell>
          <table:table-cell table:style-name="ce1" office:value-type="string">
            <text:p>Gör om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Screens</text:p>
          </table:table-cell>
          <table:table-cell table:style-name="ce131"/>
          <table:table-cell table:style-name="ce136" office:value-type="string">
            <text:p>View</text:p>
          </table:table-cell>
          <table:table-cell table:style-name="ce146" office:value-type="string">
            <text:p>Affichage</text:p>
          </table:table-cell>
          <table:table-cell table:style-name="ce158" office:value-type="string">
            <text:p>Bekijk</text:p>
          </table:table-cell>
          <table:table-cell table:style-name="ce66" office:value-type="string">
            <text:p>Ansicht</text:p>
          </table:table-cell>
          <table:table-cell table:style-name="ce176" office:value-type="string">
            <text:p>Vista</text:p>
          </table:table-cell>
          <table:table-cell table:style-name="ce183" office:value-type="string">
            <text:p>Visualizar</text:p>
          </table:table-cell>
          <table:table-cell table:style-name="ce215" office:value-type="string">
            <text:p>Widok</text:p>
          </table:table-cell>
          <table:table-cell table:style-name="ce107" office:value-type="string">
            <text:p>Visualizza</text:p>
          </table:table-cell>
          <table:table-cell table:style-name="ce111" office:value-type="string">
            <text:p>Vizionare</text:p>
          </table:table-cell>
          <table:table-cell table:style-name="ce117" office:value-type="string">
            <text:p>Näytä</text:p>
          </table:table-cell>
          <table:table-cell table:style-name="ce230" office:value-type="string">
            <text:p>Se</text:p>
          </table:table-cell>
          <table:table-cell table:style-name="ce234" office:value-type="string">
            <text:p>查看</text:p>
          </table:table-cell>
          <table:table-cell table:style-name="ce239" office:value-type="string">
            <text:p>Görünüm</text:p>
          </table:table-cell>
          <table:table-cell table:style-name="ce242" office:value-type="string">
            <text:p>Επισκόπηση</text:p>
          </table:table-cell>
          <table:table-cell table:style-name="ce150" office:value-type="string">
            <text:p>Peržiūra</text:p>
          </table:table-cell>
          <table:table-cell table:style-name="ce1" office:value-type="string">
            <text:p>Gransk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ToggleFileExplorer</text:p>
          </table:table-cell>
          <table:table-cell table:style-name="ce131"/>
          <table:table-cell table:style-name="ce136" office:value-type="string">
            <text:p>File Explorer</text:p>
          </table:table-cell>
          <table:table-cell table:style-name="ce146" office:value-type="string">
            <text:p>Explorateur de Fichiers</text:p>
          </table:table-cell>
          <table:table-cell table:style-name="ce158" office:value-type="string">
            <text:p>Bladeren</text:p>
          </table:table-cell>
          <table:table-cell table:style-name="ce66" office:value-type="string">
            <text:p>Datei Explorer</text:p>
          </table:table-cell>
          <table:table-cell table:style-name="ce176" office:value-type="string">
            <text:p>Explorador De Archivos</text:p>
          </table:table-cell>
          <table:table-cell table:style-name="ce183" office:value-type="string">
            <text:p>Gerenciador de Arquivos</text:p>
          </table:table-cell>
          <table:table-cell table:style-name="ce215" office:value-type="string">
            <text:p>Przeglądarka plików</text:p>
          </table:table-cell>
          <table:table-cell table:style-name="ce107" office:value-type="string">
            <text:p>Esplora File </text:p>
          </table:table-cell>
          <table:table-cell table:style-name="ce111" office:value-type="string">
            <text:p>Explorator fişiere</text:p>
          </table:table-cell>
          <table:table-cell table:style-name="ce117" office:value-type="string">
            <text:p>Tiedostopuu</text:p>
          </table:table-cell>
          <table:table-cell table:style-name="ce230" office:value-type="string">
            <text:p>Utforsk fil</text:p>
          </table:table-cell>
          <table:table-cell table:style-name="ce234" office:value-type="string">
            <text:p>文件浏览器</text:p>
          </table:table-cell>
          <table:table-cell table:style-name="ce239" office:value-type="string">
            <text:p>Dosya Gezgini</text:p>
          </table:table-cell>
          <table:table-cell table:style-name="ce242" office:value-type="string">
            <text:p>Εξερευνητής Αρχείων</text:p>
          </table:table-cell>
          <table:table-cell table:style-name="ce150" office:value-type="string">
            <text:p>Dokumentų naršyklė</text:p>
          </table:table-cell>
          <table:table-cell table:style-name="ce1" office:value-type="string">
            <text:p>Fil Utforskar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TutorialVideos</text:p>
          </table:table-cell>
          <table:table-cell table:style-name="ce131"/>
          <table:table-cell table:style-name="ce136" office:value-type="string">
            <text:p>Video Tutorials…</text:p>
          </table:table-cell>
          <table:table-cell table:style-name="ce146" office:value-type="string">
            <text:p>Tutoriels Vidéos…</text:p>
          </table:table-cell>
          <table:table-cell table:style-name="ce158" office:value-type="string">
            <text:p>Video Tutorials…</text:p>
          </table:table-cell>
          <table:table-cell table:style-name="ce66" office:value-type="string">
            <text:p>Videoanleitungen...</text:p>
          </table:table-cell>
          <table:table-cell table:style-name="ce176" office:value-type="string">
            <text:p>Videotutoriales...</text:p>
          </table:table-cell>
          <table:table-cell table:style-name="ce183" office:value-type="string">
            <text:p>Vídeo Tutoriais...</text:p>
          </table:table-cell>
          <table:table-cell table:style-name="ce215" office:value-type="string">
            <text:p>Tutoriale wideo...</text:p>
          </table:table-cell>
          <table:table-cell table:style-name="ce107" office:value-type="string">
            <text:p>Video dimostrativo...</text:p>
          </table:table-cell>
          <table:table-cell table:style-name="ce111" office:value-type="string">
            <text:p>Tutoriale video...</text:p>
          </table:table-cell>
          <table:table-cell table:style-name="ce117" office:value-type="string">
            <text:p>Video-ohjeet...</text:p>
          </table:table-cell>
          <table:table-cell table:style-name="ce230" office:value-type="string">
            <text:p>Instruksjonsvideoer...</text:p>
          </table:table-cell>
          <table:table-cell table:style-name="ce234" office:value-type="string">
            <text:p>视频教程...</text:p>
          </table:table-cell>
          <table:table-cell table:style-name="ce239" office:value-type="string">
            <text:p>Video Eğitselleri...</text:p>
          </table:table-cell>
          <table:table-cell table:style-name="ce242" office:value-type="string">
            <text:p>Εκπαιδευτικά Video…</text:p>
          </table:table-cell>
          <table:table-cell table:style-name="ce150" office:value-type="string">
            <text:p>Vaizdinės pamokos...</text:p>
          </table:table-cell>
          <table:table-cell table:style-name="ce1" office:value-type="string">
            <text:p>Videoguider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Undo</text:p>
          </table:table-cell>
          <table:table-cell table:style-name="ce131"/>
          <table:table-cell table:style-name="ce136" office:value-type="string">
            <text:p>Undo</text:p>
          </table:table-cell>
          <table:table-cell table:style-name="ce146" office:value-type="string">
            <text:p>Annuler</text:p>
          </table:table-cell>
          <table:table-cell table:style-name="ce158" office:value-type="string">
            <text:p>Annuleer</text:p>
          </table:table-cell>
          <table:table-cell table:style-name="ce173" office:value-type="string">
            <text:p>Rückgängig</text:p>
          </table:table-cell>
          <table:table-cell table:style-name="ce177" office:value-type="string">
            <text:p>Cancelar</text:p>
          </table:table-cell>
          <table:table-cell table:style-name="ce183" office:value-type="string">
            <text:p>Desfazer</text:p>
          </table:table-cell>
          <table:table-cell table:style-name="ce215" office:value-type="string">
            <text:p>Cofnij</text:p>
          </table:table-cell>
          <table:table-cell table:style-name="ce106" office:value-type="string">
            <text:p>Annulla </text:p>
          </table:table-cell>
          <table:table-cell table:style-name="ce111" office:value-type="string">
            <text:p>Anulează</text:p>
          </table:table-cell>
          <table:table-cell table:style-name="ce117" office:value-type="string">
            <text:p>Palauta</text:p>
          </table:table-cell>
          <table:table-cell table:style-name="ce230" office:value-type="string">
            <text:p>Tilbake</text:p>
          </table:table-cell>
          <table:table-cell table:style-name="ce234" office:value-type="string">
            <text:p>撤销</text:p>
          </table:table-cell>
          <table:table-cell table:style-name="ce239" office:value-type="string">
            <text:p>Geri Al</text:p>
          </table:table-cell>
          <table:table-cell table:style-name="ce242" office:value-type="string">
            <text:p>Επανόρθωση/Πίσω</text:p>
          </table:table-cell>
          <table:table-cell table:style-name="ce150" office:value-type="string">
            <text:p>Veiksmas atgal</text:p>
          </table:table-cell>
          <table:table-cell table:style-name="ce1" office:value-type="string">
            <text:p>Ångra</text:p>
          </table:table-cell>
          <table:table-cell table:number-columns-repeated="1006"/>
        </table:table-row>
        <table:table-row table:style-name="ro25">
          <table:table-cell table:style-name="ce35" office:value-type="string">
            <text:p>TimeCodeFormat_Classic</text:p>
          </table:table-cell>
          <table:table-cell table:style-name="ce131"/>
          <table:table-cell table:style-name="ce136" office:value-type="string">
            <text:p>Classic (h:mm:ss:hundredth)</text:p>
          </table:table-cell>
          <table:table-cell table:style-name="ce146" office:value-type="string">
            <text:p>Classique (h:mm:ss:centièmes)</text:p>
          </table:table-cell>
          <table:table-cell table:style-name="ce158" office:value-type="string">
            <text:p>Klassiek (h:mm:ss:hondersten)</text:p>
          </table:table-cell>
          <table:table-cell table:style-name="ce66" office:value-type="string">
            <text:p>Standard (h:mm:ss:Hundertstel)</text:p>
          </table:table-cell>
          <table:table-cell table:style-name="ce176" office:value-type="string">
            <text:p>Clasico (h:mm:ss:centésimos)</text:p>
          </table:table-cell>
          <table:table-cell table:style-name="ce183" office:value-type="string">
            <text:p>Clássico (h:mm:ss:centésimos)</text:p>
          </table:table-cell>
          <table:table-cell table:style-name="ce215" office:value-type="string">
            <text:p>Klasyczny (h:mm:ss:setne)</text:p>
          </table:table-cell>
          <table:table-cell table:style-name="ce107" office:value-type="string">
            <text:p>Classico (h:mm:ss:centesimi)</text:p>
          </table:table-cell>
          <table:table-cell table:style-name="ce111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style-name="ce230" office:value-type="string">
            <text:p>Standard (h:mm:ss:hundredel)</text:p>
          </table:table-cell>
          <table:table-cell table:style-name="ce234" office:value-type="string">
            <text:p>传统 (h:mm:ss:hundredth)</text:p>
          </table:table-cell>
          <table:table-cell table:style-name="ce239" office:value-type="string">
            <text:p>Klasik (h:mm:ss:yüzdesi)</text:p>
          </table:table-cell>
          <table:table-cell table:style-name="ce242" office:value-type="string">
            <text:p>Κλασικό (ω:λλ:δδ:εκατοστά)</text:p>
          </table:table-cell>
          <table:table-cell table:style-name="ce247" office:value-type="string">
            <text:p>Standartinis (h:mm:ss:šimtosios)</text:p>
          </table:table-cell>
          <table:table-cell table:style-name="ce1" office:value-type="string">
            <text:p>Klassiskt (t:mm:ss:hundradelar)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Frames</text:p>
          </table:table-cell>
          <table:table-cell table:style-name="ce131"/>
          <table:table-cell table:style-name="ce136" office:value-type="string">
            <text:p>Frames numbers</text:p>
          </table:table-cell>
          <table:table-cell table:style-name="ce146" office:value-type="string">
            <text:p>Numéros des images</text:p>
          </table:table-cell>
          <table:table-cell table:style-name="ce158" office:value-type="string">
            <text:p>Frame nummers</text:p>
          </table:table-cell>
          <table:table-cell table:style-name="ce66" office:value-type="string">
            <text:p>Framenummer</text:p>
          </table:table-cell>
          <table:table-cell table:style-name="ce176" office:value-type="string">
            <text:p>Número de Cuadros</text:p>
          </table:table-cell>
          <table:table-cell table:style-name="ce185" office:value-type="string">
            <text:p>Número de Quadros</text:p>
          </table:table-cell>
          <table:table-cell table:style-name="ce215" office:value-type="string">
            <text:p>Numer klatki</text:p>
          </table:table-cell>
          <table:table-cell table:style-name="ce107" office:value-type="string">
            <text:p>Numero di fotogrammi</text:p>
          </table:table-cell>
          <table:table-cell table:style-name="ce111" office:value-type="string">
            <text:p>Numărul imaginilor</text:p>
          </table:table-cell>
          <table:table-cell table:style-name="ce117" office:value-type="string">
            <text:p>Kehysnumerointi</text:p>
          </table:table-cell>
          <table:table-cell table:style-name="ce230" office:value-type="string">
            <text:p>Bildenummer</text:p>
          </table:table-cell>
          <table:table-cell table:style-name="ce234" office:value-type="string">
            <text:p>帧数</text:p>
          </table:table-cell>
          <table:table-cell table:style-name="ce239" office:value-type="string">
            <text:p>Kare Sayıları</text:p>
          </table:table-cell>
          <table:table-cell table:style-name="ce242" office:value-type="string">
            <text:p>Αριθμητικά Πλαίσια</text:p>
          </table:table-cell>
          <table:table-cell table:style-name="ce150" office:value-type="string">
            <text:p>Kadro numeriai</text:p>
          </table:table-cell>
          <table:table-cell table:style-name="ce1" office:value-type="string">
            <text:p>Bild numm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Milliseconds</text:p>
          </table:table-cell>
          <table:table-cell table:style-name="ce131"/>
          <table:table-cell table:style-name="ce136" office:value-type="string">
            <text:p>Total milliseconds</text:p>
          </table:table-cell>
          <table:table-cell table:style-name="ce146" office:value-type="string">
            <text:p>Total en millisecondes</text:p>
          </table:table-cell>
          <table:table-cell table:style-name="ce159" office:value-type="string">
            <text:p>Totaal millisecondes</text:p>
          </table:table-cell>
          <table:table-cell table:style-name="ce174" office:value-type="string">
            <text:p>Millisekunden</text:p>
          </table:table-cell>
          <table:table-cell table:style-name="ce181" office:value-type="string">
            <text:p>Total en milisegundos</text:p>
          </table:table-cell>
          <table:table-cell table:style-name="ce188" office:value-type="string">
            <text:p>Total em milisegundos</text:p>
          </table:table-cell>
          <table:table-cell table:style-name="ce217"/>
          <table:table-cell table:style-name="ce107" office:value-type="string">
            <text:p>Totale in millisecondi</text:p>
          </table:table-cell>
          <table:table-cell table:style-name="ce111" office:value-type="string">
            <text:p>Total în milisecunde</text:p>
          </table:table-cell>
          <table:table-cell table:style-name="ce226" office:value-type="string">
            <text:p>Kokonaisaika millisekunnit</text:p>
          </table:table-cell>
          <table:table-cell table:style-name="ce233"/>
          <table:table-cell table:style-name="ce237"/>
          <table:table-cell table:style-name="ce188" office:value-type="string">
            <text:p>Toplam milisaniye</text:p>
          </table:table-cell>
          <table:table-cell table:style-name="ce245" office:value-type="string">
            <text:p>Συνολικά χιλιοστά δευτερολέπτου</text:p>
          </table:table-cell>
          <table:table-cell table:style-name="ce150" office:value-type="string">
            <text:p>Viso milisekundžių</text:p>
          </table:table-cell>
          <table:table-cell table:style-name="ce1" office:value-type="string">
            <text:p>Totala millisekund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HundredthOfMinutes</text:p>
          </table:table-cell>
          <table:table-cell table:style-name="ce131"/>
          <table:table-cell table:style-name="ce136" office:value-type="string">
            <text:p>Hundredth of a minute</text:p>
          </table:table-cell>
          <table:table-cell table:style-name="ce146" office:value-type="string">
            <text:p>Centièmes de minute</text:p>
          </table:table-cell>
          <table:table-cell table:style-name="ce158" office:value-type="string">
            <text:p>Hondersten van een minuut</text:p>
          </table:table-cell>
          <table:table-cell table:style-name="ce66" office:value-type="string">
            <text:p>Hundertstelminuten</text:p>
          </table:table-cell>
          <table:table-cell table:style-name="ce176" office:value-type="string">
            <text:p>Centésimas de un minuto</text:p>
          </table:table-cell>
          <table:table-cell table:style-name="ce184" office:value-type="string">
            <text:p>Centésimos de minuto</text:p>
          </table:table-cell>
          <table:table-cell table:style-name="ce215" office:value-type="string">
            <text:p>Setne części minuty</text:p>
          </table:table-cell>
          <table:table-cell table:style-name="ce107" office:value-type="string">
            <text:p>Centesimi di Minuto</text:p>
          </table:table-cell>
          <table:table-cell table:style-name="ce111" office:value-type="string">
            <text:p>Sutimi de minut</text:p>
          </table:table-cell>
          <table:table-cell table:style-name="ce117" office:value-type="string">
            <text:p>Sadasosaminuutti</text:p>
          </table:table-cell>
          <table:table-cell table:style-name="ce230" office:value-type="string">
            <text:p>Hundredels minutt</text:p>
          </table:table-cell>
          <table:table-cell table:style-name="ce234" office:value-type="string">
            <text:p>百分钟</text:p>
          </table:table-cell>
          <table:table-cell table:style-name="ce239" office:value-type="string">
            <text:p>Bir dakikanın yüzdesi</text:p>
          </table:table-cell>
          <table:table-cell table:style-name="ce242" office:value-type="string">
            <text:p>Εκατοστό του Λεπτού</text:p>
          </table:table-cell>
          <table:table-cell table:style-name="ce150" office:value-type="string">
            <text:p>Šimtosios minutės</text:p>
          </table:table-cell>
          <table:table-cell table:style-name="ce1" office:value-type="string">
            <text:p>Hundradels minut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TimeCodeFormat_TenThousandthOfHours</text:p>
          </table:table-cell>
          <table:table-cell table:style-name="ce131"/>
          <table:table-cell table:style-name="ce136" office:value-type="string">
            <text:p>Ten thousandth of an hour</text:p>
          </table:table-cell>
          <table:table-cell table:style-name="ce146" office:value-type="string">
            <text:p>Dix millièmes d'heure</text:p>
          </table:table-cell>
          <table:table-cell table:style-name="ce159" office:value-type="string">
            <text:p>Tienduizendsten van een uur</text:p>
          </table:table-cell>
          <table:table-cell table:style-name="ce66" office:value-type="string">
            <text:p>Zehntausendstel einer Stunde</text:p>
          </table:table-cell>
          <table:table-cell table:style-name="ce176" office:value-type="string">
            <text:p>Diez milésimas de una hora</text:p>
          </table:table-cell>
          <table:table-cell table:style-name="ce183" office:value-type="string">
            <text:p>Dez milésimos de uma hora</text:p>
          </table:table-cell>
          <table:table-cell table:style-name="ce215" office:value-type="string">
            <text:p>Dziesięcio-tysięczne części godziny</text:p>
          </table:table-cell>
          <table:table-cell table:style-name="ce107" office:value-type="string">
            <text:p>Decimillesimi d'ora</text:p>
          </table:table-cell>
          <table:table-cell table:style-name="ce111" office:value-type="string">
            <text:p>Zece miimi de oră</text:p>
          </table:table-cell>
          <table:table-cell table:style-name="ce117" office:value-type="string">
            <text:p>Tunnin kymmenestuhannesosa</text:p>
          </table:table-cell>
          <table:table-cell table:style-name="ce230" office:value-type="string">
            <text:p>Titusendedels time</text:p>
          </table:table-cell>
          <table:table-cell table:style-name="ce234" office:value-type="string">
            <text:p>万分之一小时</text:p>
          </table:table-cell>
          <table:table-cell table:style-name="ce239" office:value-type="string">
            <text:p>Bir saatin on bindesi</text:p>
          </table:table-cell>
          <table:table-cell table:style-name="ce242" office:value-type="string">
            <text:p>Δεκάδες Χιλιοστά της ώρας</text:p>
          </table:table-cell>
          <table:table-cell table:style-name="ce150" office:value-type="string">
            <text:p>Dešimt tūkstantoji valandos</text:p>
          </table:table-cell>
          <table:table-cell table:style-name="ce1" office:value-type="string">
            <text:p>tiotusendels timme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TimeCodeFormat_Timestamps</text:p>
          </table:table-cell>
          <table:table-cell table:style-name="ce131"/>
          <table:table-cell table:style-name="ce144" office:value-type="string">
            <text:p>Time Stamps</text:p>
          </table:table-cell>
          <table:table-cell table:style-name="ce154" office:value-type="string">
            <text:p>Time Stamps</text:p>
          </table:table-cell>
          <table:table-cell table:style-name="ce165" office:value-type="string">
            <text:p>Time Stamps</text:p>
          </table:table-cell>
          <table:table-cell table:style-name="ce114" office:value-type="string">
            <text:p>Zeitmarken</text:p>
          </table:table-cell>
          <table:table-cell table:style-name="ce176" office:value-type="string">
            <text:p>Time Stamps</text:p>
          </table:table-cell>
          <table:table-cell table:style-name="ce96" office:value-type="string">
            <text:p>Contador de Tempo</text:p>
          </table:table-cell>
          <table:table-cell table:style-name="ce214" office:value-type="string">
            <text:p>Time Stamps</text:p>
          </table:table-cell>
          <table:table-cell table:style-name="ce106" office:value-type="string">
            <text:p>Timbro-orario (Time Stamps)</text:p>
          </table:table-cell>
          <table:table-cell table:style-name="ce113" office:value-type="string">
            <text:p>Markeri timp</text:p>
          </table:table-cell>
          <table:table-cell table:style-name="ce227" office:value-type="string">
            <text:p>Aikaleimat</text:p>
          </table:table-cell>
          <table:table-cell table:style-name="ce229" office:value-type="string">
            <text:p>Tidsmarkør format:</text:p>
          </table:table-cell>
          <table:table-cell table:style-name="ce234" office:value-type="string">
            <text:p>时间戳</text:p>
          </table:table-cell>
          <table:table-cell table:style-name="ce183" office:value-type="string">
            <text:p>Zaman Etiketleri</text:p>
          </table:table-cell>
          <table:table-cell table:style-name="ce242" office:value-type="string">
            <text:p>Χρονικά Σημάδια</text:p>
          </table:table-cell>
          <table:table-cell table:style-name="ce66" office:value-type="string">
            <text:p>Laiko žyma</text:p>
          </table:table-cell>
          <table:table-cell table:style-name="ce1" office:value-type="string">
            <text:p>Tidsstämpel</text:p>
          </table:table-cell>
          <table:table-cell table:style-name="ce1" table:number-columns-repeated="236"/>
          <table:table-cell table:number-columns-repeated="770"/>
        </table:table-row>
        <table:table-row table:style-name="ro10">
          <table:table-cell table:style-name="ce38" office:value-type="string">
            <text:p>TimeCodeFormat_TimeAndFrames</text:p>
          </table:table-cell>
          <table:table-cell table:style-name="ce133"/>
          <table:table-cell table:style-name="ce144" office:value-type="string">
            <text:p>Classic + Frame numbers</text:p>
          </table:table-cell>
          <table:table-cell table:style-name="ce154" office:value-type="string">
            <text:p>Classique + Numéros des images</text:p>
          </table:table-cell>
          <table:table-cell table:style-name="ce165" office:value-type="string">
            <text:p>Klassiek + Beeldnummers</text:p>
          </table:table-cell>
          <table:table-cell table:style-name="ce114" office:value-type="string">
            <text:p>Klassisch + Framenummer</text:p>
          </table:table-cell>
          <table:table-cell table:style-name="ce182" office:value-type="string">
            <text:p>Clásico + Número de imágenes</text:p>
          </table:table-cell>
          <table:table-cell table:style-name="ce96" office:value-type="string">
            <text:p>Clássico + Número de Quadros</text:p>
          </table:table-cell>
          <table:table-cell table:style-name="ce218"/>
          <table:table-cell table:style-name="ce220" office:value-type="string">
            <text:p>Classico + num. fotogramma</text:p>
          </table:table-cell>
          <table:table-cell table:style-name="ce114" office:value-type="string">
            <text:p>Clasic+Numarul cadrelor</text:p>
          </table:table-cell>
          <table:table-cell table:style-name="ce228" office:value-type="string">
            <text:p>Klassinen + kuvanumeroinnit</text:p>
          </table:table-cell>
          <table:table-cell table:style-name="ce229" office:value-type="string">
            <text:p>Standard + Bildenummer</text:p>
          </table:table-cell>
          <table:table-cell table:style-name="ce234" office:value-type="string">
            <text:p>传统 + 帧数</text:p>
          </table:table-cell>
          <table:table-cell table:style-name="ce183" office:value-type="string">
            <text:p>Klasik + Kare sayıları</text:p>
          </table:table-cell>
          <table:table-cell table:style-name="ce242" office:value-type="string">
            <text:p>Κλασσικό + Αριθμητικά πλαίσια</text:p>
          </table:table-cell>
          <table:table-cell table:style-name="ce66" office:value-type="string">
            <text:p>Standartinis + Kadro numeriai</text:p>
          </table:table-cell>
          <table:table-cell table:style-name="ce1" office:value-type="string">
            <text:p>Klassiskt + Bildnummer</text:p>
          </table:table-cell>
          <table:table-cell table:style-name="ce1" table:number-columns-repeated="1006"/>
        </table:table-row>
        <table:table-row table:style-name="ro10" table:number-rows-repeated="65202">
          <table:table-cell/>
          <table:table-cell table:style-name="ce131"/>
          <table:table-cell table:style-name="ce145"/>
          <table:table-cell table:style-name="ce155"/>
          <table:table-cell table:style-name="ce168"/>
          <table:table-cell table:number-columns-repeated="5"/>
          <table:table-cell table:style-name="ce222" table:number-columns-repeated="2"/>
          <table:table-cell table:number-columns-repeated="1012"/>
        </table:table-row>
        <table:table-row table:style-name="ro10" table:number-rows-repeated="98328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7" table:print="false">
        <office:forms form:automatic-focus="false" form:apply-design-mode="false"/>
        <table:table-column table:style-name="co94" table:default-cell-style-name="ce222"/>
        <table:table-column table:style-name="co40" table:default-cell-style-name="ce222"/>
        <table:table-column table:style-name="co95" table:default-cell-style-name="ce222"/>
        <table:table-column table:style-name="co96" table:default-cell-style-name="ce222"/>
        <table:table-column table:style-name="co97" table:default-cell-style-name="ce222"/>
        <table:table-column table:style-name="co94" table:default-cell-style-name="ce222"/>
        <table:table-column table:style-name="co96" table:default-cell-style-name="ce222"/>
        <table:table-column table:style-name="co98" table:default-cell-style-name="ce222"/>
        <table:table-column table:style-name="co99" table:default-cell-style-name="ce222"/>
        <table:table-column table:style-name="co95" table:default-cell-style-name="ce222"/>
        <table:table-column table:style-name="co97" table:default-cell-style-name="ce222"/>
        <table:table-column table:style-name="co100" table:default-cell-style-name="ce222"/>
        <table:table-column table:style-name="co101" table:default-cell-style-name="ce222"/>
        <table:table-column table:style-name="co102" table:default-cell-style-name="ce222"/>
        <table:table-column table:style-name="co103" table:default-cell-style-name="ce222"/>
        <table:table-column table:style-name="co88" table:default-cell-style-name="ce222"/>
        <table:table-column table:style-name="co46" table:default-cell-style-name="Default"/>
        <table:table-column table:style-name="co104" table:default-cell-style-name="ce222"/>
        <table:table-column table:style-name="co35" table:number-columns-repeated="235" table:default-cell-style-name="ce222"/>
        <table:table-column table:style-name="co35" table:number-columns-repeated="2" table:default-cell-style-name="Default"/>
        <table:table-column table:style-name="co17" table:number-columns-repeated="769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0">
          <table:table-cell table:style-name="ce250" office:value-type="string">
            <text:p>mnuCheckForUpdates</text:p>
          </table:table-cell>
          <table:table-cell table:style-name="ce251" office:value-type="string">
            <office:annotation draw:style-name="gr5" draw:text-style-name="P1" svg:width="3.044cm" svg:height="1.064cm" svg:x="12.173cm" svg:y="0.089cm" draw:caption-point-x="-0.61cm" draw:caption-point-y="1.108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253" office:value-type="string">
            <text:p>Software Update…</text:p>
          </table:table-cell>
          <table:table-cell table:style-name="ce254" office:value-type="string">
            <text:p>Mise à Jour…</text:p>
          </table:table-cell>
          <table:table-cell table:style-name="ce66" office:value-type="string">
            <text:p>Software Update</text:p>
          </table:table-cell>
          <table:table-cell table:style-name="ce257" office:value-type="string">
            <text:p>Auf Updates prüfen...</text:p>
          </table:table-cell>
          <table:table-cell table:style-name="ce181" office:value-type="string">
            <text:p>Actualización…</text:p>
          </table:table-cell>
          <table:table-cell table:style-name="ce174" office:value-type="string">
            <text:p>Atualização do software...</text:p>
          </table:table-cell>
          <table:table-cell table:style-name="ce175" office:value-type="string">
            <text:p>Sprawdź w poszukiwaniu aktualizacji...</text:p>
          </table:table-cell>
          <table:table-cell table:style-name="ce261" office:value-type="string">
            <text:p>Aggiornamento software...</text:p>
          </table:table-cell>
          <table:table-cell table:style-name="ce111" office:value-type="string">
            <text:p>Actualizat...</text:p>
          </table:table-cell>
          <table:table-cell table:style-name="ce262" office:value-type="string">
            <text:p>Ohjelmistopäivitys...</text:p>
          </table:table-cell>
          <table:table-cell table:style-name="ce180" office:value-type="string">
            <text:p>Se etter oppdateringer...</text:p>
          </table:table-cell>
          <table:table-cell table:style-name="ce265" office:value-type="string">
            <text:p>检查更新...</text:p>
          </table:table-cell>
          <table:table-cell table:style-name="ce174" office:value-type="string">
            <text:p>Yazılım Güncelleme...</text:p>
          </table:table-cell>
          <table:table-cell table:style-name="ce267" office:value-type="string">
            <text:p>Αναβάθμιση Λογισμικού</text:p>
          </table:table-cell>
          <table:table-cell table:style-name="ce271" office:value-type="string">
            <text:p>Programos atnaujinimas...</text:p>
          </table:table-cell>
          <table:table-cell table:style-name="ce66" office:value-type="string">
            <text:p>Programuppdatering...</text:p>
          </table:table-cell>
          <table:table-cell table:style-name="ce272" table:number-columns-repeated="235"/>
          <table:table-cell table:style-name="ce273" table:number-columns-repeated="771"/>
        </table:table-row>
        <table:table-row table:style-name="ro10">
          <table:table-cell table:style-name="ce35" office:value-type="string">
            <text:p>Updater_Behind</text:p>
          </table:table-cell>
          <table:table-cell table:style-name="ce252"/>
          <table:table-cell table:style-name="ce163" office:value-type="string">
            <text:p>A new version is available!</text:p>
          </table:table-cell>
          <table:table-cell table:style-name="ce166" office:value-type="string">
            <text:p>Une nouvelle version est disponible !</text:p>
          </table:table-cell>
          <table:table-cell table:style-name="ce150" office:value-type="string">
            <text:p>Een nieuwe versie is beschikbaar !</text:p>
          </table:table-cell>
          <table:table-cell table:style-name="ce66" office:value-type="string">
            <text:p>Eine neue Version ist verfügbar ! </text:p>
          </table:table-cell>
          <table:table-cell table:style-name="ce176" office:value-type="string">
            <text:p>¡Una nueva versión está disponible!</text:p>
          </table:table-cell>
          <table:table-cell table:style-name="ce258" office:value-type="string">
            <text:p>Uma nova versão está disponível!</text:p>
          </table:table-cell>
          <table:table-cell table:style-name="ce98" office:value-type="string">
            <text:p>Dostępna jest nowa wersja programu!</text:p>
          </table:table-cell>
          <table:table-cell table:style-name="ce107" office:value-type="string">
            <text:p>E' disponibile una nuova versione !</text:p>
          </table:table-cell>
          <table:table-cell table:style-name="ce111" office:value-type="string">
            <text:p>O nouă versiune este disponibilă !</text:p>
          </table:table-cell>
          <table:table-cell table:style-name="ce263" office:value-type="string">
            <text:p>Uusi versio on saatavilla!</text:p>
          </table:table-cell>
          <table:table-cell table:style-name="ce264" office:value-type="string">
            <text:p>En ny versjon er tilgjengelig !</text:p>
          </table:table-cell>
          <table:table-cell table:style-name="ce266" office:value-type="string">
            <text:p>有新版本！</text:p>
          </table:table-cell>
          <table:table-cell table:style-name="ce150" office:value-type="string">
            <text:p>Yeni bir sürüm mevcut !</text:p>
          </table:table-cell>
          <table:table-cell table:style-name="ce268" office:value-type="string">
            <text:p>Μια νέα έκδοση είναι διαθέσιμη !</text:p>
          </table:table-cell>
          <table:table-cell table:style-name="ce150" office:value-type="string">
            <text:p>Jau galite atnaujinti programą!</text:p>
          </table:table-cell>
          <table:table-cell table:style-name="ce66" office:value-type="string">
            <text:p>Ny version är tillgänglig!</text:p>
          </table:table-cell>
          <table:table-cell table:number-columns-repeated="1006"/>
        </table:table-row>
        <table:table-row table:style-name="ro27">
          <table:table-cell table:style-name="ce35" office:value-type="string">
            <text:p>Updater_BrowseFolderDescription</text:p>
          </table:table-cell>
          <table:table-cell table:style-name="ce252"/>
          <table:table-cell table:style-name="ce163" office:value-type="string">
            <text:p>Please choose the target directory for the installer file.</text:p>
          </table:table-cell>
          <table:table-cell table:style-name="ce166" office:value-type="string">
            <text:p>Veuillez choisir le dossier dans lequel sera placé le programme d'installation.</text:p>
          </table:table-cell>
          <table:table-cell table:style-name="ce150" office:value-type="string">
            <text:p>Kies a.u.b. de directory voor het installatiebestand.</text:p>
          </table:table-cell>
          <table:table-cell table:style-name="ce66" office:value-type="string">
            <text:p>Bitte wählen Sie den Ordner, in dem das Programm installiert wird. </text:p>
          </table:table-cell>
          <table:table-cell table:style-name="ce176" office:value-type="string">
            <text:p>Porfavor escoga el directorio de destino para el archivo de instalación.</text:p>
          </table:table-cell>
          <table:table-cell table:style-name="ce150" office:value-type="string">
            <text:p>Por favor, escolha a pasta que deseja salvar o arquivo de instalação.</text:p>
          </table:table-cell>
          <table:table-cell table:style-name="ce215" office:value-type="string">
            <text:p>Wybierz katalog docelowy dla plików instalacyjnych.</text:p>
          </table:table-cell>
          <table:table-cell table:style-name="ce220" office:value-type="string">
            <text:p>Scegliere la Directory di destinazione per il File di installazione.</text:p>
          </table:table-cell>
          <table:table-cell table:style-name="ce111" office:value-type="string">
            <text:p>Vă rugăm să alegeţi directorul unde va fi salvat kitul de instalare.</text:p>
          </table:table-cell>
          <table:table-cell table:style-name="ce263" office:value-type="string">
            <text:p>Valitse asennustiedoston kohdehakemisto.</text:p>
          </table:table-cell>
          <table:table-cell table:style-name="ce264" office:value-type="string">
            <text:p>Vennligst velg målmappe for nedlasting av installasjonsfilen.</text:p>
          </table:table-cell>
          <table:table-cell table:style-name="ce266" office:value-type="string">
            <text:p>请选择安装目录.</text:p>
          </table:table-cell>
          <table:table-cell table:style-name="ce150" office:value-type="string">
            <text:p>Lütfen yükleyici dosya için gerekli hedef klasörünü seçin.</text:p>
          </table:table-cell>
          <table:table-cell table:style-name="ce269" office:value-type="string">
            <text:p>Παρακαλώ επιλέξτε την κατεύθυνση προορισμού του αρχείου εγκατάστασης.</text:p>
          </table:table-cell>
          <table:table-cell table:style-name="ce66" office:value-type="string">
            <text:p>Prašau pasirinkti aplanką diegimo dokumentui.</text:p>
          </table:table-cell>
          <table:table-cell table:style-name="ce66" office:value-type="string">
            <text:p>Välj katalog för installationsfilen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ChooseDestinationFolder</text:p>
          </table:table-cell>
          <table:table-cell table:style-name="ce252"/>
          <table:table-cell table:style-name="ce163" office:value-type="string">
            <text:p>Choose Destination Folder</text:p>
          </table:table-cell>
          <table:table-cell table:style-name="ce166" office:value-type="string">
            <text:p>Choisissez le Dossier de Destination</text:p>
          </table:table-cell>
          <table:table-cell table:style-name="ce150" office:value-type="string">
            <text:p>Kies doelmap</text:p>
          </table:table-cell>
          <table:table-cell table:style-name="ce66" office:value-type="string">
            <text:p>Wählen Sie das Zielverzeichnis. </text:p>
          </table:table-cell>
          <table:table-cell table:style-name="ce176" office:value-type="string">
            <text:p>Escoger Directorio de Destino</text:p>
          </table:table-cell>
          <table:table-cell table:style-name="ce150" office:value-type="string">
            <text:p>Escolher Pasta de Destino</text:p>
          </table:table-cell>
          <table:table-cell table:style-name="ce215" office:value-type="string">
            <text:p>Wybierz katalog docelowy</text:p>
          </table:table-cell>
          <table:table-cell table:style-name="ce107" office:value-type="string">
            <text:p>Scegliere la Cartella di destinazione</text:p>
          </table:table-cell>
          <table:table-cell table:style-name="ce111" office:value-type="string">
            <text:p>Alegeţi Folderul Destinaţie</text:p>
          </table:table-cell>
          <table:table-cell table:style-name="ce263" office:value-type="string">
            <text:p>Valitse päätehakemisto-</text:p>
          </table:table-cell>
          <table:table-cell table:style-name="ce264" office:value-type="string">
            <text:p>Velg installasjonsmappe</text:p>
          </table:table-cell>
          <table:table-cell table:style-name="ce266" office:value-type="string">
            <text:p>选择目标文件夹</text:p>
          </table:table-cell>
          <table:table-cell table:style-name="ce150" office:value-type="string">
            <text:p>Yükleme Klasörünü Seçin</text:p>
          </table:table-cell>
          <table:table-cell table:style-name="ce268" office:value-type="string">
            <text:p>Επιλογή Φακέλου Προορισμού</text:p>
          </table:table-cell>
          <table:table-cell table:style-name="ce66" office:value-type="string">
            <text:p>Pasirinkite paskirties aplanką</text:p>
          </table:table-cell>
          <table:table-cell table:style-name="ce66" office:value-type="string">
            <text:p>Välj målmapp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CurrentVersion</text:p>
          </table:table-cell>
          <table:table-cell table:style-name="ce252"/>
          <table:table-cell table:style-name="ce163" office:value-type="string">
            <text:p>Current Version :</text:p>
          </table:table-cell>
          <table:table-cell table:style-name="ce166" office:value-type="string">
            <text:p>Version Courante :</text:p>
          </table:table-cell>
          <table:table-cell table:style-name="ce150" office:value-type="string">
            <text:p>Huidige versie :</text:p>
          </table:table-cell>
          <table:table-cell table:style-name="ce66" office:value-type="string">
            <text:p>Aktuelle Version : </text:p>
          </table:table-cell>
          <table:table-cell table:style-name="ce176" office:value-type="string">
            <text:p>Versión actual:</text:p>
          </table:table-cell>
          <table:table-cell table:style-name="ce259" office:value-type="string">
            <text:p>Versão atual :</text:p>
          </table:table-cell>
          <table:table-cell table:style-name="ce215" office:value-type="string">
            <text:p>Aktualna wersja :</text:p>
          </table:table-cell>
          <table:table-cell table:style-name="ce107" office:value-type="string">
            <text:p>Versione Attuale :</text:p>
          </table:table-cell>
          <table:table-cell table:style-name="ce111" office:value-type="string">
            <text:p>Current Version :</text:p>
          </table:table-cell>
          <table:table-cell table:style-name="ce263" office:value-type="string">
            <text:p>Nykyinen versio:</text:p>
          </table:table-cell>
          <table:table-cell table:style-name="ce264" office:value-type="string">
            <text:p>Aktuell versjon:</text:p>
          </table:table-cell>
          <table:table-cell table:style-name="ce266" office:value-type="string">
            <text:p>现在的版本:</text:p>
          </table:table-cell>
          <table:table-cell table:style-name="ce150" office:value-type="string">
            <text:p>Geçerli Sürüm :</text:p>
          </table:table-cell>
          <table:table-cell table:style-name="ce270" office:value-type="string">
            <text:p>Τρέχουσα Έκδοση :</text:p>
          </table:table-cell>
          <table:table-cell table:style-name="ce66" office:value-type="string">
            <text:p>Dabartinė programos versija :</text:p>
          </table:table-cell>
          <table:table-cell table:style-name="ce66" office:value-type="string">
            <text:p>Nuvarande version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Download</text:p>
          </table:table-cell>
          <table:table-cell table:style-name="ce252"/>
          <table:table-cell table:style-name="ce163" office:value-type="string">
            <text:p>Download</text:p>
          </table:table-cell>
          <table:table-cell table:style-name="ce166" office:value-type="string">
            <text:p>Télécharger</text:p>
          </table:table-cell>
          <table:table-cell table:style-name="ce150" office:value-type="string">
            <text:p>Download</text:p>
          </table:table-cell>
          <table:table-cell table:style-name="ce66" office:value-type="string">
            <text:p>Herunterladen </text:p>
          </table:table-cell>
          <table:table-cell table:style-name="ce176" office:value-type="string">
            <text:p>Descargar</text:p>
          </table:table-cell>
          <table:table-cell table:style-name="ce150" office:value-type="string">
            <text:p>Baixar</text:p>
          </table:table-cell>
          <table:table-cell table:style-name="ce215" office:value-type="string">
            <text:p>Pobierz</text:p>
          </table:table-cell>
          <table:table-cell table:style-name="ce107" office:value-type="string">
            <text:p>Scarico (Download)</text:p>
          </table:table-cell>
          <table:table-cell table:style-name="ce111" office:value-type="string">
            <text:p>Descarcă</text:p>
          </table:table-cell>
          <table:table-cell table:style-name="ce263" office:value-type="string">
            <text:p>Lataa</text:p>
          </table:table-cell>
          <table:table-cell table:style-name="ce264" office:value-type="string">
            <text:p>Last ned</text:p>
          </table:table-cell>
          <table:table-cell table:style-name="ce266" office:value-type="string">
            <text:p>下载</text:p>
          </table:table-cell>
          <table:table-cell table:style-name="ce150" office:value-type="string">
            <text:p>İndir</text:p>
          </table:table-cell>
          <table:table-cell table:style-name="ce270" office:value-type="string">
            <text:p>Καταφόρτωση</text:p>
          </table:table-cell>
          <table:table-cell table:style-name="ce66" office:value-type="string">
            <text:p>Atsiųsti</text:p>
          </table:table-cell>
          <table:table-cell table:style-name="ce66" office:value-type="string">
            <text:p>Nedladdning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Updater_Downloading</text:p>
          </table:table-cell>
          <table:table-cell table:style-name="ce252"/>
          <table:table-cell table:style-name="ce163" office:value-type="string">
            <text:p>Downloading New Version...</text:p>
          </table:table-cell>
          <table:table-cell table:style-name="ce166" office:value-type="string">
            <text:p>Téléchargement de la nouvelle version...</text:p>
          </table:table-cell>
          <table:table-cell table:style-name="ce150" office:value-type="string">
            <text:p>Inlezen nieuwe versie…</text:p>
          </table:table-cell>
          <table:table-cell table:style-name="ce66" office:value-type="string">
            <text:p>Herunterladen der neuen Version... </text:p>
          </table:table-cell>
          <table:table-cell table:style-name="ce176" office:value-type="string">
            <text:p>Descargando Nueva Versión…</text:p>
          </table:table-cell>
          <table:table-cell table:style-name="ce150" office:value-type="string">
            <text:p>Baixando Nova Versão...</text:p>
          </table:table-cell>
          <table:table-cell table:style-name="ce215" office:value-type="string">
            <text:p>Pobieranie Nowej Wersji...</text:p>
          </table:table-cell>
          <table:table-cell table:style-name="ce107" office:value-type="string">
            <text:p>Scarico Nuova Versione in corso...</text:p>
          </table:table-cell>
          <table:table-cell table:style-name="ce111" office:value-type="string">
            <text:p>Descarc noua versiune...</text:p>
          </table:table-cell>
          <table:table-cell table:style-name="ce263" office:value-type="string">
            <text:p>Ladataan uutta versiota...</text:p>
          </table:table-cell>
          <table:table-cell table:style-name="ce264" office:value-type="string">
            <text:p>Last ned ny versjon...</text:p>
          </table:table-cell>
          <table:table-cell table:style-name="ce266" office:value-type="string">
            <text:p>正在下载新版本…</text:p>
          </table:table-cell>
          <table:table-cell table:style-name="ce150" office:value-type="string">
            <text:p>Yeni Sürümü İndiriyor...</text:p>
          </table:table-cell>
          <table:table-cell table:style-name="ce270" office:value-type="string">
            <text:p>Καταφόρτωση Νέας 'Έκδοσης…</text:p>
          </table:table-cell>
          <table:table-cell table:style-name="ce150" office:value-type="string">
            <text:p>Atsiunčiama nauja versija...</text:p>
          </table:table-cell>
          <table:table-cell table:style-name="ce66" office:value-type="string">
            <text:p>Nedladdning ny version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FileSize</text:p>
          </table:table-cell>
          <table:table-cell table:style-name="ce252"/>
          <table:table-cell table:style-name="ce163" office:value-type="string">
            <text:p>File Size :</text:p>
          </table:table-cell>
          <table:table-cell table:style-name="ce166" office:value-type="string">
            <text:p>Taille du Fichier :</text:p>
          </table:table-cell>
          <table:table-cell table:style-name="ce255" office:value-type="string">
            <text:p>Bestandsgrootte :</text:p>
          </table:table-cell>
          <table:table-cell table:style-name="ce66" office:value-type="string">
            <text:p>Größe der Datei: </text:p>
          </table:table-cell>
          <table:table-cell table:style-name="ce176" office:value-type="string">
            <text:p>Tamaño de Archivo:</text:p>
          </table:table-cell>
          <table:table-cell table:style-name="ce150" office:value-type="string">
            <text:p>Tamanho do arquivo :</text:p>
          </table:table-cell>
          <table:table-cell table:style-name="ce215" office:value-type="string">
            <text:p>Rozmiar pliku :</text:p>
          </table:table-cell>
          <table:table-cell table:style-name="ce107" office:value-type="string">
            <text:p>Dimensione File :</text:p>
          </table:table-cell>
          <table:table-cell table:style-name="ce111" office:value-type="string">
            <text:p>Mărimea fişierului :</text:p>
          </table:table-cell>
          <table:table-cell table:style-name="ce263" office:value-type="string">
            <text:p>Tiedoston koko:</text:p>
          </table:table-cell>
          <table:table-cell table:style-name="ce264" office:value-type="string">
            <text:p>Filstørrelse:</text:p>
          </table:table-cell>
          <table:table-cell table:style-name="ce266" office:value-type="string">
            <text:p>文件大小:</text:p>
          </table:table-cell>
          <table:table-cell table:style-name="ce150" office:value-type="string">
            <text:p>Dosya Büyüklüğü :</text:p>
          </table:table-cell>
          <table:table-cell table:style-name="ce270" office:value-type="string">
            <text:p>Μέγεθος Αρχείου :</text:p>
          </table:table-cell>
          <table:table-cell table:style-name="ce150" office:value-type="string">
            <text:p>Dokumento dydis :</text:p>
          </table:table-cell>
          <table:table-cell table:style-name="ce66" office:value-type="string">
            <text:p>Filstorlek :</text:p>
          </table:table-cell>
          <table:table-cell table:number-columns-repeated="1006"/>
        </table:table-row>
        <table:table-row table:style-name="ro23">
          <table:table-cell table:style-name="ce35" office:value-type="string">
            <text:p>Updater_InternetError</text:p>
          </table:table-cell>
          <table:table-cell table:style-name="ce252"/>
          <table:table-cell table:style-name="ce163" office:value-type="string">
            <text:p>An error occurred while checking for updates. Please ensure an Internet connection is available. </text:p>
          </table:table-cell>
          <table:table-cell table:style-name="ce166" office:value-type="string">
            <text:p>Une erreur est survenue durant la vérification. Veuillez vous assurer que la connexion à Internet est opérationnelle.</text:p>
          </table:table-cell>
          <table:table-cell table:style-name="ce150" office:value-type="string">
            <text:p>Een fout is opgetreden bij het controleren op nieuwe versies. Zorg er voor dat er een verbinding met Internet is.</text:p>
          </table:table-cell>
          <table:table-cell table:style-name="ce66" office:value-type="string">
            <text:p>Ein Fehler ist aufgetreten, während der Prüfung. Bitte stellen Sie sicher, dass die Internet-Verbindung betriebsbereit ist. </text:p>
          </table:table-cell>
          <table:table-cell table:style-name="ce176" office:value-type="string">
            <text:p>Un error ocurrió mientras se buscaban actualizaciones. Porfavor asegúrese que una conexión a Internet está disponible.</text:p>
          </table:table-cell>
          <table:table-cell table:style-name="ce150" office:value-type="string">
            <text:p>Ocorreu um erro enquanto o programa procurava atualizações. Por favor, verifique se existe uma conexão de Internet ativa.</text:p>
          </table:table-cell>
          <table:table-cell table:style-name="ce215" office:value-type="string">
            <text:p>Wystąpił błąd podczas sprawdzania dostępnych aktualizacji. Upewnij się, że masz dostęp do internetu.</text:p>
          </table:table-cell>
          <table:table-cell table:style-name="ce107" office:value-type="string">
            <text:p>E' avvenuto un errore durante la ricerca di Aggiornamenti. Assicurarsi che sia attiva la connessione Internet. </text:p>
          </table:table-cell>
          <table:table-cell table:style-name="ce111" office:value-type="string">
            <text:p>A apărut o eroare in procesul de verificare a actualizărilor. Vă rugăm să verificaţi conexiunea la Internet. </text:p>
          </table:table-cell>
          <table:table-cell table:style-name="ce263" office:value-type="string">
            <text:p>Haettaessa päivityksiä tapahtui virhe. Tarkista internetyhteytesi.</text:p>
          </table:table-cell>
          <table:table-cell table:style-name="ce264" office:value-type="string">
            <text:p>En feil oppstod ved sjekk av oppdateringer. Vennligst se etter at du er logget på internett. </text:p>
          </table:table-cell>
          <table:table-cell table:style-name="ce266" office:value-type="string">
            <text:p>检查更新出错. 请确认有效的网络连接.</text:p>
          </table:table-cell>
          <table:table-cell table:style-name="ce150" office:value-type="string">
            <text:p>Güncellemeleri tararken bir hata meydana geldi. İnternet bağlantınızın olduğundan emin olun.</text:p>
          </table:table-cell>
          <table:table-cell table:style-name="ce270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66" office:value-type="string">
            <text:p>Klaida ieškant atnaujinimo. Prašau patikrinkite prieigą prie interneto.</text:p>
          </table:table-cell>
          <table:table-cell table:style-name="ce66" office:value-type="string">
            <text:p>Ett fel uppstod vid kontroll av uppdateringar. Vänligen kontrollera</text:p>
            <text:p>Internetanslutningen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LblChangeLog</text:p>
          </table:table-cell>
          <table:table-cell table:style-name="ce252"/>
          <table:table-cell table:style-name="ce163" office:value-type="string">
            <text:p>Change Log :</text:p>
          </table:table-cell>
          <table:table-cell table:style-name="ce166" office:value-type="string">
            <text:p>Liste de Changements :</text:p>
          </table:table-cell>
          <table:table-cell table:style-name="ce150" office:value-type="string">
            <text:p>Lijst met veranderingen :</text:p>
          </table:table-cell>
          <table:table-cell table:style-name="ce66" office:value-type="string">
            <text:p>Liste der Änderungen: </text:p>
          </table:table-cell>
          <table:table-cell table:style-name="ce176" office:value-type="string">
            <text:p>Lista de Cambios:</text:p>
          </table:table-cell>
          <table:table-cell table:style-name="ce66" office:value-type="string">
            <text:p>Log de mudanças:</text:p>
          </table:table-cell>
          <table:table-cell table:style-name="ce215" office:value-type="string">
            <text:p>Dziennik zmian :</text:p>
          </table:table-cell>
          <table:table-cell table:style-name="ce107" office:value-type="string">
            <text:p>Lista Variazioni :</text:p>
          </table:table-cell>
          <table:table-cell table:style-name="ce111" office:value-type="string">
            <text:p>Listă schimbări :</text:p>
          </table:table-cell>
          <table:table-cell table:style-name="ce263" office:value-type="string">
            <text:p>Muutosloki:</text:p>
          </table:table-cell>
          <table:table-cell table:style-name="ce264" office:value-type="string">
            <text:p>Endre logg:</text:p>
          </table:table-cell>
          <table:table-cell table:style-name="ce266" office:value-type="string">
            <text:p>更改日志:</text:p>
          </table:table-cell>
          <table:table-cell table:style-name="ce150" office:value-type="string">
            <text:p>Değişim Logu:</text:p>
          </table:table-cell>
          <table:table-cell table:style-name="ce270" office:value-type="string">
            <text:p>Αλλαγή Ημερολογίου :</text:p>
          </table:table-cell>
          <table:table-cell table:style-name="ce150" office:value-type="string">
            <text:p>Pakeitimų žurnalas :</text:p>
          </table:table-cell>
          <table:table-cell table:style-name="ce66" office:value-type="string">
            <text:p>Byt Log :</text:p>
          </table:table-cell>
          <table:table-cell table:number-columns-repeated="1006"/>
        </table:table-row>
        <table:table-row table:style-name="ro28">
          <table:table-cell table:style-name="ce35" office:value-type="string">
            <text:p>Updater_mboxDownloadSuccess_Description</text:p>
          </table:table-cell>
          <table:table-cell table:style-name="ce252"/>
          <table:table-cell table:style-name="ce163" office:value-type="string">
            <text:p>The new version was successfully downloaded.\n Please close Kinovea and launch the installer from where you saved it. </text:p>
          </table:table-cell>
          <table:table-cell table:style-name="ce166" office:value-type="string">
            <text:p>La nouvelle version a été téléchargée avec succès.\n Veuillez fermer Kinovea et lancer le programme d'installation.</text:p>
          </table:table-cell>
          <table:table-cell table:style-name="ce150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66" office:value-type="string">
            <text:p>Die neue Version wurde mit Erfolg heruntergeladen.\n Bitte Kinovea <text:s/>schließen und das Installationsprogramm starten.</text:p>
          </table:table-cell>
          <table:table-cell table:style-name="ce176" office:value-type="string">
            <text:p>La nueva versión fue correctamente descargada. \n Porfavor cierre Kinovea y ejecute el instalador desde el lugar donde lo guardó.</text:p>
          </table:table-cell>
          <table:table-cell table:style-name="ce150" office:value-type="string">
            <text:p>A nova versão foi baixada com sucesso.\n Por favor, feche o Kinovea e execute o instalador de onde você o salvou.</text:p>
          </table:table-cell>
          <table:table-cell table:style-name="ce215" office:value-type="string">
            <text:p>Nowa wersja została pobrana.\n Zamknij Kinovea i uruchom program instalacyjny z pliku, który pobrałeś.</text:p>
          </table:table-cell>
          <table:table-cell table:style-name="ce107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1" office:value-type="string">
            <text:p>Versiunea nouă a fost descărcată cu succes.\n Vă rugăm să inchideţi Kinovea şi să lansaţi instalerul de unde l-aţi salvat. </text:p>
          </table:table-cell>
          <table:table-cell table:style-name="ce263" office:value-type="string">
            <text:p>Uusi versio ladattiin onnistuneesti.\n Sulje Kinovea ja käynnistä asennusohjelma tallennuspaikastaan.</text:p>
          </table:table-cell>
          <table:table-cell table:style-name="ce264" office:value-type="string">
            <text:p>Den nye versjonen ble lastet ned. \n Vennligst lukk Kinovea og start installasjonen av ny versjon.</text:p>
          </table:table-cell>
          <table:table-cell table:style-name="ce266" office:value-type="string">
            <text:p>新版本已成功下载.\n 请关闭并启动安装程序. </text:p>
          </table:table-cell>
          <table:table-cell table:style-name="ce150" office:value-type="string">
            <text:p>Yeni sürüm başarıyla indirildi.\n Lütfen Kinovea'yı kapatın ve yükleyiciyi kaydettiğiniz yerden çalıştırın.</text:p>
          </table:table-cell>
          <table:table-cell table:style-name="ce270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50" office:value-type="string">
            <text:p>Programos naujausia versija atsiusta.\n Prašau uždaryti programą Kinovea ir paleisti diegimo dokumentą.</text:p>
          </table:table-cell>
          <table:table-cell table:style-name="ce66" office:value-type="string">
            <text:p>Den nya versionen laddades ner </text:p>
            <text:p>komplett.\n Stäng Kinovea och starta installation där du sparade den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MegaBytes</text:p>
          </table:table-cell>
          <table:table-cell table:style-name="ce252" office:value-type="string">
            <office:annotation draw:style-name="gr6" draw:text-style-name="P1" svg:width="6.784cm" svg:height="0.991cm" svg:x="12.173cm" svg:y="9.634cm" draw:caption-point-x="-0.61cm" draw:caption-point-y="1.596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63" office:value-type="string">
            <text:p>MB</text:p>
          </table:table-cell>
          <table:table-cell table:style-name="ce166" office:value-type="string">
            <text:p>Mo</text:p>
          </table:table-cell>
          <table:table-cell table:style-name="ce255" office:value-type="string">
            <text:p>MB</text:p>
          </table:table-cell>
          <table:table-cell table:style-name="ce66" office:value-type="string">
            <text:p>MB </text:p>
          </table:table-cell>
          <table:table-cell table:style-name="ce176" office:value-type="string">
            <text:p>MB</text:p>
          </table:table-cell>
          <table:table-cell table:style-name="ce150" office:value-type="string">
            <text:p>MB</text:p>
          </table:table-cell>
          <table:table-cell table:style-name="ce215" office:value-type="string">
            <text:p>MB</text:p>
          </table:table-cell>
          <table:table-cell table:style-name="ce107" office:value-type="string">
            <text:p>MB</text:p>
          </table:table-cell>
          <table:table-cell table:style-name="ce111" office:value-type="string">
            <text:p>MB</text:p>
          </table:table-cell>
          <table:table-cell table:style-name="ce263" office:value-type="string">
            <text:p>MB</text:p>
          </table:table-cell>
          <table:table-cell table:style-name="ce264" office:value-type="string">
            <text:p>MB</text:p>
          </table:table-cell>
          <table:table-cell table:style-name="ce266"/>
          <table:table-cell table:style-name="ce150" office:value-type="string">
            <text:p>MB</text:p>
          </table:table-cell>
          <table:table-cell table:style-name="ce270" office:value-type="string">
            <text:p>ΜΒ</text:p>
          </table:table-cell>
          <table:table-cell table:style-name="ce150" office:value-type="string">
            <text:p>Mb</text:p>
          </table:table-cell>
          <table:table-cell table:style-name="ce66" office:value-type="string">
            <text:p>MB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NewVersion</text:p>
          </table:table-cell>
          <table:table-cell table:style-name="ce252"/>
          <table:table-cell table:style-name="ce163" office:value-type="string">
            <text:p>New Version</text:p>
          </table:table-cell>
          <table:table-cell table:style-name="ce166" office:value-type="string">
            <text:p>Nouvelle Version</text:p>
          </table:table-cell>
          <table:table-cell table:style-name="ce66" office:value-type="string">
            <text:p>Nieuwe versie</text:p>
          </table:table-cell>
          <table:table-cell table:style-name="ce66" office:value-type="string">
            <text:p>Neue Version </text:p>
          </table:table-cell>
          <table:table-cell table:style-name="ce176" office:value-type="string">
            <text:p>Nueva Versiòn</text:p>
          </table:table-cell>
          <table:table-cell table:style-name="ce150" office:value-type="string">
            <text:p>Nova Versão</text:p>
          </table:table-cell>
          <table:table-cell table:style-name="ce260" office:value-type="string">
            <text:p>Nowa wersja </text:p>
          </table:table-cell>
          <table:table-cell table:style-name="ce107" office:value-type="string">
            <text:p>Nuova Versione</text:p>
          </table:table-cell>
          <table:table-cell table:style-name="ce111" office:value-type="string">
            <text:p>Versiune nouă</text:p>
          </table:table-cell>
          <table:table-cell table:style-name="ce263" office:value-type="string">
            <text:p>Uusi versio</text:p>
          </table:table-cell>
          <table:table-cell table:style-name="ce264" office:value-type="string">
            <text:p>Ny versjon</text:p>
          </table:table-cell>
          <table:table-cell table:style-name="ce266" office:value-type="string">
            <text:p>新版本</text:p>
          </table:table-cell>
          <table:table-cell table:style-name="ce150" office:value-type="string">
            <text:p>Yeni Sürüm</text:p>
          </table:table-cell>
          <table:table-cell table:style-name="ce270" office:value-type="string">
            <text:p>Νέα Έκδοση</text:p>
          </table:table-cell>
          <table:table-cell table:style-name="ce66" office:value-type="string">
            <text:p>Nauja versija</text:p>
          </table:table-cell>
          <table:table-cell table:style-name="ce66" office:value-type="string">
            <text:p>Ny versio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Updater_Quit</text:p>
          </table:table-cell>
          <table:table-cell table:style-name="ce252"/>
          <table:table-cell table:style-name="ce164" office:value-type="string">
            <text:p>Quit</text:p>
          </table:table-cell>
          <table:table-cell table:style-name="ce167" office:value-type="string">
            <text:p>Quitter</text:p>
          </table:table-cell>
          <table:table-cell table:style-name="ce66" office:value-type="string">
            <text:p>Stop</text:p>
          </table:table-cell>
          <table:table-cell table:style-name="ce66" office:value-type="string">
            <text:p>Beenden </text:p>
          </table:table-cell>
          <table:table-cell table:style-name="ce176" office:value-type="string">
            <text:p>Salir</text:p>
          </table:table-cell>
          <table:table-cell table:style-name="ce66" office:value-type="string">
            <text:p>Sair</text:p>
          </table:table-cell>
          <table:table-cell table:style-name="ce215" office:value-type="string">
            <text:p>Wyjdź</text:p>
          </table:table-cell>
          <table:table-cell table:style-name="ce107" office:value-type="string">
            <text:p>Esci</text:p>
          </table:table-cell>
          <table:table-cell table:style-name="ce111" office:value-type="string">
            <text:p>Ieşi</text:p>
          </table:table-cell>
          <table:table-cell table:style-name="ce263" office:value-type="string">
            <text:p>Lopeta</text:p>
          </table:table-cell>
          <table:table-cell table:style-name="ce264" office:value-type="string">
            <text:p>Slutt</text:p>
          </table:table-cell>
          <table:table-cell table:style-name="ce266" office:value-type="string">
            <text:p>退出</text:p>
          </table:table-cell>
          <table:table-cell table:style-name="ce150" office:value-type="string">
            <text:p>Çık</text:p>
          </table:table-cell>
          <table:table-cell table:style-name="ce270" office:value-type="string">
            <text:p>Παραίτηση</text:p>
          </table:table-cell>
          <table:table-cell table:style-name="ce66" office:value-type="string">
            <text:p>Baigti</text:p>
          </table:table-cell>
          <table:table-cell table:style-name="ce66" office:value-type="string">
            <text:p>Avsluta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Updater_Title</text:p>
          </table:table-cell>
          <table:table-cell table:style-name="ce252"/>
          <table:table-cell table:style-name="ce163" office:value-type="string">
            <text:p>Kinovea - Checking for new version.</text:p>
          </table:table-cell>
          <table:table-cell table:style-name="ce166" office:value-type="string">
            <text:p>Kinovea - Vérification de mises à jour.</text:p>
          </table:table-cell>
          <table:table-cell table:style-name="ce256" office:value-type="string">
            <text:p>Kinovea - Controleert op een nieuwe versie.</text:p>
          </table:table-cell>
          <table:table-cell table:style-name="ce66" office:value-type="string">
            <text:p>Kinovea - Prüfung auf Updates. </text:p>
          </table:table-cell>
          <table:table-cell table:style-name="ce176" office:value-type="string">
            <text:p>Kinovea - Buscando nuevas versiones</text:p>
          </table:table-cell>
          <table:table-cell table:style-name="ce150" office:value-type="string">
            <text:p>Kinovea - Buscando nova versão.</text:p>
          </table:table-cell>
          <table:table-cell table:style-name="ce260" office:value-type="string">
            <text:p>Kinovea - poszukiwanie nowej wersji</text:p>
          </table:table-cell>
          <table:table-cell table:style-name="ce107" office:value-type="string">
            <text:p>Kinovea – Verifica esistenza di nuova versione.</text:p>
          </table:table-cell>
          <table:table-cell table:style-name="ce111" office:value-type="string">
            <text:p>Kinovea – Verific actualizările.</text:p>
          </table:table-cell>
          <table:table-cell table:style-name="ce263" office:value-type="string">
            <text:p>Kinovea – etsitään uudempaa versiota.</text:p>
          </table:table-cell>
          <table:table-cell table:style-name="ce264" office:value-type="string">
            <text:p>Kinovea – ser etter ny versjon.</text:p>
          </table:table-cell>
          <table:table-cell table:style-name="ce266" office:value-type="string">
            <text:p>检查更新.</text:p>
          </table:table-cell>
          <table:table-cell table:style-name="ce150" office:value-type="string">
            <text:p>Kinovea - Yeni bir sürümü tarıyor.</text:p>
          </table:table-cell>
          <table:table-cell table:style-name="ce268" office:value-type="string">
            <text:p>Kinovea - Γίνεται έλεγχος για νέα έκδοση</text:p>
          </table:table-cell>
          <table:table-cell table:style-name="ce66" office:value-type="string">
            <text:p>Kinovea - tikrinama programos versija.</text:p>
          </table:table-cell>
          <table:table-cell table:style-name="ce66" office:value-type="string">
            <text:p>Kinovea - Kontrollerar om ny </text:p>
            <text:p>version finns.</text:p>
          </table:table-cell>
          <table:table-cell table:number-columns-repeated="1006"/>
        </table:table-row>
        <table:table-row table:style-name="ro22">
          <table:table-cell table:style-name="ce35" office:value-type="string">
            <text:p>Updater_UpToDate</text:p>
          </table:table-cell>
          <table:table-cell table:style-name="ce252"/>
          <table:table-cell table:style-name="ce163" office:value-type="string">
            <text:p>Your version is up to date !</text:p>
          </table:table-cell>
          <table:table-cell table:style-name="ce166" office:value-type="string">
            <text:p>Votre version est à jour !</text:p>
          </table:table-cell>
          <table:table-cell table:style-name="ce150" office:value-type="string">
            <text:p>Uw versie is actueel !</text:p>
          </table:table-cell>
          <table:table-cell table:style-name="ce66" office:value-type="string">
            <text:p>Ihre Version ist auf dem neuesten Stand! </text:p>
          </table:table-cell>
          <table:table-cell table:style-name="ce176" office:value-type="string">
            <text:p>¡Su versión està actualizada!</text:p>
          </table:table-cell>
          <table:table-cell table:style-name="ce66" office:value-type="string">
            <text:p>Sua versão está atualizada!</text:p>
          </table:table-cell>
          <table:table-cell table:style-name="ce215" office:value-type="string">
            <text:p>Posiadasz najbardziej aktualną wersję programu !</text:p>
          </table:table-cell>
          <table:table-cell table:style-name="ce107" office:value-type="string">
            <text:p>La vostra Versione e' aggiornata !</text:p>
          </table:table-cell>
          <table:table-cell table:style-name="ce111" office:value-type="string">
            <text:p>Versiunea dumneavostră este ultima disponibilă !</text:p>
          </table:table-cell>
          <table:table-cell table:style-name="ce263" office:value-type="string">
            <text:p>Ohjelmaversiosi on ajan tasalla!</text:p>
          </table:table-cell>
          <table:table-cell table:style-name="ce264" office:value-type="string">
            <text:p>Din versjon er oppdatert. </text:p>
          </table:table-cell>
          <table:table-cell table:style-name="ce266" office:value-type="string">
            <text:p>您的版本已经是最新的!</text:p>
          </table:table-cell>
          <table:table-cell table:style-name="ce150" office:value-type="string">
            <text:p>Sürümünüz güncel !</text:p>
          </table:table-cell>
          <table:table-cell table:style-name="ce268" office:value-type="string">
            <text:p>Η έκδοσή σας είναι ενήμερη !</text:p>
          </table:table-cell>
          <table:table-cell table:style-name="ce66" office:value-type="string">
            <text:p>Programa atnaujinta!</text:p>
          </table:table-cell>
          <table:table-cell table:style-name="ce66" office:value-type="string">
            <text:p>Din version är den senaste!</text:p>
          </table:table-cell>
          <table:table-cell table:number-columns-repeated="1006"/>
        </table:table-row>
        <table:table-row table:style-name="ro22" table:number-rows-repeated="65309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8" table:default-cell-style-name="ce36"/>
        <table:table-column table:style-name="co49" table:default-cell-style-name="ce189"/>
        <table:table-column table:style-name="co50" table:default-cell-style-name="ce163"/>
        <table:table-column table:style-name="co51" table:default-cell-style-name="ce166"/>
        <table:table-column table:style-name="co49" table:default-cell-style-name="ce150"/>
        <table:table-column table:style-name="co52" table:default-cell-style-name="ce171"/>
        <table:table-column table:style-name="co7" table:default-cell-style-name="ce194"/>
        <table:table-column table:style-name="co50" table:default-cell-style-name="ce197"/>
        <table:table-column table:style-name="co53" table:default-cell-style-name="ce98"/>
        <table:table-column table:style-name="co54" table:default-cell-style-name="ce107"/>
        <table:table-column table:style-name="co49" table:default-cell-style-name="ce201"/>
        <table:table-column table:style-name="co55" table:default-cell-style-name="ce202"/>
        <table:table-column table:style-name="co6" table:default-cell-style-name="ce205"/>
        <table:table-column table:style-name="co56" table:default-cell-style-name="ce206"/>
        <table:table-column table:style-name="co57" table:default-cell-style-name="ce96"/>
        <table:table-column table:style-name="co58" table:default-cell-style-name="ce209"/>
        <table:table-column table:style-name="co59" table:default-cell-style-name="ce151"/>
        <table:table-column table:style-name="co60" table:default-cell-style-name="ce66"/>
        <table:table-column table:style-name="co35" table:number-columns-repeated="237" table:default-cell-style-name="ce1"/>
        <table:table-column table:style-name="co17" table:number-columns-repeated="769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0">
          <table:table-cell table:style-name="ce35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25" office:value-type="string">
            <text:p>Mapper:</text:p>
          </table:table-cell>
          <table:table-cell office:value-type="string">
            <text:p>文件夹:</text:p>
          </table:table-cell>
          <table:table-cell table:style-name="ce208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150" office:value-type="string">
            <text:p>Aplankai:</text:p>
          </table:table-cell>
          <table:table-cell table:style-name="ce150" office:value-type="string">
            <text:p>Mappar</text:p>
          </table:table-cell>
          <table:table-cell table:style-name="Default" table:number-columns-repeated="237"/>
          <table:table-cell table:number-columns-repeated="769"/>
        </table:table-row>
        <table:table-row table:style-name="ro18">
          <table:table-cell table:style-name="ce35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195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25" office:value-type="string">
            <text:p>Videofiler:</text:p>
          </table:table-cell>
          <table:table-cell office:value-type="string">
            <text:p>视频文件:</text:p>
          </table:table-cell>
          <table:table-cell table:style-name="ce208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150" office:value-type="string">
            <text:p>Vaizdo dokumentai:</text:p>
          </table:table-cell>
          <table:table-cell table:style-name="ce150" office:value-type="string">
            <text:p>Videofiler:</text:p>
          </table:table-cell>
          <table:table-cell table:style-name="Default" table:number-columns-repeated="237"/>
          <table:table-cell table:number-columns-repeated="769"/>
        </table:table-row>
        <table:table-row table:style-name="ro10">
          <table:table-cell office:value-type="string">
            <text:p>mnuAddShortcut</text:p>
          </table:table-cell>
          <table:table-cell table:style-name="ce190"/>
          <table:table-cell table:style-name="ce164" office:value-type="string">
            <text:p>Add shortcut</text:p>
          </table:table-cell>
          <table:table-cell table:style-name="ce167" office:value-type="string">
            <text:p>Ajouter un raccourci</text:p>
          </table:table-cell>
          <table:table-cell table:style-name="ce66" office:value-type="string">
            <text:p>Voeg snelkoppeling toe</text:p>
          </table:table-cell>
          <table:table-cell table:style-name="ce72" office:value-type="string">
            <text:p>Favoriten hinzufügen</text:p>
          </table:table-cell>
          <table:table-cell table:style-name="ce196" office:value-type="string">
            <text:p>Añadir atajo</text:p>
          </table:table-cell>
          <table:table-cell table:style-name="ce198" office:value-type="string">
            <text:p>Adicionar atalho</text:p>
          </table:table-cell>
          <table:table-cell table:style-name="ce175"/>
          <table:table-cell office:value-type="string">
            <text:p>Aggiungi preferito</text:p>
          </table:table-cell>
          <table:table-cell table:style-name="ce111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135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10" office:value-type="string">
            <text:p>Προσθήκη συντόμευσης</text:p>
          </table:table-cell>
          <table:table-cell table:style-name="ce66" office:value-type="string">
            <text:p>Pridėti nuorodą</text:p>
          </table:table-cell>
          <table:table-cell office:value-type="string">
            <text:p>Lägg till genväg</text:p>
          </table:table-cell>
          <table:table-cell table:number-columns-repeated="237"/>
          <table:table-cell table:style-name="ce1" table:number-columns-repeated="769"/>
        </table:table-row>
        <table:table-row table:style-name="ro11">
          <table:table-cell office:value-type="string">
            <text:p>mnuAddToShortcuts</text:p>
          </table:table-cell>
          <table:table-cell table:style-name="ce190"/>
          <table:table-cell table:style-name="ce164" office:value-type="string">
            <text:p>Add to shortcuts</text:p>
          </table:table-cell>
          <table:table-cell table:style-name="ce167" office:value-type="string">
            <text:p>Ajouter aux raccourcis</text:p>
          </table:table-cell>
          <table:table-cell table:style-name="ce66" office:value-type="string">
            <text:p>Toevoegen aan snelkoppelingen</text:p>
          </table:table-cell>
          <table:table-cell table:style-name="ce72" office:value-type="string">
            <text:p>zu Favoriten hinzufügen</text:p>
          </table:table-cell>
          <table:table-cell table:style-name="ce196" office:value-type="string">
            <text:p>Añadir a atajos</text:p>
          </table:table-cell>
          <table:table-cell table:style-name="ce198" office:value-type="string">
            <text:p>Adicionar aos atalhos</text:p>
          </table:table-cell>
          <table:table-cell table:style-name="ce175"/>
          <table:table-cell office:value-type="string">
            <text:p>Aggiungi ai preferiti</text:p>
          </table:table-cell>
          <table:table-cell table:style-name="ce111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135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10" office:value-type="string">
            <text:p>Προσθήκη στις συντομεύσεις</text:p>
          </table:table-cell>
          <table:table-cell office:value-type="string">
            <text:p>Papildyti nuorodą</text:p>
          </table:table-cell>
          <table:table-cell office:value-type="string">
            <text:p>Lägg till genvägar</text:p>
          </table:table-cell>
          <table:table-cell table:number-columns-repeated="237"/>
          <table:table-cell table:style-name="ce1" table:number-columns-repeated="769"/>
        </table:table-row>
        <table:table-row table:style-name="ro10">
          <table:table-cell office:value-type="string">
            <text:p>mnuDeleteShortcut</text:p>
          </table:table-cell>
          <table:table-cell table:style-name="ce190"/>
          <table:table-cell table:style-name="ce164" office:value-type="string">
            <text:p>Delete shortcut</text:p>
          </table:table-cell>
          <table:table-cell table:style-name="ce167" office:value-type="string">
            <text:p>Effacer le raccourci</text:p>
          </table:table-cell>
          <table:table-cell table:style-name="ce66" office:value-type="string">
            <text:p>Verwijder snelkoppeling</text:p>
          </table:table-cell>
          <table:table-cell table:style-name="ce72" office:value-type="string">
            <text:p>Favoriten löschen</text:p>
          </table:table-cell>
          <table:table-cell table:style-name="ce196" office:value-type="string">
            <text:p>Borrar atajo</text:p>
          </table:table-cell>
          <table:table-cell table:style-name="ce198" office:value-type="string">
            <text:p>Apagar atalho</text:p>
          </table:table-cell>
          <table:table-cell table:style-name="ce175"/>
          <table:table-cell office:value-type="string">
            <text:p>Cancella preferito</text:p>
          </table:table-cell>
          <table:table-cell table:style-name="ce111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135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10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office:value-type="string">
            <text:p>Ta bort genväg</text:p>
          </table:table-cell>
          <table:table-cell table:number-columns-repeated="237"/>
          <table:table-cell table:style-name="ce1" table:number-columns-repeated="769"/>
        </table:table-row>
        <table:table-row table:style-name="ro10">
          <table:table-cell table:style-name="ce35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03" office:value-type="string">
            <text:p>Explorer</text:p>
          </table:table-cell>
          <table:table-cell table:style-name="ce125" office:value-type="string">
            <text:p>Explorer</text:p>
          </table:table-cell>
          <table:table-cell office:value-type="string">
            <text:p>浏览器</text:p>
          </table:table-cell>
          <table:table-cell table:style-name="ce208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office:value-type="string">
            <text:p>Utforskare</text:p>
          </table:table-cell>
          <table:table-cell table:style-name="Default" table:number-columns-repeated="237"/>
          <table:table-cell table:number-columns-repeated="769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191" office:value-type="string">
            <text:p>Shortcuts</text:p>
          </table:table-cell>
          <table:table-cell table:style-name="ce192" office:value-type="string">
            <text:p>Raccourcis</text:p>
          </table:table-cell>
          <table:table-cell table:style-name="ce114" office:value-type="string">
            <text:p>Favorieten</text:p>
          </table:table-cell>
          <table:table-cell table:style-name="ce193" office:value-type="string">
            <text:p>Favoriten</text:p>
          </table:table-cell>
          <table:table-cell office:value-type="string">
            <text:p>Atajos</text:p>
          </table:table-cell>
          <table:table-cell table:style-name="ce199" office:value-type="string">
            <text:p>Atalhos</text:p>
          </table:table-cell>
          <table:table-cell table:style-name="ce200" office:value-type="string">
            <text:p>Ulubione</text:p>
          </table:table-cell>
          <table:table-cell table:style-name="ce106" office:value-type="string">
            <text:p>Preferiti</text:p>
          </table:table-cell>
          <table:table-cell table:style-name="ce113" office:value-type="string">
            <text:p>Shortcut-uri</text:p>
          </table:table-cell>
          <table:table-cell table:style-name="ce204" office:value-type="string">
            <text:p>Pikalinkit</text:p>
          </table:table-cell>
          <table:table-cell office:value-type="string">
            <text:p>Snarvei</text:p>
          </table:table-cell>
          <table:table-cell table:style-name="ce207" office:value-type="string">
            <text:p>快捷项</text:p>
          </table:table-cell>
          <table:table-cell office:value-type="string">
            <text:p>Kısayollar</text:p>
          </table:table-cell>
          <table:table-cell table:style-name="ce211" office:value-type="string">
            <text:p>Συντομεύσεις</text:p>
          </table:table-cell>
          <table:table-cell office:value-type="string">
            <text:p>Nuorodos</text:p>
          </table:table-cell>
          <table:table-cell office:value-type="string">
            <text:p>Genvägar</text:p>
          </table:table-cell>
          <table:table-cell table:number-columns-repeated="1006"/>
        </table:table-row>
      </table:table>
      <table:table table:name="ScreenManagerLang" table:style-name="ta9" table:print="false">
        <office:forms form:automatic-focus="false" form:apply-design-mode="false"/>
        <table:table-column table:style-name="co94" table:default-cell-style-name="ce341"/>
        <table:table-column table:style-name="co118" table:default-cell-style-name="ce349"/>
        <table:table-column table:style-name="co119" table:default-cell-style-name="ce341"/>
        <table:table-column table:style-name="co120" table:default-cell-style-name="ce341"/>
        <table:table-column table:style-name="co87" table:default-cell-style-name="ce349"/>
        <table:table-column table:style-name="co121" table:default-cell-style-name="ce349"/>
        <table:table-column table:style-name="co120" table:default-cell-style-name="ce341"/>
        <table:table-column table:style-name="co119" table:default-cell-style-name="ce341"/>
        <table:table-column table:style-name="co122" table:default-cell-style-name="ce349"/>
        <table:table-column table:style-name="co119" table:default-cell-style-name="ce341"/>
        <table:table-column table:style-name="co123" table:default-cell-style-name="ce349"/>
        <table:table-column table:style-name="co119" table:default-cell-style-name="ce341"/>
        <table:table-column table:style-name="co124" table:default-cell-style-name="ce349"/>
        <table:table-column table:style-name="co86" table:default-cell-style-name="ce349"/>
        <table:table-column table:style-name="co125" table:default-cell-style-name="ce349"/>
        <table:table-column table:style-name="co91" table:default-cell-style-name="ce349"/>
        <table:table-column table:style-name="co126" table:default-cell-style-name="Default"/>
        <table:table-column table:style-name="co127" table:default-cell-style-name="ce349"/>
        <table:table-column table:style-name="co35" table:number-columns-repeated="236" table:default-cell-style-name="ce349"/>
        <table:table-column table:style-name="co17" table:number-columns-repeated="769" table:default-cell-style-name="ce349"/>
        <table:table-column table:style-name="co17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387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0">
          <table:table-cell table:style-name="ce332" office:value-type="string">
            <text:p>btnHideThumbView</text:p>
          </table:table-cell>
          <table:table-cell table:style-name="ce334"/>
          <table:table-cell table:style-name="ce350" office:value-type="string">
            <text:p>Hide Thumbnails</text:p>
          </table:table-cell>
          <table:table-cell table:style-name="ce153" office:value-type="string">
            <text:p>Cacher les Miniatures</text:p>
          </table:table-cell>
          <table:table-cell table:style-name="ce362" office:value-type="string">
            <text:p>Verberg Thumbnails</text:p>
          </table:table-cell>
          <table:table-cell table:style-name="ce366" office:value-type="string">
            <text:p>Miniaturansicht verstecken</text:p>
          </table:table-cell>
          <table:table-cell table:style-name="ce176" office:value-type="string">
            <text:p>Ocultar miniaturas</text:p>
          </table:table-cell>
          <table:table-cell table:style-name="ce183" office:value-type="string">
            <text:p>Esconder Miniaturas</text:p>
          </table:table-cell>
          <table:table-cell table:style-name="ce376"/>
          <table:table-cell table:style-name="ce388" office:value-type="string">
            <text:p>Nascondi le miniature</text:p>
          </table:table-cell>
          <table:table-cell table:style-name="ce395" office:value-type="string">
            <text:p>Ascunde miniaturile</text:p>
          </table:table-cell>
          <table:table-cell table:style-name="ce400" office:value-type="string">
            <text:p>Piilota esikatselukuvat</text:p>
          </table:table-cell>
          <table:table-cell table:style-name="ce229" office:value-type="string">
            <text:p>Skjul ikoner</text:p>
          </table:table-cell>
          <table:table-cell table:style-name="ce135" office:value-type="string">
            <text:p>隐藏缩略图</text:p>
          </table:table-cell>
          <table:table-cell table:style-name="ce183" office:value-type="string">
            <text:p>Önizleme imajlarını gizle</text:p>
          </table:table-cell>
          <table:table-cell table:style-name="ce244" office:value-type="string">
            <text:p>Απόκρυψη Μικρογραφιών</text:p>
          </table:table-cell>
          <table:table-cell table:style-name="ce222" office:value-type="string">
            <text:p>Slėpti miniatiūras</text:p>
          </table:table-cell>
          <table:table-cell table:style-name="ce66" office:value-type="string">
            <text:p>Göm miniatyre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btnShowThumbView</text:p>
          </table:table-cell>
          <table:table-cell table:style-name="ce334"/>
          <table:table-cell table:style-name="ce350" office:value-type="string">
            <text:p>Show Thumbnails</text:p>
          </table:table-cell>
          <table:table-cell table:style-name="ce153" office:value-type="string">
            <text:p>Montrer les Miniatures</text:p>
          </table:table-cell>
          <table:table-cell table:style-name="ce362" office:value-type="string">
            <text:p>Toon Thumbnails</text:p>
          </table:table-cell>
          <table:table-cell table:style-name="ce366" office:value-type="string">
            <text:p>Miniaturansicht zeigen</text:p>
          </table:table-cell>
          <table:table-cell table:style-name="ce176" office:value-type="string">
            <text:p>Mostrar miniaturas</text:p>
          </table:table-cell>
          <table:table-cell table:style-name="ce183" office:value-type="string">
            <text:p>Mostrar Miniaturas</text:p>
          </table:table-cell>
          <table:table-cell table:style-name="ce376"/>
          <table:table-cell table:style-name="ce388" office:value-type="string">
            <text:p>Mostra le miniature</text:p>
          </table:table-cell>
          <table:table-cell table:style-name="ce395" office:value-type="string">
            <text:p>Arată miniaturile</text:p>
          </table:table-cell>
          <table:table-cell table:style-name="ce400" office:value-type="string">
            <text:p>Näytä esikatselukuvat</text:p>
          </table:table-cell>
          <table:table-cell table:style-name="ce229" office:value-type="string">
            <text:p>Vis ikoner</text:p>
          </table:table-cell>
          <table:table-cell table:style-name="ce135" office:value-type="string">
            <text:p>显示缩略图</text:p>
          </table:table-cell>
          <table:table-cell table:style-name="ce183" office:value-type="string">
            <text:p>Önizleme imajlarını göster</text:p>
          </table:table-cell>
          <table:table-cell table:style-name="ce244" office:value-type="string">
            <text:p>Εμφάνιση Μικρογραφιών</text:p>
          </table:table-cell>
          <table:table-cell table:style-name="ce222" office:value-type="string">
            <text:p>Rodyti miniatiūras</text:p>
          </table:table-cell>
          <table:table-cell table:style-name="ce66" office:value-type="string">
            <text:p>Visa miniatyre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5" office:value-type="string">
            <text:p>btnSwap_ToolTip</text:p>
          </table:table-cell>
          <table:table-cell table:style-name="ce342"/>
          <table:table-cell table:style-name="ce164" office:value-type="string">
            <text:p>Invert Video Positions</text:p>
          </table:table-cell>
          <table:table-cell table:style-name="ce166" office:value-type="string">
            <text:p>Inverser les Emplacements des Vidéos</text:p>
          </table:table-cell>
          <table:table-cell table:style-name="ce66" office:value-type="string">
            <text:p>Draai Video posities om</text:p>
          </table:table-cell>
          <table:table-cell table:style-name="ce66" office:value-type="string">
            <text:p>Invertiere Video Position</text:p>
          </table:table-cell>
          <table:table-cell table:style-name="ce176" office:value-type="string">
            <text:p>Invertir posición de los videos</text:p>
          </table:table-cell>
          <table:table-cell table:style-name="ce183" office:value-type="string">
            <text:p>Inverter Posição dos Vídeos</text:p>
          </table:table-cell>
          <table:table-cell table:style-name="ce98" office:value-type="string">
            <text:p>Odwróć pozycję wideo</text:p>
          </table:table-cell>
          <table:table-cell table:style-name="ce107" office:value-type="string">
            <text:p>Inverti le posizioni dei Video</text:p>
          </table:table-cell>
          <table:table-cell table:style-name="ce111" office:value-type="string">
            <text:p>Inversează poziţia fişierelor video</text:p>
          </table:table-cell>
          <table:table-cell table:style-name="ce223" office:value-type="string">
            <text:p>Vaihda videoiden järjestys</text:p>
          </table:table-cell>
          <table:table-cell table:style-name="ce230" office:value-type="string">
            <text:p>Inverter video <text:span text:style-name="T3">posisjoner</text:span></text:p>
          </table:table-cell>
          <table:table-cell table:style-name="ce135" office:value-type="string">
            <text:p>反转视频位置</text:p>
          </table:table-cell>
          <table:table-cell table:style-name="ce183" office:value-type="string">
            <text:p>Video Konumlarını Ters Çevir</text:p>
          </table:table-cell>
          <table:table-cell table:style-name="ce414" office:value-type="string">
            <text:p>Αναστροφή Θέσεων Video</text:p>
          </table:table-cell>
          <table:table-cell table:style-name="ce222" office:value-type="string">
            <text:p>Apvesti vaizdą</text:p>
          </table:table-cell>
          <table:table-cell table:style-name="ce66" office:value-type="string">
            <text:p>Växla videopositionern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btnSync_ToolTip</text:p>
          </table:table-cell>
          <table:table-cell table:style-name="ce342"/>
          <table:table-cell table:style-name="ce163" office:value-type="string">
            <text:p>Synchronize Videos on the Current Frames</text:p>
          </table:table-cell>
          <table:table-cell table:style-name="ce166" office:value-type="string">
            <text:p>Synchroniser les Vidéos sur les Images en Cours</text:p>
          </table:table-cell>
          <table:table-cell table:style-name="ce66" office:value-type="string">
            <text:p>Synchroniseer de videos op de huidige frames</text:p>
          </table:table-cell>
          <table:table-cell table:style-name="ce173" office:value-type="string">
            <text:p>Synchronisiere Videos auf die aktuellen Frames</text:p>
          </table:table-cell>
          <table:table-cell table:style-name="ce176" office:value-type="string">
            <text:p>Sincronizar Videos en el cuadro actual.</text:p>
          </table:table-cell>
          <table:table-cell table:style-name="ce183" office:value-type="string">
            <text:p>Sincronizar Vídeos no Quadro atual.</text:p>
          </table:table-cell>
          <table:table-cell table:style-name="ce215" office:value-type="string">
            <text:p>Synchronizuj wideo na bieżącej klatce</text:p>
          </table:table-cell>
          <table:table-cell table:style-name="ce107" office:value-type="string">
            <text:p>Sincronizza i Video sul Fotogramma attuale</text:p>
          </table:table-cell>
          <table:table-cell table:style-name="ce111" office:value-type="string">
            <text:p>Sincronizează fişierele video în cadrele curente </text:p>
          </table:table-cell>
          <table:table-cell table:style-name="ce223" office:value-type="string">
            <text:p>Synkronoi videot valituista kuvista</text:p>
          </table:table-cell>
          <table:table-cell table:style-name="ce230" office:value-type="string">
            <text:p>Synkroniser videoer etter <text:span text:style-name="T3">aktivt</text:span> bilde</text:p>
          </table:table-cell>
          <table:table-cell table:style-name="ce135" office:value-type="string">
            <text:p>在当前帧位置同步视频</text:p>
          </table:table-cell>
          <table:table-cell table:style-name="ce183" office:value-type="string">
            <text:p>Geçerli Karelerdeki Videoları Senkronize Et</text:p>
          </table:table-cell>
          <table:table-cell table:style-name="ce414" office:value-type="string">
            <text:p>Συγχρονισμός Video στα Παρόντα Πλαίσια</text:p>
          </table:table-cell>
          <table:table-cell table:style-name="ce222" office:value-type="string">
            <text:p>Sinchronizuoti vaizdą su esamu kadru</text:p>
          </table:table-cell>
          <table:table-cell table:style-name="ce66" office:value-type="string">
            <text:p>Synkronisera videona med aktuella bilde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buttonGotoFirst_ToolTip</text:p>
          </table:table-cell>
          <table:table-cell table:style-name="ce342"/>
          <table:table-cell table:style-name="ce163" office:value-type="string">
            <text:p>Go Back to Beginning for Both Videos</text:p>
          </table:table-cell>
          <table:table-cell table:style-name="ce166" office:value-type="string">
            <text:p>Retourner au Début pour les Deux Vidéos</text:p>
          </table:table-cell>
          <table:table-cell table:style-name="ce66" office:value-type="string">
            <text:p>Ga terug naar het begin van beide videos</text:p>
          </table:table-cell>
          <table:table-cell table:style-name="ce66" office:value-type="string">
            <text:p>Gehe zurück zum Anfang beider Videos</text:p>
          </table:table-cell>
          <table:table-cell table:style-name="ce176" office:value-type="string">
            <text:p>Retornar al inicio de ambos videos.</text:p>
          </table:table-cell>
          <table:table-cell table:style-name="ce183" office:value-type="string">
            <text:p>Voltar ao Início de Ambos os Vídeos.</text:p>
          </table:table-cell>
          <table:table-cell table:style-name="ce98" office:value-type="string">
            <text:p>Idź do Początku obu plików wideo</text:p>
          </table:table-cell>
          <table:table-cell table:style-name="ce107" office:value-type="string">
            <text:p>Torna all'inizio di entrambi i Video</text:p>
          </table:table-cell>
          <table:table-cell table:style-name="ce111" office:value-type="string">
            <text:p>Mergi înapoi la început pentru ambele fişiere video</text:p>
          </table:table-cell>
          <table:table-cell table:style-name="ce223" office:value-type="string">
            <text:p>Palaa kummankin videon alkuun</text:p>
          </table:table-cell>
          <table:table-cell table:style-name="ce230" office:value-type="string">
            <text:p>Tilbake til start for begge videoer</text:p>
          </table:table-cell>
          <table:table-cell table:style-name="ce135" office:value-type="string">
            <text:p>跳到两个视频的开始位置</text:p>
          </table:table-cell>
          <table:table-cell table:style-name="ce239" office:value-type="string">
            <text:p>Her İki Video için Başlangıca Geri Dön</text:p>
          </table:table-cell>
          <table:table-cell table:style-name="ce414" office:value-type="string">
            <text:p>Και τα δυο Video πίσω στην αρχή</text:p>
          </table:table-cell>
          <table:table-cell table:style-name="ce222" office:value-type="string">
            <text:p>Į pradžią abu vaizdo šaltinius</text:p>
          </table:table-cell>
          <table:table-cell table:style-name="ce66" office:value-type="string">
            <text:p>Gå till början för båda videon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buttonGotoLast_ToolTip</text:p>
          </table:table-cell>
          <table:table-cell table:style-name="ce342"/>
          <table:table-cell table:style-name="ce163" office:value-type="string">
            <text:p>Jump to End for Both Videos</text:p>
          </table:table-cell>
          <table:table-cell table:style-name="ce166" office:value-type="string">
            <text:p>Aller à la Fin pour les Deux Vidéos</text:p>
          </table:table-cell>
          <table:table-cell table:style-name="ce66" office:value-type="string">
            <text:p>Spring naar het eind van beide videos</text:p>
          </table:table-cell>
          <table:table-cell table:style-name="ce66" office:value-type="string">
            <text:p>Springe zum Ende beider Videos</text:p>
          </table:table-cell>
          <table:table-cell table:style-name="ce176" office:value-type="string">
            <text:p>Saltar al final de ambos videos.</text:p>
          </table:table-cell>
          <table:table-cell table:style-name="ce183" office:value-type="string">
            <text:p>Pular para o Fim de Ambos os Vídeos.</text:p>
          </table:table-cell>
          <table:table-cell table:style-name="ce98" office:value-type="string">
            <text:p>Skocz na Koniec obu plików wideo</text:p>
          </table:table-cell>
          <table:table-cell table:style-name="ce107" office:value-type="string">
            <text:p>Salta alla fine di entrambi i Video</text:p>
          </table:table-cell>
          <table:table-cell table:style-name="ce111" office:value-type="string">
            <text:p>Mergi la sfârşitul ambelor fişiere video</text:p>
          </table:table-cell>
          <table:table-cell table:style-name="ce223" office:value-type="string">
            <text:p>Mene kummankin videon loppuun</text:p>
          </table:table-cell>
          <table:table-cell table:style-name="ce230" office:value-type="string">
            <text:p>Gå til slutten av begge videoer</text:p>
          </table:table-cell>
          <table:table-cell table:style-name="ce135" office:value-type="string">
            <text:p>跳到两个视频的结束位置</text:p>
          </table:table-cell>
          <table:table-cell table:style-name="ce239" office:value-type="string">
            <text:p>Her İki Video için Sona Atla</text:p>
          </table:table-cell>
          <table:table-cell table:style-name="ce414" office:value-type="string">
            <text:p>Και τα δυο Video μπροστά στο τέλος</text:p>
          </table:table-cell>
          <table:table-cell table:style-name="ce222" office:value-type="string">
            <text:p>Į pabaigą abu vaizdo šaltinius</text:p>
          </table:table-cell>
          <table:table-cell table:style-name="ce66" office:value-type="string">
            <text:p>Hoppa till slutet av båda videon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buttonGotoNext_ToolTip</text:p>
          </table:table-cell>
          <table:table-cell table:style-name="ce342"/>
          <table:table-cell table:style-name="ce163" office:value-type="string">
            <text:p>Go to Next Frame for Both Videos</text:p>
          </table:table-cell>
          <table:table-cell table:style-name="ce166" office:value-type="string">
            <text:p>Aller à l'Image Suivante pour les Deux Vidéos</text:p>
          </table:table-cell>
          <table:table-cell table:style-name="ce66" office:value-type="string">
            <text:p>Ga naar het volgende frame van beide videos</text:p>
          </table:table-cell>
          <table:table-cell table:style-name="ce66" office:value-type="string">
            <text:p>Gehe zum nächsten Frame beider Videos</text:p>
          </table:table-cell>
          <table:table-cell table:style-name="ce176" office:value-type="string">
            <text:p>Ir al siguiente cuadro de ambos videos.</text:p>
          </table:table-cell>
          <table:table-cell table:style-name="ce183" office:value-type="string">
            <text:p>Ir para o Próximo Quadro de Ambos os Vídeos.</text:p>
          </table:table-cell>
          <table:table-cell table:style-name="ce98" office:value-type="string">
            <text:p>Idź do Następnej Klatki obu plików wideo</text:p>
          </table:table-cell>
          <table:table-cell table:style-name="ce107" office:value-type="string">
            <text:p>Vai al fotogramma seguente per entrambi i Video</text:p>
          </table:table-cell>
          <table:table-cell table:style-name="ce111" office:value-type="string">
            <text:p>Mergi la următorul cadru pentru ambele fişiere video </text:p>
          </table:table-cell>
          <table:table-cell table:style-name="ce223" office:value-type="string">
            <text:p>Mene kummankin videon seuraavaan kuvaan</text:p>
          </table:table-cell>
          <table:table-cell table:style-name="ce230" office:value-type="string">
            <text:p>Gå til neste bilde for begge videoer</text:p>
          </table:table-cell>
          <table:table-cell table:style-name="ce135" office:value-type="string">
            <text:p>跳到两个视频的下一帧</text:p>
          </table:table-cell>
          <table:table-cell table:style-name="ce239" office:value-type="string">
            <text:p>Her İki Video için Bir Sonraki Kareye Git</text:p>
          </table:table-cell>
          <table:table-cell table:style-name="ce414" office:value-type="string">
            <text:p>Και τα δυο Video ένα πλαίσιο μπροστά</text:p>
          </table:table-cell>
          <table:table-cell table:style-name="ce222" office:value-type="string">
            <text:p>Sekantis kadras abiejų vaizdo šaltinių</text:p>
          </table:table-cell>
          <table:table-cell table:style-name="ce66" office:value-type="string">
            <text:p>Gå till nästa bild i båda videon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buttonGotoPrevious_ToolTip</text:p>
          </table:table-cell>
          <table:table-cell table:style-name="ce342"/>
          <table:table-cell table:style-name="ce163" office:value-type="string">
            <text:p>Go to Previous Frame for Both Videos</text:p>
          </table:table-cell>
          <table:table-cell table:style-name="ce166" office:value-type="string">
            <text:p>Aller à l'Image Précédente pour les Deux Vidéos</text:p>
          </table:table-cell>
          <table:table-cell table:style-name="ce66" office:value-type="string">
            <text:p>Ga naar het vorige frame van beide videos</text:p>
          </table:table-cell>
          <table:table-cell table:style-name="ce66" office:value-type="string">
            <text:p>Gehe zum vorherigen Frame beider Videos</text:p>
          </table:table-cell>
          <table:table-cell table:style-name="ce176" office:value-type="string">
            <text:p>Ir al cuadro anterior de ambos videos.</text:p>
          </table:table-cell>
          <table:table-cell table:style-name="ce183" office:value-type="string">
            <text:p>Voltar ao Quadro Anterior de Ambos os Vídeos.</text:p>
          </table:table-cell>
          <table:table-cell table:style-name="ce98" office:value-type="string">
            <text:p>Idź do Poprzedniej Klatki obu plików wideo</text:p>
          </table:table-cell>
          <table:table-cell table:style-name="ce107" office:value-type="string">
            <text:p>Vai al fotogramma precedente per entrambi i Video</text:p>
          </table:table-cell>
          <table:table-cell table:style-name="ce111" office:value-type="string">
            <text:p>Mergi la cadrul anterior pentru ambele fişiere video </text:p>
          </table:table-cell>
          <table:table-cell table:style-name="ce223" office:value-type="string">
            <text:p>Palaa kummankin videon edelliseen kuvaan</text:p>
          </table:table-cell>
          <table:table-cell table:style-name="ce230" office:value-type="string">
            <text:p>Gå til forrige bilde for begge videoer</text:p>
          </table:table-cell>
          <table:table-cell table:style-name="ce135" office:value-type="string">
            <text:p>跳到两个视频的上一帧</text:p>
          </table:table-cell>
          <table:table-cell table:style-name="ce239" office:value-type="string">
            <text:p>Her İki Video için Bir Önceki Kareye Git</text:p>
          </table:table-cell>
          <table:table-cell table:style-name="ce414" office:value-type="string">
            <text:p>Και τα δυο Video ένα πλαίσιο πίσω</text:p>
          </table:table-cell>
          <table:table-cell table:style-name="ce222" office:value-type="string">
            <text:p>Ankstesnis kadras abiejų vaizdo šaltinių</text:p>
          </table:table-cell>
          <table:table-cell table:style-name="ce66" office:value-type="string">
            <text:p>Gå till föregående bild i</text:p>
            <text:p>båda videona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buttonPlay_ToolTip</text:p>
          </table:table-cell>
          <table:table-cell table:style-name="ce342"/>
          <table:table-cell table:style-name="ce163" office:value-type="string">
            <text:p>Play | Pause Both Videos</text:p>
          </table:table-cell>
          <table:table-cell table:style-name="ce166" office:value-type="string">
            <text:p>Lire | Pauser les Deux Vidéos</text:p>
          </table:table-cell>
          <table:table-cell table:style-name="ce66" office:value-type="string">
            <text:p>Speel <text:s/>| Pauzeer beide videos</text:p>
          </table:table-cell>
          <table:table-cell table:style-name="ce66" office:value-type="string">
            <text:p>Play I Pause beide Videos</text:p>
          </table:table-cell>
          <table:table-cell table:style-name="ce176" office:value-type="string">
            <text:p>Reproducir | Pausar ambos videos</text:p>
          </table:table-cell>
          <table:table-cell table:style-name="ce183" office:value-type="string">
            <text:p>Reproduzir | Pausar Ambos os Videos</text:p>
          </table:table-cell>
          <table:table-cell table:style-name="ce98" office:value-type="string">
            <text:p>Odtwórz | Zatrzymaj wideo</text:p>
          </table:table-cell>
          <table:table-cell table:style-name="ce107" office:value-type="string">
            <text:p>Riproduci | metti in Pausa entrambi i Video</text:p>
          </table:table-cell>
          <table:table-cell table:style-name="ce111" office:value-type="string">
            <text:p>Rulează | Pune pauză pentru ambele fişiere video</text:p>
          </table:table-cell>
          <table:table-cell table:style-name="ce223" office:value-type="string">
            <text:p>Käynnistä | Pysäytä kummatkin videot</text:p>
          </table:table-cell>
          <table:table-cell table:style-name="ce230" office:value-type="string">
            <text:p>Spill av | Pause for begge videoer</text:p>
          </table:table-cell>
          <table:table-cell table:style-name="ce135" office:value-type="string">
            <text:p>播放 | 暂停 两个视频</text:p>
          </table:table-cell>
          <table:table-cell table:style-name="ce239" office:value-type="string">
            <text:p>Her İki Videoyu Oynat | Duraklat</text:p>
          </table:table-cell>
          <table:table-cell table:style-name="ce414" office:value-type="string">
            <text:p>Αναπαραγωγή | Παύση και τα δυο Video</text:p>
          </table:table-cell>
          <table:table-cell table:style-name="ce222" office:value-type="string">
            <text:p>Groti | Pauzė abiejų vaizdo šaltinių</text:p>
          </table:table-cell>
          <table:table-cell table:style-name="ce66" office:value-type="string">
            <text:p>Starta | Pausa båda videona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Capture_NextImage</text:p>
          </table:table-cell>
          <table:table-cell table:style-name="ce343"/>
          <table:table-cell table:style-name="ce351" office:value-type="string">
            <text:p>Next image :</text:p>
          </table:table-cell>
          <table:table-cell table:style-name="ce359" office:value-type="string">
            <text:p>Prochaine image :</text:p>
          </table:table-cell>
          <table:table-cell table:style-name="ce66" office:value-type="string">
            <text:p>Volgende afbeelding:</text:p>
          </table:table-cell>
          <table:table-cell table:style-name="ce169" office:value-type="string">
            <text:p>nächstes Bild</text:p>
          </table:table-cell>
          <table:table-cell table:style-name="ce179" office:value-type="string">
            <text:p>Próxima imagen :</text:p>
          </table:table-cell>
          <table:table-cell table:style-name="ce187" office:value-type="string">
            <text:p>Próxima imagem :</text:p>
          </table:table-cell>
          <table:table-cell table:style-name="ce377"/>
          <table:table-cell table:style-name="ce351" office:value-type="string">
            <text:p>Prossima immagine :</text:p>
          </table:table-cell>
          <table:table-cell table:style-name="ce111" office:value-type="string">
            <text:p>Următoarea imagine :</text:p>
          </table:table-cell>
          <table:table-cell table:style-name="ce224" office:value-type="string">
            <text:p>Seuraava kuva:</text:p>
          </table:table-cell>
          <table:table-cell table:style-name="ce231"/>
          <table:table-cell table:style-name="ce411"/>
          <table:table-cell table:style-name="ce187" office:value-type="string">
            <text:p>Sonraki imaj:</text:p>
          </table:table-cell>
          <table:table-cell table:style-name="ce415" office:value-type="string">
            <text:p>Επόμενη εικόνα</text:p>
          </table:table-cell>
          <table:table-cell table:style-name="ce249" office:value-type="string">
            <text:p>Sekantis paveikslėlis :</text:p>
          </table:table-cell>
          <table:table-cell table:style-name="ce66" office:value-type="string">
            <text:p>Nästa bild :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129" office:value-type="string">
            <text:p>Capture_NextVideo</text:p>
          </table:table-cell>
          <table:table-cell table:style-name="ce343"/>
          <table:table-cell table:style-name="ce351" office:value-type="string">
            <text:p>Next video :</text:p>
          </table:table-cell>
          <table:table-cell table:style-name="ce359" office:value-type="string">
            <text:p>Prochaine vidéo :</text:p>
          </table:table-cell>
          <table:table-cell table:style-name="ce66" office:value-type="string">
            <text:p>Volgende video:</text:p>
          </table:table-cell>
          <table:table-cell table:style-name="ce169" office:value-type="string">
            <text:p>nächstes Video</text:p>
          </table:table-cell>
          <table:table-cell table:style-name="ce179" office:value-type="string">
            <text:p>Próximo video :</text:p>
          </table:table-cell>
          <table:table-cell table:style-name="ce187" office:value-type="string">
            <text:p>Próximo video :</text:p>
          </table:table-cell>
          <table:table-cell table:style-name="ce377"/>
          <table:table-cell table:style-name="ce351" office:value-type="string">
            <text:p>Prossimo video :</text:p>
          </table:table-cell>
          <table:table-cell table:style-name="ce111" office:value-type="string">
            <text:p>Următorul fişier video :</text:p>
          </table:table-cell>
          <table:table-cell table:style-name="ce224" office:value-type="string">
            <text:p>Seuraava video:</text:p>
          </table:table-cell>
          <table:table-cell table:style-name="ce231"/>
          <table:table-cell table:style-name="ce411"/>
          <table:table-cell table:style-name="ce187" office:value-type="string">
            <text:p>Sonraki video:</text:p>
          </table:table-cell>
          <table:table-cell table:style-name="ce415" office:value-type="string">
            <text:p>Επόμενο Βίντεο</text:p>
          </table:table-cell>
          <table:table-cell table:style-name="ce249" office:value-type="string">
            <text:p>Sekantis vaizdas :</text:p>
          </table:table-cell>
          <table:table-cell table:style-name="ce66" office:value-type="string">
            <text:p>Nästa video :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129" office:value-type="string">
            <text:p>Capture_CameraNotFound</text:p>
          </table:table-cell>
          <table:table-cell table:style-name="ce343"/>
          <table:table-cell table:style-name="ce351" office:value-type="string">
            <text:p>Camera not found</text:p>
          </table:table-cell>
          <table:table-cell table:style-name="ce359" office:value-type="string">
            <text:p>Caméra non trouvée</text:p>
          </table:table-cell>
          <table:table-cell table:style-name="ce66" office:value-type="string">
            <text:p>Camera niet gevonden</text:p>
          </table:table-cell>
          <table:table-cell table:style-name="ce169" office:value-type="string">
            <text:p>Kamera nicht gefunden</text:p>
          </table:table-cell>
          <table:table-cell table:style-name="ce179" office:value-type="string">
            <text:p>No se encontró la cámara</text:p>
          </table:table-cell>
          <table:table-cell table:style-name="ce187" office:value-type="string">
            <text:p>Câmera não encontrada :</text:p>
          </table:table-cell>
          <table:table-cell table:style-name="ce377"/>
          <table:table-cell table:style-name="ce219" office:value-type="string">
            <text:p>Camera non trovata</text:p>
          </table:table-cell>
          <table:table-cell table:style-name="ce111" office:value-type="string">
            <text:p>Camera nu a fost găsită</text:p>
          </table:table-cell>
          <table:table-cell table:style-name="ce224" office:value-type="string">
            <text:p>Kameraa ei löydy</text:p>
          </table:table-cell>
          <table:table-cell table:style-name="ce231"/>
          <table:table-cell table:style-name="ce411"/>
          <table:table-cell table:style-name="ce187" office:value-type="string">
            <text:p>Kamera bulunamadı</text:p>
          </table:table-cell>
          <table:table-cell table:style-name="ce415" office:value-type="string">
            <text:p>Δεν βρέθηκε κάμερα</text:p>
          </table:table-cell>
          <table:table-cell table:style-name="ce249" office:value-type="string">
            <text:p>Vaizdokamera nerasta</text:p>
          </table:table-cell>
          <table:table-cell table:style-name="ce66" office:value-type="string">
            <text:p>Hittar ingen kamera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129" office:value-type="string">
            <text:p>Capture_NetworkCamera</text:p>
          </table:table-cell>
          <table:table-cell table:style-name="ce343"/>
          <table:table-cell table:style-name="ce351" office:value-type="string">
            <text:p>Network camera</text:p>
          </table:table-cell>
          <table:table-cell table:style-name="ce359" office:value-type="string">
            <text:p>Caméra réseau</text:p>
          </table:table-cell>
          <table:table-cell table:style-name="ce66" office:value-type="string">
            <text:p>Netwerk camera</text:p>
          </table:table-cell>
          <table:table-cell table:style-name="ce169" office:value-type="string">
            <text:p>Netzwerkkamera</text:p>
          </table:table-cell>
          <table:table-cell table:style-name="ce179" office:value-type="string">
            <text:p>Cámara de red</text:p>
          </table:table-cell>
          <table:table-cell table:style-name="ce187" office:value-type="string">
            <text:p>Câmera de rede :</text:p>
          </table:table-cell>
          <table:table-cell table:style-name="ce377"/>
          <table:table-cell table:style-name="ce219" office:value-type="string">
            <text:p>Camera di rete</text:p>
          </table:table-cell>
          <table:table-cell table:style-name="ce111" office:value-type="string">
            <text:p>Cameră reţea</text:p>
          </table:table-cell>
          <table:table-cell table:style-name="ce224" office:value-type="string">
            <text:p>Verkkokamera</text:p>
          </table:table-cell>
          <table:table-cell table:style-name="ce231"/>
          <table:table-cell table:style-name="ce411"/>
          <table:table-cell table:style-name="ce187" office:value-type="string">
            <text:p>Ağ kamerası</text:p>
          </table:table-cell>
          <table:table-cell table:style-name="ce415" office:value-type="string">
            <text:p>Κάμερα δικτύου</text:p>
          </table:table-cell>
          <table:table-cell table:style-name="ce249" office:value-type="string">
            <text:p>Tinklo kamera</text:p>
          </table:table-cell>
          <table:table-cell table:style-name="ce66" office:value-type="string">
            <text:p>Nätverkskamera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6" office:value-type="string">
            <text:p>CommandAddCaptureScreen_FriendlyName</text:p>
          </table:table-cell>
          <table:table-cell table:style-name="ce334"/>
          <table:table-cell table:style-name="ce164" office:value-type="string">
            <text:p>Add Screen for Capture</text:p>
          </table:table-cell>
          <table:table-cell table:style-name="ce167" office:value-type="string">
            <text:p>Ajouter un Écran de Capture</text:p>
          </table:table-cell>
          <table:table-cell table:style-name="ce66" office:value-type="string">
            <text:p>Voeg een Opnamescherm toe</text:p>
          </table:table-cell>
          <table:table-cell table:style-name="ce66" office:value-type="string">
            <text:p>Aufnahmebildschirm einfügen</text:p>
          </table:table-cell>
          <table:table-cell table:style-name="ce176" office:value-type="string">
            <text:p>Añadir Pantalla de Captura</text:p>
          </table:table-cell>
          <table:table-cell table:style-name="ce183" office:value-type="string">
            <text:p>Adicionar Tela para Captura</text:p>
          </table:table-cell>
          <table:table-cell table:style-name="ce175"/>
          <table:table-cell table:style-name="ce107" office:value-type="string">
            <text:p>Aggiungi uno schermo di Cattura Video</text:p>
          </table:table-cell>
          <table:table-cell table:style-name="ce111" office:value-type="string">
            <text:p>Adauga ecran de captura</text:p>
          </table:table-cell>
          <table:table-cell table:style-name="ce223" office:value-type="string">
            <text:p>Lisää näyttö kuvaukseen</text:p>
          </table:table-cell>
          <table:table-cell table:style-name="ce229" office:value-type="string">
            <text:p>Legg til vindu for opptak</text:p>
          </table:table-cell>
          <table:table-cell table:style-name="ce135" office:value-type="string">
            <text:p>新增捕捉屏幕</text:p>
          </table:table-cell>
          <table:table-cell table:style-name="ce183" office:value-type="string">
            <text:p>Görüntü Yakalama için Ekran Ekle</text:p>
          </table:table-cell>
          <table:table-cell table:style-name="ce244" office:value-type="string">
            <text:p>Προσθήκη οθόνης για αποτύπωση</text:p>
          </table:table-cell>
          <table:table-cell table:style-name="ce222" office:value-type="string">
            <text:p>Pridėti ekraną irašymui</text:p>
          </table:table-cell>
          <table:table-cell table:style-name="ce66" office:value-type="string">
            <text:p>Lägg till fönster för inspelning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CommandAddChrono_FriendlyName</text:p>
          </table:table-cell>
          <table:table-cell table:style-name="ce334"/>
          <table:table-cell table:style-name="ce164" office:value-type="string">
            <text:p>Add Stopwatch</text:p>
          </table:table-cell>
          <table:table-cell table:style-name="ce167" office:value-type="string">
            <text:p>Ajouter un Chronomètre</text:p>
          </table:table-cell>
          <table:table-cell table:style-name="ce66" office:value-type="string">
            <text:p>Start Stopwatch</text:p>
          </table:table-cell>
          <table:table-cell table:style-name="ce173" office:value-type="string">
            <text:p>Stoppuhr einfügen</text:p>
          </table:table-cell>
          <table:table-cell table:style-name="ce176" office:value-type="string">
            <text:p>Añadir un Cronómetro</text:p>
          </table:table-cell>
          <table:table-cell table:style-name="ce183" office:value-type="string">
            <text:p>Adicionar Cronômetro</text:p>
          </table:table-cell>
          <table:table-cell table:style-name="ce175"/>
          <table:table-cell table:style-name="ce220" office:value-type="string">
            <text:p>Aggiungi Cronometro</text:p>
          </table:table-cell>
          <table:table-cell table:style-name="ce111" office:value-type="string">
            <text:p>Adaugă cronometru</text:p>
          </table:table-cell>
          <table:table-cell table:style-name="ce223" office:value-type="string">
            <text:p>Lisää ajanotto</text:p>
          </table:table-cell>
          <table:table-cell table:style-name="ce229" office:value-type="string">
            <text:p>Legg til stoppeklokke</text:p>
          </table:table-cell>
          <table:table-cell table:style-name="ce135" office:value-type="string">
            <text:p>新增秒表</text:p>
          </table:table-cell>
          <table:table-cell table:style-name="ce183" office:value-type="string">
            <text:p>Kronometre Ekle</text:p>
          </table:table-cell>
          <table:table-cell table:style-name="ce244" office:value-type="string">
            <text:p>Προσθήκη Χρονομέτρου</text:p>
          </table:table-cell>
          <table:table-cell table:style-name="ce222" office:value-type="string">
            <text:p>Pridėti chronometrą</text:p>
          </table:table-cell>
          <table:table-cell table:style-name="ce66" office:value-type="string">
            <text:p>Lägg till stoppu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CommandAddDrawing_FriendlyName</text:p>
          </table:table-cell>
          <table:table-cell table:style-name="ce342"/>
          <table:table-cell table:style-name="ce164" office:value-type="string">
            <text:p>Add Drawing</text:p>
          </table:table-cell>
          <table:table-cell table:style-name="ce167" office:value-type="string">
            <text:p>Ajouter un Dessin</text:p>
          </table:table-cell>
          <table:table-cell table:style-name="ce66" office:value-type="string">
            <text:p>Voeg een tekening toe</text:p>
          </table:table-cell>
          <table:table-cell table:style-name="ce66" office:value-type="string">
            <text:p>Zeichnung einfügen</text:p>
          </table:table-cell>
          <table:table-cell table:style-name="ce176" office:value-type="string">
            <text:p>Añadir Diseño</text:p>
          </table:table-cell>
          <table:table-cell table:style-name="ce183" office:value-type="string">
            <text:p>Adicionar Desenho</text:p>
          </table:table-cell>
          <table:table-cell table:style-name="ce378" office:value-type="string">
            <text:p>Dodaj rysunek</text:p>
          </table:table-cell>
          <table:table-cell table:style-name="ce107" office:value-type="string">
            <text:p>Aggiungi disegno</text:p>
          </table:table-cell>
          <table:table-cell table:style-name="ce111" office:value-type="string">
            <text:p>Adaugă desen</text:p>
          </table:table-cell>
          <table:table-cell table:style-name="ce223" office:value-type="string">
            <text:p>Lisää piirros</text:p>
          </table:table-cell>
          <table:table-cell table:style-name="ce229" office:value-type="string">
            <text:p>Legg til tegning</text:p>
          </table:table-cell>
          <table:table-cell table:style-name="ce135" office:value-type="string">
            <text:p>新增绘制</text:p>
          </table:table-cell>
          <table:table-cell table:style-name="ce183" office:value-type="string">
            <text:p>Çizim Ekle</text:p>
          </table:table-cell>
          <table:table-cell table:style-name="ce244" office:value-type="string">
            <text:p>Προσθήκη Σχεδίου</text:p>
          </table:table-cell>
          <table:table-cell table:style-name="ce222" office:value-type="string">
            <text:p>Pridėti piešinį</text:p>
          </table:table-cell>
          <table:table-cell table:style-name="ce1" office:value-type="string">
            <text:p>Lägg tilll ritning</text:p>
          </table:table-cell>
          <table:table-cell table:style-name="ce422" table:number-columns-repeated="234"/>
          <table:table-cell table:number-columns-repeated="772"/>
        </table:table-row>
        <table:table-row table:style-name="ro11">
          <table:table-cell table:style-name="ce35" office:value-type="string">
            <text:p>CommandAddPlayerScreen_FriendlyName</text:p>
          </table:table-cell>
          <table:table-cell table:style-name="ce342"/>
          <table:table-cell table:style-name="ce163" office:value-type="string">
            <text:p>Add Screen for Playback</text:p>
          </table:table-cell>
          <table:table-cell table:style-name="ce166" office:value-type="string">
            <text:p>Ajouter un Écran de Lecture</text:p>
          </table:table-cell>
          <table:table-cell table:style-name="ce66" office:value-type="string">
            <text:p>Voeg scherm toe voor afspelen/analyse </text:p>
          </table:table-cell>
          <table:table-cell table:style-name="ce66" office:value-type="string">
            <text:p>Zusätzlicher Bildschirm zum Abspielen/Analyse</text:p>
          </table:table-cell>
          <table:table-cell table:style-name="ce176" office:value-type="string">
            <text:p>Añadir Pantalla para Reproducir | Analizar</text:p>
          </table:table-cell>
          <table:table-cell table:style-name="ce183" office:value-type="string">
            <text:p>Adicionar Tela para Reproduzir/Analisar</text:p>
          </table:table-cell>
          <table:table-cell table:style-name="ce98" office:value-type="string">
            <text:p>Dodaj ekran do </text:p>
          </table:table-cell>
          <table:table-cell table:style-name="ce107" office:value-type="string">
            <text:p>Aggiungi uno schermo per Riproduzione/Analisi</text:p>
          </table:table-cell>
          <table:table-cell table:style-name="ce111" office:value-type="string">
            <text:p>Adaugă fereastră pentru Rulare / Analiză</text:p>
          </table:table-cell>
          <table:table-cell table:style-name="ce223" office:value-type="string">
            <text:p>Lisää näyttö Katseluun/Analyysiin</text:p>
          </table:table-cell>
          <table:table-cell table:style-name="ce230" office:value-type="string">
            <text:p>Legg til vindu for avspilling</text:p>
          </table:table-cell>
          <table:table-cell table:style-name="ce135" office:value-type="string">
            <text:p>新增播放画面</text:p>
          </table:table-cell>
          <table:table-cell table:style-name="ce239" office:value-type="string">
            <text:p>Oynatma için Ekran Ekle</text:p>
          </table:table-cell>
          <table:table-cell table:style-name="ce414" office:value-type="string">
            <text:p>Προσθήκη Οθόνης για αναπαραγωγή</text:p>
          </table:table-cell>
          <table:table-cell table:style-name="ce222" office:value-type="string">
            <text:p>Pridėti peržiūros ekraną</text:p>
          </table:table-cell>
          <table:table-cell table:style-name="ce66" office:value-type="string">
            <text:p>Lägg till fönster för uppspelning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CommandDeleteDrawing_FriendlyName</text:p>
          </table:table-cell>
          <table:table-cell table:style-name="ce342"/>
          <table:table-cell table:style-name="ce164" office:value-type="string">
            <text:p>Delete Drawing</text:p>
          </table:table-cell>
          <table:table-cell table:style-name="ce167" office:value-type="string">
            <text:p>Effacer le Dessin</text:p>
          </table:table-cell>
          <table:table-cell table:style-name="ce66" office:value-type="string">
            <text:p>Verwijder tekening</text:p>
          </table:table-cell>
          <table:table-cell table:style-name="ce66" office:value-type="string">
            <text:p>Lösche Zeichnung</text:p>
          </table:table-cell>
          <table:table-cell table:style-name="ce176" office:value-type="string">
            <text:p>Borrar Diseño</text:p>
          </table:table-cell>
          <table:table-cell table:style-name="ce183" office:value-type="string">
            <text:p>Apagar Desenho</text:p>
          </table:table-cell>
          <table:table-cell table:style-name="ce378" office:value-type="string">
            <text:p>Usuń rysunek</text:p>
          </table:table-cell>
          <table:table-cell table:style-name="ce107" office:value-type="string">
            <text:p>Cancella il disegno</text:p>
          </table:table-cell>
          <table:table-cell table:style-name="ce111" office:value-type="string">
            <text:p>Şterge desen</text:p>
          </table:table-cell>
          <table:table-cell table:style-name="ce223" office:value-type="string">
            <text:p>Poista piirros</text:p>
          </table:table-cell>
          <table:table-cell table:style-name="ce408" office:value-type="string">
            <text:p>Slett tegning</text:p>
          </table:table-cell>
          <table:table-cell table:style-name="ce135" office:value-type="string">
            <text:p>删除绘制</text:p>
          </table:table-cell>
          <table:table-cell table:style-name="ce183" office:value-type="string">
            <text:p>Çizim Sil</text:p>
          </table:table-cell>
          <table:table-cell table:style-name="ce244" office:value-type="string">
            <text:p>Διαγραφή Σχεδίου</text:p>
          </table:table-cell>
          <table:table-cell table:style-name="ce222" office:value-type="string">
            <text:p>Trinti piešinius</text:p>
          </table:table-cell>
          <table:table-cell table:style-name="ce66" office:value-type="string">
            <text:p>Ta bort ritning</text:p>
          </table:table-cell>
          <table:table-cell table:style-name="ce424" table:number-columns-repeated="234"/>
          <table:table-cell table:number-columns-repeated="772"/>
        </table:table-row>
        <table:table-row table:style-name="ro10">
          <table:table-cell table:style-name="ce36" office:value-type="string">
            <text:p>CommandDeleteKeyframe_FriendlyName</text:p>
          </table:table-cell>
          <table:table-cell table:style-name="ce342"/>
          <table:table-cell table:style-name="ce164" office:value-type="string">
            <text:p>Remove a Key Image</text:p>
          </table:table-cell>
          <table:table-cell table:style-name="ce167" office:value-type="string">
            <text:p>Supprimer une Image Clé</text:p>
          </table:table-cell>
          <table:table-cell table:style-name="ce66" office:value-type="string">
            <text:p>Verwijder een Kernbeeld</text:p>
          </table:table-cell>
          <table:table-cell table:style-name="ce66" office:value-type="string">
            <text:p>Entferne ein Key Image</text:p>
          </table:table-cell>
          <table:table-cell table:style-name="ce176" office:value-type="string">
            <text:p>Remover Imagen Clave</text:p>
          </table:table-cell>
          <table:table-cell table:style-name="ce184" office:value-type="string">
            <text:p>Remover um Quadro de Imagem</text:p>
          </table:table-cell>
          <table:table-cell table:style-name="ce378" office:value-type="string">
            <text:p>Usuń obraz kluczowy</text:p>
          </table:table-cell>
          <table:table-cell table:style-name="ce107" office:value-type="string">
            <text:p>Rimuovi un'Immagine Chiave</text:p>
          </table:table-cell>
          <table:table-cell table:style-name="ce111" office:value-type="string">
            <text:p>Şterge cadru cheie</text:p>
          </table:table-cell>
          <table:table-cell table:style-name="ce223" office:value-type="string">
            <text:p>Poista Avainkuva</text:p>
          </table:table-cell>
          <table:table-cell table:style-name="ce408" office:value-type="string">
            <text:p>Slett nøkkelbilde</text:p>
          </table:table-cell>
          <table:table-cell table:style-name="ce135" office:value-type="string">
            <text:p>移除一个关键帧</text:p>
          </table:table-cell>
          <table:table-cell table:style-name="ce183" office:value-type="string">
            <text:p>Bir Anahtar İmajı Kaldır </text:p>
          </table:table-cell>
          <table:table-cell table:style-name="ce244" office:value-type="string">
            <text:p>Κατάργηση Εικόνας "Κλειδί"</text:p>
          </table:table-cell>
          <table:table-cell table:style-name="ce222" office:value-type="string">
            <text:p>Panaikinti paveikslelio žymą</text:p>
          </table:table-cell>
          <table:table-cell table:style-name="ce66" office:value-type="string">
            <text:p>Ta bort nyckelbild</text:p>
          </table:table-cell>
          <table:table-cell table:style-name="ce424" table:number-columns-repeated="234"/>
          <table:table-cell table:number-columns-repeated="772"/>
        </table:table-row>
        <table:table-row table:style-name="ro10">
          <table:table-cell table:style-name="ce35" office:value-type="string">
            <text:p>CommandLoadMovie_FriendlyName</text:p>
          </table:table-cell>
          <table:table-cell table:style-name="ce342"/>
          <table:table-cell table:style-name="ce163" office:value-type="string">
            <text:p>Load Video</text:p>
          </table:table-cell>
          <table:table-cell table:style-name="ce166" office:value-type="string">
            <text:p>Charger une Vidéo</text:p>
          </table:table-cell>
          <table:table-cell table:style-name="ce66" office:value-type="string">
            <text:p>Laad video</text:p>
          </table:table-cell>
          <table:table-cell table:style-name="ce66" office:value-type="string">
            <text:p>Lade Video</text:p>
          </table:table-cell>
          <table:table-cell table:style-name="ce176" office:value-type="string">
            <text:p>Cargar Video</text:p>
          </table:table-cell>
          <table:table-cell table:style-name="ce183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07" office:value-type="string">
            <text:p>Carica il Video</text:p>
          </table:table-cell>
          <table:table-cell table:style-name="ce111" office:value-type="string">
            <text:p>Încarcă fişier video</text:p>
          </table:table-cell>
          <table:table-cell table:style-name="ce223" office:value-type="string">
            <text:p>Lataa video</text:p>
          </table:table-cell>
          <table:table-cell table:style-name="ce230" office:value-type="string">
            <text:p>Last inn video</text:p>
          </table:table-cell>
          <table:table-cell table:style-name="ce206" office:value-type="string">
            <text:p>载入视频</text:p>
          </table:table-cell>
          <table:table-cell table:style-name="ce239" office:value-type="string">
            <text:p>Video Yükle</text:p>
          </table:table-cell>
          <table:table-cell table:style-name="ce414" office:value-type="string">
            <text:p>Φόρτωση Video</text:p>
          </table:table-cell>
          <table:table-cell table:style-name="ce222" office:value-type="string">
            <text:p>Įkelti vaizdą</text:p>
          </table:table-cell>
          <table:table-cell table:style-name="ce66" office:value-type="string">
            <text:p>Ladda Video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LoadMovieInScreen_FriendlyName</text:p>
          </table:table-cell>
          <table:table-cell table:style-name="ce342"/>
          <table:table-cell table:style-name="ce163" office:value-type="string">
            <text:p>Load Video</text:p>
          </table:table-cell>
          <table:table-cell table:style-name="ce166" office:value-type="string">
            <text:p>Charger une Vidéo</text:p>
          </table:table-cell>
          <table:table-cell table:style-name="ce66" office:value-type="string">
            <text:p>Laad video</text:p>
          </table:table-cell>
          <table:table-cell table:style-name="ce66" office:value-type="string">
            <text:p>Lade Video</text:p>
          </table:table-cell>
          <table:table-cell table:style-name="ce176" office:value-type="string">
            <text:p>Cargar Video</text:p>
          </table:table-cell>
          <table:table-cell table:style-name="ce183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07" office:value-type="string">
            <text:p>Carica il Video</text:p>
          </table:table-cell>
          <table:table-cell table:style-name="ce111" office:value-type="string">
            <text:p>Încarcă fişier video</text:p>
          </table:table-cell>
          <table:table-cell table:style-name="ce223" office:value-type="string">
            <text:p>Lataa video</text:p>
          </table:table-cell>
          <table:table-cell table:style-name="ce230" office:value-type="string">
            <text:p>Last inn video</text:p>
          </table:table-cell>
          <table:table-cell table:style-name="ce206" office:value-type="string">
            <text:p>载入视频</text:p>
          </table:table-cell>
          <table:table-cell table:style-name="ce239" office:value-type="string">
            <text:p>Video Yükle</text:p>
          </table:table-cell>
          <table:table-cell table:style-name="ce414" office:value-type="string">
            <text:p>Φόρτωση Video</text:p>
          </table:table-cell>
          <table:table-cell table:style-name="ce222" office:value-type="string">
            <text:p>Įkelti vaizdą</text:p>
          </table:table-cell>
          <table:table-cell table:style-name="ce66" office:value-type="string">
            <text:p>Ladda Video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PlayMovie_FriendlyName</text:p>
          </table:table-cell>
          <table:table-cell table:style-name="ce342"/>
          <table:table-cell table:style-name="ce163" office:value-type="string">
            <text:p>Play Video</text:p>
          </table:table-cell>
          <table:table-cell table:style-name="ce166" office:value-type="string">
            <text:p>Lire une Vidéo</text:p>
          </table:table-cell>
          <table:table-cell table:style-name="ce66" office:value-type="string">
            <text:p>Speel video</text:p>
          </table:table-cell>
          <table:table-cell table:style-name="ce66" office:value-type="string">
            <text:p>Video abspielen</text:p>
          </table:table-cell>
          <table:table-cell table:style-name="ce176" office:value-type="string">
            <text:p>Reproducir Video</text:p>
          </table:table-cell>
          <table:table-cell table:style-name="ce183" office:value-type="string">
            <text:p>Reproduzir Vídeo</text:p>
          </table:table-cell>
          <table:table-cell table:style-name="ce98" office:value-type="string">
            <text:p>Odtwórz wideo</text:p>
          </table:table-cell>
          <table:table-cell table:style-name="ce107" office:value-type="string">
            <text:p>Riproduci il Video</text:p>
          </table:table-cell>
          <table:table-cell table:style-name="ce111" office:value-type="string">
            <text:p>Rulează fişier video</text:p>
          </table:table-cell>
          <table:table-cell table:style-name="ce223" office:value-type="string">
            <text:p>Käynnistä video</text:p>
          </table:table-cell>
          <table:table-cell table:style-name="ce230" office:value-type="string">
            <text:p>Spill av video</text:p>
          </table:table-cell>
          <table:table-cell table:style-name="ce206" office:value-type="string">
            <text:p>播放视频</text:p>
          </table:table-cell>
          <table:table-cell table:style-name="ce239" office:value-type="string">
            <text:p>Video Oynat</text:p>
          </table:table-cell>
          <table:table-cell table:style-name="ce414" office:value-type="string">
            <text:p>Αναπαραγωγή Video</text:p>
          </table:table-cell>
          <table:table-cell table:style-name="ce222" office:value-type="string">
            <text:p>Groti video</text:p>
          </table:table-cell>
          <table:table-cell table:style-name="ce66" office:value-type="string">
            <text:p>Starta Video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RemoveScreen_FriendlyName</text:p>
          </table:table-cell>
          <table:table-cell table:style-name="ce342"/>
          <table:table-cell table:style-name="ce163" office:value-type="string">
            <text:p>Close Screen</text:p>
          </table:table-cell>
          <table:table-cell table:style-name="ce166" office:value-type="string">
            <text:p>Fermer l'Écran</text:p>
          </table:table-cell>
          <table:table-cell table:style-name="ce66" office:value-type="string">
            <text:p>Sluit scherm</text:p>
          </table:table-cell>
          <table:table-cell table:style-name="ce66" office:value-type="string">
            <text:p>Schließe Bildschirm</text:p>
          </table:table-cell>
          <table:table-cell table:style-name="ce176" office:value-type="string">
            <text:p>Cerrar Video</text:p>
          </table:table-cell>
          <table:table-cell table:style-name="ce183" office:value-type="string">
            <text:p>Fechar a Tela</text:p>
          </table:table-cell>
          <table:table-cell table:style-name="ce98" office:value-type="string">
            <text:p>Zamknij ekran</text:p>
          </table:table-cell>
          <table:table-cell table:style-name="ce107" office:value-type="string">
            <text:p>Chiudi lo schermo</text:p>
          </table:table-cell>
          <table:table-cell table:style-name="ce111" office:value-type="string">
            <text:p>Închide fereastra</text:p>
          </table:table-cell>
          <table:table-cell table:style-name="ce223" office:value-type="string">
            <text:p>Sulje katselunäyttö</text:p>
          </table:table-cell>
          <table:table-cell table:style-name="ce230" office:value-type="string">
            <text:p>Lukk vindu</text:p>
          </table:table-cell>
          <table:table-cell table:style-name="ce206" office:value-type="string">
            <text:p>关闭屏幕</text:p>
          </table:table-cell>
          <table:table-cell table:style-name="ce239" office:value-type="string">
            <text:p>Ekran Kapat</text:p>
          </table:table-cell>
          <table:table-cell table:style-name="ce414" office:value-type="string">
            <text:p>Κλείσιμο Οθόνης</text:p>
          </table:table-cell>
          <table:table-cell table:style-name="ce222" office:value-type="string">
            <text:p>Uždaryti ekraną</text:p>
          </table:table-cell>
          <table:table-cell table:style-name="ce66" office:value-type="string">
            <text:p>Stäng fönst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SaveMovie_FriendlyName</text:p>
          </table:table-cell>
          <table:table-cell table:style-name="ce342"/>
          <table:table-cell table:style-name="ce163" office:value-type="string">
            <text:p>Save Video</text:p>
          </table:table-cell>
          <table:table-cell table:style-name="ce166" office:value-type="string">
            <text:p>Enregistrer une Vidéo</text:p>
          </table:table-cell>
          <table:table-cell table:style-name="ce66" office:value-type="string">
            <text:p>Bewaar video</text:p>
          </table:table-cell>
          <table:table-cell table:style-name="ce66" office:value-type="string">
            <text:p>Speichere Video</text:p>
          </table:table-cell>
          <table:table-cell table:style-name="ce176" office:value-type="string">
            <text:p>Guardar Video</text:p>
          </table:table-cell>
          <table:table-cell table:style-name="ce185" office:value-type="string">
            <text:p>Salvar o Vídeo</text:p>
          </table:table-cell>
          <table:table-cell table:style-name="ce98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fişier video</text:p>
          </table:table-cell>
          <table:table-cell table:style-name="ce223" office:value-type="string">
            <text:p>Tallenna video</text:p>
          </table:table-cell>
          <table:table-cell table:style-name="ce230" office:value-type="string">
            <text:p>Lagre video</text:p>
          </table:table-cell>
          <table:table-cell table:style-name="ce206" office:value-type="string">
            <text:p>保存视频</text:p>
          </table:table-cell>
          <table:table-cell table:style-name="ce239" office:value-type="string">
            <text:p>Video Kaydet</text:p>
          </table:table-cell>
          <table:table-cell table:style-name="ce414" office:value-type="string">
            <text:p>Αποθήκευση Video</text:p>
          </table:table-cell>
          <table:table-cell table:style-name="ce222" office:value-type="string">
            <text:p>Išsaugoti vaizdą</text:p>
          </table:table-cell>
          <table:table-cell table:style-name="ce66" office:value-type="string">
            <text:p>Spara Video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ShowScreen_FriendlyName</text:p>
          </table:table-cell>
          <table:table-cell table:style-name="ce342"/>
          <table:table-cell table:style-name="ce163" office:value-type="string">
            <text:p>Show Screens</text:p>
          </table:table-cell>
          <table:table-cell table:style-name="ce166" office:value-type="string">
            <text:p>Afficher les Écrans</text:p>
          </table:table-cell>
          <table:table-cell table:style-name="ce66" office:value-type="string">
            <text:p>Toon schermen</text:p>
          </table:table-cell>
          <table:table-cell table:style-name="ce66" office:value-type="string">
            <text:p>Zeige Bildschirme</text:p>
          </table:table-cell>
          <table:table-cell table:style-name="ce176" office:value-type="string">
            <text:p>Mostrar Pantallas</text:p>
          </table:table-cell>
          <table:table-cell table:style-name="ce183" office:value-type="string">
            <text:p>Mostrar Telas</text:p>
          </table:table-cell>
          <table:table-cell table:style-name="ce98" office:value-type="string">
            <text:p>Pokaż ekrany</text:p>
          </table:table-cell>
          <table:table-cell table:style-name="ce107" office:value-type="string">
            <text:p>Mostra gli schermi</text:p>
          </table:table-cell>
          <table:table-cell table:style-name="ce111" office:value-type="string">
            <text:p>Arată ferestre</text:p>
          </table:table-cell>
          <table:table-cell table:style-name="ce223" office:value-type="string">
            <text:p>Näytä katselunäytöt</text:p>
          </table:table-cell>
          <table:table-cell table:style-name="ce230" office:value-type="string">
            <text:p>Vis vindu</text:p>
          </table:table-cell>
          <table:table-cell table:style-name="ce206" office:value-type="string">
            <text:p>显示屏幕</text:p>
          </table:table-cell>
          <table:table-cell table:style-name="ce239" office:value-type="string">
            <text:p>Ekranları Göster</text:p>
          </table:table-cell>
          <table:table-cell table:style-name="ce414" office:value-type="string">
            <text:p>Εμφάνιση Οθονών</text:p>
          </table:table-cell>
          <table:table-cell table:style-name="ce222" office:value-type="string">
            <text:p>Rodyti ekranus</text:p>
          </table:table-cell>
          <table:table-cell table:style-name="ce66" office:value-type="string">
            <text:p>Visa fönst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CommandSwapScreens_FriendlyName</text:p>
          </table:table-cell>
          <table:table-cell table:style-name="ce342"/>
          <table:table-cell table:style-name="ce163" office:value-type="string">
            <text:p>Swap Screens</text:p>
          </table:table-cell>
          <table:table-cell table:style-name="ce166" office:value-type="string">
            <text:p>Inverser les Emplacements des Vidéos</text:p>
          </table:table-cell>
          <table:table-cell table:style-name="ce66" office:value-type="string">
            <text:p>Wissel schermen</text:p>
          </table:table-cell>
          <table:table-cell table:style-name="ce66" office:value-type="string">
            <text:p>Tausche Bildschirme</text:p>
          </table:table-cell>
          <table:table-cell table:style-name="ce176" office:value-type="string">
            <text:p>Cambiar Pantallas</text:p>
          </table:table-cell>
          <table:table-cell table:style-name="ce183" office:value-type="string">
            <text:p>Trocar Telas</text:p>
          </table:table-cell>
          <table:table-cell table:style-name="ce98" office:value-type="string">
            <text:p>Zamień ekrany</text:p>
          </table:table-cell>
          <table:table-cell table:style-name="ce107" office:value-type="string">
            <text:p>Scambia gli schermi </text:p>
          </table:table-cell>
          <table:table-cell table:style-name="ce111" office:value-type="string">
            <text:p>Inversează ferestrele</text:p>
          </table:table-cell>
          <table:table-cell table:style-name="ce223" office:value-type="string">
            <text:p>Vaihda katselunäytöt</text:p>
          </table:table-cell>
          <table:table-cell table:style-name="ce230" office:value-type="string">
            <text:p>Bytt vindu</text:p>
          </table:table-cell>
          <table:table-cell table:style-name="ce135" office:value-type="string">
            <text:p>交换屏幕</text:p>
          </table:table-cell>
          <table:table-cell table:style-name="ce239" office:value-type="string">
            <text:p>Ekranları Karşılıklı Değiştir</text:p>
          </table:table-cell>
          <table:table-cell table:style-name="ce414" office:value-type="string">
            <text:p>Εναλλαγή Οθονών</text:p>
          </table:table-cell>
          <table:table-cell table:style-name="ce222" office:value-type="string">
            <text:p>Sukeisti ekranus</text:p>
          </table:table-cell>
          <table:table-cell table:style-name="ce66" office:value-type="string">
            <text:p>Byt plats på fönster</text:p>
          </table:table-cell>
          <table:table-cell table:number-columns-repeated="1006"/>
        </table:table-row>
        <table:table-row table:style-name="ro33">
          <table:table-cell table:style-name="ce35" office:value-type="string">
            <text:p>CommandToggleCommonControls_FriendlyName</text:p>
          </table:table-cell>
          <table:table-cell table:style-name="ce342"/>
          <table:table-cell table:style-name="ce163" office:value-type="string">
            <text:p>Toggle Common Controls</text:p>
          </table:table-cell>
          <table:table-cell table:style-name="ce166" office:value-type="string">
            <text:p>Montrer/Cacher les Contrôles Communs</text:p>
          </table:table-cell>
          <table:table-cell table:style-name="ce66" office:value-type="string">
            <text:p>Open/sluiten standaard bediening</text:p>
          </table:table-cell>
          <table:table-cell table:style-name="ce66" office:value-type="string">
            <text:p>Öffne Standardwerkzeuge</text:p>
          </table:table-cell>
          <table:table-cell table:style-name="ce176" office:value-type="string">
            <text:p>Mostrar/Ocultar Controles Comunes</text:p>
          </table:table-cell>
          <table:table-cell table:style-name="ce183" office:value-type="string">
            <text:p>Alternar os Controles Comuns</text:p>
          </table:table-cell>
          <table:table-cell table:style-name="ce98" office:value-type="string">
            <text:p>Przełącz Wspólne Sterowanie</text:p>
          </table:table-cell>
          <table:table-cell table:style-name="ce107" office:value-type="string">
            <text:p>Mostra / Nascondi i Controlli Comuni</text:p>
          </table:table-cell>
          <table:table-cell table:style-name="ce111" office:value-type="string">
            <text:p>Afişează / Ascunde controalele comune</text:p>
          </table:table-cell>
          <table:table-cell table:style-name="ce223" office:value-type="string">
            <text:p>Avaa yleiset työkalut</text:p>
          </table:table-cell>
          <table:table-cell table:style-name="ce230" office:value-type="string">
            <text:p>Åpne standardverktøy</text:p>
          </table:table-cell>
          <table:table-cell table:style-name="ce135" office:value-type="string">
            <text:p>切换公共控件</text:p>
          </table:table-cell>
          <table:table-cell table:style-name="ce239" office:value-type="string">
            <text:p>Ortak Kontrollere Geç</text:p>
          </table:table-cell>
          <table:table-cell table:style-name="ce414" office:value-type="string">
            <text:p>Κοινές Λειτουργίες On/Off</text:p>
          </table:table-cell>
          <table:table-cell table:style-name="ce222" office:value-type="string">
            <text:p>Perjungti bendrą kontrolę</text:p>
          </table:table-cell>
          <table:table-cell table:style-name="ce66" office:value-type="string">
            <text:p>Dölj/Visa gemensamma kontroller</text:p>
          </table:table-cell>
          <table:table-cell table:number-columns-repeated="1006"/>
        </table:table-row>
        <table:table-row table:style-name="ro10">
          <table:table-cell table:style-name="ce333" office:value-type="string">
            <text:p>dlgColorPicker_Title</text:p>
          </table:table-cell>
          <table:table-cell table:style-name="ce343"/>
          <table:table-cell table:style-name="ce351" office:value-type="string">
            <text:p>Colors</text:p>
          </table:table-cell>
          <table:table-cell table:style-name="ce360" office:value-type="string">
            <text:p>Couleurs</text:p>
          </table:table-cell>
          <table:table-cell table:style-name="ce66" office:value-type="string">
            <text:p>Kleuren</text:p>
          </table:table-cell>
          <table:table-cell table:style-name="ce169" office:value-type="string">
            <text:p>Farben</text:p>
          </table:table-cell>
          <table:table-cell table:style-name="ce179" office:value-type="string">
            <text:p>Colores</text:p>
          </table:table-cell>
          <table:table-cell table:style-name="ce187" office:value-type="string">
            <text:p>Cores</text:p>
          </table:table-cell>
          <table:table-cell table:style-name="ce216"/>
          <table:table-cell table:style-name="ce389" office:value-type="string">
            <text:p>Colori</text:p>
          </table:table-cell>
          <table:table-cell table:style-name="ce395" office:value-type="string">
            <text:p>Culori</text:p>
          </table:table-cell>
          <table:table-cell table:style-name="ce224" office:value-type="string">
            <text:p>Värit</text:p>
          </table:table-cell>
          <table:table-cell table:style-name="ce231"/>
          <table:table-cell table:style-name="ce411"/>
          <table:table-cell table:style-name="ce187" office:value-type="string">
            <text:p>Renkler</text:p>
          </table:table-cell>
          <table:table-cell table:style-name="ce415" office:value-type="string">
            <text:p>Χρώματα</text:p>
          </table:table-cell>
          <table:table-cell table:style-name="ce420" office:value-type="string">
            <text:p>Spalvos</text:p>
          </table:table-cell>
          <table:table-cell table:style-name="ce66" office:value-type="string">
            <text:p>Färger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6" office:value-type="string">
            <text:p>dlgColorProfile_FileFilter</text:p>
          </table:table-cell>
          <table:table-cell table:style-name="ce342"/>
          <table:table-cell table:style-name="ce164" office:value-type="string">
            <text:p>XML (*.xml)|*.xml;</text:p>
          </table:table-cell>
          <table:table-cell table:style-name="ce167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176" office:value-type="string">
            <text:p>XML (*.xml)|*.xml;</text:p>
          </table:table-cell>
          <table:table-cell table:style-name="ce183" office:value-type="string">
            <text:p>XML (*.xml)|*.xml;</text:p>
          </table:table-cell>
          <table:table-cell table:style-name="ce379" office:value-type="string">
            <text:p>XML (*.xml)|*.xml;</text:p>
          </table:table-cell>
          <table:table-cell table:style-name="ce107" office:value-type="string">
            <text:p>XML (*.xml)|*.xml;</text:p>
          </table:table-cell>
          <table:table-cell table:style-name="ce111" office:value-type="string">
            <text:p>XML (*.xml)|*.xml;</text:p>
          </table:table-cell>
          <table:table-cell table:style-name="ce223" office:value-type="string">
            <text:p>XML (*.xml)|*.xml;</text:p>
          </table:table-cell>
          <table:table-cell table:style-name="ce229" office:value-type="string">
            <text:p>XML (*.xml)|*.xml;</text:p>
          </table:table-cell>
          <table:table-cell table:style-name="ce135"/>
          <table:table-cell table:style-name="ce183" office:value-type="string">
            <text:p>XML (*.xml)|*.xml;</text:p>
          </table:table-cell>
          <table:table-cell table:style-name="ce244" office:value-type="string">
            <text:p>XML (*.xml)|*.xml;</text:p>
          </table:table-cell>
          <table:table-cell table:style-name="ce222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422" table:number-columns-repeated="234"/>
          <table:table-cell table:number-columns-repeated="772"/>
        </table:table-row>
        <table:table-row table:style-name="ro10">
          <table:table-cell table:style-name="ce35" office:value-type="string">
            <text:p>dlgColorProfile_Title</text:p>
          </table:table-cell>
          <table:table-cell table:style-name="ce342"/>
          <table:table-cell table:style-name="ce163" office:value-type="string">
            <text:p>Color Profile...</text:p>
          </table:table-cell>
          <table:table-cell table:style-name="ce166" office:value-type="string">
            <text:p>Profil Couleurs...</text:p>
          </table:table-cell>
          <table:table-cell table:style-name="ce66" office:value-type="string">
            <text:p>Kleurprofiel…</text:p>
          </table:table-cell>
          <table:table-cell table:style-name="ce66" office:value-type="string">
            <text:p>Farbprofil...</text:p>
          </table:table-cell>
          <table:table-cell table:style-name="ce176" office:value-type="string">
            <text:p>Perfil Colores...</text:p>
          </table:table-cell>
          <table:table-cell table:style-name="ce183" office:value-type="string">
            <text:p>Perfil de Cores...</text:p>
          </table:table-cell>
          <table:table-cell table:style-name="ce215" office:value-type="string">
            <text:p>Profil koloru,,,</text:p>
          </table:table-cell>
          <table:table-cell table:style-name="ce107" office:value-type="string">
            <text:p>Impostazioni Colore...</text:p>
          </table:table-cell>
          <table:table-cell table:style-name="ce111" office:value-type="string">
            <text:p>Profil culori...</text:p>
          </table:table-cell>
          <table:table-cell table:style-name="ce223" office:value-type="string">
            <text:p>Väriprofiili...</text:p>
          </table:table-cell>
          <table:table-cell table:style-name="ce230" office:value-type="string">
            <text:p>Fargeprofil...</text:p>
          </table:table-cell>
          <table:table-cell table:style-name="ce135" office:value-type="string">
            <text:p>颜色配置…</text:p>
          </table:table-cell>
          <table:table-cell table:style-name="ce239" office:value-type="string">
            <text:p>Renk Profili...</text:p>
          </table:table-cell>
          <table:table-cell table:style-name="ce414" office:value-type="string">
            <text:p>Προφίλ Χρώματος…</text:p>
          </table:table-cell>
          <table:table-cell table:style-name="ce222" office:value-type="string">
            <text:p>Spalvos profilis...</text:p>
          </table:table-cell>
          <table:table-cell table:style-name="ce66" office:value-type="string">
            <text:p>Färginställning...</text:p>
          </table:table-cell>
          <table:table-cell table:number-columns-repeated="1006"/>
        </table:table-row>
        <table:table-row table:style-name="ro11">
          <table:table-cell table:style-name="ce250" office:value-type="string">
            <text:p>dlgColorProfile_ToolTip_DefaultProfile</text:p>
          </table:table-cell>
          <table:table-cell table:style-name="ce344" office:value-type="string">
            <office:annotation draw:style-name="gr6" draw:text-style-name="P1" svg:width="5.683cm" svg:height="0.991cm" svg:x="12.245cm" svg:y="18.842cm" draw:caption-point-x="-0.61cm" draw:caption-point-y="1.554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253" office:value-type="string">
            <text:p>Reset to default Color Profile</text:p>
          </table:table-cell>
          <table:table-cell table:style-name="ce254" office:value-type="string">
            <text:p>Rétablir le Profil Couleurs par défaut</text:p>
          </table:table-cell>
          <table:table-cell table:style-name="ce66" office:value-type="string">
            <text:p>Herstel naar basis kleurenprofiel</text:p>
          </table:table-cell>
          <table:table-cell table:style-name="ce174" office:value-type="string">
            <text:p>Standardprofil zurücksetzen</text:p>
          </table:table-cell>
          <table:table-cell table:style-name="ce181" office:value-type="string">
            <text:p>Perfil de Color Predeterminado</text:p>
          </table:table-cell>
          <table:table-cell table:style-name="ce188" office:value-type="string">
            <text:p>Voltar ao Perfil de Cores padrão.</text:p>
          </table:table-cell>
          <table:table-cell table:style-name="ce380" office:value-type="string">
            <text:p>Domyślny profil kolorów</text:p>
          </table:table-cell>
          <table:table-cell table:style-name="ce261" office:value-type="string">
            <text:p>Ricarica impostazioni STANDARD Colore</text:p>
          </table:table-cell>
          <table:table-cell table:style-name="ce111" office:value-type="string">
            <text:p>Restaurează Profilul de culori iniţial</text:p>
          </table:table-cell>
          <table:table-cell table:style-name="ce226" office:value-type="string">
            <text:p>Palauta väriprofiilin oletukset</text:p>
          </table:table-cell>
          <table:table-cell table:style-name="ce233" office:value-type="string">
            <text:p>Standard fargeprofil</text:p>
          </table:table-cell>
          <table:table-cell table:style-name="ce412" office:value-type="string">
            <text:p>默认颜色配置</text:p>
          </table:table-cell>
          <table:table-cell table:style-name="ce188" office:value-type="string">
            <text:p>Varsayılan Renk Profiline Dön</text:p>
          </table:table-cell>
          <table:table-cell table:style-name="ce416" office:value-type="string">
            <text:p>Επανάθεση στο προκαθορισμένο Προφίλ Χρώματος</text:p>
          </table:table-cell>
          <table:table-cell table:style-name="ce222" office:value-type="string">
            <text:p>Atkurti numatytajį spalvos profilį</text:p>
          </table:table-cell>
          <table:table-cell table:style-name="ce66" office:value-type="string">
            <text:p>Återställ till original färginställning</text:p>
          </table:table-cell>
          <table:table-cell table:style-name="ce425" table:number-columns-repeated="1005"/>
          <table:table-cell/>
        </table:table-row>
        <table:table-row table:style-name="ro10">
          <table:table-cell table:style-name="ce35" office:value-type="string">
            <text:p>dlgColorProfile_ToolTip_LoadProfile</text:p>
          </table:table-cell>
          <table:table-cell table:style-name="ce342"/>
          <table:table-cell table:style-name="ce163" office:value-type="string">
            <text:p>Load color profile</text:p>
          </table:table-cell>
          <table:table-cell table:style-name="ce166" office:value-type="string">
            <text:p>Charger un profil couleurs</text:p>
          </table:table-cell>
          <table:table-cell table:style-name="ce66" office:value-type="string">
            <text:p>Laad een kleurenprofiel</text:p>
          </table:table-cell>
          <table:table-cell table:style-name="ce66" office:value-type="string">
            <text:p>Lade Farbprofil</text:p>
          </table:table-cell>
          <table:table-cell table:style-name="ce176" office:value-type="string">
            <text:p>Cargar Perfil de Color</text:p>
          </table:table-cell>
          <table:table-cell table:style-name="ce183" office:value-type="string">
            <text:p>Carregar Perfil de Cores</text:p>
          </table:table-cell>
          <table:table-cell table:style-name="ce215" office:value-type="string">
            <text:p>Wczytaj profil koloru</text:p>
          </table:table-cell>
          <table:table-cell table:style-name="ce107" office:value-type="string">
            <text:p>Carica impostazioni Colore</text:p>
          </table:table-cell>
          <table:table-cell table:style-name="ce111" office:value-type="string">
            <text:p>Încarcă profil culori</text:p>
          </table:table-cell>
          <table:table-cell table:style-name="ce223" office:value-type="string">
            <text:p>Lataa väriprofiili</text:p>
          </table:table-cell>
          <table:table-cell table:style-name="ce230" office:value-type="string">
            <text:p>Last inn fargeprofil</text:p>
          </table:table-cell>
          <table:table-cell table:style-name="ce135" office:value-type="string">
            <text:p>载入颜色配置</text:p>
          </table:table-cell>
          <table:table-cell table:style-name="ce239" office:value-type="string">
            <text:p>Renk Profili Yükle</text:p>
          </table:table-cell>
          <table:table-cell table:style-name="ce414" office:value-type="string">
            <text:p>Φόρτωση Προφίλ Χρώματος</text:p>
          </table:table-cell>
          <table:table-cell table:style-name="ce222" office:value-type="string">
            <text:p>Įkelti spalvos profilį</text:p>
          </table:table-cell>
          <table:table-cell table:style-name="ce66" office:value-type="string">
            <text:p>Ladda färginställning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ColorProfile_ToolTip_SaveProfile</text:p>
          </table:table-cell>
          <table:table-cell table:style-name="ce342"/>
          <table:table-cell table:style-name="ce163" office:value-type="string">
            <text:p>Save color Profile</text:p>
          </table:table-cell>
          <table:table-cell table:style-name="ce166" office:value-type="string">
            <text:p>Sauver le profil couleurs</text:p>
          </table:table-cell>
          <table:table-cell table:style-name="ce66" office:value-type="string">
            <text:p>Bewaar kleurenprofiel</text:p>
          </table:table-cell>
          <table:table-cell table:style-name="ce66" office:value-type="string">
            <text:p>Speichere Farbprofil</text:p>
          </table:table-cell>
          <table:table-cell table:style-name="ce176" office:value-type="string">
            <text:p>Guardar Perfil de Color</text:p>
          </table:table-cell>
          <table:table-cell table:style-name="ce183" office:value-type="string">
            <text:p>Salvar Perfil de Cores</text:p>
          </table:table-cell>
          <table:table-cell table:style-name="ce215" office:value-type="string">
            <text:p>Zapisz profil koloru</text:p>
          </table:table-cell>
          <table:table-cell table:style-name="ce107" office:value-type="string">
            <text:p>Salva impostazioni Colore</text:p>
          </table:table-cell>
          <table:table-cell table:style-name="ce111" office:value-type="string">
            <text:p>Salvează profil culori</text:p>
          </table:table-cell>
          <table:table-cell table:style-name="ce223" office:value-type="string">
            <text:p>Tallenna väriprofiili</text:p>
          </table:table-cell>
          <table:table-cell table:style-name="ce230" office:value-type="string">
            <text:p>Lagre fargeprofil</text:p>
          </table:table-cell>
          <table:table-cell table:style-name="ce135" office:value-type="string">
            <text:p>保存颜色配置</text:p>
          </table:table-cell>
          <table:table-cell table:style-name="ce239" office:value-type="string">
            <text:p>Renk Profili Kaydet</text:p>
          </table:table-cell>
          <table:table-cell table:style-name="ce414" office:value-type="string">
            <text:p>Αποθήκευση Προφίλ Χρώματος</text:p>
          </table:table-cell>
          <table:table-cell table:style-name="ce222" office:value-type="string">
            <text:p>Išsaugoti spalvos profilį</text:p>
          </table:table-cell>
          <table:table-cell table:style-name="ce66" office:value-type="string">
            <text:p>Spara färginställning</text:p>
          </table:table-cell>
          <table:table-cell table:number-columns-repeated="1006"/>
        </table:table-row>
        <table:table-row table:style-name="ro10">
          <table:table-cell table:style-name="ce332" office:value-type="string">
            <text:p>dlgConfigureChrono_chkShowLabel</text:p>
          </table:table-cell>
          <table:table-cell table:style-name="ce334"/>
          <table:table-cell table:style-name="ce350" office:value-type="string">
            <text:p>Always Show Label</text:p>
          </table:table-cell>
          <table:table-cell table:style-name="ce153" office:value-type="string">
            <text:p>Toujours Montrer le Label</text:p>
          </table:table-cell>
          <table:table-cell table:style-name="ce66" office:value-type="string">
            <text:p>Toon altijd Label</text:p>
          </table:table-cell>
          <table:table-cell table:style-name="ce66" office:value-type="string">
            <text:p>Beschriftung dauernd anzeigen</text:p>
          </table:table-cell>
          <table:table-cell table:style-name="ce176" office:value-type="string">
            <text:p>Mostrar siempre la etiqueta</text:p>
          </table:table-cell>
          <table:table-cell table:style-name="ce183" office:value-type="string">
            <text:p>Sempre Mostrar Identificador</text:p>
          </table:table-cell>
          <table:table-cell table:style-name="ce217"/>
          <table:table-cell table:style-name="ce220" office:value-type="string">
            <text:p>Mostra sempre le etichette</text:p>
          </table:table-cell>
          <table:table-cell table:style-name="ce395" office:value-type="string">
            <text:p>Arată întotdeauna eticheta</text:p>
          </table:table-cell>
          <table:table-cell table:style-name="ce400" office:value-type="string">
            <text:p>Näytä aina leima</text:p>
          </table:table-cell>
          <table:table-cell table:style-name="ce130" office:value-type="string">
            <text:p>Alltid vis beskrivelse</text:p>
          </table:table-cell>
          <table:table-cell table:style-name="ce135" office:value-type="string">
            <text:p>一直显示标签</text:p>
          </table:table-cell>
          <table:table-cell table:style-name="ce183" office:value-type="string">
            <text:p>Etiketi Her Zaman Göster</text:p>
          </table:table-cell>
          <table:table-cell table:style-name="ce244" office:value-type="string">
            <text:p>Εμφάνιση Ετικέτας Πάντα</text:p>
          </table:table-cell>
          <table:table-cell table:style-name="ce222" office:value-type="string">
            <text:p>Visą laiką rodyti žymą</text:p>
          </table:table-cell>
          <table:table-cell table:style-name="ce66" office:value-type="string">
            <text:p>Visa alltid etikett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Chrono_Label</text:p>
          </table:table-cell>
          <table:table-cell table:style-name="ce334"/>
          <table:table-cell table:style-name="ce350" office:value-type="string">
            <text:p>Label :</text:p>
          </table:table-cell>
          <table:table-cell table:style-name="ce153" office:value-type="string">
            <text:p>Label :</text:p>
          </table:table-cell>
          <table:table-cell table:style-name="ce66" office:value-type="string">
            <text:p>Label:</text:p>
          </table:table-cell>
          <table:table-cell table:style-name="ce66" office:value-type="string">
            <text:p>Beschriftung:</text:p>
          </table:table-cell>
          <table:table-cell table:style-name="ce176" office:value-type="string">
            <text:p>Etiqueta :</text:p>
          </table:table-cell>
          <table:table-cell table:style-name="ce183" office:value-type="string">
            <text:p>Identificador :</text:p>
          </table:table-cell>
          <table:table-cell table:style-name="ce217"/>
          <table:table-cell table:style-name="ce220" office:value-type="string">
            <text:p>Etichetta :</text:p>
          </table:table-cell>
          <table:table-cell table:style-name="ce395" office:value-type="string">
            <text:p>Eticheta :</text:p>
          </table:table-cell>
          <table:table-cell table:style-name="ce400" office:value-type="string">
            <text:p>Leima:</text:p>
          </table:table-cell>
          <table:table-cell table:style-name="ce229" office:value-type="string">
            <text:p>Beskrivelse: </text:p>
          </table:table-cell>
          <table:table-cell table:style-name="ce135" office:value-type="string">
            <text:p>标签:</text:p>
          </table:table-cell>
          <table:table-cell table:style-name="ce183" office:value-type="string">
            <text:p>Etiket :</text:p>
          </table:table-cell>
          <table:table-cell table:style-name="ce244" office:value-type="string">
            <text:p>Ετικέτα :</text:p>
          </table:table-cell>
          <table:table-cell table:style-name="ce222" office:value-type="string">
            <text:p>Žymė :</text:p>
          </table:table-cell>
          <table:table-cell table:style-name="ce66" office:value-type="string">
            <text:p>Etikett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Chrono_Title</text:p>
          </table:table-cell>
          <table:table-cell table:style-name="ce334"/>
          <table:table-cell table:style-name="ce164" office:value-type="string">
            <text:p>Configure Stopwatch</text:p>
          </table:table-cell>
          <table:table-cell table:style-name="ce153" office:value-type="string">
            <text:p>Configurer le Chronomètre</text:p>
          </table:table-cell>
          <table:table-cell table:style-name="ce66" office:value-type="string">
            <text:p>Configureer Stopwatch</text:p>
          </table:table-cell>
          <table:table-cell table:style-name="ce66" office:value-type="string">
            <text:p>Stoppuhr einstellen</text:p>
          </table:table-cell>
          <table:table-cell table:style-name="ce176" office:value-type="string">
            <text:p>Configurar el cronòmetro</text:p>
          </table:table-cell>
          <table:table-cell table:style-name="ce183" office:value-type="string">
            <text:p>Configurar Cronômetro</text:p>
          </table:table-cell>
          <table:table-cell table:style-name="ce217"/>
          <table:table-cell table:style-name="ce220" office:value-type="string">
            <text:p>Configura Cronometro</text:p>
          </table:table-cell>
          <table:table-cell table:style-name="ce395" office:value-type="string">
            <text:p>Configurează Cronometru</text:p>
          </table:table-cell>
          <table:table-cell table:style-name="ce223" office:value-type="string">
            <text:p>Konfiguroi ajanottokello</text:p>
          </table:table-cell>
          <table:table-cell table:style-name="ce229" office:value-type="string">
            <text:p>Konfigurer stoppeklokke</text:p>
          </table:table-cell>
          <table:table-cell table:style-name="ce135" office:value-type="string">
            <text:p>配置秒表</text:p>
          </table:table-cell>
          <table:table-cell table:style-name="ce183" office:value-type="string">
            <text:p>Kronometreyi Ayarla</text:p>
          </table:table-cell>
          <table:table-cell table:style-name="ce244" office:value-type="string">
            <text:p>Διευθέτηση Χρονομέτρου</text:p>
          </table:table-cell>
          <table:table-cell table:style-name="ce222" office:value-type="string">
            <text:p>Nustatyti chronometrą</text:p>
          </table:table-cell>
          <table:table-cell table:style-name="ce66" office:value-type="string">
            <text:p>Inställningar stoppu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Drawing_Title</text:p>
          </table:table-cell>
          <table:table-cell table:style-name="ce334"/>
          <table:table-cell table:style-name="ce350" office:value-type="string">
            <text:p>Configure Drawing</text:p>
          </table:table-cell>
          <table:table-cell table:style-name="ce153" office:value-type="string">
            <text:p>Configurer le Dessin</text:p>
          </table:table-cell>
          <table:table-cell table:style-name="ce66" office:value-type="string">
            <text:p>Configureer Tekening</text:p>
          </table:table-cell>
          <table:table-cell table:style-name="ce66" office:value-type="string">
            <text:p>Zeichnung konfigurieren</text:p>
          </table:table-cell>
          <table:table-cell table:style-name="ce176" office:value-type="string">
            <text:p>Configurar el dibujo</text:p>
          </table:table-cell>
          <table:table-cell table:style-name="ce183" office:value-type="string">
            <text:p>Configurar Desenho</text:p>
          </table:table-cell>
          <table:table-cell table:style-name="ce217"/>
          <table:table-cell table:style-name="ce220" office:value-type="string">
            <text:p>Configura Disegno</text:p>
          </table:table-cell>
          <table:table-cell table:style-name="ce395" office:value-type="string">
            <text:p>Configurează desen</text:p>
          </table:table-cell>
          <table:table-cell table:style-name="ce400" office:value-type="string">
            <text:p>Konfiguroi piirros</text:p>
          </table:table-cell>
          <table:table-cell table:style-name="ce229" office:value-type="string">
            <text:p>Konfigurer tegning</text:p>
          </table:table-cell>
          <table:table-cell table:style-name="ce135" office:value-type="string">
            <text:p>配置绘图</text:p>
          </table:table-cell>
          <table:table-cell table:style-name="ce183" office:value-type="string">
            <text:p>Çizimi Ayarla</text:p>
          </table:table-cell>
          <table:table-cell table:style-name="ce244" office:value-type="string">
            <text:p>Διευθέτηση Σχεδίου</text:p>
          </table:table-cell>
          <table:table-cell table:style-name="ce222" office:value-type="string">
            <text:p>Piešinių nustatymai</text:p>
          </table:table-cell>
          <table:table-cell table:style-name="ce66" office:value-type="string">
            <text:p>Inställningar ritning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Fading_chkAlwaysVisible</text:p>
          </table:table-cell>
          <table:table-cell table:style-name="ce334"/>
          <table:table-cell table:style-name="ce143" office:value-type="string">
            <text:p>Always Visible</text:p>
          </table:table-cell>
          <table:table-cell table:style-name="ce153" office:value-type="string">
            <text:p>Toujours Visible</text:p>
          </table:table-cell>
          <table:table-cell table:style-name="ce66" office:value-type="string">
            <text:p>Altijd zichtbaar</text:p>
          </table:table-cell>
          <table:table-cell table:style-name="ce173" office:value-type="string">
            <text:p>immer sichtbar</text:p>
          </table:table-cell>
          <table:table-cell table:style-name="ce176" office:value-type="string">
            <text:p>Siempre Visible</text:p>
          </table:table-cell>
          <table:table-cell table:style-name="ce183" office:value-type="string">
            <text:p>Sempre Visível</text:p>
          </table:table-cell>
          <table:table-cell table:style-name="ce217"/>
          <table:table-cell table:style-name="ce220" office:value-type="string">
            <text:p>Sempre Visibile</text:p>
          </table:table-cell>
          <table:table-cell table:style-name="ce221" office:value-type="string">
            <text:p>Întotdeauna vizibil</text:p>
          </table:table-cell>
          <table:table-cell table:style-name="ce225" office:value-type="string">
            <text:p>Aina näkyvillä</text:p>
          </table:table-cell>
          <table:table-cell table:style-name="ce229" office:value-type="string">
            <text:p>Alltid synlig</text:p>
          </table:table-cell>
          <table:table-cell table:style-name="ce135" office:value-type="string">
            <text:p>一直可见</text:p>
          </table:table-cell>
          <table:table-cell table:style-name="ce183" office:value-type="string">
            <text:p>Her zaman Görünür</text:p>
          </table:table-cell>
          <table:table-cell table:style-name="ce244" office:value-type="string">
            <text:p>Ορατό Πάντα</text:p>
          </table:table-cell>
          <table:table-cell table:style-name="ce222" office:value-type="string">
            <text:p>Pastovei matomas</text:p>
          </table:table-cell>
          <table:table-cell table:style-name="ce66" office:value-type="string">
            <text:p>Alltid synlig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Fading_chkDefault</text:p>
          </table:table-cell>
          <table:table-cell table:style-name="ce334"/>
          <table:table-cell table:style-name="ce143" office:value-type="string">
            <text:p>Use default value</text:p>
          </table:table-cell>
          <table:table-cell table:style-name="ce153" office:value-type="string">
            <text:p>Utiliser la valeur par défaut</text:p>
          </table:table-cell>
          <table:table-cell table:style-name="ce66" office:value-type="string">
            <text:p>Gebruik standaardwaarde</text:p>
          </table:table-cell>
          <table:table-cell table:style-name="ce173" office:value-type="string">
            <text:p>Standardwerte verwenden</text:p>
          </table:table-cell>
          <table:table-cell table:style-name="ce176" office:value-type="string">
            <text:p>Utilizar el valor por defecto</text:p>
          </table:table-cell>
          <table:table-cell table:style-name="ce183" office:value-type="string">
            <text:p>Usar valor padrão</text:p>
          </table:table-cell>
          <table:table-cell table:style-name="ce217"/>
          <table:table-cell table:style-name="ce220" office:value-type="string">
            <text:p>Utilizza valore standard preimpostato</text:p>
          </table:table-cell>
          <table:table-cell table:style-name="ce221" office:value-type="string">
            <text:p>Utilizează valoarea implicită</text:p>
          </table:table-cell>
          <table:table-cell table:style-name="ce225" office:value-type="string">
            <text:p>Käytä oletusarvoa</text:p>
          </table:table-cell>
          <table:table-cell table:style-name="ce229" office:value-type="string">
            <text:p>Bruk standardverdier</text:p>
          </table:table-cell>
          <table:table-cell table:style-name="ce135" office:value-type="string">
            <text:p>使用默认值</text:p>
          </table:table-cell>
          <table:table-cell table:style-name="ce183" office:value-type="string">
            <text:p>Öntanımlı değeri kullan</text:p>
          </table:table-cell>
          <table:table-cell table:style-name="ce244" office:value-type="string">
            <text:p>Χρήση προκαθορισμένης τιμής</text:p>
          </table:table-cell>
          <table:table-cell table:style-name="ce222" office:value-type="string">
            <text:p>Reikšmė pagal nutylėjimą</text:p>
          </table:table-cell>
          <table:table-cell table:style-name="ce66" office:value-type="string">
            <text:p>Använd grundvärde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Fading_chkEnable</text:p>
          </table:table-cell>
          <table:table-cell table:style-name="ce334"/>
          <table:table-cell table:style-name="ce143" office:value-type="string">
            <text:p>Enable persistence</text:p>
          </table:table-cell>
          <table:table-cell table:style-name="ce153" office:value-type="string">
            <text:p>Activer la persistance</text:p>
          </table:table-cell>
          <table:table-cell table:style-name="ce66" office:value-type="string">
            <text:p>Start Persistentie</text:p>
          </table:table-cell>
          <table:table-cell table:style-name="ce173" office:value-type="string">
            <text:p>Nachleuchten aktivieren</text:p>
          </table:table-cell>
          <table:table-cell table:style-name="ce176" office:value-type="string">
            <text:p>Activar persistencia</text:p>
          </table:table-cell>
          <table:table-cell table:style-name="ce183" office:value-type="string">
            <text:p>Habilitar persistência</text:p>
          </table:table-cell>
          <table:table-cell table:style-name="ce217"/>
          <table:table-cell table:style-name="ce220" office:value-type="string">
            <text:p>Attiva la persistenza</text:p>
          </table:table-cell>
          <table:table-cell table:style-name="ce221" office:value-type="string">
            <text:p>Activează persistenţa</text:p>
          </table:table-cell>
          <table:table-cell table:style-name="ce225" office:value-type="string">
            <text:p>Mahdollista pysyvyys</text:p>
          </table:table-cell>
          <table:table-cell table:style-name="ce229" office:value-type="string">
            <text:p>Start vedlikehold</text:p>
          </table:table-cell>
          <table:table-cell table:style-name="ce135" office:value-type="string">
            <text:p>启用持久度</text:p>
          </table:table-cell>
          <table:table-cell table:style-name="ce183" office:value-type="string">
            <text:p>Kalıcılığı Aktive Et</text:p>
          </table:table-cell>
          <table:table-cell table:style-name="ce244" office:value-type="string">
            <text:p>Ενεργοποίηση Επιμονής</text:p>
          </table:table-cell>
          <table:table-cell table:style-name="ce222" office:value-type="string">
            <text:p>Naudoti išlaikymą</text:p>
          </table:table-cell>
          <table:table-cell table:style-name="ce66" office:value-type="string">
            <text:p>Aktivera synlighet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Fading_lblValue</text:p>
          </table:table-cell>
          <table:table-cell table:style-name="ce334"/>
          <table:table-cell table:style-name="ce143" office:value-type="string">
            <text:p>{0} images.</text:p>
          </table:table-cell>
          <table:table-cell table:style-name="ce153" office:value-type="string">
            <text:p>{0} images.</text:p>
          </table:table-cell>
          <table:table-cell table:style-name="ce66" office:value-type="string">
            <text:p>{0} beelden.</text:p>
          </table:table-cell>
          <table:table-cell table:style-name="ce173" office:value-type="string">
            <text:p>{0} Bilder.</text:p>
          </table:table-cell>
          <table:table-cell table:style-name="ce176" office:value-type="string">
            <text:p>{0} imágenes</text:p>
          </table:table-cell>
          <table:table-cell table:style-name="ce183" office:value-type="string">
            <text:p>{0} imagens.</text:p>
          </table:table-cell>
          <table:table-cell table:style-name="ce217"/>
          <table:table-cell table:style-name="ce390" office:value-type="string">
            <text:p>{0} immagini.</text:p>
          </table:table-cell>
          <table:table-cell table:style-name="ce221" office:value-type="string">
            <text:p>{0} cadre.</text:p>
          </table:table-cell>
          <table:table-cell table:style-name="ce225" office:value-type="string">
            <text:p><text:s/>{0} kuvaa</text:p>
          </table:table-cell>
          <table:table-cell table:style-name="ce229" office:value-type="string">
            <text:p>{0} bilder.</text:p>
          </table:table-cell>
          <table:table-cell table:style-name="ce135" office:value-type="string">
            <text:p>{0} 图像.</text:p>
          </table:table-cell>
          <table:table-cell table:style-name="ce183" office:value-type="string">
            <text:p>{0} imaj.</text:p>
          </table:table-cell>
          <table:table-cell table:style-name="ce244" office:value-type="string">
            <text:p>{0} εικόνες.</text:p>
          </table:table-cell>
          <table:table-cell table:style-name="ce222" office:value-type="string">
            <text:p>{0} paveikslėlių.</text:p>
          </table:table-cell>
          <table:table-cell table:style-name="ce66" office:value-type="string">
            <text:p>{0} bilder.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Fading_Title</text:p>
          </table:table-cell>
          <table:table-cell table:style-name="ce334"/>
          <table:table-cell table:style-name="ce143" office:value-type="string">
            <text:p>Configure Persistence</text:p>
          </table:table-cell>
          <table:table-cell table:style-name="ce153" office:value-type="string">
            <text:p>Configurer la Persistance</text:p>
          </table:table-cell>
          <table:table-cell table:style-name="ce66" office:value-type="string">
            <text:p>Configureer Persistentie</text:p>
          </table:table-cell>
          <table:table-cell table:style-name="ce173" office:value-type="string">
            <text:p>Nachleuchten konfigurieren</text:p>
          </table:table-cell>
          <table:table-cell table:style-name="ce176" office:value-type="string">
            <text:p>Configurar Persistencia</text:p>
          </table:table-cell>
          <table:table-cell table:style-name="ce183" office:value-type="string">
            <text:p>Configurar Persistência</text:p>
          </table:table-cell>
          <table:table-cell table:style-name="ce217"/>
          <table:table-cell table:style-name="ce220" office:value-type="string">
            <text:p>Configura la persistenza</text:p>
          </table:table-cell>
          <table:table-cell table:style-name="ce221" office:value-type="string">
            <text:p>Configurează Persistenţa</text:p>
          </table:table-cell>
          <table:table-cell table:style-name="ce225" office:value-type="string">
            <text:p>Konfiguroi pysyvyys</text:p>
          </table:table-cell>
          <table:table-cell table:style-name="ce229" office:value-type="string">
            <text:p>Konfigurer vedlikehold</text:p>
          </table:table-cell>
          <table:table-cell table:style-name="ce135" office:value-type="string">
            <text:p>配置持久度</text:p>
          </table:table-cell>
          <table:table-cell table:style-name="ce183" office:value-type="string">
            <text:p>Kalıcılığı Ayarla</text:p>
          </table:table-cell>
          <table:table-cell table:style-name="ce244" office:value-type="string">
            <text:p>Διευθέτηση Επιμονής</text:p>
          </table:table-cell>
          <table:table-cell table:style-name="ce222" office:value-type="string">
            <text:p>Išlaikymo nustatymai</text:p>
          </table:table-cell>
          <table:table-cell table:style-name="ce66" office:value-type="string">
            <text:p>Konfigurera synlighet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Grids_Divisions</text:p>
          </table:table-cell>
          <table:table-cell table:style-name="ce334"/>
          <table:table-cell table:style-name="ce350" office:value-type="string">
            <text:p>Number of Divisions :</text:p>
          </table:table-cell>
          <table:table-cell table:style-name="ce153" office:value-type="string">
            <text:p>Nombre de Divisions :</text:p>
          </table:table-cell>
          <table:table-cell table:style-name="ce66" office:value-type="string">
            <text:p>Aantal delen:</text:p>
          </table:table-cell>
          <table:table-cell table:style-name="ce66" office:value-type="string">
            <text:p>Anzahl der Kategorien:</text:p>
          </table:table-cell>
          <table:table-cell table:style-name="ce176" office:value-type="string">
            <text:p>Numero de Divisiones :</text:p>
          </table:table-cell>
          <table:table-cell table:style-name="ce183" office:value-type="string">
            <text:p>Número de Divisões:</text:p>
          </table:table-cell>
          <table:table-cell table:style-name="ce217"/>
          <table:table-cell table:style-name="ce220" office:value-type="string">
            <text:p>Numero di suddivisioni :</text:p>
          </table:table-cell>
          <table:table-cell table:style-name="ce395" office:value-type="string">
            <text:p>Numărul de diviziuni :</text:p>
          </table:table-cell>
          <table:table-cell table:style-name="ce400" office:value-type="string">
            <text:p>Jakojen lukumäärä:</text:p>
          </table:table-cell>
          <table:table-cell table:style-name="ce229" office:value-type="string">
            <text:p>Antall kategorier:</text:p>
          </table:table-cell>
          <table:table-cell table:style-name="ce135" office:value-type="string">
            <text:p>网格数量 :</text:p>
          </table:table-cell>
          <table:table-cell table:style-name="ce183" office:value-type="string">
            <text:p>Bölüm Sayısı :</text:p>
          </table:table-cell>
          <table:table-cell table:style-name="ce244" office:value-type="string">
            <text:p>Αριθμός Διαιρέσεων:</text:p>
          </table:table-cell>
          <table:table-cell table:style-name="ce222" office:value-type="string">
            <text:p>Tinklelio tankis :</text:p>
          </table:table-cell>
          <table:table-cell table:style-name="ce1" office:value-type="string">
            <text:p>Antal indelningar :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Grids_Title</text:p>
          </table:table-cell>
          <table:table-cell table:style-name="ce334"/>
          <table:table-cell table:style-name="ce350" office:value-type="string">
            <text:p>Configure Grid</text:p>
          </table:table-cell>
          <table:table-cell table:style-name="ce153" office:value-type="string">
            <text:p>Configurer la Grille</text:p>
          </table:table-cell>
          <table:table-cell table:style-name="ce66" office:value-type="string">
            <text:p>Configureer grid</text:p>
          </table:table-cell>
          <table:table-cell table:style-name="ce66" office:value-type="string">
            <text:p>Gitter einrichten</text:p>
          </table:table-cell>
          <table:table-cell table:style-name="ce176" office:value-type="string">
            <text:p>Configurar la cuadricula</text:p>
          </table:table-cell>
          <table:table-cell table:style-name="ce183" office:value-type="string">
            <text:p>Configurar Grade</text:p>
          </table:table-cell>
          <table:table-cell table:style-name="ce217"/>
          <table:table-cell table:style-name="ce220" office:value-type="string">
            <text:p>Configura Griglia</text:p>
          </table:table-cell>
          <table:table-cell table:style-name="ce395" office:value-type="string">
            <text:p>Configurează grila</text:p>
          </table:table-cell>
          <table:table-cell table:style-name="ce400" office:value-type="string">
            <text:p>Konfiguroi ruudukkoa</text:p>
          </table:table-cell>
          <table:table-cell table:style-name="ce229" office:value-type="string">
            <text:p>Konfigurer rutenett</text:p>
          </table:table-cell>
          <table:table-cell table:style-name="ce135" office:value-type="string">
            <text:p>配置网格</text:p>
          </table:table-cell>
          <table:table-cell table:style-name="ce183" office:value-type="string">
            <text:p>Izgarayı Ayarla</text:p>
          </table:table-cell>
          <table:table-cell table:style-name="ce244" office:value-type="string">
            <text:p>Διευθέτηση Πλέγματος</text:p>
          </table:table-cell>
          <table:table-cell table:style-name="ce222" office:value-type="string">
            <text:p>Tinklelio nustatymai</text:p>
          </table:table-cell>
          <table:table-cell table:style-name="ce66" office:value-type="string">
            <text:p>Inställningar rutverk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3" office:value-type="string">
            <text:p>dlgConfigureOpacity_Title</text:p>
          </table:table-cell>
          <table:table-cell table:style-name="ce343"/>
          <table:table-cell table:style-name="ce352" office:value-type="string">
            <text:p>Configure Opacity</text:p>
          </table:table-cell>
          <table:table-cell table:style-name="ce360" office:value-type="string">
            <text:p>Configurer l'opacité</text:p>
          </table:table-cell>
          <table:table-cell table:style-name="ce363" office:value-type="string">
            <text:p>Configureer doorzichtigheid</text:p>
          </table:table-cell>
          <table:table-cell table:style-name="ce169" office:value-type="string">
            <text:p>Deckkraft</text:p>
          </table:table-cell>
          <table:table-cell table:style-name="ce179" office:value-type="string">
            <text:p>Configurar la opacidad</text:p>
          </table:table-cell>
          <table:table-cell table:style-name="ce187" office:value-type="string">
            <text:p>Configurar opacidade</text:p>
          </table:table-cell>
          <table:table-cell table:style-name="ce216"/>
          <table:table-cell table:style-name="ce389" office:value-type="string">
            <text:p>Configura l'opacita'</text:p>
          </table:table-cell>
          <table:table-cell table:style-name="ce395" office:value-type="string">
            <text:p>Configurează opacitatea</text:p>
          </table:table-cell>
          <table:table-cell table:style-name="ce401" office:value-type="string">
            <text:p>Säädä läpinäkyvyys</text:p>
          </table:table-cell>
          <table:table-cell table:style-name="ce231"/>
          <table:table-cell table:style-name="ce411"/>
          <table:table-cell table:style-name="ce187" office:value-type="string">
            <text:p>Opaklığı Ayarla</text:p>
          </table:table-cell>
          <table:table-cell table:style-name="ce415" office:value-type="string">
            <text:p>Διευθέτηση Αδιαφάνειας</text:p>
          </table:table-cell>
          <table:table-cell table:style-name="ce249" office:value-type="string">
            <text:p>Keisti permatomumą</text:p>
          </table:table-cell>
          <table:table-cell table:style-name="ce66" office:value-type="string">
            <text:p>Inställningar transparens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33" office:value-type="string">
            <text:p>dlgConfigureOpacity_lblValue</text:p>
          </table:table-cell>
          <table:table-cell table:style-name="ce343"/>
          <table:table-cell table:style-name="ce352" office:value-type="string">
            <text:p>Opacity: {0:0}%</text:p>
          </table:table-cell>
          <table:table-cell table:style-name="ce360" office:value-type="string">
            <text:p>Opacité : {0:0}%</text:p>
          </table:table-cell>
          <table:table-cell table:style-name="ce363" office:value-type="string">
            <text:p>Doorzichtigheid: {0:0}%</text:p>
          </table:table-cell>
          <table:table-cell table:style-name="ce169" office:value-type="string">
            <text:p>Deckkraft: {0:0}%</text:p>
          </table:table-cell>
          <table:table-cell table:style-name="ce179" office:value-type="string">
            <text:p>Opacidad : {0:0}%</text:p>
          </table:table-cell>
          <table:table-cell table:style-name="ce187" office:value-type="string">
            <text:p>Opacidade: {0:0}%</text:p>
          </table:table-cell>
          <table:table-cell table:style-name="ce216"/>
          <table:table-cell table:style-name="ce391" office:value-type="string">
            <text:p>Opacita': {0:0}%</text:p>
          </table:table-cell>
          <table:table-cell table:style-name="ce395" office:value-type="string">
            <text:p>Opacitate : {0:0}%</text:p>
          </table:table-cell>
          <table:table-cell table:style-name="ce401" office:value-type="string">
            <text:p>Läpinäkyvyys : {0:0}%</text:p>
          </table:table-cell>
          <table:table-cell table:style-name="ce231"/>
          <table:table-cell table:style-name="ce411"/>
          <table:table-cell table:style-name="ce187" office:value-type="string">
            <text:p>Opaklık: {0:0}%</text:p>
          </table:table-cell>
          <table:table-cell table:style-name="ce169" office:value-type="string">
            <text:p>Αδιαφάνεια: {0:0}%</text:p>
          </table:table-cell>
          <table:table-cell table:style-name="ce169" office:value-type="string">
            <text:p>Permatomumas: {0:0}%</text:p>
          </table:table-cell>
          <table:table-cell table:style-name="ce66" office:value-type="string">
            <text:p>Transparens: {0:0}%</text:p>
          </table:table-cell>
          <table:table-cell table:style-name="ce423" table:number-columns-repeated="1005"/>
          <table:table-cell table:style-name="ce249"/>
        </table:table-row>
        <table:table-row table:style-name="ro16">
          <table:table-cell table:style-name="ce334" office:value-type="string">
            <text:p>dlgConfigureSpeed_lblFPSCaptureTime</text:p>
          </table:table-cell>
          <table:table-cell table:style-name="ce334"/>
          <table:table-cell table:style-name="ce353" office:value-type="string">
            <text:p>Number of frames per second at capture time :\n(ex: 300)</text:p>
          </table:table-cell>
          <table:table-cell table:style-name="ce153" office:value-type="string">
            <text:p>Nombre d'images par seconde lors de la capture :\n(par ex:300)</text:p>
          </table:table-cell>
          <table:table-cell table:style-name="ce66" office:value-type="string">
            <text:p>Aantal beelden per seconde bij opname :\n(ex: 300)</text:p>
          </table:table-cell>
          <table:table-cell table:style-name="ce173" office:value-type="string">
            <text:p>Anzahl der Frames pro Sekunde bei Aufnahme :\n(ex: 300)</text:p>
          </table:table-cell>
          <table:table-cell table:style-name="ce181" office:value-type="string">
            <text:p>Número de imagenes por segundo en tiempo de captura : \n(ex: 300)</text:p>
          </table:table-cell>
          <table:table-cell table:style-name="ce183" office:value-type="string">
            <text:p>Número de quadros por segundo no tempo de captura :\n(ex: 300)</text:p>
          </table:table-cell>
          <table:table-cell table:style-name="ce217"/>
          <table:table-cell table:style-name="ce220" office:value-type="string">
            <text:p>Numero di fotogrammi al secondo nella cattura :\n(ex: 300)</text:p>
          </table:table-cell>
          <table:table-cell table:style-name="ce396" office:value-type="string">
            <text:p>Numărul de cadre pe secundă în timpul capturii :\n(ex: 300)</text:p>
          </table:table-cell>
          <table:table-cell table:style-name="ce402" office:value-type="string">
            <text:p>Kuvia sekunnissa kuvaushetkellä :\n(esim: 300)</text:p>
          </table:table-cell>
          <table:table-cell table:style-name="ce229" office:value-type="string">
            <text:p>Antall bilder per sekund ved opptak :\n(ex: 300)</text:p>
          </table:table-cell>
          <table:table-cell table:style-name="ce135" office:value-type="string">
            <text:p>捕捉时间内每秒帧数 :\n(ex: 300)</text:p>
          </table:table-cell>
          <table:table-cell table:style-name="ce183" office:value-type="string">
            <text:p>Görüntü Yakalama sürecindeki saniye başına düşen kare sayısı :\n(ex: 300)</text:p>
          </table:table-cell>
          <table:table-cell table:style-name="ce244" office:value-type="string">
            <text:p>Αριθμός πλαισίων ανά δευτερόλεπτο στον χρόνο αποτύπωσης :\n(ex: 300)</text:p>
          </table:table-cell>
          <table:table-cell table:style-name="ce222" office:value-type="string">
            <text:p>Kadrų skaičius per sekundę užfiksuotame laike :\n (ex: 300)</text:p>
          </table:table-cell>
          <table:table-cell table:style-name="ce66" office:value-type="string">
            <text:p>Antal bilder per sekund vid inspelning :\n(ex: 300)</text:p>
          </table:table-cell>
          <table:table-cell table:style-name="ce422" table:number-columns-repeated="1005"/>
          <table:table-cell/>
        </table:table-row>
        <table:table-row table:style-name="ro16">
          <table:table-cell table:style-name="ce334" office:value-type="string">
            <text:p>dlgConfigureSpeed_lblFPSDisplayTime</text:p>
          </table:table-cell>
          <table:table-cell table:style-name="ce334"/>
          <table:table-cell table:style-name="ce353" office:value-type="string">
            <text:p>Number of frames per seconds at display time : {0:0.00} fps.</text:p>
          </table:table-cell>
          <table:table-cell table:style-name="ce153" office:value-type="string">
            <text:p>Nombre d'images par seconde à la lecture : {0:0.00} ips.</text:p>
          </table:table-cell>
          <table:table-cell table:style-name="ce66" office:value-type="string">
            <text:p>Aantal beelden per seconde bij afspelen <text:s/>: {0:0.00} fps.</text:p>
          </table:table-cell>
          <table:table-cell table:style-name="ce173" office:value-type="string">
            <text:p>Anzahl der Frames pro Sekunde bei Wiedergabe : {0:0.00} fps.</text:p>
          </table:table-cell>
          <table:table-cell table:style-name="ce181" office:value-type="string">
            <text:p>Número de imagenes por segundo en tiempo de reprodución : {0:0,00} ips.</text:p>
          </table:table-cell>
          <table:table-cell table:style-name="ce183" office:value-type="string">
            <text:p>Número de quadros por segundo no tempo de exibição: {0:0.00} fps.</text:p>
          </table:table-cell>
          <table:table-cell table:style-name="ce217"/>
          <table:table-cell table:style-name="ce220" office:value-type="string">
            <text:p>Numero di fotogrammi al secondo nella riproduzione : {0:0.00} fps.</text:p>
          </table:table-cell>
          <table:table-cell table:style-name="ce396" office:value-type="string">
            <text:p>Numărul de cadre pe secundă în timpul rulării : {0:0.00} fps.</text:p>
          </table:table-cell>
          <table:table-cell table:style-name="ce402" office:value-type="string">
            <text:p>Kuvia sekunnissa näyttöhetkellä : {0:0.00} fps.</text:p>
          </table:table-cell>
          <table:table-cell table:style-name="ce229" office:value-type="string">
            <text:p>Antall bilder per sekund ved visning: {0:0.00} bps</text:p>
          </table:table-cell>
          <table:table-cell table:style-name="ce135" office:value-type="string">
            <text:p>显示时间内每秒帧数 : {0:0.00} fps.</text:p>
          </table:table-cell>
          <table:table-cell table:style-name="ce183" office:value-type="string">
            <text:p>Görüntüleme sürecindeki saniye başına düşen kare sayısı : {0:0.00} fps</text:p>
          </table:table-cell>
          <table:table-cell table:style-name="ce244" office:value-type="string">
            <text:p>Αριθμός πλαισίων ανά δευτερόλεπτο στον χρόνο απεικόνισης : {0:0.00} fps.</text:p>
          </table:table-cell>
          <table:table-cell table:style-name="ce222" office:value-type="string">
            <text:p>Kadrų skaičius per sekunde, rodomas laikas: {0:0.00} k/s</text:p>
          </table:table-cell>
          <table:table-cell table:style-name="ce66" office:value-type="string">
            <text:p>Antal bilder per sekund vid uppspelning : {0:0.00} bps.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334" office:value-type="string">
            <text:p>dlgConfigureSpeed_lblSlowFactor</text:p>
          </table:table-cell>
          <table:table-cell table:style-name="ce334"/>
          <table:table-cell table:style-name="ce353" office:value-type="string">
            <text:p>Video is {0:0} times slower than original.</text:p>
          </table:table-cell>
          <table:table-cell table:style-name="ce153" office:value-type="string">
            <text:p>La vidéo est {0:0} fois plus lente que l'original</text:p>
          </table:table-cell>
          <table:table-cell table:style-name="ce66" office:value-type="string">
            <text:p>Video is {0:0} malen langzamer dan origineel.</text:p>
          </table:table-cell>
          <table:table-cell table:style-name="ce173" office:value-type="string">
            <text:p>Video ist {0:0} mal langsamer als das Original.</text:p>
          </table:table-cell>
          <table:table-cell table:style-name="ce181" office:value-type="string">
            <text:p>El vídeo es {0:0} veces más lento que el original.</text:p>
          </table:table-cell>
          <table:table-cell table:style-name="ce183" office:value-type="string">
            <text:p>O vídeo é {0:0} vezes menor que o original.</text:p>
          </table:table-cell>
          <table:table-cell table:style-name="ce217"/>
          <table:table-cell table:style-name="ce220" office:value-type="string">
            <text:p>Il Video e' {0:0} volte piu' lento dell'originale.</text:p>
          </table:table-cell>
          <table:table-cell table:style-name="ce396" office:value-type="string">
            <text:p>Fişierul video este de {0:0} ori mai lent decât originalul.</text:p>
          </table:table-cell>
          <table:table-cell table:style-name="ce402" office:value-type="string">
            <text:p>Video on {0:0} kertaa alkuperäistä hitaampi.</text:p>
          </table:table-cell>
          <table:table-cell table:style-name="ce229" office:value-type="string">
            <text:p>Video er {0:0} langsommere enn originalt</text:p>
          </table:table-cell>
          <table:table-cell table:style-name="ce135" office:value-type="string">
            <text:p>视频比原来慢 {0:0} 倍.</text:p>
          </table:table-cell>
          <table:table-cell table:style-name="ce183" office:value-type="string">
            <text:p>Video orijinalden {0:0} kat daha yavaş.</text:p>
          </table:table-cell>
          <table:table-cell table:style-name="ce244" office:value-type="string">
            <text:p>Το Video είναι {0:0} φορές πιο αργό από το αρχικό.</text:p>
          </table:table-cell>
          <table:table-cell table:style-name="ce222" office:value-type="string">
            <text:p>Rodomas video {0:0} kartus lėčiau nei originalas.</text:p>
          </table:table-cell>
          <table:table-cell table:style-name="ce66" office:value-type="string">
            <text:p>Videon är {0:0} gånger långsammare än original.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4" office:value-type="string">
            <text:p>dlgConfigureSpeed_Title</text:p>
          </table:table-cell>
          <table:table-cell table:style-name="ce334"/>
          <table:table-cell table:style-name="ce353" office:value-type="string">
            <text:p>Configure original speed</text:p>
          </table:table-cell>
          <table:table-cell table:style-name="ce153" office:value-type="string">
            <text:p>Configurer la vitesse d'origine</text:p>
          </table:table-cell>
          <table:table-cell table:style-name="ce66" office:value-type="string">
            <text:p>Configureer originele snelheid</text:p>
          </table:table-cell>
          <table:table-cell table:style-name="ce173" office:value-type="string">
            <text:p>Ausgangsgeschwindigkeit konfigurieren</text:p>
          </table:table-cell>
          <table:table-cell table:style-name="ce176" office:value-type="string">
            <text:p>Configurar la velocidad de origen</text:p>
          </table:table-cell>
          <table:table-cell table:style-name="ce183" office:value-type="string">
            <text:p>Configurar velocidade original</text:p>
          </table:table-cell>
          <table:table-cell table:style-name="ce217"/>
          <table:table-cell table:style-name="ce220" office:value-type="string">
            <text:p>Configura velocita' originale</text:p>
          </table:table-cell>
          <table:table-cell table:style-name="ce396" office:value-type="string">
            <text:p>Configurează viteza originală</text:p>
          </table:table-cell>
          <table:table-cell table:style-name="ce402" office:value-type="string">
            <text:p>Konfiguroi alkuperäistä nopeutta.</text:p>
          </table:table-cell>
          <table:table-cell table:style-name="ce229" office:value-type="string">
            <text:p>Konfigurer opptakshastighet</text:p>
          </table:table-cell>
          <table:table-cell table:style-name="ce135" office:value-type="string">
            <text:p>配置原始速度</text:p>
          </table:table-cell>
          <table:table-cell table:style-name="ce183" office:value-type="string">
            <text:p>Orijinal hızı ayarla</text:p>
          </table:table-cell>
          <table:table-cell table:style-name="ce244" office:value-type="string">
            <text:p>Διευθέτηση αρχικής ταχύτητας</text:p>
          </table:table-cell>
          <table:table-cell table:style-name="ce222" office:value-type="string">
            <text:p>Keisti greitį</text:p>
          </table:table-cell>
          <table:table-cell table:style-name="ce66" office:value-type="string">
            <text:p>Konfigurera original hastighet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4" office:value-type="string">
            <text:p>dlgConfigureSpeed_ToolTip_Reset</text:p>
          </table:table-cell>
          <table:table-cell table:style-name="ce334"/>
          <table:table-cell table:style-name="ce353" office:value-type="string">
            <text:p>Reset</text:p>
          </table:table-cell>
          <table:table-cell table:style-name="ce153" office:value-type="string">
            <text:p>Remettre à zéro</text:p>
          </table:table-cell>
          <table:table-cell table:style-name="ce66" office:value-type="string">
            <text:p>Herstel</text:p>
          </table:table-cell>
          <table:table-cell table:style-name="ce173" office:value-type="string">
            <text:p>Zurücksetzen</text:p>
          </table:table-cell>
          <table:table-cell table:style-name="ce176" office:value-type="string">
            <text:p>Restaurar</text:p>
          </table:table-cell>
          <table:table-cell table:style-name="ce183" office:value-type="string">
            <text:p>Resetar</text:p>
          </table:table-cell>
          <table:table-cell table:style-name="ce217"/>
          <table:table-cell table:style-name="ce220" office:value-type="string">
            <text:p>Azzera</text:p>
          </table:table-cell>
          <table:table-cell table:style-name="ce396" office:value-type="string">
            <text:p>Reseteză</text:p>
          </table:table-cell>
          <table:table-cell table:style-name="ce402" office:value-type="string">
            <text:p>Palauta</text:p>
          </table:table-cell>
          <table:table-cell table:style-name="ce229" office:value-type="string">
            <text:p>Tilbakestill</text:p>
          </table:table-cell>
          <table:table-cell table:style-name="ce135" office:value-type="string">
            <text:p>重设</text:p>
          </table:table-cell>
          <table:table-cell table:style-name="ce183" office:value-type="string">
            <text:p>Baştaki Konuma Getir</text:p>
          </table:table-cell>
          <table:table-cell table:style-name="ce244" office:value-type="string">
            <text:p>Επανάθεση</text:p>
          </table:table-cell>
          <table:table-cell table:style-name="ce222" office:value-type="string">
            <text:p>Atkurti</text:p>
          </table:table-cell>
          <table:table-cell table:style-name="ce66" office:value-type="string">
            <text:p>Återställning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332" office:value-type="string">
            <text:p>dlgConfigureTrajectory_chkShowTarget</text:p>
          </table:table-cell>
          <table:table-cell table:style-name="ce334"/>
          <table:table-cell table:style-name="ce350" office:value-type="string">
            <text:p>Show the Target Marker</text:p>
          </table:table-cell>
          <table:table-cell table:style-name="ce153" office:value-type="string">
            <text:p>Montrer le Marqueur de Cible</text:p>
          </table:table-cell>
          <table:table-cell table:style-name="ce66" office:value-type="string">
            <text:p>Toon Doel Markeerder</text:p>
          </table:table-cell>
          <table:table-cell table:style-name="ce66" office:value-type="string">
            <text:p>Zielmarkierungswerzeug anzeigen</text:p>
          </table:table-cell>
          <table:table-cell table:style-name="ce176" office:value-type="string">
            <text:p>Mostrar el marcador de diana</text:p>
          </table:table-cell>
          <table:table-cell table:style-name="ce183" office:value-type="string">
            <text:p>Mostrar Marcador Alvo</text:p>
          </table:table-cell>
          <table:table-cell table:style-name="ce217"/>
          <table:table-cell table:style-name="ce220" office:value-type="string">
            <text:p>Mostra riquadro marcatore bersaglio</text:p>
          </table:table-cell>
          <table:table-cell table:style-name="ce395" office:value-type="string">
            <text:p>Arată markerul ţintă</text:p>
          </table:table-cell>
          <table:table-cell table:style-name="ce400" office:value-type="string">
            <text:p>Näytä kohdemerkki</text:p>
          </table:table-cell>
          <table:table-cell table:style-name="ce229" office:value-type="string">
            <text:p>Vis markør</text:p>
          </table:table-cell>
          <table:table-cell table:style-name="ce135" office:value-type="string">
            <text:p>显示目标标记</text:p>
          </table:table-cell>
          <table:table-cell table:style-name="ce183" office:value-type="string">
            <text:p>Hedef İşaretleyicisini Göster</text:p>
          </table:table-cell>
          <table:table-cell table:style-name="ce244" office:value-type="string">
            <text:p>Εμφάνιση Σελιδοδείκτη Προορισμού</text:p>
          </table:table-cell>
          <table:table-cell table:style-name="ce222" office:value-type="string">
            <text:p>Rodyti žymę</text:p>
          </table:table-cell>
          <table:table-cell table:style-name="ce66" office:value-type="string">
            <text:p>Visa Kryssmarkören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Trajectory_chkShowTitles</text:p>
          </table:table-cell>
          <table:table-cell table:style-name="ce334"/>
          <table:table-cell table:style-name="ce350" office:value-type="string">
            <text:p>Show Key Images Titles</text:p>
          </table:table-cell>
          <table:table-cell table:style-name="ce153" office:value-type="string">
            <text:p>Montrer les Titres des Images Clés</text:p>
          </table:table-cell>
          <table:table-cell table:style-name="ce66" office:value-type="string">
            <text:p>Toon Kernbeeld Titel</text:p>
          </table:table-cell>
          <table:table-cell table:style-name="ce66" office:value-type="string">
            <text:p>Zeige Schlüsselbild Titel</text:p>
          </table:table-cell>
          <table:table-cell table:style-name="ce176" office:value-type="string">
            <text:p>Mostrar títulos de las imàgenes clave</text:p>
          </table:table-cell>
          <table:table-cell table:style-name="ce183" office:value-type="string">
            <text:p>Mostrar Título dos Quadros de Imagens</text:p>
          </table:table-cell>
          <table:table-cell table:style-name="ce217"/>
          <table:table-cell table:style-name="ce220" office:value-type="string">
            <text:p>Mostra Titoli delle Immagini Chiave</text:p>
          </table:table-cell>
          <table:table-cell table:style-name="ce395" office:value-type="string">
            <text:p>Arată numele cadrelor cheie </text:p>
          </table:table-cell>
          <table:table-cell table:style-name="ce400" office:value-type="string">
            <text:p>Näytä avainkuvien nimet</text:p>
          </table:table-cell>
          <table:table-cell table:style-name="ce229" office:value-type="string">
            <text:p>Vis nøkkelbilde titler</text:p>
          </table:table-cell>
          <table:table-cell table:style-name="ce135" office:value-type="string">
            <text:p>显示关键帧标题</text:p>
          </table:table-cell>
          <table:table-cell table:style-name="ce183" office:value-type="string">
            <text:p>Anahtar İmaj Başlıklarını Göster</text:p>
          </table:table-cell>
          <table:table-cell table:style-name="ce244" office:value-type="string">
            <text:p>Εμφάνιση Τίτλων εικόνων κλειδιά</text:p>
          </table:table-cell>
          <table:table-cell table:style-name="ce222" office:value-type="string">
            <text:p>Rodyti paveikslėlių žymių antraštes</text:p>
          </table:table-cell>
          <table:table-cell table:style-name="ce66" office:value-type="string">
            <text:p>Visa Nyckelbildernas titla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dlgConfigureTrajectory_chkShowTrajectory</text:p>
          </table:table-cell>
          <table:table-cell table:style-name="ce334"/>
          <table:table-cell table:style-name="ce164" office:value-type="string">
            <text:p>Show Path</text:p>
          </table:table-cell>
          <table:table-cell table:style-name="ce153" office:value-type="string">
            <text:p>Montrer la Trajectoire</text:p>
          </table:table-cell>
          <table:table-cell table:style-name="ce66" office:value-type="string">
            <text:p>Toon Trajectpad</text:p>
          </table:table-cell>
          <table:table-cell table:style-name="ce173" office:value-type="string">
            <text:p>Zeige Trajektorie</text:p>
          </table:table-cell>
          <table:table-cell table:style-name="ce176" office:value-type="string">
            <text:p>Mostrar la trayectoria</text:p>
          </table:table-cell>
          <table:table-cell table:style-name="ce183" office:value-type="string">
            <text:p>Mostrar Caminho</text:p>
          </table:table-cell>
          <table:table-cell table:style-name="ce217"/>
          <table:table-cell table:style-name="ce220" office:value-type="string">
            <text:p>Mostra la Traiettoria</text:p>
          </table:table-cell>
          <table:table-cell table:style-name="ce111" office:value-type="string">
            <text:p>Arată traiectoria </text:p>
          </table:table-cell>
          <table:table-cell table:style-name="ce223" office:value-type="string">
            <text:p>Näytä liikerata</text:p>
          </table:table-cell>
          <table:table-cell table:style-name="ce229" office:value-type="string">
            <text:p>Vis bane</text:p>
          </table:table-cell>
          <table:table-cell table:style-name="ce135" office:value-type="string">
            <text:p>显示路径</text:p>
          </table:table-cell>
          <table:table-cell table:style-name="ce183" office:value-type="string">
            <text:p>Yolu Göster</text:p>
          </table:table-cell>
          <table:table-cell table:style-name="ce244" office:value-type="string">
            <text:p>Εμφάνιση Διαδρομής</text:p>
          </table:table-cell>
          <table:table-cell table:style-name="ce222" office:value-type="string">
            <text:p>Rodyti kelią</text:p>
          </table:table-cell>
          <table:table-cell table:style-name="ce66" office:value-type="string">
            <text:p>Visa bana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dlgConfigureTrajectory_LabelExtraData</text:p>
          </table:table-cell>
          <table:table-cell table:style-name="ce334"/>
          <table:table-cell table:style-name="ce164" office:value-type="string">
            <text:p>Measurement:</text:p>
          </table:table-cell>
          <table:table-cell table:style-name="ce153" office:value-type="string">
            <text:p>Mesure :</text:p>
          </table:table-cell>
          <table:table-cell table:style-name="ce66" office:value-type="string">
            <text:p>Meting:</text:p>
          </table:table-cell>
          <table:table-cell table:style-name="ce173" office:value-type="string">
            <text:p>Messung :</text:p>
          </table:table-cell>
          <table:table-cell table:style-name="ce176" office:value-type="string">
            <text:p>Medición :</text:p>
          </table:table-cell>
          <table:table-cell table:style-name="ce188" office:value-type="string">
            <text:p>Medida:</text:p>
          </table:table-cell>
          <table:table-cell table:style-name="ce217"/>
          <table:table-cell table:style-name="ce220" office:value-type="string">
            <text:p>Misurazione:</text:p>
          </table:table-cell>
          <table:table-cell table:style-name="ce111" office:value-type="string">
            <text:p>Măsurare:</text:p>
          </table:table-cell>
          <table:table-cell table:style-name="ce164" office:value-type="string">
            <text:p>Mitta:</text:p>
          </table:table-cell>
          <table:table-cell table:style-name="ce130" office:value-type="string">
            <text:p>Måling:</text:p>
          </table:table-cell>
          <table:table-cell table:style-name="ce135" office:value-type="string">
            <text:p>测量:</text:p>
          </table:table-cell>
          <table:table-cell table:style-name="ce66" office:value-type="string">
            <text:p>Ölçüm:</text:p>
          </table:table-cell>
          <table:table-cell table:style-name="ce183" office:value-type="string">
            <text:p>Μέτρηση:</text:p>
          </table:table-cell>
          <table:table-cell table:style-name="ce222" office:value-type="string">
            <text:p>Matas :</text:p>
          </table:table-cell>
          <table:table-cell table:style-name="ce66" office:value-type="string">
            <text:p>Mätning: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dlgConfigureTrajectory_ExtraData_None</text:p>
          </table:table-cell>
          <table:table-cell table:style-name="ce334"/>
          <table:table-cell table:style-name="ce164" office:value-type="string">
            <text:p>None</text:p>
          </table:table-cell>
          <table:table-cell table:style-name="ce153" office:value-type="string">
            <text:p>Aucune</text:p>
          </table:table-cell>
          <table:table-cell table:style-name="ce66" office:value-type="string">
            <text:p>Geen Meting</text:p>
          </table:table-cell>
          <table:table-cell table:style-name="ce173" office:value-type="string">
            <text:p>Keine Messung </text:p>
          </table:table-cell>
          <table:table-cell table:style-name="ce181" office:value-type="string">
            <text:p>Ninguna</text:p>
          </table:table-cell>
          <table:table-cell table:style-name="ce188" office:value-type="string">
            <text:p>Nenhum(a)</text:p>
          </table:table-cell>
          <table:table-cell table:style-name="ce217"/>
          <table:table-cell table:style-name="ce220" office:value-type="string">
            <text:p>Nessuna</text:p>
          </table:table-cell>
          <table:table-cell table:style-name="ce111" office:value-type="string">
            <text:p>Nedisponibilă</text:p>
          </table:table-cell>
          <table:table-cell table:style-name="ce164" office:value-type="string">
            <text:p>Puuttuu</text:p>
          </table:table-cell>
          <table:table-cell table:style-name="ce130" office:value-type="string">
            <text:p>Ingen måling</text:p>
          </table:table-cell>
          <table:table-cell table:style-name="ce135" office:value-type="string">
            <text:p>无</text:p>
          </table:table-cell>
          <table:table-cell table:style-name="ce66" office:value-type="string">
            <text:p>Hiçbiri</text:p>
          </table:table-cell>
          <table:table-cell table:style-name="ce183" office:value-type="string">
            <text:p>Καμμία</text:p>
          </table:table-cell>
          <table:table-cell table:style-name="ce222" office:value-type="string">
            <text:p>Nieko</text:p>
          </table:table-cell>
          <table:table-cell table:style-name="ce66" office:value-type="string">
            <text:p>Inget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dlgConfigureTrajectory_ExtraData_TotalDistance</text:p>
          </table:table-cell>
          <table:table-cell table:style-name="ce334"/>
          <table:table-cell table:style-name="ce164" office:value-type="string">
            <text:p>Distance</text:p>
          </table:table-cell>
          <table:table-cell table:style-name="ce153" office:value-type="string">
            <text:p>Distance</text:p>
          </table:table-cell>
          <table:table-cell table:style-name="ce66" office:value-type="string">
            <text:p>Afstand</text:p>
          </table:table-cell>
          <table:table-cell table:style-name="ce173" office:value-type="string">
            <text:p>Länge</text:p>
          </table:table-cell>
          <table:table-cell table:style-name="ce181" office:value-type="string">
            <text:p>Distancia</text:p>
          </table:table-cell>
          <table:table-cell table:style-name="ce188" office:value-type="string">
            <text:p>Distância</text:p>
          </table:table-cell>
          <table:table-cell table:style-name="ce217"/>
          <table:table-cell table:style-name="ce220" office:value-type="string">
            <text:p>Distanza</text:p>
          </table:table-cell>
          <table:table-cell table:style-name="ce111" office:value-type="string">
            <text:p>Distanţă</text:p>
          </table:table-cell>
          <table:table-cell table:style-name="ce164" office:value-type="string">
            <text:p>Matka</text:p>
          </table:table-cell>
          <table:table-cell table:style-name="ce130" office:value-type="string">
            <text:p>Distanse</text:p>
          </table:table-cell>
          <table:table-cell table:style-name="ce135" office:value-type="string">
            <text:p>距离</text:p>
          </table:table-cell>
          <table:table-cell table:style-name="ce66" office:value-type="string">
            <text:p>Mesafe</text:p>
          </table:table-cell>
          <table:table-cell table:style-name="ce183" office:value-type="string">
            <text:p>Απόσταση</text:p>
          </table:table-cell>
          <table:table-cell table:style-name="ce222" office:value-type="string">
            <text:p>Atstumas</text:p>
          </table:table-cell>
          <table:table-cell table:style-name="ce66" office:value-type="string">
            <text:p>Längd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dlgConfigureTrajectory_ExtraData_Speed</text:p>
          </table:table-cell>
          <table:table-cell table:style-name="ce334"/>
          <table:table-cell table:style-name="ce164" office:value-type="string">
            <text:p>Speed</text:p>
          </table:table-cell>
          <table:table-cell table:style-name="ce153" office:value-type="string">
            <text:p>Vitesse</text:p>
          </table:table-cell>
          <table:table-cell table:style-name="ce66" office:value-type="string">
            <text:p>Snelheid</text:p>
          </table:table-cell>
          <table:table-cell table:style-name="ce173" office:value-type="string">
            <text:p>Geschwindigkeit</text:p>
          </table:table-cell>
          <table:table-cell table:style-name="ce181" office:value-type="string">
            <text:p>Velocidad</text:p>
          </table:table-cell>
          <table:table-cell table:style-name="ce188" office:value-type="string">
            <text:p>Velocidade</text:p>
          </table:table-cell>
          <table:table-cell table:style-name="ce217"/>
          <table:table-cell table:style-name="ce220" office:value-type="string">
            <text:p>Velocita'</text:p>
          </table:table-cell>
          <table:table-cell table:style-name="ce111" office:value-type="string">
            <text:p>Viteză </text:p>
          </table:table-cell>
          <table:table-cell table:style-name="ce164" office:value-type="string">
            <text:p>Nopeus</text:p>
          </table:table-cell>
          <table:table-cell table:style-name="ce130" office:value-type="string">
            <text:p>Fart</text:p>
          </table:table-cell>
          <table:table-cell table:style-name="ce135" office:value-type="string">
            <text:p>速度</text:p>
          </table:table-cell>
          <table:table-cell table:style-name="ce66" office:value-type="string">
            <text:p>Hız </text:p>
          </table:table-cell>
          <table:table-cell table:style-name="ce183" office:value-type="string">
            <text:p>Ταχύτητα</text:p>
          </table:table-cell>
          <table:table-cell table:style-name="ce222" office:value-type="string">
            <text:p>Greitis</text:p>
          </table:table-cell>
          <table:table-cell table:style-name="ce66" office:value-type="string">
            <text:p>Hastighet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dlgConfigureTrajectory_lblMode</text:p>
          </table:table-cell>
          <table:table-cell table:style-name="ce334"/>
          <table:table-cell table:style-name="ce143" office:value-type="string">
            <text:p>Mode :</text:p>
          </table:table-cell>
          <table:table-cell table:style-name="ce153" office:value-type="string">
            <text:p>Mode :</text:p>
          </table:table-cell>
          <table:table-cell table:style-name="ce66" office:value-type="string">
            <text:p>Mode:</text:p>
          </table:table-cell>
          <table:table-cell table:style-name="ce173" office:value-type="string">
            <text:p>Modus</text:p>
          </table:table-cell>
          <table:table-cell table:style-name="ce176" office:value-type="string">
            <text:p>Modo :</text:p>
          </table:table-cell>
          <table:table-cell table:style-name="ce183" office:value-type="string">
            <text:p>Modo:</text:p>
          </table:table-cell>
          <table:table-cell table:style-name="ce217"/>
          <table:table-cell table:style-name="ce220" office:value-type="string">
            <text:p>Modalita' :</text:p>
          </table:table-cell>
          <table:table-cell table:style-name="ce221" office:value-type="string">
            <text:p>Mod :</text:p>
          </table:table-cell>
          <table:table-cell table:style-name="ce225" office:value-type="string">
            <text:p>Tila:</text:p>
          </table:table-cell>
          <table:table-cell table:style-name="ce229" office:value-type="string">
            <text:p>Modus:</text:p>
          </table:table-cell>
          <table:table-cell table:style-name="ce135" office:value-type="string">
            <text:p>模式:</text:p>
          </table:table-cell>
          <table:table-cell table:style-name="ce183" office:value-type="string">
            <text:p>Mod:</text:p>
          </table:table-cell>
          <table:table-cell table:style-name="ce244" office:value-type="string">
            <text:p>Τρόπος :</text:p>
          </table:table-cell>
          <table:table-cell table:style-name="ce222" office:value-type="string">
            <text:p>Būdas :</text:p>
          </table:table-cell>
          <table:table-cell table:style-name="ce66" office:value-type="string">
            <text:p>Läge :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dlgConfigureTrajectory_ModeTrajectory</text:p>
          </table:table-cell>
          <table:table-cell table:style-name="ce334"/>
          <table:table-cell table:style-name="ce164" office:value-type="string">
            <text:p>Path</text:p>
          </table:table-cell>
          <table:table-cell table:style-name="ce153" office:value-type="string">
            <text:p>Trajectoire</text:p>
          </table:table-cell>
          <table:table-cell table:style-name="ce66" office:value-type="string">
            <text:p>Trajectpad</text:p>
          </table:table-cell>
          <table:table-cell table:style-name="ce173" office:value-type="string">
            <text:p>Trajektorie</text:p>
          </table:table-cell>
          <table:table-cell table:style-name="ce176" office:value-type="string">
            <text:p>Trayectoria</text:p>
          </table:table-cell>
          <table:table-cell table:style-name="ce183" office:value-type="string">
            <text:p>Caminho</text:p>
          </table:table-cell>
          <table:table-cell table:style-name="ce217"/>
          <table:table-cell table:style-name="ce220" office:value-type="string">
            <text:p>Traiettoria</text:p>
          </table:table-cell>
          <table:table-cell table:style-name="ce221" office:value-type="string">
            <text:p>Traiectorie</text:p>
          </table:table-cell>
          <table:table-cell table:style-name="ce223" office:value-type="string">
            <text:p>Liikerata</text:p>
          </table:table-cell>
          <table:table-cell table:style-name="ce229" office:value-type="string">
            <text:p>Bane</text:p>
          </table:table-cell>
          <table:table-cell table:style-name="ce135" office:value-type="string">
            <text:p>路径</text:p>
          </table:table-cell>
          <table:table-cell table:style-name="ce183" office:value-type="string">
            <text:p>Yol</text:p>
          </table:table-cell>
          <table:table-cell table:style-name="ce244" office:value-type="string">
            <text:p>Διαδρομή</text:p>
          </table:table-cell>
          <table:table-cell table:style-name="ce222" office:value-type="string">
            <text:p>Kelias</text:p>
          </table:table-cell>
          <table:table-cell table:style-name="ce66" office:value-type="string">
            <text:p>Bana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Trajectory_Style</text:p>
          </table:table-cell>
          <table:table-cell table:style-name="ce334"/>
          <table:table-cell table:style-name="ce350" office:value-type="string">
            <text:p>Style :</text:p>
          </table:table-cell>
          <table:table-cell table:style-name="ce153" office:value-type="string">
            <text:p>Style :</text:p>
          </table:table-cell>
          <table:table-cell table:style-name="ce66" office:value-type="string">
            <text:p>Stijl:</text:p>
          </table:table-cell>
          <table:table-cell table:style-name="ce66" office:value-type="string">
            <text:p>Stil:</text:p>
          </table:table-cell>
          <table:table-cell table:style-name="ce176" office:value-type="string">
            <text:p>Stilo :</text:p>
          </table:table-cell>
          <table:table-cell table:style-name="ce183" office:value-type="string">
            <text:p>Estilo:</text:p>
          </table:table-cell>
          <table:table-cell table:style-name="ce217"/>
          <table:table-cell table:style-name="ce220" office:value-type="string">
            <text:p>Stile :</text:p>
          </table:table-cell>
          <table:table-cell table:style-name="ce395" office:value-type="string">
            <text:p>Stil :</text:p>
          </table:table-cell>
          <table:table-cell table:style-name="ce400" office:value-type="string">
            <text:p>Tyyli:</text:p>
          </table:table-cell>
          <table:table-cell table:style-name="ce229" office:value-type="string">
            <text:p>Stil: </text:p>
          </table:table-cell>
          <table:table-cell table:style-name="ce135" office:value-type="string">
            <text:p>风格:</text:p>
          </table:table-cell>
          <table:table-cell table:style-name="ce183" office:value-type="string">
            <text:p>Stil:</text:p>
          </table:table-cell>
          <table:table-cell table:style-name="ce244" office:value-type="string">
            <text:p>Στυλ :</text:p>
          </table:table-cell>
          <table:table-cell table:style-name="ce222" office:value-type="string">
            <text:p>Stilius :</text:p>
          </table:table-cell>
          <table:table-cell table:style-name="ce66" office:value-type="string">
            <text:p>Stil :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Trajectory_Title</text:p>
          </table:table-cell>
          <table:table-cell table:style-name="ce334"/>
          <table:table-cell table:style-name="ce164" office:value-type="string">
            <text:p>Configure Path</text:p>
          </table:table-cell>
          <table:table-cell table:style-name="ce153" office:value-type="string">
            <text:p>Configurer l'Affichage de la Trajectoire</text:p>
          </table:table-cell>
          <table:table-cell table:style-name="ce66" office:value-type="string">
            <text:p>Configureer Trajectpad</text:p>
          </table:table-cell>
          <table:table-cell table:style-name="ce173" office:value-type="string">
            <text:p>Trajektorie konfigurieren</text:p>
          </table:table-cell>
          <table:table-cell table:style-name="ce176" office:value-type="string">
            <text:p>Configurar la Trayectoria</text:p>
          </table:table-cell>
          <table:table-cell table:style-name="ce184" office:value-type="string">
            <text:p>Configurar Trajetória</text:p>
          </table:table-cell>
          <table:table-cell table:style-name="ce217"/>
          <table:table-cell table:style-name="ce220" office:value-type="string">
            <text:p>Configura la Traiettoria</text:p>
          </table:table-cell>
          <table:table-cell table:style-name="ce395" office:value-type="string">
            <text:p>Configurează afişarea traiectoriei</text:p>
          </table:table-cell>
          <table:table-cell table:style-name="ce223" office:value-type="string">
            <text:p>Konfiguroi liikerata</text:p>
          </table:table-cell>
          <table:table-cell table:style-name="ce229" office:value-type="string">
            <text:p>Konfigurer bane</text:p>
          </table:table-cell>
          <table:table-cell table:style-name="ce135" office:value-type="string">
            <text:p>配置路径</text:p>
          </table:table-cell>
          <table:table-cell table:style-name="ce183" office:value-type="string">
            <text:p>Yolu Ayarla</text:p>
          </table:table-cell>
          <table:table-cell table:style-name="ce244" office:value-type="string">
            <text:p>Διευθέτηση Διαδρομής</text:p>
          </table:table-cell>
          <table:table-cell table:style-name="ce222" office:value-type="string">
            <text:p>Redaguoti kelią</text:p>
          </table:table-cell>
          <table:table-cell table:style-name="ce66" office:value-type="string">
            <text:p>Konfigurera banan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Trajectory_RadioComplete</text:p>
          </table:table-cell>
          <table:table-cell table:style-name="ce334"/>
          <table:table-cell table:style-name="ce164" office:value-type="string">
            <text:p>Complete Path</text:p>
          </table:table-cell>
          <table:table-cell table:style-name="ce153" office:value-type="string">
            <text:p>Trajectoire complète</text:p>
          </table:table-cell>
          <table:table-cell table:style-name="ce66" office:value-type="string">
            <text:p>Compleet Trajectpad</text:p>
          </table:table-cell>
          <table:table-cell table:style-name="ce66" office:value-type="string">
            <text:p>Komplette Spur</text:p>
          </table:table-cell>
          <table:table-cell table:style-name="ce176" office:value-type="string">
            <text:p>Trayectoria completa</text:p>
          </table:table-cell>
          <table:table-cell table:style-name="ce184" office:value-type="string">
            <text:p>Trajetória Completa</text:p>
          </table:table-cell>
          <table:table-cell table:style-name="ce217"/>
          <table:table-cell table:style-name="ce220" office:value-type="string">
            <text:p>Traiettoria completa</text:p>
          </table:table-cell>
          <table:table-cell table:style-name="ce395" office:value-type="string">
            <text:p>Traiectorie completa</text:p>
          </table:table-cell>
          <table:table-cell table:style-name="ce223" office:value-type="string">
            <text:p>Koko liikerata</text:p>
          </table:table-cell>
          <table:table-cell table:style-name="ce229" office:value-type="string">
            <text:p>Fullstendig bane</text:p>
          </table:table-cell>
          <table:table-cell table:style-name="ce135" office:value-type="string">
            <text:p>完整路径</text:p>
          </table:table-cell>
          <table:table-cell table:style-name="ce183" office:value-type="string">
            <text:p>Yolu Tamamla</text:p>
          </table:table-cell>
          <table:table-cell table:style-name="ce244" office:value-type="string">
            <text:p>Ολοκλήρωση Διαδρομής</text:p>
          </table:table-cell>
          <table:table-cell table:style-name="ce222" office:value-type="string">
            <text:p>Rodyti visą kelią</text:p>
          </table:table-cell>
          <table:table-cell table:style-name="ce66" office:value-type="string">
            <text:p>Hela banan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332" office:value-type="string">
            <text:p>dlgConfigureTrajectory_RadioFocus</text:p>
          </table:table-cell>
          <table:table-cell table:style-name="ce334"/>
          <table:table-cell table:style-name="ce164" office:value-type="string">
            <text:p>Path section around current image</text:p>
          </table:table-cell>
          <table:table-cell table:style-name="ce153" office:value-type="string">
            <text:p>Section de trajectoire autour de l'image en cours</text:p>
          </table:table-cell>
          <table:table-cell table:style-name="ce66" office:value-type="string">
            <text:p>Trajectpad sectie rond huidig beeld</text:p>
          </table:table-cell>
          <table:table-cell table:style-name="ce66" office:value-type="string">
            <text:p>Teilspur um das aktuelle Bild</text:p>
          </table:table-cell>
          <table:table-cell table:style-name="ce176" office:value-type="string">
            <text:p>Selección de trayectoria alrededor de la imagen en curso</text:p>
          </table:table-cell>
          <table:table-cell table:style-name="ce184" office:value-type="string">
            <text:p>Seleção da trajetória ao redor da imagem atual</text:p>
          </table:table-cell>
          <table:table-cell table:style-name="ce217"/>
          <table:table-cell table:style-name="ce220" office:value-type="string">
            <text:p>Segmento di traiettoria intorno all'immagine attuale</text:p>
          </table:table-cell>
          <table:table-cell table:style-name="ce395" office:value-type="string">
            <text:p>Sectiune de traiectorie in jurul cadrului curent</text:p>
          </table:table-cell>
          <table:table-cell table:style-name="ce223" office:value-type="string">
            <text:p>Nykyisen kuvan ympärillä oleva liikeradan osuus</text:p>
          </table:table-cell>
          <table:table-cell table:style-name="ce229" office:value-type="string">
            <text:p>Deler av bane rundt aktuelt bilde</text:p>
          </table:table-cell>
          <table:table-cell table:style-name="ce135" office:value-type="string">
            <text:p>当前图像路径</text:p>
          </table:table-cell>
          <table:table-cell table:style-name="ce183" office:value-type="string">
            <text:p>Geçerli imajın etrafındaki yol kesiti</text:p>
          </table:table-cell>
          <table:table-cell table:style-name="ce244" office:value-type="string">
            <text:p>Επιλογή διαδρομής γύρω από την παρούσα εικόνα</text:p>
          </table:table-cell>
          <table:table-cell table:style-name="ce222" office:value-type="string">
            <text:p>Rodyti busimą kelią</text:p>
          </table:table-cell>
          <table:table-cell table:style-name="ce66" office:value-type="string">
            <text:p>Bansnittet kring nuvarande bild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332" office:value-type="string">
            <text:p>dlgConfigureTrajectory_RadioLabel</text:p>
          </table:table-cell>
          <table:table-cell table:style-name="ce334"/>
          <table:table-cell table:style-name="ce164" office:value-type="string">
            <text:p>Label following the Path</text:p>
          </table:table-cell>
          <table:table-cell table:style-name="ce153" office:value-type="string">
            <text:p>Label suivant la trajectoire</text:p>
          </table:table-cell>
          <table:table-cell table:style-name="ce66" office:value-type="string">
            <text:p>Label volgt het Trajectpad</text:p>
          </table:table-cell>
          <table:table-cell table:style-name="ce66" office:value-type="string">
            <text:p>Beschriftung folgt der Spur</text:p>
          </table:table-cell>
          <table:table-cell table:style-name="ce176" office:value-type="string">
            <text:p>Etiqueta según la trayectoria</text:p>
          </table:table-cell>
          <table:table-cell table:style-name="ce184" office:value-type="string">
            <text:p>Informação seguindo a Trajetória</text:p>
          </table:table-cell>
          <table:table-cell table:style-name="ce217"/>
          <table:table-cell table:style-name="ce220" office:value-type="string">
            <text:p>Etichetta che segue la traiettoria</text:p>
          </table:table-cell>
          <table:table-cell table:style-name="ce395" office:value-type="string">
            <text:p>Eticheta de-a lungul traiectoriei</text:p>
          </table:table-cell>
          <table:table-cell table:style-name="ce223" office:value-type="string">
            <text:p>Liikeradan otsikot</text:p>
          </table:table-cell>
          <table:table-cell table:style-name="ce229" office:value-type="string">
            <text:p>Beskrivelse følger banen</text:p>
          </table:table-cell>
          <table:table-cell table:style-name="ce135" office:value-type="string">
            <text:p>路径下标签</text:p>
          </table:table-cell>
          <table:table-cell table:style-name="ce183" office:value-type="string">
            <text:p>Yolu takip eden etiket</text:p>
          </table:table-cell>
          <table:table-cell table:style-name="ce244" office:value-type="string">
            <text:p>Ετικέτα ακολουθούμενη την διαδρομή</text:p>
          </table:table-cell>
          <table:table-cell table:style-name="ce222" office:value-type="string">
            <text:p>Atraštė sekanti kelią</text:p>
          </table:table-cell>
          <table:table-cell table:style-name="ce66" office:value-type="string">
            <text:p>Etikett följer banan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332" office:value-type="string">
            <text:p>dlgConfigureTrajectory_SetOrigin</text:p>
          </table:table-cell>
          <table:table-cell table:style-name="ce334"/>
          <table:table-cell table:style-name="ce164" office:value-type="string">
            <text:p>Coordinates system origin</text:p>
          </table:table-cell>
          <table:table-cell table:style-name="ce153" office:value-type="string">
            <text:p>Origine du repère de coordonnées</text:p>
          </table:table-cell>
          <table:table-cell table:style-name="ce66" office:value-type="string">
            <text:p>Originele systeem coördinaten</text:p>
          </table:table-cell>
          <table:table-cell table:style-name="ce66" office:value-type="string">
            <text:p>Koordinatenursprung setzen</text:p>
          </table:table-cell>
          <table:table-cell table:style-name="ce176" office:value-type="string">
            <text:p>Origen de coordenadas</text:p>
          </table:table-cell>
          <table:table-cell table:style-name="ce184" office:value-type="string">
            <text:p>Coordenadas do sitema de origem</text:p>
          </table:table-cell>
          <table:table-cell table:style-name="ce217"/>
          <table:table-cell table:style-name="ce388" office:value-type="string">
            <text:p>Coordinate di origine</text:p>
          </table:table-cell>
          <table:table-cell table:style-name="ce395" office:value-type="string">
            <text:p>Originea sistemului de coordonate</text:p>
          </table:table-cell>
          <table:table-cell table:style-name="ce223" office:value-type="string">
            <text:p>Koordinaatiojärjestelmän origo</text:p>
          </table:table-cell>
          <table:table-cell table:style-name="ce229" office:value-type="string">
            <text:p>Koordinater ved startsted</text:p>
          </table:table-cell>
          <table:table-cell table:style-name="ce135" office:value-type="string">
            <text:p>标记系统原点坐标</text:p>
          </table:table-cell>
          <table:table-cell table:style-name="ce183" office:value-type="string">
            <text:p>Sistem orijini koordinatları</text:p>
          </table:table-cell>
          <table:table-cell table:style-name="ce244" office:value-type="string">
            <text:p>Σημείο μηδέν, συστήματος συντεταγμένων</text:p>
          </table:table-cell>
          <table:table-cell table:style-name="ce222" office:value-type="string">
            <text:p>Originali koordinačių sistema</text:p>
          </table:table-cell>
          <table:table-cell table:style-name="ce66" office:value-type="string">
            <text:p>Koordinatsystemets ursprung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Mosaic_cbRightToLeft</text:p>
          </table:table-cell>
          <table:table-cell table:style-name="ce334"/>
          <table:table-cell table:style-name="ce350" office:value-type="string">
            <text:p>Right-to-left motion</text:p>
          </table:table-cell>
          <table:table-cell table:style-name="ce153" office:value-type="string">
            <text:p>Mouvement de droite à gauche</text:p>
          </table:table-cell>
          <table:table-cell table:style-name="ce66" office:value-type="string">
            <text:p>Beweging rechts-naar-links</text:p>
          </table:table-cell>
          <table:table-cell table:style-name="ce66" office:value-type="string">
            <text:p>Bewegung rechts nach links</text:p>
          </table:table-cell>
          <table:table-cell table:style-name="ce176" office:value-type="string">
            <text:p>Movimiento de izquierda a derecha</text:p>
          </table:table-cell>
          <table:table-cell table:style-name="ce183" office:value-type="string">
            <text:p>Movimento da Direita para esquerda</text:p>
          </table:table-cell>
          <table:table-cell table:style-name="ce217"/>
          <table:table-cell table:style-name="ce220" office:value-type="string">
            <text:p>Movimento da destra verso sinistra</text:p>
          </table:table-cell>
          <table:table-cell table:style-name="ce395" office:value-type="string">
            <text:p>Miscare de la dreapta la stanga</text:p>
          </table:table-cell>
          <table:table-cell table:style-name="ce400" office:value-type="string">
            <text:p>Liike oikealta vasemmalle</text:p>
          </table:table-cell>
          <table:table-cell table:style-name="ce229" office:value-type="string">
            <text:p>Høyre-til-venstre bevegelse</text:p>
          </table:table-cell>
          <table:table-cell table:style-name="ce135" office:value-type="string">
            <text:p>从右到左的动作</text:p>
          </table:table-cell>
          <table:table-cell table:style-name="ce183" office:value-type="string">
            <text:p>Sağdan sola hareket</text:p>
          </table:table-cell>
          <table:table-cell table:style-name="ce244" office:value-type="string">
            <text:p>Αριστερά-προς-Δεξιά κίνηση</text:p>
          </table:table-cell>
          <table:table-cell table:style-name="ce222" office:value-type="string">
            <text:p>Judesys iš dešinės į kairę</text:p>
          </table:table-cell>
          <table:table-cell table:style-name="ce66" office:value-type="string">
            <text:p>Rörelse höger till vänster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332" office:value-type="string">
            <text:p>dlgConfigureMeasure_lblRealSize</text:p>
          </table:table-cell>
          <table:table-cell table:style-name="ce334"/>
          <table:table-cell table:style-name="ce350" office:value-type="string">
            <text:p>Real size of the segment :</text:p>
          </table:table-cell>
          <table:table-cell table:style-name="ce153" office:value-type="string">
            <text:p>Taille réelle du segment :</text:p>
          </table:table-cell>
          <table:table-cell table:style-name="ce66" office:value-type="string">
            <text:p>Werkelijke afmetingen van het segment:</text:p>
          </table:table-cell>
          <table:table-cell table:style-name="ce66" office:value-type="string">
            <text:p>Tatsächliche Länge der Strecke</text:p>
          </table:table-cell>
          <table:table-cell table:style-name="ce176" office:value-type="string">
            <text:p>Medida real del segmento :</text:p>
          </table:table-cell>
          <table:table-cell table:style-name="ce183" office:value-type="string">
            <text:p>Tamanho real do segmento:</text:p>
          </table:table-cell>
          <table:table-cell table:style-name="ce217"/>
          <table:table-cell table:style-name="ce220" office:value-type="string">
            <text:p>Dimensione reale del segmento :</text:p>
          </table:table-cell>
          <table:table-cell table:style-name="ce395" office:value-type="string">
            <text:p>Marimea reala a segmentului :</text:p>
          </table:table-cell>
          <table:table-cell table:style-name="ce400" office:value-type="string">
            <text:p>Segmentin oikea koko:</text:p>
          </table:table-cell>
          <table:table-cell table:style-name="ce229" office:value-type="string">
            <text:p>Reell størrelse på segment:</text:p>
          </table:table-cell>
          <table:table-cell table:style-name="ce135" office:value-type="string">
            <text:p>片段真实大小 :</text:p>
          </table:table-cell>
          <table:table-cell table:style-name="ce183" office:value-type="string">
            <text:p>Segmentin gerçek büyüklüğü :</text:p>
          </table:table-cell>
          <table:table-cell table:style-name="ce244" office:value-type="string">
            <text:p>Πραγματικό μέγεθος του τμήματος</text:p>
          </table:table-cell>
          <table:table-cell table:style-name="ce222" office:value-type="string">
            <text:p>Segmento dydis :</text:p>
          </table:table-cell>
          <table:table-cell table:style-name="ce66" office:value-type="string">
            <text:p>Verklig storlek av segmentet :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dlgConfigureMeasure_Title</text:p>
          </table:table-cell>
          <table:table-cell table:style-name="ce334"/>
          <table:table-cell table:style-name="ce350" office:value-type="string">
            <text:p>Calibrate measure</text:p>
          </table:table-cell>
          <table:table-cell table:style-name="ce153" office:value-type="string">
            <text:p>Étalonner la mesure</text:p>
          </table:table-cell>
          <table:table-cell table:style-name="ce66" office:value-type="string">
            <text:p>Fixeer de afmeting</text:p>
          </table:table-cell>
          <table:table-cell table:style-name="ce66" office:value-type="string">
            <text:p>Messung kalibrieren</text:p>
          </table:table-cell>
          <table:table-cell table:style-name="ce176" office:value-type="string">
            <text:p>Calibrar la medida</text:p>
          </table:table-cell>
          <table:table-cell table:style-name="ce184" office:value-type="string">
            <text:p>Calibrar medida</text:p>
          </table:table-cell>
          <table:table-cell table:style-name="ce217"/>
          <table:table-cell table:style-name="ce220" office:value-type="string">
            <text:p>Misura stabilita</text:p>
          </table:table-cell>
          <table:table-cell table:style-name="ce395" office:value-type="string">
            <text:p>Calibrare</text:p>
          </table:table-cell>
          <table:table-cell table:style-name="ce400" office:value-type="string">
            <text:p>Sulje mitta</text:p>
          </table:table-cell>
          <table:table-cell table:style-name="ce130" office:value-type="string">
            <text:p>Kalibrere måling</text:p>
          </table:table-cell>
          <table:table-cell table:style-name="ce135" office:value-type="string">
            <text:p>校准测量</text:p>
          </table:table-cell>
          <table:table-cell table:style-name="ce183" office:value-type="string">
            <text:p>Ölçümü Kalibre Et</text:p>
          </table:table-cell>
          <table:table-cell table:style-name="ce244" office:value-type="string">
            <text:p>Μέτρηση σφραγίδας</text:p>
          </table:table-cell>
          <table:table-cell table:style-name="ce222" office:value-type="string">
            <text:p>Nustatyti dydį</text:p>
          </table:table-cell>
          <table:table-cell table:style-name="ce66" office:value-type="string">
            <text:p>Kalibrera Längd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3" office:value-type="string">
            <text:p>dlgDevicePicker_CurrentDevice</text:p>
          </table:table-cell>
          <table:table-cell table:style-name="ce343"/>
          <table:table-cell table:style-name="ce352" office:value-type="string">
            <text:p>Current device</text:p>
          </table:table-cell>
          <table:table-cell table:style-name="ce360" office:value-type="string">
            <text:p>Source en cours</text:p>
          </table:table-cell>
          <table:table-cell table:style-name="ce363" office:value-type="string">
            <text:p>Huidige selectie:</text:p>
          </table:table-cell>
          <table:table-cell table:style-name="ce169" office:value-type="string">
            <text:p>Gerät</text:p>
          </table:table-cell>
          <table:table-cell table:style-name="ce179" office:value-type="string">
            <text:p>Cámara de vídeo actual</text:p>
          </table:table-cell>
          <table:table-cell table:style-name="ce187" office:value-type="string">
            <text:p>Dispositivo atual</text:p>
          </table:table-cell>
          <table:table-cell table:style-name="ce216"/>
          <table:table-cell table:style-name="ce389" office:value-type="string">
            <text:p>Dispositivo corrente</text:p>
          </table:table-cell>
          <table:table-cell table:style-name="ce395" office:value-type="string">
            <text:p>Sursa curentă</text:p>
          </table:table-cell>
          <table:table-cell table:style-name="ce401" office:value-type="string">
            <text:p>Käytössä oleva laite</text:p>
          </table:table-cell>
          <table:table-cell table:style-name="ce232"/>
          <table:table-cell table:style-name="ce411"/>
          <table:table-cell table:style-name="ce187" office:value-type="string">
            <text:p>Geçerli aygıt</text:p>
          </table:table-cell>
          <table:table-cell table:style-name="ce415" office:value-type="string">
            <text:p>Παρούσα συσκευή</text:p>
          </table:table-cell>
          <table:table-cell table:style-name="ce420" office:value-type="string">
            <text:p>Esamas įrenginys</text:p>
          </table:table-cell>
          <table:table-cell table:style-name="ce66" office:value-type="string">
            <text:p>Aktuell enhet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33" office:value-type="string">
            <text:p>dlgDevicePicker_DeviceProperties</text:p>
          </table:table-cell>
          <table:table-cell table:style-name="ce343"/>
          <table:table-cell table:style-name="ce352" office:value-type="string">
            <text:p>Properties</text:p>
          </table:table-cell>
          <table:table-cell table:style-name="ce360" office:value-type="string">
            <text:p>Propriétés</text:p>
          </table:table-cell>
          <table:table-cell table:style-name="ce363" office:value-type="string">
            <text:p>Eigenschappen</text:p>
          </table:table-cell>
          <table:table-cell table:style-name="ce169" office:value-type="string">
            <text:p>Eigenschaften</text:p>
          </table:table-cell>
          <table:table-cell table:style-name="ce179" office:value-type="string">
            <text:p>Propriedades</text:p>
          </table:table-cell>
          <table:table-cell table:style-name="ce187" office:value-type="string">
            <text:p>Propriedades</text:p>
          </table:table-cell>
          <table:table-cell table:style-name="ce216"/>
          <table:table-cell table:style-name="ce389" office:value-type="string">
            <text:p>Proprieta'</text:p>
          </table:table-cell>
          <table:table-cell table:style-name="ce395" office:value-type="string">
            <text:p>Proprietăţi</text:p>
          </table:table-cell>
          <table:table-cell table:style-name="ce401" office:value-type="string">
            <text:p>Ominaisuudet</text:p>
          </table:table-cell>
          <table:table-cell table:style-name="ce232"/>
          <table:table-cell table:style-name="ce411"/>
          <table:table-cell table:style-name="ce187" office:value-type="string">
            <text:p>Özellikler</text:p>
          </table:table-cell>
          <table:table-cell table:style-name="ce415" office:value-type="string">
            <text:p>Ιδιότητες</text:p>
          </table:table-cell>
          <table:table-cell table:style-name="ce249" office:value-type="string">
            <text:p>Nustatymai</text:p>
          </table:table-cell>
          <table:table-cell table:style-name="ce66" office:value-type="string">
            <text:p>Egenskaper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33" office:value-type="string">
            <text:p>dlgDevicePicker_NoConf</text:p>
          </table:table-cell>
          <table:table-cell table:style-name="ce343"/>
          <table:table-cell table:style-name="ce352" office:value-type="string">
            <text:p>No other option available</text:p>
          </table:table-cell>
          <table:table-cell table:style-name="ce360" office:value-type="string">
            <text:p>Pas d'autre option disponible</text:p>
          </table:table-cell>
          <table:table-cell table:style-name="ce363" office:value-type="string">
            <text:p>Geen andere optie beschikbaar</text:p>
          </table:table-cell>
          <table:table-cell table:style-name="ce169" office:value-type="string">
            <text:p>Keine weitere Option verfügbar</text:p>
          </table:table-cell>
          <table:table-cell table:style-name="ce179" office:value-type="string">
            <text:p>No hay otras opciones disponibles</text:p>
          </table:table-cell>
          <table:table-cell table:style-name="ce187" office:value-type="string">
            <text:p>Nehuma outra opção disponível</text:p>
          </table:table-cell>
          <table:table-cell table:style-name="ce216"/>
          <table:table-cell table:style-name="ce389" office:value-type="string">
            <text:p>Nessun'altra opzione disponibile</text:p>
          </table:table-cell>
          <table:table-cell table:style-name="ce395" office:value-type="string">
            <text:p>Nu există altă opţiune</text:p>
          </table:table-cell>
          <table:table-cell table:style-name="ce401" office:value-type="string">
            <text:p>Ei muuta vaihtoehtoa käytettävissä</text:p>
          </table:table-cell>
          <table:table-cell table:style-name="ce232"/>
          <table:table-cell table:style-name="ce411"/>
          <table:table-cell table:style-name="ce187" office:value-type="string">
            <text:p>Başka bir seçenek yok</text:p>
          </table:table-cell>
          <table:table-cell table:style-name="ce415" office:value-type="string">
            <text:p>Καμμία άλλη επιλογή διθέσιμη</text:p>
          </table:table-cell>
          <table:table-cell table:style-name="ce420" office:value-type="string">
            <text:p>Nėra kitų galimybių</text:p>
          </table:table-cell>
          <table:table-cell table:style-name="ce66" office:value-type="string">
            <text:p>Inga fler alternativ finns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33" office:value-type="string">
            <text:p>dlgDevicePicker_SelectAnother</text:p>
          </table:table-cell>
          <table:table-cell table:style-name="ce343"/>
          <table:table-cell table:style-name="ce352" office:value-type="string">
            <text:p>Select another device</text:p>
          </table:table-cell>
          <table:table-cell table:style-name="ce360" office:value-type="string">
            <text:p>Choisir une autre source</text:p>
          </table:table-cell>
          <table:table-cell table:style-name="ce363" office:value-type="string">
            <text:p>Kies een ander apparaat</text:p>
          </table:table-cell>
          <table:table-cell table:style-name="ce169" office:value-type="string">
            <text:p>anderes Gerät wählen</text:p>
          </table:table-cell>
          <table:table-cell table:style-name="ce179" office:value-type="string">
            <text:p>Seleccione otra cámara</text:p>
          </table:table-cell>
          <table:table-cell table:style-name="ce187" office:value-type="string">
            <text:p>Selecionar outro dispositivo</text:p>
          </table:table-cell>
          <table:table-cell table:style-name="ce216"/>
          <table:table-cell table:style-name="ce389" office:value-type="string">
            <text:p>Scegli un altro dispositivo</text:p>
          </table:table-cell>
          <table:table-cell table:style-name="ce395" office:value-type="string">
            <text:p>Selectaţi altă sursă</text:p>
          </table:table-cell>
          <table:table-cell table:style-name="ce401" office:value-type="string">
            <text:p>Valitse muu laite</text:p>
          </table:table-cell>
          <table:table-cell table:style-name="ce232"/>
          <table:table-cell table:style-name="ce411"/>
          <table:table-cell table:style-name="ce187" office:value-type="string">
            <text:p>Başka bir aygıt seç</text:p>
          </table:table-cell>
          <table:table-cell table:style-name="ce415" office:value-type="string">
            <text:p>Επιλογή άλλης συσκευής</text:p>
          </table:table-cell>
          <table:table-cell table:style-name="ce420" office:value-type="string">
            <text:p>Pasirinkite kitą įrenginį</text:p>
          </table:table-cell>
          <table:table-cell table:style-name="ce66" office:value-type="string">
            <text:p>Välj en annan enhet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33" office:value-type="string">
            <text:p>dlgDevicePicker_Url</text:p>
          </table:table-cell>
          <table:table-cell table:style-name="ce343" office:value-type="string">
            <text:p>cam address</text:p>
          </table:table-cell>
          <table:table-cell table:style-name="ce352" office:value-type="string">
            <text:p>URL :</text:p>
          </table:table-cell>
          <table:table-cell table:style-name="ce360" office:value-type="string">
            <text:p>URL :</text:p>
          </table:table-cell>
          <table:table-cell table:style-name="ce363" office:value-type="string">
            <text:p>URL:</text:p>
          </table:table-cell>
          <table:table-cell table:style-name="ce169" office:value-type="string">
            <text:p>URL:</text:p>
          </table:table-cell>
          <table:table-cell table:style-name="ce179" office:value-type="string">
            <text:p>URL :</text:p>
          </table:table-cell>
          <table:table-cell table:style-name="ce187" office:value-type="string">
            <text:p>URL :</text:p>
          </table:table-cell>
          <table:table-cell table:style-name="ce216"/>
          <table:table-cell table:style-name="ce352" office:value-type="string">
            <text:p>URL :</text:p>
          </table:table-cell>
          <table:table-cell table:style-name="ce395" office:value-type="string">
            <text:p>URL :</text:p>
          </table:table-cell>
          <table:table-cell table:style-name="ce401" office:value-type="string">
            <text:p>URL:</text:p>
          </table:table-cell>
          <table:table-cell table:style-name="ce232"/>
          <table:table-cell table:style-name="ce411"/>
          <table:table-cell table:style-name="ce187" office:value-type="string">
            <text:p>URL :</text:p>
          </table:table-cell>
          <table:table-cell table:style-name="ce415" office:value-type="string">
            <text:p>URL :</text:p>
          </table:table-cell>
          <table:table-cell table:style-name="ce249" office:value-type="string">
            <text:p>URL :</text:p>
          </table:table-cell>
          <table:table-cell table:style-name="ce66" office:value-type="string">
            <text:p>URL :</text:p>
          </table:table-cell>
          <table:table-cell table:style-name="ce423" table:number-columns-repeated="1005"/>
          <table:table-cell table:style-name="ce249"/>
        </table:table-row>
        <table:table-row table:style-name="ro11">
          <table:table-cell table:style-name="ce333" office:value-type="string">
            <text:p>dlgDevicePicker_Type</text:p>
          </table:table-cell>
          <table:table-cell table:style-name="ce343" office:value-type="string">
            <text:p>(stream type, jpeg/mjpeg)</text:p>
          </table:table-cell>
          <table:table-cell table:style-name="ce352" office:value-type="string">
            <text:p>Type :</text:p>
          </table:table-cell>
          <table:table-cell table:style-name="ce360" office:value-type="string">
            <text:p>Type :</text:p>
          </table:table-cell>
          <table:table-cell table:style-name="ce363" office:value-type="string">
            <text:p>Type:</text:p>
          </table:table-cell>
          <table:table-cell table:style-name="ce169" office:value-type="string">
            <text:p>Typ:</text:p>
          </table:table-cell>
          <table:table-cell table:style-name="ce179" office:value-type="string">
            <text:p>Tipo :</text:p>
          </table:table-cell>
          <table:table-cell table:style-name="ce187" office:value-type="string">
            <text:p>Tipo :</text:p>
          </table:table-cell>
          <table:table-cell table:style-name="ce216"/>
          <table:table-cell table:style-name="ce352" office:value-type="string">
            <text:p>Tipo :</text:p>
          </table:table-cell>
          <table:table-cell table:style-name="ce395" office:value-type="string">
            <text:p>Tip :</text:p>
          </table:table-cell>
          <table:table-cell table:style-name="ce401" office:value-type="string">
            <text:p>Tyyppi:</text:p>
          </table:table-cell>
          <table:table-cell table:style-name="ce232"/>
          <table:table-cell table:style-name="ce411"/>
          <table:table-cell table:style-name="ce187" office:value-type="string">
            <text:p>Tip :</text:p>
          </table:table-cell>
          <table:table-cell table:style-name="ce415" office:value-type="string">
            <text:p>Τύπος :</text:p>
          </table:table-cell>
          <table:table-cell table:style-name="ce249" office:value-type="string">
            <text:p>Tipas :</text:p>
          </table:table-cell>
          <table:table-cell table:style-name="ce66" office:value-type="string">
            <text:p>Typ :</text:p>
          </table:table-cell>
          <table:table-cell table:style-name="ce423" table:number-columns-repeated="1005"/>
          <table:table-cell table:style-name="ce249"/>
        </table:table-row>
        <table:table-row table:style-name="ro34">
          <table:table-cell table:style-name="ce36" office:value-type="string">
            <text:p>dlgDiapoExport_LabelFrequencyHundredth</text:p>
          </table:table-cell>
          <table:table-cell table:style-name="ce334"/>
          <table:table-cell table:style-name="ce164" office:value-type="string">
            <text:p>Duration on each Key Image : {0} hundredth of seconds.</text:p>
          </table:table-cell>
          <table:table-cell table:style-name="ce167" office:value-type="string">
            <text:p>Durée de chaque Image Clé : {0} centièmes de secondes.</text:p>
          </table:table-cell>
          <table:table-cell table:style-name="ce66" office:value-type="string">
            <text:p>Duur van elke Kernbeeld :{0} hondersten van seconden.</text:p>
          </table:table-cell>
          <table:table-cell table:style-name="ce66" office:value-type="string">
            <text:p>Anzeigedauer jedes Bildes : {0} Hundertstelsekunden</text:p>
          </table:table-cell>
          <table:table-cell table:style-name="ce176" office:value-type="string">
            <text:p>Duración de cada diapositiva: {0} centésimas de segundo.</text:p>
          </table:table-cell>
          <table:table-cell table:style-name="ce183" office:value-type="string">
            <text:p>Duração de cada Quadro de Imagem: {0} centésimos de segundos.</text:p>
          </table:table-cell>
          <table:table-cell table:style-name="ce381" office:value-type="string">
            <text:p>Czas trwania każdego diapozytywu : {0} setnych sekundy.</text:p>
          </table:table-cell>
          <table:table-cell table:style-name="ce107" office:value-type="string">
            <text:p>Durata per ogni Immagine Chiave : {0} centesimi di secondo.</text:p>
          </table:table-cell>
          <table:table-cell table:style-name="ce111" office:value-type="string">
            <text:p>Durata fiecărui diapozitiv: {0} sutimi de secundă.</text:p>
          </table:table-cell>
          <table:table-cell table:style-name="ce223" office:value-type="string">
            <text:p>Erilliskuvan kesto : {0} sadasosa sekuntia</text:p>
          </table:table-cell>
          <table:table-cell table:style-name="ce229" office:value-type="string">
            <text:p>Varighet av hvert Nøkkelbilde : {0} hundredels sekund</text:p>
          </table:table-cell>
          <table:table-cell table:style-name="ce135" office:value-type="string">
            <text:p>每个关键图像的长短 : {0} 百秒.</text:p>
          </table:table-cell>
          <table:table-cell table:style-name="ce183" office:value-type="string">
            <text:p>Her bir Anahtar İmaj üzerinde geçen süre: <text:s/>saniyenin yüzde {0} sı.</text:p>
          </table:table-cell>
          <table:table-cell table:style-name="ce244" office:value-type="string">
            <text:p>Διάρκεια κάθε Βασικής εικόνας : {0} εκατοστά του δευτερολέπτου.</text:p>
          </table:table-cell>
          <table:table-cell table:style-name="ce222" office:value-type="string">
            <text:p>Trukmė pažymėtų paveikslėlių : {0} šimtųjų sekundžių.</text:p>
          </table:table-cell>
          <table:table-cell table:style-name="ce66" office:value-type="string">
            <text:p>Längd på varje nyckelbild : {0} hundradels sekunder</text:p>
          </table:table-cell>
          <table:table-cell table:style-name="ce422" table:number-columns-repeated="1005"/>
          <table:table-cell/>
        </table:table-row>
        <table:table-row table:style-name="ro34">
          <table:table-cell table:style-name="ce36" office:value-type="string">
            <text:p>dlgDiapoExport_LabelFrequencySeconds</text:p>
          </table:table-cell>
          <table:table-cell table:style-name="ce334"/>
          <table:table-cell table:style-name="ce164" office:value-type="string">
            <text:p>Duration of each Key Image : {0:0.00} seconds.</text:p>
          </table:table-cell>
          <table:table-cell table:style-name="ce167" office:value-type="string">
            <text:p>Durée de chaque Image Clé : {0:0.00} secondes.</text:p>
          </table:table-cell>
          <table:table-cell table:style-name="ce66" office:value-type="string">
            <text:p>Duur van elke Kernbeeld :{0:0.00} seconden.</text:p>
          </table:table-cell>
          <table:table-cell table:style-name="ce66" office:value-type="string">
            <text:p>Anzeigedauer jedes Bildes : {0:0.00} Sekunden</text:p>
          </table:table-cell>
          <table:table-cell table:style-name="ce176" office:value-type="string">
            <text:p>Duración de cada diapositiva: {0:0.00} segundos.</text:p>
          </table:table-cell>
          <table:table-cell table:style-name="ce183" office:value-type="string">
            <text:p>Duração de cada Quadro de Imagem: {0:0.00} segundos.</text:p>
          </table:table-cell>
          <table:table-cell table:style-name="ce381" office:value-type="string">
            <text:p>Czas trwania każdego diapozytywu : {0:0.00} sekund.</text:p>
          </table:table-cell>
          <table:table-cell table:style-name="ce107" office:value-type="string">
            <text:p>Durata per ogni Immagine Chiave : {0:0.00} secondi.</text:p>
          </table:table-cell>
          <table:table-cell table:style-name="ce111" office:value-type="string">
            <text:p>Durata fiecărui diapozitiv : {0:0.00} secunde.</text:p>
          </table:table-cell>
          <table:table-cell table:style-name="ce223" office:value-type="string">
            <text:p>Erilliskuvan kesto: {0:0.00} sekuntia.</text:p>
          </table:table-cell>
          <table:table-cell table:style-name="ce229" office:value-type="string">
            <text:p>Varighet av hvert Nøkkelbilde : {0:0.00} sekunder</text:p>
          </table:table-cell>
          <table:table-cell table:style-name="ce135" office:value-type="string">
            <text:p>每个关键图像的长短 : {0:0.00} 秒.</text:p>
          </table:table-cell>
          <table:table-cell table:style-name="ce183" office:value-type="string">
            <text:p>Her bir Anahtar İmaj üzerinde geçen süre : {0:0.00} saniye.</text:p>
          </table:table-cell>
          <table:table-cell table:style-name="ce244" office:value-type="string">
            <text:p>Διάρκεια κάθε Βασικής εικόνας : {0:0.00} δευτερόλεπτα.</text:p>
          </table:table-cell>
          <table:table-cell table:style-name="ce222" office:value-type="string">
            <text:p>Trukmė pažymėtų paveikslėlių : {0:0.00} sekundžių.</text:p>
          </table:table-cell>
          <table:table-cell table:style-name="ce66" office:value-type="string">
            <text:p>Längd på varje nyckelbild : {0:0.00} <text:s/>sekunde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dlgDiapoExport_Title</text:p>
          </table:table-cell>
          <table:table-cell table:style-name="ce334"/>
          <table:table-cell table:style-name="ce164" office:value-type="string">
            <text:p>Save Video</text:p>
          </table:table-cell>
          <table:table-cell table:style-name="ce167" office:value-type="string">
            <text:p>Enregistrer une Vidéo</text:p>
          </table:table-cell>
          <table:table-cell table:style-name="ce66" office:value-type="string">
            <text:p>Bewaar video</text:p>
          </table:table-cell>
          <table:table-cell table:style-name="ce66" office:value-type="string">
            <text:p>Speichere Video</text:p>
          </table:table-cell>
          <table:table-cell table:style-name="ce176" office:value-type="string">
            <text:p>Guardar Video</text:p>
          </table:table-cell>
          <table:table-cell table:style-name="ce183" office:value-type="string">
            <text:p>Salvar o Vídeo</text:p>
          </table:table-cell>
          <table:table-cell table:style-name="ce382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fişier video</text:p>
          </table:table-cell>
          <table:table-cell table:style-name="ce223" office:value-type="string">
            <text:p>Tallenna video</text:p>
          </table:table-cell>
          <table:table-cell table:style-name="ce229" office:value-type="string">
            <text:p>Lagre video</text:p>
          </table:table-cell>
          <table:table-cell table:style-name="ce135" office:value-type="string">
            <text:p>保存视频</text:p>
          </table:table-cell>
          <table:table-cell table:style-name="ce183" office:value-type="string">
            <text:p>Videoyu Kaydet</text:p>
          </table:table-cell>
          <table:table-cell table:style-name="ce244" office:value-type="string">
            <text:p>Αποθήκευση Video</text:p>
          </table:table-cell>
          <table:table-cell table:style-name="ce222" office:value-type="string">
            <text:p>Išsaugoti vaizdą</text:p>
          </table:table-cell>
          <table:table-cell table:style-name="ce66" office:value-type="string">
            <text:p>Spara Video</text:p>
          </table:table-cell>
          <table:table-cell table:style-name="ce422" table:number-columns-repeated="1005"/>
          <table:table-cell/>
        </table:table-row>
        <table:table-row table:style-name="ro34">
          <table:table-cell table:style-name="ce36" office:value-type="string">
            <text:p>dlgDiapoExport_RadioPausedVideo</text:p>
          </table:table-cell>
          <table:table-cell table:style-name="ce334"/>
          <table:table-cell table:style-name="ce164" office:value-type="string">
            <text:p>Original video with a pause on each Key Image</text:p>
          </table:table-cell>
          <table:table-cell table:style-name="ce167" office:value-type="string">
            <text:p>La vidéo initiale avec une pause sur chaque Image Clé</text:p>
          </table:table-cell>
          <table:table-cell table:style-name="ce66" office:value-type="string">
            <text:p>Originele video met een pauze op elk Kernbeeld</text:p>
          </table:table-cell>
          <table:table-cell table:style-name="ce66" office:value-type="string">
            <text:p>Speichere ein Video mit Pause zwischen jedem Schlüsselbild</text:p>
          </table:table-cell>
          <table:table-cell table:style-name="ce176" office:value-type="string">
            <text:p>Video inicial con una pausa en cada Imagen Clave</text:p>
          </table:table-cell>
          <table:table-cell table:style-name="ce183" office:value-type="string">
            <text:p>Video original com pausa em cada Quadro de Imagem.</text:p>
          </table:table-cell>
          <table:table-cell table:style-name="ce380"/>
          <table:table-cell table:style-name="ce107" office:value-type="string">
            <text:p>Video originale con una pausa su ogni Immagine Chiave</text:p>
          </table:table-cell>
          <table:table-cell table:style-name="ce111" office:value-type="string">
            <text:p>Fisierul video original cu o pauza la fiecare cadru cheie</text:p>
          </table:table-cell>
          <table:table-cell table:style-name="ce223" office:value-type="string">
            <text:p>Alkuperäinen video tauotettuna jokaisen avainkuvan kohdalla</text:p>
          </table:table-cell>
          <table:table-cell table:style-name="ce229" office:value-type="string">
            <text:p>Original video med pause ved hvert nøkkelbilde</text:p>
          </table:table-cell>
          <table:table-cell table:style-name="ce135" office:value-type="string">
            <text:p>在每个关键图像上有停顿的原始视频</text:p>
          </table:table-cell>
          <table:table-cell table:style-name="ce183" office:value-type="string">
            <text:p>Her bir Anahtar İmaj üzerinde duraklatma olan orijinal video</text:p>
          </table:table-cell>
          <table:table-cell table:style-name="ce244" office:value-type="string">
            <text:p>Αρχικό video με παύση σε κάθε Βασική Εικόνα</text:p>
          </table:table-cell>
          <table:table-cell table:style-name="ce222" office:value-type="string">
            <text:p>Originalus vaizda su pristabdymu kiekviename pažymėtame paveikslėlyje</text:p>
          </table:table-cell>
          <table:table-cell table:style-name="ce66" office:value-type="string">
            <text:p>Original video med paus på varje nyckelbild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36" office:value-type="string">
            <text:p>dlgDiapoExport_RadioSlideshow</text:p>
          </table:table-cell>
          <table:table-cell table:style-name="ce334"/>
          <table:table-cell table:style-name="ce164" office:value-type="string">
            <text:p>Video slideshow with only the Key Images.</text:p>
          </table:table-cell>
          <table:table-cell table:style-name="ce167" office:value-type="string">
            <text:p>Diaporama vidéo avec uniquement les Images Clés </text:p>
          </table:table-cell>
          <table:table-cell table:style-name="ce66" office:value-type="string">
            <text:p>Video diashow met alleen de Kernbeelden.</text:p>
          </table:table-cell>
          <table:table-cell table:style-name="ce66" office:value-type="string">
            <text:p>Speichere eine Diashow aus den Schlüsselbildern</text:p>
          </table:table-cell>
          <table:table-cell table:style-name="ce176" office:value-type="string">
            <text:p>Presentación de Diapositivas con las Imágenes Clave</text:p>
          </table:table-cell>
          <table:table-cell table:style-name="ce183" office:value-type="string">
            <text:p>Apresentação em slides apenas com os Quadros de Imagem.</text:p>
          </table:table-cell>
          <table:table-cell table:style-name="ce380"/>
          <table:table-cell table:style-name="ce107" office:value-type="string">
            <text:p>Video composto solo dalle Immagini Chiave</text:p>
          </table:table-cell>
          <table:table-cell table:style-name="ce111" office:value-type="string">
            <text:p>Prezentare tip sideshow doar a cadrelor cheie</text:p>
          </table:table-cell>
          <table:table-cell table:style-name="ce223" office:value-type="string">
            <text:p>Videodiaesitys vain avainkuvista.</text:p>
          </table:table-cell>
          <table:table-cell table:style-name="ce229" office:value-type="string">
            <text:p>Video slideshow med bare nøkkelbilder</text:p>
          </table:table-cell>
          <table:table-cell table:style-name="ce135" office:value-type="string">
            <text:p>只有关键图像的视频幻灯片.</text:p>
          </table:table-cell>
          <table:table-cell table:style-name="ce183" office:value-type="string">
            <text:p>Sadece Anahtar İmajları içeren Video slayt gösterisi</text:p>
          </table:table-cell>
          <table:table-cell table:style-name="ce244" office:value-type="string">
            <text:p>Προβολή-διαφανειών video με μόνο τις Βασικές εικόνες</text:p>
          </table:table-cell>
          <table:table-cell table:style-name="ce222" office:value-type="string">
            <text:p>Vaizdo demonstracija tik su pažymėtais paveikslėliais</text:p>
          </table:table-cell>
          <table:table-cell table:style-name="ce66" office:value-type="string">
            <text:p>Bildspel med endast nyckelbilder.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dlgDiapoExport_GroupDiapoType</text:p>
          </table:table-cell>
          <table:table-cell table:style-name="ce334"/>
          <table:table-cell table:style-name="ce164" office:value-type="string">
            <text:p>Type of video</text:p>
          </table:table-cell>
          <table:table-cell table:style-name="ce167" office:value-type="string">
            <text:p>Type de vidéo</text:p>
          </table:table-cell>
          <table:table-cell table:style-name="ce66" office:value-type="string">
            <text:p>Videotype</text:p>
          </table:table-cell>
          <table:table-cell table:style-name="ce66" office:value-type="string">
            <text:p>Videotyp</text:p>
          </table:table-cell>
          <table:table-cell table:style-name="ce176" office:value-type="string">
            <text:p>Tipo de vídeo</text:p>
          </table:table-cell>
          <table:table-cell table:style-name="ce183" office:value-type="string">
            <text:p>Tipo de video</text:p>
          </table:table-cell>
          <table:table-cell table:style-name="ce380"/>
          <table:table-cell table:style-name="ce107" office:value-type="string">
            <text:p>Tipo di video</text:p>
          </table:table-cell>
          <table:table-cell table:style-name="ce111" office:value-type="string">
            <text:p>Tipul fisierului video</text:p>
          </table:table-cell>
          <table:table-cell table:style-name="ce223" office:value-type="string">
            <text:p>Videon tyyppi</text:p>
          </table:table-cell>
          <table:table-cell table:style-name="ce229" office:value-type="string">
            <text:p>Type video</text:p>
          </table:table-cell>
          <table:table-cell table:style-name="ce135" office:value-type="string">
            <text:p>视频种类</text:p>
          </table:table-cell>
          <table:table-cell table:style-name="ce183" office:value-type="string">
            <text:p>Video tipi</text:p>
          </table:table-cell>
          <table:table-cell table:style-name="ce244" office:value-type="string">
            <text:p>Τύπος Video</text:p>
          </table:table-cell>
          <table:table-cell table:style-name="ce222" office:value-type="string">
            <text:p>Vaizdo tipas</text:p>
          </table:table-cell>
          <table:table-cell table:style-name="ce66" office:value-type="string">
            <text:p>Typ av video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36" office:value-type="string">
            <text:p>dlgExportSpreadsheet_Title</text:p>
          </table:table-cell>
          <table:table-cell table:style-name="ce334"/>
          <table:table-cell table:style-name="ce164" office:value-type="string">
            <text:p>Save Data as a Spreadsheet Document</text:p>
          </table:table-cell>
          <table:table-cell table:style-name="ce167" office:value-type="string">
            <text:p>Enregistrer les Données pour un Tableur</text:p>
          </table:table-cell>
          <table:table-cell table:style-name="ce66" office:value-type="string">
            <text:p>Bewaar de gegevens als een databestanddocument</text:p>
          </table:table-cell>
          <table:table-cell table:style-name="ce66" office:value-type="string">
            <text:p>Daten als Tabellendokument speichern</text:p>
          </table:table-cell>
          <table:table-cell table:style-name="ce176" office:value-type="string">
            <text:p>Guardar los Datos en una Hoja de Cálculo</text:p>
          </table:table-cell>
          <table:table-cell table:style-name="ce183" office:value-type="string">
            <text:p>Salvar dados como uma Planilha</text:p>
          </table:table-cell>
          <table:table-cell table:style-name="ce217"/>
          <table:table-cell table:style-name="ce107" office:value-type="string">
            <text:p>Salva i Dati in formato foglio di calcolo</text:p>
          </table:table-cell>
          <table:table-cell table:style-name="ce111" office:value-type="string">
            <text:p>Salveaza datele ca tabel</text:p>
          </table:table-cell>
          <table:table-cell table:style-name="ce223" office:value-type="string">
            <text:p>Tallenna PDF asiakirja avainkuvista</text:p>
          </table:table-cell>
          <table:table-cell table:style-name="ce229" office:value-type="string">
            <text:p>Lagre data som et regneark dokument</text:p>
          </table:table-cell>
          <table:table-cell table:style-name="ce135" office:value-type="string">
            <text:p>保存数据为电子表格</text:p>
          </table:table-cell>
          <table:table-cell table:style-name="ce183" office:value-type="string">
            <text:p>Veriyi Spreadsheet Dökümanı olarak Kaydet </text:p>
          </table:table-cell>
          <table:table-cell table:style-name="ce244" office:value-type="string">
            <text:p>Αποθήκευση Δεδομένων ως αρχείο Λογιστικού Φύλλου</text:p>
          </table:table-cell>
          <table:table-cell table:style-name="ce222" office:value-type="string">
            <text:p>Išsaugoti duomenis kaip skaičiuoklės dokumentą</text:p>
          </table:table-cell>
          <table:table-cell table:style-name="ce66" office:value-type="string">
            <text:p>Spara data som kalkylbladsdokument</text:p>
          </table:table-cell>
          <table:table-cell table:style-name="ce422" table:number-columns-repeated="1005"/>
          <table:table-cell/>
        </table:table-row>
        <table:table-row table:style-name="ro35">
          <table:table-cell table:style-name="ce36" office:value-type="string">
            <text:p>dlgExportSpreadsheet_Filter</text:p>
          </table:table-cell>
          <table:table-cell table:style-name="ce345" office:value-type="string">
            <text:p>"Text" should be translated</text:p>
          </table:table-cell>
          <table:table-cell table:style-name="ce164" office:value-type="string">
            <text:p>OpenOffice Calc (*.ods)|*.ods|Microsoft Excel (*.xml)|*.xml|XHTML (*.html)|*.html|Text (*.txt)|*.txt;</text:p>
          </table:table-cell>
          <table:table-cell table:style-name="ce167" office:value-type="string">
            <text:p>OpenOffice Calc (*.ods)|*.ods|Microsoft Excel (*.xml)|*.xml|XHTML (*.html)|*.html|Texte (*.txt)|*.txt;</text:p>
          </table:table-cell>
          <table:table-cell table:style-name="ce66" office:value-type="string">
            <text:p>OpenOffice Calc (*.ods)|*.ods|Microsoft Excel (*.xml)|*.xml|XHTML (*.html)|*.html|Text (*.txt)|*.txt;</text:p>
          </table:table-cell>
          <table:table-cell table:style-name="ce66" office:value-type="string">
            <text:p>OpenOffice Calc (*.ods)|*.ods|Microsoft Excel (*.xml)|*.xml|XHTML (*.html)|*.html|Text (*.txt)|*.txt;</text:p>
          </table:table-cell>
          <table:table-cell table:style-name="ce176" office:value-type="string">
            <text:p>OpenOffice Calc (*.ods)|*.ods|Microsoft Excel (*.xml)|*.xml|XHTML (*.html)|*.html|Text (*.txt)|*.txt;</text:p>
          </table:table-cell>
          <table:table-cell table:style-name="ce183" office:value-type="string">
            <text:p>OpenOffice Calc (*.ods)|*.ods|Microsoft Excel (*.xml)|*.xml|XHTML (*.html)|*.html|Text (*.txt)|*.txt;</text:p>
          </table:table-cell>
          <table:table-cell table:style-name="ce217"/>
          <table:table-cell table:style-name="ce107" office:value-type="string">
            <text:p>OpenOffice Calc (*.ods)|*.ods|Microsoft Excel (*.xml)|*.xml|XHTML (*.html)|*.html|Text (*.txt)|*.txt;</text:p>
          </table:table-cell>
          <table:table-cell table:style-name="ce164" office:value-type="string">
            <text:p>OpenOffice Calc (*.ods)|*.ods|Microsoft Excel (*.xml)|*.xml|XHTML (*.html)|*.html|Text (*.txt)|*.txt;</text:p>
          </table:table-cell>
          <table:table-cell table:style-name="ce223" office:value-type="string">
            <text:p>OpenOffice Calc (*.ods)|*.ods|Microsoft Excel (*.xml)|*.xml|XHTML (*.html)|*.html|Text (*.txt)|*.txt;</text:p>
          </table:table-cell>
          <table:table-cell table:style-name="ce229" office:value-type="string">
            <text:p>OpenOffice Calc (*.ods)|*.ods|Microsoft Excel (*.xml)|*.xml|XHTML (*.html)|*.html|Text (*.txt)|*.txt;</text:p>
          </table:table-cell>
          <table:table-cell table:style-name="ce135" office:value-type="string">
            <text:p>OpenOffice Calc (*.ods)|*.ods|Microsoft Excel (*.xml)|*.xml|XHTML (*.html)|*.html|Text (*.txt)|*.txt;</text:p>
          </table:table-cell>
          <table:table-cell table:style-name="ce183" office:value-type="string">
            <text:p>OpenOffice Calc (*.ods)|*.ods|Microsoft Excel (*.xml)|*.xml|XHTML (*.html)|*.html|Text (*.txt)|*.txt;</text:p>
          </table:table-cell>
          <table:table-cell table:style-name="ce244" office:value-type="string">
            <text:p>OpenOffice Calc (*.ods)|*.ods|Microsoft Excel (*.xml)|*.xml|XHTML (*.html)|*.html|Text (*.txt)|*.txt</text:p>
          </table:table-cell>
          <table:table-cell table:style-name="ce222" office:value-type="string">
            <text:p>OpenOffice Calc (*.ods)|*.ods|Microsoft Excel (*.xml)|*.xml|XHTML (*.html)|*.html|Text (*.txt)|*.txt;</text:p>
          </table:table-cell>
          <table:table-cell table:style-name="ce66" office:value-type="string">
            <text:p>OpenOffice Calc (*.ods)|*.ods|Microsoft Excel (*.xml)|*.xml|XHTML (*.html)|*.html|Text(*.txt)|*.txt;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129" office:value-type="string">
            <text:p>dlgImportReference_Title</text:p>
          </table:table-cell>
          <table:table-cell table:style-name="ce346"/>
          <table:table-cell table:style-name="ce351" office:value-type="string">
            <text:p>Import an image as reference</text:p>
          </table:table-cell>
          <table:table-cell table:style-name="ce359" office:value-type="string">
            <text:p>Importer une image comme référence</text:p>
          </table:table-cell>
          <table:table-cell table:style-name="ce66" office:value-type="string">
            <text:p>Importeer een afbeelding als referentie</text:p>
          </table:table-cell>
          <table:table-cell table:style-name="ce169" office:value-type="string">
            <text:p>Import Referenzbild</text:p>
          </table:table-cell>
          <table:table-cell table:style-name="ce179" office:value-type="string">
            <text:p>Importar un imagen como referencia</text:p>
          </table:table-cell>
          <table:table-cell table:style-name="ce187" office:value-type="string">
            <text:p>Importar uma imagem como referência</text:p>
          </table:table-cell>
          <table:table-cell table:style-name="ce216"/>
          <table:table-cell table:style-name="ce219" office:value-type="string">
            <text:p>Importa un'immagine come riferimento</text:p>
          </table:table-cell>
          <table:table-cell table:style-name="ce164" office:value-type="string">
            <text:p>Importaţi o imagine ca referinţă</text:p>
          </table:table-cell>
          <table:table-cell table:style-name="ce224" office:value-type="string">
            <text:p>Tuo kuva referenssinä</text:p>
          </table:table-cell>
          <table:table-cell table:style-name="ce231"/>
          <table:table-cell table:style-name="ce411"/>
          <table:table-cell table:style-name="ce187" office:value-type="string">
            <text:p>Bir imajı referans olarak import et</text:p>
          </table:table-cell>
          <table:table-cell table:style-name="ce415" office:value-type="string">
            <text:p>Εισαγωγή εικόνας αναφορας</text:p>
          </table:table-cell>
          <table:table-cell table:style-name="ce249" office:value-type="string">
            <text:p>Importuoti kaip nuorodą paveikslėlio</text:p>
          </table:table-cell>
          <table:table-cell table:style-name="ce66" office:value-type="string">
            <text:p>Importera bild som referens</text:p>
          </table:table-cell>
          <table:table-cell table:style-name="ce423" table:number-columns-repeated="1005"/>
          <table:table-cell table:style-name="ce249"/>
        </table:table-row>
        <table:table-row table:style-name="ro36">
          <table:table-cell table:style-name="ce129" office:value-type="string">
            <text:p>dlgImportReference_Filter</text:p>
          </table:table-cell>
          <table:table-cell table:style-name="ce346"/>
          <table:table-cell table:style-name="ce351" office:value-type="string">
            <text:p>All supported files (*.SVG;*.JPG;*.PNG;*.BMP;*.GIF)|*.SVG;*.JPG;*.PNG;*.BMP;*.GIF</text:p>
          </table:table-cell>
          <table:table-cell table:style-name="ce359" office:value-type="string">
            <text:p>Tous les fichiers supportés (*.SVG;*.JPG;*.PNG;*.BMP;*.GIF)|*.SVG;*.JPG;*.PNG;*.BMP;*.GIF</text:p>
          </table:table-cell>
          <table:table-cell table:style-name="ce66" office:value-type="string">
            <text:p>Alle ondersteunde bestandtypes (*.SVG;*.JPG;*.PNG;*.BMP;*.GIF)|*.SVG;*.JPG;*.PNG;*.BMP;*.GIF</text:p>
          </table:table-cell>
          <table:table-cell table:style-name="ce169" office:value-type="string">
            <text:p>Alle unterstützten Formate (*.SVG;*.JPG;*.PNG;*.BMP;*.GIF)|*.SVG;*.JPG;*.PNG;*.BMP;*.GIF</text:p>
          </table:table-cell>
          <table:table-cell table:style-name="ce179" office:value-type="string">
            <text:p>Todos los archivos soportados (*.SVG;*.JPG;*.PNG;*.BMP;*.GIF)|*.SVG;*.JPG;*.PNG;*.BMP;*.GIF</text:p>
          </table:table-cell>
          <table:table-cell table:style-name="ce169" office:value-type="string">
            <text:p>Todos os formatos suportados (*.SVG;*.JPG;*.PNG;*.BMP;*.GIF)|*.SVG;*.JPG;*.PNG;*.BMP;*.GIF</text:p>
          </table:table-cell>
          <table:table-cell table:style-name="ce216"/>
          <table:table-cell table:style-name="ce351" office:value-type="string">
            <text:p>tutti I file supportati (*.SVG;*.JPG;*.PNG;*.BMP;*.GIF)|*.SVG;*.JPG;*.PNG;*.BMP;*.GIF</text:p>
          </table:table-cell>
          <table:table-cell table:style-name="ce164" office:value-type="string">
            <text:p>Toate fişierele suportate (*.SVG;*.JPG;*.PNG;*.BMP;*.GIF)|*.SVG;*.JPG;*.PNG;*.BMP;*.GIF</text:p>
          </table:table-cell>
          <table:table-cell table:style-name="ce224" office:value-type="string">
            <text:p>Kaikki tuetut kuvamuodot (*.SVG;*.JPG;*.PNG;*.BMP;*.GIF)|*.SVG;*.JPG;*.PNG;*.BMP;*.GIF</text:p>
          </table:table-cell>
          <table:table-cell table:style-name="ce231"/>
          <table:table-cell table:style-name="ce411"/>
          <table:table-cell table:style-name="ce187" office:value-type="string">
            <text:p>Desteklenen tüm dosyalar (*.SVG;*.JPG;*.PNG;*.BMP;*.GIF)|*.SVG;*.JPG;*.PNG;*.BMP;*.GIF</text:p>
          </table:table-cell>
          <table:table-cell table:style-name="ce169" office:value-type="string">
            <text:p>Όλα τα υποστηριζόμενα αρχεία (*.SVG;*.JPG;*.PNG;*.BMP;*.GIF)|*.SVG;*.JPG;*.PNG;*.BMP;*.GIF</text:p>
          </table:table-cell>
          <table:table-cell table:style-name="ce169" office:value-type="string">
            <text:p>Visi palaikomi failai (*.SVG;*.JPG;*.PNG;*.BMP;*.GIF)|*.SVG;*.JPG;*.PNG;*.BMP;*.GIF</text:p>
          </table:table-cell>
          <table:table-cell table:style-name="ce66" office:value-type="string">
            <text:p>Följande filer stöds (*.SVG;*.JPG;*.PNG;*.BMP;*.GIF)|*.SVG;*.JPG;*.PNG;*.BMP;*.GIF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5" office:value-type="string">
            <text:p>dlgKeyframeComment_Title</text:p>
          </table:table-cell>
          <table:table-cell table:style-name="ce342"/>
          <table:table-cell table:style-name="ce163" office:value-type="string">
            <text:p>Comments...</text:p>
          </table:table-cell>
          <table:table-cell table:style-name="ce166" office:value-type="string">
            <text:p>Commentaires...</text:p>
          </table:table-cell>
          <table:table-cell table:style-name="ce66" office:value-type="string">
            <text:p>Commentaar…</text:p>
          </table:table-cell>
          <table:table-cell table:style-name="ce66" office:value-type="string">
            <text:p>Anmerkungen...</text:p>
          </table:table-cell>
          <table:table-cell table:style-name="ce176" office:value-type="string">
            <text:p>Commentarios...</text:p>
          </table:table-cell>
          <table:table-cell table:style-name="ce183" office:value-type="string">
            <text:p>Comentários...</text:p>
          </table:table-cell>
          <table:table-cell table:style-name="ce215" office:value-type="string">
            <text:p>Komentarze...</text:p>
          </table:table-cell>
          <table:table-cell table:style-name="ce107" office:value-type="string">
            <text:p>Commenti...</text:p>
          </table:table-cell>
          <table:table-cell table:style-name="ce111" office:value-type="string">
            <text:p>Comentarii...</text:p>
          </table:table-cell>
          <table:table-cell table:style-name="ce223" office:value-type="string">
            <text:p>Kommentit...</text:p>
          </table:table-cell>
          <table:table-cell table:style-name="ce230" office:value-type="string">
            <text:p>Kommentarer...</text:p>
          </table:table-cell>
          <table:table-cell table:style-name="ce135" office:value-type="string">
            <text:p>注释...</text:p>
          </table:table-cell>
          <table:table-cell table:style-name="ce239" office:value-type="string">
            <text:p>Yorumlar...</text:p>
          </table:table-cell>
          <table:table-cell table:style-name="ce244" office:value-type="string">
            <text:p>Σχόλια</text:p>
          </table:table-cell>
          <table:table-cell table:style-name="ce222" office:value-type="string">
            <text:p>Komentarai...</text:p>
          </table:table-cell>
          <table:table-cell table:style-name="ce66" office:value-type="string">
            <text:p>Kommentarer...</text:p>
          </table:table-cell>
          <table:table-cell table:number-columns-repeated="1006"/>
        </table:table-row>
        <table:table-row table:style-name="ro37">
          <table:table-cell table:style-name="ce35" office:value-type="string">
            <text:p>dlgLoadAnalysis_Filter</text:p>
          </table:table-cell>
          <table:table-cell table:style-name="ce342"/>
          <table:table-cell table:style-name="ce163" office:value-type="string">
            <text:p>Kinovea Video Analysis (*.kva)|*.kva|XML (*.xml)|*.xml|All Files (*.*)|*.*;</text:p>
          </table:table-cell>
          <table:table-cell table:style-name="ce166" office:value-type="string">
            <text:p>Analyse Video Kinovea (*.kva)|*.kva|XML (*.xml)|*.xml|Tous les Fichiers (*.*)|*.*;</text:p>
          </table:table-cell>
          <table:table-cell table:style-name="ce66" office:value-type="string">
            <text:p>Kinovea Video Analyse (*.kva)|*.kva|XML (*.xml)|*.xml|Alle bestanden (*.*)|*.*;</text:p>
          </table:table-cell>
          <table:table-cell table:style-name="ce66" office:value-type="string">
            <text:p>Lade Kinovea Video-Analyse (*.kva)|*.kva|XML (*.xml)|*.xml|Alle Dateien (*.*)|*.*;</text:p>
          </table:table-cell>
          <table:table-cell table:style-name="ce176" office:value-type="string">
            <text:p>Análisis Video Kinovea (*.kva)|*.kva|XML (*.xml)|*.xml|Todos los archivos (*.*)|*.*;</text:p>
          </table:table-cell>
          <table:table-cell table:style-name="ce183" office:value-type="string">
            <text:p>Kinovea Video Analysis (*.kva)|*.kva|XML (*.xml)|*.xml|Todos os Arquivos (*.*)|*.*;</text:p>
          </table:table-cell>
          <table:table-cell table:style-name="ce215" office:value-type="string">
            <text:p>Analiza wideo Kinovea (*.kva)|*.kva|XML (*.xml)|*.xml|All Files (*.*)|*.*;</text:p>
          </table:table-cell>
          <table:table-cell table:style-name="ce107" office:value-type="string">
            <text:p>Kinovea Video Analisi (*.kva)|*.kva|XML (*.xml)|*.xml|Tutti I Files (*.*)|*.*;</text:p>
          </table:table-cell>
          <table:table-cell table:style-name="ce111" office:value-type="string">
            <text:p>Analiză Video Kinovea (*.kva)|*.kva|XML (*.xml)|*.xml|Toate fişierele (*.*)|*.*;</text:p>
          </table:table-cell>
          <table:table-cell table:style-name="ce223" office:value-type="string">
            <text:p>Kinovea videoanalyysi (*.kva)|*.kva|XML (*.xml)|*.xml|Kaikki tiedostot (*.*)|*.*;</text:p>
          </table:table-cell>
          <table:table-cell table:style-name="ce230" office:value-type="string">
            <text:p>Kinovea Video Analysis (*.kva)|*.kva|XML (*.xml)|*.xml|All Files (*.*)|*.*;</text:p>
          </table:table-cell>
          <table:table-cell table:style-name="ce135" office:value-type="string">
            <text:p>视频分析文件 (*.kva)|*.kva|XML (*.xml)|*.xml|All Files (*.*)|*.*;</text:p>
          </table:table-cell>
          <table:table-cell table:style-name="ce239" office:value-type="string">
            <text:p>Kinovea Video Analizi (*.kva)|*.kva|XML (*.xml)|*.xml|All Files (*.*)|*.*;</text:p>
          </table:table-cell>
          <table:table-cell table:style-name="ce244" office:value-type="string">
            <text:p>Kinovea Video Analysis (*.kva)|*.kva|XML (*.xml)|*.xml|Όλα τα αρχεία (*.*)|*.*;</text:p>
          </table:table-cell>
          <table:table-cell table:style-name="ce222" office:value-type="string">
            <text:p>Kinovea Video Analysis (*.kva)|*.kva|XML (*.xml)|*.xml|All Files (*.*)|*.*;</text:p>
          </table:table-cell>
          <table:table-cell table:style-name="ce66" office:value-type="string">
            <text:p>Kinovea Videoanalys (*.kva)|*.kva|XML (*.xml)|*.xml|Alla Filer (*.*)|*.*;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LoadAnalysis_Title</text:p>
          </table:table-cell>
          <table:table-cell table:style-name="ce342"/>
          <table:table-cell table:style-name="ce163" office:value-type="string">
            <text:p>Load Key Images Data</text:p>
          </table:table-cell>
          <table:table-cell table:style-name="ce166" office:value-type="string">
            <text:p>Charger des Données d'Images Clés</text:p>
          </table:table-cell>
          <table:table-cell table:style-name="ce66" office:value-type="string">
            <text:p>Laad de Kernbeeldgegevens</text:p>
          </table:table-cell>
          <table:table-cell table:style-name="ce66" office:value-type="string">
            <text:p>Schlüsselbilddatei laden</text:p>
          </table:table-cell>
          <table:table-cell table:style-name="ce176" office:value-type="string">
            <text:p>Cargar datos de las imagenes clave</text:p>
          </table:table-cell>
          <table:table-cell table:style-name="ce183" office:value-type="string">
            <text:p>Carregar Dados dos Quadros de Imagem</text:p>
          </table:table-cell>
          <table:table-cell table:style-name="ce215" office:value-type="string">
            <text:p>Wczytaj kluczowe Obrazy</text:p>
          </table:table-cell>
          <table:table-cell table:style-name="ce107" office:value-type="string">
            <text:p>Carica le Immagini Chiave e loro Dati</text:p>
          </table:table-cell>
          <table:table-cell table:style-name="ce111" office:value-type="string">
            <text:p>Încarcă datele cadrelor cheie </text:p>
          </table:table-cell>
          <table:table-cell table:style-name="ce223" office:value-type="string">
            <text:p>Lataa avainkuvien tiedot</text:p>
          </table:table-cell>
          <table:table-cell table:style-name="ce230" office:value-type="string">
            <text:p>Last inn nøkkelbilde data</text:p>
          </table:table-cell>
          <table:table-cell table:style-name="ce135" office:value-type="string">
            <text:p>载入关键图像数据</text:p>
          </table:table-cell>
          <table:table-cell table:style-name="ce239" office:value-type="string">
            <text:p>Anahtar İmaj Verisi Yükle</text:p>
          </table:table-cell>
          <table:table-cell table:style-name="ce244" office:value-type="string">
            <text:p>Φόρτωση Δεδομένων Βασικών Εικόνων</text:p>
          </table:table-cell>
          <table:table-cell table:style-name="ce222" office:value-type="string">
            <text:p>Įkelti paveiklėlių žymių duomenis</text:p>
          </table:table-cell>
          <table:table-cell table:style-name="ce66" office:value-type="string">
            <text:p>Ladda nyckelbildsdat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RafaleExport_GroupInfos</text:p>
          </table:table-cell>
          <table:table-cell table:style-name="ce342"/>
          <table:table-cell table:style-name="ce163" office:value-type="string">
            <text:p>Informations</text:p>
          </table:table-cell>
          <table:table-cell table:style-name="ce166" office:value-type="string">
            <text:p>Informations</text:p>
          </table:table-cell>
          <table:table-cell table:style-name="ce66" office:value-type="string">
            <text:p>Informatie</text:p>
          </table:table-cell>
          <table:table-cell table:style-name="ce66" office:value-type="string">
            <text:p>Informationen</text:p>
          </table:table-cell>
          <table:table-cell table:style-name="ce176" office:value-type="string">
            <text:p>Informationes</text:p>
          </table:table-cell>
          <table:table-cell table:style-name="ce183" office:value-type="string">
            <text:p>Informações</text:p>
          </table:table-cell>
          <table:table-cell table:style-name="ce215" office:value-type="string">
            <text:p>Informacje</text:p>
          </table:table-cell>
          <table:table-cell table:style-name="ce107" office:value-type="string">
            <text:p>Informazioni</text:p>
          </table:table-cell>
          <table:table-cell table:style-name="ce111" office:value-type="string">
            <text:p>Informaţii</text:p>
          </table:table-cell>
          <table:table-cell table:style-name="ce223" office:value-type="string">
            <text:p>Informaatio</text:p>
          </table:table-cell>
          <table:table-cell table:style-name="ce230" office:value-type="string">
            <text:p>Informasjon</text:p>
          </table:table-cell>
          <table:table-cell table:style-name="ce135" office:value-type="string">
            <text:p>信息</text:p>
          </table:table-cell>
          <table:table-cell table:style-name="ce239" office:value-type="string">
            <text:p>Bilgiler</text:p>
          </table:table-cell>
          <table:table-cell table:style-name="ce244" office:value-type="string">
            <text:p>Πληροφορίες</text:p>
          </table:table-cell>
          <table:table-cell table:style-name="ce222" office:value-type="string">
            <text:p>Informacija</text:p>
          </table:table-cell>
          <table:table-cell table:style-name="ce66" office:value-type="string">
            <text:p>Informatio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RafaleExport_LabelBlend</text:p>
          </table:table-cell>
          <table:table-cell table:style-name="ce342"/>
          <table:table-cell table:style-name="ce163" office:value-type="string">
            <text:p>Blend drawings onto images.</text:p>
          </table:table-cell>
          <table:table-cell table:style-name="ce166" office:value-type="string">
            <text:p>Incruster les dessins sur les images.</text:p>
          </table:table-cell>
          <table:table-cell table:style-name="ce66" office:value-type="string">
            <text:p>Meng tekenvormen op de beelden</text:p>
          </table:table-cell>
          <table:table-cell table:style-name="ce173" office:value-type="string">
            <text:p>Überblende Video mit Zeichnungen</text:p>
          </table:table-cell>
          <table:table-cell table:style-name="ce176" office:value-type="string">
            <text:p>Superponer dibujos en las imágenes.</text:p>
          </table:table-cell>
          <table:table-cell table:style-name="ce183" office:value-type="string">
            <text:p>Juntar Desenhos às Imagens</text:p>
          </table:table-cell>
          <table:table-cell table:style-name="ce215" office:value-type="string">
            <text:p>Połącz rysunki w obrazy</text:p>
          </table:table-cell>
          <table:table-cell table:style-name="ce107" office:value-type="string">
            <text:p>Apponi i Disegni sulle immagini.</text:p>
          </table:table-cell>
          <table:table-cell table:style-name="ce111" office:value-type="string">
            <text:p>Suprapune desenele peste cadre.</text:p>
          </table:table-cell>
          <table:table-cell table:style-name="ce223" office:value-type="string">
            <text:p>Sulauta piirrokset kuviin</text:p>
          </table:table-cell>
          <table:table-cell table:style-name="ce230" office:value-type="string">
            <text:p>Blend tegninger inn I bilder.</text:p>
          </table:table-cell>
          <table:table-cell table:style-name="ce135" office:value-type="string">
            <text:p>图纸上的图像混合.</text:p>
          </table:table-cell>
          <table:table-cell table:style-name="ce239" office:value-type="string">
            <text:p>Çizimleri imajların üzerine Kaydet</text:p>
          </table:table-cell>
          <table:table-cell table:style-name="ce244" office:value-type="string">
            <text:p>Μίξη σχεδίων στις εικόνες</text:p>
          </table:table-cell>
          <table:table-cell table:style-name="ce222" office:value-type="string">
            <text:p>Sulieti piešinius paveiksle</text:p>
          </table:table-cell>
          <table:table-cell table:style-name="ce1" office:value-type="string">
            <text:p>Blanda ritningarna i bildverket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RafaleExport_LabelFrequencyHundredth</text:p>
          </table:table-cell>
          <table:table-cell table:style-name="ce342"/>
          <table:table-cell table:style-name="ce163" office:value-type="string">
            <text:p>one frame every {0} hundredth of seconds.</text:p>
          </table:table-cell>
          <table:table-cell table:style-name="ce166" office:value-type="string">
            <text:p>une image tous les {0} centièmes de seconde.</text:p>
          </table:table-cell>
          <table:table-cell table:style-name="ce255" office:value-type="string">
            <text:p>Enkel frame iedere {0} honderdste van een seconde</text:p>
          </table:table-cell>
          <table:table-cell table:style-name="ce66" office:value-type="string">
            <text:p>1 Einzelbild auf {0} Hundertstelsekunden</text:p>
          </table:table-cell>
          <table:table-cell table:style-name="ce176" office:value-type="string">
            <text:p>una imagen cada {0} centésimas de segundo.</text:p>
          </table:table-cell>
          <table:table-cell table:style-name="ce183" office:value-type="string">
            <text:p>um quadro a cada {0} centésimo de segundos.</text:p>
          </table:table-cell>
          <table:table-cell table:style-name="ce215" office:value-type="string">
            <text:p>Jedna klatka co {0} setne sekundy.</text:p>
          </table:table-cell>
          <table:table-cell table:style-name="ce107" office:value-type="string">
            <text:p>Un fotogramma ogni {0} centesimi di secondo.</text:p>
          </table:table-cell>
          <table:table-cell table:style-name="ce111" office:value-type="string">
            <text:p>un cadru la fiecare {0} sutimi de secunda.</text:p>
          </table:table-cell>
          <table:table-cell table:style-name="ce223" office:value-type="string">
            <text:p>Yksi kuva {0} sadasosa sekunnin välein.</text:p>
          </table:table-cell>
          <table:table-cell table:style-name="ce230" office:value-type="string">
            <text:p>Et bilde per {0} hundrede sekund</text:p>
          </table:table-cell>
          <table:table-cell table:style-name="ce135" office:value-type="string">
            <text:p>每 {0} 百秒一帧.</text:p>
          </table:table-cell>
          <table:table-cell table:style-name="ce239" office:value-type="string">
            <text:p>Her bir saniyenin yüzde {0} si için bir kare.</text:p>
          </table:table-cell>
          <table:table-cell table:style-name="ce244" office:value-type="string">
            <text:p>ένα πλαίσιο κάθε {0} εκατοστά του δευτερολέπτου</text:p>
          </table:table-cell>
          <table:table-cell table:style-name="ce222" office:value-type="string">
            <text:p>vieną kadrą kas {0} šimtąją sekundės.</text:p>
          </table:table-cell>
          <table:table-cell table:style-name="ce66" office:value-type="string">
            <text:p>en bild varje {0} hundradels sekund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RafaleExport_LabelFrequencyRoot</text:p>
          </table:table-cell>
          <table:table-cell table:style-name="ce342"/>
          <table:table-cell table:style-name="ce163" office:value-type="string">
            <text:p>Frequency of image export :</text:p>
          </table:table-cell>
          <table:table-cell table:style-name="ce166" office:value-type="string">
            <text:p>Fréquence d'enregistrement :</text:p>
          </table:table-cell>
          <table:table-cell table:style-name="ce66" office:value-type="string">
            <text:p>Frequentie van beeldexport :</text:p>
          </table:table-cell>
          <table:table-cell table:style-name="ce66" office:value-type="string">
            <text:p>Häufigkeit des Bildexports:</text:p>
          </table:table-cell>
          <table:table-cell table:style-name="ce176" office:value-type="string">
            <text:p>Frecuencia de grabación:</text:p>
          </table:table-cell>
          <table:table-cell table:style-name="ce183" office:value-type="string">
            <text:p>Frequência de exportação de imagens:</text:p>
          </table:table-cell>
          <table:table-cell table:style-name="ce215" office:value-type="string">
            <text:p>Częstotliwość eksportu obrazu :</text:p>
          </table:table-cell>
          <table:table-cell table:style-name="ce107" office:value-type="string">
            <text:p>Frequenza di registrazione immagini :</text:p>
          </table:table-cell>
          <table:table-cell table:style-name="ce111" office:value-type="string">
            <text:p>Frecvenţa exportului de cadre :</text:p>
          </table:table-cell>
          <table:table-cell table:style-name="ce223" office:value-type="string">
            <text:p>Kuvaviennin taajuus:</text:p>
          </table:table-cell>
          <table:table-cell table:style-name="ce230" office:value-type="string">
            <text:p>Hyppighet av bildeeksportering</text:p>
          </table:table-cell>
          <table:table-cell table:style-name="ce135" office:value-type="string">
            <text:p>图像导出频率 :</text:p>
          </table:table-cell>
          <table:table-cell table:style-name="ce238" office:value-type="string">
            <text:p>İmaj export frekansı:</text:p>
          </table:table-cell>
          <table:table-cell table:style-name="ce244" office:value-type="string">
            <text:p>Συχνότητα εξαγωγής εικόνων :</text:p>
          </table:table-cell>
          <table:table-cell table:style-name="ce222" office:value-type="string">
            <text:p>Paveikslėlių dažnis ekportavimui :</text:p>
          </table:table-cell>
          <table:table-cell table:style-name="ce1" office:value-type="string">
            <text:p>Bildexportens frekvens :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RafaleExport_LabelFrequencySeconds</text:p>
          </table:table-cell>
          <table:table-cell table:style-name="ce342"/>
          <table:table-cell table:style-name="ce163" office:value-type="string">
            <text:p>one frame every {0:0.00} seconds.</text:p>
          </table:table-cell>
          <table:table-cell table:style-name="ce166" office:value-type="string">
            <text:p>une image toutes les {0:0.00} secondes.</text:p>
          </table:table-cell>
          <table:table-cell table:style-name="ce66" office:value-type="string">
            <text:p>Enkel frame iedere {0:0.00} van een seconde</text:p>
          </table:table-cell>
          <table:table-cell table:style-name="ce66" office:value-type="string">
            <text:p>1 Einzelbild auf {0:0.00} Sekunden</text:p>
          </table:table-cell>
          <table:table-cell table:style-name="ce176" office:value-type="string">
            <text:p>una imagen todos los {0:0.00} segundos.</text:p>
          </table:table-cell>
          <table:table-cell table:style-name="ce183" office:value-type="string">
            <text:p>um quadro a cada {0:0.00} segundos.</text:p>
          </table:table-cell>
          <table:table-cell table:style-name="ce215" office:value-type="string">
            <text:p>Jedna klatka co {0:0.00} sekundy.</text:p>
          </table:table-cell>
          <table:table-cell table:style-name="ce107" office:value-type="string">
            <text:p>un fotogramma ogni {0:0.00} secondi.</text:p>
          </table:table-cell>
          <table:table-cell table:style-name="ce111" office:value-type="string">
            <text:p>un cadru la fiecare {0:0.00} secunde.</text:p>
          </table:table-cell>
          <table:table-cell table:style-name="ce223" office:value-type="string">
            <text:p>Yksi kuva {0:0.00} sekunnin välein.</text:p>
          </table:table-cell>
          <table:table-cell table:style-name="ce230" office:value-type="string">
            <text:p>Et bilder per {0:0.00} sekunder</text:p>
          </table:table-cell>
          <table:table-cell table:style-name="ce135" office:value-type="string">
            <text:p>每 {0:0.00} 秒一帧.</text:p>
          </table:table-cell>
          <table:table-cell table:style-name="ce239" office:value-type="string">
            <text:p>Her bir saniye {0:0.00} için bir kare.</text:p>
          </table:table-cell>
          <table:table-cell table:style-name="ce244" office:value-type="string">
            <text:p>ένα πλαίσιο κάθε {0:0.00} δευτερόλεπτα</text:p>
          </table:table-cell>
          <table:table-cell table:style-name="ce222" office:value-type="string">
            <text:p>vienas kadras kas {0:0.00} sekunde.</text:p>
          </table:table-cell>
          <table:table-cell table:style-name="ce66" office:value-type="string">
            <text:p>en bild varje {0:0.00} sekund.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dlgRafaleExport_LabelInfoSuffix</text:p>
          </table:table-cell>
          <table:table-cell table:style-name="ce342"/>
          <table:table-cell table:style-name="ce163" office:value-type="string">
            <text:p>The suffix will be automatically appended to image file names. ( "file" =&gt; "file-00.00.jpg")</text:p>
          </table:table-cell>
          <table:table-cell table:style-name="ce166" office:value-type="string">
            <text:p>Le suffixe sera ajouté automatiquement aux images. ( "fichier" =&gt; "fichier-00.00.jpg")</text:p>
          </table:table-cell>
          <table:table-cell table:style-name="ce66" office:value-type="string">
            <text:p>De extensie wordt automatisch gekoppeld aan de bestandsnaam. ( "file" =&gt; "file-00.00.jpg")</text:p>
          </table:table-cell>
          <table:table-cell table:style-name="ce66" office:value-type="string">
            <text:p>Der Dateianhang wird automatisch an die Bilddateien angehängt. ( "file" =&gt; "file-00.00.jpg")</text:p>
          </table:table-cell>
          <table:table-cell table:style-name="ce176" office:value-type="string">
            <text:p>El sufijo se añadirán automáticamente a las imágenes. ( "archivo" =&gt; "archivo-00.00.jpg")</text:p>
          </table:table-cell>
          <table:table-cell table:style-name="ce183" office:value-type="string">
            <text:p>O sufixo será automaticamente adicionado ao nome dos arquivos. ( "Arquivo" =&gt; "Arquivo-00.00.jpg")</text:p>
          </table:table-cell>
          <table:table-cell table:style-name="ce215" office:value-type="string">
            <text:p>Przyrostek zostanie automatycznie dodany do nazwy pliku obrazu. ( "plik" =&gt; "plik-00.00.jpg")</text:p>
          </table:table-cell>
          <table:table-cell table:style-name="ce107" office:value-type="string">
            <text:p>L'estensione sara' automaticam. aggiunta al nome del File Immagini. ("file" =&gt; "file-00.00.jpg")</text:p>
          </table:table-cell>
          <table:table-cell table:style-name="ce111" office:value-type="string">
            <text:p>Sufixul va fi adăugat automat la numele cadrelor. ( "cadru" =&gt; "cadru-00.00.jpg")</text:p>
          </table:table-cell>
          <table:table-cell table:style-name="ce223" office:value-type="string">
            <text:p>Jälkipääte liitetään automaattisesti kuvatiedostojen nimiin.( "tiedosto" =&gt; "tiedosto-00.00.jpg")</text:p>
          </table:table-cell>
          <table:table-cell table:style-name="ce230" office:value-type="string">
            <text:p>Endelsen på bilde blir lagt til automatisk. ( "file" =&gt; "file-00.00.jpg")</text:p>
          </table:table-cell>
          <table:table-cell table:style-name="ce135" office:value-type="string">
            <text:p>文件后缀名将被自动更改为. ( "file" =&gt; "file-00.00.jpg")</text:p>
          </table:table-cell>
          <table:table-cell table:style-name="ce238" office:value-type="string">
            <text:p>Son ek otomatik olarak imaj dosya adlarına eklenecektir.( "dosya" =&gt; "dosya-00.00.jpg")</text:p>
          </table:table-cell>
          <table:table-cell table:style-name="ce244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222" office:value-type="string">
            <text:p>Numeracija bus automatiškai pridėta prie dokumento pavadinimo. ( "file" =&gt; "file-00.00.jpg")</text:p>
          </table:table-cell>
          <table:table-cell table:style-name="ce66" office:value-type="string">
            <text:p>Suffixet kommer automatiskt att läggas till bildfilens namn. ( "file" =&gt; "file-00.00.jpg")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RafaleExport_LabelKeyframesOnly</text:p>
          </table:table-cell>
          <table:table-cell table:style-name="ce342"/>
          <table:table-cell table:style-name="ce163" office:value-type="string">
            <text:p>Export Key Images only.</text:p>
          </table:table-cell>
          <table:table-cell table:style-name="ce166" office:value-type="string">
            <text:p>Enregistrer uniquement les Images Clés.</text:p>
          </table:table-cell>
          <table:table-cell table:style-name="ce66" office:value-type="string">
            <text:p>Exporteer alleen Kernbeelden.</text:p>
          </table:table-cell>
          <table:table-cell table:style-name="ce173" office:value-type="string">
            <text:p>Exportiere nur Schlüsselbilder.</text:p>
          </table:table-cell>
          <table:table-cell table:style-name="ce176" office:value-type="string">
            <text:p>Guardar sólo imàgenes clave.</text:p>
          </table:table-cell>
          <table:table-cell table:style-name="ce183" office:value-type="string">
            <text:p>Exportar apenas Quadros de Imagens.</text:p>
          </table:table-cell>
          <table:table-cell table:style-name="ce215" office:value-type="string">
            <text:p>Eksportuj tylko kluczowe Obrazy</text:p>
          </table:table-cell>
          <table:table-cell table:style-name="ce107" office:value-type="string">
            <text:p>Esporta solo le Immagini Chiave.</text:p>
          </table:table-cell>
          <table:table-cell table:style-name="ce111" office:value-type="string">
            <text:p>Exporta doar cadrele cheie.</text:p>
          </table:table-cell>
          <table:table-cell table:style-name="ce223" office:value-type="string">
            <text:p>Vie ainoastaan avainkuvat.</text:p>
          </table:table-cell>
          <table:table-cell table:style-name="ce230" office:value-type="string">
            <text:p>Eksporter bare nøkkelbilder.</text:p>
          </table:table-cell>
          <table:table-cell table:style-name="ce135" office:value-type="string">
            <text:p>只导出关键图像.</text:p>
          </table:table-cell>
          <table:table-cell table:style-name="ce238" office:value-type="string">
            <text:p>Sadece Anahtar İmajları Export Et.</text:p>
          </table:table-cell>
          <table:table-cell table:style-name="ce244" office:value-type="string">
            <text:p>Εξαγωγή Βασικών Εικόνων μόνο.</text:p>
          </table:table-cell>
          <table:table-cell table:style-name="ce222" office:value-type="string">
            <text:p>Eksportuoti tik pažymėtus paveikslus</text:p>
          </table:table-cell>
          <table:table-cell table:style-name="ce66" office:value-type="string">
            <text:p>Exportera endast nyckelbild.</text:p>
          </table:table-cell>
          <table:table-cell table:number-columns-repeated="1006"/>
        </table:table-row>
        <table:table-row table:style-name="ro34">
          <table:table-cell table:style-name="ce35" office:value-type="string">
            <text:p>dlgRafaleExport_LabelTotalFrames</text:p>
          </table:table-cell>
          <table:table-cell table:style-name="ce342"/>
          <table:table-cell table:style-name="ce163" office:value-type="string">
            <text:p>Total images to export : {0:0} images.</text:p>
          </table:table-cell>
          <table:table-cell table:style-name="ce166" office:value-type="string">
            <text:p>Nombre total d'images exportées : {0:0} images.</text:p>
          </table:table-cell>
          <table:table-cell table:style-name="ce255" office:value-type="string">
            <text:p>Totaal aantal beelden te exporteren : {0:0}.</text:p>
          </table:table-cell>
          <table:table-cell table:style-name="ce66" office:value-type="string">
            <text:p>Gesamte Bilder zum Exportieren : {0:0}</text:p>
          </table:table-cell>
          <table:table-cell table:style-name="ce176" office:value-type="string">
            <text:p>Número total de imágenes exportadas : {0:0} imágenes.</text:p>
          </table:table-cell>
          <table:table-cell table:style-name="ce183" office:value-type="string">
            <text:p>Total de imagens para exportar: {0:0} imagens.</text:p>
          </table:table-cell>
          <table:table-cell table:style-name="ce215" office:value-type="string">
            <text:p>Wszystkich obrazów do eksportu : {0:0}</text:p>
          </table:table-cell>
          <table:table-cell table:style-name="ce107" office:value-type="string">
            <text:p>Totale delle immagini da esportare : {0:0} immagini.</text:p>
          </table:table-cell>
          <table:table-cell table:style-name="ce111" office:value-type="string">
            <text:p>Numărul total al cadrelor de exportat : {0:0} imagini.</text:p>
          </table:table-cell>
          <table:table-cell table:style-name="ce223" office:value-type="string">
            <text:p>Vietävien kuvien määrä : {0:0} kuvaa.</text:p>
          </table:table-cell>
          <table:table-cell table:style-name="ce230" office:value-type="string">
            <text:p>Totalt antall bilder for eksportering: {0:0} bilder</text:p>
          </table:table-cell>
          <table:table-cell table:style-name="ce135" office:value-type="string">
            <text:p>总共导出图像数量 : {0:0} 张.</text:p>
          </table:table-cell>
          <table:table-cell table:style-name="ce238" office:value-type="string">
            <text:p>Export edilecek toplam imaj sayısı: {0:0} imaj.</text:p>
          </table:table-cell>
          <table:table-cell table:style-name="ce244" office:value-type="string">
            <text:p>Συνολικές εικόνες για εξαγωγή: {0:0} εικόνες.</text:p>
          </table:table-cell>
          <table:table-cell table:style-name="ce222" office:value-type="string">
            <text:p>Viso paveikslėlių eksportuota <text:s/>: {0:0} paveikslėliai.</text:p>
          </table:table-cell>
          <table:table-cell table:style-name="ce66" office:value-type="string">
            <text:p>Antal bilder att exportera : {0:0} 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dlgRafaleExport_LabelTotalSeconds</text:p>
          </table:table-cell>
          <table:table-cell table:style-name="ce342"/>
          <table:table-cell table:style-name="ce163" office:value-type="string">
            <text:p>Duration covered by the exported sequence of images : {0:0.00} seconds.</text:p>
          </table:table-cell>
          <table:table-cell table:style-name="ce166" office:value-type="string">
            <text:p>Durée couverte par la séquence d'images exportées : {0:0.00} secondes.</text:p>
          </table:table-cell>
          <table:table-cell table:style-name="ce66" office:value-type="string">
            <text:p>Duur van het geëxporteerde beeldmateriaal {0:0.00} seconden.</text:p>
          </table:table-cell>
          <table:table-cell table:style-name="ce66" office:value-type="string">
            <text:p>Abspieldauer der exportierten Bildersequenz : {0:0.00} Sekunden</text:p>
          </table:table-cell>
          <table:table-cell table:style-name="ce176" office:value-type="string">
            <text:p>Duraciòn cubierta por la secuencia de las imágenes exportadas: {0:0.00} segundos.</text:p>
          </table:table-cell>
          <table:table-cell table:style-name="ce183" office:value-type="string">
            <text:p>Duração total da sequência de quadros exportada : {0:0.00} seconds.</text:p>
          </table:table-cell>
          <table:table-cell table:style-name="ce215" office:value-type="string">
            <text:p>Czas trwania eksportowanej sekwencji obrazów : {0:0.00} sekund</text:p>
          </table:table-cell>
          <table:table-cell table:style-name="ce107" office:value-type="string">
            <text:p>Durata della sequenza di Immagini esportata : {0:0.00} secondi.</text:p>
          </table:table-cell>
          <table:table-cell table:style-name="ce111" office:value-type="string">
            <text:p>Durata acoperită de secvenţa de cadre exportată : {0:0.00} secunde.</text:p>
          </table:table-cell>
          <table:table-cell table:style-name="ce223" office:value-type="string">
            <text:p>Vietyjen kuvasarjojen kattama aikajakso: {0:0.00} sekuntia.</text:p>
          </table:table-cell>
          <table:table-cell table:style-name="ce230" office:value-type="string">
            <text:p>Varigheten på den eksporterte sekvensen av bilder : {0:0.00} seconds.</text:p>
          </table:table-cell>
          <table:table-cell table:style-name="ce135" office:value-type="string">
            <text:p>一系列导出图像所包含的时间 : {0:0.00} 秒.</text:p>
          </table:table-cell>
          <table:table-cell table:style-name="ce238" office:value-type="string">
            <text:p>Export edilen imaj sekansı süresi : {0:0.00} saniye.</text:p>
          </table:table-cell>
          <table:table-cell table:style-name="ce244" office:value-type="string">
            <text:p>Διάρκεια της ακολουθίας των εξαγόμενων εικόνων : {0:0.00} δευτερόλεπτα.</text:p>
          </table:table-cell>
          <table:table-cell table:style-name="ce222" office:value-type="string">
            <text:p>Trukmė ekportuojamų paveikslėlių yra : {0:0.00} sekundžių.</text:p>
          </table:table-cell>
          <table:table-cell table:style-name="ce66" office:value-type="string">
            <text:p>Tiden omfattad av den exporterade bildsekvensen : {0:0.00} sekunder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RafaleExport_Title</text:p>
          </table:table-cell>
          <table:table-cell table:style-name="ce342"/>
          <table:table-cell table:style-name="ce163" office:value-type="string">
            <text:p><text:s text:c="2"/>Save a Sequence of Images</text:p>
          </table:table-cell>
          <table:table-cell table:style-name="ce166" office:value-type="string">
            <text:p>Enregistrer une Séquence d'Images</text:p>
          </table:table-cell>
          <table:table-cell table:style-name="ce66" office:value-type="string">
            <text:p>Bewaar een volgorde van de beelden.</text:p>
          </table:table-cell>
          <table:table-cell table:style-name="ce66" office:value-type="string">
            <text:p>Bildsequenz speichern</text:p>
          </table:table-cell>
          <table:table-cell table:style-name="ce176" office:value-type="string">
            <text:p>Guardar una secuencia de imágenes</text:p>
          </table:table-cell>
          <table:table-cell table:style-name="ce183" office:value-type="string">
            <text:p><text:s text:c="2"/>Salvar uma Sequência de Imagens</text:p>
          </table:table-cell>
          <table:table-cell table:style-name="ce215" office:value-type="string">
            <text:p>Zapisz sekwencje obrazów</text:p>
          </table:table-cell>
          <table:table-cell table:style-name="ce107" office:value-type="string">
            <text:p>Salva una sequenza di Immagini</text:p>
          </table:table-cell>
          <table:table-cell table:style-name="ce111" office:value-type="string">
            <text:p>Salvează o succesiune de cadre</text:p>
          </table:table-cell>
          <table:table-cell table:style-name="ce223" office:value-type="string">
            <text:p>Tallenna kuvajakso</text:p>
          </table:table-cell>
          <table:table-cell table:style-name="ce230" office:value-type="string">
            <text:p>Lagre en sekvens av bilder</text:p>
          </table:table-cell>
          <table:table-cell table:style-name="ce135" office:value-type="string">
            <text:p>保存为图像序列</text:p>
          </table:table-cell>
          <table:table-cell table:style-name="ce239" office:value-type="string">
            <text:p>Bir İmaj Sekansı Kaydet</text:p>
          </table:table-cell>
          <table:table-cell table:style-name="ce244" office:value-type="string">
            <text:p>Αποθήκευση Ακολουθίας Εικόνων</text:p>
          </table:table-cell>
          <table:table-cell table:style-name="ce222" office:value-type="string">
            <text:p>Išsaugoti vaizdų seką</text:p>
          </table:table-cell>
          <table:table-cell table:style-name="ce66" office:value-type="string">
            <text:p>Spara en bildsekvens</text:p>
          </table:table-cell>
          <table:table-cell table:number-columns-repeated="1006"/>
        </table:table-row>
        <table:table-row table:style-name="ro34">
          <table:table-cell table:style-name="ce35" office:value-type="string">
            <text:p>dlgSaveAnalysisFilter</text:p>
          </table:table-cell>
          <table:table-cell table:style-name="ce342"/>
          <table:table-cell table:style-name="ce163" office:value-type="string">
            <text:p>Kinovea Video Analysis (*.kva)|*.kva|XML (*.xml)|*.xml;</text:p>
          </table:table-cell>
          <table:table-cell table:style-name="ce166" office:value-type="string">
            <text:p>Analyse Video Kinovea (*.kva)|*.kva|XML (*.xml)|*.xml;</text:p>
          </table:table-cell>
          <table:table-cell table:style-name="ce66" office:value-type="string">
            <text:p>Kinovea Video Analyse (*.kva)|*.kva|XML (*.xml)|*.xml;</text:p>
          </table:table-cell>
          <table:table-cell table:style-name="ce66" office:value-type="string">
            <text:p>Kinovea Video Analyse (*.kva)|*.kva|XML (*.xml)|*.xml;</text:p>
          </table:table-cell>
          <table:table-cell table:style-name="ce176" office:value-type="string">
            <text:p>Analisis Video Kinovea (*.kva)|*.kva|XML (*.xml)|*.xml;</text:p>
          </table:table-cell>
          <table:table-cell table:style-name="ce183" office:value-type="string">
            <text:p>Kinovea Video Analysis (*.kva)|*.kva|XML (*.xml)|*.xml;</text:p>
          </table:table-cell>
          <table:table-cell table:style-name="ce98" office:value-type="string">
            <text:p>Kinovea Video Analysis (*.kva)|*.kva|XML (*.xml)|*.xml;</text:p>
          </table:table-cell>
          <table:table-cell table:style-name="ce107" office:value-type="string">
            <text:p>Kinovea Video Analisi (*.kva)|*.kva|XML (*.xml)|*.xml;</text:p>
          </table:table-cell>
          <table:table-cell table:style-name="ce111" office:value-type="string">
            <text:p>Analiză Video Kinovea <text:s/>(*.kva)|*.kva|XML (*.xml)|*.xml;</text:p>
          </table:table-cell>
          <table:table-cell table:style-name="ce223" office:value-type="string">
            <text:p>Kinovea videoanalyysi (*.kva)|*.kva|XML (*.xml)|*.xml;</text:p>
          </table:table-cell>
          <table:table-cell table:style-name="ce230" office:value-type="string">
            <text:p>Kinovea Video Analysis (*.kva)|*.kva|XML (*.xml)|*.xml;</text:p>
          </table:table-cell>
          <table:table-cell table:style-name="ce135" office:value-type="string">
            <text:p>视频分析文件 (*.kva)|*.kva|XML (*.xml)|*.xml;</text:p>
          </table:table-cell>
          <table:table-cell table:style-name="ce239" office:value-type="string">
            <text:p>Kinovea Video Analizi (*.kva)|*.kva|XML (*.xml)|*.xml;</text:p>
          </table:table-cell>
          <table:table-cell table:style-name="ce244" office:value-type="string">
            <text:p>Kinovea Video Analysis (*.kva)|*.kva|XML (*.xml)|*.xml;</text:p>
          </table:table-cell>
          <table:table-cell table:style-name="ce222" office:value-type="string">
            <text:p>Kinovea vaizdo analizė (*.kva)|*.kva|XML (*.xml)|*.xml;</text:p>
          </table:table-cell>
          <table:table-cell table:style-name="ce66" office:value-type="string">
            <text:p>Kinovea Videoanalys (*.kva)|*.kva|XML (*.xml)|*.xml;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SaveAnalysisOrVideo_CheckSlow</text:p>
          </table:table-cell>
          <table:table-cell table:style-name="ce342"/>
          <table:table-cell table:style-name="ce163" office:value-type="string">
            <text:p>Take Slow Motion into account. (Current = </text:p>
          </table:table-cell>
          <table:table-cell table:style-name="ce166" office:value-type="string">
            <text:p>Tenir compte du ralentit pour l'enregistrement. (Actuel = </text:p>
          </table:table-cell>
          <table:table-cell table:style-name="ce66" office:value-type="string">
            <text:p>Houdt rekening met Slow Motion. (Huidig =</text:p>
          </table:table-cell>
          <table:table-cell table:style-name="ce66" office:value-type="string">
            <text:p>Berücksichtige Slow-Motion (Aktuell =</text:p>
          </table:table-cell>
          <table:table-cell table:style-name="ce176" office:value-type="string">
            <text:p>Guardar con el ralentizado (Actual = </text:p>
          </table:table-cell>
          <table:table-cell table:style-name="ce183" office:value-type="string">
            <text:p>Gravar Slow Motion. (Atual = </text:p>
          </table:table-cell>
          <table:table-cell table:style-name="ce98" office:value-type="string">
            <text:p>Weź pod uwagę zwolnienia. (Aktualne=</text:p>
          </table:table-cell>
          <table:table-cell table:style-name="ce107" office:value-type="string">
            <text:p>Nel salvataggio tieni conto del Rallentatore. (Attuale = </text:p>
          </table:table-cell>
          <table:table-cell table:style-name="ce111" office:value-type="string">
            <text:p>Ţine cont de mişcarea cu încetinitorul. (Curent = </text:p>
          </table:table-cell>
          <table:table-cell table:style-name="ce223" office:value-type="string">
            <text:p>Huomioi videon hidastus. (Nykyinen:</text:p>
          </table:table-cell>
          <table:table-cell table:style-name="ce230" office:value-type="string">
            <text:p>Ta høyde for slow motion (Current =</text:p>
          </table:table-cell>
          <table:table-cell table:style-name="ce135" office:value-type="string">
            <text:p>考虑慢动作. (Current = </text:p>
          </table:table-cell>
          <table:table-cell table:style-name="ce239" office:value-type="string">
            <text:p>Slow Motion'ı hesaba kat. (Geçerli = </text:p>
          </table:table-cell>
          <table:table-cell table:style-name="ce244" office:value-type="string">
            <text:p>Υπολογισμός και της Αργής Κίνησης. (Current = </text:p>
          </table:table-cell>
          <table:table-cell table:style-name="ce222" office:value-type="string">
            <text:p>Naudoti letą judesį. (Esamas = </text:p>
          </table:table-cell>
          <table:table-cell table:style-name="ce66" office:value-type="string">
            <text:p>Beakta slow motion (Aktuell =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AnalysisOrVideo_GroupOptions</text:p>
          </table:table-cell>
          <table:table-cell table:style-name="ce342"/>
          <table:table-cell table:style-name="ce163" office:value-type="string">
            <text:p>Options</text:p>
          </table:table-cell>
          <table:table-cell table:style-name="ce166" office:value-type="string">
            <text:p>Options</text:p>
          </table:table-cell>
          <table:table-cell table:style-name="ce66" office:value-type="string">
            <text:p>Opties</text:p>
          </table:table-cell>
          <table:table-cell table:style-name="ce66" office:value-type="string">
            <text:p>Optionen</text:p>
          </table:table-cell>
          <table:table-cell table:style-name="ce176" office:value-type="string">
            <text:p>Opciones</text:p>
          </table:table-cell>
          <table:table-cell table:style-name="ce183" office:value-type="string">
            <text:p>Opções</text:p>
          </table:table-cell>
          <table:table-cell table:style-name="ce215" office:value-type="string">
            <text:p>Opcje</text:p>
          </table:table-cell>
          <table:table-cell table:style-name="ce107" office:value-type="string">
            <text:p>Opzioni</text:p>
          </table:table-cell>
          <table:table-cell table:style-name="ce111" office:value-type="string">
            <text:p>Opţiuni</text:p>
          </table:table-cell>
          <table:table-cell table:style-name="ce223" office:value-type="string">
            <text:p>Vaihtoehdot</text:p>
          </table:table-cell>
          <table:table-cell table:style-name="ce230" office:value-type="string">
            <text:p>Alternativer</text:p>
          </table:table-cell>
          <table:table-cell table:style-name="ce135" office:value-type="string">
            <text:p>选项</text:p>
          </table:table-cell>
          <table:table-cell table:style-name="ce239" office:value-type="string">
            <text:p>Seçenekler</text:p>
          </table:table-cell>
          <table:table-cell table:style-name="ce244" office:value-type="string">
            <text:p>Επιλογές</text:p>
          </table:table-cell>
          <table:table-cell table:style-name="ce222" office:value-type="string">
            <text:p>Nustatymai</text:p>
          </table:table-cell>
          <table:table-cell table:style-name="ce66" office:value-type="string">
            <text:p>Alternativ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AnalysisOrVideo_GroupSaveMethod</text:p>
          </table:table-cell>
          <table:table-cell table:style-name="ce342"/>
          <table:table-cell table:style-name="ce163" office:value-type="string">
            <text:p>Save Method</text:p>
          </table:table-cell>
          <table:table-cell table:style-name="ce166" office:value-type="string">
            <text:p>Méthode d'Enregistrement</text:p>
          </table:table-cell>
          <table:table-cell table:style-name="ce66" office:value-type="string">
            <text:p>Opslagmethode</text:p>
          </table:table-cell>
          <table:table-cell table:style-name="ce66" office:value-type="string">
            <text:p>Speichermethode</text:p>
          </table:table-cell>
          <table:table-cell table:style-name="ce176" office:value-type="string">
            <text:p>Método para guardar</text:p>
          </table:table-cell>
          <table:table-cell table:style-name="ce183" office:value-type="string">
            <text:p>Salvar Método</text:p>
          </table:table-cell>
          <table:table-cell table:style-name="ce215" office:value-type="string">
            <text:p>Metoda zapisu</text:p>
          </table:table-cell>
          <table:table-cell table:style-name="ce107" office:value-type="string">
            <text:p>Modalita' di salvataggio</text:p>
          </table:table-cell>
          <table:table-cell table:style-name="ce111" office:value-type="string">
            <text:p>Metoda de salvare</text:p>
          </table:table-cell>
          <table:table-cell table:style-name="ce223" office:value-type="string">
            <text:p>Tallennustapa</text:p>
          </table:table-cell>
          <table:table-cell table:style-name="ce230" office:value-type="string">
            <text:p>Lagre metode</text:p>
          </table:table-cell>
          <table:table-cell table:style-name="ce135" office:value-type="string">
            <text:p>保存方法</text:p>
          </table:table-cell>
          <table:table-cell table:style-name="ce239" office:value-type="string">
            <text:p>Kaydetme Yöntemi</text:p>
          </table:table-cell>
          <table:table-cell table:style-name="ce244" office:value-type="string">
            <text:p>Αποθήκευση Μεθόδου</text:p>
          </table:table-cell>
          <table:table-cell table:style-name="ce222" office:value-type="string">
            <text:p>Išsaugojimo metodas</text:p>
          </table:table-cell>
          <table:table-cell table:style-name="ce66" office:value-type="string">
            <text:p>Spara metod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dlgSaveAnalysisOrVideo_RadioAnalysis</text:p>
          </table:table-cell>
          <table:table-cell table:style-name="ce334"/>
          <table:table-cell table:style-name="ce354" office:value-type="string">
            <text:p>Save only the analysis</text:p>
          </table:table-cell>
          <table:table-cell table:style-name="ce167" office:value-type="string">
            <text:p>Enregistrer uniquement l'analyse</text:p>
          </table:table-cell>
          <table:table-cell table:style-name="ce66" office:value-type="string">
            <text:p>Bewaar alleen de Kernbeeldgegevens.</text:p>
          </table:table-cell>
          <table:table-cell table:style-name="ce66" office:value-type="string">
            <text:p>Speichere nur Schlüsselbilddaten</text:p>
          </table:table-cell>
          <table:table-cell table:style-name="ce176" office:value-type="string">
            <text:p>Guardar sólo los datos de las imàgenes clave.</text:p>
          </table:table-cell>
          <table:table-cell table:style-name="ce183" office:value-type="string">
            <text:p>Salvar apenas os dados dos quadros de imagens.</text:p>
          </table:table-cell>
          <table:table-cell table:style-name="ce213" office:value-type="string">
            <text:p>Zapisz tylko kluczowe dane obrazów.</text:p>
          </table:table-cell>
          <table:table-cell table:style-name="ce107" office:value-type="string">
            <text:p>Salva solo le Immagini Chiave ed i loro Dati.</text:p>
          </table:table-cell>
          <table:table-cell table:style-name="ce111" office:value-type="string">
            <text:p>Salvează doar datele cadrelor cheie</text:p>
          </table:table-cell>
          <table:table-cell table:style-name="ce223" office:value-type="string">
            <text:p>Tallenna vain avainkuvien tietoja.</text:p>
          </table:table-cell>
          <table:table-cell table:style-name="ce229" office:value-type="string">
            <text:p>Lagre bare nøkkelbilde data</text:p>
          </table:table-cell>
          <table:table-cell table:style-name="ce135" office:value-type="string">
            <text:p>只保存关键图像数据.</text:p>
          </table:table-cell>
          <table:table-cell table:style-name="ce183" office:value-type="string">
            <text:p>Sadece anahtar imaj verisini kaydet.</text:p>
          </table:table-cell>
          <table:table-cell table:style-name="ce244" office:value-type="string">
            <text:p>Αποθήκευση μόνο των δεδομένων των βασικών εικόνων.</text:p>
          </table:table-cell>
          <table:table-cell table:style-name="ce222" office:value-type="string">
            <text:p>Išsaugoti tik paveikslėlių žymių duomenis.</text:p>
          </table:table-cell>
          <table:table-cell table:style-name="ce66" office:value-type="string">
            <text:p>Spara endast nyckelbildernas data.</text:p>
          </table:table-cell>
          <table:table-cell table:style-name="ce422" table:number-columns-repeated="1005"/>
          <table:table-cell/>
        </table:table-row>
        <table:table-row table:style-name="ro12">
          <table:table-cell table:style-name="ce36" office:value-type="string">
            <text:p>dlgSaveAnalysisOrVideo_HintAnalysis</text:p>
          </table:table-cell>
          <table:table-cell table:style-name="ce334" office:value-type="string">
            <text:p># is used to separate lines</text:p>
          </table:table-cell>
          <table:table-cell table:style-name="ce355" office:value-type="string">
            <text:p>Only the description of drawings and other analysis objects will be saved.#The file can be imported in a video later.</text:p>
          </table:table-cell>
          <table:table-cell table:style-name="ce167" office:value-type="string">
            <text:p>Seuls seront sauvés les dessins et autres objets d'analyse, dans un fichier à part.#Le fichier pourra être réimporté sur une vidéo.</text:p>
          </table:table-cell>
          <table:table-cell table:style-name="ce66" table:number-columns-repeated="2"/>
          <table:table-cell table:style-name="ce176"/>
          <table:table-cell table:style-name="ce183"/>
          <table:table-cell table:style-name="ce213"/>
          <table:table-cell table:style-name="ce107"/>
          <table:table-cell table:style-name="ce111"/>
          <table:table-cell table:style-name="ce223"/>
          <table:table-cell table:style-name="ce229"/>
          <table:table-cell table:style-name="ce135"/>
          <table:table-cell table:style-name="ce183"/>
          <table:table-cell table:style-name="ce244"/>
          <table:table-cell table:style-name="ce222"/>
          <table:table-cell table:style-name="ce66"/>
          <table:table-cell table:style-name="ce422" table:number-columns-repeated="1005"/>
          <table:table-cell/>
        </table:table-row>
        <table:table-row table:style-name="ro16">
          <table:table-cell table:style-name="ce36" office:value-type="string">
            <text:p>dlgSaveAnalysisOrVideo_RadioMuxed</text:p>
          </table:table-cell>
          <table:table-cell table:style-name="ce334"/>
          <table:table-cell table:style-name="ce356" office:value-type="string">
            <text:p>Save video with analysis modifiable</text:p>
          </table:table-cell>
          <table:table-cell table:style-name="ce167" office:value-type="string">
            <text:p>Enregistrer la vidéo avec l'analyse modifiable</text:p>
          </table:table-cell>
          <table:table-cell table:style-name="ce66" office:value-type="string">
            <text:p>Bewaar video en Kernbeeldgegevens in een enkel bestand.</text:p>
          </table:table-cell>
          <table:table-cell table:style-name="ce66" office:value-type="string">
            <text:p>Speichere Video und Schlüsselbilddaten in einer gemeinsamen Datei</text:p>
          </table:table-cell>
          <table:table-cell table:style-name="ce176" office:value-type="string">
            <text:p>Guardar el video y los datos de las imàgenes clave en un solo archivo.</text:p>
          </table:table-cell>
          <table:table-cell table:style-name="ce183" office:value-type="string">
            <text:p>Combinar vídeo e dados dos quadros de imagens em um único arquivo.</text:p>
          </table:table-cell>
          <table:table-cell table:style-name="ce213" office:value-type="string">
            <text:p>Zapisz dane wideo i kluczowych obrazów do jednego pliku</text:p>
          </table:table-cell>
          <table:table-cell table:style-name="ce107" office:value-type="string">
            <text:p>Unisci nel file il Video + le Immagini Chiave con i loro Dati.</text:p>
          </table:table-cell>
          <table:table-cell table:style-name="ce111" office:value-type="string">
            <text:p>Salvează video şi cadrele cheie într-un singur fişier</text:p>
          </table:table-cell>
          <table:table-cell table:style-name="ce223" office:value-type="string">
            <text:p>Tallenna video ja avainkuvien tiedot yhteiseen tiedostoon.</text:p>
          </table:table-cell>
          <table:table-cell table:style-name="ce229" office:value-type="string">
            <text:p>Kombiner video og nøkkelbilder I filen.</text:p>
          </table:table-cell>
          <table:table-cell table:style-name="ce135" office:value-type="string">
            <text:p>合并文件中的视频与关键图像数据.</text:p>
          </table:table-cell>
          <table:table-cell table:style-name="ce183" office:value-type="string">
            <text:p>Video ve anahtar imaj verisini dosyada birleştir.</text:p>
          </table:table-cell>
          <table:table-cell table:style-name="ce244" office:value-type="string">
            <text:p>Συνδυασμός video και βασικών εικόνων στο αρχείο.</text:p>
          </table:table-cell>
          <table:table-cell table:style-name="ce222" office:value-type="string">
            <text:p>Derinti vaizdo ir paveikslėlių žymių duomenis dokumente.</text:p>
          </table:table-cell>
          <table:table-cell table:style-name="ce66" office:value-type="string">
            <text:p>Kombinera video och nyckelbilds data i en fil.</text:p>
          </table:table-cell>
          <table:table-cell table:style-name="ce422" table:number-columns-repeated="1005"/>
          <table:table-cell/>
        </table:table-row>
        <table:table-row table:style-name="ro38">
          <table:table-cell table:style-name="ce36" office:value-type="string">
            <text:p>dlgSaveAnalysisOrVideo_HintMuxed</text:p>
          </table:table-cell>
          <table:table-cell table:style-name="ce334" office:value-type="string">
            <text:p># is used to separate lines</text:p>
          </table:table-cell>
          <table:table-cell table:style-name="ce356" office:value-type="string">
            <text:p>When opened in Kinovea, the drawings and other analysis objects will still be modifiable.#When opened in other players, the drawings and analysis objects will not be visible.</text:p>
          </table:table-cell>
          <table:table-cell table:style-name="ce167" office:value-type="string">
            <text:p>Dans Kinovea, les dessins et autres objets d'analyse seront modifiables.#Dans les autres logiciels, les dessins ne seront pas visibles.</text:p>
          </table:table-cell>
          <table:table-cell table:style-name="ce66" table:number-columns-repeated="2"/>
          <table:table-cell table:style-name="ce176"/>
          <table:table-cell table:style-name="ce183"/>
          <table:table-cell table:style-name="ce213"/>
          <table:table-cell table:style-name="ce107"/>
          <table:table-cell table:style-name="ce111"/>
          <table:table-cell table:style-name="ce223"/>
          <table:table-cell table:style-name="ce229"/>
          <table:table-cell table:style-name="ce135"/>
          <table:table-cell table:style-name="ce183"/>
          <table:table-cell table:style-name="ce244"/>
          <table:table-cell table:style-name="ce222"/>
          <table:table-cell table:style-name="ce66"/>
          <table:table-cell table:style-name="ce422" table:number-columns-repeated="1005"/>
          <table:table-cell/>
        </table:table-row>
        <table:table-row table:style-name="ro34">
          <table:table-cell table:style-name="ce36" office:value-type="string">
            <text:p>dlgSaveAnalysisOrVideo_RadioBlended</text:p>
          </table:table-cell>
          <table:table-cell table:style-name="ce334"/>
          <table:table-cell table:style-name="ce356" office:value-type="string">
            <text:p>Save video with analysis permanently applied on the video</text:p>
          </table:table-cell>
          <table:table-cell table:style-name="ce167" office:value-type="string">
            <text:p>Enregistrer la vidéo avec l'analyse incrustée définitivement</text:p>
          </table:table-cell>
          <table:table-cell table:style-name="ce66" office:value-type="string">
            <text:p>Markeer permanent de Kernbeeld gegevens op de video.</text:p>
          </table:table-cell>
          <table:table-cell table:style-name="ce66" office:value-type="string">
            <text:p>Schlüsselbilddaten dauerhaft ins Video zeichnen.</text:p>
          </table:table-cell>
          <table:table-cell table:style-name="ce176" office:value-type="string">
            <text:p>Incrustar permanentemente los datos de las imágenes clave sobre el vídeo</text:p>
          </table:table-cell>
          <table:table-cell table:style-name="ce183" office:value-type="string">
            <text:p>Pintar dados dos quadros de imagens no vídeo permanentemente.</text:p>
          </table:table-cell>
          <table:table-cell table:style-name="ce217"/>
          <table:table-cell table:style-name="ce107" office:value-type="string">
            <text:p>Includi definitivamente nel Video i Dati delle immagini chiave. </text:p>
          </table:table-cell>
          <table:table-cell table:style-name="ce111" office:value-type="string">
            <text:p>Imprima permanent datele cadrelor cheie pe fisierul video</text:p>
          </table:table-cell>
          <table:table-cell table:style-name="ce223" office:value-type="string">
            <text:p>Maalaa avainkuvien tiedot pysyvästi videolle.</text:p>
          </table:table-cell>
          <table:table-cell table:style-name="ce229" office:value-type="string">
            <text:p>Lagre tegninger permanent på video</text:p>
          </table:table-cell>
          <table:table-cell table:style-name="ce135" office:value-type="string">
            <text:p>永久性地保留视频上的关键图像数据.</text:p>
          </table:table-cell>
          <table:table-cell table:style-name="ce183" office:value-type="string">
            <text:p>Anahtar imaj verisini video üzerine kalıcı olarak kaydet.</text:p>
          </table:table-cell>
          <table:table-cell table:style-name="ce244" office:value-type="string">
            <text:p>Μόνιμος Χρωματισμός βασικών εικόνων στο video.</text:p>
          </table:table-cell>
          <table:table-cell table:style-name="ce222" office:value-type="string">
            <text:p>Pastoviai rodyti paveikslėlių žymių duomenis vaizde.</text:p>
          </table:table-cell>
          <table:table-cell table:style-name="ce1" office:value-type="string">
            <text:p>Måla nyckelbildernas grafik permanent på videon.</text:p>
          </table:table-cell>
          <table:table-cell table:style-name="ce422" table:number-columns-repeated="1005"/>
          <table:table-cell/>
        </table:table-row>
        <table:table-row table:style-name="ro39">
          <table:table-cell table:style-name="ce36" office:value-type="string">
            <text:p>dlgSaveAnalysisOrVideo_HintBlended</text:p>
          </table:table-cell>
          <table:table-cell table:style-name="ce334" office:value-type="string">
            <text:p># is used to separate lines</text:p>
          </table:table-cell>
          <table:table-cell table:style-name="ce356" office:value-type="string">
            <text:p>Analysis objects will be visible in all players but not modifiable.#Extra comments attached to key images will not be saved.</text:p>
          </table:table-cell>
          <table:table-cell table:style-name="ce167" office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66" table:number-columns-repeated="2"/>
          <table:table-cell table:style-name="ce176"/>
          <table:table-cell table:style-name="ce183"/>
          <table:table-cell table:style-name="ce217"/>
          <table:table-cell table:style-name="ce107"/>
          <table:table-cell table:style-name="ce111"/>
          <table:table-cell table:style-name="ce223"/>
          <table:table-cell table:style-name="ce229"/>
          <table:table-cell table:style-name="ce135"/>
          <table:table-cell table:style-name="ce183"/>
          <table:table-cell table:style-name="ce244"/>
          <table:table-cell table:style-name="ce222"/>
          <table:table-cell table:style-name="ce1"/>
          <table:table-cell table:style-name="ce422" table:number-columns-repeated="1005"/>
          <table:table-cell/>
        </table:table-row>
        <table:table-row table:style-name="ro10">
          <table:table-cell table:style-name="ce335" office:value-type="string">
            <text:p>dlgSaveAnalysisOrVideo_RadioVideo</text:p>
          </table:table-cell>
          <table:table-cell table:style-name="ce347"/>
          <table:table-cell table:style-name="ce357" office:value-type="string">
            <text:p>Save video only.</text:p>
          </table:table-cell>
          <table:table-cell table:style-name="ce361" office:value-type="string">
            <text:p>Enregistrer uniquement la vidéo.</text:p>
          </table:table-cell>
          <table:table-cell table:style-name="ce364" office:value-type="string">
            <text:p>Bewaar alleen video.</text:p>
          </table:table-cell>
          <table:table-cell table:style-name="ce364" office:value-type="string">
            <text:p>Speichere nur das Video</text:p>
          </table:table-cell>
          <table:table-cell table:style-name="ce371" office:value-type="string">
            <text:p>Guardar solo el video.</text:p>
          </table:table-cell>
          <table:table-cell table:style-name="ce373" office:value-type="string">
            <text:p>Salvar apenas o vídeo.</text:p>
          </table:table-cell>
          <table:table-cell table:style-name="ce383" office:value-type="string">
            <text:p>Zapisz tylko wideo.</text:p>
          </table:table-cell>
          <table:table-cell table:style-name="ce392" office:value-type="string">
            <text:p>Salva solo il Video.</text:p>
          </table:table-cell>
          <table:table-cell table:style-name="ce397" office:value-type="string">
            <text:p>Salvează doar video.</text:p>
          </table:table-cell>
          <table:table-cell table:style-name="ce403" office:value-type="string">
            <text:p>Tallenna vain video.</text:p>
          </table:table-cell>
          <table:table-cell table:style-name="ce409" office:value-type="string">
            <text:p>Lagre kun video.</text:p>
          </table:table-cell>
          <table:table-cell table:style-name="ce413" office:value-type="string">
            <text:p>只保存视频.</text:p>
          </table:table-cell>
          <table:table-cell table:style-name="ce373" office:value-type="string">
            <text:p>Sadece videoyu kaydet.</text:p>
          </table:table-cell>
          <table:table-cell table:style-name="ce417" office:value-type="string">
            <text:p>Αποθήκευση video μόνο.</text:p>
          </table:table-cell>
          <table:table-cell table:style-name="ce421" office:value-type="string">
            <text:p>Išsaugoti tik video</text:p>
          </table:table-cell>
          <table:table-cell table:style-name="ce364" office:value-type="string">
            <text:p>Spara endast video.</text:p>
          </table:table-cell>
          <table:table-cell table:style-name="ce426" table:number-columns-repeated="1005"/>
          <table:table-cell table:style-name="ce429"/>
        </table:table-row>
        <table:table-row table:style-name="ro11">
          <table:table-cell table:style-name="ce35" office:value-type="string">
            <text:p>dlgSaveAnalysisOrVideo_Title</text:p>
          </table:table-cell>
          <table:table-cell table:style-name="ce342"/>
          <table:table-cell table:style-name="ce163" office:value-type="string">
            <text:p>Save Video...</text:p>
          </table:table-cell>
          <table:table-cell table:style-name="ce166" office:value-type="string">
            <text:p>Enregistrement de la Vidéo...</text:p>
          </table:table-cell>
          <table:table-cell table:style-name="ce66" office:value-type="string">
            <text:p>Bewaar video of Kernbeeldgegevens…</text:p>
          </table:table-cell>
          <table:table-cell table:style-name="ce66" office:value-type="string">
            <text:p>Speichere Video oder Schlüsselbilddaten...</text:p>
          </table:table-cell>
          <table:table-cell table:style-name="ce176" office:value-type="string">
            <text:p>Guardar el video y los datos de las imàgenes clave…</text:p>
          </table:table-cell>
          <table:table-cell table:style-name="ce183" office:value-type="string">
            <text:p>Salvar Vídeo ou Dados dos Quadros de Imagens...</text:p>
          </table:table-cell>
          <table:table-cell table:style-name="ce215" office:value-type="string">
            <text:p>Zapisz dane wideo albo kluczowych obrazów</text:p>
          </table:table-cell>
          <table:table-cell table:style-name="ce107" office:value-type="string">
            <text:p>Salva il Video o le Immagini Chiave...</text:p>
          </table:table-cell>
          <table:table-cell table:style-name="ce111" office:value-type="string">
            <text:p>Salvează video sau cadre cheie...</text:p>
          </table:table-cell>
          <table:table-cell table:style-name="ce223" office:value-type="string">
            <text:p>Tallenna video tai avainkuvien tiedot...</text:p>
          </table:table-cell>
          <table:table-cell table:style-name="ce230" office:value-type="string">
            <text:p>Lagre video eller nøkkelbilde data</text:p>
          </table:table-cell>
          <table:table-cell table:style-name="ce135" office:value-type="string">
            <text:p>保存视频或关键图像数据...</text:p>
          </table:table-cell>
          <table:table-cell table:style-name="ce239" office:value-type="string">
            <text:p>Video veya Anahtar İmaj Verisini Kaydet...</text:p>
          </table:table-cell>
          <table:table-cell table:style-name="ce244" office:value-type="string">
            <text:p>Αποθήκευση video ή δεδομένων Βασικών Εικόνων…</text:p>
          </table:table-cell>
          <table:table-cell table:style-name="ce222" office:value-type="string">
            <text:p>Išsaugoti video arba pažymėtus vaizdus</text:p>
          </table:table-cell>
          <table:table-cell table:style-name="ce66" office:value-type="string">
            <text:p>Spara video eller nyckelbilds data...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dlgSaveAnalysisTitle</text:p>
          </table:table-cell>
          <table:table-cell table:style-name="ce342"/>
          <table:table-cell table:style-name="ce163" office:value-type="string">
            <text:p>Save Key Images Data</text:p>
          </table:table-cell>
          <table:table-cell table:style-name="ce166" office:value-type="string">
            <text:p>Enregistrer les Données des Images Clés</text:p>
          </table:table-cell>
          <table:table-cell table:style-name="ce66" office:value-type="string">
            <text:p>Bewaar Kernbeeldgegegevens.</text:p>
          </table:table-cell>
          <table:table-cell table:style-name="ce66" office:value-type="string">
            <text:p>Speichere Schlüsselbilddaten</text:p>
          </table:table-cell>
          <table:table-cell table:style-name="ce176" office:value-type="string">
            <text:p>Guardar los datos de las imàgenes clave .</text:p>
          </table:table-cell>
          <table:table-cell table:style-name="ce183" office:value-type="string">
            <text:p>Salvar Dados dos Quadros de Imagens</text:p>
          </table:table-cell>
          <table:table-cell table:style-name="ce215" office:value-type="string">
            <text:p>Zapisz dane kluczowych obrazów</text:p>
          </table:table-cell>
          <table:table-cell table:style-name="ce107" office:value-type="string">
            <text:p>Salva i Dati delle immagini chiave</text:p>
          </table:table-cell>
          <table:table-cell table:style-name="ce111" office:value-type="string">
            <text:p>Salvează datele cadrelor cheie</text:p>
          </table:table-cell>
          <table:table-cell table:style-name="ce223" office:value-type="string">
            <text:p>Tallenna avainkuvien tiedot</text:p>
          </table:table-cell>
          <table:table-cell table:style-name="ce230" office:value-type="string">
            <text:p>Lagre nøkkelbilde data</text:p>
          </table:table-cell>
          <table:table-cell table:style-name="ce135" office:value-type="string">
            <text:p>保存关键图像数据</text:p>
          </table:table-cell>
          <table:table-cell table:style-name="ce239" office:value-type="string">
            <text:p>Anahtar İmaj Verisini Kaydet</text:p>
          </table:table-cell>
          <table:table-cell table:style-name="ce244" office:value-type="string">
            <text:p>Αποθήκευση Δεδομένων Βασικών Εικόνων</text:p>
          </table:table-cell>
          <table:table-cell table:style-name="ce222" office:value-type="string">
            <text:p>Išsaugoti pažymėtų vaizdų duomenis</text:p>
          </table:table-cell>
          <table:table-cell table:style-name="ce66" office:value-type="string">
            <text:p>Spara nyckelbilds data</text:p>
          </table:table-cell>
          <table:table-cell table:number-columns-repeated="1006"/>
        </table:table-row>
        <table:table-row table:style-name="ro40">
          <table:table-cell table:style-name="ce35" office:value-type="string">
            <text:p>dlgSaveFilter</text:p>
          </table:table-cell>
          <table:table-cell table:style-name="ce342"/>
          <table:table-cell table:style-name="ce163" office:value-type="string">
            <text:p>JPEG Images (*.jpg,*.jpeg)|*.jpg;*.jpeg|PNG Images (*.png)|*.png|Bitmap Images (*.bmp)|*.bmp</text:p>
          </table:table-cell>
          <table:table-cell table:style-name="ce166" office:value-type="string">
            <text:p>Images JPEG (*.jpg,*.jpeg)|*.jpg;*.jpeg|Images PNG (*.png)|*.png|Images Bitmap (*.bmp)|*.bmp</text:p>
          </table:table-cell>
          <table:table-cell table:style-name="ce66" office:value-type="string">
            <text:p>JPEG afbeeldingen (*.jpg,*.jpeg)|*.jpg;*.jpeg|PNG afbeeldingen (*.png)|*.png|Bitmap afbeeldingen (*.bmp)|*.bmp</text:p>
          </table:table-cell>
          <table:table-cell table:style-name="ce66" office:value-type="string">
            <text:p>JPEG Bilder (*.jpg,*.jpeg)|*.jpg;*.jpeg|PNG Bilder (*.png)|*.png|Pixelgrafik (*.bmp)|*.bmp</text:p>
          </table:table-cell>
          <table:table-cell table:style-name="ce176" office:value-type="string">
            <text:p>Imagenes JPEG (*.jpg,*.jpeg)|*.jpg;*.jpeg|Imagenes PNG (*.png)|*.png|Imagenes Bitmap (*.bmp)|*.bmp</text:p>
          </table:table-cell>
          <table:table-cell table:style-name="ce183" office:value-type="string">
            <text:p>Imagens JPEG (*.jpg,*.jpeg)|*.jpg;*.jpeg|Imagens PNG (*.png)|*.png|Imagens Bitmap (*.bmp)|*.bmp</text:p>
          </table:table-cell>
          <table:table-cell table:style-name="ce215" office:value-type="string">
            <text:p>Obrazy JPEG (*.jpg,*.jpeg)|*.jpg;*.jpeg|Obrazy PNG (*.png)|*.png|Bitmapy (*.bmp)|*.bmp</text:p>
          </table:table-cell>
          <table:table-cell table:style-name="ce107" office:value-type="string">
            <text:p>JPEG Images (*.jpg,*.jpeg)|*.jpg;*.jpeg|PNG Images (*.png)|*.png|Bitmap Images (*.bmp)|*.bmp</text:p>
          </table:table-cell>
          <table:table-cell table:style-name="ce111" office:value-type="string">
            <text:p>JPEG <text:s/>(*.jpg,*.jpeg)|*.jpg;*.jpeg|PNG <text:s/>(*.png)|*.png|Bitmap <text:s/>(*.bmp)|*.bmp</text:p>
          </table:table-cell>
          <table:table-cell table:style-name="ce223" office:value-type="string">
            <text:p>JPEG kuvat (*.jpg,*.jpeg)|*.jpg;*.jpeg|PNG kuvat (*.png)|*.png|Bitmap kuvat (*.bmp)|*.bmp</text:p>
          </table:table-cell>
          <table:table-cell table:style-name="ce230" office:value-type="string">
            <text:p>JPEG Images (*.jpg,*.jpeg)|*.jpg;*.jpeg|PNG Images (*.png)|*.png|Bitmap Images (*.bmp)|*.bmp</text:p>
          </table:table-cell>
          <table:table-cell table:style-name="ce135" office:value-type="string">
            <text:p>JPEG Images (*.jpg,*.jpeg)|*.jpg;*.jpeg|PNG Images (*.png)|*.png|Bitmap Images (*.bmp)|*.bmp</text:p>
          </table:table-cell>
          <table:table-cell table:style-name="ce239" office:value-type="string">
            <text:p>JPEG İmajları (*.jpg,*.jpeg)|*.jpg;*.jpeg|PNG İmajları (*.png)|*.png|Bitmap İmajları (*.bmp)|*.bmp</text:p>
          </table:table-cell>
          <table:table-cell table:style-name="ce244" office:value-type="string">
            <text:p>JPEG Images (*.jpg,*.jpeg)|*.jpg;*.jpeg|PNG Images (*.png)|*.png|Bitmap Images (*.bmp)|*.bmp</text:p>
          </table:table-cell>
          <table:table-cell table:style-name="ce222" office:value-type="string">
            <text:p>JPEG Images (*.jpg,*.jpeg)|*.jpg;*.jpeg|PNG Images (*.png)|*.png|Bitmap Images (*.bmp)|*.bmp</text:p>
          </table:table-cell>
          <table:table-cell table:style-name="ce66" office:value-type="string">
            <text:p>JPEG bilder (*.jpg,*.jpeg)|*.jpg;*.jpeg|PNG bilder (*.png)|*.png|Bitmap bilder (*.bmp)|*.bmp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SequenceTitle</text:p>
          </table:table-cell>
          <table:table-cell table:style-name="ce342"/>
          <table:table-cell table:style-name="ce163" office:value-type="string">
            <text:p>Save Sequence</text:p>
          </table:table-cell>
          <table:table-cell table:style-name="ce166" office:value-type="string">
            <text:p>Enregistrer la Séquence d'Images</text:p>
          </table:table-cell>
          <table:table-cell table:style-name="ce66" office:value-type="string">
            <text:p>Bewaar beeldmateriaal</text:p>
          </table:table-cell>
          <table:table-cell table:style-name="ce66" office:value-type="string">
            <text:p>Speichere Sequenz</text:p>
          </table:table-cell>
          <table:table-cell table:style-name="ce176" office:value-type="string">
            <text:p>Guardar la secuencia de imàgenes </text:p>
          </table:table-cell>
          <table:table-cell table:style-name="ce183" office:value-type="string">
            <text:p>Salvar Sequência</text:p>
          </table:table-cell>
          <table:table-cell table:style-name="ce215" office:value-type="string">
            <text:p>Zapisz sekwencję</text:p>
          </table:table-cell>
          <table:table-cell table:style-name="ce107" office:value-type="string">
            <text:p>Salva la Sequenza di Immagini</text:p>
          </table:table-cell>
          <table:table-cell table:style-name="ce111" office:value-type="string">
            <text:p>Salvează Secvenţa</text:p>
          </table:table-cell>
          <table:table-cell table:style-name="ce223" office:value-type="string">
            <text:p>Tallenna kuvausjakso</text:p>
          </table:table-cell>
          <table:table-cell table:style-name="ce230" office:value-type="string">
            <text:p>Lagre sekvens</text:p>
          </table:table-cell>
          <table:table-cell table:style-name="ce135" office:value-type="string">
            <text:p>保存序列</text:p>
          </table:table-cell>
          <table:table-cell table:style-name="ce239" office:value-type="string">
            <text:p>Sekans Kaydet</text:p>
          </table:table-cell>
          <table:table-cell table:style-name="ce244" office:value-type="string">
            <text:p>Αποθήκευση Ακολουθίας</text:p>
          </table:table-cell>
          <table:table-cell table:style-name="ce222" office:value-type="string">
            <text:p>Išsaugoti seką</text:p>
          </table:table-cell>
          <table:table-cell table:style-name="ce66" office:value-type="string">
            <text:p>Spara bildsekvens</text:p>
          </table:table-cell>
          <table:table-cell table:number-columns-repeated="1006"/>
        </table:table-row>
        <table:table-row table:style-name="ro37">
          <table:table-cell table:style-name="ce35" office:value-type="string">
            <text:p>dlgSaveVideoFilterAlone</text:p>
          </table:table-cell>
          <table:table-cell table:style-name="ce342"/>
          <table:table-cell table:style-name="ce163" office:value-type="string">
            <text:p>Matroska (*.mkv)|*.mkv|MP4 (*.mp4)|*.mp4|AVI (*.avi)|*.avi; </text:p>
          </table:table-cell>
          <table:table-cell table:style-name="ce166" office:value-type="string">
            <text:p>Matroska (*.mkv)|*.mkv|MP4 (*.mp4)|*.mp4|AVI (*.avi)|*.avi; </text:p>
          </table:table-cell>
          <table:table-cell table:style-name="ce66" office:value-type="string">
            <text:p>Matroska (*.mkv)|*.mkv|MP4 (*.mp4)|*.mp4|AVI (*.avi)|*.avi; </text:p>
          </table:table-cell>
          <table:table-cell table:style-name="ce66" office:value-type="string">
            <text:p>Matroska (*.mkv)|*.mkv|MP4 (*.mp4)|*.mp4|AVI (*.avi)|*.avi; </text:p>
          </table:table-cell>
          <table:table-cell table:style-name="ce176" office:value-type="string">
            <text:p>Matroska (*.mkv)|*.mkv|MP4 (*.mp4)|*.mp4|AVI (*.avi)|*.avi; </text:p>
          </table:table-cell>
          <table:table-cell table:style-name="ce183" office:value-type="string">
            <text:p>Matroska (*.mkv)|*.mkv|MP4 (*.mp4)|*.mp4|AVI (*.avi)|*.avi; </text:p>
          </table:table-cell>
          <table:table-cell table:style-name="ce98" office:value-type="string">
            <text:p>Matroska (*.mkv)|*.mkv|MP4 (*.mp4)|*.mp4|AVI (*.avi)|*.avi; </text:p>
          </table:table-cell>
          <table:table-cell table:style-name="ce107" office:value-type="string">
            <text:p>Matroska (*.mkv)|*.mkv|MP4 (*.mp4)|*.mp4|AVI (*.avi)|*.avi; </text:p>
          </table:table-cell>
          <table:table-cell table:style-name="ce111" office:value-type="string">
            <text:p>Matroska (*.mkv)|*.mkv|MP4 (*.mp4)|*.mp4|AVI (*.avi)|*.avi; </text:p>
          </table:table-cell>
          <table:table-cell table:style-name="ce223" office:value-type="string">
            <text:p>Matroska (*.mkv)|*.mkv|MP4 (*.mp4)|*.mp4|AVI (*.avi)|*.avi; </text:p>
          </table:table-cell>
          <table:table-cell table:style-name="ce230" office:value-type="string">
            <text:p>Matroska (*.mkv)|*.mkv|MP4 (*.mp4)|*.mp4|AVI (*.avi)|*.avi;</text:p>
          </table:table-cell>
          <table:table-cell table:style-name="ce135" office:value-type="string">
            <text:p>高清格式 (*.mkv)|*.mkv|MP4 (*.mp4)|*.mp4|AVI (*.avi)|*.avi; </text:p>
          </table:table-cell>
          <table:table-cell table:style-name="ce239" office:value-type="string">
            <text:p>Matroska (*.mkv)|*.mkv|MP4 (*.mp4)|*.mp4|AVI (*.avi)|*.avi; </text:p>
          </table:table-cell>
          <table:table-cell table:style-name="ce244" office:value-type="string">
            <text:p>Matroska (*.mkv)|*.mkv|MP4 (*.mp4)|*.mp4|AVI (*.avi)|*.avi; </text:p>
          </table:table-cell>
          <table:table-cell table:style-name="ce222" office:value-type="string">
            <text:p>Matroska (*.mkv)|*.mkv|MP4 (*.mp4)|*.mp4|AVI (*.avi)|*.avi; </text:p>
          </table:table-cell>
          <table:table-cell table:style-name="ce66" office:value-type="string">
            <text:p>Matroska (*.mkv)|*.mkv|MP4 (*.mp4)|*.mp4|AVI (*.avi)|*.avi; 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VideoFilterMuxed</text:p>
          </table:table-cell>
          <table:table-cell table:style-name="ce342"/>
          <table:table-cell table:style-name="ce163" office:value-type="string">
            <text:p>Matroska (*.mkv)|*.mkv; </text:p>
          </table:table-cell>
          <table:table-cell table:style-name="ce166" office:value-type="string">
            <text:p>Matroska (*.mkv)|*.mkv; </text:p>
          </table:table-cell>
          <table:table-cell table:style-name="ce66" office:value-type="string">
            <text:p>Matroska (*.mkv)|*.mkv; </text:p>
          </table:table-cell>
          <table:table-cell table:style-name="ce66" office:value-type="string">
            <text:p>Matroska (*.mkv)|*.mkv; </text:p>
          </table:table-cell>
          <table:table-cell table:style-name="ce176" office:value-type="string">
            <text:p>Matroska (*.mkv)|*.mkv; </text:p>
          </table:table-cell>
          <table:table-cell table:style-name="ce183" office:value-type="string">
            <text:p>Matroska (*.mkv)|*.mkv; </text:p>
          </table:table-cell>
          <table:table-cell table:style-name="ce98" office:value-type="string">
            <text:p>Matroska (*.mkv)|*.mkv|MP4 (*.mp4)|*.mp4; </text:p>
          </table:table-cell>
          <table:table-cell table:style-name="ce107" office:value-type="string">
            <text:p>Matroska (*.mkv)|*.mkv; </text:p>
          </table:table-cell>
          <table:table-cell table:style-name="ce111" office:value-type="string">
            <text:p>Matroska (*.mkv)|*.mkv; </text:p>
          </table:table-cell>
          <table:table-cell table:style-name="ce223" office:value-type="string">
            <text:p>Matroska (*.mkv)|*.mkv; </text:p>
          </table:table-cell>
          <table:table-cell table:style-name="ce230" office:value-type="string">
            <text:p>Matroska (*.mkv)|*.mkv; </text:p>
          </table:table-cell>
          <table:table-cell table:style-name="ce135" office:value-type="string">
            <text:p>高清格式 (*.mkv)|*.mkv; </text:p>
          </table:table-cell>
          <table:table-cell table:style-name="ce239" office:value-type="string">
            <text:p>Matroska (*.mkv)|*.mkv; </text:p>
          </table:table-cell>
          <table:table-cell table:style-name="ce244" office:value-type="string">
            <text:p>Matroska (*.mkv)|*.mkv; </text:p>
          </table:table-cell>
          <table:table-cell table:style-name="ce222" office:value-type="string">
            <text:p>Matroska (*.mkv)|*.mkv; </text:p>
          </table:table-cell>
          <table:table-cell table:style-name="ce66" office:value-type="string">
            <text:p>Matroska (*.mkv)|*.mkv; 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dlgSaveVideoTitle</text:p>
          </table:table-cell>
          <table:table-cell table:style-name="ce342"/>
          <table:table-cell table:style-name="ce163" office:value-type="string">
            <text:p>Save Video</text:p>
          </table:table-cell>
          <table:table-cell table:style-name="ce166" office:value-type="string">
            <text:p>Enregistrer la Vidéo</text:p>
          </table:table-cell>
          <table:table-cell table:style-name="ce66" office:value-type="string">
            <text:p>Bewaar video</text:p>
          </table:table-cell>
          <table:table-cell table:style-name="ce66" office:value-type="string">
            <text:p>Speichere Video</text:p>
          </table:table-cell>
          <table:table-cell table:style-name="ce176" office:value-type="string">
            <text:p>Guardar el video.</text:p>
          </table:table-cell>
          <table:table-cell table:style-name="ce183" office:value-type="string">
            <text:p>Salvar Vídeo</text:p>
          </table:table-cell>
          <table:table-cell table:style-name="ce98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Video</text:p>
          </table:table-cell>
          <table:table-cell table:style-name="ce223" office:value-type="string">
            <text:p>Tallenna video</text:p>
          </table:table-cell>
          <table:table-cell table:style-name="ce230" office:value-type="string">
            <text:p>Lagre video</text:p>
          </table:table-cell>
          <table:table-cell table:style-name="ce135" office:value-type="string">
            <text:p>保存视频</text:p>
          </table:table-cell>
          <table:table-cell table:style-name="ce239" office:value-type="string">
            <text:p>Video Kaydet</text:p>
          </table:table-cell>
          <table:table-cell table:style-name="ce244" office:value-type="string">
            <text:p>Αποθήκευση Video</text:p>
          </table:table-cell>
          <table:table-cell table:style-name="ce222" office:value-type="string">
            <text:p>Išsaugoti video</text:p>
          </table:table-cell>
          <table:table-cell table:style-name="ce66" office:value-type="string">
            <text:p>Spara Video</text:p>
          </table:table-cell>
          <table:table-cell table:number-columns-repeated="1006"/>
        </table:table-row>
        <table:table-row table:style-name="ro11">
          <table:table-cell table:style-name="ce336" office:value-type="string">
            <text:p>dlgSetTrajectoryOrigin_Title</text:p>
          </table:table-cell>
          <table:table-cell table:style-name="ce334"/>
          <table:table-cell table:style-name="ce164" office:value-type="string">
            <text:p>Set coordinates system origin</text:p>
          </table:table-cell>
          <table:table-cell table:style-name="ce153" office:value-type="string">
            <text:p>Spécifier l'origine du repère de coordonnées</text:p>
          </table:table-cell>
          <table:table-cell table:style-name="ce66" office:value-type="string">
            <text:p>Specificeer de originele trajectpad coördinaten</text:p>
          </table:table-cell>
          <table:table-cell table:style-name="ce66" office:value-type="string">
            <text:p>Koordinatenursprung setzen</text:p>
          </table:table-cell>
          <table:table-cell table:style-name="ce176" office:value-type="string">
            <text:p>Especificar el origen de coordenadas</text:p>
          </table:table-cell>
          <table:table-cell table:style-name="ce150" office:value-type="string">
            <text:p>Definir a origem do sistema de coordenadas </text:p>
          </table:table-cell>
          <table:table-cell table:style-name="ce217"/>
          <table:table-cell table:style-name="ce388" office:value-type="string">
            <text:p>Imposta le coordinate di origine</text:p>
          </table:table-cell>
          <table:table-cell table:style-name="ce395" office:value-type="string">
            <text:p>Specificati originea sistemului de coordonate</text:p>
          </table:table-cell>
          <table:table-cell table:style-name="ce223" office:value-type="string">
            <text:p>Aseta koordinaatiojärjestelmän origo</text:p>
          </table:table-cell>
          <table:table-cell table:style-name="ce229" office:value-type="string">
            <text:p>Sett koordinatene til systemstart</text:p>
          </table:table-cell>
          <table:table-cell table:style-name="ce135" office:value-type="string">
            <text:p>设定坐标系的原点</text:p>
          </table:table-cell>
          <table:table-cell table:style-name="ce183" office:value-type="string">
            <text:p>Koordinatları sistem orijini olarak ayarla</text:p>
          </table:table-cell>
          <table:table-cell table:style-name="ce244" office:value-type="string">
            <text:p>Τοποθέτηση σημείου μηδέν, συστήματος συντεταγμένων</text:p>
          </table:table-cell>
          <table:table-cell table:style-name="ce222" office:value-type="string">
            <text:p>Nustatyti koordinačių sistemos pradžią</text:p>
          </table:table-cell>
          <table:table-cell table:style-name="ce1" office:value-type="string">
            <text:p>Bestäm koordinatsystemets ursprung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337" office:value-type="string">
            <text:p>Error_Capture_CannotConnect_Title</text:p>
          </table:table-cell>
          <table:table-cell table:style-name="ce343"/>
          <table:table-cell table:style-name="ce351" office:value-type="string">
            <text:p>Cannot connect to video device</text:p>
          </table:table-cell>
          <table:table-cell table:style-name="ce360" office:value-type="string">
            <text:p>Impossible de se connecter à la caméra</text:p>
          </table:table-cell>
          <table:table-cell table:style-name="ce363" office:value-type="string">
            <text:p>Kan niet verbinden met video apparaat.</text:p>
          </table:table-cell>
          <table:table-cell table:style-name="ce169" office:value-type="string">
            <text:p>Verbindung fehlgeschlagen</text:p>
          </table:table-cell>
          <table:table-cell table:style-name="ce179" office:value-type="string">
            <text:p>No se puede connectar a la cámara</text:p>
          </table:table-cell>
          <table:table-cell table:style-name="ce169" office:value-type="string">
            <text:p>Não foi possível se conectar a um dispositivo de video.</text:p>
          </table:table-cell>
          <table:table-cell table:style-name="ce216"/>
          <table:table-cell table:style-name="ce393" office:value-type="string">
            <text:p>Impossibile connettersi al dispositivo video</text:p>
          </table:table-cell>
          <table:table-cell table:style-name="ce395" office:value-type="string">
            <text:p>Aparatul video nu poate fi conectat.</text:p>
          </table:table-cell>
          <table:table-cell table:style-name="ce224" office:value-type="string">
            <text:p>Ei voida kytkeä videolaitteeseen</text:p>
          </table:table-cell>
          <table:table-cell table:style-name="ce231"/>
          <table:table-cell table:style-name="ce411"/>
          <table:table-cell table:style-name="ce187" office:value-type="string">
            <text:p>Video aygıtına bağlanamıyor</text:p>
          </table:table-cell>
          <table:table-cell table:style-name="ce415" office:value-type="string">
            <text:p>Αδύνατη η σύνδεση στην συσκευή εικόνας</text:p>
          </table:table-cell>
          <table:table-cell table:style-name="ce420" office:value-type="string">
            <text:p>Negaliu prisijungti prie vaizdo įrenginio</text:p>
          </table:table-cell>
          <table:table-cell table:style-name="ce66" office:value-type="string">
            <text:p>Kan inte koppla till videoenhet</text:p>
          </table:table-cell>
          <table:table-cell table:style-name="ce423" table:number-columns-repeated="1005"/>
          <table:table-cell table:style-name="ce249"/>
        </table:table-row>
        <table:table-row table:style-name="ro26">
          <table:table-cell table:style-name="ce337" office:value-type="string">
            <text:p>Error_Capture_CannotConnect_Text</text:p>
          </table:table-cell>
          <table:table-cell table:style-name="ce343"/>
          <table:table-cell table:style-name="ce351" office:value-type="string">
            <text:p>Couldn't find any device to connect to.\nPlease make sure the device is properly plugged to the computer.</text:p>
          </table:table-cell>
          <table:table-cell table:style-name="ce360" office:value-type="string">
            <text:p>Aucune caméra n'a été trouvée.\nVeuillez vérifier que la caméra est bien connectée à l'ordinateur.</text:p>
          </table:table-cell>
          <table:table-cell table:style-name="ce363" office:value-type="string">
            <text:p>Kan geen apparaat vinden om mee te verbinden.\n Zorg er voor dat het apparaat verbonden is met de computer.</text:p>
          </table:table-cell>
          <table:table-cell table:style-name="ce169" office:value-type="string">
            <text:p>Verbindung konnte nicht hergestellt werden.\nBitte vergewissern Sie sich, ob das Gerät richtig angeschlossen ist. </text:p>
          </table:table-cell>
          <table:table-cell table:style-name="ce179" office:value-type="string">
            <text:p>No se encontró la cámara.\nPor favor compruebe que la cámara está conectada al ordenador.</text:p>
          </table:table-cell>
          <table:table-cell table:style-name="ce169" office:value-type="string">
            <text:p>Não foi possível localizar nenhum dispositivo de video.\nPor favor verifique se o dispositivo está conectado corretamente ao computador.</text:p>
          </table:table-cell>
          <table:table-cell table:style-name="ce216"/>
          <table:table-cell table:style-name="ce219" office:value-type="string">
            <text:p>Impossibile trovare un dispositivo video a cui connettersi.\nAssicurarsi che il dispositivo sia correttamente collegato al computer.</text:p>
          </table:table-cell>
          <table:table-cell table:style-name="ce395" office:value-type="string">
            <text:p>Nu s-a găsit niciun dispozitiv conectat.\nVă rugăm verificaţi ca dispozitivul să fie conectat correspunzător la calculator.</text:p>
          </table:table-cell>
          <table:table-cell table:style-name="ce351" office:value-type="string">
            <text:p>EI löytynyt kytkettävää laitetta.\nVarmista että laite on kytketty tietokoneeseen oikein.</text:p>
          </table:table-cell>
          <table:table-cell table:style-name="ce231"/>
          <table:table-cell table:style-name="ce411"/>
          <table:table-cell table:style-name="ce187" office:value-type="string">
            <text:p>Bağlanacak bir aygıt bulunamadı.\nLütfen aygıtın bilgisayara uygun şekilde bağlı olduğundan emin olun.</text:p>
          </table:table-cell>
          <table:table-cell table:style-name="ce415" office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420" office:value-type="string">
            <text:p>Negaliu rasti prijungto įrenginio prie.\nPrašau patikrinti ar teisingai prijungtas irenginys.</text:p>
          </table:table-cell>
          <table:table-cell table:style-name="ce66" office:value-type="string">
            <text:p>Hittar ingen enhet att koppla upp.\nKontrollera att enheten är rätt kopplad till datorn.</text:p>
          </table:table-cell>
          <table:table-cell table:style-name="ce423" table:number-columns-repeated="1005"/>
          <table:table-cell table:style-name="ce249"/>
        </table:table-row>
        <table:table-row table:style-name="ro41">
          <table:table-cell table:style-name="ce337" office:value-type="string">
            <text:p>Error_Capture_FileExists_Title</text:p>
          </table:table-cell>
          <table:table-cell table:style-name="ce343"/>
          <table:table-cell table:style-name="ce351" office:value-type="string">
            <text:p>File overwrite</text:p>
          </table:table-cell>
          <table:table-cell table:style-name="ce360" office:value-type="string">
            <text:p>Remplacement de fichier</text:p>
          </table:table-cell>
          <table:table-cell table:style-name="ce363" office:value-type="string">
            <text:p>Overschrijf bestand</text:p>
          </table:table-cell>
          <table:table-cell table:style-name="ce169" office:value-type="string">
            <text:p>Datei überschreiben</text:p>
          </table:table-cell>
          <table:table-cell table:style-name="ce179" office:value-type="string">
            <text:p>Sobrescribir archivo</text:p>
          </table:table-cell>
          <table:table-cell table:style-name="ce169" office:value-type="string">
            <text:p>Sobrescrever o arquivo</text:p>
          </table:table-cell>
          <table:table-cell table:style-name="ce216"/>
          <table:table-cell table:style-name="ce393" office:value-type="string">
            <text:p>Sovrascrittura del file</text:p>
          </table:table-cell>
          <table:table-cell table:style-name="ce395" office:value-type="string">
            <text:p>Suprascrie fişierul</text:p>
          </table:table-cell>
          <table:table-cell table:style-name="ce224" office:value-type="string">
            <text:p>Tiedoston korvaaminen</text:p>
          </table:table-cell>
          <table:table-cell table:style-name="ce231"/>
          <table:table-cell table:style-name="ce411"/>
          <table:table-cell table:style-name="ce187" office:value-type="string">
            <text:p>Dosyanın üzerine yaz</text:p>
          </table:table-cell>
          <table:table-cell table:style-name="ce415" office:value-type="string">
            <text:p>Επικάλυψη αρχείου</text:p>
          </table:table-cell>
          <table:table-cell table:style-name="ce420" office:value-type="string">
            <text:p>Vaizdo perrašymas</text:p>
          </table:table-cell>
          <table:table-cell table:style-name="ce66" office:value-type="string">
            <text:p>Skriv över fil</text:p>
          </table:table-cell>
          <table:table-cell table:style-name="ce423" table:number-columns-repeated="1005"/>
          <table:table-cell table:style-name="ce249"/>
        </table:table-row>
        <table:table-row table:style-name="ro42">
          <table:table-cell table:style-name="ce337" office:value-type="string">
            <text:p>Error_Capture_FileExists_Text</text:p>
          </table:table-cell>
          <table:table-cell table:style-name="ce343"/>
          <table:table-cell table:style-name="ce351" office:value-type="string">
            <text:p>The file {0} already exists.\nDo you want to replace it?</text:p>
          </table:table-cell>
          <table:table-cell table:style-name="ce360" office:value-type="string">
            <text:p>Le fichier {0} existe déjà.\nSouhaitez vous <text:s/>le remplacer ?</text:p>
          </table:table-cell>
          <table:table-cell table:style-name="ce66" office:value-type="string">
            <text:p>Het bestand {0} bestaat reeds.\nWilt u het vervangen?</text:p>
          </table:table-cell>
          <table:table-cell table:style-name="ce169" office:value-type="string">
            <text:p>Die Datei {0} existiert bereits.\nWollen Sie sie überschreiben?</text:p>
          </table:table-cell>
          <table:table-cell table:style-name="ce179" office:value-type="string">
            <text:p>El archivo {0} ya existe.\n¿Desea reemplazarlo ?</text:p>
          </table:table-cell>
          <table:table-cell table:style-name="ce169" office:value-type="string">
            <text:p>O arquivo {0} já existe.\nDeseja substitui-lo?</text:p>
          </table:table-cell>
          <table:table-cell table:style-name="ce216"/>
          <table:table-cell table:style-name="ce351" office:value-type="string">
            <text:p>Il file {0} esiste gia'.\nVuoi sostituirlo?</text:p>
          </table:table-cell>
          <table:table-cell table:style-name="ce395" office:value-type="string">
            <text:p>Fişierul {0} există deja.\nDoriţi să-l înlocuiţi?</text:p>
          </table:table-cell>
          <table:table-cell table:style-name="ce351" office:value-type="string">
            <text:p>Tiedosto {0}on jo olemassa.\nHaluatko korvata sen?</text:p>
          </table:table-cell>
          <table:table-cell table:style-name="ce231"/>
          <table:table-cell table:style-name="ce411"/>
          <table:table-cell table:style-name="ce187" office:value-type="string">
            <text:p>Dosya {0} zaten mevcut.\nDeğiştirmek istiyor musunuz?</text:p>
          </table:table-cell>
          <table:table-cell table:style-name="ce415" office:value-type="string">
            <text:p>Το αρχείο {0} ήδη υπάρχει.\nΘέλετε να το αντικαταστήσετε?</text:p>
          </table:table-cell>
          <table:table-cell table:style-name="ce420" office:value-type="string">
            <text:p>Dokumentas {0} jau yra.\nNorite pakeisti?</text:p>
          </table:table-cell>
          <table:table-cell table:style-name="ce66" office:value-type="string">
            <text:p>Filen {0} finns redan.\nSkriv över?</text:p>
          </table:table-cell>
          <table:table-cell table:style-name="ce423" table:number-columns-repeated="1005"/>
          <table:table-cell table:style-name="ce249"/>
        </table:table-row>
        <table:table-row table:style-name="ro42">
          <table:table-cell table:style-name="ce337" office:value-type="string">
            <text:p>Error_Capture_InvalidFile_Title</text:p>
          </table:table-cell>
          <table:table-cell table:style-name="ce343"/>
          <table:table-cell table:style-name="ce351" office:value-type="string">
            <text:p>Invalid file name</text:p>
          </table:table-cell>
          <table:table-cell table:style-name="ce360" office:value-type="string">
            <text:p>Nom de fichier invalide</text:p>
          </table:table-cell>
          <table:table-cell table:style-name="ce363" office:value-type="string">
            <text:p>Incorrecte bestandsnaam</text:p>
          </table:table-cell>
          <table:table-cell table:style-name="ce169" office:value-type="string">
            <text:p>Fehler im Dateinamen</text:p>
          </table:table-cell>
          <table:table-cell table:style-name="ce179" office:value-type="string">
            <text:p>Nombre de archivo no válido</text:p>
          </table:table-cell>
          <table:table-cell table:style-name="ce169" office:value-type="string">
            <text:p>Nome de arquivo inválido</text:p>
          </table:table-cell>
          <table:table-cell table:style-name="ce216"/>
          <table:table-cell table:style-name="ce393" office:value-type="string">
            <text:p>Nome file non valido</text:p>
          </table:table-cell>
          <table:table-cell table:style-name="ce395" office:value-type="string">
            <text:p>Nume fişier invalid</text:p>
          </table:table-cell>
          <table:table-cell table:style-name="ce224" office:value-type="string">
            <text:p>Tiedoston nimi ei kelpaa</text:p>
          </table:table-cell>
          <table:table-cell table:style-name="ce231"/>
          <table:table-cell table:style-name="ce411"/>
          <table:table-cell table:style-name="ce187" office:value-type="string">
            <text:p>Geçersiz dosya ismi</text:p>
          </table:table-cell>
          <table:table-cell table:style-name="ce415" office:value-type="string">
            <text:p>Άκυρο όνομα αρχείου</text:p>
          </table:table-cell>
          <table:table-cell table:style-name="ce420" office:value-type="string">
            <text:p>Neteisingas dokumento pavadinimas</text:p>
          </table:table-cell>
          <table:table-cell table:style-name="ce66" office:value-type="string">
            <text:p>Ogiltigt filnamn</text:p>
          </table:table-cell>
          <table:table-cell table:style-name="ce423" table:number-columns-repeated="1005"/>
          <table:table-cell table:style-name="ce249"/>
        </table:table-row>
        <table:table-row table:style-name="ro42">
          <table:table-cell table:style-name="ce337" office:value-type="string">
            <text:p>Error_Capture_InvalidFile_Text</text:p>
          </table:table-cell>
          <table:table-cell table:style-name="ce343"/>
          <table:table-cell table:style-name="ce351" office:value-type="string">
            <text:p>The file name contains invalid characters.\n A file name cannot contain any of the following characters:\n \ / : * ? " &lt; &gt;</text:p>
          </table:table-cell>
          <table:table-cell table:style-name="ce360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363" office:value-type="string">
            <text:p>Een bestandsnaam bevat onjuiste tekens.\n Een bestandsnaam kan geen van de volgende tekens bevatten:\n \ / : * ? " &lt; &gt;</text:p>
          </table:table-cell>
          <table:table-cell table:style-name="ce169" office:value-type="string">
            <text:p>Der Dateiname enthält ungültige Zeichen.\n Folgende Zeichen sind nicht erlaubt:\n \ / : * ? " &lt; &gt;</text:p>
          </table:table-cell>
          <table:table-cell table:style-name="ce179" office:value-type="string">
            <text:p>El nombre del archivo contiene caracteres no válidos.\n El nombre del archivo no puede contener los siguientes caracteres:\n \ / : * ? “ &lt; &gt;</text:p>
          </table:table-cell>
          <table:table-cell table:style-name="ce169" office:value-type="string">
            <text:p>O nome do arquivo não pode conter nenhum dos seguintes caracteres:\n \ / : * ? " &lt; &gt;</text:p>
          </table:table-cell>
          <table:table-cell table:style-name="ce216"/>
          <table:table-cell table:style-name="ce219" office:value-type="string">
            <text:p>Il nome file contiene caratteri non validi.\n Un nome file non puo' contenere alcuno dei caratteri seguenti:\n \ / : * ? " &lt; &gt;</text:p>
          </table:table-cell>
          <table:table-cell table:style-name="ce395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351" office:value-type="string">
            <text:p>Tiedoston nimi sisältää kelpaamattomia symboleja.\n Tiedoston nimi ei voi sisältää seuraavia symboleja:\n \ / : * ? " &lt; &gt;</text:p>
          </table:table-cell>
          <table:table-cell table:style-name="ce231"/>
          <table:table-cell table:style-name="ce411"/>
          <table:table-cell table:style-name="ce187" office:value-type="string">
            <text:p>Dosya ismi geçersiz karakterler içeriyor.\n Dosya ismi şu karakterlerden herhangi birini içeremez:\n \ / : * ? " &lt; &gt;</text:p>
          </table:table-cell>
          <table:table-cell table:style-name="ce415" office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420" office:value-type="string">
            <text:p>Dokumento pavadinimas turi simbolius.\n Dokumento pavadinime negalima naudoti sekančius simbolius:\n \ / : * ? " &lt; &gt;</text:p>
          </table:table-cell>
          <table:table-cell table:style-name="ce66" office:value-type="string">
            <text:p>Filnamnet innehåller ogiltiga tecken.\n Kan ej innehålla följande tecken:\n \ / : * ? " &lt; &gt;</text:p>
          </table:table-cell>
          <table:table-cell table:style-name="ce423" table:number-columns-repeated="1005"/>
          <table:table-cell table:style-name="ce249"/>
        </table:table-row>
        <table:table-row table:style-name="ro29">
          <table:table-cell table:style-name="ce36" office:value-type="string">
            <text:p>Error_SaveDiaporama</text:p>
          </table:table-cell>
          <table:table-cell table:style-name="ce342"/>
          <table:table-cell table:style-name="ce164" office:value-type="string">
            <text:p>Kinovea - Cannot create Slideshow.</text:p>
          </table:table-cell>
          <table:table-cell table:style-name="ce167" office:value-type="string">
            <text:p>Kinovea - Création du Diaporama Impossible.</text:p>
          </table:table-cell>
          <table:table-cell table:style-name="ce66" office:value-type="string">
            <text:p>Kinovea - Kan geen Diashow maken</text:p>
          </table:table-cell>
          <table:table-cell table:style-name="ce66" office:value-type="string">
            <text:p>Kinovea – Diashow kann nicht erstellt werden.</text:p>
          </table:table-cell>
          <table:table-cell table:style-name="ce176" office:value-type="string">
            <text:p>Kinovea - Creaciòn de la presentación de diapositivas imposible.</text:p>
          </table:table-cell>
          <table:table-cell table:style-name="ce183" office:value-type="string">
            <text:p>Kinovea - Não pode criar Apresentação de Slides.</text:p>
          </table:table-cell>
          <table:table-cell table:style-name="ce378" office:value-type="string">
            <text:p>Kinovea - nie można utworzyć pokazu slajdów.</text:p>
          </table:table-cell>
          <table:table-cell table:style-name="ce107" office:value-type="string">
            <text:p>Kinovea – Impossibile creare la videopresentazione.</text:p>
          </table:table-cell>
          <table:table-cell table:style-name="ce111" office:value-type="string">
            <text:p>Kinovea – Crearea secvenţelor de cadre este imposibilă.</text:p>
          </table:table-cell>
          <table:table-cell table:style-name="ce223" office:value-type="string">
            <text:p>Kinovea – Ei voi luoda diaesitystä</text:p>
          </table:table-cell>
          <table:table-cell table:style-name="ce229" office:value-type="string">
            <text:p>Kinovea – kan ikke lage slideshow</text:p>
          </table:table-cell>
          <table:table-cell table:style-name="ce135" office:value-type="string">
            <text:p>无法创建幻灯片.</text:p>
          </table:table-cell>
          <table:table-cell table:style-name="ce183" office:value-type="string">
            <text:p>Kinovea - Slayt gösterisi yaratılamıyor.</text:p>
          </table:table-cell>
          <table:table-cell table:style-name="ce244" office:value-type="string">
            <text:p>Kinovea - Αδύνατη η δημιουργία Προβολής Διαφανειών</text:p>
          </table:table-cell>
          <table:table-cell table:style-name="ce222" office:value-type="string">
            <text:p>Kinovea - negaliu sukurti demonstracijos.</text:p>
          </table:table-cell>
          <table:table-cell table:style-name="ce66" office:value-type="string">
            <text:p>Kinovea - Kan inte skapa bildspel.</text:p>
          </table:table-cell>
          <table:table-cell table:style-name="ce422" table:number-columns-repeated="234"/>
          <table:table-cell table:number-columns-repeated="772"/>
        </table:table-row>
        <table:table-row table:style-name="ro43">
          <table:table-cell table:style-name="ce36" office:value-type="string">
            <text:p>Error_SaveDiaporama_NoKeyframes</text:p>
          </table:table-cell>
          <table:table-cell table:style-name="ce342"/>
          <table:table-cell table:style-name="ce164" office:value-type="string">
            <text:p>A Slideshow is a sequence of Key Images saved in video format.\n Please add some Key Images before generating the Slideshow.</text:p>
          </table:table-cell>
          <table:table-cell table:style-name="ce167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66" office:value-type="string">
            <text:p>Een diashow is een rij opeenvolgende Kernbeelden opgeslagen in video format.\n Voer a.u.b. enkele kernbeelden in,voordat u de diashow maakt.</text:p>
          </table:table-cell>
          <table:table-cell table:style-name="ce66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76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83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84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7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1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23" office:value-type="string">
            <text:p>Diaesitys on avainkuvien sarja tallennettuna videomuotoon.\n Lisää avainkuvia luodaksesi diaesityksen.</text:p>
          </table:table-cell>
          <table:table-cell table:style-name="ce229" office:value-type="string">
            <text:p>Et slidehow er en sekvens nøkkelbilder som er lagret I et videoformat.\n Vennligst legg til nøkkelbilder før du genererer slideshow.</text:p>
          </table:table-cell>
          <table:table-cell table:style-name="ce135" office:value-type="string">
            <text:p>一张幻灯片是在视频文件内保存的一系列关键图像序列.\n 请在生成幻灯片之前添加一些关键图像.</text:p>
          </table:table-cell>
          <table:table-cell table:style-name="ce183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44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222" office:value-type="string">
            <text:p>Demonstracija vyksta paveikslėlių žymių seka .\n Prašau pridėti paveikslėlių žymes prieš naudojant demonstracija.</text:p>
          </table:table-cell>
          <table:table-cell table:style-name="ce66" office:value-type="string">
            <text:p>Bildspel är en sekvens av nyckelbilder </text:p>
            <text:p>som sparats i videoformat.\n Lägg till nyckelbilder innan bildspel skapas.</text:p>
          </table:table-cell>
          <table:table-cell table:style-name="ce422" table:number-columns-repeated="234"/>
          <table:table-cell table:number-columns-repeated="772"/>
        </table:table-row>
        <table:table-row table:style-name="ro44">
          <table:table-cell table:style-name="ce36" office:value-type="string">
            <text:p>Error_SavePausedVideo</text:p>
          </table:table-cell>
          <table:table-cell table:style-name="ce334"/>
          <table:table-cell table:style-name="ce164" office:value-type="string">
            <text:p>Kinovea – Cannot create paused video</text:p>
          </table:table-cell>
          <table:table-cell table:style-name="ce167" office:value-type="string">
            <text:p>Kinovea - Création de la vidéo impossible.</text:p>
          </table:table-cell>
          <table:table-cell table:style-name="ce66" office:value-type="string">
            <text:p>Kinovea - Kan geen video met pauzes maken</text:p>
          </table:table-cell>
          <table:table-cell table:style-name="ce66" office:value-type="string">
            <text:p>Kinovea – Video kann nicht erstellt werden.</text:p>
          </table:table-cell>
          <table:table-cell table:style-name="ce176" office:value-type="string">
            <text:p>Kinovea – Imposible crear el vídeo</text:p>
          </table:table-cell>
          <table:table-cell table:style-name="ce183" office:value-type="string">
            <text:p>Kinovea - Nao pode criar video pausado.</text:p>
          </table:table-cell>
          <table:table-cell table:style-name="ce217"/>
          <table:table-cell table:style-name="ce107" office:value-type="string">
            <text:p>Kinovea – Impossibile creare il video richiesto</text:p>
          </table:table-cell>
          <table:table-cell table:style-name="ce111" office:value-type="string">
            <text:p>Kinovea – Fisierul video este imposibil de creat</text:p>
          </table:table-cell>
          <table:table-cell table:style-name="ce223" office:value-type="string">
            <text:p>Kinovea – Tauotetun videon luonti ei onnistu</text:p>
          </table:table-cell>
          <table:table-cell table:style-name="ce229" office:value-type="string">
            <text:p>Kinovea – Kan ikke lage video</text:p>
          </table:table-cell>
          <table:table-cell table:style-name="ce135" office:value-type="string">
            <text:p>不能建立暂停视频</text:p>
          </table:table-cell>
          <table:table-cell table:style-name="ce183" office:value-type="string">
            <text:p>Kinovea - Duraklatılmış video yaratılamıyor.</text:p>
          </table:table-cell>
          <table:table-cell table:style-name="ce244" office:value-type="string">
            <text:p>Kinovea – Αδύνατη η δημιουργία Video με παύση</text:p>
          </table:table-cell>
          <table:table-cell table:style-name="ce222" office:value-type="string">
            <text:p>Kinovea - negaliu atvaizduoti sustabdyto video</text:p>
          </table:table-cell>
          <table:table-cell table:style-name="ce66" office:value-type="string">
            <text:p>Kinovea – Kan inte skapa pausad video</text:p>
          </table:table-cell>
          <table:table-cell table:style-name="ce422" table:number-columns-repeated="1005"/>
          <table:table-cell/>
        </table:table-row>
        <table:table-row table:style-name="ro45">
          <table:table-cell table:style-name="ce36" office:value-type="string">
            <text:p>Error_SavePausedVideo_NoKeyframes</text:p>
          </table:table-cell>
          <table:table-cell table:style-name="ce334"/>
          <table:table-cell table:style-name="ce164" office:value-type="string">
            <text:p>You need to add some key images before using this function.</text:p>
          </table:table-cell>
          <table:table-cell table:style-name="ce167" office:value-type="string">
            <text:p>Vous devez ajouter quelques images clés avant d'utiliser cette fonction.</text:p>
          </table:table-cell>
          <table:table-cell table:style-name="ce66" office:value-type="string">
            <text:p>U dient enkele Kernbeelden toe te voegen, voordat u deze functie kunt gebruiken.</text:p>
          </table:table-cell>
          <table:table-cell table:style-name="ce66" office:value-type="string">
            <text:p>Sie müssen mindestens ein Schlüsselbild hinzufügen, um diese Funktion zu verwenden.</text:p>
          </table:table-cell>
          <table:table-cell table:style-name="ce176" office:value-type="string">
            <text:p>Debe añadir alguna imagen clave antes de usar esta función</text:p>
          </table:table-cell>
          <table:table-cell table:style-name="ce183" office:value-type="string">
            <text:p>Você precisa adicionar alguns Quadros de Imagens antes de usar esta função.</text:p>
          </table:table-cell>
          <table:table-cell table:style-name="ce217"/>
          <table:table-cell table:style-name="ce107" office:value-type="string">
            <text:p>Occorre aggiungere qualche Immagine Chiave PRIMA di utilizzare questa funzione.</text:p>
          </table:table-cell>
          <table:table-cell table:style-name="ce111" office:value-type="string">
            <text:p>Trebuie sa adaugati cateva cadre cheie inainte de a utiliza aceasta functie.</text:p>
          </table:table-cell>
          <table:table-cell table:style-name="ce223" office:value-type="string">
            <text:p>Sinun on lisättävä avainkuvia tämän toiminnon suorittamiseksi.</text:p>
          </table:table-cell>
          <table:table-cell table:style-name="ce229" office:value-type="string">
            <text:p>Du må legge til nøkkelbilder før du kan benytte denne funksjonen</text:p>
          </table:table-cell>
          <table:table-cell table:style-name="ce135" office:value-type="string">
            <text:p>在使用此功能之前必须添加关键图像.</text:p>
          </table:table-cell>
          <table:table-cell table:style-name="ce183" office:value-type="string">
            <text:p>Bu fonksiyonu kullanmadan önce bir miktar anahtar imaj eklemelisiniz.</text:p>
          </table:table-cell>
          <table:table-cell table:style-name="ce244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222" office:value-type="string">
            <text:p>Jums reikia pridėti paveikslėlių žymes prieš naudojant šią funkcija</text:p>
          </table:table-cell>
          <table:table-cell table:style-name="ce66" office:value-type="string">
            <text:p>Du måste lägga till nyckelbilder innan den </text:p>
            <text:p>här funktionen kan användas.</text:p>
          </table:table-cell>
          <table:table-cell table:style-name="ce422" table:number-columns-repeated="1005"/>
          <table:table-cell/>
        </table:table-row>
        <table:table-row table:style-name="ro46">
          <table:table-cell table:style-name="ce36" office:value-type="string">
            <text:p>Error_SaveMovie_FileError</text:p>
          </table:table-cell>
          <table:table-cell table:style-name="ce334"/>
          <table:table-cell table:style-name="ce164" office:value-type="string">
            <text:p>Unable to write file.\nMake sure you have the rights to write in the target folder and that the file is not currently used.</text:p>
          </table:table-cell>
          <table:table-cell table:style-name="ce167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66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66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176" office:value-type="string">
            <text:p>El fichero no ha podido escribirse.\nAsegurese de tener derechos de escritura en la carpeta y que el fichero no está siendo utilizado.</text:p>
          </table:table-cell>
          <table:table-cell table:style-name="ce183" office:value-type="string">
            <text:p>Sem poder salvar o arquivo. \nVerifique se você tem autorização para salvar arquivos na pasta escolhida e se o mesmo nao está em uso.</text:p>
          </table:table-cell>
          <table:table-cell table:style-name="ce217"/>
          <table:table-cell table:style-name="ce107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8" office:value-type="string">
            <text:p>Fisierul nu a putut fi scris.\nAsigurati-va ca aveti drepturi de scriere in folderul destinatie si ca fisierul nu este in uz.</text:p>
          </table:table-cell>
          <table:table-cell table:style-name="ce223" office:value-type="string">
            <text:p>Tiedoston kirjoittaminen ei onnistu.\nVarmista käyttöoikeutesi tähän kohdehakemistoon ja että kyseinen tiedosto ei ole käytössä.</text:p>
          </table:table-cell>
          <table:table-cell table:style-name="ce229" office:value-type="string">
            <text:p>Kan ikke skrive til fil.\nPass på at du har rettighetene til å skrive til aktuell mappe og at filen ikke er I bruk. </text:p>
          </table:table-cell>
          <table:table-cell table:style-name="ce135" office:value-type="string">
            <text:p>写入文件出错.\n请确认目标目录有足够的权限及文件是否被打开.</text:p>
          </table:table-cell>
          <table:table-cell table:style-name="ce183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44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222" office:value-type="string">
            <text:p>Negaliu įrašyti dokumento.\nPrašau patikrinti ar turite priėjimo teises į nudytą aplanką, ar dokumentas nenaudojamas kitos programos.</text:p>
          </table:table-cell>
          <table:table-cell table:style-name="ce66" office:value-type="string">
            <text:p>Kan inte skriva fil.\nHar du rättighet att skriva i målmapp eller används filen av någon?</text:p>
          </table:table-cell>
          <table:table-cell table:style-name="ce422" table:number-columns-repeated="1005"/>
          <table:table-cell/>
        </table:table-row>
        <table:table-row table:style-name="ro47">
          <table:table-cell table:style-name="ce338" office:value-type="string">
            <text:p>Error_SaveMovie_Title</text:p>
          </table:table-cell>
          <table:table-cell table:style-name="ce334"/>
          <table:table-cell table:style-name="ce164" office:value-type="string">
            <text:p>Kinovea - Unable to Save Video. </text:p>
          </table:table-cell>
          <table:table-cell table:style-name="ce167" office:value-type="string">
            <text:p>Kinovea – Sauvegarde de la vidéo Impossible.</text:p>
          </table:table-cell>
          <table:table-cell table:style-name="ce66" office:value-type="string">
            <text:p>Kinovea - Kan bestand niet opslaan.</text:p>
          </table:table-cell>
          <table:table-cell table:style-name="ce66" office:value-type="string">
            <text:p>Kinovea – Video kann nicht gespeichert werden.</text:p>
          </table:table-cell>
          <table:table-cell table:style-name="ce176" office:value-type="string">
            <text:p>Kinovea – Fué imposible guardar el vídeo </text:p>
          </table:table-cell>
          <table:table-cell table:style-name="ce183" office:value-type="string">
            <text:p>Kinovea - Sem poder salvar o vídeo.</text:p>
          </table:table-cell>
          <table:table-cell table:style-name="ce217"/>
          <table:table-cell table:style-name="ce107" office:value-type="string">
            <text:p>Kinovea – Impossibile salvare il Video. </text:p>
          </table:table-cell>
          <table:table-cell table:style-name="ce167" office:value-type="string">
            <text:p>Kinovea – Salvarea fisierului video este imposibila.</text:p>
          </table:table-cell>
          <table:table-cell table:style-name="ce223" office:value-type="string">
            <text:p>Kinovea – Videon tallennus ei onnistu.</text:p>
          </table:table-cell>
          <table:table-cell table:style-name="ce229" office:value-type="string">
            <text:p>Kinovea – kan ikke lagre video</text:p>
          </table:table-cell>
          <table:table-cell table:style-name="ce135" office:value-type="string">
            <text:p>保存视频文件出错. </text:p>
          </table:table-cell>
          <table:table-cell table:style-name="ce183" office:value-type="string">
            <text:p>Kinovea - Videoyu Kaydedemiyor.</text:p>
          </table:table-cell>
          <table:table-cell table:style-name="ce244" office:value-type="string">
            <text:p>Kinovea - Αδύνατη η αποθήκευση του Video. </text:p>
          </table:table-cell>
          <table:table-cell table:style-name="ce222" office:value-type="string">
            <text:p>Kinovea - negaliu išsaugoti video.</text:p>
          </table:table-cell>
          <table:table-cell table:style-name="ce66" office:value-type="string">
            <text:p>Kinovea - Kan inte spara video.</text:p>
          </table:table-cell>
          <table:table-cell table:style-name="ce422" table:number-columns-repeated="1005"/>
          <table:table-cell/>
        </table:table-row>
        <table:table-row table:style-name="ro26">
          <table:table-cell table:style-name="ce338" office:value-type="string">
            <text:p>Error_SaveMovie_LowLevelError</text:p>
          </table:table-cell>
          <table:table-cell table:style-name="ce334"/>
          <table:table-cell table:style-name="ce164" office:value-type="string">
            <text:p>Unable to save video.\nTry again with a different format.</text:p>
          </table:table-cell>
          <table:table-cell table:style-name="ce167" office:value-type="string">
            <text:p>La vidéo n'a pu être enregistrée.\nRéessayez en utilisant un format différent. </text:p>
          </table:table-cell>
          <table:table-cell table:style-name="ce66" office:value-type="string">
            <text:p>Kan video niet opslaan.\nProbeer nogmaals met een ander format.</text:p>
          </table:table-cell>
          <table:table-cell table:style-name="ce66" office:value-type="string">
            <text:p>Video kann nicht gespeichert werden.\n Versuchen Sie es mit einem anderen Format.</text:p>
          </table:table-cell>
          <table:table-cell table:style-name="ce176" office:value-type="string">
            <text:p>El vídeo no ha podido guardarse.\nInténtelo de nuevo usando otro formato</text:p>
          </table:table-cell>
          <table:table-cell table:style-name="ce183" office:value-type="string">
            <text:p>Sem poder salvar o vídeo. \nTente denovo com um formato diferente.</text:p>
          </table:table-cell>
          <table:table-cell table:style-name="ce217"/>
          <table:table-cell table:style-name="ce107" office:value-type="string">
            <text:p>Impossibile salvare il video.\nRiprovare con formato diverso.</text:p>
          </table:table-cell>
          <table:table-cell table:style-name="ce38" office:value-type="string">
            <text:p>Fisierul video nu a putut fi salvat.\nIncercati din nou cu un alt format.</text:p>
          </table:table-cell>
          <table:table-cell table:style-name="ce223" office:value-type="string">
            <text:p>Videon tallennus ei onnistu.\nKokeile uudestaan toisella formaatilla.</text:p>
          </table:table-cell>
          <table:table-cell table:style-name="ce229" office:value-type="string">
            <text:p>Kan ikke lagre video. \n Prøv igjen med et annet format.</text:p>
          </table:table-cell>
          <table:table-cell table:style-name="ce135" office:value-type="string">
            <text:p>保存视频文件出错.\n请尝试不同保存格式.</text:p>
          </table:table-cell>
          <table:table-cell table:style-name="ce183" office:value-type="string">
            <text:p>Videoyu Kaydedemiyor.\n Başka bir format ile tekrar deneyin.</text:p>
          </table:table-cell>
          <table:table-cell table:style-name="ce244" office:value-type="string">
            <text:p>Αδύνατη η αποθήκευση του Video. \n Ξαναπροσπαθήστε με άλλη μορφή αρχείου.</text:p>
          </table:table-cell>
          <table:table-cell table:style-name="ce222" office:value-type="string">
            <text:p>Negaliu išsaugoti vaizdo.\nPabandykite naudoti kitą formatą.</text:p>
          </table:table-cell>
          <table:table-cell table:style-name="ce66" office:value-type="string">
            <text:p>Kan inte spara video.\nProva något annat format.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5" office:value-type="string">
            <text:p>FormFileSave_Infos</text:p>
          </table:table-cell>
          <table:table-cell table:style-name="ce342"/>
          <table:table-cell table:style-name="ce163" office:value-type="string">
            <text:p>Progress :</text:p>
          </table:table-cell>
          <table:table-cell table:style-name="ce166" office:value-type="string">
            <text:p>Progression :</text:p>
          </table:table-cell>
          <table:table-cell table:style-name="ce66" office:value-type="string">
            <text:p>Voortgang :</text:p>
          </table:table-cell>
          <table:table-cell table:style-name="ce66" office:value-type="string">
            <text:p>Fortschritt :</text:p>
          </table:table-cell>
          <table:table-cell table:style-name="ce176" office:value-type="string">
            <text:p>Progresiòn :</text:p>
          </table:table-cell>
          <table:table-cell table:style-name="ce183" office:value-type="string">
            <text:p>Progresso:</text:p>
          </table:table-cell>
          <table:table-cell table:style-name="ce215" office:value-type="string">
            <text:p>Postęp :</text:p>
          </table:table-cell>
          <table:table-cell table:style-name="ce107" office:value-type="string">
            <text:p>In esecuzione :</text:p>
          </table:table-cell>
          <table:table-cell table:style-name="ce111" office:value-type="string">
            <text:p>Progres :</text:p>
          </table:table-cell>
          <table:table-cell table:style-name="ce223" office:value-type="string">
            <text:p>Edistyminen:</text:p>
          </table:table-cell>
          <table:table-cell table:style-name="ce230" office:value-type="string">
            <text:p>Framdrift:</text:p>
          </table:table-cell>
          <table:table-cell table:style-name="ce135" office:value-type="string">
            <text:p>进度:</text:p>
          </table:table-cell>
          <table:table-cell table:style-name="ce239" office:value-type="string">
            <text:p>İlerleme :</text:p>
          </table:table-cell>
          <table:table-cell table:style-name="ce244" office:value-type="string">
            <text:p>Πρόοδος :</text:p>
          </table:table-cell>
          <table:table-cell table:style-name="ce222" office:value-type="string">
            <text:p>Progresas :</text:p>
          </table:table-cell>
          <table:table-cell table:style-name="ce66" office:value-type="string">
            <text:p>Arbetsskede 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FormFileSave_Title</text:p>
          </table:table-cell>
          <table:table-cell table:style-name="ce342"/>
          <table:table-cell table:style-name="ce163" office:value-type="string">
            <text:p>Saving Video...</text:p>
          </table:table-cell>
          <table:table-cell table:style-name="ce166" office:value-type="string">
            <text:p>Enregistrement de la Vidéo...</text:p>
          </table:table-cell>
          <table:table-cell table:style-name="ce66" office:value-type="string">
            <text:p>Bewaar video…</text:p>
          </table:table-cell>
          <table:table-cell table:style-name="ce66" office:value-type="string">
            <text:p>Speichere Video...</text:p>
          </table:table-cell>
          <table:table-cell table:style-name="ce176" office:value-type="string">
            <text:p>Guardar el Video...</text:p>
          </table:table-cell>
          <table:table-cell table:style-name="ce183" office:value-type="string">
            <text:p>Salvando o Vídeo...</text:p>
          </table:table-cell>
          <table:table-cell table:style-name="ce215" office:value-type="string">
            <text:p>Zapisywanie pliku wideo...</text:p>
          </table:table-cell>
          <table:table-cell table:style-name="ce107" office:value-type="string">
            <text:p>Salvataggio Video...</text:p>
          </table:table-cell>
          <table:table-cell table:style-name="ce111" office:value-type="string">
            <text:p>Salvez Video...</text:p>
          </table:table-cell>
          <table:table-cell table:style-name="ce223" office:value-type="string">
            <text:p>Video tallennetaan...</text:p>
          </table:table-cell>
          <table:table-cell table:style-name="ce230" office:value-type="string">
            <text:p>Lagrer video...</text:p>
          </table:table-cell>
          <table:table-cell table:style-name="ce135" office:value-type="string">
            <text:p>正在保存视频…</text:p>
          </table:table-cell>
          <table:table-cell table:style-name="ce239" office:value-type="string">
            <text:p>Videoyu Kaydediyor...</text:p>
          </table:table-cell>
          <table:table-cell table:style-name="ce244" office:value-type="string">
            <text:p>Αποθήκευση Video…</text:p>
          </table:table-cell>
          <table:table-cell table:style-name="ce222" office:value-type="string">
            <text:p>Išsaugau video...</text:p>
          </table:table-cell>
          <table:table-cell table:style-name="ce66" office:value-type="string">
            <text:p>Spara Video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FormFramesExport_Infos</text:p>
          </table:table-cell>
          <table:table-cell table:style-name="ce342"/>
          <table:table-cell table:style-name="ce164" office:value-type="string">
            <text:p>Exported Images :</text:p>
          </table:table-cell>
          <table:table-cell table:style-name="ce167" office:value-type="string">
            <text:p>Images Exportées :</text:p>
          </table:table-cell>
          <table:table-cell table:style-name="ce255" office:value-type="string">
            <text:p>Geëxporteerde afbeeldingen:</text:p>
          </table:table-cell>
          <table:table-cell table:style-name="ce66" office:value-type="string">
            <text:p>Exportierte Bilder :</text:p>
          </table:table-cell>
          <table:table-cell table:style-name="ce176" office:value-type="string">
            <text:p>Imagenes Exportadas :</text:p>
          </table:table-cell>
          <table:table-cell table:style-name="ce183" office:value-type="string">
            <text:p>Imagens exportadas:</text:p>
          </table:table-cell>
          <table:table-cell table:style-name="ce378" office:value-type="string">
            <text:p>Wyskeportowane obrazy :</text:p>
          </table:table-cell>
          <table:table-cell table:style-name="ce107" office:value-type="string">
            <text:p>Immagini esportate :</text:p>
          </table:table-cell>
          <table:table-cell table:style-name="ce111" office:value-type="string">
            <text:p>Imagini exportate :</text:p>
          </table:table-cell>
          <table:table-cell table:style-name="ce223" office:value-type="string">
            <text:p>Kirkkaus:</text:p>
          </table:table-cell>
          <table:table-cell table:style-name="ce229" office:value-type="string">
            <text:p>Eksporterte bilder:</text:p>
          </table:table-cell>
          <table:table-cell table:style-name="ce135"/>
          <table:table-cell table:style-name="ce185" office:value-type="string">
            <text:p>Export edilen İmajlar :</text:p>
          </table:table-cell>
          <table:table-cell table:style-name="ce244" office:value-type="string">
            <text:p>Εξαγόμενες εικόνες :</text:p>
          </table:table-cell>
          <table:table-cell table:style-name="ce222" office:value-type="string">
            <text:p>Eksportuoti vaizdai :</text:p>
          </table:table-cell>
          <table:table-cell table:style-name="ce66" office:value-type="string">
            <text:p>Exporterade Bilder :</text:p>
          </table:table-cell>
          <table:table-cell table:style-name="ce422" table:number-columns-repeated="234"/>
          <table:table-cell table:number-columns-repeated="772"/>
        </table:table-row>
        <table:table-row table:style-name="ro10">
          <table:table-cell table:style-name="ce36" office:value-type="string">
            <text:p>FormFramesExport_Title</text:p>
          </table:table-cell>
          <table:table-cell table:style-name="ce342"/>
          <table:table-cell table:style-name="ce164" office:value-type="string">
            <text:p>Exporting Images...</text:p>
          </table:table-cell>
          <table:table-cell table:style-name="ce167" office:value-type="string">
            <text:p>Export des Images...</text:p>
          </table:table-cell>
          <table:table-cell table:style-name="ce66" office:value-type="string">
            <text:p>Exporteren van de afbeeldingen…</text:p>
          </table:table-cell>
          <table:table-cell table:style-name="ce66" office:value-type="string">
            <text:p>Exprotiere Bilder...</text:p>
          </table:table-cell>
          <table:table-cell table:style-name="ce176" office:value-type="string">
            <text:p>Exportar Imagenes...</text:p>
          </table:table-cell>
          <table:table-cell table:style-name="ce183" office:value-type="string">
            <text:p>Exportanto imagens...</text:p>
          </table:table-cell>
          <table:table-cell table:style-name="ce378" office:value-type="string">
            <text:p>Eksportowanie obrazów...</text:p>
          </table:table-cell>
          <table:table-cell table:style-name="ce107" office:value-type="string">
            <text:p>Esportazione Immagini...</text:p>
          </table:table-cell>
          <table:table-cell table:style-name="ce111" office:value-type="string">
            <text:p>Export imagini...</text:p>
          </table:table-cell>
          <table:table-cell table:style-name="ce223" office:value-type="string">
            <text:p>Värisyvyys:</text:p>
          </table:table-cell>
          <table:table-cell table:style-name="ce229" office:value-type="string">
            <text:p>Eksporterer bilder...</text:p>
          </table:table-cell>
          <table:table-cell table:style-name="ce135" office:value-type="string">
            <text:p>正在导出的图像...</text:p>
          </table:table-cell>
          <table:table-cell table:style-name="ce185" office:value-type="string">
            <text:p>İmajları export ediyor...</text:p>
          </table:table-cell>
          <table:table-cell table:style-name="ce244" office:value-type="string">
            <text:p>Εικόνες Εξάγονται…</text:p>
          </table:table-cell>
          <table:table-cell table:style-name="ce222" office:value-type="string">
            <text:p>Eksportuoju vaizdus...</text:p>
          </table:table-cell>
          <table:table-cell table:style-name="ce66" office:value-type="string">
            <text:p>Exporterar Bilder :</text:p>
          </table:table-cell>
          <table:table-cell table:style-name="ce422" table:number-columns-repeated="234"/>
          <table:table-cell table:number-columns-repeated="772"/>
        </table:table-row>
        <table:table-row table:style-name="ro10">
          <table:table-cell table:style-name="ce35" office:value-type="string">
            <text:p>FormFramesImport_Infos</text:p>
          </table:table-cell>
          <table:table-cell table:style-name="ce342"/>
          <table:table-cell table:style-name="ce163" office:value-type="string">
            <text:p>Decompressed Frames : </text:p>
          </table:table-cell>
          <table:table-cell table:style-name="ce166" office:value-type="string">
            <text:p>Images Décompressées : </text:p>
          </table:table-cell>
          <table:table-cell table:style-name="ce66" office:value-type="string">
            <text:p>Gekozen frames :</text:p>
          </table:table-cell>
          <table:table-cell table:style-name="ce66" office:value-type="string">
            <text:p>Entkomprimierte Bilder :</text:p>
          </table:table-cell>
          <table:table-cell table:style-name="ce176" office:value-type="string">
            <text:p>Imagenes descomprimidas : </text:p>
          </table:table-cell>
          <table:table-cell table:style-name="ce183" office:value-type="string">
            <text:p>Quadros descomprimidos:</text:p>
          </table:table-cell>
          <table:table-cell table:style-name="ce215" office:value-type="string">
            <text:p>Zdekompresowane klatki :</text:p>
          </table:table-cell>
          <table:table-cell table:style-name="ce107" office:value-type="string">
            <text:p>Fotogrammi decompressi : </text:p>
          </table:table-cell>
          <table:table-cell table:style-name="ce111" office:value-type="string">
            <text:p>Imagini decompresate : </text:p>
          </table:table-cell>
          <table:table-cell table:style-name="ce223" office:value-type="string">
            <text:p>Kontrasti:</text:p>
          </table:table-cell>
          <table:table-cell table:style-name="ce230" office:value-type="string">
            <text:p>Dekomprimerte bilder:</text:p>
          </table:table-cell>
          <table:table-cell table:style-name="ce135" office:value-type="string">
            <text:p>被解压缩的帧 : </text:p>
          </table:table-cell>
          <table:table-cell table:style-name="ce239" office:value-type="string">
            <text:p>Açılan Kareler:</text:p>
          </table:table-cell>
          <table:table-cell table:style-name="ce244" office:value-type="string">
            <text:p>Αποσυμπιεσμένα πλαίσια :</text:p>
          </table:table-cell>
          <table:table-cell table:style-name="ce222" office:value-type="string">
            <text:p>Išspausti kadrai :</text:p>
          </table:table-cell>
          <table:table-cell table:style-name="ce66" office:value-type="string">
            <text:p>Okomprimerade bilder : 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FormProgressBar_Title</text:p>
          </table:table-cell>
          <table:table-cell table:style-name="ce342"/>
          <table:table-cell table:style-name="ce163" office:value-type="string">
            <text:p>Progress</text:p>
          </table:table-cell>
          <table:table-cell table:style-name="ce166" office:value-type="string">
            <text:p>Progression</text:p>
          </table:table-cell>
          <table:table-cell table:style-name="ce66" office:value-type="string">
            <text:p>Voortgang</text:p>
          </table:table-cell>
          <table:table-cell table:style-name="ce66" office:value-type="string">
            <text:p>Fortschritt</text:p>
          </table:table-cell>
          <table:table-cell table:style-name="ce176" office:value-type="string">
            <text:p>Progresiòn</text:p>
          </table:table-cell>
          <table:table-cell table:style-name="ce183" office:value-type="string">
            <text:p>Progresso</text:p>
          </table:table-cell>
          <table:table-cell table:style-name="ce215" office:value-type="string">
            <text:p>Postęp</text:p>
          </table:table-cell>
          <table:table-cell table:style-name="ce107" office:value-type="string">
            <text:p>In esecuzione</text:p>
          </table:table-cell>
          <table:table-cell table:style-name="ce111" office:value-type="string">
            <text:p>Progres</text:p>
          </table:table-cell>
          <table:table-cell table:style-name="ce223" office:value-type="string">
            <text:p>Tarkenna</text:p>
          </table:table-cell>
          <table:table-cell table:style-name="ce230" office:value-type="string">
            <text:p>Framdrift:</text:p>
          </table:table-cell>
          <table:table-cell table:style-name="ce135" office:value-type="string">
            <text:p>进度</text:p>
          </table:table-cell>
          <table:table-cell table:style-name="ce239" office:value-type="string">
            <text:p>İlerleme</text:p>
          </table:table-cell>
          <table:table-cell table:style-name="ce244" office:value-type="string">
            <text:p>Πρόοδος</text:p>
          </table:table-cell>
          <table:table-cell table:style-name="ce222" office:value-type="string">
            <text:p>Progresas</text:p>
          </table:table-cell>
          <table:table-cell table:style-name="ce66" office:value-type="string">
            <text:p>Arbetssked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FormFramesImport_Title</text:p>
          </table:table-cell>
          <table:table-cell table:style-name="ce342"/>
          <table:table-cell table:style-name="ce163" office:value-type="string">
            <text:p>Importing Frames...</text:p>
          </table:table-cell>
          <table:table-cell table:style-name="ce166" office:value-type="string">
            <text:p>Import des images...</text:p>
          </table:table-cell>
          <table:table-cell table:style-name="ce255" office:value-type="string">
            <text:p>Importeren van frames…</text:p>
          </table:table-cell>
          <table:table-cell table:style-name="ce173" office:value-type="string">
            <text:p>Importiere Bilder...</text:p>
          </table:table-cell>
          <table:table-cell table:style-name="ce176" office:value-type="string">
            <text:p>Importar imagenes...</text:p>
          </table:table-cell>
          <table:table-cell table:style-name="ce183" office:value-type="string">
            <text:p>Importando Quadros...</text:p>
          </table:table-cell>
          <table:table-cell table:style-name="ce215" office:value-type="string">
            <text:p>Importowanie klatek...</text:p>
          </table:table-cell>
          <table:table-cell table:style-name="ce107" office:value-type="string">
            <text:p>Importazione Fotogrammi...</text:p>
          </table:table-cell>
          <table:table-cell table:style-name="ce111" office:value-type="string">
            <text:p>Import cadre...</text:p>
          </table:table-cell>
          <table:table-cell table:style-name="ce223" office:value-type="string">
            <text:p>Tuodaan kuvia...</text:p>
          </table:table-cell>
          <table:table-cell table:style-name="ce230" office:value-type="string">
            <text:p>Importerer bilder...</text:p>
          </table:table-cell>
          <table:table-cell table:style-name="ce135" office:value-type="string">
            <text:p>正在导入帧...</text:p>
          </table:table-cell>
          <table:table-cell table:style-name="ce238" office:value-type="string">
            <text:p>Kareleri import ediyor...</text:p>
          </table:table-cell>
          <table:table-cell table:style-name="ce244" office:value-type="string">
            <text:p>Εισαγωγή Πλαισίων…</text:p>
          </table:table-cell>
          <table:table-cell table:style-name="ce222" office:value-type="string">
            <text:p>Importuotju kadrus...</text:p>
          </table:table-cell>
          <table:table-cell table:style-name="ce66" office:value-type="string">
            <text:p>Importera bilder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Generic_Appearance</text:p>
          </table:table-cell>
          <table:table-cell table:style-name="ce334"/>
          <table:table-cell table:style-name="ce164" office:value-type="string">
            <text:p>Appearance</text:p>
          </table:table-cell>
          <table:table-cell table:style-name="ce167" office:value-type="string">
            <text:p>Apparence</text:p>
          </table:table-cell>
          <table:table-cell table:style-name="ce66" office:value-type="string">
            <text:p>Verschijning</text:p>
          </table:table-cell>
          <table:table-cell table:style-name="ce66" office:value-type="string">
            <text:p>Darstellung</text:p>
          </table:table-cell>
          <table:table-cell table:style-name="ce176" office:value-type="string">
            <text:p>Apariencia</text:p>
          </table:table-cell>
          <table:table-cell table:style-name="ce183" office:value-type="string">
            <text:p>Aparência</text:p>
          </table:table-cell>
          <table:table-cell table:style-name="ce217"/>
          <table:table-cell table:style-name="ce107" office:value-type="string">
            <text:p>Aspetto</text:p>
          </table:table-cell>
          <table:table-cell table:style-name="ce111" office:value-type="string">
            <text:p>Aspect</text:p>
          </table:table-cell>
          <table:table-cell table:style-name="ce223" office:value-type="string">
            <text:p>Ulkoasu</text:p>
          </table:table-cell>
          <table:table-cell table:style-name="ce229" office:value-type="string">
            <text:p>Utseende</text:p>
          </table:table-cell>
          <table:table-cell table:style-name="ce135" office:value-type="string">
            <text:p>外观</text:p>
          </table:table-cell>
          <table:table-cell table:style-name="ce183" office:value-type="string">
            <text:p>Görünüm</text:p>
          </table:table-cell>
          <table:table-cell table:style-name="ce244" office:value-type="string">
            <text:p>Εμφάνιση</text:p>
          </table:table-cell>
          <table:table-cell table:style-name="ce222" office:value-type="string">
            <text:p>Išvaizda</text:p>
          </table:table-cell>
          <table:table-cell table:style-name="ce66" office:value-type="string">
            <text:p>Utseende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5" office:value-type="string">
            <text:p>Generic_Apply</text:p>
          </table:table-cell>
          <table:table-cell table:style-name="ce342"/>
          <table:table-cell table:style-name="ce163" office:value-type="string">
            <text:p>Apply</text:p>
          </table:table-cell>
          <table:table-cell table:style-name="ce166" office:value-type="string">
            <text:p>Appliquer</text:p>
          </table:table-cell>
          <table:table-cell table:style-name="ce66" office:value-type="string">
            <text:p>Toepassen</text:p>
          </table:table-cell>
          <table:table-cell table:style-name="ce173" office:value-type="string">
            <text:p>Anwenden</text:p>
          </table:table-cell>
          <table:table-cell table:style-name="ce176" office:value-type="string">
            <text:p>Aplicar</text:p>
          </table:table-cell>
          <table:table-cell table:style-name="ce183" office:value-type="string">
            <text:p>Aplicar</text:p>
          </table:table-cell>
          <table:table-cell table:style-name="ce215" office:value-type="string">
            <text:p>Zastosuj</text:p>
          </table:table-cell>
          <table:table-cell table:style-name="ce107" office:value-type="string">
            <text:p>Applica</text:p>
          </table:table-cell>
          <table:table-cell table:style-name="ce111" office:value-type="string">
            <text:p>Aplică</text:p>
          </table:table-cell>
          <table:table-cell table:style-name="ce223" office:value-type="string">
            <text:p>Sovella</text:p>
          </table:table-cell>
          <table:table-cell table:style-name="ce230" office:value-type="string">
            <text:p>Bruk</text:p>
          </table:table-cell>
          <table:table-cell table:style-name="ce135" office:value-type="string">
            <text:p>提交</text:p>
          </table:table-cell>
          <table:table-cell table:style-name="ce239" office:value-type="string">
            <text:p>Uygula</text:p>
          </table:table-cell>
          <table:table-cell table:style-name="ce244" office:value-type="string">
            <text:p>Εφαρμογή</text:p>
          </table:table-cell>
          <table:table-cell table:style-name="ce222" office:value-type="string">
            <text:p>Vykdyti</text:p>
          </table:table-cell>
          <table:table-cell table:style-name="ce66" office:value-type="string">
            <text:p>Använd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Generic_ArrowPicker</text:p>
          </table:table-cell>
          <table:table-cell table:style-name="ce343"/>
          <table:table-cell table:style-name="ce351" office:value-type="string">
            <text:p>Arrows:</text:p>
          </table:table-cell>
          <table:table-cell table:style-name="ce359" office:value-type="string">
            <text:p>Flèches :</text:p>
          </table:table-cell>
          <table:table-cell table:style-name="ce365"/>
          <table:table-cell table:style-name="ce367"/>
          <table:table-cell table:style-name="ce179"/>
          <table:table-cell table:style-name="ce374"/>
          <table:table-cell table:style-name="ce216"/>
          <table:table-cell table:style-name="ce219"/>
          <table:table-cell table:style-name="ce398"/>
          <table:table-cell table:style-name="ce224"/>
          <table:table-cell table:style-name="ce231"/>
          <table:table-cell table:style-name="ce411"/>
          <table:table-cell table:style-name="ce374"/>
          <table:table-cell table:style-name="ce418"/>
          <table:table-cell table:style-name="ce420"/>
          <table:table-cell table:style-name="ce365"/>
          <table:table-cell table:style-name="ce423" table:number-columns-repeated="1005"/>
          <table:table-cell table:style-name="ce249"/>
        </table:table-row>
        <table:table-row table:style-name="ro10">
          <table:table-cell table:style-name="ce35" office:value-type="string">
            <text:p>Generic_Cancel</text:p>
          </table:table-cell>
          <table:table-cell table:style-name="ce342"/>
          <table:table-cell table:style-name="ce163" office:value-type="string">
            <text:p>Cancel</text:p>
          </table:table-cell>
          <table:table-cell table:style-name="ce166" office:value-type="string">
            <text:p>Annuler</text:p>
          </table:table-cell>
          <table:table-cell table:style-name="ce66" office:value-type="string">
            <text:p>Annuleer</text:p>
          </table:table-cell>
          <table:table-cell table:style-name="ce66" office:value-type="string">
            <text:p>Abbrechen</text:p>
          </table:table-cell>
          <table:table-cell table:style-name="ce176" office:value-type="string">
            <text:p>Anular</text:p>
          </table:table-cell>
          <table:table-cell table:style-name="ce183" office:value-type="string">
            <text:p>Cancelar</text:p>
          </table:table-cell>
          <table:table-cell table:style-name="ce215" office:value-type="string">
            <text:p>Anuluj</text:p>
          </table:table-cell>
          <table:table-cell table:style-name="ce107" office:value-type="string">
            <text:p>Annulla</text:p>
          </table:table-cell>
          <table:table-cell table:style-name="ce111" office:value-type="string">
            <text:p>Renunţă</text:p>
          </table:table-cell>
          <table:table-cell table:style-name="ce223" office:value-type="string">
            <text:p>Peruuta</text:p>
          </table:table-cell>
          <table:table-cell table:style-name="ce230" office:value-type="string">
            <text:p>Avbryt</text:p>
          </table:table-cell>
          <table:table-cell table:style-name="ce135" office:value-type="string">
            <text:p>取消</text:p>
          </table:table-cell>
          <table:table-cell table:style-name="ce239" office:value-type="string">
            <text:p>İptal Et</text:p>
          </table:table-cell>
          <table:table-cell table:style-name="ce244" office:value-type="string">
            <text:p>Ακύρωση</text:p>
          </table:table-cell>
          <table:table-cell table:style-name="ce222" office:value-type="string">
            <text:p>Nutraukti</text:p>
          </table:table-cell>
          <table:table-cell table:style-name="ce66" office:value-type="string">
            <text:p>Ångr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Generic_Close</text:p>
          </table:table-cell>
          <table:table-cell table:style-name="ce342"/>
          <table:table-cell table:style-name="ce163" office:value-type="string">
            <text:p>Close</text:p>
          </table:table-cell>
          <table:table-cell table:style-name="ce166" office:value-type="string">
            <text:p>Fermer</text:p>
          </table:table-cell>
          <table:table-cell table:style-name="ce66" office:value-type="string">
            <text:p>Sluiten</text:p>
          </table:table-cell>
          <table:table-cell table:style-name="ce66" office:value-type="string">
            <text:p>Schließen</text:p>
          </table:table-cell>
          <table:table-cell table:style-name="ce176" office:value-type="string">
            <text:p>Cerrar</text:p>
          </table:table-cell>
          <table:table-cell table:style-name="ce183" office:value-type="string">
            <text:p>Fechar</text:p>
          </table:table-cell>
          <table:table-cell table:style-name="ce215" office:value-type="string">
            <text:p>Zamknij</text:p>
          </table:table-cell>
          <table:table-cell table:style-name="ce107" office:value-type="string">
            <text:p>Chiudi</text:p>
          </table:table-cell>
          <table:table-cell table:style-name="ce111" office:value-type="string">
            <text:p>Închide</text:p>
          </table:table-cell>
          <table:table-cell table:style-name="ce223" office:value-type="string">
            <text:p>Sulje</text:p>
          </table:table-cell>
          <table:table-cell table:style-name="ce230" office:value-type="string">
            <text:p>Lukk vindu</text:p>
          </table:table-cell>
          <table:table-cell table:style-name="ce135" office:value-type="string">
            <text:p>关闭</text:p>
          </table:table-cell>
          <table:table-cell table:style-name="ce239" office:value-type="string">
            <text:p>Kapat</text:p>
          </table:table-cell>
          <table:table-cell table:style-name="ce244" office:value-type="string">
            <text:p>Κλείσιμο</text:p>
          </table:table-cell>
          <table:table-cell table:style-name="ce222" office:value-type="string">
            <text:p>Uždaryti</text:p>
          </table:table-cell>
          <table:table-cell table:style-name="ce66" office:value-type="string">
            <text:p>Stäng</text:p>
          </table:table-cell>
          <table:table-cell table:number-columns-repeated="1006"/>
        </table:table-row>
        <table:table-row table:style-name="ro10">
          <table:table-cell table:style-name="ce332" office:value-type="string">
            <text:p>Generic_ColorPicker</text:p>
          </table:table-cell>
          <table:table-cell table:style-name="ce334"/>
          <table:table-cell table:style-name="ce164" office:value-type="string">
            <text:p>Color:</text:p>
          </table:table-cell>
          <table:table-cell table:style-name="ce167" office:value-type="string">
            <text:p>Couleur :</text:p>
          </table:table-cell>
          <table:table-cell table:style-name="ce66" office:value-type="string">
            <text:p>Kleur:</text:p>
          </table:table-cell>
          <table:table-cell table:style-name="ce66" office:value-type="string">
            <text:p>Farbe :</text:p>
          </table:table-cell>
          <table:table-cell table:style-name="ce176" office:value-type="string">
            <text:p>Color :</text:p>
          </table:table-cell>
          <table:table-cell table:style-name="ce183" office:value-type="string">
            <text:p>Cor:</text:p>
          </table:table-cell>
          <table:table-cell table:style-name="ce217"/>
          <table:table-cell table:style-name="ce220" office:value-type="string">
            <text:p>Colore</text:p>
          </table:table-cell>
          <table:table-cell table:style-name="ce111" office:value-type="string">
            <text:p>Culoare :</text:p>
          </table:table-cell>
          <table:table-cell table:style-name="ce223" office:value-type="string">
            <text:p>Väri:</text:p>
          </table:table-cell>
          <table:table-cell table:style-name="ce229" office:value-type="string">
            <text:p>Farger:</text:p>
          </table:table-cell>
          <table:table-cell table:style-name="ce135" office:value-type="string">
            <text:p>颜色:</text:p>
          </table:table-cell>
          <table:table-cell table:style-name="ce183" office:value-type="string">
            <text:p>Renk :</text:p>
          </table:table-cell>
          <table:table-cell table:style-name="ce244" office:value-type="string">
            <text:p>Χρώμα :</text:p>
          </table:table-cell>
          <table:table-cell table:style-name="ce222" office:value-type="string">
            <text:p>Spalva :</text:p>
          </table:table-cell>
          <table:table-cell table:style-name="ce66" office:value-type="string">
            <text:p>Färg :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Generic_Configuration</text:p>
          </table:table-cell>
          <table:table-cell table:style-name="ce342"/>
          <table:table-cell table:style-name="ce164" office:value-type="string">
            <text:p>Configuration</text:p>
          </table:table-cell>
          <table:table-cell table:style-name="ce167" office:value-type="string">
            <text:p>Configuration</text:p>
          </table:table-cell>
          <table:table-cell table:style-name="ce66" office:value-type="string">
            <text:p>Configuratie</text:p>
          </table:table-cell>
          <table:table-cell table:style-name="ce66" office:value-type="string">
            <text:p>Konfigurieren</text:p>
          </table:table-cell>
          <table:table-cell table:style-name="ce176" office:value-type="string">
            <text:p>Configuraciòn</text:p>
          </table:table-cell>
          <table:table-cell table:style-name="ce183" office:value-type="string">
            <text:p>Configuração</text:p>
          </table:table-cell>
          <table:table-cell table:style-name="ce215" office:value-type="string">
            <text:p>Konfiguracja</text:p>
          </table:table-cell>
          <table:table-cell table:style-name="ce107" office:value-type="string">
            <text:p>Configurazione</text:p>
          </table:table-cell>
          <table:table-cell table:style-name="ce111" office:value-type="string">
            <text:p>Configuraţie</text:p>
          </table:table-cell>
          <table:table-cell table:style-name="ce223" office:value-type="string">
            <text:p>Konfiguraatio</text:p>
          </table:table-cell>
          <table:table-cell table:style-name="ce229" office:value-type="string">
            <text:p>Konfigurasjon</text:p>
          </table:table-cell>
          <table:table-cell table:style-name="ce135" office:value-type="string">
            <text:p>配置</text:p>
          </table:table-cell>
          <table:table-cell table:style-name="ce183" office:value-type="string">
            <text:p>Ayarlamalar</text:p>
          </table:table-cell>
          <table:table-cell table:style-name="ce244" office:value-type="string">
            <text:p>Διευθέτηση</text:p>
          </table:table-cell>
          <table:table-cell table:style-name="ce222" office:value-type="string">
            <text:p>Nustatymai</text:p>
          </table:table-cell>
          <table:table-cell table:style-name="ce66" office:value-type="string">
            <text:p>Konfiguration</text:p>
          </table:table-cell>
          <table:table-cell table:style-name="ce422" table:number-columns-repeated="234"/>
          <table:table-cell table:number-columns-repeated="772"/>
        </table:table-row>
        <table:table-row table:style-name="ro10">
          <table:table-cell table:style-name="ce332" office:value-type="string">
            <text:p>Generic_FontSizePicker</text:p>
          </table:table-cell>
          <table:table-cell table:style-name="ce334"/>
          <table:table-cell table:style-name="ce164" office:value-type="string">
            <text:p>Font size:</text:p>
          </table:table-cell>
          <table:table-cell table:style-name="ce167" office:value-type="string">
            <text:p>Taille de la police :</text:p>
          </table:table-cell>
          <table:table-cell table:style-name="ce66" office:value-type="string">
            <text:p>Lettergrootte:</text:p>
          </table:table-cell>
          <table:table-cell table:style-name="ce66" office:value-type="string">
            <text:p>Schriftgröße:</text:p>
          </table:table-cell>
          <table:table-cell table:style-name="ce176" office:value-type="string">
            <text:p>Tamaño de la fuente:</text:p>
          </table:table-cell>
          <table:table-cell table:style-name="ce183" office:value-type="string">
            <text:p>Tamanho da Fonte:</text:p>
          </table:table-cell>
          <table:table-cell table:style-name="ce217"/>
          <table:table-cell table:style-name="ce220" office:value-type="string">
            <text:p>Dimensione del Font</text:p>
          </table:table-cell>
          <table:table-cell table:style-name="ce111" office:value-type="string">
            <text:p>Dimensiune font :</text:p>
          </table:table-cell>
          <table:table-cell table:style-name="ce223" office:value-type="string">
            <text:p>Fonttikoko:</text:p>
          </table:table-cell>
          <table:table-cell table:style-name="ce229" office:value-type="string">
            <text:p>Skriftstørrelse:</text:p>
          </table:table-cell>
          <table:table-cell table:style-name="ce135" office:value-type="string">
            <text:p>字体大小</text:p>
          </table:table-cell>
          <table:table-cell table:style-name="ce183" office:value-type="string">
            <text:p>Yazıtipi Büyüklüğü :</text:p>
          </table:table-cell>
          <table:table-cell table:style-name="ce244" office:value-type="string">
            <text:p>Μέγεθος Γραμματοσειράς :</text:p>
          </table:table-cell>
          <table:table-cell table:style-name="ce222" office:value-type="string">
            <text:p>Šrifto dydis :</text:p>
          </table:table-cell>
          <table:table-cell table:style-name="ce66" office:value-type="string">
            <text:p>Fontstorlek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3" office:value-type="string">
            <text:p>Generic_LineSizePicker</text:p>
          </table:table-cell>
          <table:table-cell table:style-name="ce343"/>
          <table:table-cell table:style-name="ce351" office:value-type="string">
            <text:p>Width:</text:p>
          </table:table-cell>
          <table:table-cell table:style-name="ce359" office:value-type="string">
            <text:p>Épaisseur :</text:p>
          </table:table-cell>
          <table:table-cell table:style-name="ce365" table:number-columns-repeated="2"/>
          <table:table-cell table:style-name="ce179"/>
          <table:table-cell table:style-name="ce374"/>
          <table:table-cell table:style-name="ce216"/>
          <table:table-cell table:style-name="ce389"/>
          <table:table-cell table:style-name="ce398"/>
          <table:table-cell table:style-name="ce224"/>
          <table:table-cell table:style-name="ce231"/>
          <table:table-cell table:style-name="ce411"/>
          <table:table-cell table:style-name="ce374"/>
          <table:table-cell table:style-name="ce418"/>
          <table:table-cell table:style-name="ce420"/>
          <table:table-cell table:style-name="ce365"/>
          <table:table-cell table:style-name="ce423" table:number-columns-repeated="1005"/>
          <table:table-cell table:style-name="ce249"/>
        </table:table-row>
        <table:table-row table:style-name="ro10">
          <table:table-cell table:style-name="ce333" office:value-type="string">
            <text:p>Generic_Opacity</text:p>
          </table:table-cell>
          <table:table-cell table:style-name="ce343"/>
          <table:table-cell table:style-name="ce351" office:value-type="string">
            <text:p>Opacity</text:p>
          </table:table-cell>
          <table:table-cell table:style-name="ce359" office:value-type="string">
            <text:p>Opacité</text:p>
          </table:table-cell>
          <table:table-cell table:style-name="ce66" office:value-type="string">
            <text:p>Doorzichtigheid</text:p>
          </table:table-cell>
          <table:table-cell table:style-name="ce169" office:value-type="string">
            <text:p>Deckkraft</text:p>
          </table:table-cell>
          <table:table-cell table:style-name="ce179" office:value-type="string">
            <text:p>Opacidad</text:p>
          </table:table-cell>
          <table:table-cell table:style-name="ce187" office:value-type="string">
            <text:p>Opacidade</text:p>
          </table:table-cell>
          <table:table-cell table:style-name="ce216"/>
          <table:table-cell table:style-name="ce389" office:value-type="string">
            <text:p>Opacita'</text:p>
          </table:table-cell>
          <table:table-cell table:style-name="ce111" office:value-type="string">
            <text:p>Opacitate </text:p>
          </table:table-cell>
          <table:table-cell table:style-name="ce224" office:value-type="string">
            <text:p>Läpinäkyvyys</text:p>
          </table:table-cell>
          <table:table-cell table:style-name="ce231"/>
          <table:table-cell table:style-name="ce411"/>
          <table:table-cell table:style-name="ce187" office:value-type="string">
            <text:p>Opaklık</text:p>
          </table:table-cell>
          <table:table-cell table:style-name="ce415" office:value-type="string">
            <text:p>Αδιαφάνεια</text:p>
          </table:table-cell>
          <table:table-cell table:style-name="ce249" office:value-type="string">
            <text:p>Permatomumas</text:p>
          </table:table-cell>
          <table:table-cell table:style-name="ce66" office:value-type="string">
            <text:p>Transparens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33" office:value-type="string">
            <text:p>Generic_PenSizePicker</text:p>
          </table:table-cell>
          <table:table-cell table:style-name="ce343"/>
          <table:table-cell table:style-name="ce351" office:value-type="string">
            <text:p>Size:</text:p>
          </table:table-cell>
          <table:table-cell table:style-name="ce359" office:value-type="string">
            <text:p>Taille :</text:p>
          </table:table-cell>
          <table:table-cell table:style-name="ce365"/>
          <table:table-cell table:style-name="ce169"/>
          <table:table-cell table:style-name="ce179"/>
          <table:table-cell table:style-name="ce187"/>
          <table:table-cell table:style-name="ce216"/>
          <table:table-cell table:style-name="ce389"/>
          <table:table-cell table:style-name="ce398"/>
          <table:table-cell table:style-name="ce224"/>
          <table:table-cell table:style-name="ce231"/>
          <table:table-cell table:style-name="ce411"/>
          <table:table-cell table:style-name="ce187"/>
          <table:table-cell table:style-name="ce415"/>
          <table:table-cell table:style-name="ce249"/>
          <table:table-cell table:style-name="ce365"/>
          <table:table-cell table:style-name="ce423" table:number-columns-repeated="1005"/>
          <table:table-cell table:style-name="ce249"/>
        </table:table-row>
        <table:table-row table:style-name="ro10">
          <table:table-cell table:style-name="ce35" office:value-type="string">
            <text:p>Generic_Save</text:p>
          </table:table-cell>
          <table:table-cell table:style-name="ce342"/>
          <table:table-cell table:style-name="ce163" office:value-type="string">
            <text:p>Save</text:p>
          </table:table-cell>
          <table:table-cell table:style-name="ce166" office:value-type="string">
            <text:p>Enregistrer</text:p>
          </table:table-cell>
          <table:table-cell table:style-name="ce66" office:value-type="string">
            <text:p>Bewaar</text:p>
          </table:table-cell>
          <table:table-cell table:style-name="ce173" office:value-type="string">
            <text:p>Speichern</text:p>
          </table:table-cell>
          <table:table-cell table:style-name="ce176" office:value-type="string">
            <text:p>Guardar</text:p>
          </table:table-cell>
          <table:table-cell table:style-name="ce183" office:value-type="string">
            <text:p>Salvar</text:p>
          </table:table-cell>
          <table:table-cell table:style-name="ce215" office:value-type="string">
            <text:p>Zapisz</text:p>
          </table:table-cell>
          <table:table-cell table:style-name="ce107" office:value-type="string">
            <text:p>Salva</text:p>
          </table:table-cell>
          <table:table-cell table:style-name="ce111" office:value-type="string">
            <text:p>Salvează</text:p>
          </table:table-cell>
          <table:table-cell table:style-name="ce223" office:value-type="string">
            <text:p>Tallenna</text:p>
          </table:table-cell>
          <table:table-cell table:style-name="ce230" office:value-type="string">
            <text:p>Lagre</text:p>
          </table:table-cell>
          <table:table-cell table:style-name="ce135" office:value-type="string">
            <text:p>保存</text:p>
          </table:table-cell>
          <table:table-cell table:style-name="ce239" office:value-type="string">
            <text:p>Kaydet</text:p>
          </table:table-cell>
          <table:table-cell table:style-name="ce244" office:value-type="string">
            <text:p>Αποθήκευση</text:p>
          </table:table-cell>
          <table:table-cell table:style-name="ce222" office:value-type="string">
            <text:p>Išsaugoti</text:p>
          </table:table-cell>
          <table:table-cell table:style-name="ce66" office:value-type="string">
            <text:p>Spara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Generic_TrackShapePicker</text:p>
          </table:table-cell>
          <table:table-cell table:style-name="ce343"/>
          <table:table-cell table:style-name="ce351" office:value-type="string">
            <text:p>Line shape:</text:p>
          </table:table-cell>
          <table:table-cell table:style-name="ce359" office:value-type="string">
            <text:p>Forme de ligne :</text:p>
          </table:table-cell>
          <table:table-cell table:style-name="ce365"/>
          <table:table-cell table:style-name="ce367"/>
          <table:table-cell table:style-name="ce179"/>
          <table:table-cell table:style-name="ce374"/>
          <table:table-cell table:style-name="ce216"/>
          <table:table-cell table:style-name="ce219"/>
          <table:table-cell table:style-name="ce398"/>
          <table:table-cell table:style-name="ce224"/>
          <table:table-cell table:style-name="ce231"/>
          <table:table-cell table:style-name="ce411"/>
          <table:table-cell table:style-name="ce374"/>
          <table:table-cell table:style-name="ce418"/>
          <table:table-cell table:style-name="ce420"/>
          <table:table-cell table:style-name="ce365"/>
          <table:table-cell table:style-name="ce423" table:number-columns-repeated="1005"/>
          <table:table-cell table:style-name="ce249"/>
        </table:table-row>
        <table:table-row table:style-name="ro10">
          <table:table-cell table:style-name="ce36" office:value-type="string">
            <text:p>Generic_Image</text:p>
          </table:table-cell>
          <table:table-cell table:style-name="ce334"/>
          <table:table-cell table:style-name="ce164" office:value-type="string">
            <text:p>Image</text:p>
          </table:table-cell>
          <table:table-cell table:style-name="ce167" office:value-type="string">
            <text:p>Image</text:p>
          </table:table-cell>
          <table:table-cell table:style-name="ce66" office:value-type="string">
            <text:p>Beeld</text:p>
          </table:table-cell>
          <table:table-cell table:style-name="ce173" office:value-type="string">
            <text:p>Bild</text:p>
          </table:table-cell>
          <table:table-cell table:style-name="ce176" office:value-type="string">
            <text:p>Imagen </text:p>
          </table:table-cell>
          <table:table-cell table:style-name="ce183" office:value-type="string">
            <text:p>Imagem</text:p>
          </table:table-cell>
          <table:table-cell table:style-name="ce217"/>
          <table:table-cell table:style-name="ce107" office:value-type="string">
            <text:p>Immagine</text:p>
          </table:table-cell>
          <table:table-cell table:style-name="ce111" office:value-type="string">
            <text:p>Imagine</text:p>
          </table:table-cell>
          <table:table-cell table:style-name="ce223" office:value-type="string">
            <text:p>Kuva</text:p>
          </table:table-cell>
          <table:table-cell table:style-name="ce229" office:value-type="string">
            <text:p>Bilde</text:p>
          </table:table-cell>
          <table:table-cell table:style-name="ce135" office:value-type="string">
            <text:p>图片</text:p>
          </table:table-cell>
          <table:table-cell table:style-name="ce183" office:value-type="string">
            <text:p>İmaj</text:p>
          </table:table-cell>
          <table:table-cell table:style-name="ce244" office:value-type="string">
            <text:p>Εικόνα</text:p>
          </table:table-cell>
          <table:table-cell table:style-name="ce222" office:value-type="string">
            <text:p>Paveikslėlis</text:p>
          </table:table-cell>
          <table:table-cell table:style-name="ce66" office:value-type="string">
            <text:p>Bild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129" office:value-type="string">
            <text:p>Generic_Video</text:p>
          </table:table-cell>
          <table:table-cell table:style-name="ce343"/>
          <table:table-cell table:style-name="ce351" office:value-type="string">
            <text:p>Video</text:p>
          </table:table-cell>
          <table:table-cell table:style-name="ce359" office:value-type="string">
            <text:p>Vidéo</text:p>
          </table:table-cell>
          <table:table-cell table:style-name="ce66" office:value-type="string">
            <text:p>Video</text:p>
          </table:table-cell>
          <table:table-cell table:style-name="ce170" office:value-type="string">
            <text:p>Video</text:p>
          </table:table-cell>
          <table:table-cell table:style-name="ce179" office:value-type="string">
            <text:p>Video</text:p>
          </table:table-cell>
          <table:table-cell table:style-name="ce187" office:value-type="string">
            <text:p>Video</text:p>
          </table:table-cell>
          <table:table-cell table:style-name="ce216"/>
          <table:table-cell table:style-name="ce219" office:value-type="string">
            <text:p>Video</text:p>
          </table:table-cell>
          <table:table-cell table:style-name="ce111" office:value-type="string">
            <text:p>Video </text:p>
          </table:table-cell>
          <table:table-cell table:style-name="ce224" office:value-type="string">
            <text:p>Video</text:p>
          </table:table-cell>
          <table:table-cell table:style-name="ce231"/>
          <table:table-cell table:style-name="ce411"/>
          <table:table-cell table:style-name="ce187" office:value-type="string">
            <text:p>Video</text:p>
          </table:table-cell>
          <table:table-cell table:style-name="ce415" office:value-type="string">
            <text:p>Βίντεο</text:p>
          </table:table-cell>
          <table:table-cell table:style-name="ce420" office:value-type="string">
            <text:p>Vaizdas</text:p>
          </table:table-cell>
          <table:table-cell table:style-name="ce66" office:value-type="string">
            <text:p>Video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6" office:value-type="string">
            <text:p>Generic_SaveImage</text:p>
          </table:table-cell>
          <table:table-cell table:style-name="ce334"/>
          <table:table-cell table:style-name="ce164" office:value-type="string">
            <text:p>Save image</text:p>
          </table:table-cell>
          <table:table-cell table:style-name="ce167" office:value-type="string">
            <text:p>Enregistrer l'image </text:p>
          </table:table-cell>
          <table:table-cell table:style-name="ce66" office:value-type="string">
            <text:p>Bewaar afbeelding</text:p>
          </table:table-cell>
          <table:table-cell table:style-name="ce66" office:value-type="string">
            <text:p>Speichere Einzelbild</text:p>
          </table:table-cell>
          <table:table-cell table:style-name="ce176" office:value-type="string">
            <text:p>Guardar la imagen.</text:p>
          </table:table-cell>
          <table:table-cell table:style-name="ce183" office:value-type="string">
            <text:p>Salvar Imagem</text:p>
          </table:table-cell>
          <table:table-cell table:style-name="ce213" office:value-type="string">
            <text:p>Zapisz obraz</text:p>
          </table:table-cell>
          <table:table-cell table:style-name="ce107" office:value-type="string">
            <text:p>Salva l'Immagine </text:p>
          </table:table-cell>
          <table:table-cell table:style-name="ce111" office:value-type="string">
            <text:p>Salvează cadrul</text:p>
          </table:table-cell>
          <table:table-cell table:style-name="ce223" office:value-type="string">
            <text:p>Tallenna kuva</text:p>
          </table:table-cell>
          <table:table-cell table:style-name="ce229" office:value-type="string">
            <text:p>Lagre bilde</text:p>
          </table:table-cell>
          <table:table-cell table:style-name="ce135" office:value-type="string">
            <text:p>保存图片</text:p>
          </table:table-cell>
          <table:table-cell table:style-name="ce183" office:value-type="string">
            <text:p>İmaj Kaydet</text:p>
          </table:table-cell>
          <table:table-cell table:style-name="ce244" office:value-type="string">
            <text:p>Αποθήκευση Εικόνας</text:p>
          </table:table-cell>
          <table:table-cell table:style-name="ce222" office:value-type="string">
            <text:p>Išsaugoti paveikslėlį</text:p>
          </table:table-cell>
          <table:table-cell table:style-name="ce66" office:value-type="string">
            <text:p>Spara bild</text:p>
          </table:table-cell>
          <table:table-cell table:style-name="ce422" table:number-columns-repeated="1005"/>
          <table:table-cell/>
        </table:table-row>
        <table:table-row table:style-name="ro12">
          <table:table-cell table:style-name="ce36" office:value-type="string">
            <text:p>InfoBox_MetadataIsDirty_Text</text:p>
          </table:table-cell>
          <table:table-cell table:style-name="ce334"/>
          <table:table-cell table:style-name="ce164" office:value-type="string">
            <text:p>Key images have been modified.\nDo you want to save key images data before closing ?</text:p>
          </table:table-cell>
          <table:table-cell table:style-name="ce167" office:value-type="string">
            <text:p>Les images clés ont été modifiées.\nVoulez-vous sauvegarder les données des images clés avant de fermer ?</text:p>
          </table:table-cell>
          <table:table-cell table:style-name="ce66" office:value-type="string">
            <text:p>Kernbeelden zijn veranderd. \nWilt u de veranderde kernbeelden opslaan voor afsluiten ?</text:p>
          </table:table-cell>
          <table:table-cell table:style-name="ce173" office:value-type="string">
            <text:p>Schlüsselbilder wurden geändert.\nWollen Sie die Änderungen speichern?</text:p>
          </table:table-cell>
          <table:table-cell table:style-name="ce181" office:value-type="string">
            <text:p>Imágenes clave han sido modificados.\n ¿Desea guardar los datos antes de cerrar ?</text:p>
          </table:table-cell>
          <table:table-cell table:style-name="ce183" office:value-type="string">
            <text:p>Quadros de imagens foram modificados.\nVocê deseja salvá-los antes de sair?</text:p>
          </table:table-cell>
          <table:table-cell table:style-name="ce217"/>
          <table:table-cell table:style-name="ce107" office:value-type="string">
            <text:p>Le Immagini Chiave sono state modificate.\nSalvare le Immagini Chiave ed i loro Dati prima di chiudere ?</text:p>
          </table:table-cell>
          <table:table-cell table:style-name="ce111" office:value-type="string">
            <text:p>Cadrele cheie au fost modificate.\n Doriţi să salvaţi datele cadrelor cheie înainte de a inchide ?</text:p>
          </table:table-cell>
          <table:table-cell table:style-name="ce223" office:value-type="string">
            <text:p>Avainkuvia on muokattu.\nHaluatko tallentaa avainkuvien tiedot ennen sulkemista?</text:p>
          </table:table-cell>
          <table:table-cell table:style-name="ce229" office:value-type="string">
            <text:p>Nøkkelbilder er endret.\nØnsker du å lagre bilder før du avslutter ?</text:p>
          </table:table-cell>
          <table:table-cell table:style-name="ce135" office:value-type="string">
            <text:p>关键帧已被修改.\n关闭前是否保存数据？</text:p>
          </table:table-cell>
          <table:table-cell table:style-name="ce183" office:value-type="string">
            <text:p>Anahtar İmajlar değiştirildi.\n Kapatmadan önce anahtar imaj verisini kaydetmek istiyor musunuz?</text:p>
          </table:table-cell>
          <table:table-cell table:style-name="ce244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222" office:value-type="string">
            <text:p>Paveikslėlių žymės yra pakeistos.\nAr norite išsaugoti žymes prieš uždarant programą?</text:p>
          </table:table-cell>
          <table:table-cell table:style-name="ce66" office:value-type="string">
            <text:p>Nyckelbilder har modifierats.\nVill du spara nyckelbildsinformation innan stängning ?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36" office:value-type="string">
            <text:p>InfoBox_MetadataIsDirty_Title</text:p>
          </table:table-cell>
          <table:table-cell table:style-name="ce334"/>
          <table:table-cell table:style-name="ce164" office:value-type="string">
            <text:p>Key images data not saved</text:p>
          </table:table-cell>
          <table:table-cell table:style-name="ce167" office:value-type="string">
            <text:p>Images clés non sauvées</text:p>
          </table:table-cell>
          <table:table-cell table:style-name="ce66" office:value-type="string">
            <text:p>Kernbeelden niet opgeslagen</text:p>
          </table:table-cell>
          <table:table-cell table:style-name="ce66" office:value-type="string">
            <text:p>Schlüsselbilddaten wurden nicht gespeichert</text:p>
          </table:table-cell>
          <table:table-cell table:style-name="ce176" office:value-type="string">
            <text:p>Imágenes clave no guardadas</text:p>
          </table:table-cell>
          <table:table-cell table:style-name="ce183" office:value-type="string">
            <text:p>Dados dos quadros de imagens não foram salvos.</text:p>
          </table:table-cell>
          <table:table-cell table:style-name="ce217"/>
          <table:table-cell table:style-name="ce220" office:value-type="string">
            <text:p>Immagini Chiave non salvate</text:p>
          </table:table-cell>
          <table:table-cell table:style-name="ce111" office:value-type="string">
            <text:p>Cadrele cheie nu au fost salvate</text:p>
          </table:table-cell>
          <table:table-cell table:style-name="ce223" office:value-type="string">
            <text:p>Avainkuvien tietoja ei tallennettu</text:p>
          </table:table-cell>
          <table:table-cell table:style-name="ce229" office:value-type="string">
            <text:p>Nøkkelbilder ble ikke lagret</text:p>
          </table:table-cell>
          <table:table-cell table:style-name="ce135" office:value-type="string">
            <text:p>关键数据尚未保存！</text:p>
          </table:table-cell>
          <table:table-cell table:style-name="ce183" office:value-type="string">
            <text:p>Anahtar imaj verisi kaydedilmedi</text:p>
          </table:table-cell>
          <table:table-cell table:style-name="ce244" office:value-type="string">
            <text:p>Τα δεδομένα των Βασικών Εικόνων δεν έχουν αποθηκευτεί</text:p>
          </table:table-cell>
          <table:table-cell table:style-name="ce222" office:value-type="string">
            <text:p>Paveiklėlių žymės neišsaugotos</text:p>
          </table:table-cell>
          <table:table-cell table:style-name="ce66" office:value-type="string">
            <text:p>Nyckelbilds data ej sparad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129" office:value-type="string">
            <text:p>lblDelay_Text</text:p>
          </table:table-cell>
          <table:table-cell table:style-name="ce343"/>
          <table:table-cell table:style-name="ce351" office:value-type="string">
            <text:p>Delay display by: {0:0} s</text:p>
          </table:table-cell>
          <table:table-cell table:style-name="ce359" office:value-type="string">
            <text:p>Retarder l'affichage de : {0:0} s</text:p>
          </table:table-cell>
          <table:table-cell table:style-name="ce66" office:value-type="string">
            <text:p>Vertraag weergave met: {0:0} s</text:p>
          </table:table-cell>
          <table:table-cell table:style-name="ce169" office:value-type="string">
            <text:p>Verzögerung: {0:0} s</text:p>
          </table:table-cell>
          <table:table-cell table:style-name="ce179" office:value-type="string">
            <text:p>Retraso mostrando imágenes: {0:0} s</text:p>
          </table:table-cell>
          <table:table-cell table:style-name="ce187" office:value-type="string">
            <text:p>Atrasar em: {0:0} s</text:p>
          </table:table-cell>
          <table:table-cell table:style-name="ce216"/>
          <table:table-cell table:style-name="ce351" office:value-type="string">
            <text:p>Ritarda la visualizzazione di: {0:0} s</text:p>
          </table:table-cell>
          <table:table-cell table:style-name="ce111" office:value-type="string">
            <text:p>Întârziere afişaj cu: {0:0} s</text:p>
          </table:table-cell>
          <table:table-cell table:style-name="ce224" office:value-type="string">
            <text:p>Viivytä näyttöä: {0:0} sekunnilla</text:p>
          </table:table-cell>
          <table:table-cell table:style-name="ce231"/>
          <table:table-cell table:style-name="ce411"/>
          <table:table-cell table:style-name="ce187" office:value-type="string">
            <text:p>Görünümü bu kadar geciktir: {0:0} sn</text:p>
          </table:table-cell>
          <table:table-cell table:style-name="ce415" office:value-type="string">
            <text:p>Καθυστέρηση απεικόνησης κατά {0:0} δευτερόλεπτα</text:p>
          </table:table-cell>
          <table:table-cell table:style-name="ce420" office:value-type="string">
            <text:p>Vėlavimo rodinys: {0:0} s</text:p>
          </table:table-cell>
          <table:table-cell table:style-name="ce66" office:value-type="string">
            <text:p>Fördröj visning med: {0:0} s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5" office:value-type="string">
            <text:p>lblInfo_Text</text:p>
          </table:table-cell>
          <table:table-cell table:style-name="ce342"/>
          <table:table-cell table:style-name="ce163" office:value-type="string">
            <text:p>Common Controls :</text:p>
          </table:table-cell>
          <table:table-cell table:style-name="ce166" office:value-type="string">
            <text:p>Contrôles Communs :</text:p>
          </table:table-cell>
          <table:table-cell table:style-name="ce66" office:value-type="string">
            <text:p>Standaard bediening:</text:p>
          </table:table-cell>
          <table:table-cell table:style-name="ce66" office:value-type="string">
            <text:p>Standardauswahl:</text:p>
          </table:table-cell>
          <table:table-cell table:style-name="ce176" office:value-type="string">
            <text:p>Controles Comunes :</text:p>
          </table:table-cell>
          <table:table-cell table:style-name="ce183" office:value-type="string">
            <text:p>Controles Comuns:</text:p>
          </table:table-cell>
          <table:table-cell table:style-name="ce215" office:value-type="string">
            <text:p>Wspólne sterowanie :</text:p>
          </table:table-cell>
          <table:table-cell table:style-name="ce107" office:value-type="string">
            <text:p>Controlli Comuni :</text:p>
          </table:table-cell>
          <table:table-cell table:style-name="ce111" office:value-type="string">
            <text:p>Controale comune :</text:p>
          </table:table-cell>
          <table:table-cell table:style-name="ce223" office:value-type="string">
            <text:p>Yleiset toiminnot:</text:p>
          </table:table-cell>
          <table:table-cell table:style-name="ce230" office:value-type="string">
            <text:p>Standardvalg:</text:p>
          </table:table-cell>
          <table:table-cell table:style-name="ce135" office:value-type="string">
            <text:p>常用控制 :</text:p>
          </table:table-cell>
          <table:table-cell table:style-name="ce239" office:value-type="string">
            <text:p>Ortak Kontroller :</text:p>
          </table:table-cell>
          <table:table-cell table:style-name="ce244" office:value-type="string">
            <text:p>Κοινές Λειτουργίες :</text:p>
          </table:table-cell>
          <table:table-cell table:style-name="ce222" office:value-type="string">
            <text:p>Bendroji kontrolė :</text:p>
          </table:table-cell>
          <table:table-cell table:style-name="ce66" office:value-type="string">
            <text:p>Gemensamma kontroller 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SelDuration_Text</text:p>
          </table:table-cell>
          <table:table-cell table:style-name="ce342"/>
          <table:table-cell table:style-name="ce163" office:value-type="string">
            <text:p>Duration</text:p>
          </table:table-cell>
          <table:table-cell table:style-name="ce166" office:value-type="string">
            <text:p>Durée</text:p>
          </table:table-cell>
          <table:table-cell table:style-name="ce66" office:value-type="string">
            <text:p>Duur </text:p>
          </table:table-cell>
          <table:table-cell table:style-name="ce66" office:value-type="string">
            <text:p>Dauer</text:p>
          </table:table-cell>
          <table:table-cell table:style-name="ce176" office:value-type="string">
            <text:p>Duraciòn</text:p>
          </table:table-cell>
          <table:table-cell table:style-name="ce183" office:value-type="string">
            <text:p>Duração</text:p>
          </table:table-cell>
          <table:table-cell table:style-name="ce215" office:value-type="string">
            <text:p>Długość</text:p>
          </table:table-cell>
          <table:table-cell table:style-name="ce107" office:value-type="string">
            <text:p>Durata</text:p>
          </table:table-cell>
          <table:table-cell table:style-name="ce111" office:value-type="string">
            <text:p>Durata </text:p>
          </table:table-cell>
          <table:table-cell table:style-name="ce223" office:value-type="string">
            <text:p>Kesto</text:p>
          </table:table-cell>
          <table:table-cell table:style-name="ce230" office:value-type="string">
            <text:p>Varighet</text:p>
          </table:table-cell>
          <table:table-cell table:style-name="ce135" office:value-type="string">
            <text:p>时间</text:p>
          </table:table-cell>
          <table:table-cell table:style-name="ce239" office:value-type="string">
            <text:p>Süre</text:p>
          </table:table-cell>
          <table:table-cell table:style-name="ce244" office:value-type="string">
            <text:p>Διάρκεια</text:p>
          </table:table-cell>
          <table:table-cell table:style-name="ce222" office:value-type="string">
            <text:p>Trukmė</text:p>
          </table:table-cell>
          <table:table-cell table:style-name="ce66" office:value-type="string">
            <text:p>Längd på Klipp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SelStartSelection_Text</text:p>
          </table:table-cell>
          <table:table-cell table:style-name="ce342"/>
          <table:table-cell table:style-name="ce163" office:value-type="string">
            <text:p>Start</text:p>
          </table:table-cell>
          <table:table-cell table:style-name="ce166" office:value-type="string">
            <text:p>Début</text:p>
          </table:table-cell>
          <table:table-cell table:style-name="ce66" office:value-type="string">
            <text:p>Start</text:p>
          </table:table-cell>
          <table:table-cell table:style-name="ce66" office:value-type="string">
            <text:p>Start</text:p>
          </table:table-cell>
          <table:table-cell table:style-name="ce176" office:value-type="string">
            <text:p>Principio</text:p>
          </table:table-cell>
          <table:table-cell table:style-name="ce183" office:value-type="string">
            <text:p>Início</text:p>
          </table:table-cell>
          <table:table-cell table:style-name="ce215" office:value-type="string">
            <text:p>Start</text:p>
          </table:table-cell>
          <table:table-cell table:style-name="ce107" office:value-type="string">
            <text:p>Inizio</text:p>
          </table:table-cell>
          <table:table-cell table:style-name="ce111" office:value-type="string">
            <text:p>Start</text:p>
          </table:table-cell>
          <table:table-cell table:style-name="ce223" office:value-type="string">
            <text:p>Aloitus</text:p>
          </table:table-cell>
          <table:table-cell table:style-name="ce230" office:value-type="string">
            <text:p>Start</text:p>
          </table:table-cell>
          <table:table-cell table:style-name="ce135" office:value-type="string">
            <text:p>开始</text:p>
          </table:table-cell>
          <table:table-cell table:style-name="ce239" office:value-type="string">
            <text:p>Başlat</text:p>
          </table:table-cell>
          <table:table-cell table:style-name="ce244" office:value-type="string">
            <text:p>Αρχή</text:p>
          </table:table-cell>
          <table:table-cell table:style-name="ce222" office:value-type="string">
            <text:p>Startas</text:p>
          </table:table-cell>
          <table:table-cell table:style-name="ce66" office:value-type="string">
            <text:p>Start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SpeedTuner_Text</text:p>
          </table:table-cell>
          <table:table-cell table:style-name="ce342"/>
          <table:table-cell table:style-name="ce163" office:value-type="string">
            <text:p>Speed :</text:p>
          </table:table-cell>
          <table:table-cell table:style-name="ce166" office:value-type="string">
            <text:p>Vitesse :</text:p>
          </table:table-cell>
          <table:table-cell table:style-name="ce66" office:value-type="string">
            <text:p>Snelheid :</text:p>
          </table:table-cell>
          <table:table-cell table:style-name="ce66" office:value-type="string">
            <text:p>Geschwindigkeit :</text:p>
          </table:table-cell>
          <table:table-cell table:style-name="ce176" office:value-type="string">
            <text:p>Velocidad :</text:p>
          </table:table-cell>
          <table:table-cell table:style-name="ce183" office:value-type="string">
            <text:p>Velocidade:</text:p>
          </table:table-cell>
          <table:table-cell table:style-name="ce215" office:value-type="string">
            <text:p>Prędkość :</text:p>
          </table:table-cell>
          <table:table-cell table:style-name="ce107" office:value-type="string">
            <text:p>Velocita' :</text:p>
          </table:table-cell>
          <table:table-cell table:style-name="ce111" office:value-type="string">
            <text:p>Viteză :</text:p>
          </table:table-cell>
          <table:table-cell table:style-name="ce223" office:value-type="string">
            <text:p>Nopeus:</text:p>
          </table:table-cell>
          <table:table-cell table:style-name="ce230" office:value-type="string">
            <text:p>Hastighet:</text:p>
          </table:table-cell>
          <table:table-cell table:style-name="ce135" office:value-type="string">
            <text:p>速度</text:p>
          </table:table-cell>
          <table:table-cell table:style-name="ce239" office:value-type="string">
            <text:p>Hız :</text:p>
          </table:table-cell>
          <table:table-cell table:style-name="ce244" office:value-type="string">
            <text:p>Ταχύτητα :</text:p>
          </table:table-cell>
          <table:table-cell table:style-name="ce222" office:value-type="string">
            <text:p>Greitis :</text:p>
          </table:table-cell>
          <table:table-cell table:style-name="ce66" office:value-type="string">
            <text:p>Hastighet :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TimeCode_Text</text:p>
          </table:table-cell>
          <table:table-cell table:style-name="ce342"/>
          <table:table-cell table:style-name="ce163" office:value-type="string">
            <text:p>Position</text:p>
          </table:table-cell>
          <table:table-cell table:style-name="ce166" office:value-type="string">
            <text:p>Position</text:p>
          </table:table-cell>
          <table:table-cell table:style-name="ce66" office:value-type="string">
            <text:p>Positie</text:p>
          </table:table-cell>
          <table:table-cell table:style-name="ce66" office:value-type="string">
            <text:p>Position</text:p>
          </table:table-cell>
          <table:table-cell table:style-name="ce176" office:value-type="string">
            <text:p>Posiciòn</text:p>
          </table:table-cell>
          <table:table-cell table:style-name="ce183" office:value-type="string">
            <text:p>Posição</text:p>
          </table:table-cell>
          <table:table-cell table:style-name="ce215" office:value-type="string">
            <text:p>Pozycja</text:p>
          </table:table-cell>
          <table:table-cell table:style-name="ce107" office:value-type="string">
            <text:p>Posizione</text:p>
          </table:table-cell>
          <table:table-cell table:style-name="ce111" office:value-type="string">
            <text:p>Poziţie</text:p>
          </table:table-cell>
          <table:table-cell table:style-name="ce223" office:value-type="string">
            <text:p>Järjestys</text:p>
          </table:table-cell>
          <table:table-cell table:style-name="ce230" office:value-type="string">
            <text:p>Posisjon</text:p>
          </table:table-cell>
          <table:table-cell table:style-name="ce135" office:value-type="string">
            <text:p>位置</text:p>
          </table:table-cell>
          <table:table-cell table:style-name="ce239" office:value-type="string">
            <text:p>Konum</text:p>
          </table:table-cell>
          <table:table-cell table:style-name="ce244" office:value-type="string">
            <text:p>Θέση</text:p>
          </table:table-cell>
          <table:table-cell table:style-name="ce222" office:value-type="string">
            <text:p>Pozicija</text:p>
          </table:table-cell>
          <table:table-cell table:style-name="ce66" office:value-type="string">
            <text:p>Positio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blWorkingZone_Text</text:p>
          </table:table-cell>
          <table:table-cell table:style-name="ce342"/>
          <table:table-cell table:style-name="ce163" office:value-type="string">
            <text:p>Working Zone:</text:p>
          </table:table-cell>
          <table:table-cell table:style-name="ce166" office:value-type="string">
            <text:p>Zone de Travail:</text:p>
          </table:table-cell>
          <table:table-cell table:style-name="ce66" office:value-type="string">
            <text:p>Werkgebied :</text:p>
          </table:table-cell>
          <table:table-cell table:style-name="ce66" office:value-type="string">
            <text:p>Arbeitsbereich:</text:p>
          </table:table-cell>
          <table:table-cell table:style-name="ce176" office:value-type="string">
            <text:p>Espacio de Trabajo:</text:p>
          </table:table-cell>
          <table:table-cell table:style-name="ce183" office:value-type="string">
            <text:p>Zona de Trabalho:</text:p>
          </table:table-cell>
          <table:table-cell table:style-name="ce215" office:value-type="string">
            <text:p>Obszar roboczy:</text:p>
          </table:table-cell>
          <table:table-cell table:style-name="ce107" office:value-type="string">
            <text:p>Zona Lavoro:</text:p>
          </table:table-cell>
          <table:table-cell table:style-name="ce111" office:value-type="string">
            <text:p>Zonă de lucru:</text:p>
          </table:table-cell>
          <table:table-cell table:style-name="ce223" office:value-type="string">
            <text:p>Työstettävä jakso:</text:p>
          </table:table-cell>
          <table:table-cell table:style-name="ce230" office:value-type="string">
            <text:p>Arbeidsfelt:</text:p>
          </table:table-cell>
          <table:table-cell table:style-name="ce135" office:value-type="string">
            <text:p>工作区</text:p>
          </table:table-cell>
          <table:table-cell table:style-name="ce239" office:value-type="string">
            <text:p>Çalışma Alanı:</text:p>
          </table:table-cell>
          <table:table-cell table:style-name="ce244" office:value-type="string">
            <text:p>Ζώνη Εργασίας:</text:p>
          </table:table-cell>
          <table:table-cell table:style-name="ce222" office:value-type="string">
            <text:p>Darbinė zona:</text:p>
          </table:table-cell>
          <table:table-cell table:style-name="ce66" office:value-type="string">
            <text:p>Arbetsområde: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LengthUnit_Centimeters</text:p>
          </table:table-cell>
          <table:table-cell table:style-name="ce334"/>
          <table:table-cell table:style-name="ce164" office:value-type="string">
            <text:p>Centimeters</text:p>
          </table:table-cell>
          <table:table-cell table:style-name="ce167" office:value-type="string">
            <text:p>Centimètres</text:p>
          </table:table-cell>
          <table:table-cell table:style-name="ce66" office:value-type="string">
            <text:p>Centimeters</text:p>
          </table:table-cell>
          <table:table-cell table:style-name="ce66" office:value-type="string">
            <text:p>Zentimeter</text:p>
          </table:table-cell>
          <table:table-cell table:style-name="ce176" office:value-type="string">
            <text:p>Centímetros</text:p>
          </table:table-cell>
          <table:table-cell table:style-name="ce183" office:value-type="string">
            <text:p>Centimetro</text:p>
          </table:table-cell>
          <table:table-cell table:style-name="ce217"/>
          <table:table-cell table:style-name="ce107" office:value-type="string">
            <text:p>Centimetri</text:p>
          </table:table-cell>
          <table:table-cell table:style-name="ce111" office:value-type="string">
            <text:p>Centimetri</text:p>
          </table:table-cell>
          <table:table-cell table:style-name="ce223" office:value-type="string">
            <text:p>Senttimetriä</text:p>
          </table:table-cell>
          <table:table-cell table:style-name="ce229" office:value-type="string">
            <text:p>Centimetere</text:p>
          </table:table-cell>
          <table:table-cell table:style-name="ce135" office:value-type="string">
            <text:p>厘米</text:p>
          </table:table-cell>
          <table:table-cell table:style-name="ce183" office:value-type="string">
            <text:p>Santimetre</text:p>
          </table:table-cell>
          <table:table-cell table:style-name="ce244" office:value-type="string">
            <text:p>Εκατοστά</text:p>
          </table:table-cell>
          <table:table-cell table:style-name="ce222" office:value-type="string">
            <text:p>Centimetrai</text:p>
          </table:table-cell>
          <table:table-cell table:style-name="ce66" office:value-type="string">
            <text:p>Centimete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LengthUnit_Meters</text:p>
          </table:table-cell>
          <table:table-cell table:style-name="ce334"/>
          <table:table-cell table:style-name="ce164" office:value-type="string">
            <text:p>Meters</text:p>
          </table:table-cell>
          <table:table-cell table:style-name="ce167" office:value-type="string">
            <text:p>Mètres</text:p>
          </table:table-cell>
          <table:table-cell table:style-name="ce66" office:value-type="string">
            <text:p>Meters</text:p>
          </table:table-cell>
          <table:table-cell table:style-name="ce66" office:value-type="string">
            <text:p>Meter</text:p>
          </table:table-cell>
          <table:table-cell table:style-name="ce176" office:value-type="string">
            <text:p>Metros</text:p>
          </table:table-cell>
          <table:table-cell table:style-name="ce183" office:value-type="string">
            <text:p>Metros</text:p>
          </table:table-cell>
          <table:table-cell table:style-name="ce217"/>
          <table:table-cell table:style-name="ce107" office:value-type="string">
            <text:p>Metri</text:p>
          </table:table-cell>
          <table:table-cell table:style-name="ce111" office:value-type="string">
            <text:p>Metri</text:p>
          </table:table-cell>
          <table:table-cell table:style-name="ce223" office:value-type="string">
            <text:p>Metriä</text:p>
          </table:table-cell>
          <table:table-cell table:style-name="ce229" office:value-type="string">
            <text:p>Metre</text:p>
          </table:table-cell>
          <table:table-cell table:style-name="ce135" office:value-type="string">
            <text:p>米</text:p>
          </table:table-cell>
          <table:table-cell table:style-name="ce183" office:value-type="string">
            <text:p>Metre</text:p>
          </table:table-cell>
          <table:table-cell table:style-name="ce244" office:value-type="string">
            <text:p>Μέτρα</text:p>
          </table:table-cell>
          <table:table-cell table:style-name="ce222" office:value-type="string">
            <text:p>Metrai</text:p>
          </table:table-cell>
          <table:table-cell table:style-name="ce66" office:value-type="string">
            <text:p>Mete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LengthUnit_Inches</text:p>
          </table:table-cell>
          <table:table-cell table:style-name="ce334"/>
          <table:table-cell table:style-name="ce164" office:value-type="string">
            <text:p>Inches</text:p>
          </table:table-cell>
          <table:table-cell table:style-name="ce167" office:value-type="string">
            <text:p>Pouces</text:p>
          </table:table-cell>
          <table:table-cell table:style-name="ce66" office:value-type="string">
            <text:p>Inches</text:p>
          </table:table-cell>
          <table:table-cell table:style-name="ce66" office:value-type="string">
            <text:p>Inches</text:p>
          </table:table-cell>
          <table:table-cell table:style-name="ce176" office:value-type="string">
            <text:p>Pulgadas</text:p>
          </table:table-cell>
          <table:table-cell table:style-name="ce183" office:value-type="string">
            <text:p>Polegadas</text:p>
          </table:table-cell>
          <table:table-cell table:style-name="ce217"/>
          <table:table-cell table:style-name="ce107" office:value-type="string">
            <text:p>Pollici</text:p>
          </table:table-cell>
          <table:table-cell table:style-name="ce111" office:value-type="string">
            <text:p>Inch</text:p>
          </table:table-cell>
          <table:table-cell table:style-name="ce223" office:value-type="string">
            <text:p>Tuumaa</text:p>
          </table:table-cell>
          <table:table-cell table:style-name="ce229" office:value-type="string">
            <text:p>Tommer</text:p>
          </table:table-cell>
          <table:table-cell table:style-name="ce135" office:value-type="string">
            <text:p>英寸</text:p>
          </table:table-cell>
          <table:table-cell table:style-name="ce183" office:value-type="string">
            <text:p>İnç</text:p>
          </table:table-cell>
          <table:table-cell table:style-name="ce244" office:value-type="string">
            <text:p>Ίντσες</text:p>
          </table:table-cell>
          <table:table-cell table:style-name="ce222" office:value-type="string">
            <text:p>Coliai</text:p>
          </table:table-cell>
          <table:table-cell table:style-name="ce66" office:value-type="string">
            <text:p>Tum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LengthUnit_Feet</text:p>
          </table:table-cell>
          <table:table-cell table:style-name="ce334"/>
          <table:table-cell table:style-name="ce164" office:value-type="string">
            <text:p>Feet</text:p>
          </table:table-cell>
          <table:table-cell table:style-name="ce167" office:value-type="string">
            <text:p>Pieds</text:p>
          </table:table-cell>
          <table:table-cell table:style-name="ce66" office:value-type="string">
            <text:p>Voet</text:p>
          </table:table-cell>
          <table:table-cell table:style-name="ce66" office:value-type="string">
            <text:p>Fuß</text:p>
          </table:table-cell>
          <table:table-cell table:style-name="ce176" office:value-type="string">
            <text:p>Pies</text:p>
          </table:table-cell>
          <table:table-cell table:style-name="ce183" office:value-type="string">
            <text:p>Pés</text:p>
          </table:table-cell>
          <table:table-cell table:style-name="ce217"/>
          <table:table-cell table:style-name="ce107" office:value-type="string">
            <text:p>Piedi</text:p>
          </table:table-cell>
          <table:table-cell table:style-name="ce111" office:value-type="string">
            <text:p>Picioare</text:p>
          </table:table-cell>
          <table:table-cell table:style-name="ce223" office:value-type="string">
            <text:p>Jalkaa</text:p>
          </table:table-cell>
          <table:table-cell table:style-name="ce229" office:value-type="string">
            <text:p>Fot</text:p>
          </table:table-cell>
          <table:table-cell table:style-name="ce135" office:value-type="string">
            <text:p>尺</text:p>
          </table:table-cell>
          <table:table-cell table:style-name="ce183" office:value-type="string">
            <text:p>Ayak</text:p>
          </table:table-cell>
          <table:table-cell table:style-name="ce244" office:value-type="string">
            <text:p>Πόδια</text:p>
          </table:table-cell>
          <table:table-cell table:style-name="ce222" office:value-type="string">
            <text:p>Pedos</text:p>
          </table:table-cell>
          <table:table-cell table:style-name="ce66" office:value-type="string">
            <text:p>Fot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LengthUnit_Yards</text:p>
          </table:table-cell>
          <table:table-cell table:style-name="ce334"/>
          <table:table-cell table:style-name="ce164" office:value-type="string">
            <text:p>Yards</text:p>
          </table:table-cell>
          <table:table-cell table:style-name="ce167" office:value-type="string">
            <text:p>Yards</text:p>
          </table:table-cell>
          <table:table-cell table:style-name="ce66" office:value-type="string">
            <text:p>Yards</text:p>
          </table:table-cell>
          <table:table-cell table:style-name="ce66" office:value-type="string">
            <text:p>Yard</text:p>
          </table:table-cell>
          <table:table-cell table:style-name="ce176" office:value-type="string">
            <text:p>Yardas</text:p>
          </table:table-cell>
          <table:table-cell table:style-name="ce183" office:value-type="string">
            <text:p>Jardas</text:p>
          </table:table-cell>
          <table:table-cell table:style-name="ce217"/>
          <table:table-cell table:style-name="ce107" office:value-type="string">
            <text:p>Yarde</text:p>
          </table:table-cell>
          <table:table-cell table:style-name="ce111" office:value-type="string">
            <text:p>Yarzi</text:p>
          </table:table-cell>
          <table:table-cell table:style-name="ce223" office:value-type="string">
            <text:p>Jaardia</text:p>
          </table:table-cell>
          <table:table-cell table:style-name="ce229" office:value-type="string">
            <text:p>Yards</text:p>
          </table:table-cell>
          <table:table-cell table:style-name="ce135" office:value-type="string">
            <text:p>码</text:p>
          </table:table-cell>
          <table:table-cell table:style-name="ce183" office:value-type="string">
            <text:p>Yarda</text:p>
          </table:table-cell>
          <table:table-cell table:style-name="ce244" office:value-type="string">
            <text:p>Γιάρδες</text:p>
          </table:table-cell>
          <table:table-cell table:style-name="ce222" office:value-type="string">
            <text:p>Jardai</text:p>
          </table:table-cell>
          <table:table-cell table:style-name="ce66" office:value-type="string">
            <text:p>Yards</text:p>
          </table:table-cell>
          <table:table-cell table:style-name="ce422" table:number-columns-repeated="1005"/>
          <table:table-cell/>
        </table:table-row>
        <table:table-row table:style-name="ro16">
          <table:table-cell table:style-name="ce35" office:value-type="string">
            <text:p>LoadMovie_CodecNotFound</text:p>
          </table:table-cell>
          <table:table-cell table:style-name="ce342"/>
          <table:table-cell table:style-name="ce164" office:value-type="string">
            <text:p>Failure: Unable to open the file : unsupported video stream.</text:p>
          </table:table-cell>
          <table:table-cell table:style-name="ce166" office:value-type="string">
            <text:p>Chargement du fichier impossible : ce type de flux vidéo n'est pas supporté.</text:p>
          </table:table-cell>
          <table:table-cell table:style-name="ce66" office:value-type="string">
            <text:p>Fout bij het openen van het bestand : niet ondersteund video type.</text:p>
          </table:table-cell>
          <table:table-cell table:style-name="ce173" office:value-type="string">
            <text:p>Fehler beim Öffnen der Datei – Videostream wird nicht unterstützt.</text:p>
          </table:table-cell>
          <table:table-cell table:style-name="ce176" office:value-type="string">
            <text:p>Carga de archivo imposible: este tipo de flujo de vídeo no es compatible.</text:p>
          </table:table-cell>
          <table:table-cell table:style-name="ce183" office:value-type="string">
            <text:p>Falha: Erro ao tentar abrir o arquivo: formato de vídeo não suportado.</text:p>
          </table:table-cell>
          <table:table-cell table:style-name="ce215" office:value-type="string">
            <text:p>Błąd przy próbie otwarcia pliku : nieobsługiwany strumień wideo.</text:p>
          </table:table-cell>
          <table:table-cell table:style-name="ce107" office:value-type="string">
            <text:p>Errore : Impossibile aprire file : tipo di flusso video non supportato.</text:p>
          </table:table-cell>
          <table:table-cell table:style-name="ce111" office:value-type="string">
            <text:p>Eroare la deschiderea fişierului : fluxul video nu este suportat.</text:p>
          </table:table-cell>
          <table:table-cell table:style-name="ce223" office:value-type="string">
            <text:p>Tiedoston avaus epäonnistui: ei-tuettu videon stream-muoto.</text:p>
          </table:table-cell>
          <table:table-cell table:style-name="ce230" office:value-type="string">
            <text:p>Advarsel: Kan ikke åpne fil : støtter ikke videostream</text:p>
          </table:table-cell>
          <table:table-cell table:style-name="ce135" office:value-type="string">
            <text:p>失败: 无法打开文件 : 不支持的视频格式.</text:p>
          </table:table-cell>
          <table:table-cell table:style-name="ce239" office:value-type="string">
            <text:p>Hata: Dosya açılamıyor : desteklenmeyen video akışı.</text:p>
          </table:table-cell>
          <table:table-cell table:style-name="ce244" office:value-type="string">
            <text:p>Αποτυχία: Αδύνατο το άνοιγμα του αρχείου : Μη υποστηριζόμενη ροή video.</text:p>
          </table:table-cell>
          <table:table-cell table:style-name="ce222" office:value-type="string">
            <text:p>Klaida: Negaliu atveti dokumento : video formatas nepalaikomas.</text:p>
          </table:table-cell>
          <table:table-cell table:style-name="ce66" office:value-type="string">
            <text:p>Fel: Kan ej öppna filen : videoformat stöds ej.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LoadMovie_CodecNotOpened</text:p>
          </table:table-cell>
          <table:table-cell table:style-name="ce342"/>
          <table:table-cell table:style-name="ce164" office:value-type="string">
            <text:p>Failure: Unable to open the file : problem while initializing decoder.</text:p>
          </table:table-cell>
          <table:table-cell table:style-name="ce166" office:value-type="string">
            <text:p>Chargement du fichier impossible : problème lors l'initialisation du décodeur.</text:p>
          </table:table-cell>
          <table:table-cell table:style-name="ce66" office:value-type="string">
            <text:p>Fout bij het openen van het bestand : probleem met initialiseren van decoder.</text:p>
          </table:table-cell>
          <table:table-cell table:style-name="ce66" office:value-type="string">
            <text:p>Fehler beim Öffnen der Datei – Initialisierungsfehler des Decoders</text:p>
          </table:table-cell>
          <table:table-cell table:style-name="ce176" office:value-type="string">
            <text:p>Imposible cargar el archivo problema durante la inicialización del decodificador.</text:p>
          </table:table-cell>
          <table:table-cell table:style-name="ce183" office:value-type="string">
            <text:p>Falha: Erro ao tentar abrir o arquivo: problema durante a inicialização do decodificador.</text:p>
          </table:table-cell>
          <table:table-cell table:style-name="ce215" office:value-type="string">
            <text:p>Błąd przy próbie otwarcia pliku : problem podczas inicjalizacji dekodera.</text:p>
          </table:table-cell>
          <table:table-cell table:style-name="ce107" office:value-type="string">
            <text:p>Errore : Impossibile aprire file : problemi nell'inizializzazione decodificatore.</text:p>
          </table:table-cell>
          <table:table-cell table:style-name="ce111" office:value-type="string">
            <text:p>Eroare la deschiderea fişierului : sunt probleme la iniţializarea decodorului.</text:p>
          </table:table-cell>
          <table:table-cell table:style-name="ce223" office:value-type="string">
            <text:p>Tiedoston avaus epäonnistui: ongelma dekooderin käynnistyksessä.</text:p>
          </table:table-cell>
          <table:table-cell table:style-name="ce230" office:value-type="string">
            <text:p>Advarsel: Kan ikke åpne fil : problemer med å initialisere dekoder</text:p>
          </table:table-cell>
          <table:table-cell table:style-name="ce135" office:value-type="string">
            <text:p>失败: 无法打开文件 : 初始化解码器时出现问题.</text:p>
          </table:table-cell>
          <table:table-cell table:style-name="ce239" office:value-type="string">
            <text:p>Hata: Dosya açılamıyor : çözücüyü başlatırken problem oluştu.</text:p>
          </table:table-cell>
          <table:table-cell table:style-name="ce244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222" office:value-type="string">
            <text:p>Klaida: Negaliu atverti dokumento : problema su dekoderiu.</text:p>
          </table:table-cell>
          <table:table-cell table:style-name="ce66" office:value-type="string">
            <text:p>Fel: Kan ej öppna filen : Problem med initierings dekodern.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LoadMovie_CodecNotSupported</text:p>
          </table:table-cell>
          <table:table-cell table:style-name="ce342"/>
          <table:table-cell table:style-name="ce164" office:value-type="string">
            <text:p>Failure: Unable to open the file : file type is not supported.</text:p>
          </table:table-cell>
          <table:table-cell table:style-name="ce166" office:value-type="string">
            <text:p>Chargement du fichier impossible : ce type du fichier n'est pas supporté.</text:p>
          </table:table-cell>
          <table:table-cell table:style-name="ce66" office:value-type="string">
            <text:p>Fout bij het openen van het bestand : bestandstype wordt niet ondersteund.</text:p>
          </table:table-cell>
          <table:table-cell table:style-name="ce173" office:value-type="string">
            <text:p>Fehler beim Öffnen der Datei – Format wird nicht unterstützt.</text:p>
          </table:table-cell>
          <table:table-cell table:style-name="ce176" office:value-type="string">
            <text:p>Carga de archivo imposible: este tipo de archivo no es compatible.</text:p>
          </table:table-cell>
          <table:table-cell table:style-name="ce183" office:value-type="string">
            <text:p>Falha: Erro ao tentar abrir o arquivo: tipo de arquivo não suportado.</text:p>
          </table:table-cell>
          <table:table-cell table:style-name="ce215" office:value-type="string">
            <text:p>Błąd przy próbie otwarcia pliku : typ pliku nie jest obsługiwany.</text:p>
          </table:table-cell>
          <table:table-cell table:style-name="ce107" office:value-type="string">
            <text:p>Errore : Impossibile aprire file : tipo file non supportato.</text:p>
          </table:table-cell>
          <table:table-cell table:style-name="ce111" office:value-type="string">
            <text:p>Eroare la deschiderea fişierului : tipul fişierului nu este suportat.</text:p>
          </table:table-cell>
          <table:table-cell table:style-name="ce223" office:value-type="string">
            <text:p>Tiedoston avaus epäonnistui: ei-tuettu tiedostomuoto.</text:p>
          </table:table-cell>
          <table:table-cell table:style-name="ce230" office:value-type="string">
            <text:p>Advarsel: Kan ikke åpne fil : denne filtypen støttes ikke</text:p>
          </table:table-cell>
          <table:table-cell table:style-name="ce135" office:value-type="string">
            <text:p>失败: 无法打开文件 : 文件类型不支持.</text:p>
          </table:table-cell>
          <table:table-cell table:style-name="ce239" office:value-type="string">
            <text:p>Hata: Dosya açılamıyor : dosya tipi desteklenmiyor.</text:p>
          </table:table-cell>
          <table:table-cell table:style-name="ce244" office:value-type="string">
            <text:p>Αποτυχία: Αδύνατο το άνοιγμα του αρχείου : Μη υποστηριζόμενος τύπος αρχείου.</text:p>
          </table:table-cell>
          <table:table-cell table:style-name="ce222" office:value-type="string">
            <text:p>Klaida: Negaliu atverti dokumento : dokumento formatas nepalaikomas</text:p>
          </table:table-cell>
          <table:table-cell table:style-name="ce66" office:value-type="string">
            <text:p>Fel: Kan ej öppna filen : filtypen stöds ej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_Error</text:p>
          </table:table-cell>
          <table:table-cell table:style-name="ce342"/>
          <table:table-cell table:style-name="ce163" office:value-type="string">
            <text:p>Kinovea - Loading Error.</text:p>
          </table:table-cell>
          <table:table-cell table:style-name="ce166" office:value-type="string">
            <text:p>Kinovea - Erreur de Chargement.</text:p>
          </table:table-cell>
          <table:table-cell table:style-name="ce66" office:value-type="string">
            <text:p>Kinovea - Foutmelding</text:p>
          </table:table-cell>
          <table:table-cell table:style-name="ce66" office:value-type="string">
            <text:p>Kinovea – Ladefehler.</text:p>
          </table:table-cell>
          <table:table-cell table:style-name="ce176" office:value-type="string">
            <text:p>Kinovea - Error al cargar.</text:p>
          </table:table-cell>
          <table:table-cell table:style-name="ce183" office:value-type="string">
            <text:p>Kinovea - Erro ao carregar.</text:p>
          </table:table-cell>
          <table:table-cell table:style-name="ce215" office:value-type="string">
            <text:p>Kinovea - błąd podczas ładowania.</text:p>
          </table:table-cell>
          <table:table-cell table:style-name="ce107" office:value-type="string">
            <text:p>Kinovea – Errore nel caricamento.</text:p>
          </table:table-cell>
          <table:table-cell table:style-name="ce111" office:value-type="string">
            <text:p>Kinovea – Eroare la încărcare.</text:p>
          </table:table-cell>
          <table:table-cell table:style-name="ce223" office:value-type="string">
            <text:p>Kinovea – Latausvirhe.</text:p>
          </table:table-cell>
          <table:table-cell table:style-name="ce230" office:value-type="string">
            <text:p>Kinovea – Lastefeil</text:p>
          </table:table-cell>
          <table:table-cell table:style-name="ce135" office:value-type="string">
            <text:p>载入出错.</text:p>
          </table:table-cell>
          <table:table-cell table:style-name="ce239" office:value-type="string">
            <text:p>Kinovea - Yükleme Hatası.</text:p>
          </table:table-cell>
          <table:table-cell table:style-name="ce244" office:value-type="string">
            <text:p>Kinovea - Σφάλμα Φόρτωσης.</text:p>
          </table:table-cell>
          <table:table-cell table:style-name="ce222" office:value-type="string">
            <text:p>Kinovea - paleisties klaida.</text:p>
          </table:table-cell>
          <table:table-cell table:style-name="ce66" office:value-type="string">
            <text:p>Kinovea – Laddningsfel.</text:p>
          </table:table-cell>
          <table:table-cell table:number-columns-repeated="1006"/>
        </table:table-row>
        <table:table-row table:style-name="ro16">
          <table:table-cell table:style-name="ce36" office:value-type="string">
            <text:p>LoadMovie_FileNotOpened</text:p>
          </table:table-cell>
          <table:table-cell table:style-name="ce334"/>
          <table:table-cell table:style-name="ce164" office:value-type="string">
            <text:p>Failure: Unable to open the file : file not found or empty.</text:p>
          </table:table-cell>
          <table:table-cell table:style-name="ce167" office:value-type="string">
            <text:p>Chargement du fichier impossible : fichier introuvable ou vide.</text:p>
          </table:table-cell>
          <table:table-cell table:style-name="ce255" office:value-type="string">
            <text:p>Fout bij openen van bestand ; bestand niet gevonden.</text:p>
          </table:table-cell>
          <table:table-cell table:style-name="ce66" office:value-type="string">
            <text:p>Fehler beim Öffnen der Datei – Datei nicht gefunden.</text:p>
          </table:table-cell>
          <table:table-cell table:style-name="ce176" office:value-type="string">
            <text:p>Imposible cargar el archivo: no se encuentra el archivo. </text:p>
          </table:table-cell>
          <table:table-cell table:style-name="ce183" office:value-type="string">
            <text:p>Falha: Erro ao tentar abrir o arquivo: arquivo não encontrado.</text:p>
          </table:table-cell>
          <table:table-cell table:style-name="ce213" office:value-type="string">
            <text:p>Błąd przy próbie otwarcia pliku : nie znaleziono pliku.</text:p>
          </table:table-cell>
          <table:table-cell table:style-name="ce107" office:value-type="string">
            <text:p>Errore : Impossibile aprire file : file vuoto/non trovato.</text:p>
          </table:table-cell>
          <table:table-cell table:style-name="ce111" office:value-type="string">
            <text:p>Eroare la deschidere : fişier lipsă.</text:p>
          </table:table-cell>
          <table:table-cell table:style-name="ce223" office:value-type="string">
            <text:p>Tiedoston avaus epäonnistui: tiedostoa ei löytynyt.</text:p>
          </table:table-cell>
          <table:table-cell table:style-name="ce229" office:value-type="string">
            <text:p>Advarsel: Kan ikke åpne fil : Filen ikke funnet eller ingen data</text:p>
          </table:table-cell>
          <table:table-cell table:style-name="ce135" office:value-type="string">
            <text:p>失败: 无法打开文件 : 文件不存在或为空.</text:p>
          </table:table-cell>
          <table:table-cell table:style-name="ce183" office:value-type="string">
            <text:p>Hata: Dosya açılamıyor : dosya bulunamadı veya boş değil.</text:p>
          </table:table-cell>
          <table:table-cell table:style-name="ce244" office:value-type="string">
            <text:p>Αποτυχία: Αδύνατο το άνοιγμα του αρχείου : Το αρχείο δεν βρέθηκε ή είναι κενό.</text:p>
          </table:table-cell>
          <table:table-cell table:style-name="ce222" office:value-type="string">
            <text:p>Klaida: Negaliu atverti dokumento : dokumentas nerastas arba tuščias.</text:p>
          </table:table-cell>
          <table:table-cell table:style-name="ce66" office:value-type="string">
            <text:p>Fel: Kan ej öppna filen : hittar ej fil eller filen är tom.</text:p>
          </table:table-cell>
          <table:table-cell table:style-name="ce422" table:number-columns-repeated="1005"/>
          <table:table-cell/>
        </table:table-row>
        <table:table-row table:style-name="ro16">
          <table:table-cell table:style-name="ce35" office:value-type="string">
            <text:p>LoadMovie_ImageFormatError</text:p>
          </table:table-cell>
          <table:table-cell table:style-name="ce342"/>
          <table:table-cell table:style-name="ce164" office:value-type="string">
            <text:p>Failure: Unable to open the file : Image format is not supported.</text:p>
          </table:table-cell>
          <table:table-cell table:style-name="ce166" office:value-type="string">
            <text:p>Chargement du fichier impossible : le format des images n'est pas supporté.</text:p>
          </table:table-cell>
          <table:table-cell table:style-name="ce66" office:value-type="string">
            <text:p>Fout bij openen van het bestand : Afbeeldingsvorm wordt niet ondersteund.</text:p>
          </table:table-cell>
          <table:table-cell table:style-name="ce66" office:value-type="string">
            <text:p>Fehler beim Öffnen der Datei – Bilddateiformat nicht zulässig.</text:p>
          </table:table-cell>
          <table:table-cell table:style-name="ce176" office:value-type="string">
            <text:p>Imposible cargar el archivo:el formato de las imàgenes no es compatible.</text:p>
          </table:table-cell>
          <table:table-cell table:style-name="ce183" office:value-type="string">
            <text:p>Falha: Erro ao tentar abrir o arquivo: formato de imagem não suportado.</text:p>
          </table:table-cell>
          <table:table-cell table:style-name="ce215" office:value-type="string">
            <text:p>Błąd przy próbie otwarcia pliku : obraz nie jest obługiwany.</text:p>
          </table:table-cell>
          <table:table-cell table:style-name="ce107" office:value-type="string">
            <text:p>Errore : Impossibile aprire file : formato Immagini non supportato.</text:p>
          </table:table-cell>
          <table:table-cell table:style-name="ce111" office:value-type="string">
            <text:p>Eroare la deschidere : formatul imaginilor nu este suportat.</text:p>
          </table:table-cell>
          <table:table-cell table:style-name="ce223" office:value-type="string">
            <text:p>Tiedoston avaus epäonnistui: ei-tuettu kuvamuoto.</text:p>
          </table:table-cell>
          <table:table-cell table:style-name="ce230" office:value-type="string">
            <text:p>Advarsel: Kan ikke åpne fil : Bildeformat støttes ikke</text:p>
          </table:table-cell>
          <table:table-cell table:style-name="ce135" office:value-type="string">
            <text:p>失败: 无法打开文件 : 图像格式不支持.</text:p>
          </table:table-cell>
          <table:table-cell table:style-name="ce239" office:value-type="string">
            <text:p>Hata: Dosya açılamıyor : İmaj formatı desteklenmiyor.</text:p>
          </table:table-cell>
          <table:table-cell table:style-name="ce244" office:value-type="string">
            <text:p>Αποτυχία: Αδύνατο το άνοιγμα του αρχείου : Μη υποστηριζόμενη μορφή αρχείου.</text:p>
          </table:table-cell>
          <table:table-cell table:style-name="ce222" office:value-type="string">
            <text:p>Klaida: Negaliu atverti dokumento : paveikslėlio formatas nepalaikomas.</text:p>
          </table:table-cell>
          <table:table-cell table:style-name="ce66" office:value-type="string">
            <text:p>Fel: Kan ej öppna filen : Bildformatet stöds ej.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LoadMovie_InconsistantMovieError</text:p>
          </table:table-cell>
          <table:table-cell table:style-name="ce342"/>
          <table:table-cell table:style-name="ce164" office:value-type="string">
            <text:p>Failure: Unable to open the file : inconsistencies found. Please check encoding process.</text:p>
          </table:table-cell>
          <table:table-cell table:style-name="ce166" office:value-type="string">
            <text:p>Chargement du fichier impossible : incohérences dans le fichier. Veuillez vérifier le processus d'encodage.</text:p>
          </table:table-cell>
          <table:table-cell table:style-name="ce66" office:value-type="string">
            <text:p>Fout bij het openen van het bestand : inconsistentie gevonden. Controleer alstublieft het encoding proces.</text:p>
          </table:table-cell>
          <table:table-cell table:style-name="ce66" office:value-type="string">
            <text:p>Fehler beim Öffnen der Datei – Unregelmäßigkeiten gefunden. Bitte Kodierungsprozeß überprüfen!</text:p>
          </table:table-cell>
          <table:table-cell table:style-name="ce176" office:value-type="string">
            <text:p>Imposible cargar el archivo: incongruencias en el archivo. Por favor, compruebe el proceso de codificación.</text:p>
          </table:table-cell>
          <table:table-cell table:style-name="ce183" office:value-type="string">
            <text:p>Falha: Erro ao tentar abrir o arquivo: encontradas inconsistências. Por favor, verifique o processo de codificação.</text:p>
          </table:table-cell>
          <table:table-cell table:style-name="ce215" office:value-type="string">
            <text:p>Błąd przy próbie otwarcia pliku : napotkano na niezgodność. Sprawdź proces kodowania.</text:p>
          </table:table-cell>
          <table:table-cell table:style-name="ce107" office:value-type="string">
            <text:p>Errore : Impossibile aprire file : trovate incongruenze. Verifica processo di Codifica.</text:p>
          </table:table-cell>
          <table:table-cell table:style-name="ce111" office:value-type="string">
            <text:p>Eroare la deschidere : există neconcordanţe. Vă rugăm să verificaţi procesul de encodare.</text:p>
          </table:table-cell>
          <table:table-cell table:style-name="ce223" office:value-type="string">
            <text:p>Tiedoston avaus epäonnistui: epäjohdonmukaisuuksia havaittu. Tarkista koodausprosessi.</text:p>
          </table:table-cell>
          <table:table-cell table:style-name="ce230" office:value-type="string">
            <text:p>Advarsel: Kan ikke åpne fil : </text:p>
          </table:table-cell>
          <table:table-cell table:style-name="ce135" office:value-type="string">
            <text:p>失败: 无法打开文件 : 发现不一致的地方. 请检查编码过程.</text:p>
          </table:table-cell>
          <table:table-cell table:style-name="ce239" office:value-type="string">
            <text:p>Hata: Dosya açılamıyor : uyuşmazlıklar bulundu. Lütfen kodlama işlemini kontrol edin.</text:p>
          </table:table-cell>
          <table:table-cell table:style-name="ce244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222" office:value-type="string">
            <text:p>Klaida: Negaliu atverti dokumento : rasti neatitikimai. Patikrinkite kodavimo procesą.</text:p>
          </table:table-cell>
          <table:table-cell table:style-name="ce66" office:value-type="string">
            <text:p>Fel: Kan ej öppna filen : inkonsekvenser upptäckta. Kontrollera kodningsprocessen.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LoadMovie_StreamInfoNotFound</text:p>
          </table:table-cell>
          <table:table-cell table:style-name="ce342"/>
          <table:table-cell table:style-name="ce164" office:value-type="string">
            <text:p>Failure: Unable to open the file : stream information not found.</text:p>
          </table:table-cell>
          <table:table-cell table:style-name="ce166" office:value-type="string">
            <text:p>Chargement du fichier impossible : informations de flux non trouvées.</text:p>
          </table:table-cell>
          <table:table-cell table:style-name="ce66" office:value-type="string">
            <text:p>Fout bij het openen van het bestand : informatie van voortgang niet gevonden.</text:p>
          </table:table-cell>
          <table:table-cell table:style-name="ce66" office:value-type="string">
            <text:p>Fehler beim Öffnen der Datei – Videostream Information nicht gefunden.</text:p>
          </table:table-cell>
          <table:table-cell table:style-name="ce176" office:value-type="string">
            <text:p>Imposible cargar el archivo: no se encuentran los flujos de información .</text:p>
          </table:table-cell>
          <table:table-cell table:style-name="ce183" office:value-type="string">
            <text:p>Falha: Erro ao tentar abrir o arquivo: informações do vídeo não encontradas.</text:p>
          </table:table-cell>
          <table:table-cell table:style-name="ce215" office:value-type="string">
            <text:p>Błąd podczas próby otwarcia pliku : nie znaleziono informacji o strumieniu.</text:p>
          </table:table-cell>
          <table:table-cell table:style-name="ce107" office:value-type="string">
            <text:p>Errore : Impossibile aprire file : mancano informazioni del flusso video.</text:p>
          </table:table-cell>
          <table:table-cell table:style-name="ce111" office:value-type="string">
            <text:p>Eroare la deschidere : nu sunt găsite informaţiile referitoare la fluxul video.</text:p>
          </table:table-cell>
          <table:table-cell table:style-name="ce223" office:value-type="string">
            <text:p>Tiedoston avaus epäonnistui: stream-tietoja ei löytynyt.</text:p>
          </table:table-cell>
          <table:table-cell table:style-name="ce230" office:value-type="string">
            <text:p>Advarsel: Kan ikke åpne fil : streamin informasjon ikke funnet</text:p>
          </table:table-cell>
          <table:table-cell table:style-name="ce135" office:value-type="string">
            <text:p>失败: 无法打开文件 : 无法找到视频流相关信息.</text:p>
          </table:table-cell>
          <table:table-cell table:style-name="ce239" office:value-type="string">
            <text:p>Hata: Dosya açılamıyor : akış bilgisi bulunamadı.</text:p>
          </table:table-cell>
          <table:table-cell table:style-name="ce244" office:value-type="string">
            <text:p>Αποτυχία: Αδύνατο το άνοιγμα του αρχείου : Πληροφορία ροής δεν βρέθηκε.</text:p>
          </table:table-cell>
          <table:table-cell table:style-name="ce222" office:value-type="string">
            <text:p>Klaida: Negaliu atverti dokumento : informacijos šaltinis nerastas.</text:p>
          </table:table-cell>
          <table:table-cell table:style-name="ce66" office:value-type="string">
            <text:p>Fel: Kan ej öppna filen : stream-informationen saknas.</text:p>
          </table:table-cell>
          <table:table-cell table:number-columns-repeated="1006"/>
        </table:table-row>
        <table:table-row table:style-name="ro34">
          <table:table-cell table:style-name="ce35" office:value-type="string">
            <text:p>LoadMovie_UnkownError</text:p>
          </table:table-cell>
          <table:table-cell table:style-name="ce342"/>
          <table:table-cell table:style-name="ce164" office:value-type="string">
            <text:p>Failure: Unable to open the file : unknown error.</text:p>
          </table:table-cell>
          <table:table-cell table:style-name="ce166" office:value-type="string">
            <text:p>Chargement du fichier impossible : erreur inconnue.</text:p>
          </table:table-cell>
          <table:table-cell table:style-name="ce66" office:value-type="string">
            <text:p>Fout bij openen van bestand : onbekende fout.</text:p>
          </table:table-cell>
          <table:table-cell table:style-name="ce66" office:value-type="string">
            <text:p>Fehler beim Öffnen der Datei – unbekannter Fehler.</text:p>
          </table:table-cell>
          <table:table-cell table:style-name="ce176" office:value-type="string">
            <text:p>Imposible cargar el archivo: error desconocido ..</text:p>
          </table:table-cell>
          <table:table-cell table:style-name="ce183" office:value-type="string">
            <text:p>Falha: Erro ao tentar abrir o arquivo: erro desconhecido.</text:p>
          </table:table-cell>
          <table:table-cell table:style-name="ce215" office:value-type="string">
            <text:p>Błąd podczas próby otwarcia pliku : nieznany błąd.</text:p>
          </table:table-cell>
          <table:table-cell table:style-name="ce107" office:value-type="string">
            <text:p>Errore : Impossibile aprire file : errore sconosciuto.</text:p>
          </table:table-cell>
          <table:table-cell table:style-name="ce111" office:value-type="string">
            <text:p>Eroare necunoscută la deschidere.</text:p>
          </table:table-cell>
          <table:table-cell table:style-name="ce223" office:value-type="string">
            <text:p>Tiedoston avaus epäonnistui: tuntematon virhe.</text:p>
          </table:table-cell>
          <table:table-cell table:style-name="ce230" office:value-type="string">
            <text:p>Advarsel: Kan ikke åpne fil : ukjent feil</text:p>
          </table:table-cell>
          <table:table-cell table:style-name="ce135" office:value-type="string">
            <text:p>失败: 无法打开文件 : 未知错误.</text:p>
          </table:table-cell>
          <table:table-cell table:style-name="ce239" office:value-type="string">
            <text:p>Hata: Dosya açılamıyor : bilinmeyen hata.</text:p>
          </table:table-cell>
          <table:table-cell table:style-name="ce244" office:value-type="string">
            <text:p>Αποτυχία: Αδύνατο το άνοιγμα του αρχείου : Άγνωστο σφάλμα.</text:p>
          </table:table-cell>
          <table:table-cell table:style-name="ce222" office:value-type="string">
            <text:p>Klaida: Negaliu atverti dokumento : nenustatyta klaida.</text:p>
          </table:table-cell>
          <table:table-cell table:style-name="ce66" office:value-type="string">
            <text:p>Fel: kan ej öppna filen : okänt fel.</text:p>
          </table:table-cell>
          <table:table-cell table:number-columns-repeated="1006"/>
        </table:table-row>
        <table:table-row table:style-name="ro34">
          <table:table-cell table:style-name="ce35" office:value-type="string">
            <text:p>LoadMovie_VideoStreamNotFound</text:p>
          </table:table-cell>
          <table:table-cell table:style-name="ce342"/>
          <table:table-cell table:style-name="ce164" office:value-type="string">
            <text:p>Failure: Unable to open the file : video stream not found.</text:p>
          </table:table-cell>
          <table:table-cell table:style-name="ce166" office:value-type="string">
            <text:p>Chargement du fichier impossible : aucun flux vidéo trouvé.</text:p>
          </table:table-cell>
          <table:table-cell table:style-name="ce66" office:value-type="string">
            <text:p>Fout bij openen van het bestand : geen video voortgang gevonden.</text:p>
          </table:table-cell>
          <table:table-cell table:style-name="ce66" office:value-type="string">
            <text:p>Fehler beim Öffnen der Datei – Videostream nicht gefunden.</text:p>
          </table:table-cell>
          <table:table-cell table:style-name="ce176" office:value-type="string">
            <text:p>Carga de archivo imposible: no se encontró ningun flujo vídeo.</text:p>
          </table:table-cell>
          <table:table-cell table:style-name="ce183" office:value-type="string">
            <text:p>Falha: Erro ao tentar abrir o arquivo: vídeo não encontrado.</text:p>
          </table:table-cell>
          <table:table-cell table:style-name="ce215" office:value-type="string">
            <text:p>Błąd przy próbie otwarcia pliku : nie znaleziono strumienia wideo.</text:p>
          </table:table-cell>
          <table:table-cell table:style-name="ce107" office:value-type="string">
            <text:p>Errore : Impossibile aprire file : non trovato alcun flusso video.</text:p>
          </table:table-cell>
          <table:table-cell table:style-name="ce111" office:value-type="string">
            <text:p>Eroare la deschidere : nu este găsit fluxul video.</text:p>
          </table:table-cell>
          <table:table-cell table:style-name="ce223" office:value-type="string">
            <text:p>Tiedoston avaus epäonnistui: video stream ei löytynyt.</text:p>
          </table:table-cell>
          <table:table-cell table:style-name="ce230" office:value-type="string">
            <text:p>Advarsel: Kan ikke åpne fil : videostream ikke funnet</text:p>
          </table:table-cell>
          <table:table-cell table:style-name="ce135" office:value-type="string">
            <text:p>失败: 无法打开文件 : 无法找到视频流.</text:p>
          </table:table-cell>
          <table:table-cell table:style-name="ce239" office:value-type="string">
            <text:p>Hata: Dosya açılamıyor : video akışı bulunamadı.</text:p>
          </table:table-cell>
          <table:table-cell table:style-name="ce244" office:value-type="string">
            <text:p>Αποτυχία: Αδύνατο το άνοιγμα του αρχείου : Ροή video δεν βρέθηκε.</text:p>
          </table:table-cell>
          <table:table-cell table:style-name="ce222" office:value-type="string">
            <text:p>Klaida: Negaliu atverti dokumento : video šaltinis nerastas.</text:p>
          </table:table-cell>
          <table:table-cell table:style-name="ce66" office:value-type="string">
            <text:p>Fel: Kan ej öppna filen : stream-informationen saknas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Progress_Cancellation</text:p>
          </table:table-cell>
          <table:table-cell table:style-name="ce342"/>
          <table:table-cell table:style-name="ce163" office:value-type="string">
            <text:p>Canceling...</text:p>
          </table:table-cell>
          <table:table-cell table:style-name="ce166" office:value-type="string">
            <text:p>Annulation...</text:p>
          </table:table-cell>
          <table:table-cell table:style-name="ce66" office:value-type="string">
            <text:p>Annuleren…</text:p>
          </table:table-cell>
          <table:table-cell table:style-name="ce173" office:value-type="string">
            <text:p>Vorgang wird abgebrochen...</text:p>
          </table:table-cell>
          <table:table-cell table:style-name="ce176" office:value-type="string">
            <text:p>Anulaciòn...</text:p>
          </table:table-cell>
          <table:table-cell table:style-name="ce183" office:value-type="string">
            <text:p>Cancelando...</text:p>
          </table:table-cell>
          <table:table-cell table:style-name="ce215" office:value-type="string">
            <text:p>Anulowanie...</text:p>
          </table:table-cell>
          <table:table-cell table:style-name="ce107" office:value-type="string">
            <text:p>In cancellazione...</text:p>
          </table:table-cell>
          <table:table-cell table:style-name="ce111" office:value-type="string">
            <text:p>Anulez...</text:p>
          </table:table-cell>
          <table:table-cell table:style-name="ce223" office:value-type="string">
            <text:p>Peruutetaan...</text:p>
          </table:table-cell>
          <table:table-cell table:style-name="ce230" office:value-type="string">
            <text:p>Avbryter...</text:p>
          </table:table-cell>
          <table:table-cell table:style-name="ce135" office:value-type="string">
            <text:p>正在取消...</text:p>
          </table:table-cell>
          <table:table-cell table:style-name="ce239" office:value-type="string">
            <text:p>İptal Ediyor...</text:p>
          </table:table-cell>
          <table:table-cell table:style-name="ce244" office:value-type="string">
            <text:p>Ακύρωση…</text:p>
          </table:table-cell>
          <table:table-cell table:style-name="ce222" office:value-type="string">
            <text:p>Panaikinama...</text:p>
          </table:table-cell>
          <table:table-cell table:style-name="ce66" office:value-type="string">
            <text:p>Avbryts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Progress_Infos</text:p>
          </table:table-cell>
          <table:table-cell table:style-name="ce342"/>
          <table:table-cell table:style-name="ce163" office:value-type="string">
            <text:p>Decoded frames :</text:p>
          </table:table-cell>
          <table:table-cell table:style-name="ce166" office:value-type="string">
            <text:p>Images Décodées : </text:p>
          </table:table-cell>
          <table:table-cell table:style-name="ce66" office:value-type="string">
            <text:p>Gedecodeerde frames :</text:p>
          </table:table-cell>
          <table:table-cell table:style-name="ce66" office:value-type="string">
            <text:p>Dekodierte Bilder :</text:p>
          </table:table-cell>
          <table:table-cell table:style-name="ce176" office:value-type="string">
            <text:p>Imàgenes Descodificadas : </text:p>
          </table:table-cell>
          <table:table-cell table:style-name="ce183" office:value-type="string">
            <text:p>Quadros decodificados:</text:p>
          </table:table-cell>
          <table:table-cell table:style-name="ce215" office:value-type="string">
            <text:p>Klatek zdekodowanych :</text:p>
          </table:table-cell>
          <table:table-cell table:style-name="ce107" office:value-type="string">
            <text:p>Fotogrammi decodificati :</text:p>
          </table:table-cell>
          <table:table-cell table:style-name="ce111" office:value-type="string">
            <text:p>Cadre decodate :</text:p>
          </table:table-cell>
          <table:table-cell table:style-name="ce223" office:value-type="string">
            <text:p>Puretut kuvat:</text:p>
          </table:table-cell>
          <table:table-cell table:style-name="ce230" office:value-type="string">
            <text:p>Dekodete bilder:</text:p>
          </table:table-cell>
          <table:table-cell table:style-name="ce135" office:value-type="string">
            <text:p>被解码的帧 :</text:p>
          </table:table-cell>
          <table:table-cell table:style-name="ce239" office:value-type="string">
            <text:p>Çözülmüş kareler :</text:p>
          </table:table-cell>
          <table:table-cell table:style-name="ce244" office:value-type="string">
            <text:p>Αποκωδικοποιημένα πλαίσια :</text:p>
          </table:table-cell>
          <table:table-cell table:style-name="ce222" office:value-type="string">
            <text:p>Dekoduoti kadrai :</text:p>
          </table:table-cell>
          <table:table-cell table:style-name="ce66" office:value-type="string">
            <text:p>Avkodade bilder..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Progress_Title</text:p>
          </table:table-cell>
          <table:table-cell table:style-name="ce342"/>
          <table:table-cell table:style-name="ce163" office:value-type="string">
            <text:p>File Load Progress</text:p>
          </table:table-cell>
          <table:table-cell table:style-name="ce166" office:value-type="string">
            <text:p>Progression du Chargement</text:p>
          </table:table-cell>
          <table:table-cell table:style-name="ce66" office:value-type="string">
            <text:p>Inleesproces :</text:p>
          </table:table-cell>
          <table:table-cell table:style-name="ce66" office:value-type="string">
            <text:p>Laden der Datei wird durchgeführt</text:p>
          </table:table-cell>
          <table:table-cell table:style-name="ce176" office:value-type="string">
            <text:p>Progresiòn de la descarga.</text:p>
          </table:table-cell>
          <table:table-cell table:style-name="ce183" office:value-type="string">
            <text:p>Progresso de Carregamento dos Arquivos</text:p>
          </table:table-cell>
          <table:table-cell table:style-name="ce215" office:value-type="string">
            <text:p>Postęp w ładowaniu pliku</text:p>
          </table:table-cell>
          <table:table-cell table:style-name="ce107" office:value-type="string">
            <text:p>Esecuzione del caricamento File</text:p>
          </table:table-cell>
          <table:table-cell table:style-name="ce111" office:value-type="string">
            <text:p>Progresul incărcării fişierului</text:p>
          </table:table-cell>
          <table:table-cell table:style-name="ce223" office:value-type="string">
            <text:p>Tiedoston avauksen eteneminen</text:p>
          </table:table-cell>
          <table:table-cell table:style-name="ce230" office:value-type="string">
            <text:p>Innlastingsprosess</text:p>
          </table:table-cell>
          <table:table-cell table:style-name="ce135" office:value-type="string">
            <text:p>文件加载进度</text:p>
          </table:table-cell>
          <table:table-cell table:style-name="ce239" office:value-type="string">
            <text:p>Dosya Yükleme İlerlemesi</text:p>
          </table:table-cell>
          <table:table-cell table:style-name="ce244" office:value-type="string">
            <text:p>Πρόοδος φόρτωσης Αρχείου</text:p>
          </table:table-cell>
          <table:table-cell table:style-name="ce222" office:value-type="string">
            <text:p>Dokumento įkėlimo progresas</text:p>
          </table:table-cell>
          <table:table-cell table:style-name="ce66" office:value-type="string">
            <text:p>Laddning av fil pågå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LoadMovieProgress_TotalUnknown</text:p>
          </table:table-cell>
          <table:table-cell table:style-name="ce342"/>
          <table:table-cell table:style-name="ce163" office:value-type="string">
            <text:p>Total unknown</text:p>
          </table:table-cell>
          <table:table-cell table:style-name="ce166" office:value-type="string">
            <text:p>Total Inconnu</text:p>
          </table:table-cell>
          <table:table-cell table:style-name="ce66" office:value-type="string">
            <text:p>Totaal onbekend</text:p>
          </table:table-cell>
          <table:table-cell table:style-name="ce66" office:value-type="string">
            <text:p>Vollkommen unbekannt</text:p>
          </table:table-cell>
          <table:table-cell table:style-name="ce176" office:value-type="string">
            <text:p>Total desconocido</text:p>
          </table:table-cell>
          <table:table-cell table:style-name="ce183" office:value-type="string">
            <text:p>Total desconhecido</text:p>
          </table:table-cell>
          <table:table-cell table:style-name="ce215" office:value-type="string">
            <text:p>Całkowicie nieznany</text:p>
          </table:table-cell>
          <table:table-cell table:style-name="ce107" office:value-type="string">
            <text:p>Totale sconosciuto</text:p>
          </table:table-cell>
          <table:table-cell table:style-name="ce111" office:value-type="string">
            <text:p>Total necunoscut</text:p>
          </table:table-cell>
          <table:table-cell table:style-name="ce223" office:value-type="string">
            <text:p>Kaikki tuntemattomat</text:p>
          </table:table-cell>
          <table:table-cell table:style-name="ce230" office:value-type="string">
            <text:p>Totalt ukjente</text:p>
          </table:table-cell>
          <table:table-cell table:style-name="ce135" office:value-type="string">
            <text:p>所有未知</text:p>
          </table:table-cell>
          <table:table-cell table:style-name="ce239" office:value-type="string">
            <text:p>Toplam bilinmeyen</text:p>
          </table:table-cell>
          <table:table-cell table:style-name="ce244" office:value-type="string">
            <text:p>Συνολικά άγνωστα</text:p>
          </table:table-cell>
          <table:table-cell table:style-name="ce222" office:value-type="string">
            <text:p>Iš viso nežinoma</text:p>
          </table:table-cell>
          <table:table-cell table:style-name="ce66" office:value-type="string">
            <text:p>Okänd total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LockSelectionLock</text:p>
          </table:table-cell>
          <table:table-cell table:style-name="ce342"/>
          <table:table-cell table:style-name="ce163" office:value-type="string">
            <text:p>Lock the Working Zone Boundaries</text:p>
          </table:table-cell>
          <table:table-cell table:style-name="ce166" office:value-type="string">
            <text:p>Vérouiller les Bornes de la Zone de Travail</text:p>
          </table:table-cell>
          <table:table-cell table:style-name="ce66" office:value-type="string">
            <text:p>Werkgebiedgrenzen vergrendelen</text:p>
          </table:table-cell>
          <table:table-cell table:style-name="ce173" office:value-type="string">
            <text:p>Arbeitsbereichsgrenzen sperren</text:p>
          </table:table-cell>
          <table:table-cell table:style-name="ce176" office:value-type="string">
            <text:p>Vérouiller les Bornes de la Zone de Travail</text:p>
          </table:table-cell>
          <table:table-cell table:style-name="ce183" office:value-type="string">
            <text:p>Travar os Limitadores da Zona de Trabalho</text:p>
          </table:table-cell>
          <table:table-cell table:style-name="ce215" office:value-type="string">
            <text:p>Zablokuj granice obszaru roboczego</text:p>
          </table:table-cell>
          <table:table-cell table:style-name="ce107" office:value-type="string">
            <text:p>Blocca confini della Zona Lavoro</text:p>
          </table:table-cell>
          <table:table-cell table:style-name="ce111" office:value-type="string">
            <text:p>Blochează marginile zonei de lucru</text:p>
          </table:table-cell>
          <table:table-cell table:style-name="ce223" office:value-type="string">
            <text:p>Lukitse työstöjakson rajat.</text:p>
          </table:table-cell>
          <table:table-cell table:style-name="ce230" office:value-type="string">
            <text:p>Lås arbeidssonegrensene</text:p>
          </table:table-cell>
          <table:table-cell table:style-name="ce135" office:value-type="string">
            <text:p>锁定工作区界限</text:p>
          </table:table-cell>
          <table:table-cell table:style-name="ce239" office:value-type="string">
            <text:p>Çalışma Alanı Sınırlarını Kilitle</text:p>
          </table:table-cell>
          <table:table-cell table:style-name="ce244" office:value-type="string">
            <text:p>Κλείδωμα Ορίων της Ζώνης Εργασίας</text:p>
          </table:table-cell>
          <table:table-cell table:style-name="ce222" office:value-type="string">
            <text:p>Užrakinti darbo zonos ribas</text:p>
          </table:table-cell>
          <table:table-cell table:style-name="ce66" office:value-type="string">
            <text:p>Lås arbetszonens gränse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LockSelectionUnlock</text:p>
          </table:table-cell>
          <table:table-cell table:style-name="ce342"/>
          <table:table-cell table:style-name="ce163" office:value-type="string">
            <text:p>Unlock the Working Zone Boundaries</text:p>
          </table:table-cell>
          <table:table-cell table:style-name="ce166" office:value-type="string">
            <text:p>Dévérouiller les Bornes de la Zone de Travail</text:p>
          </table:table-cell>
          <table:table-cell table:style-name="ce66" office:value-type="string">
            <text:p>Werkgebiedgrenzen ontgrendelen</text:p>
          </table:table-cell>
          <table:table-cell table:style-name="ce66" office:value-type="string">
            <text:p>Arbeitsbereichsgrenzen verändern</text:p>
          </table:table-cell>
          <table:table-cell table:style-name="ce176" office:value-type="string">
            <text:p>Dévérouiller los terminales de la zona de trabajo</text:p>
          </table:table-cell>
          <table:table-cell table:style-name="ce183" office:value-type="string">
            <text:p>Destravar os Limitadores da Zona de Trabalho</text:p>
          </table:table-cell>
          <table:table-cell table:style-name="ce215" office:value-type="string">
            <text:p>Odblokuj granice obszaru roboczego</text:p>
          </table:table-cell>
          <table:table-cell table:style-name="ce107" office:value-type="string">
            <text:p>Sblocca confini della Zona Lavoro</text:p>
          </table:table-cell>
          <table:table-cell table:style-name="ce111" office:value-type="string">
            <text:p>Deblochează marginile zonei de lucru</text:p>
          </table:table-cell>
          <table:table-cell table:style-name="ce223" office:value-type="string">
            <text:p>Avaa työstöjakson rajat.</text:p>
          </table:table-cell>
          <table:table-cell table:style-name="ce230" office:value-type="string">
            <text:p>Åpne arbeidssonegrensene</text:p>
          </table:table-cell>
          <table:table-cell table:style-name="ce135" office:value-type="string">
            <text:p>解锁工作区界限</text:p>
          </table:table-cell>
          <table:table-cell table:style-name="ce239" office:value-type="string">
            <text:p>Çalışma Alanı Sınırlarının Kilidini Aç</text:p>
          </table:table-cell>
          <table:table-cell table:style-name="ce244" office:value-type="string">
            <text:p>Ξεκλείδωμα Ορίων της Ζώνης Εργασίας</text:p>
          </table:table-cell>
          <table:table-cell table:style-name="ce222" office:value-type="string">
            <text:p>Atrakinti darbo zonos ribas</text:p>
          </table:table-cell>
          <table:table-cell table:style-name="ce66" office:value-type="string">
            <text:p>Lås upp arbetszonens gränser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3DPlane</text:p>
          </table:table-cell>
          <table:table-cell table:style-name="ce344" office:value-type="string">
            <office:annotation draw:style-name="gr8" draw:text-style-name="P1" svg:width="2.899cm" svg:height="1.781cm" svg:x="12.245cm" svg:y="146.667cm" draw:caption-point-x="-0.61cm" draw:caption-point-y="1.323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64" office:value-type="string">
            <text:p>Perspective Grid</text:p>
          </table:table-cell>
          <table:table-cell table:style-name="ce167" office:value-type="string">
            <text:p>Grille de Perspective</text:p>
          </table:table-cell>
          <table:table-cell table:style-name="ce66" office:value-type="string">
            <text:p>Perspectief raster</text:p>
          </table:table-cell>
          <table:table-cell table:style-name="ce66" office:value-type="string">
            <text:p>Perspektivenraster</text:p>
          </table:table-cell>
          <table:table-cell table:style-name="ce176" office:value-type="string">
            <text:p>Cuadrícula de Perspectiva </text:p>
          </table:table-cell>
          <table:table-cell table:style-name="ce183" office:value-type="string">
            <text:p>Grade de Perspectiva</text:p>
          </table:table-cell>
          <table:table-cell table:style-name="ce385" office:value-type="string">
            <text:p>Widok 3D</text:p>
          </table:table-cell>
          <table:table-cell table:style-name="ce107" office:value-type="string">
            <text:p>Griglia in prospettiva</text:p>
          </table:table-cell>
          <table:table-cell table:style-name="ce111" office:value-type="string">
            <text:p>Grilă de perspectivă</text:p>
          </table:table-cell>
          <table:table-cell table:style-name="ce223" office:value-type="string">
            <text:p>Perspektiiviruudukko</text:p>
          </table:table-cell>
          <table:table-cell table:style-name="ce229" office:value-type="string">
            <text:p>Perspektiv Rutenett</text:p>
          </table:table-cell>
          <table:table-cell table:style-name="ce135" office:value-type="string">
            <text:p>透视网格</text:p>
          </table:table-cell>
          <table:table-cell table:style-name="ce183" office:value-type="string">
            <text:p>Perspektif Izgarası</text:p>
          </table:table-cell>
          <table:table-cell table:style-name="ce244" office:value-type="string">
            <text:p>Πλέγμα Προοπτικής</text:p>
          </table:table-cell>
          <table:table-cell table:style-name="ce222" office:value-type="string">
            <text:p>Pagrindinis tinklelis</text:p>
          </table:table-cell>
          <table:table-cell table:style-name="ce66" office:value-type="string">
            <text:p>Rutverk med perspektiv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5" office:value-type="string">
            <text:p>mnuBrightness</text:p>
          </table:table-cell>
          <table:table-cell table:style-name="ce342"/>
          <table:table-cell table:style-name="ce163" office:value-type="string">
            <text:p>Brightness...</text:p>
          </table:table-cell>
          <table:table-cell table:style-name="ce166" office:value-type="string">
            <text:p>Luminosité...</text:p>
          </table:table-cell>
          <table:table-cell table:style-name="ce66" office:value-type="string">
            <text:p>Helderheid…</text:p>
          </table:table-cell>
          <table:table-cell table:style-name="ce66" office:value-type="string">
            <text:p>Helligkeit...</text:p>
          </table:table-cell>
          <table:table-cell table:style-name="ce176" office:value-type="string">
            <text:p>Luminosidad...</text:p>
          </table:table-cell>
          <table:table-cell table:style-name="ce183" office:value-type="string">
            <text:p>Brilho...</text:p>
          </table:table-cell>
          <table:table-cell table:style-name="ce215" office:value-type="string">
            <text:p>Jasność...</text:p>
          </table:table-cell>
          <table:table-cell table:style-name="ce107" office:value-type="string">
            <text:p>Luminosita'...</text:p>
          </table:table-cell>
          <table:table-cell table:style-name="ce111" office:value-type="string">
            <text:p>Luminozitate...</text:p>
          </table:table-cell>
          <table:table-cell table:style-name="ce223" office:value-type="string">
            <text:p>Kirkkaus...</text:p>
          </table:table-cell>
          <table:table-cell table:style-name="ce233"/>
          <table:table-cell table:style-name="ce135" office:value-type="string">
            <text:p>亮度</text:p>
          </table:table-cell>
          <table:table-cell table:style-name="ce239" office:value-type="string">
            <text:p>Parlaklık...</text:p>
          </table:table-cell>
          <table:table-cell table:style-name="ce244" office:value-type="string">
            <text:p>Φωτεινότητα...</text:p>
          </table:table-cell>
          <table:table-cell table:style-name="ce222" office:value-type="string">
            <text:p>Šviesumas...</text:p>
          </table:table-cell>
          <table:table-cell table:style-name="ce66" office:value-type="string">
            <text:p>Ljusstyrka...</text:p>
          </table:table-cell>
          <table:table-cell table:number-columns-repeated="1006"/>
        </table:table-row>
        <table:table-row table:style-name="ro10">
          <table:table-cell table:style-name="ce332" office:value-type="string">
            <text:p>mnuChronoConfigure</text:p>
          </table:table-cell>
          <table:table-cell table:style-name="ce334"/>
          <table:table-cell table:style-name="ce164" office:value-type="string">
            <text:p>Configure</text:p>
          </table:table-cell>
          <table:table-cell table:style-name="ce167" office:value-type="string">
            <text:p>Configurer</text:p>
          </table:table-cell>
          <table:table-cell table:style-name="ce66" office:value-type="string">
            <text:p>Configureer</text:p>
          </table:table-cell>
          <table:table-cell table:style-name="ce173" office:value-type="string">
            <text:p>Konfigurieren</text:p>
          </table:table-cell>
          <table:table-cell table:style-name="ce176" office:value-type="string">
            <text:p>Configurar</text:p>
          </table:table-cell>
          <table:table-cell table:style-name="ce183" office:value-type="string">
            <text:p>Configurar</text:p>
          </table:table-cell>
          <table:table-cell table:style-name="ce217"/>
          <table:table-cell table:style-name="ce220" office:value-type="string">
            <text:p>Configura</text:p>
          </table:table-cell>
          <table:table-cell table:style-name="ce111" office:value-type="string">
            <text:p>Configurator</text:p>
          </table:table-cell>
          <table:table-cell table:style-name="ce223" office:value-type="string">
            <text:p>Konfiguroi</text:p>
          </table:table-cell>
          <table:table-cell table:style-name="ce229" office:value-type="string">
            <text:p>Konfigurer</text:p>
          </table:table-cell>
          <table:table-cell table:style-name="ce135" office:value-type="string">
            <text:p>配置</text:p>
          </table:table-cell>
          <table:table-cell table:style-name="ce183" office:value-type="string">
            <text:p>Ayarla</text:p>
          </table:table-cell>
          <table:table-cell table:style-name="ce419" office:value-type="string">
            <text:p>Διευθέτηση</text:p>
          </table:table-cell>
          <table:table-cell table:style-name="ce222" office:value-type="string">
            <text:p>Nustatyti</text:p>
          </table:table-cell>
          <table:table-cell table:style-name="ce66" office:value-type="string">
            <text:p>Konfigurera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ChronoCountdown</text:p>
          </table:table-cell>
          <table:table-cell table:style-name="ce334"/>
          <table:table-cell table:style-name="ce350" office:value-type="string">
            <text:p>Countdown Mode</text:p>
          </table:table-cell>
          <table:table-cell table:style-name="ce153" office:value-type="string">
            <text:p>Mode Compte à Rebours</text:p>
          </table:table-cell>
          <table:table-cell table:style-name="ce66" office:value-type="string">
            <text:p>Aftelmodus</text:p>
          </table:table-cell>
          <table:table-cell table:style-name="ce66" office:value-type="string">
            <text:p>Countdown Modus</text:p>
          </table:table-cell>
          <table:table-cell table:style-name="ce176" office:value-type="string">
            <text:p>Modo Cuenta Atràs</text:p>
          </table:table-cell>
          <table:table-cell table:style-name="ce183" office:value-type="string">
            <text:p>Modo Contagem Regressiva</text:p>
          </table:table-cell>
          <table:table-cell table:style-name="ce217"/>
          <table:table-cell table:style-name="ce388" office:value-type="string">
            <text:p>Modalita' Conteggio a ritroso</text:p>
          </table:table-cell>
          <table:table-cell table:style-name="ce395" office:value-type="string">
            <text:p>Mod contorizare la zero</text:p>
          </table:table-cell>
          <table:table-cell table:style-name="ce400" office:value-type="string">
            <text:p>Aikalaskennan tila</text:p>
          </table:table-cell>
          <table:table-cell table:style-name="ce229" office:value-type="string">
            <text:p>Nedtellingsmodus</text:p>
          </table:table-cell>
          <table:table-cell table:style-name="ce135" office:value-type="string">
            <text:p>倒计时模式</text:p>
          </table:table-cell>
          <table:table-cell table:style-name="ce183" office:value-type="string">
            <text:p>Geriye doğru sayma Modu</text:p>
          </table:table-cell>
          <table:table-cell table:style-name="ce244" office:value-type="string">
            <text:p>Τρόπος Αντίστροφης Μέτρησης</text:p>
          </table:table-cell>
          <table:table-cell table:style-name="ce222" office:value-type="string">
            <text:p>Atgalinis rėžimas</text:p>
          </table:table-cell>
          <table:table-cell table:style-name="ce66" office:value-type="string">
            <text:p>Nedräknings Läge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ChronoDelete</text:p>
          </table:table-cell>
          <table:table-cell table:style-name="ce334"/>
          <table:table-cell table:style-name="ce164" office:value-type="string">
            <text:p>Delete Stopwatch</text:p>
          </table:table-cell>
          <table:table-cell table:style-name="ce153" office:value-type="string">
            <text:p>Effacer le Chronomètre</text:p>
          </table:table-cell>
          <table:table-cell table:style-name="ce66" office:value-type="string">
            <text:p>Verwijder Stopwatch</text:p>
          </table:table-cell>
          <table:table-cell table:style-name="ce66" office:value-type="string">
            <text:p>Lösche Stoppuhr</text:p>
          </table:table-cell>
          <table:table-cell table:style-name="ce176" office:value-type="string">
            <text:p>Borrar Cronómetro</text:p>
          </table:table-cell>
          <table:table-cell table:style-name="ce183" office:value-type="string">
            <text:p>Deletar Cronômetro</text:p>
          </table:table-cell>
          <table:table-cell table:style-name="ce217"/>
          <table:table-cell table:style-name="ce388" office:value-type="string">
            <text:p>Cancella Cronometro</text:p>
          </table:table-cell>
          <table:table-cell table:style-name="ce395" office:value-type="string">
            <text:p>Şterge Cronometru</text:p>
          </table:table-cell>
          <table:table-cell table:style-name="ce223" office:value-type="string">
            <text:p>Poista ajanotto</text:p>
          </table:table-cell>
          <table:table-cell table:style-name="ce229" office:value-type="string">
            <text:p>Slett stoppeklokke</text:p>
          </table:table-cell>
          <table:table-cell table:style-name="ce135" office:value-type="string">
            <text:p>删除秒表</text:p>
          </table:table-cell>
          <table:table-cell table:style-name="ce183" office:value-type="string">
            <text:p>Kronometreyi Sil</text:p>
          </table:table-cell>
          <table:table-cell table:style-name="ce244" office:value-type="string">
            <text:p>Διαγραφή Χρονομέτρου</text:p>
          </table:table-cell>
          <table:table-cell table:style-name="ce222" office:value-type="string">
            <text:p>Panaikinti chronometrą</text:p>
          </table:table-cell>
          <table:table-cell table:style-name="ce66" office:value-type="string">
            <text:p>Ta bort stoppu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ChronoHide</text:p>
          </table:table-cell>
          <table:table-cell table:style-name="ce334"/>
          <table:table-cell table:style-name="ce164" office:value-type="string">
            <text:p>Hide Stopwatch</text:p>
          </table:table-cell>
          <table:table-cell table:style-name="ce153" office:value-type="string">
            <text:p>Masquer le Chronomètre</text:p>
          </table:table-cell>
          <table:table-cell table:style-name="ce255" office:value-type="string">
            <text:p>Verberg Stopwatch</text:p>
          </table:table-cell>
          <table:table-cell table:style-name="ce66" office:value-type="string">
            <text:p>Verstecke Stoppuhr</text:p>
          </table:table-cell>
          <table:table-cell table:style-name="ce176" office:value-type="string">
            <text:p>Ocultar Cronómetro</text:p>
          </table:table-cell>
          <table:table-cell table:style-name="ce183" office:value-type="string">
            <text:p>Esconder Cronômetro</text:p>
          </table:table-cell>
          <table:table-cell table:style-name="ce217"/>
          <table:table-cell table:style-name="ce388" office:value-type="string">
            <text:p>Nascondi Cronometro</text:p>
          </table:table-cell>
          <table:table-cell table:style-name="ce395" office:value-type="string">
            <text:p>Ascunde Cronometru</text:p>
          </table:table-cell>
          <table:table-cell table:style-name="ce223" office:value-type="string">
            <text:p>Piilota ajanotto</text:p>
          </table:table-cell>
          <table:table-cell table:style-name="ce229" office:value-type="string">
            <text:p>Skjul stoppeklokke</text:p>
          </table:table-cell>
          <table:table-cell table:style-name="ce135" office:value-type="string">
            <text:p>隐藏秒表</text:p>
          </table:table-cell>
          <table:table-cell table:style-name="ce183" office:value-type="string">
            <text:p>Kronemetreyi Gizle</text:p>
          </table:table-cell>
          <table:table-cell table:style-name="ce244" office:value-type="string">
            <text:p>Απόκρυψη Χρονομέτρου</text:p>
          </table:table-cell>
          <table:table-cell table:style-name="ce222" office:value-type="string">
            <text:p>Paslėpti chronometrą</text:p>
          </table:table-cell>
          <table:table-cell table:style-name="ce66" office:value-type="string">
            <text:p>Göm stoppu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ChronoStart</text:p>
          </table:table-cell>
          <table:table-cell table:style-name="ce334"/>
          <table:table-cell table:style-name="ce164" office:value-type="string">
            <text:p>Start Stopwatch</text:p>
          </table:table-cell>
          <table:table-cell table:style-name="ce153" office:value-type="string">
            <text:p>Démarrer le Chronomètre</text:p>
          </table:table-cell>
          <table:table-cell table:style-name="ce66" office:value-type="string">
            <text:p>Start Stopwatch</text:p>
          </table:table-cell>
          <table:table-cell table:style-name="ce66" office:value-type="string">
            <text:p>Starte Stoppuhr</text:p>
          </table:table-cell>
          <table:table-cell table:style-name="ce176" office:value-type="string">
            <text:p>Iniciar el cronómetro</text:p>
          </table:table-cell>
          <table:table-cell table:style-name="ce183" office:value-type="string">
            <text:p>Iniciar Cronômetro</text:p>
          </table:table-cell>
          <table:table-cell table:style-name="ce217"/>
          <table:table-cell table:style-name="ce388" office:value-type="string">
            <text:p>Attiva Cronometro</text:p>
          </table:table-cell>
          <table:table-cell table:style-name="ce395" office:value-type="string">
            <text:p>Start Cronometru</text:p>
          </table:table-cell>
          <table:table-cell table:style-name="ce223" office:value-type="string">
            <text:p>Käynnistä ajanotto</text:p>
          </table:table-cell>
          <table:table-cell table:style-name="ce229" office:value-type="string">
            <text:p>Start stoppeklokke</text:p>
          </table:table-cell>
          <table:table-cell table:style-name="ce135" office:value-type="string">
            <text:p>开始数秒</text:p>
          </table:table-cell>
          <table:table-cell table:style-name="ce183" office:value-type="string">
            <text:p>Kronometreyi Başlat</text:p>
          </table:table-cell>
          <table:table-cell table:style-name="ce244" office:value-type="string">
            <text:p>Εκκίνηση Χρονομέτρου</text:p>
          </table:table-cell>
          <table:table-cell table:style-name="ce222" office:value-type="string">
            <text:p>Paleisti chronometrą</text:p>
          </table:table-cell>
          <table:table-cell table:style-name="ce66" office:value-type="string">
            <text:p>Starta stoppu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ChronoStop</text:p>
          </table:table-cell>
          <table:table-cell table:style-name="ce334"/>
          <table:table-cell table:style-name="ce164" office:value-type="string">
            <text:p>Stop Stopwatch</text:p>
          </table:table-cell>
          <table:table-cell table:style-name="ce153" office:value-type="string">
            <text:p>Arrêter le Chronomètre</text:p>
          </table:table-cell>
          <table:table-cell table:style-name="ce66" office:value-type="string">
            <text:p>Stop Stopwatch</text:p>
          </table:table-cell>
          <table:table-cell table:style-name="ce66" office:value-type="string">
            <text:p>Stoppuhr anhalten</text:p>
          </table:table-cell>
          <table:table-cell table:style-name="ce176" office:value-type="string">
            <text:p>Detener el cronómetro</text:p>
          </table:table-cell>
          <table:table-cell table:style-name="ce183" office:value-type="string">
            <text:p>Parar Cronômetro</text:p>
          </table:table-cell>
          <table:table-cell table:style-name="ce217"/>
          <table:table-cell table:style-name="ce388" office:value-type="string">
            <text:p>Ferma Cronometro</text:p>
          </table:table-cell>
          <table:table-cell table:style-name="ce395" office:value-type="string">
            <text:p>Stop Cronometru</text:p>
          </table:table-cell>
          <table:table-cell table:style-name="ce223" office:value-type="string">
            <text:p>Pysäytä ajanotto</text:p>
          </table:table-cell>
          <table:table-cell table:style-name="ce229" office:value-type="string">
            <text:p>Stop stoppeklokke</text:p>
          </table:table-cell>
          <table:table-cell table:style-name="ce135" office:value-type="string">
            <text:p>停止数秒</text:p>
          </table:table-cell>
          <table:table-cell table:style-name="ce183" office:value-type="string">
            <text:p>Kronometreyi Durdur</text:p>
          </table:table-cell>
          <table:table-cell table:style-name="ce244" office:value-type="string">
            <text:p>Διακοπή Χρονομέτρου</text:p>
          </table:table-cell>
          <table:table-cell table:style-name="ce222" office:value-type="string">
            <text:p>Stabdyti chronometrą</text:p>
          </table:table-cell>
          <table:table-cell table:style-name="ce66" office:value-type="string">
            <text:p>Stoppa stoppu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5" office:value-type="string">
            <text:p>mnuCloseScreen</text:p>
          </table:table-cell>
          <table:table-cell table:style-name="ce342"/>
          <table:table-cell table:style-name="ce164" office:value-type="string">
            <text:p>Close This Screen</text:p>
          </table:table-cell>
          <table:table-cell table:style-name="ce166" office:value-type="string">
            <text:p>Fermer cet Écran</text:p>
          </table:table-cell>
          <table:table-cell table:style-name="ce66" office:value-type="string">
            <text:p>Sluit dit scherm</text:p>
          </table:table-cell>
          <table:table-cell table:style-name="ce173" office:value-type="string">
            <text:p>Fenster schließen</text:p>
          </table:table-cell>
          <table:table-cell table:style-name="ce176" office:value-type="string">
            <text:p>Cerrar la pantalla</text:p>
          </table:table-cell>
          <table:table-cell table:style-name="ce183" office:value-type="string">
            <text:p>Fechar esta tela</text:p>
          </table:table-cell>
          <table:table-cell table:style-name="ce215" office:value-type="string">
            <text:p>Zamknij ten ekran</text:p>
          </table:table-cell>
          <table:table-cell table:style-name="ce107" office:value-type="string">
            <text:p>Chiudi questo schermo</text:p>
          </table:table-cell>
          <table:table-cell table:style-name="ce111" office:value-type="string">
            <text:p>Închide această fereastră</text:p>
          </table:table-cell>
          <table:table-cell table:style-name="ce223" office:value-type="string">
            <text:p>Sulje tämä näyttö</text:p>
          </table:table-cell>
          <table:table-cell table:style-name="ce230" office:value-type="string">
            <text:p>Lukk vindu</text:p>
          </table:table-cell>
          <table:table-cell table:style-name="ce135" office:value-type="string">
            <text:p>关闭这个屏幕</text:p>
          </table:table-cell>
          <table:table-cell table:style-name="ce239" office:value-type="string">
            <text:p>Bu Ekranı Kapa</text:p>
          </table:table-cell>
          <table:table-cell table:style-name="ce244" office:value-type="string">
            <text:p>Κλείσιμο αυτής της Οθόνης</text:p>
          </table:table-cell>
          <table:table-cell table:style-name="ce222" office:value-type="string">
            <text:p>Uždaryti langą</text:p>
          </table:table-cell>
          <table:table-cell table:style-name="ce66" office:value-type="string">
            <text:p>Stäng detta fönst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Colors</text:p>
          </table:table-cell>
          <table:table-cell table:style-name="ce342"/>
          <table:table-cell table:style-name="ce163" office:value-type="string">
            <text:p>Colors...</text:p>
          </table:table-cell>
          <table:table-cell table:style-name="ce166" office:value-type="string">
            <text:p>Couleurs...</text:p>
          </table:table-cell>
          <table:table-cell table:style-name="ce66" office:value-type="string">
            <text:p>Kleuren…</text:p>
          </table:table-cell>
          <table:table-cell table:style-name="ce66" office:value-type="string">
            <text:p>Farben...</text:p>
          </table:table-cell>
          <table:table-cell table:style-name="ce176" office:value-type="string">
            <text:p>Colores...</text:p>
          </table:table-cell>
          <table:table-cell table:style-name="ce183" office:value-type="string">
            <text:p>Cores...</text:p>
          </table:table-cell>
          <table:table-cell table:style-name="ce215" office:value-type="string">
            <text:p>Kolory...</text:p>
          </table:table-cell>
          <table:table-cell table:style-name="ce107" office:value-type="string">
            <text:p>Colori...</text:p>
          </table:table-cell>
          <table:table-cell table:style-name="ce111" office:value-type="string">
            <text:p>Culori...</text:p>
          </table:table-cell>
          <table:table-cell table:style-name="ce223" office:value-type="string">
            <text:p>Värit...</text:p>
          </table:table-cell>
          <table:table-cell table:style-name="ce230" office:value-type="string">
            <text:p>Farger...</text:p>
          </table:table-cell>
          <table:table-cell table:style-name="ce135" office:value-type="string">
            <text:p>颜色…</text:p>
          </table:table-cell>
          <table:table-cell table:style-name="ce239" office:value-type="string">
            <text:p>Renkler...</text:p>
          </table:table-cell>
          <table:table-cell table:style-name="ce244" office:value-type="string">
            <text:p>Χρώματα…</text:p>
          </table:table-cell>
          <table:table-cell table:style-name="ce222" office:value-type="string">
            <text:p>Spalvos...</text:p>
          </table:table-cell>
          <table:table-cell table:style-name="ce66" office:value-type="string">
            <text:p>Färger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ConfigureDrawing_Color</text:p>
          </table:table-cell>
          <table:table-cell table:style-name="ce334"/>
          <table:table-cell table:style-name="ce143" office:value-type="string">
            <text:p>Color</text:p>
          </table:table-cell>
          <table:table-cell table:style-name="ce167" office:value-type="string">
            <text:p>Couleur</text:p>
          </table:table-cell>
          <table:table-cell table:style-name="ce66" office:value-type="string">
            <text:p>Kleur</text:p>
          </table:table-cell>
          <table:table-cell table:style-name="ce173" office:value-type="string">
            <text:p>Farbe</text:p>
          </table:table-cell>
          <table:table-cell table:style-name="ce176" office:value-type="string">
            <text:p>Color</text:p>
          </table:table-cell>
          <table:table-cell table:style-name="ce183" office:value-type="string">
            <text:p>Cor</text:p>
          </table:table-cell>
          <table:table-cell table:style-name="ce217"/>
          <table:table-cell table:style-name="ce220" office:value-type="string">
            <text:p>Colore</text:p>
          </table:table-cell>
          <table:table-cell table:style-name="ce221" office:value-type="string">
            <text:p>Culoare</text:p>
          </table:table-cell>
          <table:table-cell table:style-name="ce225" office:value-type="string">
            <text:p>Väri</text:p>
          </table:table-cell>
          <table:table-cell table:style-name="ce229" office:value-type="string">
            <text:p>Farge</text:p>
          </table:table-cell>
          <table:table-cell table:style-name="ce135" office:value-type="string">
            <text:p>颜色</text:p>
          </table:table-cell>
          <table:table-cell table:style-name="ce183" office:value-type="string">
            <text:p>Renk</text:p>
          </table:table-cell>
          <table:table-cell table:style-name="ce244" office:value-type="string">
            <text:p>Χρώμα</text:p>
          </table:table-cell>
          <table:table-cell table:style-name="ce222" office:value-type="string">
            <text:p>Spalva</text:p>
          </table:table-cell>
          <table:table-cell table:style-name="ce66" office:value-type="string">
            <text:p>Färg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ConfigureDrawing_ColorSize</text:p>
          </table:table-cell>
          <table:table-cell table:style-name="ce334"/>
          <table:table-cell table:style-name="ce164" office:value-type="string">
            <text:p>Color and Size...</text:p>
          </table:table-cell>
          <table:table-cell table:style-name="ce167" office:value-type="string">
            <text:p>Couleur et Taille...</text:p>
          </table:table-cell>
          <table:table-cell table:style-name="ce66" office:value-type="string">
            <text:p>Kleur en formaat...</text:p>
          </table:table-cell>
          <table:table-cell table:style-name="ce173" office:value-type="string">
            <text:p>Farbe und Größe</text:p>
          </table:table-cell>
          <table:table-cell table:style-name="ce176" office:value-type="string">
            <text:p>Color y talla...</text:p>
          </table:table-cell>
          <table:table-cell table:style-name="ce183" office:value-type="string">
            <text:p>Cor e Tamanho...</text:p>
          </table:table-cell>
          <table:table-cell table:style-name="ce217"/>
          <table:table-cell table:style-name="ce220" office:value-type="string">
            <text:p>Colore e Dimensione...</text:p>
          </table:table-cell>
          <table:table-cell table:style-name="ce111" office:value-type="string">
            <text:p>Culoare şi mărime...</text:p>
          </table:table-cell>
          <table:table-cell table:style-name="ce223" office:value-type="string">
            <text:p>Väri ja koko</text:p>
          </table:table-cell>
          <table:table-cell table:style-name="ce229" office:value-type="string">
            <text:p>Farge og størrelse...</text:p>
          </table:table-cell>
          <table:table-cell table:style-name="ce135" office:value-type="string">
            <text:p>颜色和尺寸…</text:p>
          </table:table-cell>
          <table:table-cell table:style-name="ce183" office:value-type="string">
            <text:p>Renk ve Büyüklük...</text:p>
          </table:table-cell>
          <table:table-cell table:style-name="ce244" office:value-type="string">
            <text:p>Χρώμα και Μέγεθος</text:p>
          </table:table-cell>
          <table:table-cell table:style-name="ce222" office:value-type="string">
            <text:p>Spalva ir dydis</text:p>
          </table:table-cell>
          <table:table-cell table:style-name="ce66" office:value-type="string">
            <text:p>Färg och storlek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ConfigureFading</text:p>
          </table:table-cell>
          <table:table-cell table:style-name="ce334"/>
          <table:table-cell table:style-name="ce164" office:value-type="string">
            <text:p>Persistence...</text:p>
          </table:table-cell>
          <table:table-cell table:style-name="ce167" office:value-type="string">
            <text:p>Persistance...</text:p>
          </table:table-cell>
          <table:table-cell table:style-name="ce66" office:value-type="string">
            <text:p>Persistentie...</text:p>
          </table:table-cell>
          <table:table-cell table:style-name="ce173" office:value-type="string">
            <text:p>Nachleuchten</text:p>
          </table:table-cell>
          <table:table-cell table:style-name="ce176" office:value-type="string">
            <text:p>Persistencia...</text:p>
          </table:table-cell>
          <table:table-cell table:style-name="ce183" office:value-type="string">
            <text:p>Persistência</text:p>
          </table:table-cell>
          <table:table-cell table:style-name="ce217"/>
          <table:table-cell table:style-name="ce220" office:value-type="string">
            <text:p>Persistenza...</text:p>
          </table:table-cell>
          <table:table-cell table:style-name="ce111" office:value-type="string">
            <text:p>Persistenţă...</text:p>
          </table:table-cell>
          <table:table-cell table:style-name="ce223" office:value-type="string">
            <text:p>Pysyvyys</text:p>
          </table:table-cell>
          <table:table-cell table:style-name="ce229" office:value-type="string">
            <text:p>Likevekt</text:p>
          </table:table-cell>
          <table:table-cell table:style-name="ce135" office:value-type="string">
            <text:p>持久度...</text:p>
          </table:table-cell>
          <table:table-cell table:style-name="ce183" office:value-type="string">
            <text:p>Kalıcılık...</text:p>
          </table:table-cell>
          <table:table-cell table:style-name="ce244" office:value-type="string">
            <text:p>Επιμονή…</text:p>
          </table:table-cell>
          <table:table-cell table:style-name="ce222" office:value-type="string">
            <text:p>Išlaikymas...</text:p>
          </table:table-cell>
          <table:table-cell table:style-name="ce1" office:value-type="string">
            <text:p>Synlighet...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332" office:value-type="string">
            <text:p>mnuConfigureTrajectory</text:p>
          </table:table-cell>
          <table:table-cell table:style-name="ce334"/>
          <table:table-cell table:style-name="ce164" office:value-type="string">
            <text:p>Configure Path Display</text:p>
          </table:table-cell>
          <table:table-cell table:style-name="ce153" office:value-type="string">
            <text:p>Configurer l'affichage de la Trajectoire</text:p>
          </table:table-cell>
          <table:table-cell table:style-name="ce66" office:value-type="string">
            <text:p>Configureer Trajectpad beeldscherm</text:p>
          </table:table-cell>
          <table:table-cell table:style-name="ce66" office:value-type="string">
            <text:p>Konfiguriere Trajektorien Bildschirm</text:p>
          </table:table-cell>
          <table:table-cell table:style-name="ce176" office:value-type="string">
            <text:p>Configurar la visualización de la trayectoria</text:p>
          </table:table-cell>
          <table:table-cell table:style-name="ce183" office:value-type="string">
            <text:p>Configurar Exibição da Trajetória</text:p>
          </table:table-cell>
          <table:table-cell table:style-name="ce217"/>
          <table:table-cell table:style-name="ce388" office:value-type="string">
            <text:p>Configura vista Traiettoria</text:p>
          </table:table-cell>
          <table:table-cell table:style-name="ce395" office:value-type="string">
            <text:p>Configurează afişarea traiectoriei</text:p>
          </table:table-cell>
          <table:table-cell table:style-name="ce223" office:value-type="string">
            <text:p>Konfiguroi liikeradan näyttöä</text:p>
          </table:table-cell>
          <table:table-cell table:style-name="ce229" office:value-type="string">
            <text:p>Konfigurer banevisning</text:p>
          </table:table-cell>
          <table:table-cell table:style-name="ce135" office:value-type="string">
            <text:p>配置路径显示</text:p>
          </table:table-cell>
          <table:table-cell table:style-name="ce183" office:value-type="string">
            <text:p>Yol Görünümünü Ayarla</text:p>
          </table:table-cell>
          <table:table-cell table:style-name="ce244" office:value-type="string">
            <text:p>Διευθέτηση Απεικόνισης Διαδρομής</text:p>
          </table:table-cell>
          <table:table-cell table:style-name="ce222" office:value-type="string">
            <text:p>Nustatyti kelio rodymą</text:p>
          </table:table-cell>
          <table:table-cell table:style-name="ce66" office:value-type="string">
            <text:p>Konfigurera visning av banan 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Deinterlace</text:p>
          </table:table-cell>
          <table:table-cell table:style-name="ce334"/>
          <table:table-cell table:style-name="ce164" office:value-type="string">
            <text:p>Deinterlace</text:p>
          </table:table-cell>
          <table:table-cell table:style-name="ce167" office:value-type="string">
            <text:p>Désentrelacer</text:p>
          </table:table-cell>
          <table:table-cell table:style-name="ce66" office:value-type="string">
            <text:p>Deinterlace</text:p>
          </table:table-cell>
          <table:table-cell table:style-name="ce173" office:value-type="string">
            <text:p>Deinterlace</text:p>
          </table:table-cell>
          <table:table-cell table:style-name="ce181" office:value-type="string">
            <text:p>Desentrelazado</text:p>
          </table:table-cell>
          <table:table-cell table:style-name="ce183" office:value-type="string">
            <text:p>Desentrelaçar</text:p>
          </table:table-cell>
          <table:table-cell table:style-name="ce217"/>
          <table:table-cell table:style-name="ce220" office:value-type="string">
            <text:p>Deinterlaccia</text:p>
          </table:table-cell>
          <table:table-cell table:style-name="ce111" office:value-type="string">
            <text:p>Deîntreţesere</text:p>
          </table:table-cell>
          <table:table-cell table:style-name="ce223" office:value-type="string">
            <text:p>Poista kuvien limitys</text:p>
          </table:table-cell>
          <table:table-cell table:style-name="ce229" office:value-type="string">
            <text:p>Oppløsing</text:p>
          </table:table-cell>
          <table:table-cell table:style-name="ce135" office:value-type="string">
            <text:p>反交错</text:p>
          </table:table-cell>
          <table:table-cell table:style-name="ce183" office:value-type="string">
            <text:p>Deinterlace</text:p>
          </table:table-cell>
          <table:table-cell table:style-name="ce244" office:value-type="string">
            <text:p>Απόπλεξη</text:p>
          </table:table-cell>
          <table:table-cell table:style-name="ce222" office:value-type="string">
            <text:p>Deinterlace</text:p>
          </table:table-cell>
          <table:table-cell table:style-name="ce66" office:value-type="string">
            <text:p>Uppflätning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DeleteDrawing</text:p>
          </table:table-cell>
          <table:table-cell table:style-name="ce342"/>
          <table:table-cell table:style-name="ce164" office:value-type="string">
            <text:p>Delete</text:p>
          </table:table-cell>
          <table:table-cell table:style-name="ce167" office:value-type="string">
            <text:p>Effacer</text:p>
          </table:table-cell>
          <table:table-cell table:style-name="ce66" office:value-type="string">
            <text:p>Verwijder</text:p>
          </table:table-cell>
          <table:table-cell table:style-name="ce66" office:value-type="string">
            <text:p>Löschen</text:p>
          </table:table-cell>
          <table:table-cell table:style-name="ce176" office:value-type="string">
            <text:p>Borrar</text:p>
          </table:table-cell>
          <table:table-cell table:style-name="ce183" office:value-type="string">
            <text:p>Apagar</text:p>
          </table:table-cell>
          <table:table-cell table:style-name="ce378" office:value-type="string">
            <text:p>Skasuj</text:p>
          </table:table-cell>
          <table:table-cell table:style-name="ce107" office:value-type="string">
            <text:p>Cancella</text:p>
          </table:table-cell>
          <table:table-cell table:style-name="ce111" office:value-type="string">
            <text:p>Şterge</text:p>
          </table:table-cell>
          <table:table-cell table:style-name="ce223" office:value-type="string">
            <text:p>Poista</text:p>
          </table:table-cell>
          <table:table-cell table:style-name="ce229" office:value-type="string">
            <text:p>Slett</text:p>
          </table:table-cell>
          <table:table-cell table:style-name="ce135" office:value-type="string">
            <text:p>删除</text:p>
          </table:table-cell>
          <table:table-cell table:style-name="ce183" office:value-type="string">
            <text:p>Sil</text:p>
          </table:table-cell>
          <table:table-cell table:style-name="ce244" office:value-type="string">
            <text:p>Διαγραφή</text:p>
          </table:table-cell>
          <table:table-cell table:style-name="ce222" office:value-type="string">
            <text:p>Trinti</text:p>
          </table:table-cell>
          <table:table-cell table:style-name="ce66" office:value-type="string">
            <text:p>Radera</text:p>
          </table:table-cell>
          <table:table-cell table:style-name="ce422" table:number-columns-repeated="234"/>
          <table:table-cell table:number-columns-repeated="772"/>
        </table:table-row>
        <table:table-row table:style-name="ro11">
          <table:table-cell table:style-name="ce332" office:value-type="string">
            <text:p>mnuDeleteEndOfTrajectory</text:p>
          </table:table-cell>
          <table:table-cell table:style-name="ce334"/>
          <table:table-cell table:style-name="ce164" office:value-type="string">
            <text:p>Delete Path after this Point</text:p>
          </table:table-cell>
          <table:table-cell table:style-name="ce153" office:value-type="string">
            <text:p>Effacer la Trajectoire après ce point</text:p>
          </table:table-cell>
          <table:table-cell table:style-name="ce66" office:value-type="string">
            <text:p>Verwijder Trajectpad vanaf dit punt</text:p>
          </table:table-cell>
          <table:table-cell table:style-name="ce66" office:value-type="string">
            <text:p>Lösche Trajektorien nach diesem Punkt</text:p>
          </table:table-cell>
          <table:table-cell table:style-name="ce176" office:value-type="string">
            <text:p>Borrar la trayectoria a partir de este punto</text:p>
          </table:table-cell>
          <table:table-cell table:style-name="ce183" office:value-type="string">
            <text:p>Apagar a trajetória a partir deste ponto</text:p>
          </table:table-cell>
          <table:table-cell table:style-name="ce217"/>
          <table:table-cell table:style-name="ce388" office:value-type="string">
            <text:p>Cancella la Traiettoria dopo questo Punto</text:p>
          </table:table-cell>
          <table:table-cell table:style-name="ce395" office:value-type="string">
            <text:p>Şterge traiectoria după acest punct</text:p>
          </table:table-cell>
          <table:table-cell table:style-name="ce223" office:value-type="string">
            <text:p>Poista liikerata pisteestä eteenpäin</text:p>
          </table:table-cell>
          <table:table-cell table:style-name="ce229" office:value-type="string">
            <text:p>Slett etter dette punktet</text:p>
          </table:table-cell>
          <table:table-cell table:style-name="ce135" office:value-type="string">
            <text:p>删除这点后的路径</text:p>
          </table:table-cell>
          <table:table-cell table:style-name="ce183" office:value-type="string">
            <text:p>Bu noktadan sonraki Yolu Sil</text:p>
          </table:table-cell>
          <table:table-cell table:style-name="ce244" office:value-type="string">
            <text:p>Διαγραφή Διαδρομής μετά από αυτό το Σημείο</text:p>
          </table:table-cell>
          <table:table-cell table:style-name="ce222" office:value-type="string">
            <text:p>Trinti kelią nuo šio taško</text:p>
          </table:table-cell>
          <table:table-cell table:style-name="ce66" office:value-type="string">
            <text:p>Radera banan efter den här punkten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DeleteTrajectory</text:p>
          </table:table-cell>
          <table:table-cell table:style-name="ce334"/>
          <table:table-cell table:style-name="ce164" office:value-type="string">
            <text:p>Delete all the Path</text:p>
          </table:table-cell>
          <table:table-cell table:style-name="ce153" office:value-type="string">
            <text:p>Effacer toute la trajectoire</text:p>
          </table:table-cell>
          <table:table-cell table:style-name="ce66" office:value-type="string">
            <text:p>Verwijder alle Trajectpaden</text:p>
          </table:table-cell>
          <table:table-cell table:style-name="ce66" office:value-type="string">
            <text:p>Lösche alle Trajektorien</text:p>
          </table:table-cell>
          <table:table-cell table:style-name="ce176" office:value-type="string">
            <text:p>Borrar toda la trayectoria</text:p>
          </table:table-cell>
          <table:table-cell table:style-name="ce183" office:value-type="string">
            <text:p>Apagar todas as trajetórias</text:p>
          </table:table-cell>
          <table:table-cell table:style-name="ce217"/>
          <table:table-cell table:style-name="ce388" office:value-type="string">
            <text:p>Cancella tutte le Traiettorie</text:p>
          </table:table-cell>
          <table:table-cell table:style-name="ce395" office:value-type="string">
            <text:p>Şterge toată traiectoria </text:p>
          </table:table-cell>
          <table:table-cell table:style-name="ce223" office:value-type="string">
            <text:p>Poista liikerata</text:p>
          </table:table-cell>
          <table:table-cell table:style-name="ce229" office:value-type="string">
            <text:p>Slett alle baner</text:p>
          </table:table-cell>
          <table:table-cell table:style-name="ce135" office:value-type="string">
            <text:p>删除所有路径</text:p>
          </table:table-cell>
          <table:table-cell table:style-name="ce183" office:value-type="string">
            <text:p>Tüm Yolları sil</text:p>
          </table:table-cell>
          <table:table-cell table:style-name="ce244" office:value-type="string">
            <text:p>Διαγραφή όλων των Διαδρομών</text:p>
          </table:table-cell>
          <table:table-cell table:style-name="ce222" office:value-type="string">
            <text:p>Trinti visą kelią</text:p>
          </table:table-cell>
          <table:table-cell table:style-name="ce66" office:value-type="string">
            <text:p>Radera hela banan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5" office:value-type="string">
            <text:p>mnuTwoCaptures</text:p>
          </table:table-cell>
          <table:table-cell table:style-name="ce342"/>
          <table:table-cell table:style-name="ce163" office:value-type="string">
            <text:p>Two Capture Screens</text:p>
          </table:table-cell>
          <table:table-cell table:style-name="ce166" office:value-type="string">
            <text:p>Deux Écrans de Capture Vidéo</text:p>
          </table:table-cell>
          <table:table-cell table:style-name="ce66" office:value-type="string">
            <text:p>Twee opname schermen</text:p>
          </table:table-cell>
          <table:table-cell table:style-name="ce66" office:value-type="string">
            <text:p>2x Aufnahmefenster</text:p>
          </table:table-cell>
          <table:table-cell table:style-name="ce176" office:value-type="string">
            <text:p>Dos pantallas de captura de vídeo</text:p>
          </table:table-cell>
          <table:table-cell table:style-name="ce183" office:value-type="string">
            <text:p>Duas Telas de Captura</text:p>
          </table:table-cell>
          <table:table-cell table:style-name="ce215" office:value-type="string">
            <text:p>Dwa zrzuty ekranu</text:p>
          </table:table-cell>
          <table:table-cell table:style-name="ce107" office:value-type="string">
            <text:p>Due schermi di Cattura Video</text:p>
          </table:table-cell>
          <table:table-cell table:style-name="ce111" office:value-type="string">
            <text:p>Două ferestre de captură video</text:p>
          </table:table-cell>
          <table:table-cell table:style-name="ce223" office:value-type="string">
            <text:p>Kaksi kuvausnäyttöä</text:p>
          </table:table-cell>
          <table:table-cell table:style-name="ce230" office:value-type="string">
            <text:p>To opptaksvinduer</text:p>
          </table:table-cell>
          <table:table-cell table:style-name="ce135" office:value-type="string">
            <text:p>双摄像头采集模式</text:p>
          </table:table-cell>
          <table:table-cell table:style-name="ce239" office:value-type="string">
            <text:p>İki Görüntü Yakalama Ekranı</text:p>
          </table:table-cell>
          <table:table-cell table:style-name="ce244" office:value-type="string">
            <text:p>Δυο Οθόνες Αποτύπωσης</text:p>
          </table:table-cell>
          <table:table-cell table:style-name="ce222" office:value-type="string">
            <text:p>Du irašymo ekranai</text:p>
          </table:table-cell>
          <table:table-cell table:style-name="ce66" office:value-type="string">
            <text:p>Två inspelningsfönster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mnuTwoMixed</text:p>
          </table:table-cell>
          <table:table-cell table:style-name="ce334"/>
          <table:table-cell table:style-name="ce164" office:value-type="string">
            <text:p>One Capture screen and one Playback screen</text:p>
          </table:table-cell>
          <table:table-cell table:style-name="ce167" office:value-type="string">
            <text:p>Un écran de capture et un écran de lecture</text:p>
          </table:table-cell>
          <table:table-cell table:style-name="ce66" office:value-type="string">
            <text:p>Eén opnamescherm en één afspeelscherm</text:p>
          </table:table-cell>
          <table:table-cell table:style-name="ce174" office:value-type="string">
            <text:p>Aufnahme- und Wiedergabefenster</text:p>
          </table:table-cell>
          <table:table-cell table:style-name="ce176" office:value-type="string">
            <text:p>Una pantalla de captura y una pantalla de lectura</text:p>
          </table:table-cell>
          <table:table-cell table:style-name="ce183" office:value-type="string">
            <text:p>Uma Tela de Captura e uma de Reprodução</text:p>
          </table:table-cell>
          <table:table-cell table:style-name="ce217"/>
          <table:table-cell table:style-name="ce107" office:value-type="string">
            <text:p>Uno schermo di Cattura Video ed uno di Riproduzione</text:p>
          </table:table-cell>
          <table:table-cell table:style-name="ce111" office:value-type="string">
            <text:p>Un ecran de captura si un ecran de redare</text:p>
          </table:table-cell>
          <table:table-cell table:style-name="ce223" office:value-type="string">
            <text:p>Yksi kuvausnäyttö ja yksi videonäyttö</text:p>
          </table:table-cell>
          <table:table-cell table:style-name="ce229" office:value-type="string">
            <text:p>Et opptaksvindu og et avspillingsvindu</text:p>
          </table:table-cell>
          <table:table-cell table:style-name="ce135" office:value-type="string">
            <text:p>单屏幕单摄像头模式</text:p>
          </table:table-cell>
          <table:table-cell table:style-name="ce185" office:value-type="string">
            <text:p>Bir Görüntü Yakalama ekranı ve Bir Oynatma ekranı </text:p>
          </table:table-cell>
          <table:table-cell table:style-name="ce244" office:value-type="string">
            <text:p>Μια οθόνη Αποτύπωσης και μια Αναπαραγωγής</text:p>
          </table:table-cell>
          <table:table-cell table:style-name="ce222" office:value-type="string">
            <text:p>Irašymo ir peržiūros ekranas</text:p>
          </table:table-cell>
          <table:table-cell table:style-name="ce66" office:value-type="string">
            <text:p>Ett inspelningsönster och ett uppspelningsfönste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5" office:value-type="string">
            <text:p>mnuTwoPlayers</text:p>
          </table:table-cell>
          <table:table-cell table:style-name="ce342"/>
          <table:table-cell table:style-name="ce163" office:value-type="string">
            <text:p>Two Playback Screens</text:p>
          </table:table-cell>
          <table:table-cell table:style-name="ce166" office:value-type="string">
            <text:p>Deux Écrans de Lecture</text:p>
          </table:table-cell>
          <table:table-cell table:style-name="ce66" office:value-type="string">
            <text:p>Twee afspeel schermen</text:p>
          </table:table-cell>
          <table:table-cell table:style-name="ce66" office:value-type="string">
            <text:p>2x Wiedergabefenster</text:p>
          </table:table-cell>
          <table:table-cell table:style-name="ce176" office:value-type="string">
            <text:p>Dos pantallas de Lectura</text:p>
          </table:table-cell>
          <table:table-cell table:style-name="ce183" office:value-type="string">
            <text:p>Duas Telas de Reprodução</text:p>
          </table:table-cell>
          <table:table-cell table:style-name="ce215" office:value-type="string">
            <text:p>Dwa ekrany odtwarzania</text:p>
          </table:table-cell>
          <table:table-cell table:style-name="ce107" office:value-type="string">
            <text:p>Due schermi di Riproduzione</text:p>
          </table:table-cell>
          <table:table-cell table:style-name="ce111" office:value-type="string">
            <text:p>Două ferestre de Rulare</text:p>
          </table:table-cell>
          <table:table-cell table:style-name="ce223" office:value-type="string">
            <text:p>Kaksi video/analyysinäyttöä</text:p>
          </table:table-cell>
          <table:table-cell table:style-name="ce230" office:value-type="string">
            <text:p>To avspillingsvinduer</text:p>
          </table:table-cell>
          <table:table-cell table:style-name="ce135" office:value-type="string">
            <text:p>双屏幕显示模式</text:p>
          </table:table-cell>
          <table:table-cell table:style-name="ce239" office:value-type="string">
            <text:p>İki Oynatma Ekranı</text:p>
          </table:table-cell>
          <table:table-cell table:style-name="ce244" office:value-type="string">
            <text:p>Δυο Οθόνες Αναπαραγωγής</text:p>
          </table:table-cell>
          <table:table-cell table:style-name="ce222" office:value-type="string">
            <text:p>Du peržūros ekranai</text:p>
          </table:table-cell>
          <table:table-cell table:style-name="ce66" office:value-type="string">
            <text:p>Två uppspelningsfönste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Edges</text:p>
          </table:table-cell>
          <table:table-cell table:style-name="ce342"/>
          <table:table-cell table:style-name="ce163" office:value-type="string">
            <text:p>Edges Only...</text:p>
          </table:table-cell>
          <table:table-cell table:style-name="ce166" office:value-type="string">
            <text:p>Contours Seulement...</text:p>
          </table:table-cell>
          <table:table-cell table:style-name="ce66" office:value-type="string">
            <text:p>Randen alleen…</text:p>
          </table:table-cell>
          <table:table-cell table:style-name="ce66" office:value-type="string">
            <text:p>Nur Videoränder...</text:p>
          </table:table-cell>
          <table:table-cell table:style-name="ce176" office:value-type="string">
            <text:p>Contornos Solamente...</text:p>
          </table:table-cell>
          <table:table-cell table:style-name="ce183" office:value-type="string">
            <text:p>Apenas Bordas...</text:p>
          </table:table-cell>
          <table:table-cell table:style-name="ce215" office:value-type="string">
            <text:p>Tylko krawędzie...</text:p>
          </table:table-cell>
          <table:table-cell table:style-name="ce107" office:value-type="string">
            <text:p>Solo Contorni...</text:p>
          </table:table-cell>
          <table:table-cell table:style-name="ce111" office:value-type="string">
            <text:p>Doar marginile...</text:p>
          </table:table-cell>
          <table:table-cell table:style-name="ce223" office:value-type="string">
            <text:p>Vain rajat...</text:p>
          </table:table-cell>
          <table:table-cell table:style-name="ce230" office:value-type="string">
            <text:p>Bare kanter...</text:p>
          </table:table-cell>
          <table:table-cell table:style-name="ce135" office:value-type="string">
            <text:p>只有边缘...</text:p>
          </table:table-cell>
          <table:table-cell table:style-name="ce239" office:value-type="string">
            <text:p>Sadece Kenarlar...</text:p>
          </table:table-cell>
          <table:table-cell table:style-name="ce244" office:value-type="string">
            <text:p>Μόνο οι Άκρες…</text:p>
          </table:table-cell>
          <table:table-cell table:style-name="ce222" office:value-type="string">
            <text:p>Tik kraštai...</text:p>
          </table:table-cell>
          <table:table-cell table:style-name="ce66" office:value-type="string">
            <text:p>Endast kanter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ExportSpreadsheet</text:p>
          </table:table-cell>
          <table:table-cell table:style-name="ce334"/>
          <table:table-cell table:style-name="ce164" office:value-type="string">
            <text:p>Export to Spreadsheet</text:p>
          </table:table-cell>
          <table:table-cell table:style-name="ce167" office:value-type="string">
            <text:p>Export Tableur</text:p>
          </table:table-cell>
          <table:table-cell table:style-name="ce66" office:value-type="string">
            <text:p>Export naar Spreadsheet</text:p>
          </table:table-cell>
          <table:table-cell table:style-name="ce66" office:value-type="string">
            <text:p>Export als Tabelle</text:p>
          </table:table-cell>
          <table:table-cell table:style-name="ce176" office:value-type="string">
            <text:p>Exportar la hoja de cálculo</text:p>
          </table:table-cell>
          <table:table-cell table:style-name="ce183" office:value-type="string">
            <text:p>Exportar para Planilha</text:p>
          </table:table-cell>
          <table:table-cell table:style-name="ce217"/>
          <table:table-cell table:style-name="ce107" office:value-type="string">
            <text:p>Esporta su foglio di calcolo</text:p>
          </table:table-cell>
          <table:table-cell table:style-name="ce111" office:value-type="string">
            <text:p>Exporta tabel</text:p>
          </table:table-cell>
          <table:table-cell table:style-name="ce223" office:value-type="string">
            <text:p>Vie taulukko-ohjelmaan</text:p>
          </table:table-cell>
          <table:table-cell table:style-name="ce229" office:value-type="string">
            <text:p>Eksporter til regneark</text:p>
          </table:table-cell>
          <table:table-cell table:style-name="ce135" office:value-type="string">
            <text:p>导出至电子表格</text:p>
          </table:table-cell>
          <table:table-cell table:style-name="ce185" office:value-type="string">
            <text:p>Spreadsheet'e export et</text:p>
          </table:table-cell>
          <table:table-cell table:style-name="ce244" office:value-type="string">
            <text:p>Εξαγωγή σε Λογιστικό φύλλο</text:p>
          </table:table-cell>
          <table:table-cell table:style-name="ce222" office:value-type="string">
            <text:p>Eksportuoti į skaičiuoklę</text:p>
          </table:table-cell>
          <table:table-cell table:style-name="ce66" office:value-type="string">
            <text:p>Exportera till kalkylblad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ExportODF</text:p>
          </table:table-cell>
          <table:table-cell table:style-name="ce334"/>
          <table:table-cell table:style-name="ce164" office:value-type="string">
            <text:p>OpenOffice Calc (ODF)</text:p>
          </table:table-cell>
          <table:table-cell table:style-name="ce167" office:value-type="string">
            <text:p>OpenOffice Calc (ODF)</text:p>
          </table:table-cell>
          <table:table-cell table:style-name="ce66" office:value-type="string">
            <text:p>OpenOffice Calc (ODF)</text:p>
          </table:table-cell>
          <table:table-cell table:style-name="ce66" office:value-type="string">
            <text:p>OpenOffice Calc (ODF)</text:p>
          </table:table-cell>
          <table:table-cell table:style-name="ce176" office:value-type="string">
            <text:p>OpenOffice Calc (ODF)</text:p>
          </table:table-cell>
          <table:table-cell table:style-name="ce183" office:value-type="string">
            <text:p>OpenOffice Calc (ODF)</text:p>
          </table:table-cell>
          <table:table-cell table:style-name="ce217"/>
          <table:table-cell table:style-name="ce107" office:value-type="string">
            <text:p>OpenOffice Calc (ODF)</text:p>
          </table:table-cell>
          <table:table-cell table:style-name="ce167" office:value-type="string">
            <text:p>OpenOffice Calc (ODF)</text:p>
          </table:table-cell>
          <table:table-cell table:style-name="ce223" office:value-type="string">
            <text:p>OpenOffice Calc (ODF)</text:p>
          </table:table-cell>
          <table:table-cell table:style-name="ce229" office:value-type="string">
            <text:p>OpenOffice Calc (ODF)</text:p>
          </table:table-cell>
          <table:table-cell table:style-name="ce135" office:value-type="string">
            <text:p>OpenOffice Calc (ODF)</text:p>
          </table:table-cell>
          <table:table-cell table:style-name="ce183" office:value-type="string">
            <text:p>OpenOffice Calc (ODF)</text:p>
          </table:table-cell>
          <table:table-cell table:style-name="ce244" office:value-type="string">
            <text:p>OpenOffice Calc (ODF)</text:p>
          </table:table-cell>
          <table:table-cell table:style-name="ce222" office:value-type="string">
            <text:p>OpenOffice Calc (ODF)</text:p>
          </table:table-cell>
          <table:table-cell table:style-name="ce66" office:value-type="string">
            <text:p>OpenOffice Calc (ODF)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ExportMSXML</text:p>
          </table:table-cell>
          <table:table-cell table:style-name="ce334"/>
          <table:table-cell table:style-name="ce164" office:value-type="string">
            <text:p>Microsoft Excel (MS-XML)</text:p>
          </table:table-cell>
          <table:table-cell table:style-name="ce167" office:value-type="string">
            <text:p>Microsoft Excel (MS-XML)</text:p>
          </table:table-cell>
          <table:table-cell table:style-name="ce66" office:value-type="string">
            <text:p>Microsoft Excel (MS-XML)</text:p>
          </table:table-cell>
          <table:table-cell table:style-name="ce66" office:value-type="string">
            <text:p>Microsoft Excel (MS-XML)</text:p>
          </table:table-cell>
          <table:table-cell table:style-name="ce176" office:value-type="string">
            <text:p>Microsoft Excel (MS-XML)</text:p>
          </table:table-cell>
          <table:table-cell table:style-name="ce183" office:value-type="string">
            <text:p>Microsoft Excel (MS-XML)</text:p>
          </table:table-cell>
          <table:table-cell table:style-name="ce217"/>
          <table:table-cell table:style-name="ce107" office:value-type="string">
            <text:p>Microsoft Excel (MS-XML)</text:p>
          </table:table-cell>
          <table:table-cell table:style-name="ce167" office:value-type="string">
            <text:p>Microsoft Excel (MS-XML)</text:p>
          </table:table-cell>
          <table:table-cell table:style-name="ce223" office:value-type="string">
            <text:p>Microsoft Excel (MS-XML)</text:p>
          </table:table-cell>
          <table:table-cell table:style-name="ce229" office:value-type="string">
            <text:p>Microsoft Excel (MS-XML)</text:p>
          </table:table-cell>
          <table:table-cell table:style-name="ce135" office:value-type="string">
            <text:p>Microsoft Excel (MS-XML)</text:p>
          </table:table-cell>
          <table:table-cell table:style-name="ce183" office:value-type="string">
            <text:p>Microsoft Excel (MS-XML)</text:p>
          </table:table-cell>
          <table:table-cell table:style-name="ce244" office:value-type="string">
            <text:p>Microsoft Excel (MS-XML)</text:p>
          </table:table-cell>
          <table:table-cell table:style-name="ce222" office:value-type="string">
            <text:p>Microsoft Excel (MS-XML)</text:p>
          </table:table-cell>
          <table:table-cell table:style-name="ce66" office:value-type="string">
            <text:p>Microsoft Excel (MS-XML)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ExportXHTML</text:p>
          </table:table-cell>
          <table:table-cell table:style-name="ce334"/>
          <table:table-cell table:style-name="ce164" office:value-type="string">
            <text:p>XHTML</text:p>
          </table:table-cell>
          <table:table-cell table:style-name="ce167" office:value-type="string">
            <text:p>XHTML</text:p>
          </table:table-cell>
          <table:table-cell table:style-name="ce66" office:value-type="string">
            <text:p>XHTML</text:p>
          </table:table-cell>
          <table:table-cell table:style-name="ce66" office:value-type="string">
            <text:p>XHTML</text:p>
          </table:table-cell>
          <table:table-cell table:style-name="ce176" office:value-type="string">
            <text:p>XHTML</text:p>
          </table:table-cell>
          <table:table-cell table:style-name="ce183" office:value-type="string">
            <text:p>XHTML</text:p>
          </table:table-cell>
          <table:table-cell table:style-name="ce217"/>
          <table:table-cell table:style-name="ce107" office:value-type="string">
            <text:p>XHTML</text:p>
          </table:table-cell>
          <table:table-cell table:style-name="ce167" office:value-type="string">
            <text:p>XHTML</text:p>
          </table:table-cell>
          <table:table-cell table:style-name="ce223" office:value-type="string">
            <text:p>XHTML</text:p>
          </table:table-cell>
          <table:table-cell table:style-name="ce229" office:value-type="string">
            <text:p>XHTML</text:p>
          </table:table-cell>
          <table:table-cell table:style-name="ce135" office:value-type="string">
            <text:p>XHTML</text:p>
          </table:table-cell>
          <table:table-cell table:style-name="ce183" office:value-type="string">
            <text:p>XHTML</text:p>
          </table:table-cell>
          <table:table-cell table:style-name="ce244" office:value-type="string">
            <text:p>XHTML</text:p>
          </table:table-cell>
          <table:table-cell table:style-name="ce222" office:value-type="string">
            <text:p>XHTML</text:p>
          </table:table-cell>
          <table:table-cell table:style-name="ce66" office:value-type="string">
            <text:p>XHTML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ExportTEXT</text:p>
          </table:table-cell>
          <table:table-cell table:style-name="ce334"/>
          <table:table-cell table:style-name="ce164" office:value-type="string">
            <text:p>Trajectories to simple text</text:p>
          </table:table-cell>
          <table:table-cell table:style-name="ce167" office:value-type="string">
            <text:p>Trajectoires vers texte simple</text:p>
          </table:table-cell>
          <table:table-cell table:style-name="ce66" office:value-type="string">
            <text:p>Trajectory naar simpele tekst</text:p>
          </table:table-cell>
          <table:table-cell table:style-name="ce66" office:value-type="string">
            <text:p>Trajektorie in einfachen Text</text:p>
          </table:table-cell>
          <table:table-cell table:style-name="ce181" office:value-type="string">
            <text:p>Trayectoria en texto</text:p>
          </table:table-cell>
          <table:table-cell table:style-name="ce188" office:value-type="string">
            <text:p>Trajetória em texto simples</text:p>
          </table:table-cell>
          <table:table-cell table:style-name="ce217"/>
          <table:table-cell table:style-name="ce107" office:value-type="string">
            <text:p>Traiettorie in formato testo</text:p>
          </table:table-cell>
          <table:table-cell table:style-name="ce111" office:value-type="string">
            <text:p>Traiectorii ca text simplu</text:p>
          </table:table-cell>
          <table:table-cell table:style-name="ce404" office:value-type="string">
            <text:p>Radan tiedot tekstitiedostoon</text:p>
          </table:table-cell>
          <table:table-cell table:style-name="ce130" office:value-type="string">
            <text:p>Overføring til enkel tekst</text:p>
          </table:table-cell>
          <table:table-cell table:style-name="ce135" office:value-type="string">
            <text:p>简单文本轨迹</text:p>
          </table:table-cell>
          <table:table-cell table:style-name="ce66" office:value-type="string">
            <text:p>İzleme yollarından basit metine</text:p>
          </table:table-cell>
          <table:table-cell table:style-name="ce66" office:value-type="string">
            <text:p>Τροχιές σε απλό κείμενο</text:p>
          </table:table-cell>
          <table:table-cell table:style-name="ce222" office:value-type="string">
            <text:p>Versti trajektorijas į paprastą tekstą</text:p>
          </table:table-cell>
          <table:table-cell table:style-name="ce1" office:value-type="string">
            <text:p>Bandata till simpel text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5" office:value-type="string">
            <text:p>mnuFluidify</text:p>
          </table:table-cell>
          <table:table-cell table:style-name="ce342" office:value-type="string">
            <text:p>not implemented</text:p>
          </table:table-cell>
          <table:table-cell table:style-name="ce163" office:value-type="string">
            <text:p>Fluidify</text:p>
          </table:table-cell>
          <table:table-cell table:style-name="ce166" office:value-type="string">
            <text:p>Fluidifier</text:p>
          </table:table-cell>
          <table:table-cell table:style-name="ce66" office:value-type="string">
            <text:p>Vloeiend</text:p>
          </table:table-cell>
          <table:table-cell table:style-name="ce66" office:value-type="string">
            <text:p>Verflüssigen...</text:p>
          </table:table-cell>
          <table:table-cell table:style-name="ce176" office:value-type="string">
            <text:p>Fluidificar</text:p>
          </table:table-cell>
          <table:table-cell table:style-name="ce375" office:value-type="string">
            <text:p>Fluidificar</text:p>
          </table:table-cell>
          <table:table-cell table:style-name="ce215" office:value-type="string">
            <text:p>Płynność</text:p>
          </table:table-cell>
          <table:table-cell table:style-name="ce107" office:value-type="string">
            <text:p>Fluidificare</text:p>
          </table:table-cell>
          <table:table-cell table:style-name="ce111" office:value-type="string">
            <text:p>Fluidificator</text:p>
          </table:table-cell>
          <table:table-cell table:style-name="ce223" office:value-type="string">
            <text:p>Nesteytä...</text:p>
          </table:table-cell>
          <table:table-cell table:style-name="ce233"/>
          <table:table-cell table:style-name="ce135" office:value-type="string">
            <text:p>流动性</text:p>
          </table:table-cell>
          <table:table-cell table:style-name="ce239" office:value-type="string">
            <text:p>Sıvılaştır</text:p>
          </table:table-cell>
          <table:table-cell table:style-name="ce244" office:value-type="string">
            <text:p>Ρευστοποίηση</text:p>
          </table:table-cell>
          <table:table-cell table:style-name="ce222" office:value-type="string">
            <text:p>Fluidify</text:p>
          </table:table-cell>
          <table:table-cell table:style-name="ce1" office:value-type="string">
            <text:p>Liqvidera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Format</text:p>
          </table:table-cell>
          <table:table-cell table:style-name="ce334"/>
          <table:table-cell table:style-name="ce164" office:value-type="string">
            <text:p>Image Format</text:p>
          </table:table-cell>
          <table:table-cell table:style-name="ce167" office:value-type="string">
            <text:p>Format de l'image</text:p>
          </table:table-cell>
          <table:table-cell table:style-name="ce66" office:value-type="string">
            <text:p>Beeldtype</text:p>
          </table:table-cell>
          <table:table-cell table:style-name="ce66" office:value-type="string">
            <text:p>Bildformat</text:p>
          </table:table-cell>
          <table:table-cell table:style-name="ce176" office:value-type="string">
            <text:p>Formato de la imagen</text:p>
          </table:table-cell>
          <table:table-cell table:style-name="ce183" office:value-type="string">
            <text:p>Formato da Imagem</text:p>
          </table:table-cell>
          <table:table-cell table:style-name="ce217"/>
          <table:table-cell table:style-name="ce107" office:value-type="string">
            <text:p>Formato immagine</text:p>
          </table:table-cell>
          <table:table-cell table:style-name="ce111" office:value-type="string">
            <text:p><text:s/>Format de imagine</text:p>
          </table:table-cell>
          <table:table-cell table:style-name="ce223" office:value-type="string">
            <text:p>Kuvaformaatti</text:p>
          </table:table-cell>
          <table:table-cell table:style-name="ce229" office:value-type="string">
            <text:p>Bildeformat</text:p>
          </table:table-cell>
          <table:table-cell table:style-name="ce135" office:value-type="string">
            <text:p>图片格式</text:p>
          </table:table-cell>
          <table:table-cell table:style-name="ce183" office:value-type="string">
            <text:p>İmaj Formatı</text:p>
          </table:table-cell>
          <table:table-cell table:style-name="ce244" office:value-type="string">
            <text:p>Μορφή Εικόνας</text:p>
          </table:table-cell>
          <table:table-cell table:style-name="ce222" office:value-type="string">
            <text:p>Paveikslėlio formatas</text:p>
          </table:table-cell>
          <table:table-cell table:style-name="ce66" office:value-type="string">
            <text:p>Bildformat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FormatAuto</text:p>
          </table:table-cell>
          <table:table-cell table:style-name="ce334" office:value-type="string">
            <text:p>also on RootLang</text:p>
          </table:table-cell>
          <table:table-cell table:style-name="ce164" office:value-type="string">
            <text:p>Auto Detection</text:p>
          </table:table-cell>
          <table:table-cell table:style-name="ce167" office:value-type="string">
            <text:p>Détection Automatique</text:p>
          </table:table-cell>
          <table:table-cell table:style-name="ce66" office:value-type="string">
            <text:p>Automatische detectie</text:p>
          </table:table-cell>
          <table:table-cell table:style-name="ce66" office:value-type="string">
            <text:p>Automatisch</text:p>
          </table:table-cell>
          <table:table-cell table:style-name="ce176" office:value-type="string">
            <text:p>Detección automática</text:p>
          </table:table-cell>
          <table:table-cell table:style-name="ce183" office:value-type="string">
            <text:p>Auto Detecção</text:p>
          </table:table-cell>
          <table:table-cell table:style-name="ce217"/>
          <table:table-cell table:style-name="ce220" office:value-type="string">
            <text:p>Rilevazione automatica</text:p>
          </table:table-cell>
          <table:table-cell table:style-name="ce111" office:value-type="string">
            <text:p>Detectie automata</text:p>
          </table:table-cell>
          <table:table-cell table:style-name="ce223" office:value-type="string">
            <text:p>Automaattinen havaitseminen</text:p>
          </table:table-cell>
          <table:table-cell table:style-name="ce229" office:value-type="string">
            <text:p>Automatisk valg</text:p>
          </table:table-cell>
          <table:table-cell table:style-name="ce135" office:value-type="string">
            <text:p>自动识别</text:p>
          </table:table-cell>
          <table:table-cell table:style-name="ce183" office:value-type="string">
            <text:p>Otomatik Bulma</text:p>
          </table:table-cell>
          <table:table-cell table:style-name="ce244" office:value-type="string">
            <text:p>Αυτόματη Ανίχνευση</text:p>
          </table:table-cell>
          <table:table-cell table:style-name="ce222" office:value-type="string">
            <text:p>Automatinis radimas</text:p>
          </table:table-cell>
          <table:table-cell table:style-name="ce66" office:value-type="string">
            <text:p>Automatisk Igenkänning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FormatForce43</text:p>
          </table:table-cell>
          <table:table-cell table:style-name="ce334" office:value-type="string">
            <text:p>also on RootLang</text:p>
          </table:table-cell>
          <table:table-cell table:style-name="ce164" office:value-type="string">
            <text:p>Force 4:3</text:p>
          </table:table-cell>
          <table:table-cell table:style-name="ce167" office:value-type="string">
            <text:p>Forcer 4:3</text:p>
          </table:table-cell>
          <table:table-cell table:style-name="ce66" office:value-type="string">
            <text:p>Forceer 4:3</text:p>
          </table:table-cell>
          <table:table-cell table:style-name="ce368" office:value-type="string">
            <text:p>4:3 erzwingen</text:p>
          </table:table-cell>
          <table:table-cell table:style-name="ce176" office:value-type="string">
            <text:p>Forzar 4:3</text:p>
          </table:table-cell>
          <table:table-cell table:style-name="ce183" office:value-type="string">
            <text:p>Forçar 4:3</text:p>
          </table:table-cell>
          <table:table-cell table:style-name="ce217"/>
          <table:table-cell table:style-name="ce220" office:value-type="string">
            <text:p>Applica 4:3</text:p>
          </table:table-cell>
          <table:table-cell table:style-name="ce111" office:value-type="string">
            <text:p>Forteaza format 4:3</text:p>
          </table:table-cell>
          <table:table-cell table:style-name="ce223" office:value-type="string">
            <text:p>Pakota 4:3</text:p>
          </table:table-cell>
          <table:table-cell table:style-name="ce229" office:value-type="string">
            <text:p>Bruk 4:3</text:p>
          </table:table-cell>
          <table:table-cell table:style-name="ce135" office:value-type="string">
            <text:p>强制 4:3</text:p>
          </table:table-cell>
          <table:table-cell table:style-name="ce183" office:value-type="string">
            <text:p>4:3'ü Zorla</text:p>
          </table:table-cell>
          <table:table-cell table:style-name="ce244" office:value-type="string">
            <text:p>Εφαρμογή 4:3</text:p>
          </table:table-cell>
          <table:table-cell table:style-name="ce222" office:value-type="string">
            <text:p>Formatas 4:3</text:p>
          </table:table-cell>
          <table:table-cell table:style-name="ce66" office:value-type="string">
            <text:p>Bildförhållande 4:3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FormatForce169</text:p>
          </table:table-cell>
          <table:table-cell table:style-name="ce334" office:value-type="string">
            <text:p>also on RootLang</text:p>
          </table:table-cell>
          <table:table-cell table:style-name="ce164" office:value-type="string">
            <text:p>Force 16:9</text:p>
          </table:table-cell>
          <table:table-cell table:style-name="ce167" office:value-type="string">
            <text:p>Forcer 16:9</text:p>
          </table:table-cell>
          <table:table-cell table:style-name="ce66" office:value-type="string">
            <text:p>Forceer 16:9</text:p>
          </table:table-cell>
          <table:table-cell table:style-name="ce368" office:value-type="string">
            <text:p>16:9 erzwingen</text:p>
          </table:table-cell>
          <table:table-cell table:style-name="ce176" office:value-type="string">
            <text:p>Forzar 16:9</text:p>
          </table:table-cell>
          <table:table-cell table:style-name="ce183" office:value-type="string">
            <text:p>Forçar 16:9</text:p>
          </table:table-cell>
          <table:table-cell table:style-name="ce217"/>
          <table:table-cell table:style-name="ce220" office:value-type="string">
            <text:p>Applica 16:9</text:p>
          </table:table-cell>
          <table:table-cell table:style-name="ce111" office:value-type="string">
            <text:p>Forteaza format 16:9</text:p>
          </table:table-cell>
          <table:table-cell table:style-name="ce223" office:value-type="string">
            <text:p>Pakota 16:9</text:p>
          </table:table-cell>
          <table:table-cell table:style-name="ce229" office:value-type="string">
            <text:p>Bruk 16:9</text:p>
          </table:table-cell>
          <table:table-cell table:style-name="ce135" office:value-type="string">
            <text:p>强制 16:9</text:p>
          </table:table-cell>
          <table:table-cell table:style-name="ce183" office:value-type="string">
            <text:p>16:9'ü Zorla</text:p>
          </table:table-cell>
          <table:table-cell table:style-name="ce244" office:value-type="string">
            <text:p>Εφαρμογή 16:9</text:p>
          </table:table-cell>
          <table:table-cell table:style-name="ce222" office:value-type="string">
            <text:p>Formatas 16:9</text:p>
          </table:table-cell>
          <table:table-cell table:style-name="ce66" office:value-type="string">
            <text:p>Bildförhållande 16:9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GotoKeyframe</text:p>
          </table:table-cell>
          <table:table-cell table:style-name="ce334"/>
          <table:table-cell table:style-name="ce143" office:value-type="string">
            <text:p>Go to Key Image</text:p>
          </table:table-cell>
          <table:table-cell table:style-name="ce167" office:value-type="string">
            <text:p>Aller à l'Image Clé</text:p>
          </table:table-cell>
          <table:table-cell table:style-name="ce66" office:value-type="string">
            <text:p>Ga naar Kernbeeld</text:p>
          </table:table-cell>
          <table:table-cell table:style-name="ce173" office:value-type="string">
            <text:p>Gehe zum Schlüsselbild</text:p>
          </table:table-cell>
          <table:table-cell table:style-name="ce176" office:value-type="string">
            <text:p>Ir a la Imagen Clave</text:p>
          </table:table-cell>
          <table:table-cell table:style-name="ce183" office:value-type="string">
            <text:p>Ir para o Quadro de Imagem</text:p>
          </table:table-cell>
          <table:table-cell table:style-name="ce217"/>
          <table:table-cell table:style-name="ce220" office:value-type="string">
            <text:p>Vai al Fotogramma dell'Immagine Chiave</text:p>
          </table:table-cell>
          <table:table-cell table:style-name="ce221" office:value-type="string">
            <text:p>Mergi la cadrul cheie </text:p>
          </table:table-cell>
          <table:table-cell table:style-name="ce225" office:value-type="string">
            <text:p>Mene avainkuvaan</text:p>
          </table:table-cell>
          <table:table-cell table:style-name="ce229" office:value-type="string">
            <text:p>Gå til nøkkelbilde</text:p>
          </table:table-cell>
          <table:table-cell table:style-name="ce135" office:value-type="string">
            <text:p>转到关键图像</text:p>
          </table:table-cell>
          <table:table-cell table:style-name="ce183" office:value-type="string">
            <text:p>Anahtar İmaja Git</text:p>
          </table:table-cell>
          <table:table-cell table:style-name="ce244" office:value-type="string">
            <text:p>Πήγαινε στην Βασική Εικόνα</text:p>
          </table:table-cell>
          <table:table-cell table:style-name="ce222" office:value-type="string">
            <text:p>Eiti į pažymęta paveikslėlį</text:p>
          </table:table-cell>
          <table:table-cell table:style-name="ce66" office:value-type="string">
            <text:p>Gå till nyckelbild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Grid</text:p>
          </table:table-cell>
          <table:table-cell table:style-name="ce334"/>
          <table:table-cell table:style-name="ce164" office:value-type="string">
            <text:p>Grid</text:p>
          </table:table-cell>
          <table:table-cell table:style-name="ce167" office:value-type="string">
            <text:p>Grille</text:p>
          </table:table-cell>
          <table:table-cell table:style-name="ce66" office:value-type="string">
            <text:p>Raster</text:p>
          </table:table-cell>
          <table:table-cell table:style-name="ce66" office:value-type="string">
            <text:p>Raster</text:p>
          </table:table-cell>
          <table:table-cell table:style-name="ce176" office:value-type="string">
            <text:p>Cuadrícula</text:p>
          </table:table-cell>
          <table:table-cell table:style-name="ce183" office:value-type="string">
            <text:p>Grade</text:p>
          </table:table-cell>
          <table:table-cell table:style-name="ce213" office:value-type="string">
            <text:p>Siatka</text:p>
          </table:table-cell>
          <table:table-cell table:style-name="ce107" office:value-type="string">
            <text:p>Griglia</text:p>
          </table:table-cell>
          <table:table-cell table:style-name="ce111" office:value-type="string">
            <text:p>Grilă</text:p>
          </table:table-cell>
          <table:table-cell table:style-name="ce223" office:value-type="string">
            <text:p>Ruudukko</text:p>
          </table:table-cell>
          <table:table-cell table:style-name="ce229" office:value-type="string">
            <text:p>Rutenett</text:p>
          </table:table-cell>
          <table:table-cell table:style-name="ce135" office:value-type="string">
            <text:p>网格</text:p>
          </table:table-cell>
          <table:table-cell table:style-name="ce183" office:value-type="string">
            <text:p>Izgara</text:p>
          </table:table-cell>
          <table:table-cell table:style-name="ce244" office:value-type="string">
            <text:p>Πλέγμα</text:p>
          </table:table-cell>
          <table:table-cell table:style-name="ce222" office:value-type="string">
            <text:p>Tinklelis</text:p>
          </table:table-cell>
          <table:table-cell table:style-name="ce66" office:value-type="string">
            <text:p>Rutverk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GridsHide</text:p>
          </table:table-cell>
          <table:table-cell table:style-name="ce334"/>
          <table:table-cell table:style-name="ce164" office:value-type="string">
            <text:p>Hide</text:p>
          </table:table-cell>
          <table:table-cell table:style-name="ce167" office:value-type="string">
            <text:p>Masquer</text:p>
          </table:table-cell>
          <table:table-cell table:style-name="ce66" office:value-type="string">
            <text:p>Verberg</text:p>
          </table:table-cell>
          <table:table-cell table:style-name="ce66" office:value-type="string">
            <text:p>Ausblenden</text:p>
          </table:table-cell>
          <table:table-cell table:style-name="ce176" office:value-type="string">
            <text:p>Ocultar</text:p>
          </table:table-cell>
          <table:table-cell table:style-name="ce183" office:value-type="string">
            <text:p>Esconder</text:p>
          </table:table-cell>
          <table:table-cell table:style-name="ce217"/>
          <table:table-cell table:style-name="ce220" office:value-type="string">
            <text:p>Nascondi</text:p>
          </table:table-cell>
          <table:table-cell table:style-name="ce111" office:value-type="string">
            <text:p>Ascunde</text:p>
          </table:table-cell>
          <table:table-cell table:style-name="ce223" office:value-type="string">
            <text:p>Piilota</text:p>
          </table:table-cell>
          <table:table-cell table:style-name="ce229" office:value-type="string">
            <text:p>Skjul</text:p>
          </table:table-cell>
          <table:table-cell table:style-name="ce135" office:value-type="string">
            <text:p>隐藏</text:p>
          </table:table-cell>
          <table:table-cell table:style-name="ce183" office:value-type="string">
            <text:p>Gizle</text:p>
          </table:table-cell>
          <table:table-cell table:style-name="ce244" office:value-type="string">
            <text:p>Απόκρυψη</text:p>
          </table:table-cell>
          <table:table-cell table:style-name="ce222" office:value-type="string">
            <text:p>Paslėpti</text:p>
          </table:table-cell>
          <table:table-cell table:style-name="ce66" office:value-type="string">
            <text:p>Dölj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129" office:value-type="string">
            <text:p>mnuHome</text:p>
          </table:table-cell>
          <table:table-cell table:style-name="ce134" office:value-type="string">
            <text:p>also on RootLang</text:p>
          </table:table-cell>
          <table:table-cell table:style-name="ce139" office:value-type="string">
            <text:p>File Explorer</text:p>
          </table:table-cell>
          <table:table-cell table:style-name="ce152" office:value-type="string">
            <text:p>Explorateur de Fichiers</text:p>
          </table:table-cell>
          <table:table-cell table:style-name="ce159" office:value-type="string">
            <text:p>Bladeren</text:p>
          </table:table-cell>
          <table:table-cell table:style-name="ce66" office:value-type="string">
            <text:p>Datei Explorer</text:p>
          </table:table-cell>
          <table:table-cell table:style-name="ce179" office:value-type="string">
            <text:p>Explorador De Archivos</text:p>
          </table:table-cell>
          <table:table-cell table:style-name="ce183" office:value-type="string">
            <text:p>Gerenciador de Arquivos</text:p>
          </table:table-cell>
          <table:table-cell table:style-name="ce216" office:value-type="string">
            <text:p>Przeglądarka plików</text:p>
          </table:table-cell>
          <table:table-cell table:style-name="ce107" office:value-type="string">
            <text:p>Esplora File </text:p>
          </table:table-cell>
          <table:table-cell table:style-name="ce111" office:value-type="string">
            <text:p>Explorator fişiere</text:p>
          </table:table-cell>
          <table:table-cell table:style-name="ce117" office:value-type="string">
            <text:p>Tiedostopuu</text:p>
          </table:table-cell>
          <table:table-cell table:style-name="ce231" office:value-type="string">
            <text:p>Utforsk fil</text:p>
          </table:table-cell>
          <table:table-cell table:style-name="ce235" office:value-type="string">
            <text:p>文件浏览器</text:p>
          </table:table-cell>
          <table:table-cell table:style-name="ce239" office:value-type="string">
            <text:p>Dosya Gezgini</text:p>
          </table:table-cell>
          <table:table-cell table:style-name="ce242" office:value-type="string">
            <text:p>Εξερευνητής Αρχείων</text:p>
          </table:table-cell>
          <table:table-cell table:style-name="ce420" office:value-type="string">
            <text:p>Dokumentų naršyklė</text:p>
          </table:table-cell>
          <table:table-cell table:style-name="ce66" office:value-type="string">
            <text:p>Fil Utforskare</text:p>
          </table:table-cell>
          <table:table-cell table:style-name="ce249" table:number-columns-repeated="1006"/>
        </table:table-row>
        <table:table-row table:style-name="ro10">
          <table:table-cell table:style-name="ce333" office:value-type="string">
            <text:p>mnuImportImage</text:p>
          </table:table-cell>
          <table:table-cell table:style-name="ce343"/>
          <table:table-cell table:style-name="ce351" office:value-type="string">
            <text:p>Import image…</text:p>
          </table:table-cell>
          <table:table-cell table:style-name="ce359" office:value-type="string">
            <text:p>Importer une image…</text:p>
          </table:table-cell>
          <table:table-cell table:style-name="ce255" office:value-type="string">
            <text:p>Importeer afbeelding…</text:p>
          </table:table-cell>
          <table:table-cell table:style-name="ce169" office:value-type="string">
            <text:p>Bild importieren</text:p>
          </table:table-cell>
          <table:table-cell table:style-name="ce179" office:value-type="string">
            <text:p>Importar una imagen…</text:p>
          </table:table-cell>
          <table:table-cell table:style-name="ce187" office:value-type="string">
            <text:p>Importar imagens...</text:p>
          </table:table-cell>
          <table:table-cell table:style-name="ce216"/>
          <table:table-cell table:style-name="ce351" office:value-type="string">
            <text:p>Importa un'immagine…</text:p>
          </table:table-cell>
          <table:table-cell table:style-name="ce111" office:value-type="string">
            <text:p>Importă imagine...</text:p>
          </table:table-cell>
          <table:table-cell table:style-name="ce224" office:value-type="string">
            <text:p>Tuo kuva...</text:p>
          </table:table-cell>
          <table:table-cell table:style-name="ce231"/>
          <table:table-cell table:style-name="ce411"/>
          <table:table-cell table:style-name="ce187" office:value-type="string">
            <text:p>İmaj import et...</text:p>
          </table:table-cell>
          <table:table-cell table:style-name="ce415" office:value-type="string">
            <text:p>Εισαγωγή εικόνας</text:p>
          </table:table-cell>
          <table:table-cell table:style-name="ce249" office:value-type="string">
            <text:p>Importuoti paveikslėlį...</text:p>
          </table:table-cell>
          <table:table-cell table:style-name="ce66" office:value-type="string">
            <text:p>Importera Bild...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33" office:value-type="string">
            <text:p>mnuInvertAngle</text:p>
          </table:table-cell>
          <table:table-cell table:style-name="ce343"/>
          <table:table-cell table:style-name="ce351" office:value-type="string">
            <text:p>Invert angle</text:p>
          </table:table-cell>
          <table:table-cell table:style-name="ce359" office:value-type="string">
            <text:p>Inverser l'angle</text:p>
          </table:table-cell>
          <table:table-cell table:style-name="ce66" office:value-type="string">
            <text:p>Draai hoek om</text:p>
          </table:table-cell>
          <table:table-cell table:style-name="ce169" office:value-type="string">
            <text:p>Winkel invertieren</text:p>
          </table:table-cell>
          <table:table-cell table:style-name="ce179" office:value-type="string">
            <text:p>Ángulo inverso</text:p>
          </table:table-cell>
          <table:table-cell table:style-name="ce187" office:value-type="string">
            <text:p>Inverter ângulo</text:p>
          </table:table-cell>
          <table:table-cell table:style-name="ce216"/>
          <table:table-cell table:style-name="ce351" office:value-type="string">
            <text:p>Inverti l'angolo</text:p>
          </table:table-cell>
          <table:table-cell table:style-name="ce111" office:value-type="string">
            <text:p>Inversează unghiul</text:p>
          </table:table-cell>
          <table:table-cell table:style-name="ce224" office:value-type="string">
            <text:p>Vastakkainen kulma</text:p>
          </table:table-cell>
          <table:table-cell table:style-name="ce231"/>
          <table:table-cell table:style-name="ce411"/>
          <table:table-cell table:style-name="ce187" office:value-type="string">
            <text:p>Açıyı ters çevir</text:p>
          </table:table-cell>
          <table:table-cell table:style-name="ce415" office:value-type="string">
            <text:p>Αντιστροφή γωνίας</text:p>
          </table:table-cell>
          <table:table-cell table:style-name="ce249" office:value-type="string">
            <text:p>Keisti kampą</text:p>
          </table:table-cell>
          <table:table-cell table:style-name="ce66" office:value-type="string">
            <text:p>Invertera vinkel</text:p>
          </table:table-cell>
          <table:table-cell table:style-name="ce423" table:number-columns-repeated="1005"/>
          <table:table-cell table:style-name="ce249"/>
        </table:table-row>
        <table:table-row table:style-name="ro11">
          <table:table-cell table:style-name="ce36" office:value-type="string">
            <text:p>mnuLoadAnalysis</text:p>
          </table:table-cell>
          <table:table-cell table:style-name="ce334"/>
          <table:table-cell table:style-name="ce164" office:value-type="string">
            <text:p>Load Key Images Data...</text:p>
          </table:table-cell>
          <table:table-cell table:style-name="ce167" office:value-type="string">
            <text:p>Charger des Données d'Images Clés...</text:p>
          </table:table-cell>
          <table:table-cell table:style-name="ce66" office:value-type="string">
            <text:p>Laad kernbeeldgegevens…</text:p>
          </table:table-cell>
          <table:table-cell table:style-name="ce66" office:value-type="string">
            <text:p>Lade die Informationen der Schlüsselbilder...</text:p>
          </table:table-cell>
          <table:table-cell table:style-name="ce176" office:value-type="string">
            <text:p>Cargando datos claves de las imágenes …</text:p>
          </table:table-cell>
          <table:table-cell table:style-name="ce183" office:value-type="string">
            <text:p>Carregar Dados de Quadros de Imagens...</text:p>
          </table:table-cell>
          <table:table-cell table:style-name="ce213" office:value-type="string">
            <text:p>Wczytaj kluczowe dane obrazu</text:p>
          </table:table-cell>
          <table:table-cell table:style-name="ce107" office:value-type="string">
            <text:p>Carica Immagini Chiave e loro Dati...</text:p>
          </table:table-cell>
          <table:table-cell table:style-name="ce111" office:value-type="string">
            <text:p>Încarc datele cadrelor cheie...</text:p>
          </table:table-cell>
          <table:table-cell table:style-name="ce223" office:value-type="string">
            <text:p>Lataa avainkuvien tiedot...</text:p>
          </table:table-cell>
          <table:table-cell table:style-name="ce229" office:value-type="string">
            <text:p>Last inn nøkkelbilde data...</text:p>
          </table:table-cell>
          <table:table-cell table:style-name="ce135" office:value-type="string">
            <text:p>载入关键图像数据...</text:p>
          </table:table-cell>
          <table:table-cell table:style-name="ce183" office:value-type="string">
            <text:p>Anahtar İmaj Verisini Yükle...</text:p>
          </table:table-cell>
          <table:table-cell table:style-name="ce244" office:value-type="string">
            <text:p>Φόρτωση Δεδομένων Βασικών Εικόνων…</text:p>
          </table:table-cell>
          <table:table-cell table:style-name="ce222" office:value-type="string">
            <text:p>Įkelti pažymėtų paveikslėlių duomenis...</text:p>
          </table:table-cell>
          <table:table-cell table:style-name="ce66" office:value-type="string">
            <text:p>Ladda data för nyckelbild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Magnifier150</text:p>
          </table:table-cell>
          <table:table-cell table:style-name="ce334"/>
          <table:table-cell table:style-name="ce350" office:value-type="string">
            <text:p>Zoom x1.5</text:p>
          </table:table-cell>
          <table:table-cell table:style-name="ce153" office:value-type="string">
            <text:p>Zoom x1.5</text:p>
          </table:table-cell>
          <table:table-cell table:style-name="ce66" office:value-type="string">
            <text:p>Zoom x1.5</text:p>
          </table:table-cell>
          <table:table-cell table:style-name="ce66" office:value-type="string">
            <text:p>Zoom x1.5</text:p>
          </table:table-cell>
          <table:table-cell table:style-name="ce176" office:value-type="string">
            <text:p>Zoom x1.5</text:p>
          </table:table-cell>
          <table:table-cell table:style-name="ce183" office:value-type="string">
            <text:p>Zoom x1.5</text:p>
          </table:table-cell>
          <table:table-cell table:style-name="ce217"/>
          <table:table-cell table:style-name="ce388" office:value-type="string">
            <text:p>Zoom x1.5</text:p>
          </table:table-cell>
          <table:table-cell table:style-name="ce395" office:value-type="string">
            <text:p>Zoom x1.5</text:p>
          </table:table-cell>
          <table:table-cell table:style-name="ce400" office:value-type="string">
            <text:p>Zoom x1.5</text:p>
          </table:table-cell>
          <table:table-cell table:style-name="ce229" office:value-type="string">
            <text:p>Zoom x1.5</text:p>
          </table:table-cell>
          <table:table-cell table:style-name="ce135" office:value-type="string">
            <text:p>放大 x1.5</text:p>
          </table:table-cell>
          <table:table-cell table:style-name="ce183" office:value-type="string">
            <text:p>Yaklaştır x1.5</text:p>
          </table:table-cell>
          <table:table-cell table:style-name="ce244" office:value-type="string">
            <text:p>Μεγέθυνση x1.5</text:p>
          </table:table-cell>
          <table:table-cell table:style-name="ce222" office:value-type="string">
            <text:p>Didinimas x1.5</text:p>
          </table:table-cell>
          <table:table-cell table:style-name="ce66" office:value-type="string">
            <text:p>Zooma x1.5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Magnifier175</text:p>
          </table:table-cell>
          <table:table-cell table:style-name="ce334"/>
          <table:table-cell table:style-name="ce350" office:value-type="string">
            <text:p>Zoom x1.75</text:p>
          </table:table-cell>
          <table:table-cell table:style-name="ce153" office:value-type="string">
            <text:p>Zoom x1.75</text:p>
          </table:table-cell>
          <table:table-cell table:style-name="ce66" office:value-type="string">
            <text:p>Zoom x1.75</text:p>
          </table:table-cell>
          <table:table-cell table:style-name="ce66" office:value-type="string">
            <text:p>Zoom x1.75</text:p>
          </table:table-cell>
          <table:table-cell table:style-name="ce176" office:value-type="string">
            <text:p>Zoom x1.75</text:p>
          </table:table-cell>
          <table:table-cell table:style-name="ce183" office:value-type="string">
            <text:p>Zoom x1.75</text:p>
          </table:table-cell>
          <table:table-cell table:style-name="ce217"/>
          <table:table-cell table:style-name="ce388" office:value-type="string">
            <text:p>Zoom x1.75</text:p>
          </table:table-cell>
          <table:table-cell table:style-name="ce395" office:value-type="string">
            <text:p>Zoom x1.75</text:p>
          </table:table-cell>
          <table:table-cell table:style-name="ce400" office:value-type="string">
            <text:p>Zoom x1.75</text:p>
          </table:table-cell>
          <table:table-cell table:style-name="ce229" office:value-type="string">
            <text:p>Zoom x1.75</text:p>
          </table:table-cell>
          <table:table-cell table:style-name="ce135" office:value-type="string">
            <text:p>放大 x1.75</text:p>
          </table:table-cell>
          <table:table-cell table:style-name="ce183" office:value-type="string">
            <text:p>Yaklaştır x1.75</text:p>
          </table:table-cell>
          <table:table-cell table:style-name="ce244" office:value-type="string">
            <text:p>Μεγέθυνση x1.75</text:p>
          </table:table-cell>
          <table:table-cell table:style-name="ce222" office:value-type="string">
            <text:p>Didinimas x1.75</text:p>
          </table:table-cell>
          <table:table-cell table:style-name="ce66" office:value-type="string">
            <text:p>Zooma x1.75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Magnifier200</text:p>
          </table:table-cell>
          <table:table-cell table:style-name="ce334"/>
          <table:table-cell table:style-name="ce350" office:value-type="string">
            <text:p>Zoom x2</text:p>
          </table:table-cell>
          <table:table-cell table:style-name="ce153" office:value-type="string">
            <text:p>Zoom x2</text:p>
          </table:table-cell>
          <table:table-cell table:style-name="ce66" office:value-type="string">
            <text:p>Zoom x2</text:p>
          </table:table-cell>
          <table:table-cell table:style-name="ce66" office:value-type="string">
            <text:p>Zoom x2</text:p>
          </table:table-cell>
          <table:table-cell table:style-name="ce176" office:value-type="string">
            <text:p>Zoom x2</text:p>
          </table:table-cell>
          <table:table-cell table:style-name="ce183" office:value-type="string">
            <text:p>Zoom x2</text:p>
          </table:table-cell>
          <table:table-cell table:style-name="ce217"/>
          <table:table-cell table:style-name="ce388" office:value-type="string">
            <text:p>Zoom x2</text:p>
          </table:table-cell>
          <table:table-cell table:style-name="ce395" office:value-type="string">
            <text:p>Zoom x2</text:p>
          </table:table-cell>
          <table:table-cell table:style-name="ce400" office:value-type="string">
            <text:p>Zoom x2</text:p>
          </table:table-cell>
          <table:table-cell table:style-name="ce229" office:value-type="string">
            <text:p>Zoom x2</text:p>
          </table:table-cell>
          <table:table-cell table:style-name="ce135" office:value-type="string">
            <text:p>放大 x2</text:p>
          </table:table-cell>
          <table:table-cell table:style-name="ce183" office:value-type="string">
            <text:p>Yaklaştır x2</text:p>
          </table:table-cell>
          <table:table-cell table:style-name="ce244" office:value-type="string">
            <text:p>Μεγέθυνση x2</text:p>
          </table:table-cell>
          <table:table-cell table:style-name="ce222" office:value-type="string">
            <text:p>Didinimas x2</text:p>
          </table:table-cell>
          <table:table-cell table:style-name="ce66" office:value-type="string">
            <text:p>Zooma x2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Magnifier225</text:p>
          </table:table-cell>
          <table:table-cell table:style-name="ce334"/>
          <table:table-cell table:style-name="ce350" office:value-type="string">
            <text:p>Zoom x2.25</text:p>
          </table:table-cell>
          <table:table-cell table:style-name="ce153" office:value-type="string">
            <text:p>Zoom x2.25</text:p>
          </table:table-cell>
          <table:table-cell table:style-name="ce66" office:value-type="string">
            <text:p>Zoom x2.25</text:p>
          </table:table-cell>
          <table:table-cell table:style-name="ce66" office:value-type="string">
            <text:p>Zoom x2.25</text:p>
          </table:table-cell>
          <table:table-cell table:style-name="ce176" office:value-type="string">
            <text:p>Zoom x2.25</text:p>
          </table:table-cell>
          <table:table-cell table:style-name="ce183" office:value-type="string">
            <text:p>Zoom x2.25</text:p>
          </table:table-cell>
          <table:table-cell table:style-name="ce217"/>
          <table:table-cell table:style-name="ce388" office:value-type="string">
            <text:p>Zoom x2.25</text:p>
          </table:table-cell>
          <table:table-cell table:style-name="ce395" office:value-type="string">
            <text:p>Zoom x2.25</text:p>
          </table:table-cell>
          <table:table-cell table:style-name="ce400" office:value-type="string">
            <text:p>Zoom x2.25</text:p>
          </table:table-cell>
          <table:table-cell table:style-name="ce229" office:value-type="string">
            <text:p>Zoom x2.25</text:p>
          </table:table-cell>
          <table:table-cell table:style-name="ce135" office:value-type="string">
            <text:p>放大 x2.25</text:p>
          </table:table-cell>
          <table:table-cell table:style-name="ce183" office:value-type="string">
            <text:p>Yaklaştır x2.25</text:p>
          </table:table-cell>
          <table:table-cell table:style-name="ce244" office:value-type="string">
            <text:p>Μεγέθυνση x2.25</text:p>
          </table:table-cell>
          <table:table-cell table:style-name="ce222" office:value-type="string">
            <text:p>Didinimas x2.25</text:p>
          </table:table-cell>
          <table:table-cell table:style-name="ce66" office:value-type="string">
            <text:p>Zooma x2.25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Magnifier250</text:p>
          </table:table-cell>
          <table:table-cell table:style-name="ce334"/>
          <table:table-cell table:style-name="ce350" office:value-type="string">
            <text:p>Zoom x2.5</text:p>
          </table:table-cell>
          <table:table-cell table:style-name="ce153" office:value-type="string">
            <text:p>Zoom x2.5</text:p>
          </table:table-cell>
          <table:table-cell table:style-name="ce66" office:value-type="string">
            <text:p>Zoom x2.5</text:p>
          </table:table-cell>
          <table:table-cell table:style-name="ce66" office:value-type="string">
            <text:p>Zoom x2.5</text:p>
          </table:table-cell>
          <table:table-cell table:style-name="ce176" office:value-type="string">
            <text:p>Zoom x2.5</text:p>
          </table:table-cell>
          <table:table-cell table:style-name="ce183" office:value-type="string">
            <text:p>Zoom x2.5</text:p>
          </table:table-cell>
          <table:table-cell table:style-name="ce217"/>
          <table:table-cell table:style-name="ce388" office:value-type="string">
            <text:p>Zoom x2.5</text:p>
          </table:table-cell>
          <table:table-cell table:style-name="ce395" office:value-type="string">
            <text:p>Zoom x2.5</text:p>
          </table:table-cell>
          <table:table-cell table:style-name="ce400" office:value-type="string">
            <text:p>Zoom x2.5</text:p>
          </table:table-cell>
          <table:table-cell table:style-name="ce229" office:value-type="string">
            <text:p>Zoom x2.5</text:p>
          </table:table-cell>
          <table:table-cell table:style-name="ce135" office:value-type="string">
            <text:p>放大 x2.5</text:p>
          </table:table-cell>
          <table:table-cell table:style-name="ce183" office:value-type="string">
            <text:p>Yaklaştır x2.5</text:p>
          </table:table-cell>
          <table:table-cell table:style-name="ce244" office:value-type="string">
            <text:p>Μεγέθυνση x2.5</text:p>
          </table:table-cell>
          <table:table-cell table:style-name="ce222" office:value-type="string">
            <text:p>Didinimas x2.5</text:p>
          </table:table-cell>
          <table:table-cell table:style-name="ce66" office:value-type="string">
            <text:p>Zooma x2.5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MagnifierDirect</text:p>
          </table:table-cell>
          <table:table-cell table:style-name="ce334"/>
          <table:table-cell table:style-name="ce143" office:value-type="string">
            <text:p>Switch to Direct Zoom</text:p>
          </table:table-cell>
          <table:table-cell table:style-name="ce153" office:value-type="string">
            <text:p>Basculer en Zoom Direct</text:p>
          </table:table-cell>
          <table:table-cell table:style-name="ce66" office:value-type="string">
            <text:p>Schakel naar Direct Zoom</text:p>
          </table:table-cell>
          <table:table-cell table:style-name="ce173" office:value-type="string">
            <text:p>Direkt Zoom</text:p>
          </table:table-cell>
          <table:table-cell table:style-name="ce176" office:value-type="string">
            <text:p>Cambiar a Zoom Directo</text:p>
          </table:table-cell>
          <table:table-cell table:style-name="ce183" office:value-type="string">
            <text:p>Mudar para Zoom Direto</text:p>
          </table:table-cell>
          <table:table-cell table:style-name="ce217"/>
          <table:table-cell table:style-name="ce220" office:value-type="string">
            <text:p>Passa a ZOOM diretto</text:p>
          </table:table-cell>
          <table:table-cell table:style-name="ce221" office:value-type="string">
            <text:p>Schimbă în <text:s/>Zoom Direct</text:p>
          </table:table-cell>
          <table:table-cell table:style-name="ce225" office:value-type="string">
            <text:p>Vaihda suoraan Zoomiin</text:p>
          </table:table-cell>
          <table:table-cell table:style-name="ce229" office:value-type="string">
            <text:p>Bytt til direkte zoom</text:p>
          </table:table-cell>
          <table:table-cell table:style-name="ce135" office:value-type="string">
            <text:p>切换到直接放大模式</text:p>
          </table:table-cell>
          <table:table-cell table:style-name="ce183" office:value-type="string">
            <text:p>Direkt Yakınlaşmaya Geç</text:p>
          </table:table-cell>
          <table:table-cell table:style-name="ce244" office:value-type="string">
            <text:p>Αλλαγή σε Απευθείας Μεγέθυνση</text:p>
          </table:table-cell>
          <table:table-cell table:style-name="ce222" office:value-type="string">
            <text:p>Perjungti tiesioginį didinimą</text:p>
          </table:table-cell>
          <table:table-cell table:style-name="ce66" office:value-type="string">
            <text:p>Byt till direkt zoom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MagnifierQuit</text:p>
          </table:table-cell>
          <table:table-cell table:style-name="ce334"/>
          <table:table-cell table:style-name="ce350" office:value-type="string">
            <text:p>Close Magnifier</text:p>
          </table:table-cell>
          <table:table-cell table:style-name="ce153" office:value-type="string">
            <text:p>Quitter le mode Loupe</text:p>
          </table:table-cell>
          <table:table-cell table:style-name="ce66" office:value-type="string">
            <text:p>Sluit Vergrootglas</text:p>
          </table:table-cell>
          <table:table-cell table:style-name="ce66" office:value-type="string">
            <text:p>Lupe schließen</text:p>
          </table:table-cell>
          <table:table-cell table:style-name="ce176" office:value-type="string">
            <text:p>Salir del modo lupa</text:p>
          </table:table-cell>
          <table:table-cell table:style-name="ce183" office:value-type="string">
            <text:p>Fechar Lupa</text:p>
          </table:table-cell>
          <table:table-cell table:style-name="ce217"/>
          <table:table-cell table:style-name="ce388" office:value-type="string">
            <text:p>Chiudi lente d'ingrandimento</text:p>
          </table:table-cell>
          <table:table-cell table:style-name="ce395" office:value-type="string">
            <text:p>Închide modul Lupă</text:p>
          </table:table-cell>
          <table:table-cell table:style-name="ce400" office:value-type="string">
            <text:p>Sulje suurennuslasi</text:p>
          </table:table-cell>
          <table:table-cell table:style-name="ce229" office:value-type="string">
            <text:p>Lukk forstørrelsesglass</text:p>
          </table:table-cell>
          <table:table-cell table:style-name="ce135" office:value-type="string">
            <text:p>关闭放大镜</text:p>
          </table:table-cell>
          <table:table-cell table:style-name="ce183" office:value-type="string">
            <text:p>Büyüteci Kapat</text:p>
          </table:table-cell>
          <table:table-cell table:style-name="ce244" office:value-type="string">
            <text:p>Κλείσιμο Μεγεθυντή</text:p>
          </table:table-cell>
          <table:table-cell table:style-name="ce222" office:value-type="string">
            <text:p>Uždaryti padidinimo stiklą</text:p>
          </table:table-cell>
          <table:table-cell table:style-name="ce66" office:value-type="string">
            <text:p>Stäng förstoringsglas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Mirror</text:p>
          </table:table-cell>
          <table:table-cell table:style-name="ce334"/>
          <table:table-cell table:style-name="ce164" office:value-type="string">
            <text:p>Mirror</text:p>
          </table:table-cell>
          <table:table-cell table:style-name="ce167" office:value-type="string">
            <text:p>Miroir</text:p>
          </table:table-cell>
          <table:table-cell table:style-name="ce66" office:value-type="string">
            <text:p>Spiegel</text:p>
          </table:table-cell>
          <table:table-cell table:style-name="ce66" office:value-type="string">
            <text:p>Spiegel</text:p>
          </table:table-cell>
          <table:table-cell table:style-name="ce176" office:value-type="string">
            <text:p>Espejo</text:p>
          </table:table-cell>
          <table:table-cell table:style-name="ce183" office:value-type="string">
            <text:p>Espelhar</text:p>
          </table:table-cell>
          <table:table-cell table:style-name="ce213" office:value-type="string">
            <text:p>Lustrzanie</text:p>
          </table:table-cell>
          <table:table-cell table:style-name="ce107" office:value-type="string">
            <text:p>Specchio</text:p>
          </table:table-cell>
          <table:table-cell table:style-name="ce111" office:value-type="string">
            <text:p>Oglindă</text:p>
          </table:table-cell>
          <table:table-cell table:style-name="ce223" office:value-type="string">
            <text:p>Peili</text:p>
          </table:table-cell>
          <table:table-cell table:style-name="ce229" office:value-type="string">
            <text:p>Speil</text:p>
          </table:table-cell>
          <table:table-cell table:style-name="ce135" office:value-type="string">
            <text:p>镜像</text:p>
          </table:table-cell>
          <table:table-cell table:style-name="ce183" office:value-type="string">
            <text:p>Ayna</text:p>
          </table:table-cell>
          <table:table-cell table:style-name="ce244" office:value-type="string">
            <text:p>Καθρέφτης</text:p>
          </table:table-cell>
          <table:table-cell table:style-name="ce222" office:value-type="string">
            <text:p>Veidrodis</text:p>
          </table:table-cell>
          <table:table-cell table:style-name="ce66" office:value-type="string">
            <text:p>Spegelvänd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OneCapture</text:p>
          </table:table-cell>
          <table:table-cell table:style-name="ce334"/>
          <table:table-cell table:style-name="ce164" office:value-type="string">
            <text:p>One Capture Screen</text:p>
          </table:table-cell>
          <table:table-cell table:style-name="ce167" office:value-type="string">
            <text:p>Un Écran de Capture Vidéo</text:p>
          </table:table-cell>
          <table:table-cell table:style-name="ce66" office:value-type="string">
            <text:p>Eén opname-scherm</text:p>
          </table:table-cell>
          <table:table-cell table:style-name="ce66" office:value-type="string">
            <text:p>1x Aufnahmefenster</text:p>
          </table:table-cell>
          <table:table-cell table:style-name="ce176" office:value-type="string">
            <text:p>Una pantalla de Captura de Video</text:p>
          </table:table-cell>
          <table:table-cell table:style-name="ce183" office:value-type="string">
            <text:p>Uma Tela de Captura</text:p>
          </table:table-cell>
          <table:table-cell table:style-name="ce213" office:value-type="string">
            <text:p>Pojedynczy zrzut ekranu</text:p>
          </table:table-cell>
          <table:table-cell table:style-name="ce107" office:value-type="string">
            <text:p>Un schermo di Cattura Video</text:p>
          </table:table-cell>
          <table:table-cell table:style-name="ce111" office:value-type="string">
            <text:p>O fereastră de captură</text:p>
          </table:table-cell>
          <table:table-cell table:style-name="ce223" office:value-type="string">
            <text:p>Yksi kuvausnäyttö</text:p>
          </table:table-cell>
          <table:table-cell table:style-name="ce229" office:value-type="string">
            <text:p>Et opptaksvindu</text:p>
          </table:table-cell>
          <table:table-cell table:style-name="ce135" office:value-type="string">
            <text:p>单摄像头采集模式</text:p>
          </table:table-cell>
          <table:table-cell table:style-name="ce183" office:value-type="string">
            <text:p>Bir Görüntü Yakalama Ekranı</text:p>
          </table:table-cell>
          <table:table-cell table:style-name="ce244" office:value-type="string">
            <text:p>Μια οθόνη Αποτύπωσης</text:p>
          </table:table-cell>
          <table:table-cell table:style-name="ce222" office:value-type="string">
            <text:p>Vienas irašymo ekranas</text:p>
          </table:table-cell>
          <table:table-cell table:style-name="ce66" office:value-type="string">
            <text:p>Ett inspelningsfönste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OnePlayer</text:p>
          </table:table-cell>
          <table:table-cell table:style-name="ce334"/>
          <table:table-cell table:style-name="ce164" office:value-type="string">
            <text:p>One Playback Screen</text:p>
          </table:table-cell>
          <table:table-cell table:style-name="ce167" office:value-type="string">
            <text:p>Un Écran de Lecture</text:p>
          </table:table-cell>
          <table:table-cell table:style-name="ce66" office:value-type="string">
            <text:p>Eén afspeelscherm</text:p>
          </table:table-cell>
          <table:table-cell table:style-name="ce66" office:value-type="string">
            <text:p>1x Wiedergabefenster</text:p>
          </table:table-cell>
          <table:table-cell table:style-name="ce176" office:value-type="string">
            <text:p>Una pantalla de Lectura</text:p>
          </table:table-cell>
          <table:table-cell table:style-name="ce183" office:value-type="string">
            <text:p>Uma Tela de Reproduzir</text:p>
          </table:table-cell>
          <table:table-cell table:style-name="ce213" office:value-type="string">
            <text:p>Jeden ekran odtwarzania</text:p>
          </table:table-cell>
          <table:table-cell table:style-name="ce107" office:value-type="string">
            <text:p>Un schermo di Riproduzione</text:p>
          </table:table-cell>
          <table:table-cell table:style-name="ce111" office:value-type="string">
            <text:p>O fereastră de Rulare</text:p>
          </table:table-cell>
          <table:table-cell table:style-name="ce223" office:value-type="string">
            <text:p>Yksi video/analyysinäyttö</text:p>
          </table:table-cell>
          <table:table-cell table:style-name="ce229" office:value-type="string">
            <text:p>Et avspillingsvindu</text:p>
          </table:table-cell>
          <table:table-cell table:style-name="ce135" office:value-type="string">
            <text:p>单屏幕显示模式</text:p>
          </table:table-cell>
          <table:table-cell table:style-name="ce183" office:value-type="string">
            <text:p>Bir Oynatma Ekranı</text:p>
          </table:table-cell>
          <table:table-cell table:style-name="ce244" office:value-type="string">
            <text:p>Μια οθόνη Αναπαραγωγής</text:p>
          </table:table-cell>
          <table:table-cell table:style-name="ce222" office:value-type="string">
            <text:p>Vienas peržūros ekranas</text:p>
          </table:table-cell>
          <table:table-cell table:style-name="ce66" office:value-type="string">
            <text:p>Ett uppspelningsfönste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PlayPause</text:p>
          </table:table-cell>
          <table:table-cell table:style-name="ce334"/>
          <table:table-cell table:style-name="ce164" office:value-type="string">
            <text:p>Play | Pause</text:p>
          </table:table-cell>
          <table:table-cell table:style-name="ce167" office:value-type="string">
            <text:p>Lire | Pauser</text:p>
          </table:table-cell>
          <table:table-cell table:style-name="ce66" office:value-type="string">
            <text:p>Afspelen | Pause</text:p>
          </table:table-cell>
          <table:table-cell table:style-name="ce66" office:value-type="string">
            <text:p>Abspielen | Pause</text:p>
          </table:table-cell>
          <table:table-cell table:style-name="ce176" office:value-type="string">
            <text:p>Lectura | Pausa</text:p>
          </table:table-cell>
          <table:table-cell table:style-name="ce183" office:value-type="string">
            <text:p>Reproduzir | Pausar</text:p>
          </table:table-cell>
          <table:table-cell table:style-name="ce213" office:value-type="string">
            <text:p>Odtwarzaj | Pauza</text:p>
          </table:table-cell>
          <table:table-cell table:style-name="ce107" office:value-type="string">
            <text:p>Riproduzione | Pausa</text:p>
          </table:table-cell>
          <table:table-cell table:style-name="ce111" office:value-type="string">
            <text:p>Rulează | Pauză</text:p>
          </table:table-cell>
          <table:table-cell table:style-name="ce223" office:value-type="string">
            <text:p>Käynnistä | Pysäytä</text:p>
          </table:table-cell>
          <table:table-cell table:style-name="ce229" office:value-type="string">
            <text:p>Spill av | Pause</text:p>
          </table:table-cell>
          <table:table-cell table:style-name="ce135" office:value-type="string">
            <text:p>播放|暂停</text:p>
          </table:table-cell>
          <table:table-cell table:style-name="ce183" office:value-type="string">
            <text:p>Oynat | Duraklat</text:p>
          </table:table-cell>
          <table:table-cell table:style-name="ce244" office:value-type="string">
            <text:p>Αναπαραγωγή | Παύση</text:p>
          </table:table-cell>
          <table:table-cell table:style-name="ce222" office:value-type="string">
            <text:p>Groti | Pauzė</text:p>
          </table:table-cell>
          <table:table-cell table:style-name="ce66" office:value-type="string">
            <text:p>Starta | Pausa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2" office:value-type="string">
            <text:p>mnuRestartTracking</text:p>
          </table:table-cell>
          <table:table-cell table:style-name="ce334"/>
          <table:table-cell table:style-name="ce164" office:value-type="string">
            <text:p>Restart Path Edition</text:p>
          </table:table-cell>
          <table:table-cell table:style-name="ce153" office:value-type="string">
            <text:p>Reprendre l'édition de la Trajectoire</text:p>
          </table:table-cell>
          <table:table-cell table:style-name="ce66" office:value-type="string">
            <text:p>Herstart Trajectpad Editor</text:p>
          </table:table-cell>
          <table:table-cell table:style-name="ce66" office:value-type="string">
            <text:p>Trajektorien-Editor neu starten</text:p>
          </table:table-cell>
          <table:table-cell table:style-name="ce176" office:value-type="string">
            <text:p>Reanudar la edición de la Trayectoria</text:p>
          </table:table-cell>
          <table:table-cell table:style-name="ce183" office:value-type="string">
            <text:p>Reiniciar Edição do Caminho</text:p>
          </table:table-cell>
          <table:table-cell table:style-name="ce217"/>
          <table:table-cell table:style-name="ce388" office:value-type="string">
            <text:p>Riprendi tracciatura Traiettoria</text:p>
          </table:table-cell>
          <table:table-cell table:style-name="ce395" office:value-type="string">
            <text:p>Restartează ediţia traiectoriei</text:p>
          </table:table-cell>
          <table:table-cell table:style-name="ce223" office:value-type="string">
            <text:p>Uudelleenkäynnistä liikeradan editointi</text:p>
          </table:table-cell>
          <table:table-cell table:style-name="ce229" office:value-type="string">
            <text:p>Start bane på nytt Editor</text:p>
          </table:table-cell>
          <table:table-cell table:style-name="ce135" office:value-type="string">
            <text:p>重启路径</text:p>
          </table:table-cell>
          <table:table-cell table:style-name="ce183" office:value-type="string">
            <text:p>Yol Düzenlemesini Baştan Başlat</text:p>
          </table:table-cell>
          <table:table-cell table:style-name="ce244" office:value-type="string">
            <text:p>Επανεκκίνηση Έκδοσης Διαδρομής</text:p>
          </table:table-cell>
          <table:table-cell table:style-name="ce222" office:value-type="string">
            <text:p>Atstatyti kelio redagavimą</text:p>
          </table:table-cell>
          <table:table-cell table:style-name="ce1" office:value-type="string">
            <text:p>Återstarta banans editering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36" office:value-type="string">
            <text:p>mnuSave</text:p>
          </table:table-cell>
          <table:table-cell table:style-name="ce334"/>
          <table:table-cell table:style-name="ce164" office:value-type="string">
            <text:p>Save...</text:p>
          </table:table-cell>
          <table:table-cell table:style-name="ce167" office:value-type="string">
            <text:p>Enregistrer...</text:p>
          </table:table-cell>
          <table:table-cell table:style-name="ce66" office:value-type="string">
            <text:p>Bewaar video of kernbeeldgegevens…</text:p>
          </table:table-cell>
          <table:table-cell table:style-name="ce66" office:value-type="string">
            <text:p>Speichere Video oder Schlüsselbilddaten...</text:p>
          </table:table-cell>
          <table:table-cell table:style-name="ce176" office:value-type="string">
            <text:p>Guardar el video o los datos de las imàgenes clave…</text:p>
          </table:table-cell>
          <table:table-cell table:style-name="ce183" office:value-type="string">
            <text:p>Salvar Vídeo ou Dados dos Quadros de Imagens...</text:p>
          </table:table-cell>
          <table:table-cell table:style-name="ce213" office:value-type="string">
            <text:p>Zapisz dane wideo albo kluczowych obrazów</text:p>
          </table:table-cell>
          <table:table-cell table:style-name="ce107" office:value-type="string">
            <text:p>Salva...</text:p>
          </table:table-cell>
          <table:table-cell table:style-name="ce111" office:value-type="string">
            <text:p>Salvează <text:s/>fişierul video sau datele cadrelor cheie...</text:p>
          </table:table-cell>
          <table:table-cell table:style-name="ce223" office:value-type="string">
            <text:p>Tallenna...</text:p>
          </table:table-cell>
          <table:table-cell table:style-name="ce229" office:value-type="string">
            <text:p>Lagre...</text:p>
          </table:table-cell>
          <table:table-cell table:style-name="ce135" office:value-type="string">
            <text:p>保存…</text:p>
          </table:table-cell>
          <table:table-cell table:style-name="ce183" office:value-type="string">
            <text:p>Kaydet...</text:p>
          </table:table-cell>
          <table:table-cell table:style-name="ce244" office:value-type="string">
            <text:p>Αποθήκευση…</text:p>
          </table:table-cell>
          <table:table-cell table:style-name="ce222" office:value-type="string">
            <text:p>Išsaugoti...</text:p>
          </table:table-cell>
          <table:table-cell table:style-name="ce66" office:value-type="string">
            <text:p>Spara...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SealMeasure</text:p>
          </table:table-cell>
          <table:table-cell table:style-name="ce334"/>
          <table:table-cell table:style-name="ce164" office:value-type="string">
            <text:p>Calibrate measure...</text:p>
          </table:table-cell>
          <table:table-cell table:style-name="ce167" office:value-type="string">
            <text:p>Étalonner la mesure...</text:p>
          </table:table-cell>
          <table:table-cell table:style-name="ce66" office:value-type="string">
            <text:p>Fixeer de afmeting</text:p>
          </table:table-cell>
          <table:table-cell table:style-name="ce66" office:value-type="string">
            <text:p>Messung kalibrieren</text:p>
          </table:table-cell>
          <table:table-cell table:style-name="ce176" office:value-type="string">
            <text:p>Contrastar la medida</text:p>
          </table:table-cell>
          <table:table-cell table:style-name="ce150" office:value-type="string">
            <text:p>Calibrar a medida...</text:p>
          </table:table-cell>
          <table:table-cell table:style-name="ce217"/>
          <table:table-cell table:style-name="ce220" office:value-type="string">
            <text:p>Misura stabilita...</text:p>
          </table:table-cell>
          <table:table-cell table:style-name="ce111" office:value-type="string">
            <text:p>Calibreaza...</text:p>
          </table:table-cell>
          <table:table-cell table:style-name="ce223" office:value-type="string">
            <text:p>Sulje mitta...</text:p>
          </table:table-cell>
          <table:table-cell table:style-name="ce130" office:value-type="string">
            <text:p>Kalibrere måling</text:p>
          </table:table-cell>
          <table:table-cell table:style-name="ce135" office:value-type="string">
            <text:p>校准测量...</text:p>
          </table:table-cell>
          <table:table-cell table:style-name="ce183" office:value-type="string">
            <text:p>Ölçümü Kalibre Et...</text:p>
          </table:table-cell>
          <table:table-cell table:style-name="ce244" office:value-type="string">
            <text:p>Μέτρηση σφραγίδας…</text:p>
          </table:table-cell>
          <table:table-cell table:style-name="ce222" office:value-type="string">
            <text:p>Nustatyti dydį...</text:p>
          </table:table-cell>
          <table:table-cell table:style-name="ce66" office:value-type="string">
            <text:p>Kalibrera längd...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129" office:value-type="string">
            <text:p>mnuSendPic</text:p>
          </table:table-cell>
          <table:table-cell table:style-name="ce343"/>
          <table:table-cell table:style-name="ce351" office:value-type="string">
            <text:p>Send image to the other video</text:p>
          </table:table-cell>
          <table:table-cell table:style-name="ce359" office:value-type="string">
            <text:p>Envoyer l'image vers l'autre vidéo</text:p>
          </table:table-cell>
          <table:table-cell table:style-name="ce363" office:value-type="string">
            <text:p>Zend beeld naar de andere video</text:p>
          </table:table-cell>
          <table:table-cell table:style-name="ce169" office:value-type="string">
            <text:p>Bild ins andere Video senden</text:p>
          </table:table-cell>
          <table:table-cell table:style-name="ce179" office:value-type="string">
            <text:p>Enviar imagen a la otra pantalla</text:p>
          </table:table-cell>
          <table:table-cell table:style-name="ce169" office:value-type="string">
            <text:p>Enviar imagem para outro video</text:p>
          </table:table-cell>
          <table:table-cell table:style-name="ce216"/>
          <table:table-cell table:style-name="ce389" office:value-type="string">
            <text:p>Invia un'immagine all'altro video</text:p>
          </table:table-cell>
          <table:table-cell table:style-name="ce111" office:value-type="string">
            <text:p>Trimite imaginea către alt fişier video</text:p>
          </table:table-cell>
          <table:table-cell table:style-name="ce405" office:value-type="string">
            <text:p>Lähetä kuva toiseen videoon</text:p>
          </table:table-cell>
          <table:table-cell table:style-name="ce232"/>
          <table:table-cell table:style-name="ce411"/>
          <table:table-cell table:style-name="ce187" office:value-type="string">
            <text:p>İmajı diğer videoya gönder</text:p>
          </table:table-cell>
          <table:table-cell table:style-name="ce415" office:value-type="string">
            <text:p>Αποστολή εικόνας στο άλλο βίντεο</text:p>
          </table:table-cell>
          <table:table-cell table:style-name="ce249" office:value-type="string">
            <text:p>Siusti paveikslėlį į kitą vaizdą</text:p>
          </table:table-cell>
          <table:table-cell table:style-name="ce1" office:value-type="string">
            <text:p>Sänd bilden till andra videon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39" office:value-type="string">
            <text:p>mnuSetCaptureSpeed</text:p>
          </table:table-cell>
          <table:table-cell table:style-name="ce339" office:value-type="string">
            <office:annotation draw:style-name="gr9" draw:text-style-name="P1" svg:width="9.869cm" svg:height="1.073cm" svg:x="12.245cm" svg:y="178.591cm" draw:caption-point-x="-0.61cm" draw:caption-point-y="1.322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358" office:value-type="string">
            <text:p>High-speed camera...</text:p>
          </table:table-cell>
          <table:table-cell table:style-name="ce254" office:value-type="string">
            <text:p>Caméra haute-vitesse...</text:p>
          </table:table-cell>
          <table:table-cell table:style-name="ce66" office:value-type="string">
            <text:p>High Speed camera...</text:p>
          </table:table-cell>
          <table:table-cell table:style-name="ce174" office:value-type="string">
            <text:p>Hochgeschwindigkeitskamera</text:p>
          </table:table-cell>
          <table:table-cell table:style-name="ce181" office:value-type="string">
            <text:p>Especificar la velocidad de origen</text:p>
          </table:table-cell>
          <table:table-cell table:style-name="ce188" office:value-type="string">
            <text:p>Câmera de alta velocidade...</text:p>
          </table:table-cell>
          <table:table-cell table:style-name="ce386"/>
          <table:table-cell table:style-name="ce394" office:value-type="string">
            <text:p>Videocamera ad alta velocita'...</text:p>
          </table:table-cell>
          <table:table-cell table:style-name="ce399" office:value-type="string">
            <text:p>Cameră de mare viteză...</text:p>
          </table:table-cell>
          <table:table-cell table:style-name="ce406" office:value-type="string">
            <text:p>Suurnopeuskamera</text:p>
          </table:table-cell>
          <table:table-cell table:style-name="ce410" office:value-type="string">
            <text:p>Sett original fart</text:p>
          </table:table-cell>
          <table:table-cell table:style-name="ce412" office:value-type="string">
            <text:p>设置原始速度...</text:p>
          </table:table-cell>
          <table:table-cell table:style-name="ce188" office:value-type="string">
            <text:p>Yüksek-hızlı kamera...</text:p>
          </table:table-cell>
          <table:table-cell table:style-name="ce416" office:value-type="string">
            <text:p>Κάμερα Υψηλής–Ταχύτητας</text:p>
          </table:table-cell>
          <table:table-cell table:style-name="ce222" office:value-type="string">
            <text:p>Greitaeigė kamera</text:p>
          </table:table-cell>
          <table:table-cell table:style-name="ce66" office:value-type="string">
            <text:p>Höghastighetskamera...</text:p>
          </table:table-cell>
          <table:table-cell table:style-name="ce427" table:number-columns-repeated="1005"/>
          <table:table-cell/>
        </table:table-row>
        <table:table-row table:style-name="ro16">
          <table:table-cell table:style-name="ce35" office:value-type="string">
            <text:p>mnuSetSelectionEnd</text:p>
          </table:table-cell>
          <table:table-cell table:style-name="ce342"/>
          <table:table-cell table:style-name="ce163" office:value-type="string">
            <text:p>Set the Last Frame of Working Zone to the Current Frame</text:p>
          </table:table-cell>
          <table:table-cell table:style-name="ce166" office:value-type="string">
            <text:p>Positionner la Sortie de la Zone de Travail sur l'Image Courante</text:p>
          </table:table-cell>
          <table:table-cell table:style-name="ce66" office:value-type="string">
            <text:p>Maak laatste frame van het werkgebied nu het huidige frame</text:p>
          </table:table-cell>
          <table:table-cell table:style-name="ce66" office:value-type="string">
            <text:p>Setze das letzte Bild des Arbeitsbereichs auf das aktuelle</text:p>
          </table:table-cell>
          <table:table-cell table:style-name="ce176" office:value-type="string">
            <text:p>Posicionar la salida de la zona de trabajo sobre la imagen actual</text:p>
          </table:table-cell>
          <table:table-cell table:style-name="ce183" office:value-type="string">
            <text:p>Ajustar o Último Quadro da Zona de Trabalho pelo Quadro Atual</text:p>
          </table:table-cell>
          <table:table-cell table:style-name="ce215" office:value-type="string">
            <text:p>Ustaw aktualną klatkę jako ostatnią klatkę obszaru roboczego</text:p>
          </table:table-cell>
          <table:table-cell table:style-name="ce107" office:value-type="string">
            <text:p>Imposta il Fotogramma attuale come FINE (ULTIMO fotogramma) della Zona Lavoro </text:p>
          </table:table-cell>
          <table:table-cell table:style-name="ce111" office:value-type="string">
            <text:p>Setaţi <text:s/>sfârşitul zonei de lucru pe cadrul curent</text:p>
          </table:table-cell>
          <table:table-cell table:style-name="ce223" office:value-type="string">
            <text:p>Aseta työstöjakson viimeinen kuva nykyiseksi kuvaksi</text:p>
          </table:table-cell>
          <table:table-cell table:style-name="ce230" office:value-type="string">
            <text:p>La siste arbeidsbilde I arbeidssonen være det aktuelle bildet</text:p>
          </table:table-cell>
          <table:table-cell table:style-name="ce135" office:value-type="string">
            <text:p>设置工作区的最后一帧为当前帧</text:p>
          </table:table-cell>
          <table:table-cell table:style-name="ce239" office:value-type="string">
            <text:p>Çalışma Alanının İlk Karesini Geçerli Kareye Denkleştir</text:p>
          </table:table-cell>
          <table:table-cell table:style-name="ce244" office:value-type="string">
            <text:p>Τοποθέτηση του Τελευταίου Πλαισίου της Ζώνης Εργασίας στο παρόν Πλαίσιο</text:p>
          </table:table-cell>
          <table:table-cell table:style-name="ce222" office:value-type="string">
            <text:p>Nustatyti paskutinį kadrą darbinei zonai</text:p>
          </table:table-cell>
          <table:table-cell table:style-name="ce1" office:value-type="string">
            <text:p>Placera arbetszonens sista bild som nuvarande bild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mnuSetSelectionStart</text:p>
          </table:table-cell>
          <table:table-cell table:style-name="ce342"/>
          <table:table-cell table:style-name="ce163" office:value-type="string">
            <text:p>Set the First Frame of Working Zone to the Current Frame</text:p>
          </table:table-cell>
          <table:table-cell table:style-name="ce166" office:value-type="string">
            <text:p>Positionner l'Entrée de la Zone de Travail sur l'Image Courante</text:p>
          </table:table-cell>
          <table:table-cell table:style-name="ce66" office:value-type="string">
            <text:p>Maak eerste frame van het werkgebied nu het huidige frame</text:p>
          </table:table-cell>
          <table:table-cell table:style-name="ce66" office:value-type="string">
            <text:p>Setze das erste Bild des Arbeitsbereichs auf das aktuelle</text:p>
          </table:table-cell>
          <table:table-cell table:style-name="ce176" office:value-type="string">
            <text:p>Posicionar la entrada de la zona de trabajo sobre la imagen actual</text:p>
          </table:table-cell>
          <table:table-cell table:style-name="ce183" office:value-type="string">
            <text:p>Ajustar o Primeiro Quadro da Zona de Trabalho pelo Quadro Atual</text:p>
          </table:table-cell>
          <table:table-cell table:style-name="ce215" office:value-type="string">
            <text:p>Ustaw aktualną klatkę jako pierwszą klatkę obszaru roboczego</text:p>
          </table:table-cell>
          <table:table-cell table:style-name="ce107" office:value-type="string">
            <text:p>Imposta il Fotogramma attuale come INIZIO (PRIMO fotogramma) della Zona Lavoro </text:p>
          </table:table-cell>
          <table:table-cell table:style-name="ce111" office:value-type="string">
            <text:p>Setaţi <text:s/>începutul zonei de lucru pe cadrul curent</text:p>
          </table:table-cell>
          <table:table-cell table:style-name="ce223" office:value-type="string">
            <text:p>Aseta työstöjakson ensimmäinen kuva nykyiseksi kuvaksi</text:p>
          </table:table-cell>
          <table:table-cell table:style-name="ce230" office:value-type="string">
            <text:p>La første arbeidsbilde I arbeidssonen være det aktuelle bildet</text:p>
          </table:table-cell>
          <table:table-cell table:style-name="ce135" office:value-type="string">
            <text:p>设置工作区的第一帧为当前帧</text:p>
          </table:table-cell>
          <table:table-cell table:style-name="ce239" office:value-type="string">
            <text:p>Çalışma Alanının Son Karesini Geçerli Kareye Denkleştir</text:p>
          </table:table-cell>
          <table:table-cell table:style-name="ce244" office:value-type="string">
            <text:p>Τοποθέτηση του Πρώτου Πλαισίου της Ζώνης Εργασίας στο παρόν Πλαίσιο</text:p>
          </table:table-cell>
          <table:table-cell table:style-name="ce222" office:value-type="string">
            <text:p>Nustatyti pirmutinį kadrą darbinei zonai</text:p>
          </table:table-cell>
          <table:table-cell table:style-name="ce1" office:value-type="string">
            <text:p>Placera arbetszonens första bild som nuvarande 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mnuSharpen</text:p>
          </table:table-cell>
          <table:table-cell table:style-name="ce342"/>
          <table:table-cell table:style-name="ce163" office:value-type="string">
            <text:p>Sharpen...</text:p>
          </table:table-cell>
          <table:table-cell table:style-name="ce166" office:value-type="string">
            <text:p>Renforcement des Contours...</text:p>
          </table:table-cell>
          <table:table-cell table:style-name="ce66" office:value-type="string">
            <text:p>Verscherp…</text:p>
          </table:table-cell>
          <table:table-cell table:style-name="ce66" office:value-type="string">
            <text:p>Scharfzeichnen...</text:p>
          </table:table-cell>
          <table:table-cell table:style-name="ce176" office:value-type="string">
            <text:p>Fortalecimiento de contornos…</text:p>
          </table:table-cell>
          <table:table-cell table:style-name="ce183" office:value-type="string">
            <text:p>Nitidez...</text:p>
          </table:table-cell>
          <table:table-cell table:style-name="ce215" office:value-type="string">
            <text:p>Wyostrz...</text:p>
          </table:table-cell>
          <table:table-cell table:style-name="ce107" office:value-type="string">
            <text:p>Nitidezza...</text:p>
          </table:table-cell>
          <table:table-cell table:style-name="ce111" office:value-type="string">
            <text:p>Accentuare de contururi...</text:p>
          </table:table-cell>
          <table:table-cell table:style-name="ce223" office:value-type="string">
            <text:p>Tarkenna...</text:p>
          </table:table-cell>
          <table:table-cell table:style-name="ce230" office:value-type="string">
            <text:p>Skarp opp</text:p>
          </table:table-cell>
          <table:table-cell table:style-name="ce135" office:value-type="string">
            <text:p>锐化...</text:p>
          </table:table-cell>
          <table:table-cell table:style-name="ce239" office:value-type="string">
            <text:p>Keskinleştir...</text:p>
          </table:table-cell>
          <table:table-cell table:style-name="ce244" office:value-type="string">
            <text:p>Όξυνση…</text:p>
          </table:table-cell>
          <table:table-cell table:style-name="ce222" office:value-type="string">
            <text:p>Ryškumas...</text:p>
          </table:table-cell>
          <table:table-cell table:style-name="ce66" office:value-type="string">
            <text:p>Skärp...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mnuShowCoordinates</text:p>
          </table:table-cell>
          <table:table-cell table:style-name="ce343"/>
          <table:table-cell table:style-name="ce351" office:value-type="string">
            <text:p>Display coordinates</text:p>
          </table:table-cell>
          <table:table-cell table:style-name="ce359" office:value-type="string">
            <text:p>Afficher les coordonnées</text:p>
          </table:table-cell>
          <table:table-cell table:style-name="ce255" office:value-type="string">
            <text:p>Toon coördinaten</text:p>
          </table:table-cell>
          <table:table-cell table:style-name="ce169" office:value-type="string">
            <text:p>Koordinaten anzeigen</text:p>
          </table:table-cell>
          <table:table-cell table:style-name="ce179" office:value-type="string">
            <text:p>Mostrar las coordenadas</text:p>
          </table:table-cell>
          <table:table-cell table:style-name="ce187" office:value-type="string">
            <text:p>Mostrar coordenadas</text:p>
          </table:table-cell>
          <table:table-cell table:style-name="ce216"/>
          <table:table-cell table:style-name="ce219" office:value-type="string">
            <text:p>Visualizza le coordinate</text:p>
          </table:table-cell>
          <table:table-cell table:style-name="ce111" office:value-type="string">
            <text:p>Afişează coordonatele</text:p>
          </table:table-cell>
          <table:table-cell table:style-name="ce224" office:value-type="string">
            <text:p>Näytä koordinaatit</text:p>
          </table:table-cell>
          <table:table-cell table:style-name="ce231"/>
          <table:table-cell table:style-name="ce411"/>
          <table:table-cell table:style-name="ce187" office:value-type="string">
            <text:p>Koordinatları göster</text:p>
          </table:table-cell>
          <table:table-cell table:style-name="ce415" office:value-type="string">
            <text:p>Απεικόνηση συντεταγμένων</text:p>
          </table:table-cell>
          <table:table-cell table:style-name="ce420" office:value-type="string">
            <text:p>Rodyti koordinates</text:p>
          </table:table-cell>
          <table:table-cell table:style-name="ce66" office:value-type="string">
            <text:p>Visa Koordinater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6" office:value-type="string">
            <text:p>mnuShowMeasure</text:p>
          </table:table-cell>
          <table:table-cell table:style-name="ce334"/>
          <table:table-cell table:style-name="ce164" office:value-type="string">
            <text:p>Display Measure</text:p>
          </table:table-cell>
          <table:table-cell table:style-name="ce167" office:value-type="string">
            <text:p>Afficher la mesure</text:p>
          </table:table-cell>
          <table:table-cell table:style-name="ce66" office:value-type="string">
            <text:p>Toon afmeting</text:p>
          </table:table-cell>
          <table:table-cell table:style-name="ce66" office:value-type="string">
            <text:p>Messwert anzeigen</text:p>
          </table:table-cell>
          <table:table-cell table:style-name="ce176" office:value-type="string">
            <text:p>Mostar la medida</text:p>
          </table:table-cell>
          <table:table-cell table:style-name="ce183" office:value-type="string">
            <text:p>Mostrar Medida</text:p>
          </table:table-cell>
          <table:table-cell table:style-name="ce217"/>
          <table:table-cell table:style-name="ce107" office:value-type="string">
            <text:p>Visualizza la misura</text:p>
          </table:table-cell>
          <table:table-cell table:style-name="ce111" office:value-type="string">
            <text:p>Afiseaza indicator</text:p>
          </table:table-cell>
          <table:table-cell table:style-name="ce223" office:value-type="string">
            <text:p>Näytä mitta</text:p>
          </table:table-cell>
          <table:table-cell table:style-name="ce229" office:value-type="string">
            <text:p>Vis måling</text:p>
          </table:table-cell>
          <table:table-cell table:style-name="ce135" office:value-type="string">
            <text:p>显示测量</text:p>
          </table:table-cell>
          <table:table-cell table:style-name="ce183" office:value-type="string">
            <text:p>Ölçümü Göster</text:p>
          </table:table-cell>
          <table:table-cell table:style-name="ce244" office:value-type="string">
            <text:p>Απεικόνιση Μέτρησης</text:p>
          </table:table-cell>
          <table:table-cell table:style-name="ce222" office:value-type="string">
            <text:p>Rodyti dydį</text:p>
          </table:table-cell>
          <table:table-cell table:style-name="ce66" office:value-type="string">
            <text:p>Visa längd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5" office:value-type="string">
            <text:p>mnuStabilize</text:p>
          </table:table-cell>
          <table:table-cell table:style-name="ce342" office:value-type="string">
            <text:p>not implemented</text:p>
          </table:table-cell>
          <table:table-cell table:style-name="ce163" office:value-type="string">
            <text:p>Stabilize</text:p>
          </table:table-cell>
          <table:table-cell table:style-name="ce166" office:value-type="string">
            <text:p>Stabiliser</text:p>
          </table:table-cell>
          <table:table-cell table:style-name="ce66" office:value-type="string">
            <text:p>Stabiliseer…</text:p>
          </table:table-cell>
          <table:table-cell table:style-name="ce66" office:value-type="string">
            <text:p>Stabilisieren</text:p>
          </table:table-cell>
          <table:table-cell table:style-name="ce176" office:value-type="string">
            <text:p>Stabilizar</text:p>
          </table:table-cell>
          <table:table-cell table:style-name="ce183" office:value-type="string">
            <text:p>Estabilizar</text:p>
          </table:table-cell>
          <table:table-cell table:style-name="ce215" office:value-type="string">
            <text:p>Stabilizuj</text:p>
          </table:table-cell>
          <table:table-cell table:style-name="ce107" office:value-type="string">
            <text:p>Stabilizza</text:p>
          </table:table-cell>
          <table:table-cell table:style-name="ce111" office:value-type="string">
            <text:p>Stabilizator</text:p>
          </table:table-cell>
          <table:table-cell table:style-name="ce223" office:value-type="string">
            <text:p>Stabiloi</text:p>
          </table:table-cell>
          <table:table-cell table:style-name="ce230" office:value-type="string">
            <text:p>Stabiliser</text:p>
          </table:table-cell>
          <table:table-cell table:style-name="ce135" office:value-type="string">
            <text:p>固定</text:p>
          </table:table-cell>
          <table:table-cell table:style-name="ce239" office:value-type="string">
            <text:p>Stabilize Et</text:p>
          </table:table-cell>
          <table:table-cell table:style-name="ce244" office:value-type="string">
            <text:p>Σταθεροποίηση</text:p>
          </table:table-cell>
          <table:table-cell table:style-name="ce222" office:value-type="string">
            <text:p>Stabilizuoti</text:p>
          </table:table-cell>
          <table:table-cell table:style-name="ce66" office:value-type="string">
            <text:p>Stabilisera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StopTracking</text:p>
          </table:table-cell>
          <table:table-cell table:style-name="ce334"/>
          <table:table-cell table:style-name="ce164" office:value-type="string">
            <text:p>End Path Edition </text:p>
          </table:table-cell>
          <table:table-cell table:style-name="ce153" office:value-type="string">
            <text:p>Terminer l'édition de la Trajectoire</text:p>
          </table:table-cell>
          <table:table-cell table:style-name="ce66" office:value-type="string">
            <text:p>Beëindig Trajectory bewerking</text:p>
          </table:table-cell>
          <table:table-cell table:style-name="ce173" office:value-type="string">
            <text:p>Beende Trajektorienbearbeitung</text:p>
          </table:table-cell>
          <table:table-cell table:style-name="ce176" office:value-type="string">
            <text:p>Terminar la ediciòn de la Trayectoria</text:p>
          </table:table-cell>
          <table:table-cell table:style-name="ce183" office:value-type="string">
            <text:p>Fim da Edição do Caminho</text:p>
          </table:table-cell>
          <table:table-cell table:style-name="ce217"/>
          <table:table-cell table:style-name="ce388" office:value-type="string">
            <text:p>Fine tracciatura Traiettoria</text:p>
          </table:table-cell>
          <table:table-cell table:style-name="ce395" office:value-type="string">
            <text:p>Termină ediţia traiectoriei</text:p>
          </table:table-cell>
          <table:table-cell table:style-name="ce223" office:value-type="string">
            <text:p>Lopeta liikeradan editointi</text:p>
          </table:table-cell>
          <table:table-cell table:style-name="ce229" office:value-type="string">
            <text:p>End bane Editor</text:p>
          </table:table-cell>
          <table:table-cell table:style-name="ce135" office:value-type="string">
            <text:p>结束路径 </text:p>
          </table:table-cell>
          <table:table-cell table:style-name="ce183" office:value-type="string">
            <text:p>Yol Düzenlemesini Sonlandır</text:p>
          </table:table-cell>
          <table:table-cell table:style-name="ce244" office:value-type="string">
            <text:p>Τερματισμός Έκδοσης Διαδρομής</text:p>
          </table:table-cell>
          <table:table-cell table:style-name="ce222" office:value-type="string">
            <text:p>Baigti redaguoti kelią</text:p>
          </table:table-cell>
          <table:table-cell table:style-name="ce1" office:value-type="string">
            <text:p>Avsluta banans editering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36" office:value-type="string">
            <text:p>mnuSVGTools</text:p>
          </table:table-cell>
          <table:table-cell table:style-name="ce334"/>
          <table:table-cell table:style-name="ce164" office:value-type="string">
            <text:p>Observational reference</text:p>
          </table:table-cell>
          <table:table-cell table:style-name="ce153" office:value-type="string">
            <text:p>Référence d'observation</text:p>
          </table:table-cell>
          <table:table-cell table:style-name="ce66" office:value-type="string">
            <text:p>Observatie Referentie</text:p>
          </table:table-cell>
          <table:table-cell table:style-name="ce369" office:value-type="string">
            <text:p>Referenzobjekt</text:p>
          </table:table-cell>
          <table:table-cell table:style-name="ce181" office:value-type="string">
            <text:p>Referencia de observación</text:p>
          </table:table-cell>
          <table:table-cell table:style-name="ce188" office:value-type="string">
            <text:p>Referência observação </text:p>
          </table:table-cell>
          <table:table-cell table:style-name="ce217"/>
          <table:table-cell table:style-name="ce388" office:value-type="string">
            <text:p>Riferimenti visivi</text:p>
          </table:table-cell>
          <table:table-cell table:style-name="ce395" office:value-type="string">
            <text:p>Referinţă pentru observaţie</text:p>
          </table:table-cell>
          <table:table-cell table:style-name="ce226" office:value-type="string">
            <text:p>Havaintoreferenssi</text:p>
          </table:table-cell>
          <table:table-cell table:style-name="ce233"/>
          <table:table-cell table:style-name="ce412"/>
          <table:table-cell table:style-name="ce188" office:value-type="string">
            <text:p>Gözlemsel referans</text:p>
          </table:table-cell>
          <table:table-cell table:style-name="ce416" office:value-type="string">
            <text:p>Εικόνες για χρήση ως σημείων αναφοράς</text:p>
          </table:table-cell>
          <table:table-cell table:style-name="ce222" office:value-type="string">
            <text:p>Stebėjimo nuoroda</text:p>
          </table:table-cell>
          <table:table-cell table:style-name="ce66" office:value-type="string">
            <text:p>Observationsreferens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5" office:value-type="string">
            <text:p>mnuSwapScreens</text:p>
          </table:table-cell>
          <table:table-cell table:style-name="ce342"/>
          <table:table-cell table:style-name="ce163" office:value-type="string">
            <text:p>Invert Videos Positions</text:p>
          </table:table-cell>
          <table:table-cell table:style-name="ce166" office:value-type="string">
            <text:p>Inverser les Emplacements des Vidéos</text:p>
          </table:table-cell>
          <table:table-cell table:style-name="ce66" office:value-type="string">
            <text:p>Draai Video posities om</text:p>
          </table:table-cell>
          <table:table-cell table:style-name="ce66" office:value-type="string">
            <text:p>Invertiere Video Positionen</text:p>
          </table:table-cell>
          <table:table-cell table:style-name="ce176" office:value-type="string">
            <text:p>Invertir los vídeos</text:p>
          </table:table-cell>
          <table:table-cell table:style-name="ce183" office:value-type="string">
            <text:p>Inverter a Posição dos Vídeos</text:p>
          </table:table-cell>
          <table:table-cell table:style-name="ce215" office:value-type="string">
            <text:p>Odwróć pozycję wideo</text:p>
          </table:table-cell>
          <table:table-cell table:style-name="ce107" office:value-type="string">
            <text:p>Inverti le posizioni dei Video</text:p>
          </table:table-cell>
          <table:table-cell table:style-name="ce111" office:value-type="string">
            <text:p>Inversează poziţia fişierelor video</text:p>
          </table:table-cell>
          <table:table-cell table:style-name="ce223" office:value-type="string">
            <text:p>Vaihda videoiden järjestys</text:p>
          </table:table-cell>
          <table:table-cell table:style-name="ce130" office:value-type="string">
            <text:p>Inverter videoposisjoner</text:p>
          </table:table-cell>
          <table:table-cell table:style-name="ce135" office:value-type="string">
            <text:p>反转视频位置</text:p>
          </table:table-cell>
          <table:table-cell table:style-name="ce239" office:value-type="string">
            <text:p>Video Konumlarını Tersine Çevir</text:p>
          </table:table-cell>
          <table:table-cell table:style-name="ce244" office:value-type="string">
            <text:p>Εισαγωγή Θέσεων Video</text:p>
          </table:table-cell>
          <table:table-cell table:style-name="ce222" office:value-type="string">
            <text:p>Invertuoti vaizdo pozicija</text:p>
          </table:table-cell>
          <table:table-cell table:style-name="ce66" office:value-type="string">
            <text:p>Byt videonas platser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mnuThumbnailDelete</text:p>
          </table:table-cell>
          <table:table-cell table:style-name="ce334"/>
          <table:table-cell table:style-name="ce164" office:value-type="string">
            <text:p>Delete file</text:p>
          </table:table-cell>
          <table:table-cell table:style-name="ce167" office:value-type="string">
            <text:p>Supprimer le fichier</text:p>
          </table:table-cell>
          <table:table-cell table:style-name="ce66" office:value-type="string">
            <text:p>Verwijder bestand</text:p>
          </table:table-cell>
          <table:table-cell table:style-name="ce66" office:value-type="string">
            <text:p>Datei löschen</text:p>
          </table:table-cell>
          <table:table-cell table:style-name="ce176" office:value-type="string">
            <text:p>Borrar el fichero</text:p>
          </table:table-cell>
          <table:table-cell table:style-name="ce183" office:value-type="string">
            <text:p>Apagar arquivo</text:p>
          </table:table-cell>
          <table:table-cell table:style-name="ce217"/>
          <table:table-cell table:style-name="ce107" office:value-type="string">
            <text:p>Cancella il file</text:p>
          </table:table-cell>
          <table:table-cell table:style-name="ce111" office:value-type="string">
            <text:p>Sterge fisier</text:p>
          </table:table-cell>
          <table:table-cell table:style-name="ce223" office:value-type="string">
            <text:p>Poista tiedosto</text:p>
          </table:table-cell>
          <table:table-cell table:style-name="ce229" office:value-type="string">
            <text:p>Slett fil</text:p>
          </table:table-cell>
          <table:table-cell table:style-name="ce135" office:value-type="string">
            <text:p>删除文件</text:p>
          </table:table-cell>
          <table:table-cell table:style-name="ce183" office:value-type="string">
            <text:p>Dosyayı sil</text:p>
          </table:table-cell>
          <table:table-cell table:style-name="ce244" office:value-type="string">
            <text:p>Διαγραφή αρχείων</text:p>
          </table:table-cell>
          <table:table-cell table:style-name="ce222" office:value-type="string">
            <text:p>Trinti dokumentą</text:p>
          </table:table-cell>
          <table:table-cell table:style-name="ce66" office:value-type="string">
            <text:p>Radera fil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ThumbnailRename</text:p>
          </table:table-cell>
          <table:table-cell table:style-name="ce334"/>
          <table:table-cell table:style-name="ce164" office:value-type="string">
            <text:p>Rename file</text:p>
          </table:table-cell>
          <table:table-cell table:style-name="ce167" office:value-type="string">
            <text:p>Renommer le fichier</text:p>
          </table:table-cell>
          <table:table-cell table:style-name="ce66" office:value-type="string">
            <text:p>Hernoem bestand</text:p>
          </table:table-cell>
          <table:table-cell table:style-name="ce66" office:value-type="string">
            <text:p>Datei umbenennen</text:p>
          </table:table-cell>
          <table:table-cell table:style-name="ce176" office:value-type="string">
            <text:p>Renombrar el fichero</text:p>
          </table:table-cell>
          <table:table-cell table:style-name="ce183" office:value-type="string">
            <text:p>Renomear arquivo</text:p>
          </table:table-cell>
          <table:table-cell table:style-name="ce217"/>
          <table:table-cell table:style-name="ce107" office:value-type="string">
            <text:p>Rinomina il file</text:p>
          </table:table-cell>
          <table:table-cell table:style-name="ce111" office:value-type="string">
            <text:p>Redenumeste fisier</text:p>
          </table:table-cell>
          <table:table-cell table:style-name="ce223" office:value-type="string">
            <text:p>Uudelleennimeä tiedosto</text:p>
          </table:table-cell>
          <table:table-cell table:style-name="ce229" office:value-type="string">
            <text:p>Endre filnavn</text:p>
          </table:table-cell>
          <table:table-cell table:style-name="ce135" office:value-type="string">
            <text:p>更名文件</text:p>
          </table:table-cell>
          <table:table-cell table:style-name="ce183" office:value-type="string">
            <text:p>Dosya ismini değiştir</text:p>
          </table:table-cell>
          <table:table-cell table:style-name="ce244" office:value-type="string">
            <text:p>Μετονομασία αρχείου</text:p>
          </table:table-cell>
          <table:table-cell table:style-name="ce222" office:value-type="string">
            <text:p>Pervardinti dokumentą</text:p>
          </table:table-cell>
          <table:table-cell table:style-name="ce66" office:value-type="string">
            <text:p>Byt filnamn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mnuThumbnailPlay</text:p>
          </table:table-cell>
          <table:table-cell table:style-name="ce334"/>
          <table:table-cell table:style-name="ce164" office:value-type="string">
            <text:p>Play video</text:p>
          </table:table-cell>
          <table:table-cell table:style-name="ce167" office:value-type="string">
            <text:p>Lancer la vidéo</text:p>
          </table:table-cell>
          <table:table-cell table:style-name="ce66" office:value-type="string">
            <text:p>Speel video af</text:p>
          </table:table-cell>
          <table:table-cell table:style-name="ce66" office:value-type="string">
            <text:p>Video abspielen</text:p>
          </table:table-cell>
          <table:table-cell table:style-name="ce176" office:value-type="string">
            <text:p>Reproducir el vídeo</text:p>
          </table:table-cell>
          <table:table-cell table:style-name="ce183" office:value-type="string">
            <text:p>Reproduzir vídeo</text:p>
          </table:table-cell>
          <table:table-cell table:style-name="ce217"/>
          <table:table-cell table:style-name="ce107" office:value-type="string">
            <text:p>Riproduci il video</text:p>
          </table:table-cell>
          <table:table-cell table:style-name="ce111" office:value-type="string">
            <text:p>Lanseaza fisierul video</text:p>
          </table:table-cell>
          <table:table-cell table:style-name="ce223" office:value-type="string">
            <text:p>Näytä video</text:p>
          </table:table-cell>
          <table:table-cell table:style-name="ce229" office:value-type="string">
            <text:p>Spill av video</text:p>
          </table:table-cell>
          <table:table-cell table:style-name="ce135" office:value-type="string">
            <text:p>播放视频</text:p>
          </table:table-cell>
          <table:table-cell table:style-name="ce183" office:value-type="string">
            <text:p>Videoyu oynat</text:p>
          </table:table-cell>
          <table:table-cell table:style-name="ce244" office:value-type="string">
            <text:p>Αναπαραγωγή video</text:p>
          </table:table-cell>
          <table:table-cell table:style-name="ce222" office:value-type="string">
            <text:p>Groti video</text:p>
          </table:table-cell>
          <table:table-cell table:style-name="ce66" office:value-type="string">
            <text:p>Starta video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35" office:value-type="string">
            <text:p>mnuToggleCommonCtrls</text:p>
          </table:table-cell>
          <table:table-cell table:style-name="ce342"/>
          <table:table-cell table:style-name="ce163" office:value-type="string">
            <text:p>Show/Hide Common Controls</text:p>
          </table:table-cell>
          <table:table-cell table:style-name="ce166" office:value-type="string">
            <text:p>Montrer/Cacher les Contrôles Communs</text:p>
          </table:table-cell>
          <table:table-cell table:style-name="ce66" office:value-type="string">
            <text:p>Toon/Verberg standaard bediening</text:p>
          </table:table-cell>
          <table:table-cell table:style-name="ce66" office:value-type="string">
            <text:p>Zeige/Verstecke Standardauswahlwerkzeuge</text:p>
          </table:table-cell>
          <table:table-cell table:style-name="ce176" office:value-type="string">
            <text:p>Mostrar / Ocultar controles comunes</text:p>
          </table:table-cell>
          <table:table-cell table:style-name="ce183" office:value-type="string">
            <text:p>Mostrar/Esconder Controles em Comum</text:p>
          </table:table-cell>
          <table:table-cell table:style-name="ce215" office:value-type="string">
            <text:p>Pokaż/Ukryj wspólne sterowanie</text:p>
          </table:table-cell>
          <table:table-cell table:style-name="ce107" office:value-type="string">
            <text:p>Mostra/nascondi i Controlli Comuni</text:p>
          </table:table-cell>
          <table:table-cell table:style-name="ce111" office:value-type="string">
            <text:p>Arată/Ascunde controalele comune</text:p>
          </table:table-cell>
          <table:table-cell table:style-name="ce223" office:value-type="string">
            <text:p>Näytä/Piilota yleiset toiminnot</text:p>
          </table:table-cell>
          <table:table-cell table:style-name="ce230" office:value-type="string">
            <text:p>Vis/Skjul Standardverktøy</text:p>
          </table:table-cell>
          <table:table-cell table:style-name="ce135" office:value-type="string">
            <text:p>显示/隐藏 常见控制</text:p>
          </table:table-cell>
          <table:table-cell table:style-name="ce239" office:value-type="string">
            <text:p>Ortak Kontrolleri Göster/Gizle</text:p>
          </table:table-cell>
          <table:table-cell table:style-name="ce244" office:value-type="string">
            <text:p>Εμφάνιση/Απόκρυψη Κοινών στοιχείων Ελέγχου</text:p>
          </table:table-cell>
          <table:table-cell table:style-name="ce222" office:value-type="string">
            <text:p>Rodyti / slepti įrankių juostą</text:p>
          </table:table-cell>
          <table:table-cell table:style-name="ce66" office:value-type="string">
            <text:p>Visa/Dölj gemensamma kontroller</text:p>
          </table:table-cell>
          <table:table-cell table:number-columns-repeated="1006"/>
        </table:table-row>
        <table:table-row table:style-name="ro10">
          <table:table-cell table:style-name="ce332" office:value-type="string">
            <text:p>mnuTrackTrajectory</text:p>
          </table:table-cell>
          <table:table-cell table:style-name="ce334"/>
          <table:table-cell table:style-name="ce164" office:value-type="string">
            <text:p>Track Path</text:p>
          </table:table-cell>
          <table:table-cell table:style-name="ce153" office:value-type="string">
            <text:p>Suivre la Trajectoire</text:p>
          </table:table-cell>
          <table:table-cell table:style-name="ce66" office:value-type="string">
            <text:p>Baan Trajectpad</text:p>
          </table:table-cell>
          <table:table-cell table:style-name="ce66" office:value-type="string">
            <text:p>Verfolge Trajektorien</text:p>
          </table:table-cell>
          <table:table-cell table:style-name="ce176" office:value-type="string">
            <text:p>Seguir la Trayectoria</text:p>
          </table:table-cell>
          <table:table-cell table:style-name="ce183" office:value-type="string">
            <text:p>Desenhar Caminho</text:p>
          </table:table-cell>
          <table:table-cell table:style-name="ce217"/>
          <table:table-cell table:style-name="ce388" office:value-type="string">
            <text:p>Traccia la Traiettoria</text:p>
          </table:table-cell>
          <table:table-cell table:style-name="ce395" office:value-type="string">
            <text:p>Urmăreşte traiectoria</text:p>
          </table:table-cell>
          <table:table-cell table:style-name="ce223" office:value-type="string">
            <text:p>Seuraa liikerataa</text:p>
          </table:table-cell>
          <table:table-cell table:style-name="ce130" office:value-type="string">
            <text:p>Følg <text:s/>banen</text:p>
          </table:table-cell>
          <table:table-cell table:style-name="ce135" office:value-type="string">
            <text:p>跟踪路径</text:p>
          </table:table-cell>
          <table:table-cell table:style-name="ce183" office:value-type="string">
            <text:p>İzlenen Yol</text:p>
          </table:table-cell>
          <table:table-cell table:style-name="ce244" office:value-type="string">
            <text:p>Ανίχνευση Διαδρομής</text:p>
          </table:table-cell>
          <table:table-cell table:style-name="ce222" office:value-type="string">
            <text:p>Sekimo kelias</text:p>
          </table:table-cell>
          <table:table-cell table:style-name="ce66" office:value-type="string">
            <text:p>Spåra banan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5" office:value-type="string">
            <text:p>PlayMovie_AccessViolation</text:p>
          </table:table-cell>
          <table:table-cell table:style-name="ce342"/>
          <table:table-cell table:style-name="ce163" office:value-type="string">
            <text:p>An Unknown Error Occurred.</text:p>
          </table:table-cell>
          <table:table-cell table:style-name="ce166" office:value-type="string">
            <text:p>Une Erreur Inconnue Est Survenue.</text:p>
          </table:table-cell>
          <table:table-cell table:style-name="ce66" office:value-type="string">
            <text:p>Een onbekende fout is opgetreden</text:p>
          </table:table-cell>
          <table:table-cell table:style-name="ce66" office:value-type="string">
            <text:p>Ein unbekannter Fehler ist aufgetreten.</text:p>
          </table:table-cell>
          <table:table-cell table:style-name="ce176" office:value-type="string">
            <text:p>Se ha producido un error desconocido.</text:p>
          </table:table-cell>
          <table:table-cell table:style-name="ce183" office:value-type="string">
            <text:p>Ocorreu um Erro Desconhecido.</text:p>
          </table:table-cell>
          <table:table-cell table:style-name="ce215" office:value-type="string">
            <text:p>Wystąpił nieznany błąd</text:p>
          </table:table-cell>
          <table:table-cell table:style-name="ce107" office:value-type="string">
            <text:p>E' avvenuto un errore sconosciuto.</text:p>
          </table:table-cell>
          <table:table-cell table:style-name="ce111" office:value-type="string">
            <text:p>A intervenit o eroare necunoscută.</text:p>
          </table:table-cell>
          <table:table-cell table:style-name="ce223" office:value-type="string">
            <text:p>Tapahtui tuntematon virhe</text:p>
          </table:table-cell>
          <table:table-cell table:style-name="ce230" office:value-type="string">
            <text:p>Det oppstod en ukjent feil.</text:p>
          </table:table-cell>
          <table:table-cell table:style-name="ce135" office:value-type="string">
            <text:p>发生未知的错误.</text:p>
          </table:table-cell>
          <table:table-cell table:style-name="ce239" office:value-type="string">
            <text:p>Bilinmeyen bir Hata Meydana Geldi.</text:p>
          </table:table-cell>
          <table:table-cell table:style-name="ce244" office:value-type="string">
            <text:p>Ένα Άγνωστοι Σφάλμα Συνέβη</text:p>
          </table:table-cell>
          <table:table-cell table:style-name="ce222" office:value-type="string">
            <text:p>Įvyko nežinoma klaida.</text:p>
          </table:table-cell>
          <table:table-cell table:style-name="ce66" office:value-type="string">
            <text:p>Ett okänt fel uppstod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PlayMovie_Error</text:p>
          </table:table-cell>
          <table:table-cell table:style-name="ce342"/>
          <table:table-cell table:style-name="ce163" office:value-type="string">
            <text:p>Kinovea - Playing Error.</text:p>
          </table:table-cell>
          <table:table-cell table:style-name="ce166" office:value-type="string">
            <text:p>Kinovea - Erreur de Lecture.</text:p>
          </table:table-cell>
          <table:table-cell table:style-name="ce66" office:value-type="string">
            <text:p>Kinovea - Afspeelfout.</text:p>
          </table:table-cell>
          <table:table-cell table:style-name="ce66" office:value-type="string">
            <text:p>Kinovea – Wiedergabefehler</text:p>
          </table:table-cell>
          <table:table-cell table:style-name="ce176" office:value-type="string">
            <text:p>Kinovea - Error de Lectura.</text:p>
          </table:table-cell>
          <table:table-cell table:style-name="ce183" office:value-type="string">
            <text:p>Kinovea - Erro ao Reproduzir.</text:p>
          </table:table-cell>
          <table:table-cell table:style-name="ce215" office:value-type="string">
            <text:p>Kinovea - błąd odtwarzania</text:p>
          </table:table-cell>
          <table:table-cell table:style-name="ce107" office:value-type="string">
            <text:p>Kinovea – Errore durante la riproduzione.</text:p>
          </table:table-cell>
          <table:table-cell table:style-name="ce111" office:value-type="string">
            <text:p>Kinovea – Eroare la rulare.</text:p>
          </table:table-cell>
          <table:table-cell table:style-name="ce223" office:value-type="string">
            <text:p>Kinovea – esitysvirhe</text:p>
          </table:table-cell>
          <table:table-cell table:style-name="ce230" office:value-type="string">
            <text:p>Kinovea – avspillingsfeil</text:p>
          </table:table-cell>
          <table:table-cell table:style-name="ce135" office:value-type="string">
            <text:p>播放出错</text:p>
          </table:table-cell>
          <table:table-cell table:style-name="ce239" office:value-type="string">
            <text:p>Kinovea - Oynatma Hatası.</text:p>
          </table:table-cell>
          <table:table-cell table:style-name="ce244" office:value-type="string">
            <text:p>Kinovea - Σφάλμα Αναπαραγωγής.</text:p>
          </table:table-cell>
          <table:table-cell table:style-name="ce222" office:value-type="string">
            <text:p>Kinovea - grojimo klaida.</text:p>
          </table:table-cell>
          <table:table-cell table:style-name="ce66" office:value-type="string">
            <text:p>Kinovea – uppspelningsfel.</text:p>
          </table:table-cell>
          <table:table-cell table:number-columns-repeated="1006"/>
        </table:table-row>
        <table:table-row table:style-name="ro11">
          <table:table-cell table:style-name="ce129" office:value-type="string">
            <text:p>RecentlyUsedColors</text:p>
          </table:table-cell>
          <table:table-cell table:style-name="ce343"/>
          <table:table-cell table:style-name="ce351" office:value-type="string">
            <text:p>Recently used colors:</text:p>
          </table:table-cell>
          <table:table-cell table:style-name="ce359" office:value-type="string">
            <text:p>Couleurs utilisées récemment :</text:p>
          </table:table-cell>
          <table:table-cell table:style-name="ce66" office:value-type="string">
            <text:p>Recent gebruikte kleuren:</text:p>
          </table:table-cell>
          <table:table-cell table:style-name="ce169" office:value-type="string">
            <text:p>zuletzt verwendete Farben</text:p>
          </table:table-cell>
          <table:table-cell table:style-name="ce179" office:value-type="string">
            <text:p>Colores usados recientemente</text:p>
          </table:table-cell>
          <table:table-cell table:style-name="ce187" office:value-type="string">
            <text:p>Cores usadas recentemente:</text:p>
          </table:table-cell>
          <table:table-cell table:style-name="ce216"/>
          <table:table-cell table:style-name="ce219" office:value-type="string">
            <text:p>Colori utilizzati di recente:</text:p>
          </table:table-cell>
          <table:table-cell table:style-name="ce1" office:value-type="string">
            <text:p>Culori folosite recent :</text:p>
          </table:table-cell>
          <table:table-cell table:style-name="ce224" office:value-type="string">
            <text:p>Äsken käytetyt värit:</text:p>
          </table:table-cell>
          <table:table-cell table:style-name="ce231"/>
          <table:table-cell table:style-name="ce411"/>
          <table:table-cell table:style-name="ce187" office:value-type="string">
            <text:p>Yeni kullanılmış renkler:</text:p>
          </table:table-cell>
          <table:table-cell table:style-name="ce415" office:value-type="string">
            <text:p>Πρόσφατα χρησιμοποιημένα χρώματα:</text:p>
          </table:table-cell>
          <table:table-cell table:style-name="ce420" office:value-type="string">
            <text:p>Vėliausiai naudotos spalvos:</text:p>
          </table:table-cell>
          <table:table-cell table:style-name="ce66" office:value-type="string">
            <text:p>Senaste använda färger:</text:p>
          </table:table-cell>
          <table:table-cell table:style-name="ce423" table:number-columns-repeated="1005"/>
          <table:table-cell table:style-name="ce249"/>
        </table:table-row>
        <table:table-row table:style-name="ro16">
          <table:table-cell table:style-name="ce35" office:value-type="string">
            <text:p>SaveMovie_CodecNotFound</text:p>
          </table:table-cell>
          <table:table-cell table:style-name="ce342"/>
          <table:table-cell table:style-name="ce164" office:value-type="string">
            <text:p>Failure: Unable to save file : unsupported encoding.</text:p>
          </table:table-cell>
          <table:table-cell table:style-name="ce166" office:value-type="string">
            <text:p>Enregistrement du Fichier Impossible : Type d'encodage non supporté.</text:p>
          </table:table-cell>
          <table:table-cell table:style-name="ce66" office:value-type="string">
            <text:p>Fout bij opslaan van het bestand : niet ondersteunde encoding.</text:p>
          </table:table-cell>
          <table:table-cell table:style-name="ce66" office:value-type="string">
            <text:p>Fehler beim Speichern der Datei : Kodierung nicht unterstützt.</text:p>
          </table:table-cell>
          <table:table-cell table:style-name="ce176" office:value-type="string">
            <text:p>Imposible guardar el archivo: Tipo de codificación no admitido.</text:p>
          </table:table-cell>
          <table:table-cell table:style-name="ce183" office:value-type="string">
            <text:p>Falha: Erro ao tentar salvar o arquivo: condificação não suportada.</text:p>
          </table:table-cell>
          <table:table-cell table:style-name="ce215" office:value-type="string">
            <text:p>Błąd podczas próby zapisania pliku : nieobsługiwany koder</text:p>
          </table:table-cell>
          <table:table-cell table:style-name="ce107" office:value-type="string">
            <text:p>Errore : Impossibile salvare il File : codifica non supportata.</text:p>
          </table:table-cell>
          <table:table-cell table:style-name="ce111" office:value-type="string">
            <text:p>Eroare la salvare : encodarea nu este suportată.</text:p>
          </table:table-cell>
          <table:table-cell table:style-name="ce223" office:value-type="string">
            <text:p>Tiedoston tallennus epäonnistui: tiedosto on avoinna toisessa ikkunassa.</text:p>
          </table:table-cell>
          <table:table-cell table:style-name="ce230" office:value-type="string">
            <text:p>Advarsel: Kan ikke lagre fil : koding ikke støttet</text:p>
          </table:table-cell>
          <table:table-cell table:style-name="ce135" office:value-type="string">
            <text:p>失败: 无法保存文件 : 不支持的编码.</text:p>
          </table:table-cell>
          <table:table-cell table:style-name="ce239" office:value-type="string">
            <text:p>Hata: Dosya kaydedilemiyor : desteklenmeyen kodlama.</text:p>
          </table:table-cell>
          <table:table-cell table:style-name="ce244" office:value-type="string">
            <text:p>Αποτυχία: Αδύνατη η αποθήκευση αρχείου: μη υποστηριζόμενη κωδικοποίηση.</text:p>
          </table:table-cell>
          <table:table-cell table:style-name="ce222" office:value-type="string">
            <text:p>Klaida: Negaliu irašyti dokumento : nepalaikomas kodavimas.</text:p>
          </table:table-cell>
          <table:table-cell table:style-name="ce66" office:value-type="string">
            <text:p>Fel: Kunde inte spara filen : kodning stöds ej.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SaveMovie_CodecNotOpened</text:p>
          </table:table-cell>
          <table:table-cell table:style-name="ce342"/>
          <table:table-cell table:style-name="ce164" office:value-type="string">
            <text:p>Failure: Unable to save file : problem while initializing encoder.</text:p>
          </table:table-cell>
          <table:table-cell table:style-name="ce166" office:value-type="string">
            <text:p>Enregistrement du Fichier Impossible : Problème lors l'initialisation de l'encodeur.</text:p>
          </table:table-cell>
          <table:table-cell table:style-name="ce66" office:value-type="string">
            <text:p>Fout bij het opslaan van het bestand : probleem met het initialiseren van de encoder.</text:p>
          </table:table-cell>
          <table:table-cell table:style-name="ce66" office:value-type="string">
            <text:p>Fehler beim Speichern der Datei : Problem bei der Initialisierung der Kodierung.</text:p>
          </table:table-cell>
          <table:table-cell table:style-name="ce176" office:value-type="string">
            <text:p>Imposible guardar el archivo : Problemas al inicializar el codificador.</text:p>
          </table:table-cell>
          <table:table-cell table:style-name="ce183" office:value-type="string">
            <text:p>Falha: Erro ao tentar salvar o arquivo: problema durante a inicialização do condificador.</text:p>
          </table:table-cell>
          <table:table-cell table:style-name="ce215" office:value-type="string">
            <text:p>Błąd podczas próby zapisania pliku : problem podczas inicjalizacji kodera</text:p>
          </table:table-cell>
          <table:table-cell table:style-name="ce107" office:value-type="string">
            <text:p>Errore : Impossibile salvare il File : problemi nell'inizializzazione codificatore.</text:p>
          </table:table-cell>
          <table:table-cell table:style-name="ce111" office:value-type="string">
            <text:p>Eroare la salvare : au aparut probleme cu iniţializarea encoderului.</text:p>
          </table:table-cell>
          <table:table-cell table:style-name="ce407" office:value-type="string">
            <text:p>Virhe: Tiedoston avaus epäonnistui: ongelma dekooderin käynnistyksessä.</text:p>
          </table:table-cell>
          <table:table-cell table:style-name="ce230" office:value-type="string">
            <text:p>Advarsel: Kan ikke lagre fil : Problemer med å starte koding</text:p>
          </table:table-cell>
          <table:table-cell table:style-name="ce135" office:value-type="string">
            <text:p>失败: 无法保存文件 : 初始化解码器时出现问题.</text:p>
          </table:table-cell>
          <table:table-cell table:style-name="ce239" office:value-type="string">
            <text:p>Hata: Dosya kaydedilemiyor : kodlayıcıyı başlatırken problem oluştu.</text:p>
          </table:table-cell>
          <table:table-cell table:style-name="ce244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222" office:value-type="string">
            <text:p>Klaida: Nepavyko irašyti dokumento : problema naudojant kodavimą.</text:p>
          </table:table-cell>
          <table:table-cell table:style-name="ce66" office:value-type="string">
            <text:p>Fel: Kan inte spara filen : problem vid initieringen av enkodern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SaveMovie_Error</text:p>
          </table:table-cell>
          <table:table-cell table:style-name="ce342"/>
          <table:table-cell table:style-name="ce163" office:value-type="string">
            <text:p>Kinovea - Saving error.</text:p>
          </table:table-cell>
          <table:table-cell table:style-name="ce166" office:value-type="string">
            <text:p>Kinovea - Erreur d'Enregistrement.</text:p>
          </table:table-cell>
          <table:table-cell table:style-name="ce255" office:value-type="string">
            <text:p>Kinovea - Fout bij opslaan.</text:p>
          </table:table-cell>
          <table:table-cell table:style-name="ce66" office:value-type="string">
            <text:p>Kinovea – Speicherfehler</text:p>
          </table:table-cell>
          <table:table-cell table:style-name="ce176" office:value-type="string">
            <text:p>Kinovea - Error al guardar.</text:p>
          </table:table-cell>
          <table:table-cell table:style-name="ce183" office:value-type="string">
            <text:p>Kinovea - Erro ao Salvar.</text:p>
          </table:table-cell>
          <table:table-cell table:style-name="ce215" office:value-type="string">
            <text:p>Kinovea - błąd zapisu</text:p>
          </table:table-cell>
          <table:table-cell table:style-name="ce107" office:value-type="string">
            <text:p>Kinovea – Errore nel salvataggio.</text:p>
          </table:table-cell>
          <table:table-cell table:style-name="ce111" office:value-type="string">
            <text:p>Kinovea – Eroare la salvare.</text:p>
          </table:table-cell>
          <table:table-cell table:style-name="ce223" office:value-type="string">
            <text:p>Kinovea – Tallennusvirhe</text:p>
          </table:table-cell>
          <table:table-cell table:style-name="ce230" office:value-type="string">
            <text:p>Kinovea – Lagringsfeil</text:p>
          </table:table-cell>
          <table:table-cell table:style-name="ce135" office:value-type="string">
            <text:p>保存出错</text:p>
          </table:table-cell>
          <table:table-cell table:style-name="ce239" office:value-type="string">
            <text:p>Kinovea - Kaydetme hatası.</text:p>
          </table:table-cell>
          <table:table-cell table:style-name="ce244" office:value-type="string">
            <text:p>Kinovea - Σφάλμα Αποθήκευσης.</text:p>
          </table:table-cell>
          <table:table-cell table:style-name="ce222" office:value-type="string">
            <text:p>Kinovea - išsaugojimo klaida.</text:p>
          </table:table-cell>
          <table:table-cell table:style-name="ce66" office:value-type="string">
            <text:p>Kinovea - Sparar felet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SaveMovie_FileNotOpened</text:p>
          </table:table-cell>
          <table:table-cell table:style-name="ce342"/>
          <table:table-cell table:style-name="ce164" office:value-type="string">
            <text:p>Failure: Unable to save file : Unable to write to the file.</text:p>
          </table:table-cell>
          <table:table-cell table:style-name="ce166" office:value-type="string">
            <text:p>Enregistrement du fichier impossible : écriture du fichier interdite.</text:p>
          </table:table-cell>
          <table:table-cell table:style-name="ce66" office:value-type="string">
            <text:p>Fout bij het opslaan van het bestand : kan niet schrijven naar een bestand.</text:p>
          </table:table-cell>
          <table:table-cell table:style-name="ce66" office:value-type="string">
            <text:p>Speicherfehler – kann die Datei nicht ändern/beschreiben</text:p>
          </table:table-cell>
          <table:table-cell table:style-name="ce176" office:value-type="string">
            <text:p>Imposible guarde el archivo: escritura del archivo prohibida.</text:p>
          </table:table-cell>
          <table:table-cell table:style-name="ce183" office:value-type="string">
            <text:p>Falha: Erro ao tentar salvar o arquivo: não é possível salvá-lo.</text:p>
          </table:table-cell>
          <table:table-cell table:style-name="ce215" office:value-type="string">
            <text:p>Błąd podczas próby zapisania pliku : nie można zapisać danych do pliku</text:p>
          </table:table-cell>
          <table:table-cell table:style-name="ce107" office:value-type="string">
            <text:p>Errore : Impossibile salvare il File : non si riesce a scrivere sul File.</text:p>
          </table:table-cell>
          <table:table-cell table:style-name="ce111" office:value-type="string">
            <text:p>Eroare la salvare : nu se poate scrie fişierul.</text:p>
          </table:table-cell>
          <table:table-cell table:style-name="ce407" office:value-type="string">
            <text:p>Virhe: Tiedoston tallennus epäonnistui: tiedostoon kirjoittaminen ei onnistu.</text:p>
          </table:table-cell>
          <table:table-cell table:style-name="ce230" office:value-type="string">
            <text:p>Advarsel: Kan ikke lagre fil : kan ikke skrive til fil.</text:p>
          </table:table-cell>
          <table:table-cell table:style-name="ce135" office:value-type="string">
            <text:p>失败: 无法保存文件 : 无法写入文件.</text:p>
          </table:table-cell>
          <table:table-cell table:style-name="ce239" office:value-type="string">
            <text:p>Hata: Dosya kaydedilemiyor : Dosya üzerine yazılamıyor.</text:p>
          </table:table-cell>
          <table:table-cell table:style-name="ce244" office:value-type="string">
            <text:p>Αποτυχία: Αδύνατη η αποθήκευση αρχείου: Αδύνατη η εγγραφή στο αρχείο.</text:p>
          </table:table-cell>
          <table:table-cell table:style-name="ce222" office:value-type="string">
            <text:p>Klaida: Negaliu irašyti dokumento : negaliu irašyti į dokumentą</text:p>
          </table:table-cell>
          <table:table-cell table:style-name="ce66" office:value-type="string">
            <text:p>Fel: Kan inte spara filen : Kan inte skriva till filen.</text:p>
          </table:table-cell>
          <table:table-cell table:number-columns-repeated="1006"/>
        </table:table-row>
        <table:table-row table:style-name="ro12">
          <table:table-cell table:style-name="ce35" office:value-type="string">
            <text:p>SaveMovie_TranscodeNotFinished</text:p>
          </table:table-cell>
          <table:table-cell table:style-name="ce342"/>
          <table:table-cell table:style-name="ce164" office:value-type="string">
            <text:p>Failure: Unable to save file : some error happened during encoding process.</text:p>
          </table:table-cell>
          <table:table-cell table:style-name="ce166" office:value-type="string">
            <text:p>Enregistrement du fichier impossible : une erreur est survenue durant l'encodage.</text:p>
          </table:table-cell>
          <table:table-cell table:style-name="ce66" office:value-type="string">
            <text:p>Fout bij het opslaan van het bestand : een fout kwam voor bij het codeerproces.</text:p>
          </table:table-cell>
          <table:table-cell table:style-name="ce66" office:value-type="string">
            <text:p>Speicherfehler im Kodierprozeß</text:p>
          </table:table-cell>
          <table:table-cell table:style-name="ce176" office:value-type="string">
            <text:p>Imposible guarde el archivo : se ha producido un error durante el encodaje.</text:p>
          </table:table-cell>
          <table:table-cell table:style-name="ce183" office:value-type="string">
            <text:p>Falha: Erro ao tentar salvar o arquivo: alguns erros ocorreram durante o processo de codificação.</text:p>
          </table:table-cell>
          <table:table-cell table:style-name="ce215" office:value-type="string">
            <text:p>Błąd podczas próby zapisania pliku : wystąpiły błędy <text:s/>w procesie kodowania</text:p>
          </table:table-cell>
          <table:table-cell table:style-name="ce107" office:value-type="string">
            <text:p>Errore : Impossibile salvare il File : sono accaduti errori durante processo di codifica. </text:p>
          </table:table-cell>
          <table:table-cell table:style-name="ce111" office:value-type="string">
            <text:p>Eroare la salvare : au intervenit erori pe timpul procesului de encodare.</text:p>
          </table:table-cell>
          <table:table-cell table:style-name="ce407" office:value-type="string">
            <text:p>Virhe: Tiedoston tallennus epäonnistui: koodauksen aikana tapahtui virhe</text:p>
          </table:table-cell>
          <table:table-cell table:style-name="ce230" office:value-type="string">
            <text:p>Advarsel: Kan ikke lagre fil : det skjedde en kodefeil under lagring.</text:p>
          </table:table-cell>
          <table:table-cell table:style-name="ce135" office:value-type="string">
            <text:p>失败: 无法保存文件 : 编码过程中出现一些问题.</text:p>
          </table:table-cell>
          <table:table-cell table:style-name="ce239" office:value-type="string">
            <text:p>Hata: Dosya kaydedilemiyor : kodlama sırasında bir hata meydana geldi.</text:p>
          </table:table-cell>
          <table:table-cell table:style-name="ce244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222" office:value-type="string">
            <text:p>Klaida: Negaliu irašyti dokumento : nežinoma klaida kodavimo procese. </text:p>
          </table:table-cell>
          <table:table-cell table:style-name="ce66" office:value-type="string">
            <text:p>Fel: Kan inte spara filen : något fel inträffade under kodningsprocessen.</text:p>
          </table:table-cell>
          <table:table-cell table:number-columns-repeated="1006"/>
        </table:table-row>
        <table:table-row table:style-name="ro34">
          <table:table-cell table:style-name="ce35" office:value-type="string">
            <text:p>SaveMovie_UnknownError</text:p>
          </table:table-cell>
          <table:table-cell table:style-name="ce342"/>
          <table:table-cell table:style-name="ce164" office:value-type="string">
            <text:p>Failure: Unable to save file : unknown error.</text:p>
          </table:table-cell>
          <table:table-cell table:style-name="ce166" office:value-type="string">
            <text:p>Enregistrement du fichier impossible : erreur inconnue.</text:p>
          </table:table-cell>
          <table:table-cell table:style-name="ce66" office:value-type="string">
            <text:p>Fout bij het opslaan van het bestand : onbekende fout.</text:p>
          </table:table-cell>
          <table:table-cell table:style-name="ce66" office:value-type="string">
            <text:p>Speicherfehler – Unbekannter Fehler</text:p>
          </table:table-cell>
          <table:table-cell table:style-name="ce176" office:value-type="string">
            <text:p>Imposible guarde el archivo : error desconocido.</text:p>
          </table:table-cell>
          <table:table-cell table:style-name="ce183" office:value-type="string">
            <text:p>Falha: Erro ao tentar salvar o arquivo: erro desconhecido.</text:p>
          </table:table-cell>
          <table:table-cell table:style-name="ce215" office:value-type="string">
            <text:p>Błąd podczas próby zapisania pliku : nieznany błąd</text:p>
          </table:table-cell>
          <table:table-cell table:style-name="ce107" office:value-type="string">
            <text:p>Errore : Impossibile salvare il File : errore sconosciuto.</text:p>
          </table:table-cell>
          <table:table-cell table:style-name="ce111" office:value-type="string">
            <text:p>Eroare necunoscută la salvare.</text:p>
          </table:table-cell>
          <table:table-cell table:style-name="ce407" office:value-type="string">
            <text:p>Virhe: Tiedoston tallennus epäonnistui: tuntematon virhe.</text:p>
          </table:table-cell>
          <table:table-cell table:style-name="ce230" office:value-type="string">
            <text:p>Advarsel: Kan ikke lagre fil : ukjent feil</text:p>
          </table:table-cell>
          <table:table-cell table:style-name="ce135" office:value-type="string">
            <text:p>失败: 无法保存文件 : 未知错误.</text:p>
          </table:table-cell>
          <table:table-cell table:style-name="ce239" office:value-type="string">
            <text:p>Hata: Dosya kaydedilemiyor : bilinmeyen hata.</text:p>
          </table:table-cell>
          <table:table-cell table:style-name="ce244" office:value-type="string">
            <text:p>Αποτυχία: Αδύνατη η αποθήκευση αρχείου: άγνωστο σφάλμα.</text:p>
          </table:table-cell>
          <table:table-cell table:style-name="ce222" office:value-type="string">
            <text:p>Klaida: Negaliu įrašyti dokumento : nežinoma klaida.</text:p>
          </table:table-cell>
          <table:table-cell table:style-name="ce66" office:value-type="string">
            <text:p>Fel: Kan inte spara filen : okänt fel.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statusEmptyScreen</text:p>
          </table:table-cell>
          <table:table-cell table:style-name="ce342"/>
          <table:table-cell table:style-name="ce163" office:value-type="string">
            <text:p>Empty</text:p>
          </table:table-cell>
          <table:table-cell table:style-name="ce166" office:value-type="string">
            <text:p>Vide</text:p>
          </table:table-cell>
          <table:table-cell table:style-name="ce66" office:value-type="string">
            <text:p>Leeg</text:p>
          </table:table-cell>
          <table:table-cell table:style-name="ce66" office:value-type="string">
            <text:p>Leer</text:p>
          </table:table-cell>
          <table:table-cell table:style-name="ce176" office:value-type="string">
            <text:p>vacio</text:p>
          </table:table-cell>
          <table:table-cell table:style-name="ce183" office:value-type="string">
            <text:p>Vazio</text:p>
          </table:table-cell>
          <table:table-cell table:style-name="ce215" office:value-type="string">
            <text:p>Pusty</text:p>
          </table:table-cell>
          <table:table-cell table:style-name="ce107" office:value-type="string">
            <text:p>Vuoto</text:p>
          </table:table-cell>
          <table:table-cell table:style-name="ce111" office:value-type="string">
            <text:p>Gol</text:p>
          </table:table-cell>
          <table:table-cell table:style-name="ce117" office:value-type="string">
            <text:p>Tyhjä</text:p>
          </table:table-cell>
          <table:table-cell table:style-name="ce230" office:value-type="string">
            <text:p>Tomt</text:p>
          </table:table-cell>
          <table:table-cell table:style-name="ce135" office:value-type="string">
            <text:p>空</text:p>
          </table:table-cell>
          <table:table-cell table:style-name="ce239" office:value-type="string">
            <text:p>Boş</text:p>
          </table:table-cell>
          <table:table-cell table:style-name="ce244" office:value-type="string">
            <text:p>Άδειο</text:p>
          </table:table-cell>
          <table:table-cell table:style-name="ce222" office:value-type="string">
            <text:p>Tuščia</text:p>
          </table:table-cell>
          <table:table-cell table:style-name="ce66" office:value-type="string">
            <text:p>Tomt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statusBufferFill</text:p>
          </table:table-cell>
          <table:table-cell table:style-name="ce343"/>
          <table:table-cell table:style-name="ce351" office:value-type="string">
            <text:p>Buffer: {0}%</text:p>
          </table:table-cell>
          <table:table-cell table:style-name="ce359" office:value-type="string">
            <text:p>Mémoire tampon : {0}%</text:p>
          </table:table-cell>
          <table:table-cell table:style-name="ce66" office:value-type="string">
            <text:p>Buffer: {0}%</text:p>
          </table:table-cell>
          <table:table-cell table:style-name="ce365" office:value-type="string">
            <text:p>Buffer: {0}%</text:p>
          </table:table-cell>
          <table:table-cell table:style-name="ce179" office:value-type="string">
            <text:p>Buffer: {0}%</text:p>
          </table:table-cell>
          <table:table-cell table:style-name="ce187" office:value-type="string">
            <text:p>Buffer: {0}%</text:p>
          </table:table-cell>
          <table:table-cell table:style-name="ce216"/>
          <table:table-cell table:style-name="ce351" office:value-type="string">
            <text:p>Buffer: {0}%</text:p>
          </table:table-cell>
          <table:table-cell table:style-name="ce111" office:value-type="string">
            <text:p>Buffer: {0}%</text:p>
          </table:table-cell>
          <table:table-cell table:style-name="ce351" office:value-type="string">
            <text:p>Puskuri: {0}%</text:p>
          </table:table-cell>
          <table:table-cell table:style-name="ce231"/>
          <table:table-cell table:style-name="ce411"/>
          <table:table-cell table:style-name="ce187" office:value-type="string">
            <text:p>Tampon bellek: {0}%</text:p>
          </table:table-cell>
          <table:table-cell table:style-name="ce415" office:value-type="string">
            <text:p>Ενδιάμεση μνήμη: {0}%</text:p>
          </table:table-cell>
          <table:table-cell table:style-name="ce420" office:value-type="string">
            <text:p>Buferis: {0}%</text:p>
          </table:table-cell>
          <table:table-cell table:style-name="ce66" office:value-type="string">
            <text:p>Buffer: {0}%</text:p>
          </table:table-cell>
          <table:table-cell table:style-name="ce423" table:number-columns-repeated="1005"/>
          <table:table-cell table:style-name="ce249"/>
        </table:table-row>
        <table:table-row table:style-name="ro11">
          <table:table-cell table:style-name="ce35" office:value-type="string">
            <text:p>TimeCodeFormat_Classic</text:p>
          </table:table-cell>
          <table:table-cell table:style-name="ce342" office:value-type="string">
            <text:p>also on RootLang</text:p>
          </table:table-cell>
          <table:table-cell table:style-name="ce163" office:value-type="string">
            <text:p>Classic (h:mm:ss:hundredth)</text:p>
          </table:table-cell>
          <table:table-cell table:style-name="ce166" office:value-type="string">
            <text:p>Classique (h:mm:ss:centièmes)</text:p>
          </table:table-cell>
          <table:table-cell table:style-name="ce66" office:value-type="string">
            <text:p>Klassiek <text:s/>(h:mm:ss:hundredth)</text:p>
          </table:table-cell>
          <table:table-cell table:style-name="ce66" office:value-type="string">
            <text:p>Klassisch (h:mm:ss:Hundertstelsekunden)</text:p>
          </table:table-cell>
          <table:table-cell table:style-name="ce176" office:value-type="string">
            <text:p>Clasico (h:mm:ss:centésimas)</text:p>
          </table:table-cell>
          <table:table-cell table:style-name="ce183" office:value-type="string">
            <text:p>Clássico (h:mm:ss:centésimos)</text:p>
          </table:table-cell>
          <table:table-cell table:style-name="ce215" office:value-type="string">
            <text:p>Klasyczny (h:mm:ss:setne)</text:p>
          </table:table-cell>
          <table:table-cell table:style-name="ce107" office:value-type="string">
            <text:p>Classico (h:mm:ss:centesimi)</text:p>
          </table:table-cell>
          <table:table-cell table:style-name="ce111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style-name="ce230" office:value-type="string">
            <text:p>Klassisk (h:mm:ss:hundredelssekund)</text:p>
          </table:table-cell>
          <table:table-cell table:style-name="ce135" office:value-type="string">
            <text:p>传统 (h:mm:ss:hundredth)</text:p>
          </table:table-cell>
          <table:table-cell table:style-name="ce239" office:value-type="string">
            <text:p>Klasik (h:mm:ss:yüzdesi)</text:p>
          </table:table-cell>
          <table:table-cell table:style-name="ce242" office:value-type="string">
            <text:p>Κλασικό (ω:λλ:δδ:εκατοστά)</text:p>
          </table:table-cell>
          <table:table-cell table:style-name="ce222" office:value-type="string">
            <text:p>Standartinis (h:mm:ss:šimtosios)</text:p>
          </table:table-cell>
          <table:table-cell table:style-name="ce66" office:value-type="string">
            <text:p>Klassisk (t:mm:ss:hundradelar)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Frames</text:p>
          </table:table-cell>
          <table:table-cell table:style-name="ce342" office:value-type="string">
            <text:p>also on RootLang</text:p>
          </table:table-cell>
          <table:table-cell table:style-name="ce163" office:value-type="string">
            <text:p>Frames Numbers</text:p>
          </table:table-cell>
          <table:table-cell table:style-name="ce166" office:value-type="string">
            <text:p>Numéros des images</text:p>
          </table:table-cell>
          <table:table-cell table:style-name="ce66" office:value-type="string">
            <text:p>Frames nummers</text:p>
          </table:table-cell>
          <table:table-cell table:style-name="ce370" office:value-type="string">
            <text:p>Frames</text:p>
          </table:table-cell>
          <table:table-cell table:style-name="ce176" office:value-type="string">
            <text:p>Numeros de las imàgenes</text:p>
          </table:table-cell>
          <table:table-cell table:style-name="ce183" office:value-type="string">
            <text:p>Número de Quadros</text:p>
          </table:table-cell>
          <table:table-cell table:style-name="ce215" office:value-type="string">
            <text:p>Liczba klatek</text:p>
          </table:table-cell>
          <table:table-cell table:style-name="ce107" office:value-type="string">
            <text:p>Numero Fotogrammi</text:p>
          </table:table-cell>
          <table:table-cell table:style-name="ce111" office:value-type="string">
            <text:p>Numerele cadrelor</text:p>
          </table:table-cell>
          <table:table-cell table:style-name="ce117" office:value-type="string">
            <text:p>Kuvanumerot</text:p>
          </table:table-cell>
          <table:table-cell table:style-name="ce230" office:value-type="string">
            <text:p>Bildenummer</text:p>
          </table:table-cell>
          <table:table-cell table:style-name="ce135" office:value-type="string">
            <text:p>帧数</text:p>
          </table:table-cell>
          <table:table-cell table:style-name="ce239" office:value-type="string">
            <text:p>Kare Sayıları</text:p>
          </table:table-cell>
          <table:table-cell table:style-name="ce244" office:value-type="string">
            <text:p>Νούμερα Πλαισίων</text:p>
          </table:table-cell>
          <table:table-cell table:style-name="ce222" office:value-type="string">
            <text:p>Kadrų numeriai</text:p>
          </table:table-cell>
          <table:table-cell table:style-name="ce66" office:value-type="string">
            <text:p>Bildnummer</text:p>
          </table:table-cell>
          <table:table-cell table:number-columns-repeated="1006"/>
        </table:table-row>
        <table:table-row table:style-name="ro10">
          <table:table-cell table:style-name="ce250" office:value-type="string">
            <text:p>TimeCodeFormat_Milliseconds</text:p>
          </table:table-cell>
          <table:table-cell table:style-name="ce344" office:value-type="string">
            <text:p>also on RootLang</text:p>
          </table:table-cell>
          <table:table-cell table:style-name="ce253" office:value-type="string">
            <text:p>Total milliseconds</text:p>
          </table:table-cell>
          <table:table-cell table:style-name="ce254" office:value-type="string">
            <text:p>Total en millisecondes</text:p>
          </table:table-cell>
          <table:table-cell table:style-name="ce66" office:value-type="string">
            <text:p>Totaal in millisecondes</text:p>
          </table:table-cell>
          <table:table-cell table:style-name="ce174" office:value-type="string">
            <text:p>Millisekunden</text:p>
          </table:table-cell>
          <table:table-cell table:style-name="ce181" office:value-type="string">
            <text:p>Total en millisegundos</text:p>
          </table:table-cell>
          <table:table-cell table:style-name="ce188" office:value-type="string">
            <text:p>Total em milisegundos</text:p>
          </table:table-cell>
          <table:table-cell table:style-name="ce217"/>
          <table:table-cell table:style-name="ce107" office:value-type="string">
            <text:p>Totale in millisecondi</text:p>
          </table:table-cell>
          <table:table-cell table:style-name="ce111" office:value-type="string">
            <text:p>Total în milisecunde</text:p>
          </table:table-cell>
          <table:table-cell table:style-name="ce226" office:value-type="string">
            <text:p>Kokonaisaika millisekunnit</text:p>
          </table:table-cell>
          <table:table-cell table:style-name="ce233"/>
          <table:table-cell table:style-name="ce412"/>
          <table:table-cell table:style-name="ce188" office:value-type="string">
            <text:p>Toplam milisaniye</text:p>
          </table:table-cell>
          <table:table-cell table:style-name="ce416" office:value-type="string">
            <text:p>Σύνολο σε χιλιοστά δευτερολέπτου</text:p>
          </table:table-cell>
          <table:table-cell table:style-name="ce222" office:value-type="string">
            <text:p>Viso milisekundžių</text:p>
          </table:table-cell>
          <table:table-cell table:style-name="ce66" office:value-type="string">
            <text:p>Totala millisekunder</text:p>
          </table:table-cell>
          <table:table-cell table:style-name="ce425" table:number-columns-repeated="1005"/>
          <table:table-cell/>
        </table:table-row>
        <table:table-row table:style-name="ro10">
          <table:table-cell table:style-name="ce35" office:value-type="string">
            <text:p>TimeCodeFormat_HundredthOfMinutes</text:p>
          </table:table-cell>
          <table:table-cell table:style-name="ce342" office:value-type="string">
            <text:p>also on RootLang</text:p>
          </table:table-cell>
          <table:table-cell table:style-name="ce163" office:value-type="string">
            <text:p>Hundredth of a minute</text:p>
          </table:table-cell>
          <table:table-cell table:style-name="ce166" office:value-type="string">
            <text:p>Centièmes de minutes</text:p>
          </table:table-cell>
          <table:table-cell table:style-name="ce255" office:value-type="string">
            <text:p>Honderdsten van een minuut</text:p>
          </table:table-cell>
          <table:table-cell table:style-name="ce66" office:value-type="string">
            <text:p>Hundertstel einer Minute</text:p>
          </table:table-cell>
          <table:table-cell table:style-name="ce176" office:value-type="string">
            <text:p>Centésimas de minuto</text:p>
          </table:table-cell>
          <table:table-cell table:style-name="ce183" office:value-type="string">
            <text:p>Centésimos de um minuto</text:p>
          </table:table-cell>
          <table:table-cell table:style-name="ce215" office:value-type="string">
            <text:p>Setna część minuty</text:p>
          </table:table-cell>
          <table:table-cell table:style-name="ce107" office:value-type="string">
            <text:p>Centesimi di Minuto</text:p>
          </table:table-cell>
          <table:table-cell table:style-name="ce111" office:value-type="string">
            <text:p>Sutimi de minut</text:p>
          </table:table-cell>
          <table:table-cell table:style-name="ce117" office:value-type="string">
            <text:p>Minuutin sadasosat</text:p>
          </table:table-cell>
          <table:table-cell table:style-name="ce230" office:value-type="string">
            <text:p>Hundredels minutt</text:p>
          </table:table-cell>
          <table:table-cell table:style-name="ce135" office:value-type="string">
            <text:p>百分钟</text:p>
          </table:table-cell>
          <table:table-cell table:style-name="ce239" office:value-type="string">
            <text:p>Bir dakikanın yüzdesi</text:p>
          </table:table-cell>
          <table:table-cell table:style-name="ce244" office:value-type="string">
            <text:p>Εκατοστά του λεπτού</text:p>
          </table:table-cell>
          <table:table-cell table:style-name="ce222" office:value-type="string">
            <text:p>Šimtosios minutės</text:p>
          </table:table-cell>
          <table:table-cell table:style-name="ce66" office:value-type="string">
            <text:p>Hundradelsminut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imeCodeFormat_TenThousandthOfHours</text:p>
          </table:table-cell>
          <table:table-cell table:style-name="ce342" office:value-type="string">
            <text:p>also on RootLang</text:p>
          </table:table-cell>
          <table:table-cell table:style-name="ce163" office:value-type="string">
            <text:p>Ten thousandth of an hour</text:p>
          </table:table-cell>
          <table:table-cell table:style-name="ce166" office:value-type="string">
            <text:p>Dix millièmes d'heure</text:p>
          </table:table-cell>
          <table:table-cell table:style-name="ce66" office:value-type="string">
            <text:p>Tienduizendsten van een minuut</text:p>
          </table:table-cell>
          <table:table-cell table:style-name="ce66" office:value-type="string">
            <text:p>Zehntausendstel einer Stunde</text:p>
          </table:table-cell>
          <table:table-cell table:style-name="ce176" office:value-type="string">
            <text:p>Diez milesimas de hora</text:p>
          </table:table-cell>
          <table:table-cell table:style-name="ce183" office:value-type="string">
            <text:p>Dez milésimos de uma hora</text:p>
          </table:table-cell>
          <table:table-cell table:style-name="ce215" office:value-type="string">
            <text:p>Dziesięciotysięczna część godziny</text:p>
          </table:table-cell>
          <table:table-cell table:style-name="ce107" office:value-type="string">
            <text:p>Decimillesimi d'ora</text:p>
          </table:table-cell>
          <table:table-cell table:style-name="ce111" office:value-type="string">
            <text:p>Zece miimi de oră</text:p>
          </table:table-cell>
          <table:table-cell table:style-name="ce117" office:value-type="string">
            <text:p>Tunnin kymmenestuhannesosat</text:p>
          </table:table-cell>
          <table:table-cell table:style-name="ce230" office:value-type="string">
            <text:p>Titusendedels time</text:p>
          </table:table-cell>
          <table:table-cell table:style-name="ce135" office:value-type="string">
            <text:p>万分之一小时</text:p>
          </table:table-cell>
          <table:table-cell table:style-name="ce239" office:value-type="string">
            <text:p>Bir saatin onbindesi</text:p>
          </table:table-cell>
          <table:table-cell table:style-name="ce244" office:value-type="string">
            <text:p>Δεκάκις Χιλιοστά της ώρας</text:p>
          </table:table-cell>
          <table:table-cell table:style-name="ce222" office:value-type="string">
            <text:p>Dešimt tūkstantoji valandos</text:p>
          </table:table-cell>
          <table:table-cell table:style-name="ce66" office:value-type="string">
            <text:p>Tiotusendelstimme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Toast_Pause</text:p>
          </table:table-cell>
          <table:table-cell table:style-name="ce343"/>
          <table:table-cell table:style-name="ce351" office:value-type="string">
            <text:p>Pause</text:p>
          </table:table-cell>
          <table:table-cell table:style-name="ce359" office:value-type="string">
            <text:p>Pause</text:p>
          </table:table-cell>
          <table:table-cell table:style-name="ce66" office:value-type="string">
            <text:p>Pauze</text:p>
          </table:table-cell>
          <table:table-cell table:style-name="ce169" office:value-type="string">
            <text:p>Pause</text:p>
          </table:table-cell>
          <table:table-cell table:style-name="ce179" office:value-type="string">
            <text:p>Pausa</text:p>
          </table:table-cell>
          <table:table-cell table:style-name="ce187" office:value-type="string">
            <text:p>Pausa</text:p>
          </table:table-cell>
          <table:table-cell table:style-name="ce216"/>
          <table:table-cell table:style-name="ce219" office:value-type="string">
            <text:p>Pausa</text:p>
          </table:table-cell>
          <table:table-cell table:style-name="ce111" office:value-type="string">
            <text:p>Pauză</text:p>
          </table:table-cell>
          <table:table-cell table:style-name="ce224" office:value-type="string">
            <text:p>Tauko</text:p>
          </table:table-cell>
          <table:table-cell table:style-name="ce231"/>
          <table:table-cell table:style-name="ce411"/>
          <table:table-cell table:style-name="ce187" office:value-type="string">
            <text:p>Duraklat</text:p>
          </table:table-cell>
          <table:table-cell table:style-name="ce415" office:value-type="string">
            <text:p>Παύση</text:p>
          </table:table-cell>
          <table:table-cell table:style-name="ce420" office:value-type="string">
            <text:p>Pausė</text:p>
          </table:table-cell>
          <table:table-cell table:style-name="ce66" office:value-type="string">
            <text:p>Pausa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129" office:value-type="string">
            <text:p>Toast_Zoom</text:p>
          </table:table-cell>
          <table:table-cell table:style-name="ce343"/>
          <table:table-cell table:style-name="ce351" office:value-type="string">
            <text:p>Zoom: {0}%</text:p>
          </table:table-cell>
          <table:table-cell table:style-name="ce351" office:value-type="string">
            <text:p>Zoom : {0}%</text:p>
          </table:table-cell>
          <table:table-cell table:style-name="ce66" office:value-type="string">
            <text:p>Zoom: {0}%</text:p>
          </table:table-cell>
          <table:table-cell table:style-name="ce365" office:value-type="string">
            <text:p>Zoom: {0}%</text:p>
          </table:table-cell>
          <table:table-cell table:style-name="ce179" office:value-type="string">
            <text:p>Zoom : {0}%</text:p>
          </table:table-cell>
          <table:table-cell table:style-name="ce187" office:value-type="string">
            <text:p>Zoom: {0}%</text:p>
          </table:table-cell>
          <table:table-cell table:style-name="ce216"/>
          <table:table-cell table:style-name="ce351" office:value-type="string">
            <text:p>Zoom: {0}%</text:p>
          </table:table-cell>
          <table:table-cell table:style-name="ce111" office:value-type="string">
            <text:p>Zoom: {0}%</text:p>
          </table:table-cell>
          <table:table-cell table:style-name="ce351" office:value-type="string">
            <text:p>Zoom: {0}%</text:p>
          </table:table-cell>
          <table:table-cell table:style-name="ce231"/>
          <table:table-cell table:style-name="ce411"/>
          <table:table-cell table:style-name="ce187" office:value-type="string">
            <text:p>Yaklaştır: {0}%</text:p>
          </table:table-cell>
          <table:table-cell table:style-name="ce415" office:value-type="string">
            <text:p>Μεχέθυνση: {0}%</text:p>
          </table:table-cell>
          <table:table-cell table:style-name="ce420" office:value-type="string">
            <text:p>Didinti: {0}%</text:p>
          </table:table-cell>
          <table:table-cell table:style-name="ce66" office:value-type="string">
            <text:p>Zooma : {0}%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129" office:value-type="string">
            <text:p>Toast_Disconnected</text:p>
          </table:table-cell>
          <table:table-cell table:style-name="ce343"/>
          <table:table-cell table:style-name="ce351" office:value-type="string">
            <text:p>Disconnected</text:p>
          </table:table-cell>
          <table:table-cell table:style-name="ce351" office:value-type="string">
            <text:p>Déconnecté</text:p>
          </table:table-cell>
          <table:table-cell table:style-name="ce66" office:value-type="string">
            <text:p>Niet verbonden</text:p>
          </table:table-cell>
          <table:table-cell table:style-name="ce169" office:value-type="string">
            <text:p>getrennt</text:p>
          </table:table-cell>
          <table:table-cell table:style-name="ce179" office:value-type="string">
            <text:p>Desconectado</text:p>
          </table:table-cell>
          <table:table-cell table:style-name="ce187" office:value-type="string">
            <text:p>Desconectado</text:p>
          </table:table-cell>
          <table:table-cell table:style-name="ce216"/>
          <table:table-cell table:style-name="ce219" office:value-type="string">
            <text:p>Scollegato</text:p>
          </table:table-cell>
          <table:table-cell table:style-name="ce111" office:value-type="string">
            <text:p>Deconectat</text:p>
          </table:table-cell>
          <table:table-cell table:style-name="ce224" office:value-type="string">
            <text:p>Kytketty pois</text:p>
          </table:table-cell>
          <table:table-cell table:style-name="ce231"/>
          <table:table-cell table:style-name="ce411"/>
          <table:table-cell table:style-name="ce187" office:value-type="string">
            <text:p>Bağlantı koptu</text:p>
          </table:table-cell>
          <table:table-cell table:style-name="ce415" office:value-type="string">
            <text:p>Αποσύνδεση</text:p>
          </table:table-cell>
          <table:table-cell table:style-name="ce420" office:value-type="string">
            <text:p>Atjungta</text:p>
          </table:table-cell>
          <table:table-cell table:style-name="ce66" office:value-type="string">
            <text:p>Frånkopplad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129" office:value-type="string">
            <text:p>Toast_StartRecord</text:p>
          </table:table-cell>
          <table:table-cell table:style-name="ce343"/>
          <table:table-cell table:style-name="ce351" office:value-type="string">
            <text:p>Recording started</text:p>
          </table:table-cell>
          <table:table-cell table:style-name="ce351" office:value-type="string">
            <text:p>Enregistrement démarré</text:p>
          </table:table-cell>
          <table:table-cell table:style-name="ce66" office:value-type="string">
            <text:p>Opname gestart</text:p>
          </table:table-cell>
          <table:table-cell table:style-name="ce169" office:value-type="string">
            <text:p>Aufnahme gestartet</text:p>
          </table:table-cell>
          <table:table-cell table:style-name="ce179" office:value-type="string">
            <text:p>Grabación iniciada</text:p>
          </table:table-cell>
          <table:table-cell table:style-name="ce187" office:value-type="string">
            <text:p>Gravação iniciada</text:p>
          </table:table-cell>
          <table:table-cell table:style-name="ce216"/>
          <table:table-cell table:style-name="ce219" office:value-type="string">
            <text:p>Registrazione iniziata </text:p>
          </table:table-cell>
          <table:table-cell table:style-name="ce111" office:value-type="string">
            <text:p>Înregistrarea a fost pornită</text:p>
          </table:table-cell>
          <table:table-cell table:style-name="ce224" office:value-type="string">
            <text:p>Nauhoitus alkanut</text:p>
          </table:table-cell>
          <table:table-cell table:style-name="ce231"/>
          <table:table-cell table:style-name="ce411"/>
          <table:table-cell table:style-name="ce187" office:value-type="string">
            <text:p>Kayıt başladı</text:p>
          </table:table-cell>
          <table:table-cell table:style-name="ce415" office:value-type="string">
            <text:p>Η εγγραφή ξεκίνησε</text:p>
          </table:table-cell>
          <table:table-cell table:style-name="ce420" office:value-type="string">
            <text:p>Irašymas predėtas</text:p>
          </table:table-cell>
          <table:table-cell table:style-name="ce66" office:value-type="string">
            <text:p>Inspelning startad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129" office:value-type="string">
            <text:p>Toast_StopRecord</text:p>
          </table:table-cell>
          <table:table-cell table:style-name="ce343"/>
          <table:table-cell table:style-name="ce351" office:value-type="string">
            <text:p>Recording stopped</text:p>
          </table:table-cell>
          <table:table-cell table:style-name="ce351" office:value-type="string">
            <text:p>Enregistrement arrêté</text:p>
          </table:table-cell>
          <table:table-cell table:style-name="ce66" office:value-type="string">
            <text:p>Opname gestopt</text:p>
          </table:table-cell>
          <table:table-cell table:style-name="ce169" office:value-type="string">
            <text:p>Aufnahme gestoppt</text:p>
          </table:table-cell>
          <table:table-cell table:style-name="ce179" office:value-type="string">
            <text:p>Grabación detenida</text:p>
          </table:table-cell>
          <table:table-cell table:style-name="ce187" office:value-type="string">
            <text:p>Gravação interrompida</text:p>
          </table:table-cell>
          <table:table-cell table:style-name="ce216"/>
          <table:table-cell table:style-name="ce219" office:value-type="string">
            <text:p>Registrazione fermata </text:p>
          </table:table-cell>
          <table:table-cell table:style-name="ce111" office:value-type="string">
            <text:p>Înregistrarea a fost oprită</text:p>
          </table:table-cell>
          <table:table-cell table:style-name="ce224" office:value-type="string">
            <text:p>Nauhoitus päättynyt</text:p>
          </table:table-cell>
          <table:table-cell table:style-name="ce231"/>
          <table:table-cell table:style-name="ce411"/>
          <table:table-cell table:style-name="ce187" office:value-type="string">
            <text:p>Kayıt durdu</text:p>
          </table:table-cell>
          <table:table-cell table:style-name="ce415" office:value-type="string">
            <text:p>Η εγγραφή σταμάτησε</text:p>
          </table:table-cell>
          <table:table-cell table:style-name="ce420" office:value-type="string">
            <text:p>Irašymas sustapdytas</text:p>
          </table:table-cell>
          <table:table-cell table:style-name="ce66" office:value-type="string">
            <text:p>Inspelning stoppad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129" office:value-type="string">
            <text:p>Toast_ImageSaved</text:p>
          </table:table-cell>
          <table:table-cell table:style-name="ce343"/>
          <table:table-cell table:style-name="ce351" office:value-type="string">
            <text:p>Image Saved</text:p>
          </table:table-cell>
          <table:table-cell table:style-name="ce351" office:value-type="string">
            <text:p>Image enregistrée</text:p>
          </table:table-cell>
          <table:table-cell table:style-name="ce66" office:value-type="string">
            <text:p>Beeld opgeslagen</text:p>
          </table:table-cell>
          <table:table-cell table:style-name="ce169" office:value-type="string">
            <text:p>Bild gespeichert</text:p>
          </table:table-cell>
          <table:table-cell table:style-name="ce179" office:value-type="string">
            <text:p>Imagen grabada</text:p>
          </table:table-cell>
          <table:table-cell table:style-name="ce187" office:value-type="string">
            <text:p>Imagem salva</text:p>
          </table:table-cell>
          <table:table-cell table:style-name="ce216"/>
          <table:table-cell table:style-name="ce219" office:value-type="string">
            <text:p>Immagine salvata </text:p>
          </table:table-cell>
          <table:table-cell table:style-name="ce111" office:value-type="string">
            <text:p>Imaginea a fost salvată</text:p>
          </table:table-cell>
          <table:table-cell table:style-name="ce224" office:value-type="string">
            <text:p>Kuva tallennettu</text:p>
          </table:table-cell>
          <table:table-cell table:style-name="ce231"/>
          <table:table-cell table:style-name="ce411"/>
          <table:table-cell table:style-name="ce187" office:value-type="string">
            <text:p>İmaj kaydedildi</text:p>
          </table:table-cell>
          <table:table-cell table:style-name="ce415" office:value-type="string">
            <text:p>Η εικόνα σώθηκε</text:p>
          </table:table-cell>
          <table:table-cell table:style-name="ce420" office:value-type="string">
            <text:p>Paveikslėlis išsaugotas</text:p>
          </table:table-cell>
          <table:table-cell table:style-name="ce66" office:value-type="string">
            <text:p>Bild sparad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5" office:value-type="string">
            <text:p>ToolTip_AddKeyframe</text:p>
          </table:table-cell>
          <table:table-cell table:style-name="ce342"/>
          <table:table-cell table:style-name="ce163" office:value-type="string">
            <text:p>Add a Key Image</text:p>
          </table:table-cell>
          <table:table-cell table:style-name="ce166" office:value-type="string">
            <text:p>Ajouter une Image Clé</text:p>
          </table:table-cell>
          <table:table-cell table:style-name="ce66" office:value-type="string">
            <text:p>Voeg een kernbeeld toe</text:p>
          </table:table-cell>
          <table:table-cell table:style-name="ce66" office:value-type="string">
            <text:p>Füge ein Schlüsselbild hinzu</text:p>
          </table:table-cell>
          <table:table-cell table:style-name="ce176" office:value-type="string">
            <text:p>Añadir un a imàgen clave</text:p>
          </table:table-cell>
          <table:table-cell table:style-name="ce183" office:value-type="string">
            <text:p>Adicionar um Quadro de Imagem</text:p>
          </table:table-cell>
          <table:table-cell table:style-name="ce215" office:value-type="string">
            <text:p>Dodaj kluczowy obraz</text:p>
          </table:table-cell>
          <table:table-cell table:style-name="ce107" office:value-type="string">
            <text:p>Aggiungi un'Immagine Chiave</text:p>
          </table:table-cell>
          <table:table-cell table:style-name="ce111" office:value-type="string">
            <text:p>Adaugă un cadru cheie</text:p>
          </table:table-cell>
          <table:table-cell table:style-name="ce117" office:value-type="string">
            <text:p>Lisää avainkuva</text:p>
          </table:table-cell>
          <table:table-cell table:style-name="ce230" office:value-type="string">
            <text:p>Legg til nøkkelbilde</text:p>
          </table:table-cell>
          <table:table-cell table:style-name="ce135" office:value-type="string">
            <text:p>新增一个关键图像</text:p>
          </table:table-cell>
          <table:table-cell table:style-name="ce239" office:value-type="string">
            <text:p>Anahtar İmaj Ekle</text:p>
          </table:table-cell>
          <table:table-cell table:style-name="ce244" office:value-type="string">
            <text:p>Προσθήκη Βασικής Εικόνας</text:p>
          </table:table-cell>
          <table:table-cell table:style-name="ce222" office:value-type="string">
            <text:p>Pridėti pažymėtą paveikslėlį</text:p>
          </table:table-cell>
          <table:table-cell table:style-name="ce66" office:value-type="string">
            <text:p>Lägg till nyckel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Back</text:p>
          </table:table-cell>
          <table:table-cell table:style-name="ce342"/>
          <table:table-cell table:style-name="ce163" office:value-type="string">
            <text:p>Go to Previous Frame</text:p>
          </table:table-cell>
          <table:table-cell table:style-name="ce166" office:value-type="string">
            <text:p>Aller à l'Image Précédente</text:p>
          </table:table-cell>
          <table:table-cell table:style-name="ce66" office:value-type="string">
            <text:p>Ga naar vorige frame</text:p>
          </table:table-cell>
          <table:table-cell table:style-name="ce66" office:value-type="string">
            <text:p>zum vorherigen Bild</text:p>
          </table:table-cell>
          <table:table-cell table:style-name="ce176" office:value-type="string">
            <text:p>Ir a la imagen anterior</text:p>
          </table:table-cell>
          <table:table-cell table:style-name="ce183" office:value-type="string">
            <text:p>Voltar ao Quadro Anterior</text:p>
          </table:table-cell>
          <table:table-cell table:style-name="ce98" office:value-type="string">
            <text:p>Idź do poprzedniej klatki</text:p>
          </table:table-cell>
          <table:table-cell table:style-name="ce107" office:value-type="string">
            <text:p>Vai al Fotogramma precedente</text:p>
          </table:table-cell>
          <table:table-cell table:style-name="ce111" office:value-type="string">
            <text:p>Mergi către cadrul precedent</text:p>
          </table:table-cell>
          <table:table-cell table:style-name="ce117" office:value-type="string">
            <text:p>Mene edelliseen kuvaan</text:p>
          </table:table-cell>
          <table:table-cell table:style-name="ce230" office:value-type="string">
            <text:p>Gå til forrige bilde</text:p>
          </table:table-cell>
          <table:table-cell table:style-name="ce135" office:value-type="string">
            <text:p>转到上一帧</text:p>
          </table:table-cell>
          <table:table-cell table:style-name="ce239" office:value-type="string">
            <text:p>Bir Önceki Kareye Git</text:p>
          </table:table-cell>
          <table:table-cell table:style-name="ce244" office:value-type="string">
            <text:p>Πήγαινε στο προηγούμενο Πλαίσιο</text:p>
          </table:table-cell>
          <table:table-cell table:style-name="ce222" office:value-type="string">
            <text:p>Pereiti į ankstesnį kadrą</text:p>
          </table:table-cell>
          <table:table-cell table:style-name="ce66" office:value-type="string">
            <text:p>Gå till föregående 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ColorProfile</text:p>
          </table:table-cell>
          <table:table-cell table:style-name="ce342"/>
          <table:table-cell table:style-name="ce163" office:value-type="string">
            <text:p>Color Profile</text:p>
          </table:table-cell>
          <table:table-cell table:style-name="ce166" office:value-type="string">
            <text:p>Profil Couleur</text:p>
          </table:table-cell>
          <table:table-cell table:style-name="ce66" office:value-type="string">
            <text:p>Kleurprofiel</text:p>
          </table:table-cell>
          <table:table-cell table:style-name="ce66" office:value-type="string">
            <text:p>Farbprofil</text:p>
          </table:table-cell>
          <table:table-cell table:style-name="ce176" office:value-type="string">
            <text:p>Perfil Color</text:p>
          </table:table-cell>
          <table:table-cell table:style-name="ce183" office:value-type="string">
            <text:p>Perfil de Cores</text:p>
          </table:table-cell>
          <table:table-cell table:style-name="ce98" office:value-type="string">
            <text:p>Profil koloru</text:p>
          </table:table-cell>
          <table:table-cell table:style-name="ce107" office:value-type="string">
            <text:p>Impostazioni Colore</text:p>
          </table:table-cell>
          <table:table-cell table:style-name="ce111" office:value-type="string">
            <text:p>Profil Culoare</text:p>
          </table:table-cell>
          <table:table-cell table:style-name="ce117" office:value-type="string">
            <text:p>Väriprofiili</text:p>
          </table:table-cell>
          <table:table-cell table:style-name="ce230" office:value-type="string">
            <text:p>Fargeprofil</text:p>
          </table:table-cell>
          <table:table-cell table:style-name="ce135" office:value-type="string">
            <text:p>颜色配置</text:p>
          </table:table-cell>
          <table:table-cell table:style-name="ce239" office:value-type="string">
            <text:p>Renk Profili</text:p>
          </table:table-cell>
          <table:table-cell table:style-name="ce244" office:value-type="string">
            <text:p>Προφίλ Χρώματος…</text:p>
          </table:table-cell>
          <table:table-cell table:style-name="ce222" office:value-type="string">
            <text:p>Spalvų profilis</text:p>
          </table:table-cell>
          <table:table-cell table:style-name="ce66" office:value-type="string">
            <text:p>Färgprofil</text:p>
          </table:table-cell>
          <table:table-cell table:number-columns-repeated="1006"/>
        </table:table-row>
        <table:table-row table:style-name="ro11">
          <table:table-cell table:style-name="ce36" office:value-type="string">
            <text:p>ToolTip_CommonCtrl_DisableMerge</text:p>
          </table:table-cell>
          <table:table-cell table:style-name="ce334"/>
          <table:table-cell table:style-name="ce164" office:value-type="string">
            <text:p>Disable superposition of images</text:p>
          </table:table-cell>
          <table:table-cell table:style-name="ce167" office:value-type="string">
            <text:p>Désactiver la superposition des images</text:p>
          </table:table-cell>
          <table:table-cell table:style-name="ce66" office:value-type="string">
            <text:p>Deactiveer superposition van de beelden</text:p>
          </table:table-cell>
          <table:table-cell table:style-name="ce66" office:value-type="string">
            <text:p>Bildüberlagerung deaktivieren</text:p>
          </table:table-cell>
          <table:table-cell table:style-name="ce176" office:value-type="string">
            <text:p>Desactivar la superposición de imágenes</text:p>
          </table:table-cell>
          <table:table-cell table:style-name="ce183" office:value-type="string">
            <text:p>Desabilitar sobreposição de imagens.</text:p>
          </table:table-cell>
          <table:table-cell table:style-name="ce175"/>
          <table:table-cell table:style-name="ce107" office:value-type="string">
            <text:p>Disabilita la sovrapposizione di immagini</text:p>
          </table:table-cell>
          <table:table-cell table:style-name="ce111" office:value-type="string">
            <text:p>Dezactiveaza superpozitia cadrelor</text:p>
          </table:table-cell>
          <table:table-cell table:style-name="ce223" office:value-type="string">
            <text:p>Sulje kuvien päällekkäisyystoiminto</text:p>
          </table:table-cell>
          <table:table-cell table:style-name="ce229" office:value-type="string">
            <text:p>Deaktiver superposisjon av bilde</text:p>
          </table:table-cell>
          <table:table-cell table:style-name="ce135" office:value-type="string">
            <text:p>禁用叠加图像</text:p>
          </table:table-cell>
          <table:table-cell table:style-name="ce183" office:value-type="string">
            <text:p>İmajların süperkonumlandırmasını İptal Et</text:p>
          </table:table-cell>
          <table:table-cell table:style-name="ce244" office:value-type="string">
            <text:p>Απενεργοποίηση επαλληλίας εικόνων</text:p>
          </table:table-cell>
          <table:table-cell table:style-name="ce222" office:value-type="string">
            <text:p>Išjungti paveikslėlio superpozicia</text:p>
          </table:table-cell>
          <table:table-cell table:style-name="ce66" office:value-type="string">
            <text:p>Inaktivera överlagring av bilder</text:p>
          </table:table-cell>
          <table:table-cell table:style-name="ce422" table:number-columns-repeated="1005"/>
          <table:table-cell/>
        </table:table-row>
        <table:table-row table:style-name="ro11">
          <table:table-cell table:style-name="ce36" office:value-type="string">
            <text:p>ToolTip_CommonCtrl_EnableMerge</text:p>
          </table:table-cell>
          <table:table-cell table:style-name="ce334"/>
          <table:table-cell table:style-name="ce164" office:value-type="string">
            <text:p>Enable superposition of images</text:p>
          </table:table-cell>
          <table:table-cell table:style-name="ce167" office:value-type="string">
            <text:p>Activer la superposition des images</text:p>
          </table:table-cell>
          <table:table-cell table:style-name="ce66" office:value-type="string">
            <text:p>Activeer superposition van de beelden</text:p>
          </table:table-cell>
          <table:table-cell table:style-name="ce66" office:value-type="string">
            <text:p>Bildüberlagerung aktivieren</text:p>
          </table:table-cell>
          <table:table-cell table:style-name="ce176" office:value-type="string">
            <text:p>Activar la superposición de imágenes</text:p>
          </table:table-cell>
          <table:table-cell table:style-name="ce183" office:value-type="string">
            <text:p>Habilitar sobreposição de imagens.</text:p>
          </table:table-cell>
          <table:table-cell table:style-name="ce175"/>
          <table:table-cell table:style-name="ce107" office:value-type="string">
            <text:p>Abilita la sovrapposizione di immagini</text:p>
          </table:table-cell>
          <table:table-cell table:style-name="ce111" office:value-type="string">
            <text:p>Activeaza superpozitia cadrelor</text:p>
          </table:table-cell>
          <table:table-cell table:style-name="ce223" office:value-type="string">
            <text:p>Mahdollista kuvien päällekkäisyys</text:p>
          </table:table-cell>
          <table:table-cell table:style-name="ce229" office:value-type="string">
            <text:p>Aktiver superposisjon av bilde</text:p>
          </table:table-cell>
          <table:table-cell table:style-name="ce135" office:value-type="string">
            <text:p>启用叠加图像</text:p>
          </table:table-cell>
          <table:table-cell table:style-name="ce183" office:value-type="string">
            <text:p>İmajların süperkonumlandırmasını Aktive Et</text:p>
          </table:table-cell>
          <table:table-cell table:style-name="ce244" office:value-type="string">
            <text:p>Ενεργοποίηση επαλληλίας εικόνων</text:p>
          </table:table-cell>
          <table:table-cell table:style-name="ce222" office:value-type="string">
            <text:p>Įjungti paveikslėlio superpozicia</text:p>
          </table:table-cell>
          <table:table-cell table:style-name="ce66" office:value-type="string">
            <text:p>Aktivera överlagring av bilde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129" office:value-type="string">
            <text:p>ToolTip_DevicePicker</text:p>
          </table:table-cell>
          <table:table-cell table:style-name="ce343"/>
          <table:table-cell table:style-name="ce351" office:value-type="string">
            <text:p>Select source</text:p>
          </table:table-cell>
          <table:table-cell table:style-name="ce359" office:value-type="string">
            <text:p>Choisir la source</text:p>
          </table:table-cell>
          <table:table-cell table:style-name="ce66" office:value-type="string">
            <text:p>Kies opnamebron</text:p>
          </table:table-cell>
          <table:table-cell table:style-name="ce169" office:value-type="string">
            <text:p>Quelle wählen</text:p>
          </table:table-cell>
          <table:table-cell table:style-name="ce179" office:value-type="string">
            <text:p>Seleccione la cámara</text:p>
          </table:table-cell>
          <table:table-cell table:style-name="ce187" office:value-type="string">
            <text:p>Selecionar dispositivo</text:p>
          </table:table-cell>
          <table:table-cell table:style-name="ce377"/>
          <table:table-cell table:style-name="ce219" office:value-type="string">
            <text:p>Scegli la sorgente</text:p>
          </table:table-cell>
          <table:table-cell table:style-name="ce111" office:value-type="string">
            <text:p>Selectaţi sursa</text:p>
          </table:table-cell>
          <table:table-cell table:style-name="ce224" office:value-type="string">
            <text:p>Valitse lähde</text:p>
          </table:table-cell>
          <table:table-cell table:style-name="ce231"/>
          <table:table-cell table:style-name="ce411"/>
          <table:table-cell table:style-name="ce187" office:value-type="string">
            <text:p>Kaynak seç</text:p>
          </table:table-cell>
          <table:table-cell table:style-name="ce415" office:value-type="string">
            <text:p>Επολογή πηγής</text:p>
          </table:table-cell>
          <table:table-cell table:style-name="ce420" office:value-type="string">
            <text:p>Pasirinkite šaltinį</text:p>
          </table:table-cell>
          <table:table-cell table:style-name="ce66" office:value-type="string">
            <text:p>Välj källa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5" office:value-type="string">
            <text:p>ToolTip_DrawingToolAngle2D</text:p>
          </table:table-cell>
          <table:table-cell table:style-name="ce342"/>
          <table:table-cell table:style-name="ce163" office:value-type="string">
            <text:p>Angle</text:p>
          </table:table-cell>
          <table:table-cell table:style-name="ce166" office:value-type="string">
            <text:p>Angle</text:p>
          </table:table-cell>
          <table:table-cell table:style-name="ce66" office:value-type="string">
            <text:p>Hoek</text:p>
          </table:table-cell>
          <table:table-cell table:style-name="ce66" office:value-type="string">
            <text:p>Winkelmessung</text:p>
          </table:table-cell>
          <table:table-cell table:style-name="ce176" office:value-type="string">
            <text:p>Angulo</text:p>
          </table:table-cell>
          <table:table-cell table:style-name="ce183" office:value-type="string">
            <text:p>Ângulo</text:p>
          </table:table-cell>
          <table:table-cell table:style-name="ce98" office:value-type="string">
            <text:p>Kąt</text:p>
          </table:table-cell>
          <table:table-cell table:style-name="ce107" office:value-type="string">
            <text:p>Angolo</text:p>
          </table:table-cell>
          <table:table-cell table:style-name="ce111" office:value-type="string">
            <text:p>Unghi</text:p>
          </table:table-cell>
          <table:table-cell table:style-name="ce117" office:value-type="string">
            <text:p>Kulma</text:p>
          </table:table-cell>
          <table:table-cell table:style-name="ce230" office:value-type="string">
            <text:p>Vinkel</text:p>
          </table:table-cell>
          <table:table-cell table:style-name="ce135" office:value-type="string">
            <text:p>角度</text:p>
          </table:table-cell>
          <table:table-cell table:style-name="ce239" office:value-type="string">
            <text:p>Açı</text:p>
          </table:table-cell>
          <table:table-cell table:style-name="ce244" office:value-type="string">
            <text:p>Γωνία</text:p>
          </table:table-cell>
          <table:table-cell table:style-name="ce222" office:value-type="string">
            <text:p>Kampas</text:p>
          </table:table-cell>
          <table:table-cell table:style-name="ce66" office:value-type="string">
            <text:p>Vinkel</text:p>
          </table:table-cell>
          <table:table-cell table:number-columns-repeated="1006"/>
        </table:table-row>
        <table:table-row table:style-name="ro10">
          <table:table-cell table:style-name="ce332" office:value-type="string">
            <text:p>ToolTip_DrawingToolChrono</text:p>
          </table:table-cell>
          <table:table-cell table:style-name="ce334"/>
          <table:table-cell table:style-name="ce164" office:value-type="string">
            <text:p>Stopwatch</text:p>
          </table:table-cell>
          <table:table-cell table:style-name="ce153" office:value-type="string">
            <text:p>Chronomètre</text:p>
          </table:table-cell>
          <table:table-cell table:style-name="ce66" office:value-type="string">
            <text:p>Stopwatch/tijdas</text:p>
          </table:table-cell>
          <table:table-cell table:style-name="ce66" office:value-type="string">
            <text:p>Stoppuhr/Zeitachse</text:p>
          </table:table-cell>
          <table:table-cell table:style-name="ce176" office:value-type="string">
            <text:p>Cronómetro</text:p>
          </table:table-cell>
          <table:table-cell table:style-name="ce183" office:value-type="string">
            <text:p>Cronômetro</text:p>
          </table:table-cell>
          <table:table-cell table:style-name="ce175"/>
          <table:table-cell table:style-name="ce388" office:value-type="string">
            <text:p>Cronometro</text:p>
          </table:table-cell>
          <table:table-cell table:style-name="ce395" office:value-type="string">
            <text:p>Cronometru</text:p>
          </table:table-cell>
          <table:table-cell table:style-name="ce223" office:value-type="string">
            <text:p>Ajanotto</text:p>
          </table:table-cell>
          <table:table-cell table:style-name="ce229" office:value-type="string">
            <text:p>Stoppeklokke</text:p>
          </table:table-cell>
          <table:table-cell table:style-name="ce135" office:value-type="string">
            <text:p>秒表</text:p>
          </table:table-cell>
          <table:table-cell table:style-name="ce183" office:value-type="string">
            <text:p>Kronometre</text:p>
          </table:table-cell>
          <table:table-cell table:style-name="ce244" office:value-type="string">
            <text:p>Χρονόμετρο</text:p>
          </table:table-cell>
          <table:table-cell table:style-name="ce222" office:value-type="string">
            <text:p>Chronometras</text:p>
          </table:table-cell>
          <table:table-cell table:style-name="ce66" office:value-type="string">
            <text:p>Stoppur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33" office:value-type="string">
            <text:p>ToolTip_DrawingToolCircle</text:p>
          </table:table-cell>
          <table:table-cell table:style-name="ce343"/>
          <table:table-cell table:style-name="ce351" office:value-type="string">
            <text:p>Circle</text:p>
          </table:table-cell>
          <table:table-cell table:style-name="ce360" office:value-type="string">
            <text:p>Cercle</text:p>
          </table:table-cell>
          <table:table-cell table:style-name="ce66" office:value-type="string">
            <text:p>Cirkel</text:p>
          </table:table-cell>
          <table:table-cell table:style-name="ce169" office:value-type="string">
            <text:p>Kreis</text:p>
          </table:table-cell>
          <table:table-cell table:style-name="ce179" office:value-type="string">
            <text:p>Círculo</text:p>
          </table:table-cell>
          <table:table-cell table:style-name="ce187" office:value-type="string">
            <text:p>Circulo</text:p>
          </table:table-cell>
          <table:table-cell table:style-name="ce377"/>
          <table:table-cell table:style-name="ce393" office:value-type="string">
            <text:p>Cerchio</text:p>
          </table:table-cell>
          <table:table-cell table:style-name="ce395" office:value-type="string">
            <text:p>Cerc</text:p>
          </table:table-cell>
          <table:table-cell table:style-name="ce224" office:value-type="string">
            <text:p>Ympyrä</text:p>
          </table:table-cell>
          <table:table-cell table:style-name="ce231"/>
          <table:table-cell table:style-name="ce411"/>
          <table:table-cell table:style-name="ce187" office:value-type="string">
            <text:p>Daire</text:p>
          </table:table-cell>
          <table:table-cell table:style-name="ce415" office:value-type="string">
            <text:p>Κύκλος</text:p>
          </table:table-cell>
          <table:table-cell table:style-name="ce420" office:value-type="string">
            <text:p>Apskritimas</text:p>
          </table:table-cell>
          <table:table-cell table:style-name="ce66" office:value-type="string">
            <text:p>Cirkel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5" office:value-type="string">
            <text:p>ToolTip_DrawingToolCross2D</text:p>
          </table:table-cell>
          <table:table-cell table:style-name="ce342"/>
          <table:table-cell table:style-name="ce163" office:value-type="string">
            <text:p>Cross Marker</text:p>
          </table:table-cell>
          <table:table-cell table:style-name="ce166" office:value-type="string">
            <text:p>Marqueur en Croix</text:p>
          </table:table-cell>
          <table:table-cell table:style-name="ce66" office:value-type="string">
            <text:p>Kruis markeerder</text:p>
          </table:table-cell>
          <table:table-cell table:style-name="ce173" office:value-type="string">
            <text:p>Marker setzen</text:p>
          </table:table-cell>
          <table:table-cell table:style-name="ce176" office:value-type="string">
            <text:p>Marcador en Cruz </text:p>
          </table:table-cell>
          <table:table-cell table:style-name="ce183" office:value-type="string">
            <text:p>Marcador em Cruz</text:p>
          </table:table-cell>
          <table:table-cell table:style-name="ce215" office:value-type="string">
            <text:p>Krzyżyk</text:p>
          </table:table-cell>
          <table:table-cell table:style-name="ce107" office:value-type="string">
            <text:p>Marcatori a croce</text:p>
          </table:table-cell>
          <table:table-cell table:style-name="ce111" office:value-type="string">
            <text:p>Marker cruce</text:p>
          </table:table-cell>
          <table:table-cell table:style-name="ce117" office:value-type="string">
            <text:p>Markkeri</text:p>
          </table:table-cell>
          <table:table-cell table:style-name="ce230" office:value-type="string">
            <text:p>Kryss markering</text:p>
          </table:table-cell>
          <table:table-cell table:style-name="ce135" office:value-type="string">
            <text:p>交叉标记</text:p>
          </table:table-cell>
          <table:table-cell table:style-name="ce239" office:value-type="string">
            <text:p>Kesişme İşaretleyicisi</text:p>
          </table:table-cell>
          <table:table-cell table:style-name="ce244" office:value-type="string">
            <text:p>Σταυρός Σημάδι</text:p>
          </table:table-cell>
          <table:table-cell table:style-name="ce222" office:value-type="string">
            <text:p>Judesio žymė</text:p>
          </table:table-cell>
          <table:table-cell table:style-name="ce66" office:value-type="string">
            <text:p>Kryssmarkör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DrawingToolLine2D</text:p>
          </table:table-cell>
          <table:table-cell table:style-name="ce342"/>
          <table:table-cell table:style-name="ce163" office:value-type="string">
            <text:p>Line</text:p>
          </table:table-cell>
          <table:table-cell table:style-name="ce166" office:value-type="string">
            <text:p>Ligne</text:p>
          </table:table-cell>
          <table:table-cell table:style-name="ce66" office:value-type="string">
            <text:p>Lijn</text:p>
          </table:table-cell>
          <table:table-cell table:style-name="ce66" office:value-type="string">
            <text:p>Linie/Längenmessung</text:p>
          </table:table-cell>
          <table:table-cell table:style-name="ce176" office:value-type="string">
            <text:p>Linea</text:p>
          </table:table-cell>
          <table:table-cell table:style-name="ce183" office:value-type="string">
            <text:p>Linha</text:p>
          </table:table-cell>
          <table:table-cell table:style-name="ce98" office:value-type="string">
            <text:p>Linia</text:p>
          </table:table-cell>
          <table:table-cell table:style-name="ce107" office:value-type="string">
            <text:p>Linea</text:p>
          </table:table-cell>
          <table:table-cell table:style-name="ce111" office:value-type="string">
            <text:p>Linie</text:p>
          </table:table-cell>
          <table:table-cell table:style-name="ce117" office:value-type="string">
            <text:p>Viiva</text:p>
          </table:table-cell>
          <table:table-cell table:style-name="ce230" office:value-type="string">
            <text:p>Linje</text:p>
          </table:table-cell>
          <table:table-cell table:style-name="ce135" office:value-type="string">
            <text:p>线</text:p>
          </table:table-cell>
          <table:table-cell table:style-name="ce239" office:value-type="string">
            <text:p>Çizgi</text:p>
          </table:table-cell>
          <table:table-cell table:style-name="ce244" office:value-type="string">
            <text:p>Γραμμή</text:p>
          </table:table-cell>
          <table:table-cell table:style-name="ce222" office:value-type="string">
            <text:p>Linija</text:p>
          </table:table-cell>
          <table:table-cell table:style-name="ce66" office:value-type="string">
            <text:p>Linje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DrawingToolPencil</text:p>
          </table:table-cell>
          <table:table-cell table:style-name="ce342"/>
          <table:table-cell table:style-name="ce163" office:value-type="string">
            <text:p>Pencil</text:p>
          </table:table-cell>
          <table:table-cell table:style-name="ce166" office:value-type="string">
            <text:p>Crayon</text:p>
          </table:table-cell>
          <table:table-cell table:style-name="ce66" office:value-type="string">
            <text:p>Potlood</text:p>
          </table:table-cell>
          <table:table-cell table:style-name="ce66" office:value-type="string">
            <text:p>Stift</text:p>
          </table:table-cell>
          <table:table-cell table:style-name="ce176" office:value-type="string">
            <text:p>Lapiz</text:p>
          </table:table-cell>
          <table:table-cell table:style-name="ce183" office:value-type="string">
            <text:p>Lápis</text:p>
          </table:table-cell>
          <table:table-cell table:style-name="ce98" office:value-type="string">
            <text:p>Ołówek</text:p>
          </table:table-cell>
          <table:table-cell table:style-name="ce107" office:value-type="string">
            <text:p>Matita</text:p>
          </table:table-cell>
          <table:table-cell table:style-name="ce111" office:value-type="string">
            <text:p>Creion</text:p>
          </table:table-cell>
          <table:table-cell table:style-name="ce117" office:value-type="string">
            <text:p>Kynä</text:p>
          </table:table-cell>
          <table:table-cell table:style-name="ce230" office:value-type="string">
            <text:p>Blyant</text:p>
          </table:table-cell>
          <table:table-cell table:style-name="ce135" office:value-type="string">
            <text:p>铅笔</text:p>
          </table:table-cell>
          <table:table-cell table:style-name="ce239" office:value-type="string">
            <text:p>Kalem</text:p>
          </table:table-cell>
          <table:table-cell table:style-name="ce244" office:value-type="string">
            <text:p>Μολύβι</text:p>
          </table:table-cell>
          <table:table-cell table:style-name="ce222" office:value-type="string">
            <text:p>Pieštukas</text:p>
          </table:table-cell>
          <table:table-cell table:style-name="ce66" office:value-type="string">
            <text:p>Penn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DrawingToolPointer</text:p>
          </table:table-cell>
          <table:table-cell table:style-name="ce342"/>
          <table:table-cell table:style-name="ce163" office:value-type="string">
            <text:p>Move</text:p>
          </table:table-cell>
          <table:table-cell table:style-name="ce166" office:value-type="string">
            <text:p>Déplacement</text:p>
          </table:table-cell>
          <table:table-cell table:style-name="ce66" office:value-type="string">
            <text:p>Verplaats</text:p>
          </table:table-cell>
          <table:table-cell table:style-name="ce66" office:value-type="string">
            <text:p>Bewegen</text:p>
          </table:table-cell>
          <table:table-cell table:style-name="ce176" office:value-type="string">
            <text:p>Desplazamiento</text:p>
          </table:table-cell>
          <table:table-cell table:style-name="ce183" office:value-type="string">
            <text:p>Mover</text:p>
          </table:table-cell>
          <table:table-cell table:style-name="ce98" office:value-type="string">
            <text:p>Przesuń</text:p>
          </table:table-cell>
          <table:table-cell table:style-name="ce107" office:value-type="string">
            <text:p>Sposta</text:p>
          </table:table-cell>
          <table:table-cell table:style-name="ce111" office:value-type="string">
            <text:p>Mutare</text:p>
          </table:table-cell>
          <table:table-cell table:style-name="ce117" office:value-type="string">
            <text:p>Siirrä</text:p>
          </table:table-cell>
          <table:table-cell table:style-name="ce230" office:value-type="string">
            <text:p>Flytt</text:p>
          </table:table-cell>
          <table:table-cell table:style-name="ce135" office:value-type="string">
            <text:p>移动</text:p>
          </table:table-cell>
          <table:table-cell table:style-name="ce239" office:value-type="string">
            <text:p>Taşı</text:p>
          </table:table-cell>
          <table:table-cell table:style-name="ce244" office:value-type="string">
            <text:p>Μετακίνηση</text:p>
          </table:table-cell>
          <table:table-cell table:style-name="ce222" office:value-type="string">
            <text:p>Perkelti</text:p>
          </table:table-cell>
          <table:table-cell table:style-name="ce66" office:value-type="string">
            <text:p>Flytta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DrawingToolText</text:p>
          </table:table-cell>
          <table:table-cell table:style-name="ce342"/>
          <table:table-cell table:style-name="ce163" office:value-type="string">
            <text:p>Text</text:p>
          </table:table-cell>
          <table:table-cell table:style-name="ce166" office:value-type="string">
            <text:p>Texte</text:p>
          </table:table-cell>
          <table:table-cell table:style-name="ce66" office:value-type="string">
            <text:p>Tekst</text:p>
          </table:table-cell>
          <table:table-cell table:style-name="ce66" office:value-type="string">
            <text:p>Text</text:p>
          </table:table-cell>
          <table:table-cell table:style-name="ce176" office:value-type="string">
            <text:p>Texto</text:p>
          </table:table-cell>
          <table:table-cell table:style-name="ce183" office:value-type="string">
            <text:p>Texto</text:p>
          </table:table-cell>
          <table:table-cell table:style-name="ce98" office:value-type="string">
            <text:p>Tekst</text:p>
          </table:table-cell>
          <table:table-cell table:style-name="ce107" office:value-type="string">
            <text:p>Testo</text:p>
          </table:table-cell>
          <table:table-cell table:style-name="ce111" office:value-type="string">
            <text:p>Text</text:p>
          </table:table-cell>
          <table:table-cell table:style-name="ce117" office:value-type="string">
            <text:p>Teksti</text:p>
          </table:table-cell>
          <table:table-cell table:style-name="ce230" office:value-type="string">
            <text:p>Tekst</text:p>
          </table:table-cell>
          <table:table-cell table:style-name="ce135" office:value-type="string">
            <text:p>文字</text:p>
          </table:table-cell>
          <table:table-cell table:style-name="ce239" office:value-type="string">
            <text:p>Metin</text:p>
          </table:table-cell>
          <table:table-cell table:style-name="ce244" office:value-type="string">
            <text:p>Κείμενο</text:p>
          </table:table-cell>
          <table:table-cell table:style-name="ce222" office:value-type="string">
            <text:p>Tekstas</text:p>
          </table:table-cell>
          <table:table-cell table:style-name="ce66" office:value-type="string">
            <text:p>Text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First</text:p>
          </table:table-cell>
          <table:table-cell table:style-name="ce342"/>
          <table:table-cell table:style-name="ce163" office:value-type="string">
            <text:p>Go Back to Beginning</text:p>
          </table:table-cell>
          <table:table-cell table:style-name="ce166" office:value-type="string">
            <text:p>Retourner au Début</text:p>
          </table:table-cell>
          <table:table-cell table:style-name="ce66" office:value-type="string">
            <text:p>Ga terug naar het begin</text:p>
          </table:table-cell>
          <table:table-cell table:style-name="ce66" office:value-type="string">
            <text:p>zum Anfang</text:p>
          </table:table-cell>
          <table:table-cell table:style-name="ce176" office:value-type="string">
            <text:p>Volver al Principio</text:p>
          </table:table-cell>
          <table:table-cell table:style-name="ce183" office:value-type="string">
            <text:p>Voltar ao Início</text:p>
          </table:table-cell>
          <table:table-cell table:style-name="ce98" office:value-type="string">
            <text:p>Idź do początku</text:p>
          </table:table-cell>
          <table:table-cell table:style-name="ce107" office:value-type="string">
            <text:p>Torna all'Inizio</text:p>
          </table:table-cell>
          <table:table-cell table:style-name="ce111" office:value-type="string">
            <text:p>Mergi la început</text:p>
          </table:table-cell>
          <table:table-cell table:style-name="ce117" office:value-type="string">
            <text:p>Palaa alkuun</text:p>
          </table:table-cell>
          <table:table-cell table:style-name="ce230" office:value-type="string">
            <text:p>Gå tilbake til start</text:p>
          </table:table-cell>
          <table:table-cell table:style-name="ce135" office:value-type="string">
            <text:p>回到开始</text:p>
          </table:table-cell>
          <table:table-cell table:style-name="ce239" office:value-type="string">
            <text:p>Başa Geri Dön</text:p>
          </table:table-cell>
          <table:table-cell table:style-name="ce244" office:value-type="string">
            <text:p>Πήγαινε Πίσω στην Αρχή</text:p>
          </table:table-cell>
          <table:table-cell table:style-name="ce222" office:value-type="string">
            <text:p>Nuo pradžių</text:p>
          </table:table-cell>
          <table:table-cell table:style-name="ce66" office:value-type="string">
            <text:p>Gå tillbaka till börja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Last</text:p>
          </table:table-cell>
          <table:table-cell table:style-name="ce342"/>
          <table:table-cell table:style-name="ce163" office:value-type="string">
            <text:p>Jump to End</text:p>
          </table:table-cell>
          <table:table-cell table:style-name="ce166" office:value-type="string">
            <text:p>Aller à la Fin</text:p>
          </table:table-cell>
          <table:table-cell table:style-name="ce66" office:value-type="string">
            <text:p>Spring naar het eind</text:p>
          </table:table-cell>
          <table:table-cell table:style-name="ce66" office:value-type="string">
            <text:p>zum Ende</text:p>
          </table:table-cell>
          <table:table-cell table:style-name="ce176" office:value-type="string">
            <text:p>Ir al final.</text:p>
          </table:table-cell>
          <table:table-cell table:style-name="ce183" office:value-type="string">
            <text:p>Pular para o Final</text:p>
          </table:table-cell>
          <table:table-cell table:style-name="ce98" office:value-type="string">
            <text:p>Skocz na koniec</text:p>
          </table:table-cell>
          <table:table-cell table:style-name="ce107" office:value-type="string">
            <text:p>Salta alla Fine</text:p>
          </table:table-cell>
          <table:table-cell table:style-name="ce111" office:value-type="string">
            <text:p>Mergi la sfârşit</text:p>
          </table:table-cell>
          <table:table-cell table:style-name="ce117" office:value-type="string">
            <text:p>Siirry loppuun</text:p>
          </table:table-cell>
          <table:table-cell table:style-name="ce230" office:value-type="string">
            <text:p>Hopp til slutt</text:p>
          </table:table-cell>
          <table:table-cell table:style-name="ce135" office:value-type="string">
            <text:p>跳到最后</text:p>
          </table:table-cell>
          <table:table-cell table:style-name="ce239" office:value-type="string">
            <text:p>Sona Atla</text:p>
          </table:table-cell>
          <table:table-cell table:style-name="ce244" office:value-type="string">
            <text:p>Πήδημα στο Τέλος</text:p>
          </table:table-cell>
          <table:table-cell table:style-name="ce222" office:value-type="string">
            <text:p>Į pabaigą</text:p>
          </table:table-cell>
          <table:table-cell table:style-name="ce66" office:value-type="string">
            <text:p>Hoppa till slutet</text:p>
          </table:table-cell>
          <table:table-cell table:number-columns-repeated="1006"/>
        </table:table-row>
        <table:table-row table:style-name="ro10">
          <table:table-cell table:style-name="ce332" office:value-type="string">
            <text:p>ToolTip_Magnifier</text:p>
          </table:table-cell>
          <table:table-cell table:style-name="ce334"/>
          <table:table-cell table:style-name="ce350" office:value-type="string">
            <text:p>Magnifier</text:p>
          </table:table-cell>
          <table:table-cell table:style-name="ce153" office:value-type="string">
            <text:p>Loupe</text:p>
          </table:table-cell>
          <table:table-cell table:style-name="ce66" office:value-type="string">
            <text:p>Vergrootglas</text:p>
          </table:table-cell>
          <table:table-cell table:style-name="ce66" office:value-type="string">
            <text:p>Lupe</text:p>
          </table:table-cell>
          <table:table-cell table:style-name="ce176" office:value-type="string">
            <text:p>Lupa</text:p>
          </table:table-cell>
          <table:table-cell table:style-name="ce183" office:value-type="string">
            <text:p>Lupa</text:p>
          </table:table-cell>
          <table:table-cell table:style-name="ce175"/>
          <table:table-cell table:style-name="ce388" office:value-type="string">
            <text:p>Lente d'ingrandimento</text:p>
          </table:table-cell>
          <table:table-cell table:style-name="ce395" office:value-type="string">
            <text:p>Lupă</text:p>
          </table:table-cell>
          <table:table-cell table:style-name="ce400" office:value-type="string">
            <text:p>Suurennuslasi</text:p>
          </table:table-cell>
          <table:table-cell table:style-name="ce229" office:value-type="string">
            <text:p>Forsrørrelsesglass</text:p>
          </table:table-cell>
          <table:table-cell table:style-name="ce135" office:value-type="string">
            <text:p>放大镜</text:p>
          </table:table-cell>
          <table:table-cell table:style-name="ce183" office:value-type="string">
            <text:p>Büyüteç</text:p>
          </table:table-cell>
          <table:table-cell table:style-name="ce244" office:value-type="string">
            <text:p>Μεγεθυντής</text:p>
          </table:table-cell>
          <table:table-cell table:style-name="ce222" office:value-type="string">
            <text:p>Didintuvas</text:p>
          </table:table-cell>
          <table:table-cell table:style-name="ce66" office:value-type="string">
            <text:p>Förstoringsglas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5" office:value-type="string">
            <text:p>ToolTip_Next</text:p>
          </table:table-cell>
          <table:table-cell table:style-name="ce342"/>
          <table:table-cell table:style-name="ce163" office:value-type="string">
            <text:p>Go to Next Frame</text:p>
          </table:table-cell>
          <table:table-cell table:style-name="ce166" office:value-type="string">
            <text:p>Aller à l'Image Suivante</text:p>
          </table:table-cell>
          <table:table-cell table:style-name="ce66" office:value-type="string">
            <text:p>Ga naar volgende frame</text:p>
          </table:table-cell>
          <table:table-cell table:style-name="ce66" office:value-type="string">
            <text:p>zum nächsten Bild</text:p>
          </table:table-cell>
          <table:table-cell table:style-name="ce176" office:value-type="string">
            <text:p>Ir a la proxima imagen</text:p>
          </table:table-cell>
          <table:table-cell table:style-name="ce183" office:value-type="string">
            <text:p>Ir para o Próximo Quadro</text:p>
          </table:table-cell>
          <table:table-cell table:style-name="ce98" office:value-type="string">
            <text:p>Idź do następnej klatki</text:p>
          </table:table-cell>
          <table:table-cell table:style-name="ce107" office:value-type="string">
            <text:p>Vai al prossimo fotogramma</text:p>
          </table:table-cell>
          <table:table-cell table:style-name="ce111" office:value-type="string">
            <text:p>Mergi la următorul cadru</text:p>
          </table:table-cell>
          <table:table-cell table:style-name="ce117" office:value-type="string">
            <text:p>Siirry seuraavaan kuvaan</text:p>
          </table:table-cell>
          <table:table-cell table:style-name="ce230" office:value-type="string">
            <text:p>Gå til neste bilde</text:p>
          </table:table-cell>
          <table:table-cell table:style-name="ce135" office:value-type="string">
            <text:p>转到下一帧</text:p>
          </table:table-cell>
          <table:table-cell table:style-name="ce239" office:value-type="string">
            <text:p>Bir Sonraki Kareye Git</text:p>
          </table:table-cell>
          <table:table-cell table:style-name="ce244" office:value-type="string">
            <text:p>Πήγαινε στο Επόμενο Πλαίσιο</text:p>
          </table:table-cell>
          <table:table-cell table:style-name="ce222" office:value-type="string">
            <text:p>Sekantis kadras</text:p>
          </table:table-cell>
          <table:table-cell table:style-name="ce66" office:value-type="string">
            <text:p>Gå till nästa 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Play</text:p>
          </table:table-cell>
          <table:table-cell table:style-name="ce342"/>
          <table:table-cell table:style-name="ce163" office:value-type="string">
            <text:p>Play | Pause</text:p>
          </table:table-cell>
          <table:table-cell table:style-name="ce166" office:value-type="string">
            <text:p>Lire | Pauser</text:p>
          </table:table-cell>
          <table:table-cell table:style-name="ce66" office:value-type="string">
            <text:p>Speel <text:s/>| <text:s/>Pauze</text:p>
          </table:table-cell>
          <table:table-cell table:style-name="ce66" office:value-type="string">
            <text:p>Abspielen | Pause</text:p>
          </table:table-cell>
          <table:table-cell table:style-name="ce176" office:value-type="string">
            <text:p>Lectura | Pausa</text:p>
          </table:table-cell>
          <table:table-cell table:style-name="ce183" office:value-type="string">
            <text:p>Reproduzir | Pausar</text:p>
          </table:table-cell>
          <table:table-cell table:style-name="ce215" office:value-type="string">
            <text:p>Odtwarzaj | Pauza</text:p>
          </table:table-cell>
          <table:table-cell table:style-name="ce107" office:value-type="string">
            <text:p>Riproduci | Pausa</text:p>
          </table:table-cell>
          <table:table-cell table:style-name="ce111" office:value-type="string">
            <text:p>Rulează | Pauză</text:p>
          </table:table-cell>
          <table:table-cell table:style-name="ce117" office:value-type="string">
            <text:p>Käynnistä | Pysäytä</text:p>
          </table:table-cell>
          <table:table-cell table:style-name="ce230" office:value-type="string">
            <text:p>Spill av | Pause</text:p>
          </table:table-cell>
          <table:table-cell table:style-name="ce135" office:value-type="string">
            <text:p>播放|暂停</text:p>
          </table:table-cell>
          <table:table-cell table:style-name="ce239" office:value-type="string">
            <text:p>Oynat | Duraklat</text:p>
          </table:table-cell>
          <table:table-cell table:style-name="ce244" office:value-type="string">
            <text:p>Αναπαραγωγή | Παύση</text:p>
          </table:table-cell>
          <table:table-cell table:style-name="ce222" office:value-type="string">
            <text:p>Groti | Pauzė</text:p>
          </table:table-cell>
          <table:table-cell table:style-name="ce66" office:value-type="string">
            <text:p>Starta | Pausa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ToolTip_PlayingMode_Loop</text:p>
          </table:table-cell>
          <table:table-cell table:style-name="ce342"/>
          <table:table-cell table:style-name="ce163" office:value-type="string">
            <text:p>Change Repeat Mode ( Once | Loop ) - Current Mode : Loop</text:p>
          </table:table-cell>
          <table:table-cell table:style-name="ce166" office:value-type="string">
            <text:p>Changer le Mode de répétition ( Une fois | En Boucle ) - Mode Actuel : En Boucle</text:p>
          </table:table-cell>
          <table:table-cell table:style-name="ce66" office:value-type="string">
            <text:p>Verander herhalingsweergave ( Eenmaal | Herhaal ) - Huidige weergave : Herhaal</text:p>
          </table:table-cell>
          <table:table-cell table:style-name="ce66" office:value-type="string">
            <text:p>Abspielmodus ändern (Einmal | Schleife) – Aktueller Modus : Schleife</text:p>
          </table:table-cell>
          <table:table-cell table:style-name="ce176" office:value-type="string">
            <text:p>Cambiar el Modo Repeticiòn ( Una vez | En Bucle ) - Moda Actual : En Bucle</text:p>
          </table:table-cell>
          <table:table-cell table:style-name="ce183" office:value-type="string">
            <text:p>Mudar o modo de repetição ( Uma vez | Loop ) - Modo atual: Loop</text:p>
          </table:table-cell>
          <table:table-cell table:style-name="ce215" office:value-type="string">
            <text:p>Wybierz tryb powtarzania (Pojedynczo | Pętla) - Aktualny tryb : Pętla</text:p>
          </table:table-cell>
          <table:table-cell table:style-name="ce107" office:value-type="string">
            <text:p>Cambia modalita' Ripetizione ( una volta | Loop ) - Modalita' attuale : Loop</text:p>
          </table:table-cell>
          <table:table-cell table:style-name="ce111" office:value-type="string">
            <text:p>Schimbă modul de repetiţie ( O dată | Buclă ) - Mod curent : Buclă</text:p>
          </table:table-cell>
          <table:table-cell table:style-name="ce117" office:value-type="string">
            <text:p>Muuta toistoa ( Kerta | Jatkuva ) - Nykyinen: Jatkuva</text:p>
          </table:table-cell>
          <table:table-cell table:style-name="ce230" office:value-type="string">
            <text:p>Endre avspillingsmodus ( En gang | Repeterende ) - Aktuell modus : Repeterende</text:p>
          </table:table-cell>
          <table:table-cell table:style-name="ce135" office:value-type="string">
            <text:p>更改重复模式 ( 单一 | 循环 ) - 当前模式 : 循环</text:p>
          </table:table-cell>
          <table:table-cell table:style-name="ce239" office:value-type="string">
            <text:p>Tekrarlama Modunu Değiştir ( Tek Sefer | Döngü ) - Geçerli Mod : Döngü</text:p>
          </table:table-cell>
          <table:table-cell table:style-name="ce244" office:value-type="string">
            <text:p>Αλλαγή Τρόπου Επανάληψης (Μια Φορά | Κύκλος) - Παρόν τρόπος : Κύκλος</text:p>
          </table:table-cell>
          <table:table-cell table:style-name="ce222" office:value-type="string">
            <text:p>Keisti kartojimo režimą ( kartą | be galo ) - Kartojimo režimas : kartą</text:p>
          </table:table-cell>
          <table:table-cell table:style-name="ce66" office:value-type="string">
            <text:p>Växla uppspelningsalternativ ( Engång | Slinga ) - Nuvarande Alternativ : Slinga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ToolTip_PlayingMode_Once</text:p>
          </table:table-cell>
          <table:table-cell table:style-name="ce342"/>
          <table:table-cell table:style-name="ce163" office:value-type="string">
            <text:p>Change Repeat Mode ( Once | Loop ) - Current Mode : Once</text:p>
          </table:table-cell>
          <table:table-cell table:style-name="ce166" office:value-type="string">
            <text:p>Changer le Mode Répétition ( Une fois | En Boucle ) - Mode Actuel : Une Fois</text:p>
          </table:table-cell>
          <table:table-cell table:style-name="ce66" office:value-type="string">
            <text:p>Verander herhalingsweergave ( Enkel | Herhaal ) - Huidige weergave : Eenmaal</text:p>
          </table:table-cell>
          <table:table-cell table:style-name="ce66" office:value-type="string">
            <text:p>Abspielmodus ändern (Einmal | Schleife) – Aktueller Modus : Einmal</text:p>
          </table:table-cell>
          <table:table-cell table:style-name="ce176" office:value-type="string">
            <text:p>Cambiar el Modo Repeticiòn ( Una vez | En Bucle ) - Moda Actual : Una vez</text:p>
          </table:table-cell>
          <table:table-cell table:style-name="ce183" office:value-type="string">
            <text:p>Mudar o modo de repetição ( Uma vez | Loop ) - Modo atual: Uma vez</text:p>
          </table:table-cell>
          <table:table-cell table:style-name="ce215" office:value-type="string">
            <text:p>Wybierz tryb powtarzania (Pojedynczo | Pętla) - Aktualny tryb : Pojedynczo</text:p>
          </table:table-cell>
          <table:table-cell table:style-name="ce107" office:value-type="string">
            <text:p>Cambia modalita' Ripetizione ( una volta | Loop ) - Modalita' attuale : una volta </text:p>
          </table:table-cell>
          <table:table-cell table:style-name="ce111" office:value-type="string">
            <text:p>Schimbă modul de repetiţie ( O dată | Buclă ) - Mod curent : O dată</text:p>
          </table:table-cell>
          <table:table-cell table:style-name="ce117" office:value-type="string">
            <text:p>Muuta toistoa ( Kerta | Jatkuva ) - Nykyinen: Kerta</text:p>
          </table:table-cell>
          <table:table-cell table:style-name="ce230" office:value-type="string">
            <text:p>Endre avspillingsmodus ( En gang | Repeterende ) - Aktuell modus : En gang</text:p>
          </table:table-cell>
          <table:table-cell table:style-name="ce135" office:value-type="string">
            <text:p>更改重复模式 ( 单一 | 循环 ) - 当前模式 : 单一</text:p>
          </table:table-cell>
          <table:table-cell table:style-name="ce239" office:value-type="string">
            <text:p>Tekrarlama Modunu Değiştir ( Tek Sefer | Döngü ) - Geçerli Mod : Tek Sefer</text:p>
          </table:table-cell>
          <table:table-cell table:style-name="ce244" office:value-type="string">
            <text:p>Αλλαγή Τρόπου Επανάληψης (Μια Φορά | Κύκλος) - Παρόν τρόπος : Μια Φορά</text:p>
          </table:table-cell>
          <table:table-cell table:style-name="ce222" office:value-type="string">
            <text:p>Keisti kartojimo režimą ( kartą | be galo ) - Kartojimo režimas : be galo</text:p>
          </table:table-cell>
          <table:table-cell table:style-name="ce66" office:value-type="string">
            <text:p>Växla uppspelningsalternativ ( Engång | Slinga ) - Nuvarande Alternativ : Engång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Rafale</text:p>
          </table:table-cell>
          <table:table-cell table:style-name="ce342"/>
          <table:table-cell table:style-name="ce163" office:value-type="string">
            <text:p>Save a Sequence of Images</text:p>
          </table:table-cell>
          <table:table-cell table:style-name="ce166" office:value-type="string">
            <text:p>Enregistrer une Séquence d'Images</text:p>
          </table:table-cell>
          <table:table-cell table:style-name="ce66" office:value-type="string">
            <text:p>Bewaar beeldmateriaal</text:p>
          </table:table-cell>
          <table:table-cell table:style-name="ce66" office:value-type="string">
            <text:p>Bildsequenz speichern</text:p>
          </table:table-cell>
          <table:table-cell table:style-name="ce176" office:value-type="string">
            <text:p>Guardar una secuencia de imagen </text:p>
          </table:table-cell>
          <table:table-cell table:style-name="ce183" office:value-type="string">
            <text:p>Salvar uma Sequência de Imagens</text:p>
          </table:table-cell>
          <table:table-cell table:style-name="ce215" office:value-type="string">
            <text:p>Zapisz sekwencję obrazów</text:p>
          </table:table-cell>
          <table:table-cell table:style-name="ce107" office:value-type="string">
            <text:p>Salva una sequenza di Immagini</text:p>
          </table:table-cell>
          <table:table-cell table:style-name="ce111" office:value-type="string">
            <text:p>Salvează o secvenţa de cadre</text:p>
          </table:table-cell>
          <table:table-cell table:style-name="ce117" office:value-type="string">
            <text:p>Tallenna kuvasarja</text:p>
          </table:table-cell>
          <table:table-cell table:style-name="ce230" office:value-type="string">
            <text:p>Lagre bildesekvens</text:p>
          </table:table-cell>
          <table:table-cell table:style-name="ce135" office:value-type="string">
            <text:p>保存图像序列</text:p>
          </table:table-cell>
          <table:table-cell table:style-name="ce239" office:value-type="string">
            <text:p>Bir İmaj Sekansı Kaydet</text:p>
          </table:table-cell>
          <table:table-cell table:style-name="ce244" office:value-type="string">
            <text:p>Αποθήκευση Ακολουθίας Εικόνων</text:p>
          </table:table-cell>
          <table:table-cell table:style-name="ce222" office:value-type="string">
            <text:p>Išsaugoti vaizdų seką</text:p>
          </table:table-cell>
          <table:table-cell table:style-name="ce66" office:value-type="string">
            <text:p>Spara en Bildsekvens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ToolTip_RecordStart</text:p>
          </table:table-cell>
          <table:table-cell table:style-name="ce343"/>
          <table:table-cell table:style-name="ce351" office:value-type="string">
            <text:p>Start recording video</text:p>
          </table:table-cell>
          <table:table-cell table:style-name="ce359" office:value-type="string">
            <text:p>Démarrer l'enregistrement vidéo</text:p>
          </table:table-cell>
          <table:table-cell table:style-name="ce66" office:value-type="string">
            <text:p>Start video opname</text:p>
          </table:table-cell>
          <table:table-cell table:style-name="ce169" office:value-type="string">
            <text:p>Aufnahme starten</text:p>
          </table:table-cell>
          <table:table-cell table:style-name="ce179" office:value-type="string">
            <text:p>Iniciar grabación</text:p>
          </table:table-cell>
          <table:table-cell table:style-name="ce187" office:value-type="string">
            <text:p>Iniciar gravação de video</text:p>
          </table:table-cell>
          <table:table-cell table:style-name="ce216"/>
          <table:table-cell table:style-name="ce219" office:value-type="string">
            <text:p>Attiva registrazione video</text:p>
          </table:table-cell>
          <table:table-cell table:style-name="ce111" office:value-type="string">
            <text:p>Porniţi înregistrarea video</text:p>
          </table:table-cell>
          <table:table-cell table:style-name="ce224" office:value-type="string">
            <text:p>Käynnistä videon nauhoitus</text:p>
          </table:table-cell>
          <table:table-cell table:style-name="ce231"/>
          <table:table-cell table:style-name="ce411"/>
          <table:table-cell table:style-name="ce187" office:value-type="string">
            <text:p>Video kaydetmeye başla</text:p>
          </table:table-cell>
          <table:table-cell table:style-name="ce415" office:value-type="string">
            <text:p>Εκκίνηση εγγραφής βίντεο</text:p>
          </table:table-cell>
          <table:table-cell table:style-name="ce420" office:value-type="string">
            <text:p>Pradėti irašinėti video</text:p>
          </table:table-cell>
          <table:table-cell table:style-name="ce66" office:value-type="string">
            <text:p>Starta inspelning av video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129" office:value-type="string">
            <text:p>ToolTip_RecordStop</text:p>
          </table:table-cell>
          <table:table-cell table:style-name="ce343"/>
          <table:table-cell table:style-name="ce351" office:value-type="string">
            <text:p>Stop recording video</text:p>
          </table:table-cell>
          <table:table-cell table:style-name="ce359" office:value-type="string">
            <text:p>Arrêter l'enregistrement vidéo</text:p>
          </table:table-cell>
          <table:table-cell table:style-name="ce66" office:value-type="string">
            <text:p>Stop video opname</text:p>
          </table:table-cell>
          <table:table-cell table:style-name="ce169" office:value-type="string">
            <text:p>Aufnahme stoppen</text:p>
          </table:table-cell>
          <table:table-cell table:style-name="ce179" office:value-type="string">
            <text:p>Detener grabación</text:p>
          </table:table-cell>
          <table:table-cell table:style-name="ce187" office:value-type="string">
            <text:p>Parar gravação de video</text:p>
          </table:table-cell>
          <table:table-cell table:style-name="ce216"/>
          <table:table-cell table:style-name="ce219" office:value-type="string">
            <text:p>Ferma registrazione video</text:p>
          </table:table-cell>
          <table:table-cell table:style-name="ce111" office:value-type="string">
            <text:p>Opriţi înregistrarea video</text:p>
          </table:table-cell>
          <table:table-cell table:style-name="ce224" office:value-type="string">
            <text:p>Lopeta videon nauhoitus</text:p>
          </table:table-cell>
          <table:table-cell table:style-name="ce231"/>
          <table:table-cell table:style-name="ce411"/>
          <table:table-cell table:style-name="ce187" office:value-type="string">
            <text:p>Video kaydetmeyi bitir</text:p>
          </table:table-cell>
          <table:table-cell table:style-name="ce415" office:value-type="string">
            <text:p>Παύση εγγραφής βίντεο</text:p>
          </table:table-cell>
          <table:table-cell table:style-name="ce420" office:value-type="string">
            <text:p>Stabdyti irašymą video</text:p>
          </table:table-cell>
          <table:table-cell table:style-name="ce66" office:value-type="string">
            <text:p>Stoppa inspelning av video</text:p>
          </table:table-cell>
          <table:table-cell table:style-name="ce423" table:number-columns-repeated="1005"/>
          <table:table-cell table:style-name="ce249"/>
        </table:table-row>
        <table:table-row table:style-name="ro11">
          <table:table-cell table:style-name="ce35" office:value-type="string">
            <text:p>ToolTip_ResetWorkingZone</text:p>
          </table:table-cell>
          <table:table-cell table:style-name="ce342"/>
          <table:table-cell table:style-name="ce163" office:value-type="string">
            <text:p>Reset the Working Zone to Full Video</text:p>
          </table:table-cell>
          <table:table-cell table:style-name="ce166" office:value-type="string">
            <text:p>Remise à zéro de la Zone de Travail</text:p>
          </table:table-cell>
          <table:table-cell table:style-name="ce66" office:value-type="string">
            <text:p>Herstel het werkgebied naar volledige video</text:p>
          </table:table-cell>
          <table:table-cell table:style-name="ce66" office:value-type="string">
            <text:p>Arbeitsbereich zurücksetzen</text:p>
          </table:table-cell>
          <table:table-cell table:style-name="ce176" office:value-type="string">
            <text:p>Reinicializar la zona de trabajo</text:p>
          </table:table-cell>
          <table:table-cell table:style-name="ce183" office:value-type="string">
            <text:p>Resetar a Zona de Trabalho ao comprimento do Vídeo</text:p>
          </table:table-cell>
          <table:table-cell table:style-name="ce215" office:value-type="string">
            <text:p>Zresetuj Obszar Roboczy</text:p>
          </table:table-cell>
          <table:table-cell table:style-name="ce107" office:value-type="string">
            <text:p>Reimposta la Zona Lavoro pari al Video Intero</text:p>
          </table:table-cell>
          <table:table-cell table:style-name="ce111" office:value-type="string">
            <text:p>Resetează zona de lucru</text:p>
          </table:table-cell>
          <table:table-cell table:style-name="ce117" office:value-type="string">
            <text:p>Palauta työstöjakso koko videon mittaiseksi</text:p>
          </table:table-cell>
          <table:table-cell table:style-name="ce230" office:value-type="string">
            <text:p>Tilbakestill arbeidssonen til hele videoen</text:p>
          </table:table-cell>
          <table:table-cell table:style-name="ce135" office:value-type="string">
            <text:p>重置工作区的全部视频</text:p>
          </table:table-cell>
          <table:table-cell table:style-name="ce239" office:value-type="string">
            <text:p>Çalışma Alanını Tam Videoya Geri Ayarla</text:p>
          </table:table-cell>
          <table:table-cell table:style-name="ce244" office:value-type="string">
            <text:p>Επαναφορά της Ζώνης Εργασίας σε Πλήρες Video</text:p>
          </table:table-cell>
          <table:table-cell table:style-name="ce222" office:value-type="string">
            <text:p>Atstatyti darbo zona visame video</text:p>
          </table:table-cell>
          <table:table-cell table:style-name="ce66" office:value-type="string">
            <text:p>Återställ arbetszonen till hel video</text:p>
          </table:table-cell>
          <table:table-cell table:number-columns-repeated="1006"/>
        </table:table-row>
        <table:table-row table:style-name="ro10">
          <table:table-cell table:style-name="ce129" office:value-type="string">
            <text:p>ToolTip_RichText_Bold</text:p>
          </table:table-cell>
          <table:table-cell table:style-name="ce343"/>
          <table:table-cell table:style-name="ce351" office:value-type="string">
            <text:p>Bold</text:p>
          </table:table-cell>
          <table:table-cell table:style-name="ce359" office:value-type="string">
            <text:p>Gras</text:p>
          </table:table-cell>
          <table:table-cell table:style-name="ce66" office:value-type="string">
            <text:p>Vet</text:p>
          </table:table-cell>
          <table:table-cell table:style-name="ce169" office:value-type="string">
            <text:p>Fett</text:p>
          </table:table-cell>
          <table:table-cell table:style-name="ce179" office:value-type="string">
            <text:p>Negrita</text:p>
          </table:table-cell>
          <table:table-cell table:style-name="ce187" office:value-type="string">
            <text:p>Negrito</text:p>
          </table:table-cell>
          <table:table-cell table:style-name="ce216"/>
          <table:table-cell table:style-name="ce219" office:value-type="string">
            <text:p>Grassetto</text:p>
          </table:table-cell>
          <table:table-cell table:style-name="ce111" office:value-type="string">
            <text:p>Bold</text:p>
          </table:table-cell>
          <table:table-cell table:style-name="ce224" office:value-type="string">
            <text:p>Lihavoitu</text:p>
          </table:table-cell>
          <table:table-cell table:style-name="ce231"/>
          <table:table-cell table:style-name="ce411"/>
          <table:table-cell table:style-name="ce187" office:value-type="string">
            <text:p>Koyu</text:p>
          </table:table-cell>
          <table:table-cell table:style-name="ce415" office:value-type="string">
            <text:p>Έντονα</text:p>
          </table:table-cell>
          <table:table-cell table:style-name="ce420" office:value-type="string">
            <text:p>Paryškinti</text:p>
          </table:table-cell>
          <table:table-cell table:style-name="ce66" office:value-type="string">
            <text:p>Fet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129" office:value-type="string">
            <text:p>ToolTip_RichText_Italic</text:p>
          </table:table-cell>
          <table:table-cell table:style-name="ce343"/>
          <table:table-cell table:style-name="ce351" office:value-type="string">
            <text:p>Italic</text:p>
          </table:table-cell>
          <table:table-cell table:style-name="ce359" office:value-type="string">
            <text:p>Italique</text:p>
          </table:table-cell>
          <table:table-cell table:style-name="ce66" office:value-type="string">
            <text:p>Cursief</text:p>
          </table:table-cell>
          <table:table-cell table:style-name="ce169" office:value-type="string">
            <text:p>Kursiv</text:p>
          </table:table-cell>
          <table:table-cell table:style-name="ce179" office:value-type="string">
            <text:p>Cursiva</text:p>
          </table:table-cell>
          <table:table-cell table:style-name="ce187" office:value-type="string">
            <text:p>Itálico</text:p>
          </table:table-cell>
          <table:table-cell table:style-name="ce216"/>
          <table:table-cell table:style-name="ce219" office:value-type="string">
            <text:p>Italico</text:p>
          </table:table-cell>
          <table:table-cell table:style-name="ce111" office:value-type="string">
            <text:p>Italic</text:p>
          </table:table-cell>
          <table:table-cell table:style-name="ce224" office:value-type="string">
            <text:p>Kursivoitu</text:p>
          </table:table-cell>
          <table:table-cell table:style-name="ce231"/>
          <table:table-cell table:style-name="ce411"/>
          <table:table-cell table:style-name="ce187" office:value-type="string">
            <text:p>İtalik</text:p>
          </table:table-cell>
          <table:table-cell table:style-name="ce415" office:value-type="string">
            <text:p>Πλάγια</text:p>
          </table:table-cell>
          <table:table-cell table:style-name="ce420" office:value-type="string">
            <text:p>Paversti</text:p>
          </table:table-cell>
          <table:table-cell table:style-name="ce66" office:value-type="string">
            <text:p>Kursiv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129" office:value-type="string">
            <text:p>ToolTip_RichText_Underline</text:p>
          </table:table-cell>
          <table:table-cell table:style-name="ce343"/>
          <table:table-cell table:style-name="ce351" office:value-type="string">
            <text:p>Underline</text:p>
          </table:table-cell>
          <table:table-cell table:style-name="ce359" office:value-type="string">
            <text:p>Souligné</text:p>
          </table:table-cell>
          <table:table-cell table:style-name="ce66" office:value-type="string">
            <text:p>Onderstrepen</text:p>
          </table:table-cell>
          <table:table-cell table:style-name="ce169" office:value-type="string">
            <text:p>Unterstrichen</text:p>
          </table:table-cell>
          <table:table-cell table:style-name="ce179" office:value-type="string">
            <text:p>Subrayado</text:p>
          </table:table-cell>
          <table:table-cell table:style-name="ce187" office:value-type="string">
            <text:p>Sublinhado</text:p>
          </table:table-cell>
          <table:table-cell table:style-name="ce216"/>
          <table:table-cell table:style-name="ce219" office:value-type="string">
            <text:p>Sottolineato</text:p>
          </table:table-cell>
          <table:table-cell table:style-name="ce111" office:value-type="string">
            <text:p>Subliniat</text:p>
          </table:table-cell>
          <table:table-cell table:style-name="ce224" office:value-type="string">
            <text:p>Alleviivattu</text:p>
          </table:table-cell>
          <table:table-cell table:style-name="ce231"/>
          <table:table-cell table:style-name="ce411"/>
          <table:table-cell table:style-name="ce187" office:value-type="string">
            <text:p>Altını çiz</text:p>
          </table:table-cell>
          <table:table-cell table:style-name="ce415" office:value-type="string">
            <text:p>Υπογραμμισμένα</text:p>
          </table:table-cell>
          <table:table-cell table:style-name="ce420" office:value-type="string">
            <text:p>Pabraukti</text:p>
          </table:table-cell>
          <table:table-cell table:style-name="ce66" office:value-type="string">
            <text:p>Understruken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129" office:value-type="string">
            <text:p>ToolTip_RichText_Strikeout</text:p>
          </table:table-cell>
          <table:table-cell table:style-name="ce343"/>
          <table:table-cell table:style-name="ce351" office:value-type="string">
            <text:p>Strikeout</text:p>
          </table:table-cell>
          <table:table-cell table:style-name="ce359" office:value-type="string">
            <text:p>Barré</text:p>
          </table:table-cell>
          <table:table-cell table:style-name="ce66" office:value-type="string">
            <text:p>Doorhalen</text:p>
          </table:table-cell>
          <table:table-cell table:style-name="ce169" office:value-type="string">
            <text:p>Durchgestrichen</text:p>
          </table:table-cell>
          <table:table-cell table:style-name="ce179" office:value-type="string">
            <text:p>Tachado</text:p>
          </table:table-cell>
          <table:table-cell table:style-name="ce187" office:value-type="string">
            <text:p>Traçado</text:p>
          </table:table-cell>
          <table:table-cell table:style-name="ce216"/>
          <table:table-cell table:style-name="ce219" office:value-type="string">
            <text:p>Barrato</text:p>
          </table:table-cell>
          <table:table-cell table:style-name="ce111" office:value-type="string">
            <text:p>Tăiat</text:p>
          </table:table-cell>
          <table:table-cell table:style-name="ce224" office:value-type="string">
            <text:p>Ylilyönti</text:p>
          </table:table-cell>
          <table:table-cell table:style-name="ce231"/>
          <table:table-cell table:style-name="ce411"/>
          <table:table-cell table:style-name="ce187" office:value-type="string">
            <text:p>Belirginleştir</text:p>
          </table:table-cell>
          <table:table-cell table:style-name="ce415" office:value-type="string">
            <text:p>Διεγραμμένα</text:p>
          </table:table-cell>
          <table:table-cell table:style-name="ce420" office:value-type="string">
            <text:p>Perbraukti</text:p>
          </table:table-cell>
          <table:table-cell table:style-name="ce66" office:value-type="string">
            <text:p>Överstruken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129" office:value-type="string">
            <text:p>ToolTip_RichText_ForeColor</text:p>
          </table:table-cell>
          <table:table-cell table:style-name="ce343"/>
          <table:table-cell table:style-name="ce351" office:value-type="string">
            <text:p>Foreground color</text:p>
          </table:table-cell>
          <table:table-cell table:style-name="ce359" office:value-type="string">
            <text:p>Couleur du texte</text:p>
          </table:table-cell>
          <table:table-cell table:style-name="ce66" office:value-type="string">
            <text:p>Voorgrondkleur</text:p>
          </table:table-cell>
          <table:table-cell table:style-name="ce169" office:value-type="string">
            <text:p>Schriftfarbe</text:p>
          </table:table-cell>
          <table:table-cell table:style-name="ce179" office:value-type="string">
            <text:p>Color del texto</text:p>
          </table:table-cell>
          <table:table-cell table:style-name="ce187" office:value-type="string">
            <text:p>Cor do Primeiro Plano</text:p>
          </table:table-cell>
          <table:table-cell table:style-name="ce216"/>
          <table:table-cell table:style-name="ce219" office:value-type="string">
            <text:p>Colore carattere</text:p>
          </table:table-cell>
          <table:table-cell table:style-name="ce111" office:value-type="string">
            <text:p>Culoare text</text:p>
          </table:table-cell>
          <table:table-cell table:style-name="ce224" office:value-type="string">
            <text:p>Edustan väritys</text:p>
          </table:table-cell>
          <table:table-cell table:style-name="ce231"/>
          <table:table-cell table:style-name="ce411"/>
          <table:table-cell table:style-name="ce187" office:value-type="string">
            <text:p>Önplan rengi</text:p>
          </table:table-cell>
          <table:table-cell table:style-name="ce415" office:value-type="string">
            <text:p>Χρώμα προσκήνιου</text:p>
          </table:table-cell>
          <table:table-cell table:style-name="ce420" office:value-type="string">
            <text:p>Priekinio plano spalva</text:p>
          </table:table-cell>
          <table:table-cell table:style-name="ce1" office:value-type="string">
            <text:p>Frontfärg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129" office:value-type="string">
            <text:p>ToolTip_RichText_BackColor</text:p>
          </table:table-cell>
          <table:table-cell table:style-name="ce343"/>
          <table:table-cell table:style-name="ce351" office:value-type="string">
            <text:p>Background color</text:p>
          </table:table-cell>
          <table:table-cell table:style-name="ce359" office:value-type="string">
            <text:p>Couleur du fond</text:p>
          </table:table-cell>
          <table:table-cell table:style-name="ce66" office:value-type="string">
            <text:p>Achtergrondkleur</text:p>
          </table:table-cell>
          <table:table-cell table:style-name="ce169" office:value-type="string">
            <text:p>Hintergrund</text:p>
          </table:table-cell>
          <table:table-cell table:style-name="ce179" office:value-type="string">
            <text:p>Color de fondo</text:p>
          </table:table-cell>
          <table:table-cell table:style-name="ce187" office:value-type="string">
            <text:p>Cor do Segundo Plano</text:p>
          </table:table-cell>
          <table:table-cell table:style-name="ce216"/>
          <table:table-cell table:style-name="ce219" office:value-type="string">
            <text:p>Colore di sfondo</text:p>
          </table:table-cell>
          <table:table-cell table:style-name="ce111" office:value-type="string">
            <text:p>Culoare fundal</text:p>
          </table:table-cell>
          <table:table-cell table:style-name="ce224" office:value-type="string">
            <text:p>Taustan väritys</text:p>
          </table:table-cell>
          <table:table-cell table:style-name="ce231"/>
          <table:table-cell table:style-name="ce411"/>
          <table:table-cell table:style-name="ce187" office:value-type="string">
            <text:p>Arkaplan rengi</text:p>
          </table:table-cell>
          <table:table-cell table:style-name="ce415" office:value-type="string">
            <text:p>Χρώμα φόντου</text:p>
          </table:table-cell>
          <table:table-cell table:style-name="ce420" office:value-type="string">
            <text:p>Fono spalva</text:p>
          </table:table-cell>
          <table:table-cell table:style-name="ce66" office:value-type="string">
            <text:p>Bakgrundsfärg</text:p>
          </table:table-cell>
          <table:table-cell table:style-name="ce423" table:number-columns-repeated="1005"/>
          <table:table-cell table:style-name="ce249"/>
        </table:table-row>
        <table:table-row table:style-name="ro48">
          <table:table-cell table:style-name="ce36" office:value-type="string">
            <text:p>ToolTip_SaveDiaporama</text:p>
          </table:table-cell>
          <table:table-cell table:style-name="ce334"/>
          <table:table-cell table:style-name="ce164" office:value-type="string">
            <text:p>Save a slideshow from Key Images</text:p>
          </table:table-cell>
          <table:table-cell table:style-name="ce167" office:value-type="string">
            <text:p>Enregistrer un diaporama des images clés</text:p>
          </table:table-cell>
          <table:table-cell table:style-name="ce66" office:value-type="string">
            <text:p>Bewaar een diashow van de kernafbeeldingen</text:p>
          </table:table-cell>
          <table:table-cell table:style-name="ce173" office:value-type="string">
            <text:p>Diashow aus den Schlüsselbildern speichern</text:p>
          </table:table-cell>
          <table:table-cell table:style-name="ce176" office:value-type="string">
            <text:p>Guardar una presentación de diapositivas de las imágenes claves</text:p>
          </table:table-cell>
          <table:table-cell table:style-name="ce183" office:value-type="string">
            <text:p>Salvar Slideshow a partir dos Quadros de Imagens</text:p>
          </table:table-cell>
          <table:table-cell table:style-name="ce381" office:value-type="string">
            <text:p>Zapisz pokaz slajdów z kluczowych obrazów</text:p>
          </table:table-cell>
          <table:table-cell table:style-name="ce107" office:value-type="string">
            <text:p>Salva una videopresentazione delle Immagini Chiave</text:p>
          </table:table-cell>
          <table:table-cell table:style-name="ce111" office:value-type="string">
            <text:p>Salvează o succesiune de imagini din cadrele cheie</text:p>
          </table:table-cell>
          <table:table-cell table:style-name="ce223" office:value-type="string">
            <text:p>Tallenna diaesitys avainkuvista</text:p>
          </table:table-cell>
          <table:table-cell table:style-name="ce229" office:value-type="string">
            <text:p>Lagre slideshow fra nøkkelbilder</text:p>
          </table:table-cell>
          <table:table-cell table:style-name="ce135" office:value-type="string">
            <text:p>从关键图像里保存一个幻灯片</text:p>
          </table:table-cell>
          <table:table-cell table:style-name="ce183" office:value-type="string">
            <text:p>Anahtar İmajlardan bir slayt gösterimi kaydet</text:p>
          </table:table-cell>
          <table:table-cell table:style-name="ce244" office:value-type="string">
            <text:p>Αποθήκευση προβολής-διαφανειών από τις Βασικές Εικόνες</text:p>
          </table:table-cell>
          <table:table-cell table:style-name="ce222" office:value-type="string">
            <text:p>Išsaugoti demonstracija iš pažymėtų paveikslėlių</text:p>
          </table:table-cell>
          <table:table-cell table:style-name="ce66" office:value-type="string">
            <text:p>Spara nyckelbilder som bildspel</text:p>
          </table:table-cell>
          <table:table-cell table:style-name="ce422" table:number-columns-repeated="1005"/>
          <table:table-cell/>
        </table:table-row>
        <table:table-row table:style-name="ro34">
          <table:table-cell table:style-name="ce36" office:value-type="string">
            <text:p>ToolTip_SavePausedVideo</text:p>
          </table:table-cell>
          <table:table-cell table:style-name="ce334"/>
          <table:table-cell table:style-name="ce164" office:value-type="string">
            <text:p>Save video with a pause on each key image</text:p>
          </table:table-cell>
          <table:table-cell table:style-name="ce167" office:value-type="string">
            <text:p>Enregistrer la vidéo avec une pause sur chaque Image Clé</text:p>
          </table:table-cell>
          <table:table-cell table:style-name="ce255" office:value-type="string">
            <text:p>Sla de video op met een pauze op elk Kernbeeld</text:p>
          </table:table-cell>
          <table:table-cell table:style-name="ce66" office:value-type="string">
            <text:p>Speichere Video mit einer Pause zwischen jedem Schlüsselbild</text:p>
          </table:table-cell>
          <table:table-cell table:style-name="ce176" office:value-type="string">
            <text:p>Grabar el vídeo con una pausa en cada imagen clave</text:p>
          </table:table-cell>
          <table:table-cell table:style-name="ce183" office:value-type="string">
            <text:p>Salvar vídeo com uma pausa em cada Quadro de Imagem.</text:p>
          </table:table-cell>
          <table:table-cell table:style-name="ce217"/>
          <table:table-cell table:style-name="ce107" office:value-type="string">
            <text:p>Salva il video con una pausa per ogni Immagine Chiave</text:p>
          </table:table-cell>
          <table:table-cell table:style-name="ce111" office:value-type="string">
            <text:p>Salveaza fisierul video cu o pauza in fiecare cadru cheie</text:p>
          </table:table-cell>
          <table:table-cell table:style-name="ce223" office:value-type="string">
            <text:p>Tallenna video tauolla jokaisen avainkuvan kohdalla</text:p>
          </table:table-cell>
          <table:table-cell table:style-name="ce229" office:value-type="string">
            <text:p>Lagre video med en pause ved hvert bilde</text:p>
          </table:table-cell>
          <table:table-cell table:style-name="ce135" office:value-type="string">
            <text:p>在每一个关键图像上添加暂停并保存</text:p>
          </table:table-cell>
          <table:table-cell table:style-name="ce183" office:value-type="string">
            <text:p>Videoyu her bir anahtar imaj üzerinde duraklama ile kaydet</text:p>
          </table:table-cell>
          <table:table-cell table:style-name="ce244" office:value-type="string">
            <text:p>Αποθήκευση video με παύση σε κάθε βασική εικόνα</text:p>
          </table:table-cell>
          <table:table-cell table:style-name="ce222" office:value-type="string">
            <text:p>Išsaugoti vaizdą su pristabdymai pažymėtuose paveikslėliuose</text:p>
          </table:table-cell>
          <table:table-cell table:style-name="ce66" office:value-type="string">
            <text:p>Spara video med paus vid varje nyckelbild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129" office:value-type="string">
            <text:p>ToolTip_SelectFolder</text:p>
          </table:table-cell>
          <table:table-cell table:style-name="ce343"/>
          <table:table-cell table:style-name="ce351" office:value-type="string">
            <text:p>Select directory</text:p>
          </table:table-cell>
          <table:table-cell table:style-name="ce359" office:value-type="string">
            <text:p>Choisir un dossier</text:p>
          </table:table-cell>
          <table:table-cell table:style-name="ce363" office:value-type="string">
            <text:p>Kies map</text:p>
          </table:table-cell>
          <table:table-cell table:style-name="ce169" office:value-type="string">
            <text:p>Verzeichnis wählen</text:p>
          </table:table-cell>
          <table:table-cell table:style-name="ce179" office:value-type="string">
            <text:p>Seleccione una carpeta</text:p>
          </table:table-cell>
          <table:table-cell table:style-name="ce187" office:value-type="string">
            <text:p>Selecionar pasta</text:p>
          </table:table-cell>
          <table:table-cell table:style-name="ce216"/>
          <table:table-cell table:style-name="ce219" office:value-type="string">
            <text:p>Scegli una directory</text:p>
          </table:table-cell>
          <table:table-cell table:style-name="ce111" office:value-type="string">
            <text:p>Selectaţi directorul</text:p>
          </table:table-cell>
          <table:table-cell table:style-name="ce224" office:value-type="string">
            <text:p>Valitse hakemisto</text:p>
          </table:table-cell>
          <table:table-cell table:style-name="ce231"/>
          <table:table-cell table:style-name="ce411"/>
          <table:table-cell table:style-name="ce187" office:value-type="string">
            <text:p>Klasör seç</text:p>
          </table:table-cell>
          <table:table-cell table:style-name="ce415" office:value-type="string">
            <text:p>Επιλογή Κατεύθυνσης Προορισμού</text:p>
          </table:table-cell>
          <table:table-cell table:style-name="ce420" office:value-type="string">
            <text:p>Pasirinkti katalogą</text:p>
          </table:table-cell>
          <table:table-cell table:style-name="ce66" office:value-type="string">
            <text:p>Välj katalog</text:p>
          </table:table-cell>
          <table:table-cell table:style-name="ce423" table:number-columns-repeated="1005"/>
          <table:table-cell table:style-name="ce249"/>
        </table:table-row>
        <table:table-row table:style-name="ro16">
          <table:table-cell table:style-name="ce35" office:value-type="string">
            <text:p>ToolTip_SetHandlerLeft</text:p>
          </table:table-cell>
          <table:table-cell table:style-name="ce342"/>
          <table:table-cell table:style-name="ce163" office:value-type="string">
            <text:p>Set the First Frame of Working Zone to the Current Frame</text:p>
          </table:table-cell>
          <table:table-cell table:style-name="ce166" office:value-type="string">
            <text:p>Positionner l'Entrée de la Zone de Travail sur l'Image Courante</text:p>
          </table:table-cell>
          <table:table-cell table:style-name="ce66" office:value-type="string">
            <text:p>Maak eerste frame van het werkgebied nu het huidige frame</text:p>
          </table:table-cell>
          <table:table-cell table:style-name="ce66" office:value-type="string">
            <text:p>Beginn des Arbeitsbereichs auf die aktuelle Position setzen</text:p>
          </table:table-cell>
          <table:table-cell table:style-name="ce176" office:value-type="string">
            <text:p>Posicionar la entrada de la zona de trabajo sobre la imagen actual</text:p>
          </table:table-cell>
          <table:table-cell table:style-name="ce183" office:value-type="string">
            <text:p>Ajustar o Primeiro Quadro da Zona de Trabalho pelo Quadro Atual</text:p>
          </table:table-cell>
          <table:table-cell table:style-name="ce215" office:value-type="string">
            <text:p>Ustaw aktualną klatkę jako pierwszą klatkę Obszaru Roboczego</text:p>
          </table:table-cell>
          <table:table-cell table:style-name="ce107" office:value-type="string">
            <text:p>Imposta il Fotogramma attuale come PRIMO fotogramma della Zona Lavoro </text:p>
          </table:table-cell>
          <table:table-cell table:style-name="ce111" office:value-type="string">
            <text:p>Setaţi <text:s/>începutul zonei de lucru pe cadrul curent</text:p>
          </table:table-cell>
          <table:table-cell table:style-name="ce117" office:value-type="string">
            <text:p>Aseta työstöjakson ensimmäinen kuva nykyiseksi kuvaksi</text:p>
          </table:table-cell>
          <table:table-cell table:style-name="ce230" office:value-type="string">
            <text:p>Sett første bilde I arbeidssonen til det aktuelle bilde</text:p>
          </table:table-cell>
          <table:table-cell table:style-name="ce135" office:value-type="string">
            <text:p>设置工作区的第一帧为当前帧</text:p>
          </table:table-cell>
          <table:table-cell table:style-name="ce239" office:value-type="string">
            <text:p>Çalışma Alanının İlk Karesini Geçerli Kareye Denkleştir</text:p>
          </table:table-cell>
          <table:table-cell table:style-name="ce244" office:value-type="string">
            <text:p>Τοποθέτηση του Πρώτου Πλαισίου της Ζώνης Εργασίας στο παρόν Πλαίσιο</text:p>
          </table:table-cell>
          <table:table-cell table:style-name="ce222" office:value-type="string">
            <text:p>Nustatyti pirmutinį kadrą darbinei zonai</text:p>
          </table:table-cell>
          <table:table-cell table:style-name="ce1" office:value-type="string">
            <text:p>Placera arbetszonens första bild som nuvarande bild</text:p>
          </table:table-cell>
          <table:table-cell table:number-columns-repeated="1006"/>
        </table:table-row>
        <table:table-row table:style-name="ro16">
          <table:table-cell table:style-name="ce35" office:value-type="string">
            <text:p>ToolTip_SetHandlerRight</text:p>
          </table:table-cell>
          <table:table-cell table:style-name="ce342"/>
          <table:table-cell table:style-name="ce163" office:value-type="string">
            <text:p>Set the Last Frame of Working Zone to the Current Frame</text:p>
          </table:table-cell>
          <table:table-cell table:style-name="ce166" office:value-type="string">
            <text:p>Positionner la Sortie de la Zone de Travail sur l'Image Courante</text:p>
          </table:table-cell>
          <table:table-cell table:style-name="ce66" office:value-type="string">
            <text:p>Maak laatste frame van het werkgebied nu het huidige frame</text:p>
          </table:table-cell>
          <table:table-cell table:style-name="ce66" office:value-type="string">
            <text:p>Ende des Arbeitsbereichs auf die aktuelle Position setzen</text:p>
          </table:table-cell>
          <table:table-cell table:style-name="ce176" office:value-type="string">
            <text:p>Posicionar la salida de la zona de trabajo sobre la imagen actual</text:p>
          </table:table-cell>
          <table:table-cell table:style-name="ce183" office:value-type="string">
            <text:p>Ajustar o Último Quadro da Zona de Trabalho pelo Quadro Atual</text:p>
          </table:table-cell>
          <table:table-cell table:style-name="ce215" office:value-type="string">
            <text:p>Ustaw aktualną klatkę jako ostatnią klatkę Obszaru Roboczego</text:p>
          </table:table-cell>
          <table:table-cell table:style-name="ce107" office:value-type="string">
            <text:p>Imposta il Fotogramma attuale come ULTIMO fotogramma della Zona Lavoro </text:p>
          </table:table-cell>
          <table:table-cell table:style-name="ce111" office:value-type="string">
            <text:p>Setaţi <text:s/>sfârşitul zonei de lucru pe cadrul curent </text:p>
          </table:table-cell>
          <table:table-cell table:style-name="ce117" office:value-type="string">
            <text:p>Aseta työstöjakson viimeinen kuva nykyiseksi kuvaksi</text:p>
          </table:table-cell>
          <table:table-cell table:style-name="ce230" office:value-type="string">
            <text:p>Sett siste bilde I arbeidssonen til det aktuelle bilde</text:p>
          </table:table-cell>
          <table:table-cell table:style-name="ce135" office:value-type="string">
            <text:p>设置工作区的最后一帧为当前帧</text:p>
          </table:table-cell>
          <table:table-cell table:style-name="ce239" office:value-type="string">
            <text:p>Çalışma Alanının Son Karesini Geçerli Kareye Denkleştir</text:p>
          </table:table-cell>
          <table:table-cell table:style-name="ce244" office:value-type="string">
            <text:p>Τοποθέτηση του Τελευταίου Πλαισίου της Ζώνης Εργασίας στο παρόν Πλαίσιο</text:p>
          </table:table-cell>
          <table:table-cell table:style-name="ce222" office:value-type="string">
            <text:p>Nustatyti paskutinį kadrą darbinei zonai</text:p>
          </table:table-cell>
          <table:table-cell table:style-name="ce1" office:value-type="string">
            <text:p>Placera arbetszonens sista bild som nuvarande bild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ToolTip_ShowComments</text:p>
          </table:table-cell>
          <table:table-cell table:style-name="ce342"/>
          <table:table-cell table:style-name="ce163" office:value-type="string">
            <text:p>Show Comments</text:p>
          </table:table-cell>
          <table:table-cell table:style-name="ce166" office:value-type="string">
            <text:p>Montrer les Commentaires</text:p>
          </table:table-cell>
          <table:table-cell table:style-name="ce66" office:value-type="string">
            <text:p>Toon commentaar</text:p>
          </table:table-cell>
          <table:table-cell table:style-name="ce66" office:value-type="string">
            <text:p>Zeige Anmerkungen</text:p>
          </table:table-cell>
          <table:table-cell table:style-name="ce176" office:value-type="string">
            <text:p>Mostrar Comentarios</text:p>
          </table:table-cell>
          <table:table-cell table:style-name="ce183" office:value-type="string">
            <text:p>Mostrar Comentários</text:p>
          </table:table-cell>
          <table:table-cell table:style-name="ce215" office:value-type="string">
            <text:p>Pokaż komentarze</text:p>
          </table:table-cell>
          <table:table-cell table:style-name="ce107" office:value-type="string">
            <text:p>Mostra i Commenti</text:p>
          </table:table-cell>
          <table:table-cell table:style-name="ce111" office:value-type="string">
            <text:p>Arată comentariile</text:p>
          </table:table-cell>
          <table:table-cell table:style-name="ce117" office:value-type="string">
            <text:p>Näytä kommentit</text:p>
          </table:table-cell>
          <table:table-cell table:style-name="ce230" office:value-type="string">
            <text:p>Vis kommentarer</text:p>
          </table:table-cell>
          <table:table-cell table:style-name="ce135" office:value-type="string">
            <text:p>显示注释</text:p>
          </table:table-cell>
          <table:table-cell table:style-name="ce239" office:value-type="string">
            <text:p>Yorumları Göster</text:p>
          </table:table-cell>
          <table:table-cell table:style-name="ce244" office:value-type="string">
            <text:p>Εμφάνιση Σχολίων</text:p>
          </table:table-cell>
          <table:table-cell table:style-name="ce222" office:value-type="string">
            <text:p>Rodyti komentarus</text:p>
          </table:table-cell>
          <table:table-cell table:style-name="ce66" office:value-type="string">
            <text:p>Visa kommentarer</text:p>
          </table:table-cell>
          <table:table-cell table:number-columns-repeated="1006"/>
        </table:table-row>
        <table:table-row table:style-name="ro11">
          <table:table-cell table:style-name="ce35" office:value-type="string">
            <text:p>ToolTip_sldrSpeed</text:p>
          </table:table-cell>
          <table:table-cell table:style-name="ce342"/>
          <table:table-cell table:style-name="ce163" office:value-type="string">
            <text:p>Vary Playback Speed</text:p>
          </table:table-cell>
          <table:table-cell table:style-name="ce166" office:value-type="string">
            <text:p>Varier la Vitesse de Lecture</text:p>
          </table:table-cell>
          <table:table-cell table:style-name="ce66" office:value-type="string">
            <text:p>Varieer afspeelsnelheid</text:p>
          </table:table-cell>
          <table:table-cell table:style-name="ce66" office:value-type="string">
            <text:p>Abspielgeschwindigkeit verändern</text:p>
          </table:table-cell>
          <table:table-cell table:style-name="ce176" office:value-type="string">
            <text:p>Variar la velocidad de lectura</text:p>
          </table:table-cell>
          <table:table-cell table:style-name="ce183" office:value-type="string">
            <text:p>Variar a Velocidade de Reprodução</text:p>
          </table:table-cell>
          <table:table-cell table:style-name="ce98" office:value-type="string">
            <text:p>Różna prędkość odtwarzania</text:p>
          </table:table-cell>
          <table:table-cell table:style-name="ce107" office:value-type="string">
            <text:p>Varia la velocita' di riproduzione</text:p>
          </table:table-cell>
          <table:table-cell table:style-name="ce111" office:value-type="string">
            <text:p>Modifică viteza de rulare</text:p>
          </table:table-cell>
          <table:table-cell table:style-name="ce117" office:value-type="string">
            <text:p>Muuntele videon nopeutta</text:p>
          </table:table-cell>
          <table:table-cell table:style-name="ce230" office:value-type="string">
            <text:p>Endre avspillingshastighet</text:p>
          </table:table-cell>
          <table:table-cell table:style-name="ce135" office:value-type="string">
            <text:p>变换播放速度</text:p>
          </table:table-cell>
          <table:table-cell table:style-name="ce239" office:value-type="string">
            <text:p>Oynatma Hızını Değiştir</text:p>
          </table:table-cell>
          <table:table-cell table:style-name="ce244" office:value-type="string">
            <text:p>Μεταβαλλόμενη Ταχύτητα Αναπαραγωγής</text:p>
          </table:table-cell>
          <table:table-cell table:style-name="ce222" office:value-type="string">
            <text:p>Keisti <text:s/>peržiūros greitį</text:p>
          </table:table-cell>
          <table:table-cell table:style-name="ce66" office:value-type="string">
            <text:p>Variera uppspelningshastighet</text:p>
          </table:table-cell>
          <table:table-cell table:number-columns-repeated="1006"/>
        </table:table-row>
        <table:table-row table:style-name="ro11">
          <table:table-cell table:style-name="ce129" office:value-type="string">
            <text:p>ToolTip_SideBySideSnapshot</text:p>
          </table:table-cell>
          <table:table-cell table:style-name="ce343"/>
          <table:table-cell table:style-name="ce351" office:value-type="string">
            <text:p>Save both images to a composite image</text:p>
          </table:table-cell>
          <table:table-cell table:style-name="ce359" office:value-type="string">
            <text:p>Enregistrer les deux images dans une image composée</text:p>
          </table:table-cell>
          <table:table-cell table:style-name="ce66" office:value-type="string">
            <text:p>Bewaar beide beelden in <text:s/>een samengestelde afbeelding</text:p>
          </table:table-cell>
          <table:table-cell table:style-name="ce169" office:value-type="string">
            <text:p>Beide Bilder in einem Vergleichsbild speichern</text:p>
          </table:table-cell>
          <table:table-cell table:style-name="ce179" office:value-type="string">
            <text:p>Guardar los dos imagenes en una imagen compuesta</text:p>
          </table:table-cell>
          <table:table-cell table:style-name="ce187" office:value-type="string">
            <text:p>Salvar ambas as imagens em uma composição de imagem</text:p>
          </table:table-cell>
          <table:table-cell table:style-name="ce377"/>
          <table:table-cell table:style-name="ce219" office:value-type="string">
            <text:p>Salva entrambe le immagini in una immagine composta</text:p>
          </table:table-cell>
          <table:table-cell table:style-name="ce111" office:value-type="string">
            <text:p>Salvează ambele imagini într-o imagine mixtă</text:p>
          </table:table-cell>
          <table:table-cell table:style-name="ce224" office:value-type="string">
            <text:p>Tallenna kummatkin kuvat yhdistelmäkuvaan</text:p>
          </table:table-cell>
          <table:table-cell table:style-name="ce231"/>
          <table:table-cell table:style-name="ce411"/>
          <table:table-cell table:style-name="ce187" office:value-type="string">
            <text:p>İki imajı kompozit bir imaja kaydet</text:p>
          </table:table-cell>
          <table:table-cell table:style-name="ce415" office:value-type="string">
            <text:p>Αποθήκευση και των δύο εικόνων σαν μια σύνθετη εικόνα</text:p>
          </table:table-cell>
          <table:table-cell table:style-name="ce420" office:value-type="string">
            <text:p>Išsaugoti abu paveikslėlius kaip vieną</text:p>
          </table:table-cell>
          <table:table-cell table:style-name="ce66" office:value-type="string">
            <text:p>Spara båda bilderna till en sammansatt bild</text:p>
          </table:table-cell>
          <table:table-cell table:style-name="ce423" table:number-columns-repeated="1005"/>
          <table:table-cell table:style-name="ce249"/>
        </table:table-row>
        <table:table-row table:style-name="ro11">
          <table:table-cell table:style-name="ce129" office:value-type="string">
            <text:p>ToolTip_SideBySideVideo</text:p>
          </table:table-cell>
          <table:table-cell table:style-name="ce343"/>
          <table:table-cell table:style-name="ce351" office:value-type="string">
            <text:p>Save both videos into a composite video</text:p>
          </table:table-cell>
          <table:table-cell table:style-name="ce359" office:value-type="string">
            <text:p>Enregistrer les deux vidéos dans une vidéo composée</text:p>
          </table:table-cell>
          <table:table-cell table:style-name="ce66" office:value-type="string">
            <text:p>Bewaar beide videos in een samengestelde video</text:p>
          </table:table-cell>
          <table:table-cell table:style-name="ce169" office:value-type="string">
            <text:p>Beide Videos in einem Vergleichsvideo speichern</text:p>
          </table:table-cell>
          <table:table-cell table:style-name="ce179" office:value-type="string">
            <text:p>Guardar los dos videos en una video compuesto</text:p>
          </table:table-cell>
          <table:table-cell table:style-name="ce187" office:value-type="string">
            <text:p>Salvar ambos os videos em uma composição de video</text:p>
          </table:table-cell>
          <table:table-cell table:style-name="ce377"/>
          <table:table-cell table:style-name="ce219" office:value-type="string">
            <text:p>Salva entrambi i video in un video composto</text:p>
          </table:table-cell>
          <table:table-cell table:style-name="ce111" office:value-type="string">
            <text:p>Salvează ambele fişiere video <text:s/>într-un fişier video mixt</text:p>
          </table:table-cell>
          <table:table-cell table:style-name="ce224" office:value-type="string">
            <text:p>Tallenna kummatkin videot yhdistelmävideoon</text:p>
          </table:table-cell>
          <table:table-cell table:style-name="ce231"/>
          <table:table-cell table:style-name="ce411"/>
          <table:table-cell table:style-name="ce187" office:value-type="string">
            <text:p>İki videoyu kompozit bir videoya kaydet</text:p>
          </table:table-cell>
          <table:table-cell table:style-name="ce415" office:value-type="string">
            <text:p>Αποθήκευση και των δύο βίντεο σαν ένα σύνθετο βίντεο</text:p>
          </table:table-cell>
          <table:table-cell table:style-name="ce420" office:value-type="string">
            <text:p>Išsaugoti abu vaizdus kaip vieną</text:p>
          </table:table-cell>
          <table:table-cell table:style-name="ce66" office:value-type="string">
            <text:p>Spara båda videona till en sammansatt video</text:p>
          </table:table-cell>
          <table:table-cell table:style-name="ce423" table:number-columns-repeated="1005"/>
          <table:table-cell table:style-name="ce249"/>
        </table:table-row>
        <table:table-row table:style-name="ro10">
          <table:table-cell table:style-name="ce35" office:value-type="string">
            <text:p>ToolTip_trkSelection</text:p>
          </table:table-cell>
          <table:table-cell table:style-name="ce342"/>
          <table:table-cell table:style-name="ce163" office:value-type="string">
            <text:p>Set the Working Zone</text:p>
          </table:table-cell>
          <table:table-cell table:style-name="ce166" office:value-type="string">
            <text:p>Spécifier la Zone de Travail</text:p>
          </table:table-cell>
          <table:table-cell table:style-name="ce66" office:value-type="string">
            <text:p>Definieer werkgebied</text:p>
          </table:table-cell>
          <table:table-cell table:style-name="ce66" office:value-type="string">
            <text:p>Arbeitsbereich markieren</text:p>
          </table:table-cell>
          <table:table-cell table:style-name="ce176" office:value-type="string">
            <text:p>Especificar el área de trabajo</text:p>
          </table:table-cell>
          <table:table-cell table:style-name="ce183" office:value-type="string">
            <text:p>Ajustar a Zona de Trabalho</text:p>
          </table:table-cell>
          <table:table-cell table:style-name="ce215" office:value-type="string">
            <text:p>Ustaw Obszar Roboczy</text:p>
          </table:table-cell>
          <table:table-cell table:style-name="ce107" office:value-type="string">
            <text:p>Imposta la Zona Lavoro</text:p>
          </table:table-cell>
          <table:table-cell table:style-name="ce111" office:value-type="string">
            <text:p>Specificaţi zona de lucru</text:p>
          </table:table-cell>
          <table:table-cell table:style-name="ce117" office:value-type="string">
            <text:p>Aseta työstöjakso</text:p>
          </table:table-cell>
          <table:table-cell table:style-name="ce230" office:value-type="string">
            <text:p>Marker arbeidsfeltet</text:p>
          </table:table-cell>
          <table:table-cell table:style-name="ce135" office:value-type="string">
            <text:p>设置工作区</text:p>
          </table:table-cell>
          <table:table-cell table:style-name="ce239" office:value-type="string">
            <text:p>Çalışma Alanını Ayarla</text:p>
          </table:table-cell>
          <table:table-cell table:style-name="ce244" office:value-type="string">
            <text:p>Καθορισμός της Ζώνης Εργασίας</text:p>
          </table:table-cell>
          <table:table-cell table:style-name="ce222" office:value-type="string">
            <text:p>Nustatyti darbine dalį</text:p>
          </table:table-cell>
          <table:table-cell table:style-name="ce66" office:value-type="string">
            <text:p>Ställ in arbetszonen</text:p>
          </table:table-cell>
          <table:table-cell table:number-columns-repeated="1006"/>
        </table:table-row>
        <table:table-row table:style-name="ro10">
          <table:table-cell table:style-name="ce35" office:value-type="string">
            <text:p>VideoFilterEdgesOnly_FriendlyName</text:p>
          </table:table-cell>
          <table:table-cell table:style-name="ce342"/>
          <table:table-cell table:style-name="ce163" office:value-type="string">
            <text:p>Edges Only...</text:p>
          </table:table-cell>
          <table:table-cell table:style-name="ce166" office:value-type="string">
            <text:p>Contours Seulement...</text:p>
          </table:table-cell>
          <table:table-cell table:style-name="ce66" office:value-type="string">
            <text:p>Randen alleen…</text:p>
          </table:table-cell>
          <table:table-cell table:style-name="ce66" office:value-type="string">
            <text:p>Nur Videoränder...</text:p>
          </table:table-cell>
          <table:table-cell table:style-name="ce176" office:value-type="string">
            <text:p>Contornos Solamente...</text:p>
          </table:table-cell>
          <table:table-cell table:style-name="ce183" office:value-type="string">
            <text:p>Apenas Bordas...</text:p>
          </table:table-cell>
          <table:table-cell table:style-name="ce215" office:value-type="string">
            <text:p>Tylko krawędzie...</text:p>
          </table:table-cell>
          <table:table-cell table:style-name="ce107" office:value-type="string">
            <text:p>Solo Contorni...</text:p>
          </table:table-cell>
          <table:table-cell table:style-name="ce111" office:value-type="string">
            <text:p>Doar marginile...</text:p>
          </table:table-cell>
          <table:table-cell table:style-name="ce117" office:value-type="string">
            <text:p>Vain rajat...</text:p>
          </table:table-cell>
          <table:table-cell table:style-name="ce230" office:value-type="string">
            <text:p>Kun kanter...</text:p>
          </table:table-cell>
          <table:table-cell table:style-name="ce135" office:value-type="string">
            <text:p>只显示边缘...</text:p>
          </table:table-cell>
          <table:table-cell table:style-name="ce239" office:value-type="string">
            <text:p>Sadece Kenarlar...</text:p>
          </table:table-cell>
          <table:table-cell table:style-name="ce244" office:value-type="string">
            <text:p>Μόνο οι Άκρες…</text:p>
          </table:table-cell>
          <table:table-cell table:style-name="ce222" office:value-type="string">
            <text:p>Tik kraštai...</text:p>
          </table:table-cell>
          <table:table-cell table:style-name="ce66" office:value-type="string">
            <text:p>Endast kanter...</text:p>
          </table:table-cell>
          <table:table-cell table:number-columns-repeated="1006"/>
        </table:table-row>
        <table:table-row table:style-name="ro10">
          <table:table-cell table:style-name="ce36" office:value-type="string">
            <text:p>VideoFilterAutoLevels_FriendlyName</text:p>
          </table:table-cell>
          <table:table-cell table:style-name="ce334"/>
          <table:table-cell table:style-name="ce164" office:value-type="string">
            <text:p>Auto Levels...</text:p>
          </table:table-cell>
          <table:table-cell table:style-name="ce167" office:value-type="string">
            <text:p>Niveaux Automatiques...</text:p>
          </table:table-cell>
          <table:table-cell table:style-name="ce66" office:value-type="string">
            <text:p>Automatische niveaubepaling</text:p>
          </table:table-cell>
          <table:table-cell table:style-name="ce66" office:value-type="string">
            <text:p>Automatisch</text:p>
          </table:table-cell>
          <table:table-cell table:style-name="ce176" office:value-type="string">
            <text:p>Niveles automáticos...</text:p>
          </table:table-cell>
          <table:table-cell table:style-name="ce183" office:value-type="string">
            <text:p>Niveis automáticos...</text:p>
          </table:table-cell>
          <table:table-cell table:style-name="ce217"/>
          <table:table-cell table:style-name="ce107" office:value-type="string">
            <text:p>Livelli automatici...</text:p>
          </table:table-cell>
          <table:table-cell table:style-name="ce111" office:value-type="string">
            <text:p>Nivele Automate...</text:p>
          </table:table-cell>
          <table:table-cell table:style-name="ce223" office:value-type="string">
            <text:p>Automaattiset tasot...</text:p>
          </table:table-cell>
          <table:table-cell table:style-name="ce229" office:value-type="string">
            <text:p>Auto levels...</text:p>
          </table:table-cell>
          <table:table-cell table:style-name="ce135" office:value-type="string">
            <text:p>自动对准...</text:p>
          </table:table-cell>
          <table:table-cell table:style-name="ce183" office:value-type="string">
            <text:p>Oto Seviye...</text:p>
          </table:table-cell>
          <table:table-cell table:style-name="ce244" office:value-type="string">
            <text:p>Αυτόματα Επίπεδα…</text:p>
          </table:table-cell>
          <table:table-cell table:style-name="ce222" office:value-type="string">
            <text:p>Automatinis lygis...</text:p>
          </table:table-cell>
          <table:table-cell table:style-name="ce66" office:value-type="string">
            <text:p>Automatisk Nivåavkänning...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5" office:value-type="string">
            <text:p>VideoFilterSharpen_FriendlyName</text:p>
          </table:table-cell>
          <table:table-cell table:style-name="ce342"/>
          <table:table-cell table:style-name="ce163" office:value-type="string">
            <text:p>Sharpen...</text:p>
          </table:table-cell>
          <table:table-cell table:style-name="ce166" office:value-type="string">
            <text:p>Renforcement des Contours...</text:p>
          </table:table-cell>
          <table:table-cell table:style-name="ce66" office:value-type="string">
            <text:p>Verscherp…</text:p>
          </table:table-cell>
          <table:table-cell table:style-name="ce66" office:value-type="string">
            <text:p>Scharfzeichnen...</text:p>
          </table:table-cell>
          <table:table-cell table:style-name="ce176" office:value-type="string">
            <text:p>Fortalecimiento de contornos…</text:p>
          </table:table-cell>
          <table:table-cell table:style-name="ce183" office:value-type="string">
            <text:p>Nitidez...</text:p>
          </table:table-cell>
          <table:table-cell table:style-name="ce215" office:value-type="string">
            <text:p>Wyostrz...</text:p>
          </table:table-cell>
          <table:table-cell table:style-name="ce107" office:value-type="string">
            <text:p>Nitidezza...</text:p>
          </table:table-cell>
          <table:table-cell table:style-name="ce111" office:value-type="string">
            <text:p>Accentuare de contururi...</text:p>
          </table:table-cell>
          <table:table-cell table:style-name="ce117" office:value-type="string">
            <text:p>Tarkenna...</text:p>
          </table:table-cell>
          <table:table-cell table:style-name="ce230" office:value-type="string">
            <text:p>Skarp opp</text:p>
          </table:table-cell>
          <table:table-cell table:style-name="ce135" office:value-type="string">
            <text:p>锐化...</text:p>
          </table:table-cell>
          <table:table-cell table:style-name="ce239" office:value-type="string">
            <text:p>Keskinleştir...</text:p>
          </table:table-cell>
          <table:table-cell table:style-name="ce244" office:value-type="string">
            <text:p>Όξυνση…</text:p>
          </table:table-cell>
          <table:table-cell table:style-name="ce222" office:value-type="string">
            <text:p>Ryškumas...</text:p>
          </table:table-cell>
          <table:table-cell table:style-name="ce66" office:value-type="string">
            <text:p>Skärpa...</text:p>
          </table:table-cell>
          <table:table-cell table:number-columns-repeated="1006"/>
        </table:table-row>
        <table:table-row table:style-name="ro10">
          <table:table-cell table:style-name="ce340" office:value-type="string">
            <text:p>VideoFilterMosaic_FriendlyName</text:p>
          </table:table-cell>
          <table:table-cell table:style-name="ce348" office:value-type="string">
            <office:annotation draw:style-name="gr10" draw:text-style-name="P1" svg:width="7.868cm" svg:height="2.304cm" svg:x="12.245cm" svg:y="236.494cm" draw:caption-point-x="-0.61cm" draw:caption-point-y="1.273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64" office:value-type="string">
            <text:p>Overview...</text:p>
          </table:table-cell>
          <table:table-cell table:style-name="ce167" office:value-type="string">
            <text:p>Vue d'ensemble...</text:p>
          </table:table-cell>
          <table:table-cell table:style-name="ce66" office:value-type="string">
            <text:p>Overzicht…</text:p>
          </table:table-cell>
          <table:table-cell table:style-name="ce66" office:value-type="string">
            <text:p>Übersicht</text:p>
          </table:table-cell>
          <table:table-cell table:style-name="ce372" office:value-type="string">
            <text:p>Resumen</text:p>
          </table:table-cell>
          <table:table-cell table:style-name="ce188" office:value-type="string">
            <text:p>Visão geral...</text:p>
          </table:table-cell>
          <table:table-cell table:style-name="ce217"/>
          <table:table-cell table:style-name="ce107" office:value-type="string">
            <text:p>Panoramica...</text:p>
          </table:table-cell>
          <table:table-cell table:style-name="ce111" office:value-type="string">
            <text:p>Privire de ansamblu</text:p>
          </table:table-cell>
          <table:table-cell table:style-name="ce226" office:value-type="string">
            <text:p>Katsaus...</text:p>
          </table:table-cell>
          <table:table-cell table:style-name="ce130" office:value-type="string">
            <text:p>Oversikt…</text:p>
          </table:table-cell>
          <table:table-cell table:style-name="ce135" office:value-type="string">
            <text:p>马赛克...</text:p>
          </table:table-cell>
          <table:table-cell table:style-name="ce183" office:value-type="string">
            <text:p>Göz Atma...</text:p>
          </table:table-cell>
          <table:table-cell table:style-name="ce244" office:value-type="string">
            <text:p>Περίληψη…</text:p>
          </table:table-cell>
          <table:table-cell table:style-name="ce222" office:value-type="string">
            <text:p>Apžvalga...</text:p>
          </table:table-cell>
          <table:table-cell table:style-name="ce66" office:value-type="string">
            <text:p>Översikt...</text:p>
          </table:table-cell>
          <table:table-cell table:style-name="ce428" table:number-columns-repeated="1005"/>
          <table:table-cell/>
        </table:table-row>
        <table:table-row table:style-name="ro10">
          <table:table-cell table:style-name="ce36" office:value-type="string">
            <text:p>VideoFilterReverse_FriendlyName</text:p>
          </table:table-cell>
          <table:table-cell table:style-name="ce334"/>
          <table:table-cell table:style-name="ce164" office:value-type="string">
            <text:p>Reverse...</text:p>
          </table:table-cell>
          <table:table-cell table:style-name="ce167" office:value-type="string">
            <text:p>Inverse...</text:p>
          </table:table-cell>
          <table:table-cell table:style-name="ce66" office:value-type="string">
            <text:p>Keer om….</text:p>
          </table:table-cell>
          <table:table-cell table:style-name="ce66" office:value-type="string">
            <text:p>Invers</text:p>
          </table:table-cell>
          <table:table-cell table:style-name="ce176" office:value-type="string">
            <text:p>Invertido...</text:p>
          </table:table-cell>
          <table:table-cell table:style-name="ce183" office:value-type="string">
            <text:p>Reverso...</text:p>
          </table:table-cell>
          <table:table-cell table:style-name="ce217"/>
          <table:table-cell table:style-name="ce107" office:value-type="string">
            <text:p>A ritroso...</text:p>
          </table:table-cell>
          <table:table-cell table:style-name="ce111" office:value-type="string">
            <text:p>Inversează...</text:p>
          </table:table-cell>
          <table:table-cell table:style-name="ce223" office:value-type="string">
            <text:p>Käänteinen...</text:p>
          </table:table-cell>
          <table:table-cell table:style-name="ce229" office:value-type="string">
            <text:p>Inverter</text:p>
          </table:table-cell>
          <table:table-cell table:style-name="ce135" office:value-type="string">
            <text:p>反向...</text:p>
          </table:table-cell>
          <table:table-cell table:style-name="ce183" office:value-type="string">
            <text:p>Geri...</text:p>
          </table:table-cell>
          <table:table-cell table:style-name="ce244" office:value-type="string">
            <text:p>Αντιστροφή…</text:p>
          </table:table-cell>
          <table:table-cell table:style-name="ce222" office:value-type="string">
            <text:p>Reversas...</text:p>
          </table:table-cell>
          <table:table-cell table:style-name="ce66" office:value-type="string">
            <text:p>Invertera...</text:p>
          </table:table-cell>
          <table:table-cell table:style-name="ce422" table:number-columns-repeated="1005"/>
          <table:table-cell/>
        </table:table-row>
        <table:table-row table:style-name="ro10">
          <table:table-cell table:style-name="ce36" office:value-type="string">
            <text:p>VideoFilterContrast_FriendlyName</text:p>
          </table:table-cell>
          <table:table-cell table:style-name="ce334"/>
          <table:table-cell table:style-name="ce164" office:value-type="string">
            <text:p>Auto Contrast...</text:p>
          </table:table-cell>
          <table:table-cell table:style-name="ce167" office:value-type="string">
            <text:p>Contraste Automatique...</text:p>
          </table:table-cell>
          <table:table-cell table:style-name="ce66" office:value-type="string">
            <text:p>Automatisch contrast…</text:p>
          </table:table-cell>
          <table:table-cell table:style-name="ce66" office:value-type="string">
            <text:p>Autokontrast...</text:p>
          </table:table-cell>
          <table:table-cell table:style-name="ce176" office:value-type="string">
            <text:p>Contraste...</text:p>
          </table:table-cell>
          <table:table-cell table:style-name="ce183" office:value-type="string">
            <text:p>Contraste Automático...</text:p>
          </table:table-cell>
          <table:table-cell table:style-name="ce213" office:value-type="string">
            <text:p>Kontrast...</text:p>
          </table:table-cell>
          <table:table-cell table:style-name="ce107" office:value-type="string">
            <text:p>Contrasto automatico...</text:p>
          </table:table-cell>
          <table:table-cell table:style-name="ce111" office:value-type="string">
            <text:p>Contrast automat...</text:p>
          </table:table-cell>
          <table:table-cell table:style-name="ce223" office:value-type="string">
            <text:p>Automaattinen tarkennus...</text:p>
          </table:table-cell>
          <table:table-cell table:style-name="ce229" office:value-type="string">
            <text:p>Auto kontrast...</text:p>
          </table:table-cell>
          <table:table-cell table:style-name="ce135" office:value-type="string">
            <text:p>自动对比度...</text:p>
          </table:table-cell>
          <table:table-cell table:style-name="ce183" office:value-type="string">
            <text:p>Oto Kontrast...</text:p>
          </table:table-cell>
          <table:table-cell table:style-name="ce244" office:value-type="string">
            <text:p>Αυτόματη Αντίθεση...</text:p>
          </table:table-cell>
          <table:table-cell table:style-name="ce222" office:value-type="string">
            <text:p>Automatinis kontrastas...</text:p>
          </table:table-cell>
          <table:table-cell table:style-name="ce66" office:value-type="string">
            <text:p>Automatisk kontrast...</text:p>
          </table:table-cell>
          <table:table-cell table:style-name="ce422" table:number-columns-repeated="1005"/>
          <table:table-cell/>
        </table:table-row>
        <table:table-row table:style-name="ro10" table:number-rows-repeated="65121">
          <table:table-cell table:number-columns-repeated="1024"/>
        </table:table-row>
        <table:table-row table:style-name="ro10" table:number-rows-repeated="31">
          <table:table-cell table:number-columns-repeated="9"/>
          <table:table-cell table:style-name="Default"/>
          <table:table-cell table:number-columns-repeated="1014"/>
        </table:table-row>
        <table:table-row table:style-name="ro10">
          <table:table-cell table:number-columns-repeated="9"/>
          <table:table-cell table:style-name="Default"/>
          <table:table-cell table:number-columns-repeated="1014"/>
        </table:table-row>
      </table:table>
      <table:table table:name="Installer" table:style-name="ta6" table:print="false">
        <office:forms form:automatic-focus="false" form:apply-design-mode="false"/>
        <table:table-column table:style-name="co71" table:default-cell-style-name="ce292"/>
        <table:table-column table:style-name="co72" table:default-cell-style-name="ce292"/>
        <table:table-column table:style-name="co73" table:default-cell-style-name="ce292"/>
        <table:table-column table:style-name="co46" table:default-cell-style-name="ce292"/>
        <table:table-column table:style-name="co74" table:default-cell-style-name="ce292"/>
        <table:table-column table:style-name="co75" table:default-cell-style-name="ce292"/>
        <table:table-column table:style-name="co76" table:default-cell-style-name="ce292"/>
        <table:table-column table:style-name="co73" table:default-cell-style-name="ce292"/>
        <table:table-column table:style-name="co77" table:default-cell-style-name="ce292"/>
        <table:table-column table:style-name="co73" table:default-cell-style-name="ce292"/>
        <table:table-column table:style-name="co78" table:default-cell-style-name="ce292"/>
        <table:table-column table:style-name="co79" table:default-cell-style-name="ce292"/>
        <table:table-column table:style-name="co80" table:number-columns-repeated="2" table:default-cell-style-name="ce292"/>
        <table:table-column table:style-name="co81" table:default-cell-style-name="ce292"/>
        <table:table-column table:style-name="co82" table:default-cell-style-name="ce292"/>
        <table:table-column table:style-name="co83" table:default-cell-style-name="Default"/>
        <table:table-column table:style-name="co84" table:default-cell-style-name="ce292"/>
        <table:table-column table:style-name="co35" table:number-columns-repeated="237" table:default-cell-style-name="ce292"/>
        <table:table-column table:style-name="co17" table:number-columns-repeated="769" table:default-cell-style-name="Default"/>
        <table:table-row table:style-name="ro8">
          <table:table-cell table:style-name="ce33" office:value-type="string">
            <text:p>#LanguageName</text:p>
          </table:table-cell>
          <table:table-cell table:style-name="ce39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297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56" table:number-columns-repeated="1006"/>
        </table:table-row>
        <table:table-row table:style-name="ro9">
          <table:table-cell table:style-name="ce34" office:value-type="string">
            <text:p>#LanguageCode</text:p>
          </table:table-cell>
          <table:table-cell table:style-name="ce40" office:value-type="string">
            <text:p>-</text:p>
          </table:table-cell>
          <table:table-cell table:style-name="ce44"/>
          <table:table-cell table:style-name="ce53" office:value-type="string">
            <text:p>fr</text:p>
          </table:table-cell>
          <table:table-cell table:style-name="ce60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80" office:value-type="string">
            <text:p>es</text:p>
          </table:table-cell>
          <table:table-cell table:style-name="ce87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2" office:value-type="string">
            <text:p>el</text:p>
          </table:table-cell>
          <table:table-cell table:style-name="ce298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7" table:number-columns-repeated="1006"/>
        </table:table-row>
        <table:table-row table:style-name="ro16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150" office:value-type="string">
            <text:p>Uw computer dient een update te krijgen, voordat Kinovea kan worden geïnstalleerd.</text:p>
          </table:table-cell>
          <table:table-cell table:style-name="ce293" office:value-type="string">
            <text:p>Ihr Computer muss aktualisiert werden, bevor die Installation von Kinovea durchgeführt werdem kann. </text:p>
          </table:table-cell>
          <table:table-cell table:style-name="ce294" office:value-type="string">
            <text:p>Su ordenador debe ser actualizado antes de instalar Kinovea.</text:p>
          </table:table-cell>
          <table:table-cell table:style-name="ce294" office:value-type="string">
            <text:p>Seu computador precisa ser atualizado antes que o Kinovea seja instalado.</text:p>
          </table:table-cell>
          <table:table-cell table:style-name="ce294" office:value-type="string">
            <text:p>Twój komputer wymaga aktualizacji zanim Kinovea będzie mogła być zainstalowana.</text:p>
          </table:table-cell>
          <table:table-cell table:style-name="ce38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17" office:value-type="string">
            <text:p>Tietokoneesi on päivitettävä ennen Kinovean asentamista.</text:p>
          </table:table-cell>
          <table:table-cell table:style-name="ce295" office:value-type="string">
            <text:p>Du må oppdatere din datamaskin før du kan installere Kinovea</text:p>
          </table:table-cell>
          <table:table-cell table:style-name="ce180"/>
          <table:table-cell table:style-name="ce150" office:value-type="string">
            <text:p>Kinovea'yı yüklemeden önce bilgisayarınızı güncellemeniz gerekiyor.</text:p>
          </table:table-cell>
          <table:table-cell table:style-name="ce296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150" office:value-type="string">
            <text:p>Jūsų kompiuretis turi būti atnaujintas prieš diegiant programą Kinovea.</text:p>
          </table:table-cell>
          <table:table-cell table:style-name="ce150" office:value-type="string">
            <text:p>Din dator måste uppgraderas före installation av Kinovea.</text:p>
          </table:table-cell>
          <table:table-cell table:number-columns-repeated="1006"/>
        </table:table-row>
        <table:table-row table:style-name="ro12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150" office:value-type="string">
            <text:p>Kinovea vereist .NET Framework versie ${MIN_FRA_MAJOR}.${MIN_FRA_MINOR} of hoger.</text:p>
          </table:table-cell>
          <table:table-cell table:style-name="ce293" office:value-type="string">
            <text:p>Kinovea erfordert .NET Framework Version ${MIN_FRA_MAJOR}.${MIN_FRA_MINOR} oder höher.</text:p>
          </table:table-cell>
          <table:table-cell table:style-name="ce294" office:value-type="string">
            <text:p>Kinovea requiere <text:s/>Framework .NET versiòn ${MIN_FRA_MAJOR}.${MIN_FRA_MINOR} o major.</text:p>
          </table:table-cell>
          <table:table-cell table:style-name="ce294" office:value-type="string">
            <text:p>Kinovea precisa do .NET Framework versão ${MIN_FRA_MAJOR}.${MIN_FRA_MINOR} ou maior.</text:p>
          </table:table-cell>
          <table:table-cell table:style-name="ce294" office:value-type="string">
            <text:p>Kinovea wymaga .NET Framework w wersji ${MIN_FRA_MAJOR}.${MIN_FRA_MINOR} lub wyższej.</text:p>
          </table:table-cell>
          <table:table-cell table:style-name="ce38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17" office:value-type="string">
            <text:p>Kinovea vaatii .NET Framework version ${MIN_FRA_MAJOR}.${MIN_FRA_MINOR} tai uudempaa.</text:p>
          </table:table-cell>
          <table:table-cell table:style-name="ce295" office:value-type="string">
            <text:p>Du må ha .NET Framework versjon ${MIN_FRA_MAJOR}.${MIN_FRA_MINOR} eller høyere.</text:p>
          </table:table-cell>
          <table:table-cell table:style-name="ce180"/>
          <table:table-cell table:style-name="ce150" office:value-type="string">
            <text:p>Kinovea için .NET Framework sürümü ${MIN_FRA_MAJOR}.${MIN_FRA_MINOR} veya daha yükseği gereklidir.</text:p>
          </table:table-cell>
          <table:table-cell table:style-name="ce296" office:value-type="string">
            <text:p>Το Kinovea χρειάζεται το .NET Framework έκδοση ${MIN_FRA_MAJOR}.${MIN_FRA_MINOR} ή μεγαλύτερη</text:p>
          </table:table-cell>
          <table:table-cell table:style-name="ce150" office:value-type="string">
            <text:p>Kinovea negali veikti be programos .NET Framework versijos ${MIN_FRA_MAJOR}.${MIN_FRA_MINOR} ar naujasnės.</text:p>
          </table:table-cell>
          <table:table-cell table:style-name="ce150" office:value-type="string">
            <text:p>Kinovea kräver .NET Framework version ${MIN_FRA_MAJOR}.${MIN_FRA_MINOR} eller högre.</text:p>
          </table:table-cell>
          <table:table-cell table:number-columns-repeated="1006"/>
        </table:table-row>
        <table:table-row table:style-name="ro11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150" office:value-type="string">
            <text:p>De hoogste versie op deze computer is de volgende : $R8.</text:p>
          </table:table-cell>
          <table:table-cell table:style-name="ce293" office:value-type="string">
            <text:p>Die auf diesem Computer installierte Version ist: $R8. </text:p>
          </table:table-cell>
          <table:table-cell table:style-name="ce294" office:value-type="string">
            <text:p>La versión instalada en el equipo es el siguiente : $R8.</text:p>
          </table:table-cell>
          <table:table-cell table:style-name="ce130" office:value-type="string">
            <text:p>A maior versão neste computador é: $R8.</text:p>
          </table:table-cell>
          <table:table-cell table:style-name="ce294" office:value-type="string">
            <text:p>Najwyższa wersja zainstalowana na tym komputerze to: $R8.</text:p>
          </table:table-cell>
          <table:table-cell table:style-name="ce38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17" office:value-type="string">
            <text:p>Tähän tietokoneeseen asennettu versio on: $R8.</text:p>
          </table:table-cell>
          <table:table-cell table:style-name="ce295" office:value-type="string">
            <text:p>Den installerte versjonen på din datamaskin er : $R8</text:p>
          </table:table-cell>
          <table:table-cell table:style-name="ce180"/>
          <table:table-cell table:style-name="ce150" office:value-type="string">
            <text:p>Bu bilgisayardaki en yüksek sürüm budur : $R8.</text:p>
          </table:table-cell>
          <table:table-cell table:style-name="ce296" office:value-type="string">
            <text:p>Η μεγαλύτερη έκδοση σε αυτόν τον υπολογιστή είναι η : $Ρ8.</text:p>
          </table:table-cell>
          <table:table-cell table:style-name="ce150" office:value-type="string">
            <text:p>Naujesnė versija šiame kompiuteryje jau įdiegta : $R8.</text:p>
          </table:table-cell>
          <table:table-cell table:style-name="ce150" office:value-type="string">
            <text:p>Versionen på den är datorn är följande : $R8.</text:p>
          </table:table-cell>
          <table:table-cell table:number-columns-repeated="1006"/>
        </table:table-row>
        <table:table-row table:style-name="ro11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150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94" office:value-type="string">
            <text:p>El framework .NET no ha sido detectado,$\n$\n\</text:p>
          </table:table-cell>
          <table:table-cell table:style-name="ce294" office:value-type="string">
            <text:p>O .NET Framework não foi detectado.$\n$\n\</text:p>
          </table:table-cell>
          <table:table-cell table:style-name="ce294" office:value-type="string">
            <text:p>Platforma .NET Framework nie została wykryta na tym komputerze. $\n$\n\</text:p>
          </table:table-cell>
          <table:table-cell table:style-name="ce38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17" office:value-type="string">
            <text:p><text:s/>.NET Framework ei havaittu.$\n$\n\</text:p>
          </table:table-cell>
          <table:table-cell table:style-name="ce295" office:value-type="string">
            <text:p>Det ble ikke funnet en versjon av .NET Framework på din maskin. </text:p>
          </table:table-cell>
          <table:table-cell table:style-name="ce180"/>
          <table:table-cell table:style-name="ce150" office:value-type="string">
            <text:p>.NET Framework bulunamadı.$\n$\n\</text:p>
          </table:table-cell>
          <table:table-cell table:style-name="ce296" office:value-type="string">
            <text:p>Το .NET Framework δεν ανιχνεύθηκε.$\n$\n\</text:p>
          </table:table-cell>
          <table:table-cell table:style-name="ce150" office:value-type="string">
            <text:p>Trūksta programos .NET Framework.$\n$\n\</text:p>
          </table:table-cell>
          <table:table-cell table:style-name="ce150" office:value-type="string">
            <text:p>Strängen .NET Framework hittades ej.$\n$\n\</text:p>
          </table:table-cell>
          <table:table-cell table:number-columns-repeated="1006"/>
        </table:table-row>
        <table:table-row table:style-name="ro12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150" office:value-type="string">
            <text:p>Update a.u.b. uw computer via http://windowsupdate.microsoft.com <text:s/>en start dan nogmaals het installatiebestand.</text:p>
          </table:table-cell>
          <table:table-cell table:style-name="ce293" office:value-type="string">
            <text:p>Bitte aktualisieren Sie Ihren Computer auf http://windowsupdate.microsoft.com und rufen Sie dann erneut diesen Installer auf. </text:p>
          </table:table-cell>
          <table:table-cell table:style-name="ce38" office:value-type="string">
            <text:p>Aggiornate il vostro Computer tramite http://windowsupdate.microsoft.com <text:s/>poi eseguite di nuovo il programma di installazione.</text:p>
          </table:table-cell>
          <table:table-cell table:style-name="ce294" office:value-type="string">
            <text:p>Por favor, atualize seu computador pelo http://windowsupdate.microsoft.com e em seguida execute o instalador novamente.</text:p>
          </table:table-cell>
          <table:table-cell table:style-name="ce294" office:value-type="string">
            <text:p>Dokonaj aktualizacji oprogramowania na stronie http://windowsupdate.microsoft.com i uruchom ponownie instalator.</text:p>
          </table:table-cell>
          <table:table-cell table:style-name="ce38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17" office:value-type="string">
            <text:p>Päivitä tietokoneesi osoitteessa http://windowsupdate.microsoft.com ja käynnistä asennusohjelma uudestaan.</text:p>
          </table:table-cell>
          <table:table-cell table:style-name="ce295" office:value-type="string">
            <text:p>Vennligst oppdater din datamaskin via httfør du prøver å installere Kinovea på nytt. P://windowsupdate.microsoft.com <text:s/></text:p>
          </table:table-cell>
          <table:table-cell table:style-name="ce180"/>
          <table:table-cell table:style-name="ce150" office:value-type="string">
            <text:p>Lütfen bilgisayarınızı http://windowsupdate.microsoft.com da güncelleyin ve yükleyiciyi tekrar çalıştırın.</text:p>
          </table:table-cell>
          <table:table-cell table:style-name="ce296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66" office:value-type="string">
            <text:p>Prašau atnaujinkite programinę įrangą iš puslapio http://windowsupdate.microsoft.com. Ir bandykite diegti iš naujo.</text:p>
          </table:table-cell>
          <table:table-cell table:style-name="ce150" office:value-type="string">
            <text:p>Var vänlig uppdatera din dator på</text:p>
            <text:p>http://windowsupdate.microsoft.com prova sedan att</text:p>
            <text:p>köra installationen igen.</text:p>
          </table:table-cell>
          <table:table-cell table:number-columns-repeated="1006"/>
        </table:table-row>
        <table:table-row table:style-name="ro12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12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3">
          <table:table-cell table:number-columns-repeated="1024"/>
        </table:table-row>
        <table:table-row table:style-name="ro12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6">
          <table:table-cell table:number-columns-repeated="1024"/>
        </table:table-row>
        <table:table-row table:style-name="ro12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6">
          <table:table-cell table:number-columns-repeated="1024"/>
        </table:table-row>
        <table:table-row table:style-name="ro1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22">
          <table:table-cell table:number-columns-repeated="1024"/>
        </table:table-row>
        <table:table-row table:style-name="ro12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12" table:number-rows-repeated="6546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Consolas" svg:font-family="Consolas"/>
    <style:font-face style:name="宋体" svg:font-family="宋体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currency-style style:name="N4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39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2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6">06/08/2011</text:date>, <text:time>14:4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8-06T14:40:37.98</dc:date>
    <meta:editing-cycles>516</meta:editing-cycles>
    <meta:editing-duration>PT118H58M41S</meta:editing-duration>
    <meta:document-statistic meta:table-count="6" meta:cell-count="7227" meta:object-count="0"/>
    <meta:user-defined meta:name="Info 1"/>
    <meta:user-defined meta:name="Info 2"/>
    <meta:user-defined meta:name="Info 3"/>
    <meta:user-defined meta:name="Info 4"/>
  </office:meta>
</office:document-meta>
</file>